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officeooo:paragraph-rsid="03613c29" style:font-style-asian="normal" style:font-style-complex="normal"/>
    </style:style>
    <style:style style:name="P6" style:family="paragraph" style:parent-style-name="Text_20_body">
      <style:paragraph-properties fo:text-align="justify" style:justify-single-word="false"/>
      <style:text-properties fo:font-style="normal" fo:background-color="#ffff00" style:font-style-asian="normal" style:font-style-complex="normal"/>
    </style:style>
    <style:style style:name="P7" style:family="paragraph" style:parent-style-name="Text_20_body">
      <style:paragraph-properties fo:text-align="justify" style:justify-single-word="false"/>
      <style:text-properties fo:font-style="normal" officeooo:paragraph-rsid="03613c29" fo:background-color="#ffff00" style:font-style-asian="normal" style:font-style-complex="normal"/>
    </style:style>
    <style:style style:name="P8" style:family="paragraph" style:parent-style-name="Text_20_body">
      <style:paragraph-properties fo:text-align="justify" style:justify-single-word="false"/>
      <style:text-properties fo:font-style="normal" officeooo:rsid="0368a646" officeooo:paragraph-rsid="03613c29" fo:background-color="#ffff00" style:font-style-asian="normal" style:font-style-complex="normal"/>
    </style:style>
    <style:style style:name="P9" style:family="paragraph" style:parent-style-name="Text_20_body">
      <style:paragraph-properties fo:text-align="justify" style:justify-single-word="false"/>
      <style:text-properties fo:font-style="normal" officeooo:rsid="037e3e80" officeooo:paragraph-rsid="037bfc68" fo:background-color="#ffff00" style:font-style-asian="normal" style:font-style-complex="normal"/>
    </style:style>
    <style:style style:name="P10" style:family="paragraph" style:parent-style-name="Text_20_body">
      <style:paragraph-properties fo:text-align="justify" style:justify-single-word="false"/>
      <style:text-properties fo:font-style="normal" officeooo:rsid="036c43a3" officeooo:paragraph-rsid="036c43a3" fo:background-color="#ffff00" style:font-style-asian="normal" style:font-style-complex="normal"/>
    </style:style>
    <style:style style:name="P11" style:family="paragraph" style:parent-style-name="Text_20_body">
      <style:paragraph-properties fo:text-align="justify" style:justify-single-word="false"/>
      <style:text-properties fo:font-style="italic" fo:background-color="#ffff00" style:font-style-asian="italic" style:font-style-complex="italic"/>
    </style:style>
    <style:style style:name="P12" style:family="paragraph" style:parent-style-name="Text_20_body">
      <style:paragraph-properties fo:text-align="justify" style:justify-single-word="false"/>
      <style:text-properties fo:font-style="italic" officeooo:paragraph-rsid="03613c29" fo:background-color="#ffff00" style:font-style-asian="italic" style:font-style-complex="italic"/>
    </style:style>
    <style:style style:name="P13" style:family="paragraph" style:parent-style-name="Text_20_body">
      <style:paragraph-properties fo:text-align="justify" style:justify-single-word="false"/>
      <style:text-properties fo:font-style="italic" style:font-style-asian="italic" style:font-style-complex="italic"/>
    </style:style>
    <style:style style:name="P14" style:family="paragraph" style:parent-style-name="Text_20_body">
      <style:text-properties fo:background-color="#ffff00"/>
    </style:style>
    <style:style style:name="P15" style:family="paragraph" style:parent-style-name="Text_20_body">
      <style:paragraph-properties fo:text-align="justify" style:justify-single-word="false"/>
      <style:text-properties fo:background-color="#ffff00"/>
    </style:style>
    <style:style style:name="P16" style:family="paragraph" style:parent-style-name="Text_20_body">
      <style:paragraph-properties fo:text-align="justify" style:justify-single-word="false"/>
      <style:text-properties officeooo:paragraph-rsid="03687cd5" fo:background-color="#ffff00"/>
    </style:style>
    <style:style style:name="P17" style:family="paragraph" style:parent-style-name="Text_20_body">
      <style:paragraph-properties fo:text-align="justify" style:justify-single-word="false"/>
      <style:text-properties officeooo:paragraph-rsid="03714988" fo:background-color="#ffff00"/>
    </style:style>
    <style:style style:name="P18" style:family="paragraph" style:parent-style-name="Text_20_body">
      <style:paragraph-properties fo:text-align="justify" style:justify-single-word="false"/>
      <style:text-properties officeooo:paragraph-rsid="0373a794" fo:background-color="#ffff00"/>
    </style:style>
    <style:style style:name="P19" style:family="paragraph" style:parent-style-name="Text_20_body">
      <style:paragraph-properties fo:text-align="justify" style:justify-single-word="false"/>
      <style:text-properties officeooo:paragraph-rsid="03752e9c" fo:background-color="#ffff00"/>
    </style:style>
    <style:style style:name="P20" style:family="paragraph" style:parent-style-name="Text_20_body">
      <style:paragraph-properties fo:text-align="justify" style:justify-single-word="false"/>
      <style:text-properties officeooo:paragraph-rsid="03784c28" fo:background-color="#ffff00"/>
    </style:style>
    <style:style style:name="P21" style:family="paragraph" style:parent-style-name="Text_20_body">
      <style:paragraph-properties fo:text-align="justify" style:justify-single-word="false"/>
      <style:text-properties officeooo:paragraph-rsid="037a9208" fo:background-color="#ffff00"/>
    </style:style>
    <style:style style:name="P22" style:family="paragraph" style:parent-style-name="Text_20_body">
      <style:paragraph-properties fo:text-align="justify" style:justify-single-word="false"/>
      <style:text-properties officeooo:paragraph-rsid="037b6186" fo:background-color="#ffff00"/>
    </style:style>
    <style:style style:name="P23" style:family="paragraph" style:parent-style-name="Text_20_body">
      <style:paragraph-properties fo:text-align="justify" style:justify-single-word="false"/>
      <style:text-properties officeooo:paragraph-rsid="037bfc68" fo:background-color="#ffff00"/>
    </style:style>
    <style:style style:name="P24" style:family="paragraph" style:parent-style-name="Text_20_body">
      <style:paragraph-properties fo:text-align="justify" style:justify-single-word="false"/>
      <style:text-properties officeooo:paragraph-rsid="037c5061" fo:background-color="#ffff00"/>
    </style:style>
    <style:style style:name="P25" style:family="paragraph" style:parent-style-name="Text_20_body">
      <style:paragraph-properties fo:text-align="justify" style:justify-single-word="false"/>
      <style:text-properties officeooo:paragraph-rsid="03613c29" fo:background-color="#ffff00"/>
    </style:style>
    <style:style style:name="P26" style:family="paragraph" style:parent-style-name="Text_20_body">
      <style:paragraph-properties fo:text-align="justify" style:justify-single-word="false"/>
      <style:text-properties officeooo:paragraph-rsid="0368a646" fo:background-color="#ffff00"/>
    </style:style>
    <style:style style:name="P27" style:family="paragraph" style:parent-style-name="Text_20_body">
      <style:paragraph-properties fo:text-align="justify" style:justify-single-word="false"/>
      <style:text-properties officeooo:paragraph-rsid="036c43a3" fo:background-color="#ffff00"/>
    </style:style>
    <style:style style:name="P28" style:family="paragraph" style:parent-style-name="Text_20_body">
      <style:paragraph-properties fo:text-align="justify" style:justify-single-word="false"/>
      <style:text-properties officeooo:rsid="03687cd5" officeooo:paragraph-rsid="03687cd5" fo:background-color="#ffff00"/>
    </style:style>
    <style:style style:name="P29" style:family="paragraph" style:parent-style-name="Text_20_body">
      <style:paragraph-properties fo:text-align="justify" style:justify-single-word="false"/>
      <style:text-properties officeooo:rsid="037b6186" officeooo:paragraph-rsid="037b6186" fo:background-color="#ffff00"/>
    </style:style>
    <style:style style:name="P30" style:family="paragraph" style:parent-style-name="Text_20_body">
      <style:paragraph-properties fo:text-align="justify" style:justify-single-word="false"/>
      <style:text-properties officeooo:rsid="0368a646" officeooo:paragraph-rsid="0368a646" fo:background-color="#ffff00"/>
    </style:style>
    <style:style style:name="P31" style:family="paragraph" style:parent-style-name="Text_20_body">
      <style:paragraph-properties fo:text-align="justify" style:justify-single-word="false"/>
      <style:text-properties officeooo:rsid="037a9208" officeooo:paragraph-rsid="037a9208" fo:background-color="#ffff00"/>
    </style:style>
    <style:style style:name="P32" style:family="paragraph" style:parent-style-name="Text_20_body">
      <style:paragraph-properties fo:text-align="justify" style:justify-single-word="false"/>
      <style:text-properties officeooo:rsid="037c5061" officeooo:paragraph-rsid="037c5061" fo:background-color="#ffff00"/>
    </style:style>
    <style:style style:name="P33" style:family="paragraph" style:parent-style-name="Text_20_body">
      <style:text-properties fo:language="ru" fo:country="RU" fo:background-color="transparent"/>
    </style:style>
    <style:style style:name="P34" style:family="paragraph" style:parent-style-name="Text_20_body">
      <style:text-properties officeooo:paragraph-rsid="017c2011"/>
    </style:style>
    <style:style style:name="P35" style:family="paragraph" style:parent-style-name="Text_20_body">
      <style:text-properties style:text-line-through-style="none" style:text-line-through-type="none" fo:language="ru" fo:country="RU" officeooo:rsid="0183f559" officeooo:paragraph-rsid="017c2011" fo:background-color="transparent"/>
    </style:style>
    <style:style style:name="P36" style:family="paragraph" style:parent-style-name="Text_20_body">
      <style:text-properties officeooo:paragraph-rsid="01de990d"/>
    </style:style>
    <style:style style:name="P37" style:family="paragraph" style:parent-style-name="Text_20_body">
      <style:text-properties officeooo:rsid="01ddb918" officeooo:paragraph-rsid="01de990d"/>
    </style:style>
    <style:style style:name="P38" style:family="paragraph" style:parent-style-name="Text_20_body">
      <style:text-properties officeooo:rsid="01e3ecf3" officeooo:paragraph-rsid="01e3ecf3"/>
    </style:style>
    <style:style style:name="P39" style:family="paragraph" style:parent-style-name="Text_20_body">
      <style:text-properties officeooo:rsid="01e582d0" officeooo:paragraph-rsid="01e582d0"/>
    </style:style>
    <style:style style:name="P40" style:family="paragraph" style:parent-style-name="Text_20_body">
      <style:text-properties officeooo:paragraph-rsid="01e679f7"/>
    </style:style>
    <style:style style:name="P41" style:family="paragraph" style:parent-style-name="Text_20_body">
      <style:text-properties officeooo:rsid="01e8c301" officeooo:paragraph-rsid="01e8c301"/>
    </style:style>
    <style:style style:name="P42" style:family="paragraph" style:parent-style-name="Text_20_body">
      <style:text-properties officeooo:paragraph-rsid="01e9e233"/>
    </style:style>
    <style:style style:name="P43" style:family="paragraph" style:parent-style-name="Text_20_body">
      <style:text-properties officeooo:rsid="01ea5dcb" officeooo:paragraph-rsid="01ea5dcb"/>
    </style:style>
    <style:style style:name="P44" style:family="paragraph" style:parent-style-name="Text_20_body">
      <style:text-properties officeooo:rsid="01ebcbe0" officeooo:paragraph-rsid="01ebcbe0"/>
    </style:style>
    <style:style style:name="P45" style:family="paragraph" style:parent-style-name="Text_20_body">
      <style:text-properties officeooo:paragraph-rsid="01ebcbe0"/>
    </style:style>
    <style:style style:name="P46" style:family="paragraph" style:parent-style-name="Text_20_body">
      <style:text-properties officeooo:paragraph-rsid="01ed92c0"/>
    </style:style>
    <style:style style:name="P47" style:family="paragraph" style:parent-style-name="Text_20_body">
      <style:text-properties officeooo:paragraph-rsid="01ef85bc"/>
    </style:style>
    <style:style style:name="P48" style:family="paragraph" style:parent-style-name="Text_20_body">
      <style:text-properties officeooo:rsid="01ef85bc" officeooo:paragraph-rsid="01ef85bc"/>
    </style:style>
    <style:style style:name="P49" style:family="paragraph" style:parent-style-name="Text_20_body">
      <style:text-properties officeooo:paragraph-rsid="039ea225"/>
    </style:style>
    <style:style style:name="P50" style:family="paragraph" style:parent-style-name="Text_20_body">
      <style:text-properties officeooo:rsid="0493a527" officeooo:paragraph-rsid="0493a527"/>
    </style:style>
    <style:style style:name="P51" style:family="paragraph" style:parent-style-name="Text_20_body">
      <style:text-properties officeooo:rsid="049fecab" officeooo:paragraph-rsid="049fecab"/>
    </style:style>
    <style:style style:name="P52" style:family="paragraph" style:parent-style-name="Text_20_body">
      <style:paragraph-properties fo:text-align="justify" style:justify-single-word="false" fo:padding="0in" fo:border="none" style:shadow="none" style:join-border="false"/>
    </style:style>
    <style:style style:name="P53" style:family="paragraph" style:parent-style-name="Text_20_body">
      <style:paragraph-properties fo:text-align="justify" style:justify-single-word="false" fo:padding="0in" fo:border="none" style:shadow="none" style:join-border="false"/>
      <style:text-properties officeooo:paragraph-rsid="0014a904"/>
    </style:style>
    <style:style style:name="P54" style:family="paragraph" style:parent-style-name="Text_20_body">
      <style:paragraph-properties fo:text-align="justify" style:justify-single-word="false" fo:padding="0in" fo:border="none" style:shadow="none" style:join-border="false"/>
      <style:text-properties officeooo:paragraph-rsid="0016533d"/>
    </style:style>
    <style:style style:name="P55" style:family="paragraph" style:parent-style-name="Text_20_body">
      <style:paragraph-properties fo:text-align="justify" style:justify-single-word="false" fo:padding="0in" fo:border="none" style:shadow="none" style:join-border="false"/>
      <style:text-properties officeooo:paragraph-rsid="001bd503"/>
    </style:style>
    <style:style style:name="P56" style:family="paragraph" style:parent-style-name="Text_20_body">
      <style:paragraph-properties fo:text-align="justify" style:justify-single-word="false" fo:padding="0in" fo:border="none" style:shadow="none" style:join-border="false"/>
      <style:text-properties officeooo:paragraph-rsid="001bef74"/>
    </style:style>
    <style:style style:name="P57" style:family="paragraph" style:parent-style-name="Text_20_body">
      <style:paragraph-properties fo:text-align="justify" style:justify-single-word="false" fo:padding="0in" fo:border="none" style:shadow="none" style:join-border="false"/>
      <style:text-properties officeooo:paragraph-rsid="001dff8b"/>
    </style:style>
    <style:style style:name="P58" style:family="paragraph" style:parent-style-name="Text_20_body">
      <style:paragraph-properties fo:text-align="justify" style:justify-single-word="false" fo:padding="0in" fo:border="none" style:shadow="none" style:join-border="false"/>
      <style:text-properties officeooo:paragraph-rsid="00234c58"/>
    </style:style>
    <style:style style:name="P59" style:family="paragraph" style:parent-style-name="Text_20_body">
      <style:paragraph-properties fo:text-align="justify" style:justify-single-word="false" fo:padding="0in" fo:border="none" style:shadow="none" style:join-border="false"/>
      <style:text-properties officeooo:paragraph-rsid="00240b24"/>
    </style:style>
    <style:style style:name="P60" style:family="paragraph" style:parent-style-name="Text_20_body">
      <style:paragraph-properties fo:text-align="justify" style:justify-single-word="false" fo:padding="0in" fo:border="none" style:shadow="none" style:join-border="false"/>
      <style:text-properties officeooo:paragraph-rsid="0027eccd"/>
    </style:style>
    <style:style style:name="P61" style:family="paragraph" style:parent-style-name="Text_20_body">
      <style:paragraph-properties fo:text-align="justify" style:justify-single-word="false" fo:padding="0in" fo:border="none" style:shadow="none" style:join-border="false"/>
      <style:text-properties officeooo:paragraph-rsid="002d4f2b"/>
    </style:style>
    <style:style style:name="P62" style:family="paragraph" style:parent-style-name="Text_20_body">
      <style:paragraph-properties fo:text-align="justify" style:justify-single-word="false" fo:padding="0in" fo:border="none" style:shadow="none" style:join-border="false"/>
      <style:text-properties officeooo:paragraph-rsid="0032aed4"/>
    </style:style>
    <style:style style:name="P63" style:family="paragraph" style:parent-style-name="Text_20_body">
      <style:paragraph-properties fo:text-align="justify" style:justify-single-word="false" fo:padding="0in" fo:border="none" style:shadow="none" style:join-border="false"/>
      <style:text-properties officeooo:paragraph-rsid="00380dd4"/>
    </style:style>
    <style:style style:name="P64" style:family="paragraph" style:parent-style-name="Text_20_body">
      <style:paragraph-properties fo:text-align="justify" style:justify-single-word="false" fo:padding="0in" fo:border="none" style:shadow="none" style:join-border="false"/>
      <style:text-properties officeooo:paragraph-rsid="00398145"/>
    </style:style>
    <style:style style:name="P65" style:family="paragraph" style:parent-style-name="Text_20_body">
      <style:paragraph-properties fo:text-align="justify" style:justify-single-word="false" fo:padding="0in" fo:border="none" style:shadow="none" style:join-border="false"/>
      <style:text-properties officeooo:paragraph-rsid="003ebfcd"/>
    </style:style>
    <style:style style:name="P66" style:family="paragraph" style:parent-style-name="Text_20_body">
      <style:paragraph-properties fo:text-align="justify" style:justify-single-word="false" fo:padding="0in" fo:border="none" style:shadow="none" style:join-border="false"/>
      <style:text-properties officeooo:paragraph-rsid="0040eeb4"/>
    </style:style>
    <style:style style:name="P67" style:family="paragraph" style:parent-style-name="Text_20_body">
      <style:paragraph-properties fo:text-align="justify" style:justify-single-word="false" fo:padding="0in" fo:border="none" style:shadow="none" style:join-border="false"/>
      <style:text-properties officeooo:paragraph-rsid="00458c95"/>
    </style:style>
    <style:style style:name="P68" style:family="paragraph" style:parent-style-name="Text_20_body">
      <style:paragraph-properties fo:text-align="justify" style:justify-single-word="false" fo:padding="0in" fo:border="none" style:shadow="none" style:join-border="false"/>
      <style:text-properties officeooo:paragraph-rsid="004c5d98"/>
    </style:style>
    <style:style style:name="P69" style:family="paragraph" style:parent-style-name="Text_20_body">
      <style:paragraph-properties fo:text-align="justify" style:justify-single-word="false" fo:padding="0in" fo:border="none" style:shadow="none" style:join-border="false"/>
      <style:text-properties officeooo:paragraph-rsid="00510860"/>
    </style:style>
    <style:style style:name="P70" style:family="paragraph" style:parent-style-name="Text_20_body">
      <style:paragraph-properties fo:text-align="justify" style:justify-single-word="false" fo:padding="0in" fo:border="none" style:shadow="none" style:join-border="false"/>
      <style:text-properties officeooo:paragraph-rsid="0052a72d"/>
    </style:style>
    <style:style style:name="P71" style:family="paragraph" style:parent-style-name="Text_20_body">
      <style:paragraph-properties fo:text-align="justify" style:justify-single-word="false" fo:padding="0in" fo:border="none" style:shadow="none" style:join-border="false"/>
      <style:text-properties officeooo:paragraph-rsid="0052ba96"/>
    </style:style>
    <style:style style:name="P72" style:family="paragraph" style:parent-style-name="Text_20_body">
      <style:paragraph-properties fo:text-align="justify" style:justify-single-word="false" fo:padding="0in" fo:border="none" style:shadow="none" style:join-border="false"/>
      <style:text-properties officeooo:paragraph-rsid="00590d78"/>
    </style:style>
    <style:style style:name="P73" style:family="paragraph" style:parent-style-name="Text_20_body">
      <style:paragraph-properties fo:text-align="justify" style:justify-single-word="false" fo:padding="0in" fo:border="none" style:shadow="none" style:join-border="false"/>
      <style:text-properties officeooo:paragraph-rsid="005a6737"/>
    </style:style>
    <style:style style:name="P74" style:family="paragraph" style:parent-style-name="Text_20_body">
      <style:paragraph-properties fo:text-align="justify" style:justify-single-word="false" fo:padding="0in" fo:border="none" style:shadow="none" style:join-border="false"/>
      <style:text-properties officeooo:paragraph-rsid="005ca0d1"/>
    </style:style>
    <style:style style:name="P75" style:family="paragraph" style:parent-style-name="Text_20_body">
      <style:paragraph-properties fo:text-align="justify" style:justify-single-word="false" fo:padding="0in" fo:border="none" style:shadow="none" style:join-border="false"/>
      <style:text-properties officeooo:paragraph-rsid="0073bd91"/>
    </style:style>
    <style:style style:name="P76" style:family="paragraph" style:parent-style-name="Text_20_body">
      <style:paragraph-properties fo:text-align="justify" style:justify-single-word="false" fo:padding="0in" fo:border="none" style:shadow="none" style:join-border="false"/>
      <style:text-properties officeooo:paragraph-rsid="008111f1"/>
    </style:style>
    <style:style style:name="P77" style:family="paragraph" style:parent-style-name="Text_20_body">
      <style:paragraph-properties fo:text-align="justify" style:justify-single-word="false" fo:padding="0in" fo:border="none" style:shadow="none" style:join-border="false"/>
      <style:text-properties officeooo:paragraph-rsid="008aac0e"/>
    </style:style>
    <style:style style:name="P78" style:family="paragraph" style:parent-style-name="Text_20_body">
      <style:paragraph-properties fo:text-align="justify" style:justify-single-word="false" fo:padding="0in" fo:border="none" style:shadow="none" style:join-border="false"/>
      <style:text-properties officeooo:paragraph-rsid="009d5f0f"/>
    </style:style>
    <style:style style:name="P79" style:family="paragraph" style:parent-style-name="Text_20_body">
      <style:paragraph-properties fo:text-align="justify" style:justify-single-word="false" fo:padding="0in" fo:border="none" style:shadow="none" style:join-border="false"/>
      <style:text-properties officeooo:paragraph-rsid="00a5ec12"/>
    </style:style>
    <style:style style:name="P80" style:family="paragraph" style:parent-style-name="Text_20_body">
      <style:paragraph-properties fo:text-align="justify" style:justify-single-word="false" fo:padding="0in" fo:border="none" style:shadow="none" style:join-border="false"/>
      <style:text-properties officeooo:paragraph-rsid="009a2491"/>
    </style:style>
    <style:style style:name="P81" style:family="paragraph" style:parent-style-name="Text_20_body">
      <style:paragraph-properties fo:text-align="justify" style:justify-single-word="false" fo:padding="0in" fo:border="none" style:shadow="none" style:join-border="false"/>
      <style:text-properties officeooo:paragraph-rsid="00b314fb"/>
    </style:style>
    <style:style style:name="P82" style:family="paragraph" style:parent-style-name="Text_20_body">
      <style:paragraph-properties fo:text-align="justify" style:justify-single-word="false" fo:padding="0in" fo:border="none" style:shadow="none" style:join-border="false"/>
      <style:text-properties officeooo:paragraph-rsid="00b678f6"/>
    </style:style>
    <style:style style:name="P83" style:family="paragraph" style:parent-style-name="Text_20_body">
      <style:paragraph-properties fo:text-align="justify" style:justify-single-word="false" fo:padding="0in" fo:border="none" style:shadow="none" style:join-border="false"/>
      <style:text-properties officeooo:paragraph-rsid="00b8476c"/>
    </style:style>
    <style:style style:name="P84" style:family="paragraph" style:parent-style-name="Text_20_body">
      <style:paragraph-properties fo:text-align="justify" style:justify-single-word="false" fo:padding="0in" fo:border="none" style:shadow="none" style:join-border="false"/>
      <style:text-properties officeooo:paragraph-rsid="00be78d0"/>
    </style:style>
    <style:style style:name="P85" style:family="paragraph" style:parent-style-name="Text_20_body">
      <style:paragraph-properties fo:text-align="justify" style:justify-single-word="false" fo:padding="0in" fo:border="none" style:shadow="none" style:join-border="false"/>
      <style:text-properties officeooo:paragraph-rsid="00be8e7d"/>
    </style:style>
    <style:style style:name="P86" style:family="paragraph" style:parent-style-name="Text_20_body">
      <style:paragraph-properties fo:text-align="justify" style:justify-single-word="false" fo:padding="0in" fo:border="none" style:shadow="none" style:join-border="false"/>
      <style:text-properties officeooo:paragraph-rsid="00c25b69"/>
    </style:style>
    <style:style style:name="P87" style:family="paragraph" style:parent-style-name="Text_20_body">
      <style:paragraph-properties fo:text-align="justify" style:justify-single-word="false" fo:padding="0in" fo:border="none" style:shadow="none" style:join-border="false"/>
      <style:text-properties officeooo:paragraph-rsid="00d2e70d"/>
    </style:style>
    <style:style style:name="P88" style:family="paragraph" style:parent-style-name="Text_20_body">
      <style:paragraph-properties fo:text-align="justify" style:justify-single-word="false" fo:padding="0in" fo:border="none" style:shadow="none" style:join-border="false"/>
      <style:text-properties officeooo:paragraph-rsid="00d4f210"/>
    </style:style>
    <style:style style:name="P89" style:family="paragraph" style:parent-style-name="Text_20_body">
      <style:paragraph-properties fo:text-align="justify" style:justify-single-word="false" fo:padding="0in" fo:border="none" style:shadow="none" style:join-border="false"/>
      <style:text-properties officeooo:paragraph-rsid="00d5f182"/>
    </style:style>
    <style:style style:name="P90" style:family="paragraph" style:parent-style-name="Text_20_body">
      <style:paragraph-properties fo:text-align="justify" style:justify-single-word="false" fo:padding="0in" fo:border="none" style:shadow="none" style:join-border="false"/>
      <style:text-properties officeooo:paragraph-rsid="00db2d22"/>
    </style:style>
    <style:style style:name="P91" style:family="paragraph" style:parent-style-name="Text_20_body">
      <style:paragraph-properties fo:text-align="justify" style:justify-single-word="false" fo:padding="0in" fo:border="none" style:shadow="none" style:join-border="false"/>
      <style:text-properties officeooo:paragraph-rsid="00e90811"/>
    </style:style>
    <style:style style:name="P92" style:family="paragraph" style:parent-style-name="Text_20_body">
      <style:paragraph-properties fo:text-align="justify" style:justify-single-word="false" fo:padding="0in" fo:border="none" style:shadow="none" style:join-border="false"/>
      <style:text-properties officeooo:paragraph-rsid="00f218dd"/>
    </style:style>
    <style:style style:name="P93" style:family="paragraph" style:parent-style-name="Text_20_body">
      <style:paragraph-properties fo:text-align="justify" style:justify-single-word="false" fo:padding="0in" fo:border="none" style:shadow="none" style:join-border="false"/>
      <style:text-properties officeooo:paragraph-rsid="00f33241"/>
    </style:style>
    <style:style style:name="P94" style:family="paragraph" style:parent-style-name="Text_20_body">
      <style:paragraph-properties fo:text-align="justify" style:justify-single-word="false" fo:padding="0in" fo:border="none" style:shadow="none" style:join-border="false"/>
      <style:text-properties officeooo:paragraph-rsid="00f815ef"/>
    </style:style>
    <style:style style:name="P95" style:family="paragraph" style:parent-style-name="Text_20_body">
      <style:paragraph-properties fo:text-align="justify" style:justify-single-word="false" fo:padding="0in" fo:border="none" style:shadow="none" style:join-border="false"/>
      <style:text-properties officeooo:paragraph-rsid="010b12c3"/>
    </style:style>
    <style:style style:name="P96" style:family="paragraph" style:parent-style-name="Text_20_body">
      <style:paragraph-properties fo:text-align="justify" style:justify-single-word="false" fo:padding="0in" fo:border="none" style:shadow="none" style:join-border="false"/>
      <style:text-properties officeooo:paragraph-rsid="010d1478"/>
    </style:style>
    <style:style style:name="P97" style:family="paragraph" style:parent-style-name="Text_20_body">
      <style:paragraph-properties fo:text-align="justify" style:justify-single-word="false" fo:padding="0in" fo:border="none" style:shadow="none" style:join-border="false"/>
      <style:text-properties officeooo:paragraph-rsid="01118e12"/>
    </style:style>
    <style:style style:name="P98" style:family="paragraph" style:parent-style-name="Text_20_body">
      <style:paragraph-properties fo:text-align="justify" style:justify-single-word="false" fo:padding="0in" fo:border="none" style:shadow="none" style:join-border="false"/>
      <style:text-properties officeooo:paragraph-rsid="011271db"/>
    </style:style>
    <style:style style:name="P99" style:family="paragraph" style:parent-style-name="Text_20_body">
      <style:paragraph-properties fo:text-align="justify" style:justify-single-word="false" fo:padding="0in" fo:border="none" style:shadow="none" style:join-border="false"/>
      <style:text-properties officeooo:paragraph-rsid="01243c6c"/>
    </style:style>
    <style:style style:name="P100" style:family="paragraph" style:parent-style-name="Text_20_body">
      <style:paragraph-properties fo:text-align="justify" style:justify-single-word="false" fo:padding="0in" fo:border="none" style:shadow="none" style:join-border="false"/>
      <style:text-properties officeooo:paragraph-rsid="012a9346"/>
    </style:style>
    <style:style style:name="P101" style:family="paragraph" style:parent-style-name="Text_20_body">
      <style:paragraph-properties fo:text-align="justify" style:justify-single-word="false" fo:padding="0in" fo:border="none" style:shadow="none" style:join-border="false"/>
      <style:text-properties officeooo:paragraph-rsid="013048ec"/>
    </style:style>
    <style:style style:name="P102" style:family="paragraph" style:parent-style-name="Text_20_body">
      <style:paragraph-properties fo:text-align="justify" style:justify-single-word="false" fo:padding="0in" fo:border="none" style:shadow="none" style:join-border="false"/>
      <style:text-properties officeooo:paragraph-rsid="01323cc6"/>
    </style:style>
    <style:style style:name="P103" style:family="paragraph" style:parent-style-name="Text_20_body">
      <style:paragraph-properties fo:text-align="justify" style:justify-single-word="false" fo:padding="0in" fo:border="none" style:shadow="none" style:join-border="false"/>
      <style:text-properties officeooo:paragraph-rsid="0132cc47"/>
    </style:style>
    <style:style style:name="P104" style:family="paragraph" style:parent-style-name="Text_20_body">
      <style:paragraph-properties fo:text-align="justify" style:justify-single-word="false" fo:padding="0in" fo:border="none" style:shadow="none" style:join-border="false"/>
      <style:text-properties officeooo:paragraph-rsid="01349ca0"/>
    </style:style>
    <style:style style:name="P105" style:family="paragraph" style:parent-style-name="Text_20_body">
      <style:paragraph-properties fo:text-align="justify" style:justify-single-word="false" fo:padding="0in" fo:border="none" style:shadow="none" style:join-border="false"/>
      <style:text-properties officeooo:paragraph-rsid="013c5098"/>
    </style:style>
    <style:style style:name="P106" style:family="paragraph" style:parent-style-name="Text_20_body">
      <style:paragraph-properties fo:text-align="justify" style:justify-single-word="false" fo:padding="0in" fo:border="none" style:shadow="none" style:join-border="false"/>
      <style:text-properties officeooo:paragraph-rsid="0140b668"/>
    </style:style>
    <style:style style:name="P107" style:family="paragraph" style:parent-style-name="Text_20_body">
      <style:paragraph-properties fo:text-align="justify" style:justify-single-word="false" fo:padding="0in" fo:border="none" style:shadow="none" style:join-border="false"/>
      <style:text-properties officeooo:paragraph-rsid="01554f58"/>
    </style:style>
    <style:style style:name="P108" style:family="paragraph" style:parent-style-name="Text_20_body">
      <style:paragraph-properties fo:text-align="justify" style:justify-single-word="false" fo:padding="0in" fo:border="none" style:shadow="none" style:join-border="false"/>
      <style:text-properties officeooo:paragraph-rsid="0163ef60"/>
    </style:style>
    <style:style style:name="P109" style:family="paragraph" style:parent-style-name="Text_20_body">
      <style:paragraph-properties fo:text-align="justify" style:justify-single-word="false" fo:padding="0in" fo:border="none" style:shadow="none" style:join-border="false"/>
      <style:text-properties officeooo:paragraph-rsid="016e587d"/>
    </style:style>
    <style:style style:name="P110" style:family="paragraph" style:parent-style-name="Text_20_body">
      <style:paragraph-properties fo:text-align="justify" style:justify-single-word="false" fo:padding="0in" fo:border="none" style:shadow="none" style:join-border="false"/>
      <style:text-properties officeooo:paragraph-rsid="01719c6e"/>
    </style:style>
    <style:style style:name="P111" style:family="paragraph" style:parent-style-name="Text_20_body">
      <style:paragraph-properties fo:text-align="justify" style:justify-single-word="false" fo:padding="0in" fo:border="none" style:shadow="none" style:join-border="false"/>
      <style:text-properties officeooo:paragraph-rsid="0175c9e7"/>
    </style:style>
    <style:style style:name="P112" style:family="paragraph" style:parent-style-name="Text_20_body">
      <style:paragraph-properties fo:text-align="justify" style:justify-single-word="false" fo:padding="0in" fo:border="none" style:shadow="none" style:join-border="false"/>
      <style:text-properties officeooo:paragraph-rsid="017a4825"/>
    </style:style>
    <style:style style:name="P113" style:family="paragraph" style:parent-style-name="Text_20_body">
      <style:paragraph-properties fo:text-align="justify" style:justify-single-word="false" fo:padding="0in" fo:border="none" style:shadow="none" style:join-border="false"/>
      <style:text-properties officeooo:paragraph-rsid="0144f423"/>
    </style:style>
    <style:style style:name="P114" style:family="paragraph" style:parent-style-name="Text_20_body">
      <style:paragraph-properties fo:text-align="justify" style:justify-single-word="false" fo:padding="0in" fo:border="none" style:shadow="none" style:join-border="false"/>
      <style:text-properties officeooo:paragraph-rsid="018ec3bd"/>
    </style:style>
    <style:style style:name="P115" style:family="paragraph" style:parent-style-name="Text_20_body">
      <style:paragraph-properties fo:text-align="justify" style:justify-single-word="false" fo:padding="0in" fo:border="none" style:shadow="none" style:join-border="false"/>
      <style:text-properties officeooo:paragraph-rsid="01866d24"/>
    </style:style>
    <style:style style:name="P116" style:family="paragraph" style:parent-style-name="Text_20_body">
      <style:paragraph-properties fo:text-align="justify" style:justify-single-word="false" fo:padding="0in" fo:border="none" style:shadow="none" style:join-border="false"/>
      <style:text-properties officeooo:paragraph-rsid="018f9cea"/>
    </style:style>
    <style:style style:name="P117" style:family="paragraph" style:parent-style-name="Text_20_body">
      <style:paragraph-properties fo:text-align="justify" style:justify-single-word="false" fo:padding="0in" fo:border="none" style:shadow="none" style:join-border="false"/>
      <style:text-properties officeooo:paragraph-rsid="0197d6da"/>
    </style:style>
    <style:style style:name="P118" style:family="paragraph" style:parent-style-name="Text_20_body">
      <style:paragraph-properties fo:text-align="justify" style:justify-single-word="false" fo:padding="0in" fo:border="none" style:shadow="none" style:join-border="false"/>
      <style:text-properties officeooo:paragraph-rsid="019d85fb"/>
    </style:style>
    <style:style style:name="P119" style:family="paragraph" style:parent-style-name="Text_20_body">
      <style:paragraph-properties fo:text-align="justify" style:justify-single-word="false" fo:padding="0in" fo:border="none" style:shadow="none" style:join-border="false"/>
      <style:text-properties officeooo:paragraph-rsid="01a41379"/>
    </style:style>
    <style:style style:name="P120" style:family="paragraph" style:parent-style-name="Text_20_body">
      <style:paragraph-properties fo:text-align="justify" style:justify-single-word="false" fo:padding="0in" fo:border="none" style:shadow="none" style:join-border="false"/>
      <style:text-properties officeooo:paragraph-rsid="01a0df4b"/>
    </style:style>
    <style:style style:name="P121" style:family="paragraph" style:parent-style-name="Text_20_body">
      <style:paragraph-properties fo:text-align="justify" style:justify-single-word="false" fo:padding="0in" fo:border="none" style:shadow="none" style:join-border="false"/>
      <style:text-properties officeooo:paragraph-rsid="01a67e87"/>
    </style:style>
    <style:style style:name="P122" style:family="paragraph" style:parent-style-name="Text_20_body">
      <style:paragraph-properties fo:text-align="justify" style:justify-single-word="false" fo:padding="0in" fo:border="none" style:shadow="none" style:join-border="false"/>
      <style:text-properties officeooo:paragraph-rsid="01ad9631"/>
    </style:style>
    <style:style style:name="P123" style:family="paragraph" style:parent-style-name="Text_20_body">
      <style:paragraph-properties fo:text-align="justify" style:justify-single-word="false" fo:padding="0in" fo:border="none" style:shadow="none" style:join-border="false"/>
      <style:text-properties officeooo:paragraph-rsid="01b0f9dd"/>
    </style:style>
    <style:style style:name="P124" style:family="paragraph" style:parent-style-name="Text_20_body">
      <style:paragraph-properties fo:text-align="justify" style:justify-single-word="false" fo:padding="0in" fo:border="none" style:shadow="none" style:join-border="false"/>
      <style:text-properties officeooo:paragraph-rsid="01bf8131"/>
    </style:style>
    <style:style style:name="P125" style:family="paragraph" style:parent-style-name="Text_20_body">
      <style:paragraph-properties fo:text-align="justify" style:justify-single-word="false" fo:padding="0in" fo:border="none" style:shadow="none" style:join-border="false"/>
      <style:text-properties officeooo:paragraph-rsid="01c29817"/>
    </style:style>
    <style:style style:name="P126" style:family="paragraph" style:parent-style-name="Text_20_body">
      <style:paragraph-properties fo:text-align="justify" style:justify-single-word="false" fo:padding="0in" fo:border="none" style:shadow="none" style:join-border="false"/>
      <style:text-properties officeooo:paragraph-rsid="01c9cf02"/>
    </style:style>
    <style:style style:name="P127" style:family="paragraph" style:parent-style-name="Text_20_body">
      <style:paragraph-properties fo:text-align="justify" style:justify-single-word="false" fo:padding="0in" fo:border="none" style:shadow="none" style:join-border="false"/>
      <style:text-properties officeooo:paragraph-rsid="01d2bd1d"/>
    </style:style>
    <style:style style:name="P128" style:family="paragraph" style:parent-style-name="Text_20_body">
      <style:paragraph-properties fo:text-align="justify" style:justify-single-word="false" fo:padding="0in" fo:border="none" style:shadow="none" style:join-border="false"/>
      <style:text-properties officeooo:paragraph-rsid="01d6840d"/>
    </style:style>
    <style:style style:name="P129" style:family="paragraph" style:parent-style-name="Text_20_body">
      <style:paragraph-properties fo:text-align="justify" style:justify-single-word="false" fo:padding="0in" fo:border="none" style:shadow="none" style:join-border="false"/>
      <style:text-properties officeooo:paragraph-rsid="01dad993"/>
    </style:style>
    <style:style style:name="P130" style:family="paragraph" style:parent-style-name="Text_20_body">
      <style:paragraph-properties fo:text-align="justify" style:justify-single-word="false" fo:padding="0in" fo:border="none" style:shadow="none" style:join-border="false"/>
      <style:text-properties officeooo:paragraph-rsid="01412d7c"/>
    </style:style>
    <style:style style:name="P131" style:family="paragraph" style:parent-style-name="Text_20_body">
      <style:paragraph-properties fo:text-align="justify" style:justify-single-word="false" fo:padding="0in" fo:border="none" style:shadow="none" style:join-border="false"/>
      <style:text-properties officeooo:paragraph-rsid="01f3dd42"/>
    </style:style>
    <style:style style:name="P132" style:family="paragraph" style:parent-style-name="Text_20_body">
      <style:paragraph-properties fo:text-align="justify" style:justify-single-word="false" fo:padding="0in" fo:border="none" style:shadow="none" style:join-border="false"/>
      <style:text-properties officeooo:paragraph-rsid="01167098"/>
    </style:style>
    <style:style style:name="P133" style:family="paragraph" style:parent-style-name="Text_20_body">
      <style:paragraph-properties fo:text-align="justify" style:justify-single-word="false" fo:padding="0in" fo:border="none" style:shadow="none" style:join-border="false"/>
      <style:text-properties officeooo:paragraph-rsid="01358f25"/>
    </style:style>
    <style:style style:name="P134" style:family="paragraph" style:parent-style-name="Text_20_body">
      <style:paragraph-properties fo:text-align="justify" style:justify-single-word="false" fo:padding="0in" fo:border="none" style:shadow="none" style:join-border="false"/>
      <style:text-properties officeooo:paragraph-rsid="01f720c0"/>
    </style:style>
    <style:style style:name="P135" style:family="paragraph" style:parent-style-name="Text_20_body">
      <style:paragraph-properties fo:text-align="justify" style:justify-single-word="false" fo:padding="0in" fo:border="none" style:shadow="none" style:join-border="false"/>
      <style:text-properties officeooo:paragraph-rsid="01f92179"/>
    </style:style>
    <style:style style:name="P136" style:family="paragraph" style:parent-style-name="Text_20_body">
      <style:paragraph-properties fo:text-align="justify" style:justify-single-word="false" fo:padding="0in" fo:border="none" style:shadow="none" style:join-border="false"/>
      <style:text-properties officeooo:paragraph-rsid="01ffcd80"/>
    </style:style>
    <style:style style:name="P137" style:family="paragraph" style:parent-style-name="Text_20_body">
      <style:paragraph-properties fo:text-align="justify" style:justify-single-word="false" fo:padding="0in" fo:border="none" style:shadow="none" style:join-border="false"/>
      <style:text-properties officeooo:paragraph-rsid="021486df"/>
    </style:style>
    <style:style style:name="P138" style:family="paragraph" style:parent-style-name="Text_20_body">
      <style:paragraph-properties fo:text-align="justify" style:justify-single-word="false" fo:padding="0in" fo:border="none" style:shadow="none" style:join-border="false"/>
      <style:text-properties officeooo:paragraph-rsid="022dfed5"/>
    </style:style>
    <style:style style:name="P139" style:family="paragraph" style:parent-style-name="Text_20_body">
      <style:paragraph-properties fo:text-align="justify" style:justify-single-word="false" fo:padding="0in" fo:border="none" style:shadow="none" style:join-border="false"/>
      <style:text-properties officeooo:paragraph-rsid="02305904"/>
    </style:style>
    <style:style style:name="P140" style:family="paragraph" style:parent-style-name="Text_20_body">
      <style:paragraph-properties fo:text-align="justify" style:justify-single-word="false" fo:padding="0in" fo:border="none" style:shadow="none" style:join-border="false"/>
      <style:text-properties officeooo:paragraph-rsid="023819f3"/>
    </style:style>
    <style:style style:name="P141" style:family="paragraph" style:parent-style-name="Text_20_body">
      <style:paragraph-properties fo:text-align="justify" style:justify-single-word="false" fo:padding="0in" fo:border="none" style:shadow="none" style:join-border="false"/>
      <style:text-properties officeooo:paragraph-rsid="023cb66a"/>
    </style:style>
    <style:style style:name="P142" style:family="paragraph" style:parent-style-name="Text_20_body">
      <style:paragraph-properties fo:text-align="justify" style:justify-single-word="false" fo:padding="0in" fo:border="none" style:shadow="none" style:join-border="false"/>
      <style:text-properties officeooo:paragraph-rsid="0241f1e6"/>
    </style:style>
    <style:style style:name="P143" style:family="paragraph" style:parent-style-name="Text_20_body">
      <style:paragraph-properties fo:text-align="justify" style:justify-single-word="false" fo:padding="0in" fo:border="none" style:shadow="none" style:join-border="false"/>
      <style:text-properties officeooo:paragraph-rsid="019c71cf"/>
    </style:style>
    <style:style style:name="P144" style:family="paragraph" style:parent-style-name="Text_20_body">
      <style:paragraph-properties fo:text-align="justify" style:justify-single-word="false" fo:padding="0in" fo:border="none" style:shadow="none" style:join-border="false"/>
      <style:text-properties officeooo:paragraph-rsid="02466f3d"/>
    </style:style>
    <style:style style:name="P145" style:family="paragraph" style:parent-style-name="Text_20_body">
      <style:paragraph-properties fo:text-align="justify" style:justify-single-word="false" fo:padding="0in" fo:border="none" style:shadow="none" style:join-border="false"/>
      <style:text-properties officeooo:paragraph-rsid="02764f40"/>
    </style:style>
    <style:style style:name="P146" style:family="paragraph" style:parent-style-name="Text_20_body">
      <style:paragraph-properties fo:text-align="justify" style:justify-single-word="false" fo:padding="0in" fo:border="none" style:shadow="none" style:join-border="false"/>
      <style:text-properties officeooo:paragraph-rsid="027cba96"/>
    </style:style>
    <style:style style:name="P147" style:family="paragraph" style:parent-style-name="Text_20_body">
      <style:paragraph-properties fo:text-align="justify" style:justify-single-word="false" fo:padding="0in" fo:border="none" style:shadow="none" style:join-border="false"/>
      <style:text-properties officeooo:paragraph-rsid="02826bc9"/>
    </style:style>
    <style:style style:name="P148" style:family="paragraph" style:parent-style-name="Text_20_body">
      <style:paragraph-properties fo:text-align="justify" style:justify-single-word="false" fo:padding="0in" fo:border="none" style:shadow="none" style:join-border="false"/>
      <style:text-properties officeooo:paragraph-rsid="02866627"/>
    </style:style>
    <style:style style:name="P149" style:family="paragraph" style:parent-style-name="Text_20_body">
      <style:paragraph-properties fo:text-align="justify" style:justify-single-word="false" fo:padding="0in" fo:border="none" style:shadow="none" style:join-border="false"/>
      <style:text-properties officeooo:paragraph-rsid="0289331f"/>
    </style:style>
    <style:style style:name="P150" style:family="paragraph" style:parent-style-name="Text_20_body">
      <style:paragraph-properties fo:text-align="justify" style:justify-single-word="false" fo:padding="0in" fo:border="none" style:shadow="none" style:join-border="false"/>
      <style:text-properties officeooo:paragraph-rsid="028e90c9"/>
    </style:style>
    <style:style style:name="P151" style:family="paragraph" style:parent-style-name="Text_20_body">
      <style:paragraph-properties fo:text-align="justify" style:justify-single-word="false" fo:padding="0in" fo:border="none" style:shadow="none" style:join-border="false"/>
      <style:text-properties officeooo:paragraph-rsid="00437e03"/>
    </style:style>
    <style:style style:name="P152" style:family="paragraph" style:parent-style-name="Text_20_body">
      <style:paragraph-properties fo:text-align="justify" style:justify-single-word="false" fo:padding="0in" fo:border="none" style:shadow="none" style:join-border="false"/>
      <style:text-properties officeooo:paragraph-rsid="029ae16f"/>
    </style:style>
    <style:style style:name="P153" style:family="paragraph" style:parent-style-name="Text_20_body">
      <style:paragraph-properties fo:text-align="justify" style:justify-single-word="false" fo:padding="0in" fo:border="none" style:shadow="none" style:join-border="false"/>
      <style:text-properties officeooo:paragraph-rsid="029da12d"/>
    </style:style>
    <style:style style:name="P154" style:family="paragraph" style:parent-style-name="Text_20_body">
      <style:paragraph-properties fo:text-align="justify" style:justify-single-word="false" fo:padding="0in" fo:border="none" style:shadow="none" style:join-border="false"/>
      <style:text-properties officeooo:paragraph-rsid="029dfc18"/>
    </style:style>
    <style:style style:name="P155" style:family="paragraph" style:parent-style-name="Text_20_body">
      <style:paragraph-properties fo:text-align="justify" style:justify-single-word="false" fo:padding="0in" fo:border="none" style:shadow="none" style:join-border="false"/>
      <style:text-properties officeooo:paragraph-rsid="02b0bb9b"/>
    </style:style>
    <style:style style:name="P156" style:family="paragraph" style:parent-style-name="Text_20_body">
      <style:paragraph-properties fo:text-align="justify" style:justify-single-word="false" fo:padding="0in" fo:border="none" style:shadow="none" style:join-border="false"/>
      <style:text-properties officeooo:paragraph-rsid="02a812b9"/>
    </style:style>
    <style:style style:name="P157" style:family="paragraph" style:parent-style-name="Text_20_body">
      <style:paragraph-properties fo:text-align="justify" style:justify-single-word="false" fo:padding="0in" fo:border="none" style:shadow="none" style:join-border="false"/>
      <style:text-properties officeooo:paragraph-rsid="02b129c4"/>
    </style:style>
    <style:style style:name="P158" style:family="paragraph" style:parent-style-name="Text_20_body">
      <style:paragraph-properties fo:text-align="justify" style:justify-single-word="false" fo:padding="0in" fo:border="none" style:shadow="none" style:join-border="false"/>
      <style:text-properties officeooo:paragraph-rsid="02b60122"/>
    </style:style>
    <style:style style:name="P159" style:family="paragraph" style:parent-style-name="Text_20_body">
      <style:paragraph-properties fo:text-align="justify" style:justify-single-word="false" fo:padding="0in" fo:border="none" style:shadow="none" style:join-border="false"/>
      <style:text-properties officeooo:paragraph-rsid="02be9706"/>
    </style:style>
    <style:style style:name="P160" style:family="paragraph" style:parent-style-name="Text_20_body">
      <style:paragraph-properties fo:text-align="justify" style:justify-single-word="false" fo:padding="0in" fo:border="none" style:shadow="none" style:join-border="false"/>
      <style:text-properties officeooo:paragraph-rsid="02c7f0f4"/>
    </style:style>
    <style:style style:name="P161" style:family="paragraph" style:parent-style-name="Text_20_body">
      <style:paragraph-properties fo:text-align="justify" style:justify-single-word="false" fo:padding="0in" fo:border="none" style:shadow="none" style:join-border="false"/>
      <style:text-properties officeooo:paragraph-rsid="02c95ff8"/>
    </style:style>
    <style:style style:name="P162" style:family="paragraph" style:parent-style-name="Text_20_body">
      <style:paragraph-properties fo:text-align="justify" style:justify-single-word="false" fo:padding="0in" fo:border="none" style:shadow="none" style:join-border="false"/>
      <style:text-properties officeooo:paragraph-rsid="02c8ceeb"/>
    </style:style>
    <style:style style:name="P163" style:family="paragraph" style:parent-style-name="Text_20_body">
      <style:paragraph-properties fo:text-align="justify" style:justify-single-word="false" fo:padding="0in" fo:border="none" style:shadow="none" style:join-border="false"/>
      <style:text-properties officeooo:paragraph-rsid="02d47c5e"/>
    </style:style>
    <style:style style:name="P164" style:family="paragraph" style:parent-style-name="Text_20_body">
      <style:paragraph-properties fo:text-align="justify" style:justify-single-word="false" fo:padding="0in" fo:border="none" style:shadow="none" style:join-border="false"/>
      <style:text-properties officeooo:paragraph-rsid="02d7e18f"/>
    </style:style>
    <style:style style:name="P165" style:family="paragraph" style:parent-style-name="Text_20_body">
      <style:paragraph-properties fo:text-align="justify" style:justify-single-word="false" fo:padding="0in" fo:border="none" style:shadow="none" style:join-border="false"/>
      <style:text-properties officeooo:paragraph-rsid="02e7ece8"/>
    </style:style>
    <style:style style:name="P166" style:family="paragraph" style:parent-style-name="Text_20_body">
      <style:paragraph-properties fo:text-align="justify" style:justify-single-word="false" fo:padding="0in" fo:border="none" style:shadow="none" style:join-border="false"/>
      <style:text-properties officeooo:paragraph-rsid="0137a7bc"/>
    </style:style>
    <style:style style:name="P167" style:family="paragraph" style:parent-style-name="Text_20_body">
      <style:paragraph-properties fo:text-align="justify" style:justify-single-word="false" fo:padding="0in" fo:border="none" style:shadow="none" style:join-border="false"/>
      <style:text-properties officeooo:paragraph-rsid="013d04c6"/>
    </style:style>
    <style:style style:name="P168" style:family="paragraph" style:parent-style-name="Text_20_body">
      <style:paragraph-properties fo:text-align="justify" style:justify-single-word="false" fo:padding="0in" fo:border="none" style:shadow="none" style:join-border="false"/>
      <style:text-properties officeooo:paragraph-rsid="02435cf4"/>
    </style:style>
    <style:style style:name="P169" style:family="paragraph" style:parent-style-name="Text_20_body">
      <style:paragraph-properties fo:text-align="justify" style:justify-single-word="false" fo:padding="0in" fo:border="none" style:shadow="none" style:join-border="false"/>
      <style:text-properties officeooo:paragraph-rsid="02f0b67e"/>
    </style:style>
    <style:style style:name="P170" style:family="paragraph" style:parent-style-name="Text_20_body">
      <style:paragraph-properties fo:text-align="justify" style:justify-single-word="false" fo:padding="0in" fo:border="none" style:shadow="none" style:join-border="false"/>
      <style:text-properties officeooo:paragraph-rsid="0308623e"/>
    </style:style>
    <style:style style:name="P171" style:family="paragraph" style:parent-style-name="Text_20_body">
      <style:paragraph-properties fo:text-align="justify" style:justify-single-word="false" fo:padding="0in" fo:border="none" style:shadow="none" style:join-border="false"/>
      <style:text-properties officeooo:paragraph-rsid="030bc30e"/>
    </style:style>
    <style:style style:name="P172" style:family="paragraph" style:parent-style-name="Text_20_body">
      <style:paragraph-properties fo:text-align="justify" style:justify-single-word="false" fo:padding="0in" fo:border="none" style:shadow="none" style:join-border="false"/>
      <style:text-properties officeooo:paragraph-rsid="030c00b5"/>
    </style:style>
    <style:style style:name="P173" style:family="paragraph" style:parent-style-name="Text_20_body">
      <style:paragraph-properties fo:text-align="justify" style:justify-single-word="false" fo:padding="0in" fo:border="none" style:shadow="none" style:join-border="false"/>
      <style:text-properties officeooo:paragraph-rsid="0310f7ed"/>
    </style:style>
    <style:style style:name="P174" style:family="paragraph" style:parent-style-name="Text_20_body">
      <style:paragraph-properties fo:text-align="justify" style:justify-single-word="false" fo:padding="0in" fo:border="none" style:shadow="none" style:join-border="false"/>
      <style:text-properties officeooo:paragraph-rsid="03126e40"/>
    </style:style>
    <style:style style:name="P175" style:family="paragraph" style:parent-style-name="Text_20_body">
      <style:paragraph-properties fo:text-align="justify" style:justify-single-word="false" fo:padding="0in" fo:border="none" style:shadow="none" style:join-border="false"/>
      <style:text-properties officeooo:paragraph-rsid="03131d82"/>
    </style:style>
    <style:style style:name="P176" style:family="paragraph" style:parent-style-name="Text_20_body">
      <style:paragraph-properties fo:text-align="justify" style:justify-single-word="false" fo:padding="0in" fo:border="none" style:shadow="none" style:join-border="false"/>
      <style:text-properties officeooo:paragraph-rsid="0313c8e3"/>
    </style:style>
    <style:style style:name="P177" style:family="paragraph" style:parent-style-name="Text_20_body">
      <style:paragraph-properties fo:text-align="justify" style:justify-single-word="false" fo:padding="0in" fo:border="none" style:shadow="none" style:join-border="false"/>
      <style:text-properties officeooo:paragraph-rsid="0313ff46"/>
    </style:style>
    <style:style style:name="P178" style:family="paragraph" style:parent-style-name="Text_20_body">
      <style:paragraph-properties fo:text-align="justify" style:justify-single-word="false" fo:padding="0in" fo:border="none" style:shadow="none" style:join-border="false"/>
      <style:text-properties officeooo:paragraph-rsid="031673eb"/>
    </style:style>
    <style:style style:name="P179" style:family="paragraph" style:parent-style-name="Text_20_body">
      <style:paragraph-properties fo:text-align="justify" style:justify-single-word="false" fo:padding="0in" fo:border="none" style:shadow="none" style:join-border="false"/>
      <style:text-properties officeooo:paragraph-rsid="0316cf7e"/>
    </style:style>
    <style:style style:name="P180" style:family="paragraph" style:parent-style-name="Text_20_body">
      <style:paragraph-properties fo:text-align="justify" style:justify-single-word="false" fo:padding="0in" fo:border="none" style:shadow="none" style:join-border="false"/>
      <style:text-properties officeooo:paragraph-rsid="031a1923"/>
    </style:style>
    <style:style style:name="P181" style:family="paragraph" style:parent-style-name="Text_20_body">
      <style:paragraph-properties fo:text-align="justify" style:justify-single-word="false" fo:padding="0in" fo:border="none" style:shadow="none" style:join-border="false"/>
      <style:text-properties officeooo:paragraph-rsid="031b6890"/>
    </style:style>
    <style:style style:name="P182" style:family="paragraph" style:parent-style-name="Text_20_body">
      <style:paragraph-properties fo:text-align="justify" style:justify-single-word="false" fo:padding="0in" fo:border="none" style:shadow="none" style:join-border="false"/>
      <style:text-properties officeooo:paragraph-rsid="031e1c32"/>
    </style:style>
    <style:style style:name="P183" style:family="paragraph" style:parent-style-name="Text_20_body">
      <style:paragraph-properties fo:text-align="justify" style:justify-single-word="false" fo:padding="0in" fo:border="none" style:shadow="none" style:join-border="false"/>
      <style:text-properties officeooo:paragraph-rsid="031fe31d"/>
    </style:style>
    <style:style style:name="P184" style:family="paragraph" style:parent-style-name="Text_20_body">
      <style:paragraph-properties fo:text-align="justify" style:justify-single-word="false" fo:padding="0in" fo:border="none" style:shadow="none" style:join-border="false"/>
      <style:text-properties officeooo:paragraph-rsid="032191bc"/>
    </style:style>
    <style:style style:name="P185" style:family="paragraph" style:parent-style-name="Text_20_body">
      <style:paragraph-properties fo:text-align="justify" style:justify-single-word="false" fo:padding="0in" fo:border="none" style:shadow="none" style:join-border="false"/>
      <style:text-properties officeooo:paragraph-rsid="03268562"/>
    </style:style>
    <style:style style:name="P186" style:family="paragraph" style:parent-style-name="Text_20_body">
      <style:paragraph-properties fo:text-align="justify" style:justify-single-word="false" fo:padding="0in" fo:border="none" style:shadow="none" style:join-border="false"/>
      <style:text-properties officeooo:paragraph-rsid="03340e48"/>
    </style:style>
    <style:style style:name="P187" style:family="paragraph" style:parent-style-name="Text_20_body">
      <style:paragraph-properties fo:text-align="justify" style:justify-single-word="false" fo:padding="0in" fo:border="none" style:shadow="none" style:join-border="false"/>
      <style:text-properties officeooo:paragraph-rsid="033d1ed2"/>
    </style:style>
    <style:style style:name="P188" style:family="paragraph" style:parent-style-name="Text_20_body">
      <style:paragraph-properties fo:text-align="justify" style:justify-single-word="false" fo:padding="0in" fo:border="none" style:shadow="none" style:join-border="false"/>
      <style:text-properties officeooo:paragraph-rsid="033d78e4"/>
    </style:style>
    <style:style style:name="P189" style:family="paragraph" style:parent-style-name="Text_20_body">
      <style:paragraph-properties fo:text-align="justify" style:justify-single-word="false" fo:padding="0in" fo:border="none" style:shadow="none" style:join-border="false"/>
      <style:text-properties officeooo:paragraph-rsid="033ea96a"/>
    </style:style>
    <style:style style:name="P190" style:family="paragraph" style:parent-style-name="Text_20_body">
      <style:paragraph-properties fo:text-align="justify" style:justify-single-word="false" fo:padding="0in" fo:border="none" style:shadow="none" style:join-border="false"/>
      <style:text-properties officeooo:paragraph-rsid="03434c07"/>
    </style:style>
    <style:style style:name="P191" style:family="paragraph" style:parent-style-name="Text_20_body">
      <style:paragraph-properties fo:text-align="justify" style:justify-single-word="false" fo:padding="0in" fo:border="none" style:shadow="none" style:join-border="false"/>
      <style:text-properties officeooo:paragraph-rsid="0348f3e2"/>
    </style:style>
    <style:style style:name="P192" style:family="paragraph" style:parent-style-name="Text_20_body">
      <style:paragraph-properties fo:text-align="justify" style:justify-single-word="false" fo:padding="0in" fo:border="none" style:shadow="none" style:join-border="false"/>
      <style:text-properties officeooo:paragraph-rsid="027021df"/>
    </style:style>
    <style:style style:name="P193" style:family="paragraph" style:parent-style-name="Text_20_body">
      <style:paragraph-properties fo:text-align="justify" style:justify-single-word="false" fo:padding="0in" fo:border="none" style:shadow="none" style:join-border="false"/>
      <style:text-properties officeooo:paragraph-rsid="035bb7f9"/>
    </style:style>
    <style:style style:name="P194" style:family="paragraph" style:parent-style-name="Text_20_body">
      <style:paragraph-properties fo:text-align="justify" style:justify-single-word="false" fo:padding="0in" fo:border="none" style:shadow="none" style:join-border="false"/>
      <style:text-properties officeooo:paragraph-rsid="026d7fb9"/>
    </style:style>
    <style:style style:name="P195" style:family="paragraph" style:parent-style-name="Text_20_body">
      <style:paragraph-properties fo:text-align="justify" style:justify-single-word="false" fo:padding="0in" fo:border="none" style:shadow="none" style:join-border="false"/>
      <style:text-properties officeooo:paragraph-rsid="00bfcb27"/>
    </style:style>
    <style:style style:name="P196" style:family="paragraph" style:parent-style-name="Text_20_body">
      <style:paragraph-properties fo:text-align="justify" style:justify-single-word="false" fo:padding="0in" fo:border="none" style:shadow="none" style:join-border="false"/>
      <style:text-properties officeooo:paragraph-rsid="00e58c63"/>
    </style:style>
    <style:style style:name="P197" style:family="paragraph" style:parent-style-name="Text_20_body">
      <style:paragraph-properties fo:text-align="justify" style:justify-single-word="false" fo:padding="0in" fo:border="none" style:shadow="none" style:join-border="false"/>
      <style:text-properties officeooo:paragraph-rsid="012d62d4"/>
    </style:style>
    <style:style style:name="P198" style:family="paragraph" style:parent-style-name="Text_20_body">
      <style:paragraph-properties fo:text-align="justify" style:justify-single-word="false" fo:padding="0in" fo:border="none" style:shadow="none" style:join-border="false"/>
      <style:text-properties officeooo:paragraph-rsid="03acd4f9"/>
    </style:style>
    <style:style style:name="P199" style:family="paragraph" style:parent-style-name="Text_20_body">
      <style:paragraph-properties fo:text-align="justify" style:justify-single-word="false" fo:padding="0in" fo:border="none" style:shadow="none" style:join-border="false"/>
      <style:text-properties officeooo:paragraph-rsid="03ad2323"/>
    </style:style>
    <style:style style:name="P200" style:family="paragraph" style:parent-style-name="Text_20_body">
      <style:paragraph-properties fo:text-align="justify" style:justify-single-word="false" fo:padding="0in" fo:border="none" style:shadow="none" style:join-border="false"/>
      <style:text-properties officeooo:paragraph-rsid="03bdb2e6"/>
    </style:style>
    <style:style style:name="P201" style:family="paragraph" style:parent-style-name="Text_20_body">
      <style:paragraph-properties fo:text-align="justify" style:justify-single-word="false" fo:padding="0in" fo:border="none" style:shadow="none" style:join-border="false"/>
      <style:text-properties officeooo:paragraph-rsid="03c3c9b5"/>
    </style:style>
    <style:style style:name="P202" style:family="paragraph" style:parent-style-name="Text_20_body">
      <style:paragraph-properties fo:text-align="justify" style:justify-single-word="false" fo:padding="0in" fo:border="none" style:shadow="none" style:join-border="false"/>
      <style:text-properties officeooo:paragraph-rsid="03b4893b"/>
    </style:style>
    <style:style style:name="P203" style:family="paragraph" style:parent-style-name="Text_20_body">
      <style:paragraph-properties fo:text-align="justify" style:justify-single-word="false" fo:padding="0in" fo:border="none" style:shadow="none" style:join-border="false"/>
      <style:text-properties officeooo:paragraph-rsid="03ba4c36"/>
    </style:style>
    <style:style style:name="P204" style:family="paragraph" style:parent-style-name="Text_20_body">
      <style:paragraph-properties fo:text-align="justify" style:justify-single-word="false" fo:padding="0in" fo:border="none" style:shadow="none" style:join-border="false"/>
      <style:text-properties officeooo:paragraph-rsid="03cce676"/>
    </style:style>
    <style:style style:name="P205" style:family="paragraph" style:parent-style-name="Text_20_body">
      <style:paragraph-properties fo:text-align="justify" style:justify-single-word="false" fo:padding="0in" fo:border="none" style:shadow="none" style:join-border="false"/>
      <style:text-properties officeooo:paragraph-rsid="03cff854"/>
    </style:style>
    <style:style style:name="P206" style:family="paragraph" style:parent-style-name="Text_20_body">
      <style:paragraph-properties fo:text-align="justify" style:justify-single-word="false" fo:padding="0in" fo:border="none" style:shadow="none" style:join-border="false"/>
      <style:text-properties officeooo:paragraph-rsid="03d0ddb8"/>
    </style:style>
    <style:style style:name="P207" style:family="paragraph" style:parent-style-name="Text_20_body">
      <style:paragraph-properties fo:text-align="justify" style:justify-single-word="false" fo:padding="0in" fo:border="none" style:shadow="none" style:join-border="false"/>
      <style:text-properties officeooo:paragraph-rsid="03d67f98"/>
    </style:style>
    <style:style style:name="P208" style:family="paragraph" style:parent-style-name="Text_20_body">
      <style:paragraph-properties fo:text-align="justify" style:justify-single-word="false" fo:padding="0in" fo:border="none" style:shadow="none" style:join-border="false"/>
      <style:text-properties officeooo:paragraph-rsid="03db2667"/>
    </style:style>
    <style:style style:name="P209" style:family="paragraph" style:parent-style-name="Text_20_body">
      <style:paragraph-properties fo:text-align="justify" style:justify-single-word="false" fo:padding="0in" fo:border="none" style:shadow="none" style:join-border="false"/>
      <style:text-properties officeooo:paragraph-rsid="03e2de3a"/>
    </style:style>
    <style:style style:name="P210" style:family="paragraph" style:parent-style-name="Text_20_body">
      <style:paragraph-properties fo:text-align="justify" style:justify-single-word="false" fo:padding="0in" fo:border="none" style:shadow="none" style:join-border="false"/>
      <style:text-properties officeooo:paragraph-rsid="03e3105b"/>
    </style:style>
    <style:style style:name="P211" style:family="paragraph" style:parent-style-name="Text_20_body">
      <style:paragraph-properties fo:text-align="justify" style:justify-single-word="false" fo:padding="0in" fo:border="none" style:shadow="none" style:join-border="false"/>
      <style:text-properties officeooo:paragraph-rsid="03e700ee"/>
    </style:style>
    <style:style style:name="P212" style:family="paragraph" style:parent-style-name="Text_20_body">
      <style:paragraph-properties fo:text-align="justify" style:justify-single-word="false" fo:padding="0in" fo:border="none" style:shadow="none" style:join-border="false"/>
      <style:text-properties officeooo:paragraph-rsid="03ea5fb8"/>
    </style:style>
    <style:style style:name="P213" style:family="paragraph" style:parent-style-name="Text_20_body">
      <style:paragraph-properties fo:text-align="justify" style:justify-single-word="false" fo:padding="0in" fo:border="none" style:shadow="none" style:join-border="false"/>
      <style:text-properties officeooo:paragraph-rsid="03f228c6"/>
    </style:style>
    <style:style style:name="P214" style:family="paragraph" style:parent-style-name="Text_20_body">
      <style:paragraph-properties fo:text-align="justify" style:justify-single-word="false" fo:padding="0in" fo:border="none" style:shadow="none" style:join-border="false"/>
      <style:text-properties officeooo:paragraph-rsid="03f4e555"/>
    </style:style>
    <style:style style:name="P215" style:family="paragraph" style:parent-style-name="Text_20_body">
      <style:paragraph-properties fo:text-align="justify" style:justify-single-word="false" fo:padding="0in" fo:border="none" style:shadow="none" style:join-border="false"/>
      <style:text-properties officeooo:paragraph-rsid="03fb0aa7"/>
    </style:style>
    <style:style style:name="P216" style:family="paragraph" style:parent-style-name="Text_20_body">
      <style:paragraph-properties fo:text-align="justify" style:justify-single-word="false" fo:padding="0in" fo:border="none" style:shadow="none" style:join-border="false"/>
      <style:text-properties officeooo:paragraph-rsid="04067a56"/>
    </style:style>
    <style:style style:name="P217" style:family="paragraph" style:parent-style-name="Text_20_body">
      <style:paragraph-properties fo:text-align="justify" style:justify-single-word="false" fo:padding="0in" fo:border="none" style:shadow="none" style:join-border="false"/>
      <style:text-properties officeooo:paragraph-rsid="0407dba2"/>
    </style:style>
    <style:style style:name="P218" style:family="paragraph" style:parent-style-name="Text_20_body">
      <style:paragraph-properties fo:text-align="justify" style:justify-single-word="false" fo:padding="0in" fo:border="none" style:shadow="none" style:join-border="false"/>
      <style:text-properties officeooo:paragraph-rsid="040c7009"/>
    </style:style>
    <style:style style:name="P219" style:family="paragraph" style:parent-style-name="Text_20_body">
      <style:paragraph-properties fo:text-align="justify" style:justify-single-word="false" fo:padding="0in" fo:border="none" style:shadow="none" style:join-border="false"/>
      <style:text-properties officeooo:paragraph-rsid="040dad1b"/>
    </style:style>
    <style:style style:name="P220" style:family="paragraph" style:parent-style-name="Text_20_body">
      <style:paragraph-properties fo:text-align="justify" style:justify-single-word="false" fo:padding="0in" fo:border="none" style:shadow="none" style:join-border="false"/>
      <style:text-properties officeooo:paragraph-rsid="040de2d6"/>
    </style:style>
    <style:style style:name="P221" style:family="paragraph" style:parent-style-name="Text_20_body">
      <style:paragraph-properties fo:text-align="justify" style:justify-single-word="false" fo:padding="0in" fo:border="none" style:shadow="none" style:join-border="false"/>
      <style:text-properties officeooo:paragraph-rsid="04188948"/>
    </style:style>
    <style:style style:name="P222" style:family="paragraph" style:parent-style-name="Text_20_body">
      <style:paragraph-properties fo:text-align="justify" style:justify-single-word="false" fo:padding="0in" fo:border="none" style:shadow="none" style:join-border="false"/>
      <style:text-properties officeooo:paragraph-rsid="020535d4"/>
    </style:style>
    <style:style style:name="P223" style:family="paragraph" style:parent-style-name="Text_20_body">
      <style:paragraph-properties fo:text-align="justify" style:justify-single-word="false" fo:padding="0in" fo:border="none" style:shadow="none" style:join-border="false"/>
      <style:text-properties officeooo:paragraph-rsid="02102293"/>
    </style:style>
    <style:style style:name="P224" style:family="paragraph" style:parent-style-name="Text_20_body">
      <style:paragraph-properties fo:text-align="justify" style:justify-single-word="false" fo:padding="0in" fo:border="none" style:shadow="none" style:join-border="false"/>
      <style:text-properties officeooo:paragraph-rsid="0420926f"/>
    </style:style>
    <style:style style:name="P225" style:family="paragraph" style:parent-style-name="Text_20_body">
      <style:paragraph-properties fo:text-align="justify" style:justify-single-word="false" fo:padding="0in" fo:border="none" style:shadow="none" style:join-border="false"/>
      <style:text-properties officeooo:paragraph-rsid="042bd142"/>
    </style:style>
    <style:style style:name="P226" style:family="paragraph" style:parent-style-name="Text_20_body">
      <style:paragraph-properties fo:text-align="justify" style:justify-single-word="false" fo:padding="0in" fo:border="none" style:shadow="none" style:join-border="false"/>
      <style:text-properties officeooo:paragraph-rsid="0432281e"/>
    </style:style>
    <style:style style:name="P227" style:family="paragraph" style:parent-style-name="Text_20_body">
      <style:paragraph-properties fo:text-align="justify" style:justify-single-word="false" fo:padding="0in" fo:border="none" style:shadow="none" style:join-border="false"/>
      <style:text-properties officeooo:paragraph-rsid="0434996d"/>
    </style:style>
    <style:style style:name="P228" style:family="paragraph" style:parent-style-name="Text_20_body">
      <style:paragraph-properties fo:text-align="justify" style:justify-single-word="false" fo:padding="0in" fo:border="none" style:shadow="none" style:join-border="false"/>
      <style:text-properties officeooo:paragraph-rsid="042e6fcc"/>
    </style:style>
    <style:style style:name="P229" style:family="paragraph" style:parent-style-name="Text_20_body">
      <style:paragraph-properties fo:text-align="justify" style:justify-single-word="false" fo:padding="0in" fo:border="none" style:shadow="none" style:join-border="false"/>
      <style:text-properties officeooo:paragraph-rsid="043b803d"/>
    </style:style>
    <style:style style:name="P230" style:family="paragraph" style:parent-style-name="Text_20_body">
      <style:paragraph-properties fo:text-align="justify" style:justify-single-word="false" fo:padding="0in" fo:border="none" style:shadow="none" style:join-border="false"/>
      <style:text-properties officeooo:paragraph-rsid="044124e0"/>
    </style:style>
    <style:style style:name="P231" style:family="paragraph" style:parent-style-name="Text_20_body">
      <style:paragraph-properties fo:text-align="justify" style:justify-single-word="false" fo:padding="0in" fo:border="none" style:shadow="none" style:join-border="false"/>
      <style:text-properties officeooo:paragraph-rsid="044567a4"/>
    </style:style>
    <style:style style:name="P232" style:family="paragraph" style:parent-style-name="Text_20_body">
      <style:paragraph-properties fo:text-align="justify" style:justify-single-word="false" fo:padding="0in" fo:border="none" style:shadow="none" style:join-border="false"/>
      <style:text-properties officeooo:paragraph-rsid="0441ed88"/>
    </style:style>
    <style:style style:name="P233" style:family="paragraph" style:parent-style-name="Text_20_body">
      <style:paragraph-properties fo:text-align="justify" style:justify-single-word="false" fo:padding="0in" fo:border="none" style:shadow="none" style:join-border="false"/>
      <style:text-properties officeooo:paragraph-rsid="0446ef7a"/>
    </style:style>
    <style:style style:name="P234" style:family="paragraph" style:parent-style-name="Text_20_body">
      <style:paragraph-properties fo:text-align="justify" style:justify-single-word="false" fo:padding="0in" fo:border="none" style:shadow="none" style:join-border="false"/>
      <style:text-properties officeooo:paragraph-rsid="04491895"/>
    </style:style>
    <style:style style:name="P235" style:family="paragraph" style:parent-style-name="Text_20_body">
      <style:paragraph-properties fo:text-align="justify" style:justify-single-word="false" fo:padding="0in" fo:border="none" style:shadow="none" style:join-border="false"/>
      <style:text-properties officeooo:paragraph-rsid="04232e45"/>
    </style:style>
    <style:style style:name="P236" style:family="paragraph" style:parent-style-name="Text_20_body">
      <style:paragraph-properties fo:text-align="justify" style:justify-single-word="false" fo:padding="0in" fo:border="none" style:shadow="none" style:join-border="false"/>
      <style:text-properties officeooo:paragraph-rsid="040bd82f"/>
    </style:style>
    <style:style style:name="P237" style:family="paragraph" style:parent-style-name="Text_20_body">
      <style:paragraph-properties fo:text-align="justify" style:justify-single-word="false" fo:padding="0in" fo:border="none" style:shadow="none" style:join-border="false"/>
      <style:text-properties officeooo:paragraph-rsid="04634bd8"/>
    </style:style>
    <style:style style:name="P238" style:family="paragraph" style:parent-style-name="Text_20_body">
      <style:paragraph-properties fo:text-align="justify" style:justify-single-word="false" fo:padding="0in" fo:border="none" style:shadow="none" style:join-border="false"/>
      <style:text-properties officeooo:paragraph-rsid="0463c8cf"/>
    </style:style>
    <style:style style:name="P239" style:family="paragraph" style:parent-style-name="Text_20_body">
      <style:paragraph-properties fo:text-align="justify" style:justify-single-word="false" fo:padding="0in" fo:border="none" style:shadow="none" style:join-border="false"/>
      <style:text-properties officeooo:paragraph-rsid="041d367c"/>
    </style:style>
    <style:style style:name="P240" style:family="paragraph" style:parent-style-name="Text_20_body">
      <style:paragraph-properties fo:text-align="justify" style:justify-single-word="false" fo:padding="0in" fo:border="none" style:shadow="none" style:join-border="false"/>
      <style:text-properties officeooo:paragraph-rsid="0468f69f"/>
    </style:style>
    <style:style style:name="P241" style:family="paragraph" style:parent-style-name="Text_20_body">
      <style:paragraph-properties fo:text-align="justify" style:justify-single-word="false" fo:padding="0in" fo:border="none" style:shadow="none" style:join-border="false"/>
      <style:text-properties officeooo:paragraph-rsid="0473f29a"/>
    </style:style>
    <style:style style:name="P242" style:family="paragraph" style:parent-style-name="Text_20_body">
      <style:paragraph-properties fo:text-align="justify" style:justify-single-word="false" fo:padding="0in" fo:border="none" style:shadow="none" style:join-border="false"/>
      <style:text-properties officeooo:paragraph-rsid="047976d4"/>
    </style:style>
    <style:style style:name="P243" style:family="paragraph" style:parent-style-name="Text_20_body">
      <style:paragraph-properties fo:text-align="justify" style:justify-single-word="false" fo:padding="0in" fo:border="none" style:shadow="none" style:join-border="false"/>
      <style:text-properties officeooo:paragraph-rsid="047edbb3"/>
    </style:style>
    <style:style style:name="P244" style:family="paragraph" style:parent-style-name="Text_20_body">
      <style:paragraph-properties fo:text-align="justify" style:justify-single-word="false" fo:padding="0in" fo:border="none" style:shadow="none" style:join-border="false"/>
      <style:text-properties officeooo:paragraph-rsid="047f6a77"/>
    </style:style>
    <style:style style:name="P245" style:family="paragraph" style:parent-style-name="Text_20_body">
      <style:paragraph-properties fo:text-align="justify" style:justify-single-word="false" fo:padding="0in" fo:border="none" style:shadow="none" style:join-border="false"/>
      <style:text-properties officeooo:paragraph-rsid="04822086"/>
    </style:style>
    <style:style style:name="P246" style:family="paragraph" style:parent-style-name="Text_20_body">
      <style:paragraph-properties fo:text-align="justify" style:justify-single-word="false" fo:padding="0in" fo:border="none" style:shadow="none" style:join-border="false"/>
      <style:text-properties officeooo:paragraph-rsid="048ec6fc"/>
    </style:style>
    <style:style style:name="P247" style:family="paragraph" style:parent-style-name="Text_20_body">
      <style:paragraph-properties fo:text-align="justify" style:justify-single-word="false" fo:padding="0in" fo:border="none" style:shadow="none" style:join-border="false"/>
      <style:text-properties officeooo:paragraph-rsid="048efe9b"/>
    </style:style>
    <style:style style:name="P248" style:family="paragraph" style:parent-style-name="Text_20_body">
      <style:paragraph-properties fo:text-align="justify" style:justify-single-word="false" fo:padding="0in" fo:border="none" style:shadow="none" style:join-border="false"/>
      <style:text-properties officeooo:paragraph-rsid="01191b87"/>
    </style:style>
    <style:style style:name="P249" style:family="paragraph" style:parent-style-name="Text_20_body">
      <style:paragraph-properties fo:text-align="justify" style:justify-single-word="false" fo:padding="0in" fo:border="none" style:shadow="none" style:join-border="false"/>
      <style:text-properties officeooo:paragraph-rsid="04981d66"/>
    </style:style>
    <style:style style:name="P250" style:family="paragraph" style:parent-style-name="Text_20_body">
      <style:paragraph-properties fo:text-align="justify" style:justify-single-word="false" fo:padding="0in" fo:border="none" style:shadow="none" style:join-border="false"/>
      <style:text-properties officeooo:paragraph-rsid="0486f44f"/>
    </style:style>
    <style:style style:name="P251" style:family="paragraph" style:parent-style-name="Text_20_body">
      <style:paragraph-properties fo:text-align="justify" style:justify-single-word="false" fo:padding="0in" fo:border="none" style:shadow="none" style:join-border="false"/>
      <style:text-properties officeooo:paragraph-rsid="048a6139"/>
    </style:style>
    <style:style style:name="P252" style:family="paragraph" style:parent-style-name="Text_20_body">
      <style:paragraph-properties fo:text-align="justify" style:justify-single-word="false" fo:padding="0in" fo:border="none" style:shadow="none" style:join-border="false"/>
      <style:text-properties officeooo:paragraph-rsid="04a865f2"/>
    </style:style>
    <style:style style:name="P253" style:family="paragraph" style:parent-style-name="Text_20_body">
      <style:paragraph-properties fo:text-align="justify" style:justify-single-word="false" fo:padding="0in" fo:border="none" style:shadow="none" style:join-border="false"/>
      <style:text-properties fo:background-color="#ffff00"/>
    </style:style>
    <style:style style:name="P254" style:family="paragraph" style:parent-style-name="Text_20_body">
      <style:paragraph-properties fo:text-align="justify" style:justify-single-word="false" fo:padding="0in" fo:border="none" style:shadow="none" style:join-border="false"/>
      <style:text-properties officeooo:paragraph-rsid="008111f1" fo:background-color="#ffff00"/>
    </style:style>
    <style:style style:name="P255" style:family="paragraph" style:parent-style-name="Text_20_body">
      <style:paragraph-properties fo:text-align="justify" style:justify-single-word="false" fo:padding="0in" fo:border="none" style:shadow="none" style:join-border="false"/>
      <style:text-properties officeooo:rsid="023513b7" officeooo:paragraph-rsid="023513b7" fo:background-color="#ffff00"/>
    </style:style>
    <style:style style:name="P256" style:family="paragraph" style:parent-style-name="Text_20_body">
      <style:paragraph-properties fo:text-align="justify" style:justify-single-word="false" fo:padding="0in" fo:border="none" style:shadow="none" style:join-border="false"/>
      <style:text-properties officeooo:rsid="03613c29" officeooo:paragraph-rsid="03613c29" fo:background-color="#ffff00"/>
    </style:style>
    <style:style style:name="P257" style:family="paragraph" style:parent-style-name="Text_20_body">
      <style:paragraph-properties fo:text-align="center" style:justify-single-word="false" fo:padding="0in" fo:border="none" style:shadow="none" style:join-border="false"/>
    </style:style>
    <style:style style:name="P258" style:family="paragraph" style:parent-style-name="Text_20_body">
      <style:paragraph-properties fo:text-align="center" style:justify-single-word="false" fo:padding="0in" fo:border="none" style:shadow="none" style:join-border="false"/>
      <style:text-properties officeooo:paragraph-rsid="008111f1"/>
    </style:style>
    <style:style style:name="P259" style:family="paragraph" style:parent-style-name="Text_20_body">
      <style:paragraph-properties fo:text-align="center" style:justify-single-word="false" fo:padding="0in" fo:border="none" style:shadow="none" style:join-border="false"/>
      <style:text-properties officeooo:paragraph-rsid="03663007"/>
    </style:style>
    <style:style style:name="P260" style:family="paragraph" style:parent-style-name="Text_20_body">
      <style:paragraph-properties fo:text-align="justify" style:justify-single-word="false" fo:padding="0in" fo:border="none" style:shadow="none" style:join-border="false"/>
      <style:text-properties fo:font-style="normal" style:font-style-asian="normal" style:font-style-complex="normal"/>
    </style:style>
    <style:style style:name="P261" style:family="paragraph" style:parent-style-name="Text_20_body">
      <style:paragraph-properties fo:text-align="justify" style:justify-single-word="false" fo:padding="0in" fo:border="none" style:shadow="none" style:join-border="false"/>
      <style:text-properties fo:font-style="normal" fo:background-color="#ffff00" style:font-style-asian="normal" style:font-style-complex="normal"/>
    </style:style>
    <style:style style:name="P262" style:family="paragraph" style:parent-style-name="Text_20_body">
      <style:paragraph-properties fo:text-align="justify" style:justify-single-word="false" fo:padding="0in" fo:border="none" style:shadow="none" style:join-border="false"/>
      <style:text-properties fo:font-style="normal" officeooo:paragraph-rsid="03613c29" fo:background-color="#ffff00" style:font-style-asian="normal" style:font-style-complex="normal"/>
    </style:style>
    <style:style style:name="P263" style:family="paragraph" style:parent-style-name="Text_20_body">
      <style:paragraph-properties fo:text-align="justify" style:justify-single-word="false" fo:padding="0in" fo:border="none" style:shadow="none" style:join-border="false"/>
      <style:text-properties fo:font-style="normal" officeooo:paragraph-rsid="036a54dc" fo:background-color="#ffff00" style:font-style-asian="normal" style:font-style-complex="normal"/>
    </style:style>
    <style:style style:name="P264" style:family="paragraph" style:parent-style-name="Text_20_body">
      <style:paragraph-properties fo:text-align="justify" style:justify-single-word="false" fo:padding="0in" fo:border="none" style:shadow="none" style:join-border="false"/>
      <style:text-properties fo:font-style="normal" fo:background-color="transparent" style:font-style-asian="normal" style:font-style-complex="normal"/>
    </style:style>
    <style:style style:name="P265" style:family="paragraph" style:parent-style-name="Text_20_body">
      <style:paragraph-properties fo:text-align="justify" style:justify-single-word="false" fo:padding="0in" fo:border="none" style:shadow="none" style:join-border="false"/>
      <style:text-properties fo:font-style="normal" fo:font-weight="bold" style:font-style-asian="normal" style:font-weight-asian="bold" style:font-style-complex="normal" style:font-weight-complex="bold"/>
    </style:style>
    <style:style style:name="P266" style:family="paragraph" style:parent-style-name="Text_20_body">
      <style:paragraph-properties fo:text-align="justify" style:justify-single-word="false" fo:padding="0in" fo:border="none" style:shadow="none" style:join-border="false"/>
      <style:text-properties fo:font-style="normal" fo:font-weight="normal" style:font-style-asian="normal" style:font-weight-asian="normal" style:font-style-complex="normal" style:font-weight-complex="normal"/>
    </style:style>
    <style:style style:name="P267" style:family="paragraph" style:parent-style-name="Text_20_body">
      <style:paragraph-properties fo:text-align="justify" style:justify-single-word="false" fo:padding="0in" fo:border="none" style:shadow="none" style:join-border="false"/>
      <style:text-properties fo:background-color="transparent"/>
    </style:style>
    <style:style style:name="P268" style:family="paragraph" style:parent-style-name="Text_20_body">
      <style:paragraph-properties fo:text-align="justify" style:justify-single-word="false" fo:padding="0in" fo:border="none" style:shadow="none" style:join-border="false"/>
      <style:text-properties officeooo:paragraph-rsid="008111f1" fo:background-color="transparent"/>
    </style:style>
    <style:style style:name="P269" style:family="paragraph" style:parent-style-name="Text_20_body">
      <style:paragraph-properties fo:text-align="justify" style:justify-single-word="false" fo:padding="0in" fo:border="none" style:shadow="none" style:join-border="false"/>
      <style:text-properties officeooo:paragraph-rsid="005d2ca4" fo:background-color="transparent"/>
    </style:style>
    <style:style style:name="P270" style:family="paragraph" style:parent-style-name="Text_20_body">
      <style:paragraph-properties fo:text-align="center" style:justify-single-word="false" fo:padding="0in" fo:border="none" style:shadow="none" style:join-border="false"/>
      <style:text-properties fo:background-color="transparent"/>
    </style:style>
    <style:style style:name="P271" style:family="paragraph" style:parent-style-name="Text_20_body">
      <style:paragraph-properties fo:text-align="justify" style:justify-single-word="false" fo:padding="0in" fo:border="none" style:shadow="none" style:join-border="false"/>
      <style:text-properties officeooo:rsid="008111f1" officeooo:paragraph-rsid="008111f1" fo:background-color="transparent"/>
    </style:style>
    <style:style style:name="P272"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73"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26e7b76" style:font-style-asian="normal" style:font-weight-asian="normal" style:font-style-complex="normal" style:font-weight-complex="normal"/>
    </style:style>
    <style:style style:name="P274" style:family="paragraph" style:parent-style-name="Text_20_body">
      <style:paragraph-properties fo:text-align="center"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75"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276"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3613c29" fo:background-color="#ffff00" style:font-style-asian="normal" style:font-weight-asian="normal" style:font-style-complex="normal" style:font-weight-complex="normal"/>
    </style:style>
    <style:style style:name="P277"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278"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08111f1" fo:background-color="transparent" style:font-style-asian="normal" style:font-weight-asian="normal" style:font-style-complex="normal" style:font-weight-complex="normal"/>
    </style:style>
    <style:style style:name="P279"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85b589" officeooo:paragraph-rsid="008aac0e" fo:background-color="transparent"/>
    </style:style>
    <style:style style:name="P280"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a2491" officeooo:paragraph-rsid="009a2491" fo:background-color="transparent"/>
    </style:style>
    <style:style style:name="P281"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bd004" officeooo:paragraph-rsid="009bd004" fo:background-color="transparent"/>
    </style:style>
    <style:style style:name="P282"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a26435" officeooo:paragraph-rsid="00a26435" fo:background-color="transparent"/>
    </style:style>
    <style:style style:name="P283"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ea161" officeooo:paragraph-rsid="009d5f0f" fo:background-color="transparent"/>
    </style:style>
    <style:style style:name="P284"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d5f0f" officeooo:paragraph-rsid="009d5f0f" fo:background-color="transparent"/>
    </style:style>
    <style:style style:name="P285"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fo:font-weight="normal" officeooo:rsid="026e7b76" officeooo:paragraph-rsid="03613c29" fo:background-color="#ffff00" style:font-style-asian="normal" style:font-weight-asian="normal" style:font-style-complex="normal" style:font-weight-complex="normal"/>
    </style:style>
    <style:style style:name="P286" style:family="paragraph" style:parent-style-name="Text_20_body">
      <style:paragraph-properties fo:text-align="justify" style:justify-single-word="false" fo:padding="0in" fo:border="none" style:shadow="none" style:join-border="false"/>
      <style:text-properties fo:font-style="italic" fo:background-color="transparent" style:font-style-asian="italic" style:font-style-complex="italic"/>
    </style:style>
    <style:style style:name="P287" style:family="paragraph" style:parent-style-name="Text_20_body">
      <style:paragraph-properties fo:text-align="justify" style:justify-single-word="false" fo:padding="0in" fo:border="none" style:shadow="none" style:join-border="false"/>
      <style:text-properties fo:font-style="italic" officeooo:paragraph-rsid="020535d4" style:font-style-asian="italic" style:font-style-complex="italic"/>
    </style:style>
    <style:style style:name="P288" style:family="paragraph" style:parent-style-name="Text_20_body">
      <style:paragraph-properties fo:text-align="justify" style:justify-single-word="false" fo:padding="0in" fo:border="none" style:shadow="none" style:join-border="false"/>
      <style:text-properties fo:font-style="italic" officeooo:paragraph-rsid="02102293" style:font-style-asian="italic" style:font-style-complex="italic"/>
    </style:style>
    <style:style style:name="P289" style:family="paragraph" style:parent-style-name="Text_20_body">
      <style:paragraph-properties fo:text-align="justify" style:justify-single-word="false" fo:padding="0in" fo:border="none" style:shadow="none" style:join-border="false"/>
      <style:text-properties fo:language="ru" fo:country="RU" fo:background-color="transparent"/>
    </style:style>
    <style:style style:name="P290" style:family="paragraph" style:parent-style-name="Text_20_body">
      <style:paragraph-properties fo:text-align="center" style:justify-single-word="false" fo:padding="0in" fo:border="none" style:shadow="none" style:join-border="false"/>
      <style:text-properties fo:language="ru" fo:country="RU" fo:background-color="transparent"/>
    </style:style>
    <style:style style:name="P291" style:family="paragraph" style:parent-style-name="Text_20_body">
      <style:paragraph-properties fo:text-align="justify" style:justify-single-word="false" fo:padding="0in" fo:border="none" style:shadow="none" style:join-border="false"/>
      <style:text-properties fo:language="ru" fo:country="RU" fo:background-color="#ffff00"/>
    </style:style>
    <style:style style:name="P292" style:family="paragraph" style:parent-style-name="Text_20_body">
      <style:paragraph-properties fo:text-align="justify" style:justify-single-word="false" fo:padding="0in" fo:border="none" style:shadow="none" style:join-border="false"/>
      <style:text-properties fo:language="ru" fo:country="RU" fo:background-color="#ffffff"/>
    </style:style>
    <style:style style:name="P293" style:family="paragraph" style:parent-style-name="Text_20_body">
      <style:paragraph-properties fo:text-align="justify" style:justify-single-word="false" fo:padding="0in" fo:border="none" style:shadow="none" style:join-border="false"/>
      <style:text-properties fo:language="ru" fo:country="RU" fo:font-style="italic" fo:background-color="transparent" style:font-style-asian="italic" style:font-style-complex="italic"/>
    </style:style>
    <style:style style:name="P294" style:family="paragraph" style:parent-style-name="Text_20_body">
      <style:paragraph-properties fo:text-align="justify" style:justify-single-word="false" fo:padding="0in" fo:border="none" style:shadow="none" style:join-border="false"/>
      <style:text-properties fo:language="ru" fo:country="RU" fo:font-style="italic" officeooo:paragraph-rsid="008111f1" fo:background-color="transparent" style:font-style-asian="italic" style:font-style-complex="italic"/>
    </style:style>
    <style:style style:name="P295" style:family="paragraph" style:parent-style-name="Text_20_body">
      <style:paragraph-properties fo:text-align="justify" style:justify-single-word="false" fo:padding="0in" fo:border="none" style:shadow="none" style:join-border="false"/>
      <style:text-properties fo:language="ru" fo:country="RU" fo:font-style="italic" officeooo:paragraph-rsid="00830a53" fo:background-color="transparent" style:font-style-asian="italic" style:font-style-complex="italic"/>
    </style:style>
    <style:style style:name="P296" style:family="paragraph" style:parent-style-name="Text_20_body">
      <style:paragraph-properties fo:text-align="justify" style:justify-single-word="false" fo:padding="0in" fo:border="none" style:shadow="none" style:join-border="false"/>
      <style:text-properties fo:language="ru" fo:country="RU" fo:font-style="italic" officeooo:paragraph-rsid="008be7a3" fo:background-color="transparent" style:font-style-asian="italic" style:font-style-complex="italic"/>
    </style:style>
    <style:style style:name="P297" style:family="paragraph" style:parent-style-name="Text_20_body">
      <style:paragraph-properties fo:text-align="justify" style:justify-single-word="false" fo:padding="0in" fo:border="none" style:shadow="none" style:join-border="false"/>
      <style:text-properties fo:language="ru" fo:country="RU" fo:font-style="italic" officeooo:paragraph-rsid="00ac2145" fo:background-color="transparent" style:font-style-asian="italic" style:font-style-complex="italic"/>
    </style:style>
    <style:style style:name="P298" style:family="paragraph" style:parent-style-name="Text_20_body">
      <style:paragraph-properties fo:text-align="justify" style:justify-single-word="false" fo:padding="0in" fo:border="none" style:shadow="none" style:join-border="false">
        <style:tab-stops>
          <style:tab-stop style:position="0.4583in"/>
        </style:tab-stops>
      </style:paragraph-properties>
      <style:text-properties fo:language="ru" fo:country="RU" fo:font-style="italic" fo:background-color="transparent" style:font-style-asian="italic" style:font-style-complex="italic"/>
    </style:style>
    <style:style style:name="P299" style:family="paragraph" style:parent-style-name="Text_20_body">
      <style:paragraph-properties fo:text-align="center" style:justify-single-word="false" fo:padding="0in" fo:border="none" style:shadow="none" style:join-border="false"/>
      <style:text-properties fo:language="ru" fo:country="RU" fo:font-style="italic" fo:background-color="transparent" style:font-style-asian="italic" style:font-style-complex="italic"/>
    </style:style>
    <style:style style:name="P300" style:family="paragraph" style:parent-style-name="Text_20_body">
      <style:paragraph-properties fo:text-align="justify" style:justify-single-word="false" fo:padding="0in" fo:border="none" style:shadow="none" style:join-border="false"/>
      <style:text-properties fo:language="ru" fo:country="RU" fo:font-style="italic" officeooo:rsid="00ac2145" officeooo:paragraph-rsid="00ac2145" fo:background-color="transparent" style:font-style-asian="italic" style:font-style-complex="italic"/>
    </style:style>
    <style:style style:name="P301" style:family="paragraph" style:parent-style-name="Text_20_body">
      <style:paragraph-properties fo:text-align="justify" style:justify-single-word="false" fo:padding="0in" fo:border="none" style:shadow="none" style:join-border="false"/>
      <style:text-properties fo:language="ru" fo:country="RU" fo:font-style="italic" fo:background-color="#ffffff" style:font-style-asian="italic" style:font-style-complex="italic"/>
    </style:style>
    <style:style style:name="P302" style:family="paragraph" style:parent-style-name="Text_20_body">
      <style:paragraph-properties fo:text-align="justify" style:justify-single-word="false" fo:padding="0in" fo:border="none" style:shadow="none" style:join-border="false"/>
      <style:text-properties fo:language="ru" fo:country="RU" fo:font-style="italic" fo:background-color="#ffff00" style:font-style-asian="italic" style:font-style-complex="italic"/>
    </style:style>
    <style:style style:name="P303" style:family="paragraph" style:parent-style-name="Text_20_body">
      <style:paragraph-properties fo:text-align="justify" style:justify-single-word="false" fo:padding="0in" fo:border="none" style:shadow="none" style:join-border="false"/>
      <style:text-properties fo:language="ru" fo:country="RU" fo:font-style="italic" officeooo:paragraph-rsid="008111f1" fo:background-color="#ffff00" style:font-style-asian="italic" style:font-style-complex="italic"/>
    </style:style>
    <style:style style:name="P304" style:family="paragraph" style:parent-style-name="Text_20_body">
      <style:paragraph-properties fo:text-align="justify" style:justify-single-word="false" fo:padding="0in" fo:border="none" style:shadow="none" style:join-border="false"/>
      <style:text-properties fo:language="ru" fo:country="RU" fo:font-style="italic" officeooo:paragraph-rsid="00a5ec12" fo:background-color="#ffff00" style:font-style-asian="italic" style:font-style-complex="italic"/>
    </style:style>
    <style:style style:name="P305" style:family="paragraph" style:parent-style-name="Text_20_body">
      <style:paragraph-properties fo:text-align="justify" style:justify-single-word="false" fo:padding="0in" fo:border="none" style:shadow="none" style:join-border="false"/>
      <style:text-properties fo:language="ru" fo:country="RU" fo:font-style="normal" fo:background-color="transparent" style:font-style-asian="normal" style:font-style-complex="normal"/>
    </style:style>
    <style:style style:name="P306" style:family="paragraph" style:parent-style-name="Text_20_body">
      <style:paragraph-properties fo:text-align="center" style:justify-single-word="false" fo:padding="0in" fo:border="none" style:shadow="none" style:join-border="false"/>
      <style:text-properties fo:language="ru" fo:country="RU" fo:font-style="normal" fo:background-color="transparent" style:font-style-asian="normal" style:font-style-complex="normal"/>
    </style:style>
    <style:style style:name="P307" style:family="paragraph" style:parent-style-name="Text_20_body">
      <style:paragraph-properties fo:text-align="justify" style:justify-single-word="false" fo:padding="0in" fo:border="none" style:shadow="none" style:join-border="false"/>
      <style:text-properties fo:language="ru" fo:country="RU" fo:font-style="normal" officeooo:rsid="00a5ec12" officeooo:paragraph-rsid="00a5ec12" fo:background-color="transparent" style:font-style-asian="normal" style:font-style-complex="normal"/>
    </style:style>
    <style:style style:name="P308" style:family="paragraph" style:parent-style-name="Text_20_body">
      <style:paragraph-properties fo:text-align="justify" style:justify-single-word="false" fo:padding="0in" fo:border="none" style:shadow="none" style:join-border="false"/>
      <style:text-properties fo:language="ru" fo:country="RU" fo:font-style="normal" fo:background-color="#ffff00" style:font-style-asian="normal" style:font-style-complex="normal"/>
    </style:style>
    <style:style style:name="P309" style:family="paragraph" style:parent-style-name="Text_20_body">
      <style:paragraph-properties fo:text-align="justify" style:justify-single-word="false" fo:padding="0in" fo:border="none" style:shadow="none" style:join-border="false"/>
      <style:text-properties fo:background-color="#00ccff"/>
    </style:style>
    <style:style style:name="P310" style:family="paragraph" style:parent-style-name="Text_20_body">
      <style:paragraph-properties fo:text-align="justify" style:justify-single-word="false" fo:padding="0in" fo:border="none" style:shadow="none" style:join-border="false"/>
      <style:text-properties officeooo:paragraph-rsid="008111f1" fo:background-color="#00ccff"/>
    </style:style>
    <style:style style:name="P311" style:family="paragraph" style:parent-style-name="Text_20_body">
      <style:paragraph-properties fo:text-align="justify" style:justify-single-word="false" fo:padding="0in" fo:border="none" style:shadow="none" style:join-border="false"/>
      <style:text-properties fo:background-color="#ffffff"/>
    </style:style>
    <style:style style:name="P312" style:family="paragraph" style:parent-style-name="Text_20_body">
      <style:paragraph-properties fo:text-align="justify" style:justify-single-word="false" fo:padding="0in" fo:border="none" style:shadow="none" style:join-border="false"/>
      <style:text-properties officeooo:paragraph-rsid="008111f1" fo:background-color="#ffffff"/>
    </style:style>
    <style:style style:name="P313" style:family="paragraph" style:parent-style-name="Text_20_body">
      <style:paragraph-properties fo:text-align="justify" style:justify-single-word="false" fo:padding="0in" fo:border="none" style:shadow="none" style:join-border="false"/>
      <style:text-properties fo:color="#0000ff"/>
    </style:style>
    <style:style style:name="P314" style:family="paragraph" style:parent-style-name="Text_20_body">
      <style:paragraph-properties fo:text-align="center" style:justify-single-word="false" fo:padding="0in" fo:border="none" style:shadow="none" style:join-border="false"/>
      <style:text-properties fo:language="en" fo:country="US" fo:font-style="italic" fo:background-color="transparent" style:font-style-asian="italic" style:font-style-complex="italic"/>
    </style:style>
    <style:style style:name="P3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background-color="transparent"/>
    </style:style>
    <style:style style:name="P3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paragraph-rsid="032191bc" fo:background-color="transparent"/>
    </style:style>
    <style:style style:name="P317" style:family="paragraph" style:parent-style-name="Text_20_body">
      <style:paragraph-properties fo:text-align="justify" style:justify-single-word="false" fo:padding="0in" fo:border="none" style:shadow="none" style:join-border="false">
        <style:tab-stops>
          <style:tab-stop style:position="7.4917in"/>
        </style:tab-stops>
      </style:paragraph-properties>
      <style:text-properties style:text-line-through-style="none" style:text-line-through-type="none" fo:language="ru" fo:country="RU" fo:background-color="transparent"/>
    </style:style>
    <style:style style:name="P3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4a904" officeooo:paragraph-rsid="0014a904" fo:background-color="transparent"/>
    </style:style>
    <style:style style:name="P3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6533d" officeooo:paragraph-rsid="0016533d" fo:background-color="transparent"/>
    </style:style>
    <style:style style:name="P3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6533d" officeooo:paragraph-rsid="0014a904" fo:background-color="transparent"/>
    </style:style>
    <style:style style:name="P3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ef74" officeooo:paragraph-rsid="001bef74" fo:background-color="transparent"/>
    </style:style>
    <style:style style:name="P3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ef74" officeooo:paragraph-rsid="02714680" fo:background-color="transparent"/>
    </style:style>
    <style:style style:name="P323"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01bef74" officeooo:paragraph-rsid="03675c49" fo:background-color="transparent"/>
    </style:style>
    <style:style style:name="P3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8426e" officeooo:paragraph-rsid="0016533d" fo:background-color="transparent"/>
    </style:style>
    <style:style style:name="P3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dff8b" officeooo:paragraph-rsid="001dff8b" fo:background-color="transparent"/>
    </style:style>
    <style:style style:name="P3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7eccd" officeooo:paragraph-rsid="0027eccd" fo:background-color="transparent"/>
    </style:style>
    <style:style style:name="P3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7eccd" officeooo:paragraph-rsid="0044a0d5" fo:background-color="transparent"/>
    </style:style>
    <style:style style:name="P3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b50f4" officeooo:paragraph-rsid="0027eccd" fo:background-color="transparent"/>
    </style:style>
    <style:style style:name="P3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80dd4" officeooo:paragraph-rsid="00380dd4" fo:background-color="transparent"/>
    </style:style>
    <style:style style:name="P3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98145" officeooo:paragraph-rsid="00398145" fo:background-color="transparent"/>
    </style:style>
    <style:style style:name="P3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ebfcd" officeooo:paragraph-rsid="003ebfcd" fo:background-color="transparent"/>
    </style:style>
    <style:style style:name="P3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1b01b" officeooo:paragraph-rsid="0040eeb4" fo:background-color="transparent"/>
    </style:style>
    <style:style style:name="P3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1b01b" officeooo:paragraph-rsid="0041b01b" fo:background-color="transparent"/>
    </style:style>
    <style:style style:name="P3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7e2d9" officeooo:paragraph-rsid="0047e2d9" fo:background-color="transparent"/>
    </style:style>
    <style:style style:name="P3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10860" officeooo:paragraph-rsid="00510860" fo:background-color="transparent"/>
    </style:style>
    <style:style style:name="P3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3d733" officeooo:paragraph-rsid="0052ba96" fo:background-color="transparent"/>
    </style:style>
    <style:style style:name="P3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70795" officeooo:paragraph-rsid="00510860" fo:background-color="transparent"/>
    </style:style>
    <style:style style:name="P3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5b7ca" officeooo:paragraph-rsid="00510860" fo:background-color="transparent"/>
    </style:style>
    <style:style style:name="P3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5b7ca" officeooo:paragraph-rsid="02c7f0f4" fo:background-color="transparent"/>
    </style:style>
    <style:style style:name="P3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90d78" officeooo:paragraph-rsid="00590d78" fo:background-color="transparent"/>
    </style:style>
    <style:style style:name="P3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a6737" officeooo:paragraph-rsid="00590d78" fo:background-color="transparent"/>
    </style:style>
    <style:style style:name="P3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a6737" officeooo:paragraph-rsid="005a6737" fo:background-color="transparent"/>
    </style:style>
    <style:style style:name="P3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d2ca4" officeooo:paragraph-rsid="005d2ca4" fo:background-color="transparent"/>
    </style:style>
    <style:style style:name="P3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d2ca4" officeooo:paragraph-rsid="005a6737" fo:background-color="transparent"/>
    </style:style>
    <style:style style:name="P3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67ddc7" officeooo:paragraph-rsid="0067ddc7" fo:background-color="transparent"/>
    </style:style>
    <style:style style:name="P3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22898" officeooo:paragraph-rsid="00722898" fo:background-color="transparent"/>
    </style:style>
    <style:style style:name="P3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22898" officeooo:paragraph-rsid="00b79582" fo:background-color="transparent"/>
    </style:style>
    <style:style style:name="P3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3bd91" officeooo:paragraph-rsid="0073bd91" fo:background-color="transparent"/>
    </style:style>
    <style:style style:name="P3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68f851" officeooo:paragraph-rsid="0073bd91" fo:background-color="transparent"/>
    </style:style>
    <style:style style:name="P3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transparent"/>
    </style:style>
    <style:style style:name="P3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5b589" fo:background-color="transparent"/>
    </style:style>
    <style:style style:name="P3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98c73a" fo:background-color="transparent"/>
    </style:style>
    <style:style style:name="P3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bfcb27" officeooo:paragraph-rsid="00bfcb27" fo:background-color="transparent"/>
    </style:style>
    <style:style style:name="P3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1358f25" fo:background-color="transparent"/>
    </style:style>
    <style:style style:name="P3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0c25b69" fo:background-color="transparent"/>
    </style:style>
    <style:style style:name="P3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13d04c6" fo:background-color="transparent"/>
    </style:style>
    <style:style style:name="P3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f8583" officeooo:paragraph-rsid="00c25b69" fo:background-color="transparent"/>
    </style:style>
    <style:style style:name="P3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d2e70d" officeooo:paragraph-rsid="00d2e70d" fo:background-color="transparent"/>
    </style:style>
    <style:style style:name="P3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06d16" officeooo:paragraph-rsid="00db2d22" fo:background-color="transparent"/>
    </style:style>
    <style:style style:name="P3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44253" officeooo:paragraph-rsid="00e44253" fo:background-color="transparent"/>
    </style:style>
    <style:style style:name="P3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d8eb28" officeooo:paragraph-rsid="00d5f182" fo:background-color="transparent"/>
    </style:style>
    <style:style style:name="P3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90811" officeooo:paragraph-rsid="00e90811" fo:background-color="transparent"/>
    </style:style>
    <style:style style:name="P3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bf23d" officeooo:paragraph-rsid="00e90811" fo:background-color="transparent"/>
    </style:style>
    <style:style style:name="P3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e95f2" officeooo:paragraph-rsid="00ce95f2" fo:background-color="transparent"/>
    </style:style>
    <style:style style:name="P3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0c9df" officeooo:paragraph-rsid="00f0c9df" fo:background-color="transparent"/>
    </style:style>
    <style:style style:name="P3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17a20" officeooo:paragraph-rsid="00f17a20" fo:background-color="transparent"/>
    </style:style>
    <style:style style:name="P3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49dda" officeooo:paragraph-rsid="01049dda" fo:background-color="transparent"/>
    </style:style>
    <style:style style:name="P3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4ff2a" officeooo:paragraph-rsid="00f33241" fo:background-color="transparent"/>
    </style:style>
    <style:style style:name="P3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c6716" officeooo:paragraph-rsid="00fd9d2c" fo:background-color="transparent"/>
    </style:style>
    <style:style style:name="P3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719d7" officeooo:paragraph-rsid="010719d7" fo:background-color="transparent"/>
    </style:style>
    <style:style style:name="P3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9cc10" officeooo:paragraph-rsid="010b12c3" fo:background-color="transparent"/>
    </style:style>
    <style:style style:name="P3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6c255" officeooo:paragraph-rsid="0136c255" fo:background-color="transparent"/>
    </style:style>
    <style:style style:name="P3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7a7bc" officeooo:paragraph-rsid="0137a7bc" fo:background-color="transparent"/>
    </style:style>
    <style:style style:name="P3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85e42" officeooo:paragraph-rsid="01385e42" fo:background-color="transparent"/>
    </style:style>
    <style:style style:name="P3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adc5c" officeooo:paragraph-rsid="013adc5c" fo:background-color="transparent"/>
    </style:style>
    <style:style style:name="P3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b4231" officeooo:paragraph-rsid="013b4231" fo:background-color="transparent"/>
    </style:style>
    <style:style style:name="P3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b4231" officeooo:paragraph-rsid="013c5098" fo:background-color="transparent"/>
    </style:style>
    <style:style style:name="P3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c5098" officeooo:paragraph-rsid="013c5098" fo:background-color="transparent"/>
    </style:style>
    <style:style style:name="P3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1ac791" officeooo:paragraph-rsid="011ac791" fo:background-color="transparent"/>
    </style:style>
    <style:style style:name="P3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d04c6" officeooo:paragraph-rsid="013d04c6" fo:background-color="transparent"/>
    </style:style>
    <style:style style:name="P3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ef5cf" officeooo:paragraph-rsid="013ef5cf" fo:background-color="transparent"/>
    </style:style>
    <style:style style:name="P3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44f423" officeooo:paragraph-rsid="0144f423" fo:background-color="transparent"/>
    </style:style>
    <style:style style:name="P3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412d7c" officeooo:paragraph-rsid="01412d7c" fo:background-color="transparent"/>
    </style:style>
    <style:style style:name="P3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51c57b" officeooo:paragraph-rsid="0151c57b" fo:background-color="transparent"/>
    </style:style>
    <style:style style:name="P3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6e587d" officeooo:paragraph-rsid="016e587d" fo:background-color="transparent"/>
    </style:style>
    <style:style style:name="P3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19c6e" officeooo:paragraph-rsid="01719c6e" fo:background-color="transparent"/>
    </style:style>
    <style:style style:name="P3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19c6e" officeooo:paragraph-rsid="01744589" fo:background-color="transparent"/>
    </style:style>
    <style:style style:name="P3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2ff79" officeooo:paragraph-rsid="01719c6e" fo:background-color="transparent"/>
    </style:style>
    <style:style style:name="P389"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176e17a" officeooo:paragraph-rsid="017f5c5d" fo:background-color="transparent"/>
    </style:style>
    <style:style style:name="P3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6e17a" officeooo:paragraph-rsid="017a4825" fo:background-color="transparent"/>
    </style:style>
    <style:style style:name="P3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66d24" officeooo:paragraph-rsid="01866d24" fo:background-color="transparent"/>
    </style:style>
    <style:style style:name="P3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66d24" officeooo:paragraph-rsid="0189d558" fo:background-color="transparent"/>
    </style:style>
    <style:style style:name="P3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d7845" officeooo:paragraph-rsid="017a4825" fo:background-color="transparent"/>
    </style:style>
    <style:style style:name="P3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d7845" officeooo:paragraph-rsid="018d7845" fo:background-color="transparent"/>
    </style:style>
    <style:style style:name="P3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ec3bd" officeooo:paragraph-rsid="018ec3bd" fo:background-color="transparent"/>
    </style:style>
    <style:style style:name="P3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97d6da" officeooo:paragraph-rsid="0197d6da" fo:background-color="transparent"/>
    </style:style>
    <style:style style:name="P3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999dcd" officeooo:paragraph-rsid="0197d6da" fo:background-color="transparent"/>
    </style:style>
    <style:style style:name="P3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a0df4b" officeooo:paragraph-rsid="0197d6da" fo:background-color="transparent"/>
    </style:style>
    <style:style style:name="P3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bf8131" officeooo:paragraph-rsid="01bf8131" fo:background-color="transparent"/>
    </style:style>
    <style:style style:name="P4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c29817" officeooo:paragraph-rsid="01bf8131" fo:background-color="transparent"/>
    </style:style>
    <style:style style:name="P4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c29817" officeooo:paragraph-rsid="01c29817" fo:background-color="transparent"/>
    </style:style>
    <style:style style:name="P4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564b1" officeooo:paragraph-rsid="01c29817" fo:background-color="transparent"/>
    </style:style>
    <style:style style:name="P4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6840d" officeooo:paragraph-rsid="01d6840d" fo:background-color="transparent"/>
    </style:style>
    <style:style style:name="P4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768da" officeooo:paragraph-rsid="01d768da" fo:background-color="transparent"/>
    </style:style>
    <style:style style:name="P4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ad993" officeooo:paragraph-rsid="01dad993" fo:background-color="transparent"/>
    </style:style>
    <style:style style:name="P4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0f203" officeooo:paragraph-rsid="01f0f203" fo:background-color="transparent"/>
    </style:style>
    <style:style style:name="P4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1f3dd42" fo:background-color="transparent"/>
    </style:style>
    <style:style style:name="P4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23cb66a" fo:background-color="transparent"/>
    </style:style>
    <style:style style:name="P4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23ea609" fo:background-color="transparent"/>
    </style:style>
    <style:style style:name="P4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c30b0" officeooo:paragraph-rsid="01fc30b0" fo:background-color="transparent"/>
    </style:style>
    <style:style style:name="P4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02af4a" officeooo:paragraph-rsid="0202af4a" fo:background-color="transparent"/>
    </style:style>
    <style:style style:name="P4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043118" officeooo:paragraph-rsid="02043118" fo:background-color="transparent"/>
    </style:style>
    <style:style style:name="P4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0535d4" officeooo:paragraph-rsid="020535d4" fo:background-color="transparent"/>
    </style:style>
    <style:style style:name="P414"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20535d4" officeooo:paragraph-rsid="020535d4" fo:background-color="transparent"/>
    </style:style>
    <style:style style:name="P4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720c0" officeooo:paragraph-rsid="0234a349" fo:background-color="transparent"/>
    </style:style>
    <style:style style:name="P4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720c0" officeooo:paragraph-rsid="02f0b67e" fo:background-color="transparent"/>
    </style:style>
    <style:style style:name="P417"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1f720c0" officeooo:paragraph-rsid="0234a349" fo:background-color="transparent"/>
    </style:style>
    <style:style style:name="P4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ea609" officeooo:paragraph-rsid="023ea609" fo:background-color="transparent"/>
    </style:style>
    <style:style style:name="P4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424bf3" officeooo:paragraph-rsid="02424bf3" fo:background-color="transparent"/>
    </style:style>
    <style:style style:name="P4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4a349" officeooo:paragraph-rsid="0234a349" fo:background-color="transparent"/>
    </style:style>
    <style:style style:name="P4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afb1c" officeooo:paragraph-rsid="023afb1c" fo:background-color="transparent"/>
    </style:style>
    <style:style style:name="P4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435cf4" officeooo:paragraph-rsid="0241f1e6" fo:background-color="transparent"/>
    </style:style>
    <style:style style:name="P4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5ed2a" officeooo:paragraph-rsid="02466f3d" fo:background-color="transparent"/>
    </style:style>
    <style:style style:name="P4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c195f" officeooo:paragraph-rsid="026c195f" fo:background-color="transparent"/>
    </style:style>
    <style:style style:name="P4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e7b76" officeooo:paragraph-rsid="026e7b76" fo:background-color="transparent"/>
    </style:style>
    <style:style style:name="P4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3468e" officeooo:paragraph-rsid="02764f40" fo:background-color="transparent"/>
    </style:style>
    <style:style style:name="P4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64f40" officeooo:paragraph-rsid="02764f40" fo:background-color="transparent"/>
    </style:style>
    <style:style style:name="P4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921b3" officeooo:paragraph-rsid="027921b3" fo:background-color="transparent"/>
    </style:style>
    <style:style style:name="P4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a24d1" officeooo:paragraph-rsid="027a24d1" fo:background-color="transparent"/>
    </style:style>
    <style:style style:name="P4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cba96" officeooo:paragraph-rsid="027cba96" fo:background-color="transparent"/>
    </style:style>
    <style:style style:name="P4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26bc9" officeooo:paragraph-rsid="02826bc9" fo:background-color="transparent"/>
    </style:style>
    <style:style style:name="P4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46937" officeooo:paragraph-rsid="02846937" fo:background-color="transparent"/>
    </style:style>
    <style:style style:name="P4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66627" officeooo:paragraph-rsid="02866627" fo:background-color="transparent"/>
    </style:style>
    <style:style style:name="P4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6a4aa" officeooo:paragraph-rsid="0286a4aa" fo:background-color="transparent"/>
    </style:style>
    <style:style style:name="P435"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06e98b2" officeooo:paragraph-rsid="00437e03" fo:background-color="transparent"/>
    </style:style>
    <style:style style:name="P4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992b74" officeooo:paragraph-rsid="02992b74" fo:background-color="transparent"/>
    </style:style>
    <style:style style:name="P4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9dfc18" officeooo:paragraph-rsid="029da12d" fo:background-color="transparent"/>
    </style:style>
    <style:style style:name="P4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a812b9" officeooo:paragraph-rsid="02a812b9" fo:background-color="transparent"/>
    </style:style>
    <style:style style:name="P4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be9706" officeooo:paragraph-rsid="02be9706" fo:background-color="transparent"/>
    </style:style>
    <style:style style:name="P4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a07c59" officeooo:paragraph-rsid="029dfc18" fo:background-color="transparent"/>
    </style:style>
    <style:style style:name="P4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a3010b" officeooo:paragraph-rsid="029dfc18" fo:background-color="transparent"/>
    </style:style>
    <style:style style:name="P4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b60122" officeooo:paragraph-rsid="02b60122" fo:background-color="transparent"/>
    </style:style>
    <style:style style:name="P4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b99c49" officeooo:paragraph-rsid="02b99c49" fo:background-color="transparent"/>
    </style:style>
    <style:style style:name="P4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ca1717" officeooo:paragraph-rsid="02ca1717" fo:background-color="transparent"/>
    </style:style>
    <style:style style:name="P4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cb8a82" officeooo:paragraph-rsid="02c7f0f4" fo:background-color="transparent"/>
    </style:style>
    <style:style style:name="P4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6765" officeooo:paragraph-rsid="02f06765" fo:background-color="transparent"/>
    </style:style>
    <style:style style:name="P4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6765" officeooo:paragraph-rsid="02f0b67e" fo:background-color="transparent"/>
    </style:style>
    <style:style style:name="P4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b67e" officeooo:paragraph-rsid="02f0b67e" fo:background-color="transparent"/>
    </style:style>
    <style:style style:name="P4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b67e" officeooo:paragraph-rsid="02f1288e" fo:background-color="transparent"/>
    </style:style>
    <style:style style:name="P4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b67e" officeooo:paragraph-rsid="03044984" fo:background-color="transparent"/>
    </style:style>
    <style:style style:name="P4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d503" officeooo:paragraph-rsid="0014a904" fo:background-color="transparent"/>
    </style:style>
    <style:style style:name="P4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211d1" officeooo:paragraph-rsid="02dac34a" fo:background-color="transparent"/>
    </style:style>
    <style:style style:name="P4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b3fc8" officeooo:paragraph-rsid="02fb3fc8" fo:background-color="transparent"/>
    </style:style>
    <style:style style:name="P4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bc30e" officeooo:paragraph-rsid="030bc30e" fo:background-color="transparent"/>
    </style:style>
    <style:style style:name="P4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a2de2" officeooo:paragraph-rsid="0308623e" fo:background-color="transparent"/>
    </style:style>
    <style:style style:name="P4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c00b5" officeooo:paragraph-rsid="030c00b5" fo:background-color="transparent"/>
    </style:style>
    <style:style style:name="P4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3c8e3" officeooo:paragraph-rsid="0313c8e3" fo:background-color="transparent"/>
    </style:style>
    <style:style style:name="P4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a1923" officeooo:paragraph-rsid="031a1923" fo:background-color="transparent"/>
    </style:style>
    <style:style style:name="P4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a1923" officeooo:paragraph-rsid="031952c0" fo:background-color="transparent"/>
    </style:style>
    <style:style style:name="P4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291b4" officeooo:paragraph-rsid="032291b4" fo:background-color="transparent"/>
    </style:style>
    <style:style style:name="P4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291b4" officeooo:paragraph-rsid="032191bc" fo:background-color="transparent"/>
    </style:style>
    <style:style style:name="P4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3ff46" officeooo:paragraph-rsid="0313c8e3" fo:background-color="transparent"/>
    </style:style>
    <style:style style:name="P4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3ff46" officeooo:paragraph-rsid="0313ff46" fo:background-color="transparent"/>
    </style:style>
    <style:style style:name="P4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6cf7e" officeooo:paragraph-rsid="0316cf7e" fo:background-color="transparent"/>
    </style:style>
    <style:style style:name="P4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952c0" officeooo:paragraph-rsid="031952c0" fo:background-color="transparent"/>
    </style:style>
    <style:style style:name="P4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b6890" officeooo:paragraph-rsid="031b6890" fo:background-color="transparent"/>
    </style:style>
    <style:style style:name="P4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fe31d" officeooo:paragraph-rsid="031e1c32" fo:background-color="transparent"/>
    </style:style>
    <style:style style:name="P4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fe31d" officeooo:paragraph-rsid="031fe31d" fo:background-color="transparent"/>
    </style:style>
    <style:style style:name="P4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191bc" officeooo:paragraph-rsid="032191bc" fo:background-color="transparent"/>
    </style:style>
    <style:style style:name="P4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68562" officeooo:paragraph-rsid="03268562" fo:background-color="transparent"/>
    </style:style>
    <style:style style:name="P4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68562" officeooo:paragraph-rsid="032d1673" fo:background-color="transparent"/>
    </style:style>
    <style:style style:name="P4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d1673" officeooo:paragraph-rsid="032d1673" fo:background-color="transparent"/>
    </style:style>
    <style:style style:name="P4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d1673" officeooo:paragraph-rsid="0331ac17" fo:background-color="transparent"/>
    </style:style>
    <style:style style:name="P4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e1c32" officeooo:paragraph-rsid="032191bc" fo:background-color="transparent"/>
    </style:style>
    <style:style style:name="P4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40e48" officeooo:paragraph-rsid="03340e48" fo:background-color="transparent"/>
    </style:style>
    <style:style style:name="P4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20275" officeooo:paragraph-rsid="03320275" fo:background-color="transparent"/>
    </style:style>
    <style:style style:name="P4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6c6b2" officeooo:paragraph-rsid="0306c6b2" fo:background-color="transparent"/>
    </style:style>
    <style:style style:name="P4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6c6b2" officeooo:paragraph-rsid="033d78e4" fo:background-color="transparent"/>
    </style:style>
    <style:style style:name="P4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b6f55" officeooo:paragraph-rsid="033b6f55" fo:background-color="transparent"/>
    </style:style>
    <style:style style:name="P4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d78e4" officeooo:paragraph-rsid="033d78e4" fo:background-color="transparent"/>
    </style:style>
    <style:style style:name="P4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d78e4" officeooo:paragraph-rsid="033d1ed2" fo:background-color="transparent"/>
    </style:style>
    <style:style style:name="P4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434c07" officeooo:paragraph-rsid="03434c07" fo:background-color="transparent"/>
    </style:style>
    <style:style style:name="P4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ea96a" officeooo:paragraph-rsid="033d78e4" fo:background-color="transparent"/>
    </style:style>
    <style:style style:name="P4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48f3e2" officeooo:paragraph-rsid="0348f3e2" fo:background-color="transparent"/>
    </style:style>
    <style:style style:name="P4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4b1f2c" officeooo:paragraph-rsid="034b1f2c" fo:background-color="transparent"/>
    </style:style>
    <style:style style:name="P4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5bb7f9" officeooo:paragraph-rsid="035bb7f9" fo:background-color="transparent"/>
    </style:style>
    <style:style style:name="P4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bdb2e6" officeooo:paragraph-rsid="03bdb2e6" fo:background-color="transparent"/>
    </style:style>
    <style:style style:name="P4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bef524" officeooo:paragraph-rsid="03bef524" fo:background-color="transparent"/>
    </style:style>
    <style:style style:name="P4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5e50a2" officeooo:paragraph-rsid="02466f3d" fo:background-color="transparent"/>
    </style:style>
    <style:style style:name="P4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84d78" officeooo:paragraph-rsid="03c84d78" fo:background-color="transparent"/>
    </style:style>
    <style:style style:name="P4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9dd52" officeooo:paragraph-rsid="03c9dd52" fo:background-color="transparent"/>
    </style:style>
    <style:style style:name="P4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295bc" officeooo:paragraph-rsid="02466f3d" fo:background-color="transparent"/>
    </style:style>
    <style:style style:name="P4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49e23" officeooo:paragraph-rsid="03c3c9b5" fo:background-color="transparent"/>
    </style:style>
    <style:style style:name="P4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79c36" officeooo:paragraph-rsid="03c3c9b5" fo:background-color="transparent"/>
    </style:style>
    <style:style style:name="P4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79c36" officeooo:paragraph-rsid="03c79c36" fo:background-color="transparent"/>
    </style:style>
    <style:style style:name="P4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c1aef" officeooo:paragraph-rsid="03cc1aef" fo:background-color="transparent"/>
    </style:style>
    <style:style style:name="P4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ce676" officeooo:paragraph-rsid="03cce676" fo:background-color="transparent"/>
    </style:style>
    <style:style style:name="P4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d0ddb8" officeooo:paragraph-rsid="03d0ddb8" fo:background-color="transparent"/>
    </style:style>
    <style:style style:name="P4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d41b8" officeooo:paragraph-rsid="03cce676" fo:background-color="transparent"/>
    </style:style>
    <style:style style:name="P5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d3ed48" officeooo:paragraph-rsid="03d0ddb8" fo:background-color="transparent"/>
    </style:style>
    <style:style style:name="P5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d67f98" officeooo:paragraph-rsid="03d67f98" fo:background-color="transparent"/>
    </style:style>
    <style:style style:name="P5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320b6" officeooo:paragraph-rsid="03e320b6" fo:background-color="transparent"/>
    </style:style>
    <style:style style:name="P5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b9813" officeooo:paragraph-rsid="03fb0aa7" fo:background-color="transparent"/>
    </style:style>
    <style:style style:name="P5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c97e2" officeooo:paragraph-rsid="03fb0aa7" fo:background-color="transparent"/>
    </style:style>
    <style:style style:name="P5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085d2" officeooo:paragraph-rsid="03db2667" fo:background-color="transparent"/>
    </style:style>
    <style:style style:name="P5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1f2dc" officeooo:paragraph-rsid="03e2de3a" fo:background-color="transparent"/>
    </style:style>
    <style:style style:name="P5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2de3a" officeooo:paragraph-rsid="03e2de3a" fo:background-color="transparent"/>
    </style:style>
    <style:style style:name="P5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3105b" officeooo:paragraph-rsid="03e3105b" fo:background-color="transparent"/>
    </style:style>
    <style:style style:name="P5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a5fb8" officeooo:paragraph-rsid="03eb6f3f" fo:background-color="transparent"/>
    </style:style>
    <style:style style:name="P5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a5fb8" officeooo:paragraph-rsid="03e3105b" fo:background-color="transparent"/>
    </style:style>
    <style:style style:name="P5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3b193" officeooo:paragraph-rsid="03f3b193" fo:background-color="transparent"/>
    </style:style>
    <style:style style:name="P5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513be" officeooo:paragraph-rsid="03f513be" fo:background-color="transparent"/>
    </style:style>
    <style:style style:name="P5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513be" officeooo:paragraph-rsid="03f8200d" fo:background-color="transparent"/>
    </style:style>
    <style:style style:name="P5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5c24b" officeooo:paragraph-rsid="03f8200d" fo:background-color="transparent"/>
    </style:style>
    <style:style style:name="P5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700ee" officeooo:paragraph-rsid="03e700ee" fo:background-color="transparent"/>
    </style:style>
    <style:style style:name="P5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0a2276" officeooo:paragraph-rsid="040a2276" fo:background-color="transparent"/>
    </style:style>
    <style:style style:name="P5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88948" officeooo:paragraph-rsid="04188948" fo:background-color="transparent"/>
    </style:style>
    <style:style style:name="P5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b3e60" officeooo:paragraph-rsid="0420926f" fo:background-color="transparent"/>
    </style:style>
    <style:style style:name="P5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b3e60" officeooo:paragraph-rsid="041b3e60" fo:background-color="transparent"/>
    </style:style>
    <style:style style:name="P5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b3e60" officeooo:paragraph-rsid="041d367c" fo:background-color="transparent"/>
    </style:style>
    <style:style style:name="P5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b3e60" officeooo:paragraph-rsid="0468f69f" fo:background-color="transparent"/>
    </style:style>
    <style:style style:name="P5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20926f" officeooo:paragraph-rsid="0420926f" fo:background-color="transparent"/>
    </style:style>
    <style:style style:name="P5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2583b8" officeooo:paragraph-rsid="0420926f" fo:background-color="transparent"/>
    </style:style>
    <style:style style:name="P5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4996d" officeooo:paragraph-rsid="0434996d" fo:background-color="transparent"/>
    </style:style>
    <style:style style:name="P5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a3673" officeooo:paragraph-rsid="043a3673" fo:background-color="transparent"/>
    </style:style>
    <style:style style:name="P5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ac498" officeooo:paragraph-rsid="043ac498" fo:background-color="transparent"/>
    </style:style>
    <style:style style:name="P5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b803d" officeooo:paragraph-rsid="043b803d" fo:background-color="transparent"/>
    </style:style>
    <style:style style:name="P5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b803d" officeooo:paragraph-rsid="048ec6fc" fo:background-color="transparent"/>
    </style:style>
    <style:style style:name="P5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615fe" officeooo:paragraph-rsid="0434996d" fo:background-color="transparent"/>
    </style:style>
    <style:style style:name="P5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76011" officeooo:paragraph-rsid="04476011" fo:background-color="transparent"/>
    </style:style>
    <style:style style:name="P5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d18fa" officeooo:paragraph-rsid="043b803d" fo:background-color="transparent"/>
    </style:style>
    <style:style style:name="P5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124e0" officeooo:paragraph-rsid="044124e0" fo:background-color="transparent"/>
    </style:style>
    <style:style style:name="P5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fb86d" officeooo:paragraph-rsid="044124e0" fo:background-color="transparent"/>
    </style:style>
    <style:style style:name="P5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567a4" officeooo:paragraph-rsid="044567a4" fo:background-color="transparent"/>
    </style:style>
    <style:style style:name="P5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91895" officeooo:paragraph-rsid="043b803d" fo:background-color="transparent"/>
    </style:style>
    <style:style style:name="P5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91895" officeooo:paragraph-rsid="04491895" fo:background-color="transparent"/>
    </style:style>
    <style:style style:name="P5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538178" officeooo:paragraph-rsid="04538178" fo:background-color="transparent"/>
    </style:style>
    <style:style style:name="P5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ff1df" officeooo:paragraph-rsid="044ff1df" fo:background-color="transparent"/>
    </style:style>
    <style:style style:name="P5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57d70e" officeooo:paragraph-rsid="04491895" fo:background-color="transparent"/>
    </style:style>
    <style:style style:name="P5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09c73a" officeooo:paragraph-rsid="0407dba2" fo:background-color="transparent"/>
    </style:style>
    <style:style style:name="P5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68f69f" officeooo:paragraph-rsid="0468f69f" fo:background-color="transparent"/>
    </style:style>
    <style:style style:name="P5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28588b" officeooo:paragraph-rsid="0468f69f" fo:background-color="transparent"/>
    </style:style>
    <style:style style:name="P5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73f29a" officeooo:paragraph-rsid="0473f29a" fo:background-color="transparent"/>
    </style:style>
    <style:style style:name="P5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5f116b" officeooo:paragraph-rsid="045f116b" fo:background-color="transparent"/>
    </style:style>
    <style:style style:name="P5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7402be" officeooo:paragraph-rsid="04787689" fo:background-color="transparent"/>
    </style:style>
    <style:style style:name="P5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0de51" officeooo:paragraph-rsid="0480de51" fo:background-color="transparent"/>
    </style:style>
    <style:style style:name="P5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0de51" officeooo:paragraph-rsid="047f6a77" fo:background-color="transparent"/>
    </style:style>
    <style:style style:name="P5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22086" officeooo:paragraph-rsid="04822086" fo:background-color="transparent"/>
    </style:style>
    <style:style style:name="P5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6f44f" officeooo:paragraph-rsid="0486f44f" fo:background-color="transparent"/>
    </style:style>
    <style:style style:name="P5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6f44f" officeooo:paragraph-rsid="048ec6fc" fo:background-color="transparent"/>
    </style:style>
    <style:style style:name="P5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a6139" officeooo:paragraph-rsid="048a6139" fo:background-color="transparent"/>
    </style:style>
    <style:style style:name="P5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7f6a77" officeooo:paragraph-rsid="047f6a77" fo:background-color="transparent"/>
    </style:style>
    <style:style style:name="P5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ec6fc" officeooo:paragraph-rsid="048ec6fc" fo:background-color="transparent"/>
    </style:style>
    <style:style style:name="P5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efe9b" officeooo:paragraph-rsid="048efe9b" fo:background-color="transparent"/>
    </style:style>
    <style:style style:name="P5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ccea2" officeooo:paragraph-rsid="048a6139" fo:background-color="transparent"/>
    </style:style>
    <style:style style:name="P5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12d51" officeooo:paragraph-rsid="04a12d51" fo:background-color="transparent"/>
    </style:style>
    <style:style style:name="P5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00ccff"/>
    </style:style>
    <style:style style:name="P5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ffff00"/>
    </style:style>
    <style:style style:name="P5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ba20a" fo:background-color="#ffff00"/>
    </style:style>
    <style:style style:name="P5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dfe6d" officeooo:paragraph-rsid="008dfe6d" fo:background-color="#ffff00"/>
    </style:style>
    <style:style style:name="P5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aac0e" officeooo:paragraph-rsid="0087ae81" fo:background-color="#ffff00"/>
    </style:style>
    <style:style style:name="P5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e7b76" officeooo:paragraph-rsid="026e7b76" fo:background-color="#ffff00"/>
    </style:style>
    <style:style style:name="P5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9dd52" officeooo:paragraph-rsid="03c9dd52" fo:background-color="#ffff00"/>
    </style:style>
    <style:style style:name="P5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30a53" officeooo:paragraph-rsid="00830a53" fo:background-color="transparent" style:font-style-asian="italic" style:font-style-complex="italic"/>
    </style:style>
    <style:style style:name="P5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5b589" officeooo:paragraph-rsid="008be7a3" fo:background-color="transparent" style:font-style-asian="italic" style:font-style-complex="italic"/>
    </style:style>
    <style:style style:name="P566"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fo:font-style="italic" officeooo:rsid="021e2dfa" officeooo:paragraph-rsid="022dfed5" fo:background-color="transparent" style:font-style-asian="italic" style:font-style-complex="italic"/>
    </style:style>
    <style:style style:name="P5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5b589" officeooo:paragraph-rsid="00a5ec12" fo:background-color="#ffff00" style:font-style-asian="italic" style:font-style-complex="italic"/>
    </style:style>
    <style:style style:name="P568" style:family="paragraph" style:parent-style-name="Text_20_body">
      <style:paragraph-properties fo:text-align="justify" style:justify-single-word="false" fo:padding="0in" fo:border="none" style:shadow="none" style:join-border="false"/>
      <style:text-properties officeooo:rsid="001bd503" officeooo:paragraph-rsid="001bd503"/>
    </style:style>
    <style:style style:name="P569" style:family="paragraph" style:parent-style-name="Text_20_body">
      <style:paragraph-properties fo:text-align="justify" style:justify-single-word="false" fo:padding="0in" fo:border="none" style:shadow="none" style:join-border="false"/>
      <style:text-properties officeooo:rsid="001bef74" officeooo:paragraph-rsid="001bef74"/>
    </style:style>
    <style:style style:name="P570" style:family="paragraph" style:parent-style-name="Text_20_body">
      <style:paragraph-properties fo:text-align="justify" style:justify-single-word="false" fo:padding="0in" fo:border="none" style:shadow="none" style:join-border="false"/>
      <style:text-properties officeooo:rsid="002c00a8" officeooo:paragraph-rsid="002c00a8"/>
    </style:style>
    <style:style style:name="P571" style:family="paragraph" style:parent-style-name="Text_20_body">
      <style:paragraph-properties fo:text-align="justify" style:justify-single-word="false" fo:padding="0in" fo:border="none" style:shadow="none" style:join-border="false"/>
      <style:text-properties officeooo:rsid="0032aed4" officeooo:paragraph-rsid="0032aed4"/>
    </style:style>
    <style:style style:name="P572" style:family="paragraph" style:parent-style-name="Text_20_body">
      <style:paragraph-properties fo:text-align="justify" style:justify-single-word="false" fo:padding="0in" fo:border="none" style:shadow="none" style:join-border="false"/>
      <style:text-properties officeooo:rsid="00380dd4" officeooo:paragraph-rsid="00380dd4"/>
    </style:style>
    <style:style style:name="P573" style:family="paragraph" style:parent-style-name="Text_20_body">
      <style:paragraph-properties fo:text-align="justify" style:justify-single-word="false" fo:padding="0in" fo:border="none" style:shadow="none" style:join-border="false"/>
      <style:text-properties officeooo:rsid="0040eeb4" officeooo:paragraph-rsid="0040eeb4"/>
    </style:style>
    <style:style style:name="P574" style:family="paragraph" style:parent-style-name="Text_20_body">
      <style:paragraph-properties fo:text-align="justify" style:justify-single-word="false" fo:padding="0in" fo:border="none" style:shadow="none" style:join-border="false"/>
      <style:text-properties officeooo:rsid="00458c95" officeooo:paragraph-rsid="00458c95"/>
    </style:style>
    <style:style style:name="P575" style:family="paragraph" style:parent-style-name="Text_20_body">
      <style:paragraph-properties fo:text-align="justify" style:justify-single-word="false" fo:padding="0in" fo:border="none" style:shadow="none" style:join-border="false"/>
      <style:text-properties officeooo:rsid="004a50f9" officeooo:paragraph-rsid="004a50f9"/>
    </style:style>
    <style:style style:name="P576" style:family="paragraph" style:parent-style-name="Text_20_body">
      <style:paragraph-properties fo:text-align="justify" style:justify-single-word="false" fo:padding="0in" fo:border="none" style:shadow="none" style:join-border="false"/>
      <style:text-properties officeooo:rsid="0067ddc7" officeooo:paragraph-rsid="0067ddc7"/>
    </style:style>
    <style:style style:name="P577" style:family="paragraph" style:parent-style-name="Text_20_body">
      <style:paragraph-properties fo:text-align="justify" style:justify-single-word="false" fo:padding="0in" fo:border="none" style:shadow="none" style:join-border="false"/>
      <style:text-properties fo:color="#c9211e" style:text-line-through-style="none" style:text-line-through-type="none" fo:language="ru" fo:country="RU" officeooo:rsid="007e0672" officeooo:paragraph-rsid="008aac0e" fo:background-color="transparent"/>
    </style:style>
    <style:style style:name="P578"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officeooo:rsid="0087ae81" officeooo:paragraph-rsid="008dfe6d" fo:background-color="transparent"/>
    </style:style>
    <style:style style:name="P579"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officeooo:rsid="0087ae81" officeooo:paragraph-rsid="0098c73a" fo:background-color="transparent"/>
    </style:style>
    <style:style style:name="P580" style:family="paragraph" style:parent-style-name="Text_20_body">
      <style:paragraph-properties fo:text-align="justify" style:justify-single-word="false" fo:padding="0in" fo:border="none" style:shadow="none" style:join-border="false"/>
      <style:text-properties officeooo:rsid="009ea161" officeooo:paragraph-rsid="00b1b6bb"/>
    </style:style>
    <style:style style:name="P581" style:family="paragraph" style:parent-style-name="Text_20_body">
      <style:paragraph-properties fo:text-align="justify" style:justify-single-word="false" fo:padding="0in" fo:border="none" style:shadow="none" style:join-border="false"/>
      <style:text-properties officeooo:rsid="00b79582" officeooo:paragraph-rsid="00b79582"/>
    </style:style>
    <style:style style:name="P582" style:family="paragraph" style:parent-style-name="Text_20_body">
      <style:paragraph-properties fo:text-align="justify" style:justify-single-word="false" fo:padding="0in" fo:border="none" style:shadow="none" style:join-border="false"/>
      <style:text-properties officeooo:rsid="00bfcb27" officeooo:paragraph-rsid="00bfcb27"/>
    </style:style>
    <style:style style:name="P583" style:family="paragraph" style:parent-style-name="Text_20_body">
      <style:paragraph-properties fo:text-align="justify" style:justify-single-word="false" fo:padding="0in" fo:border="none" style:shadow="none" style:join-border="false"/>
      <style:text-properties officeooo:rsid="00cf8a2d" officeooo:paragraph-rsid="00cf8a2d"/>
    </style:style>
    <style:style style:name="P584" style:family="paragraph" style:parent-style-name="Text_20_body">
      <style:paragraph-properties fo:text-align="justify" style:justify-single-word="false" fo:padding="0in" fo:border="none" style:shadow="none" style:join-border="false"/>
      <style:text-properties officeooo:rsid="00d2e70d" officeooo:paragraph-rsid="00d2e70d"/>
    </style:style>
    <style:style style:name="P585" style:family="paragraph" style:parent-style-name="Text_20_body">
      <style:paragraph-properties fo:text-align="justify" style:justify-single-word="false" fo:padding="0in" fo:border="none" style:shadow="none" style:join-border="false"/>
      <style:text-properties officeooo:rsid="00d5f182" officeooo:paragraph-rsid="00d5f182"/>
    </style:style>
    <style:style style:name="P586" style:family="paragraph" style:parent-style-name="Text_20_body">
      <style:paragraph-properties fo:text-align="justify" style:justify-single-word="false" fo:padding="0in" fo:border="none" style:shadow="none" style:join-border="false"/>
      <style:text-properties officeooo:rsid="00e44253" officeooo:paragraph-rsid="00e44253"/>
    </style:style>
    <style:style style:name="P587" style:family="paragraph" style:parent-style-name="Text_20_body">
      <style:paragraph-properties fo:text-align="justify" style:justify-single-word="false" fo:padding="0in" fo:border="none" style:shadow="none" style:join-border="false"/>
      <style:text-properties officeooo:rsid="00ebf23d" officeooo:paragraph-rsid="00ebf23d"/>
    </style:style>
    <style:style style:name="P588" style:family="paragraph" style:parent-style-name="Text_20_body">
      <style:paragraph-properties fo:text-align="justify" style:justify-single-word="false" fo:padding="0in" fo:border="none" style:shadow="none" style:join-border="false"/>
      <style:text-properties officeooo:rsid="00f2b436" officeooo:paragraph-rsid="00f33241"/>
    </style:style>
    <style:style style:name="P589" style:family="paragraph" style:parent-style-name="Text_20_body">
      <style:paragraph-properties fo:text-align="justify" style:justify-single-word="false" fo:padding="0in" fo:border="none" style:shadow="none" style:join-border="false"/>
      <style:text-properties officeooo:rsid="00f9e83e" officeooo:paragraph-rsid="00f9e83e"/>
    </style:style>
    <style:style style:name="P590" style:family="paragraph" style:parent-style-name="Text_20_body">
      <style:paragraph-properties fo:text-align="justify" style:justify-single-word="false" fo:padding="0in" fo:border="none" style:shadow="none" style:join-border="false"/>
      <style:text-properties officeooo:rsid="00fd9d2c" officeooo:paragraph-rsid="00fd9d2c"/>
    </style:style>
    <style:style style:name="P591" style:family="paragraph" style:parent-style-name="Text_20_body">
      <style:paragraph-properties fo:text-align="justify" style:justify-single-word="false" fo:padding="0in" fo:border="none" style:shadow="none" style:join-border="false"/>
      <style:text-properties officeooo:rsid="010719d7" officeooo:paragraph-rsid="010719d7"/>
    </style:style>
    <style:style style:name="P592" style:family="paragraph" style:parent-style-name="Text_20_body">
      <style:paragraph-properties fo:text-align="justify" style:justify-single-word="false" fo:padding="0in" fo:border="none" style:shadow="none" style:join-border="false"/>
      <style:text-properties officeooo:rsid="01167098" officeooo:paragraph-rsid="01167098"/>
    </style:style>
    <style:style style:name="P593" style:family="paragraph" style:parent-style-name="Text_20_body">
      <style:paragraph-properties fo:text-align="justify" style:justify-single-word="false" fo:padding="0in" fo:border="none" style:shadow="none" style:join-border="false"/>
      <style:text-properties officeooo:rsid="01191b87" officeooo:paragraph-rsid="011ac791"/>
    </style:style>
    <style:style style:name="P594" style:family="paragraph" style:parent-style-name="Text_20_body">
      <style:paragraph-properties fo:text-align="justify" style:justify-single-word="false" fo:padding="0in" fo:border="none" style:shadow="none" style:join-border="false"/>
      <style:text-properties officeooo:rsid="012d62d4" officeooo:paragraph-rsid="012d62d4"/>
    </style:style>
    <style:style style:name="P595" style:family="paragraph" style:parent-style-name="Text_20_body">
      <style:paragraph-properties fo:text-align="justify" style:justify-single-word="false" fo:padding="0in" fo:border="none" style:shadow="none" style:join-border="false"/>
      <style:text-properties officeooo:rsid="01323cc6" officeooo:paragraph-rsid="01323cc6"/>
    </style:style>
    <style:style style:name="P596" style:family="paragraph" style:parent-style-name="Text_20_body">
      <style:paragraph-properties fo:text-align="justify" style:justify-single-word="false" fo:padding="0in" fo:border="none" style:shadow="none" style:join-border="false"/>
      <style:text-properties officeooo:rsid="016f090b" officeooo:paragraph-rsid="016f090b"/>
    </style:style>
    <style:style style:name="P597" style:family="paragraph" style:parent-style-name="Text_20_body">
      <style:paragraph-properties fo:text-align="justify" style:justify-single-word="false" fo:padding="0in" fo:border="none" style:shadow="none" style:join-border="false"/>
      <style:text-properties officeooo:rsid="01719c6e" officeooo:paragraph-rsid="01719c6e"/>
    </style:style>
    <style:style style:name="P598" style:family="paragraph" style:parent-style-name="Text_20_body">
      <style:paragraph-properties fo:text-align="center" style:justify-single-word="false" fo:padding="0in" fo:border="none" style:shadow="none" style:join-border="false"/>
      <style:text-properties officeooo:rsid="017f5c5d" officeooo:paragraph-rsid="017f5c5d"/>
    </style:style>
    <style:style style:name="P599" style:family="paragraph" style:parent-style-name="Text_20_body">
      <style:paragraph-properties fo:text-align="justify" style:justify-single-word="false" fo:padding="0in" fo:border="none" style:shadow="none" style:join-border="false"/>
      <style:text-properties officeooo:rsid="018ec3bd" officeooo:paragraph-rsid="018ec3bd"/>
    </style:style>
    <style:style style:name="P600" style:family="paragraph" style:parent-style-name="Text_20_body">
      <style:paragraph-properties fo:text-align="justify" style:justify-single-word="false" fo:padding="0in" fo:border="none" style:shadow="none" style:join-border="false"/>
      <style:text-properties officeooo:rsid="018f9cea" officeooo:paragraph-rsid="018f9cea"/>
    </style:style>
    <style:style style:name="P601" style:family="paragraph" style:parent-style-name="Text_20_body">
      <style:paragraph-properties fo:text-align="justify" style:justify-single-word="false" fo:padding="0in" fo:border="none" style:shadow="none" style:join-border="false"/>
      <style:text-properties officeooo:rsid="0197d6da" officeooo:paragraph-rsid="0197d6da"/>
    </style:style>
    <style:style style:name="P602" style:family="paragraph" style:parent-style-name="Text_20_body">
      <style:paragraph-properties fo:text-align="justify" style:justify-single-word="false" fo:padding="0in" fo:border="none" style:shadow="none" style:join-border="false"/>
      <style:text-properties officeooo:rsid="01bc0b05" officeooo:paragraph-rsid="01bc0b05"/>
    </style:style>
    <style:style style:name="P603" style:family="paragraph" style:parent-style-name="Text_20_body">
      <style:paragraph-properties fo:text-align="justify" style:justify-single-word="false" fo:padding="0in" fo:border="none" style:shadow="none" style:join-border="false"/>
      <style:text-properties officeooo:rsid="01bf8131" officeooo:paragraph-rsid="01bf8131"/>
    </style:style>
    <style:style style:name="P604" style:family="paragraph" style:parent-style-name="Text_20_body">
      <style:paragraph-properties fo:text-align="justify" style:justify-single-word="false" fo:padding="0in" fo:border="none" style:shadow="none" style:join-border="false"/>
      <style:text-properties officeooo:rsid="01c9cf02" officeooo:paragraph-rsid="01c9cf02"/>
    </style:style>
    <style:style style:name="P605" style:family="paragraph" style:parent-style-name="Text_20_body">
      <style:paragraph-properties fo:text-align="justify" style:justify-single-word="false" fo:padding="0in" fo:border="none" style:shadow="none" style:join-border="false"/>
      <style:text-properties officeooo:rsid="01cd437e" officeooo:paragraph-rsid="01cd437e"/>
    </style:style>
    <style:style style:name="P606" style:family="paragraph" style:parent-style-name="Text_20_body">
      <style:paragraph-properties fo:text-align="justify" style:justify-single-word="false" fo:padding="0in" fo:border="none" style:shadow="none" style:join-border="false"/>
      <style:text-properties officeooo:rsid="023afb1c" officeooo:paragraph-rsid="023afb1c"/>
    </style:style>
    <style:style style:name="P607" style:family="paragraph" style:parent-style-name="Text_20_body">
      <style:paragraph-properties fo:text-align="justify" style:justify-single-word="false" fo:padding="0in" fo:border="none" style:shadow="none" style:join-border="false"/>
      <style:text-properties officeooo:rsid="0247d966" officeooo:paragraph-rsid="0247d966"/>
    </style:style>
    <style:style style:name="P608" style:family="paragraph" style:parent-style-name="Text_20_body">
      <style:paragraph-properties fo:text-align="justify" style:justify-single-word="false" fo:padding="0in" fo:border="none" style:shadow="none" style:join-border="false"/>
      <style:text-properties officeooo:rsid="0252e03b" officeooo:paragraph-rsid="0252e03b"/>
    </style:style>
    <style:style style:name="P609" style:family="paragraph" style:parent-style-name="Text_20_body">
      <style:paragraph-properties fo:text-align="justify" style:justify-single-word="false" fo:padding="0in" fo:border="none" style:shadow="none" style:join-border="false"/>
      <style:text-properties officeooo:rsid="025f7113" officeooo:paragraph-rsid="025f7113"/>
    </style:style>
    <style:style style:name="P610" style:family="paragraph" style:parent-style-name="Text_20_body">
      <style:paragraph-properties fo:text-align="justify" style:justify-single-word="false" fo:padding="0in" fo:border="none" style:shadow="none" style:join-border="false"/>
      <style:text-properties officeooo:rsid="0289331f" officeooo:paragraph-rsid="0289331f"/>
    </style:style>
    <style:style style:name="P611" style:family="paragraph" style:parent-style-name="Text_20_body">
      <style:paragraph-properties fo:text-align="justify" style:justify-single-word="false" fo:padding="0in" fo:border="none" style:shadow="none" style:join-border="false"/>
      <style:text-properties officeooo:rsid="0297ff56" officeooo:paragraph-rsid="0297ff56"/>
    </style:style>
    <style:style style:name="P612" style:family="paragraph" style:parent-style-name="Text_20_body">
      <style:paragraph-properties fo:text-align="justify" style:justify-single-word="false" fo:padding="0in" fo:border="none" style:shadow="none" style:join-border="false"/>
      <style:text-properties officeooo:rsid="029dfc18" officeooo:paragraph-rsid="029dfc18"/>
    </style:style>
    <style:style style:name="P613" style:family="paragraph" style:parent-style-name="Text_20_body">
      <style:paragraph-properties fo:text-align="justify" style:justify-single-word="false" fo:padding="0in" fo:border="none" style:shadow="none" style:join-border="false"/>
      <style:text-properties officeooo:rsid="02b66894" officeooo:paragraph-rsid="02b66894"/>
    </style:style>
    <style:style style:name="P614" style:family="paragraph" style:parent-style-name="Text_20_body">
      <style:paragraph-properties fo:text-align="justify" style:justify-single-word="false" fo:padding="0in" fo:border="none" style:shadow="none" style:join-border="false"/>
      <style:text-properties officeooo:rsid="02b99c49" officeooo:paragraph-rsid="02b99c49"/>
    </style:style>
    <style:style style:name="P615" style:family="paragraph" style:parent-style-name="Text_20_body">
      <style:paragraph-properties fo:text-align="justify" style:justify-single-word="false" fo:padding="0in" fo:border="none" style:shadow="none" style:join-border="false"/>
      <style:text-properties officeooo:rsid="02c19805" officeooo:paragraph-rsid="02c19805"/>
    </style:style>
    <style:style style:name="P616" style:family="paragraph" style:parent-style-name="Text_20_body">
      <style:paragraph-properties fo:text-align="justify" style:justify-single-word="false" fo:padding="0in" fo:border="none" style:shadow="none" style:join-border="false"/>
      <style:text-properties officeooo:rsid="0053d733" officeooo:paragraph-rsid="0052ba96"/>
    </style:style>
    <style:style style:name="P617" style:family="paragraph" style:parent-style-name="Text_20_body">
      <style:paragraph-properties fo:text-align="justify" style:justify-single-word="false" fo:padding="0in" fo:border="none" style:shadow="none" style:join-border="false"/>
      <style:text-properties officeooo:rsid="02c8ceeb" officeooo:paragraph-rsid="02c95ff8"/>
    </style:style>
    <style:style style:name="P618" style:family="paragraph" style:parent-style-name="Text_20_body">
      <style:paragraph-properties fo:text-align="justify" style:justify-single-word="false" fo:padding="0in" fo:border="none" style:shadow="none" style:join-border="false"/>
      <style:text-properties officeooo:rsid="02cc6161" officeooo:paragraph-rsid="02cc6161"/>
    </style:style>
    <style:style style:name="P619" style:family="paragraph" style:parent-style-name="Text_20_body">
      <style:paragraph-properties fo:text-align="justify" style:justify-single-word="false" fo:padding="0in" fo:border="none" style:shadow="none" style:join-border="false"/>
      <style:text-properties officeooo:rsid="02ceceb6" officeooo:paragraph-rsid="02ceceb6"/>
    </style:style>
    <style:style style:name="P620" style:family="paragraph" style:parent-style-name="Text_20_body">
      <style:paragraph-properties fo:text-align="justify" style:justify-single-word="false" fo:padding="0in" fo:border="none" style:shadow="none" style:join-border="false"/>
      <style:text-properties officeooo:rsid="02dac34a" officeooo:paragraph-rsid="02dac34a"/>
    </style:style>
    <style:style style:name="P621" style:family="paragraph" style:parent-style-name="Text_20_body">
      <style:paragraph-properties fo:text-align="justify" style:justify-single-word="false" fo:padding="0in" fo:border="none" style:shadow="none" style:join-border="false"/>
      <style:text-properties officeooo:rsid="02f06765" officeooo:paragraph-rsid="02f06765"/>
    </style:style>
    <style:style style:name="P622" style:family="paragraph" style:parent-style-name="Text_20_body">
      <style:paragraph-properties fo:text-align="justify" style:justify-single-word="false" fo:padding="0in" fo:border="none" style:shadow="none" style:join-border="false"/>
      <style:text-properties officeooo:rsid="030c00b5" officeooo:paragraph-rsid="030c00b5"/>
    </style:style>
    <style:style style:name="P623" style:family="paragraph" style:parent-style-name="Text_20_body">
      <style:paragraph-properties fo:text-align="justify" style:justify-single-word="false" fo:padding="0in" fo:border="none" style:shadow="none" style:join-border="false"/>
      <style:text-properties officeooo:rsid="0316cf7e" officeooo:paragraph-rsid="0316cf7e"/>
    </style:style>
    <style:style style:name="P624" style:family="paragraph" style:parent-style-name="Text_20_body">
      <style:paragraph-properties fo:text-align="justify" style:justify-single-word="false" fo:padding="0in" fo:border="none" style:shadow="none" style:join-border="false"/>
      <style:text-properties officeooo:rsid="031b6890" officeooo:paragraph-rsid="031b6890"/>
    </style:style>
    <style:style style:name="P625" style:family="paragraph" style:parent-style-name="Text_20_body">
      <style:paragraph-properties fo:text-align="justify" style:justify-single-word="false" fo:padding="0in" fo:border="none" style:shadow="none" style:join-border="false"/>
      <style:text-properties officeooo:rsid="03268562" officeooo:paragraph-rsid="03268562"/>
    </style:style>
    <style:style style:name="P626" style:family="paragraph" style:parent-style-name="Text_20_body">
      <style:paragraph-properties fo:text-align="justify" style:justify-single-word="false" fo:padding="0in" fo:border="none" style:shadow="none" style:join-border="false"/>
      <style:text-properties officeooo:rsid="03268562" officeooo:paragraph-rsid="0327e8d9"/>
    </style:style>
    <style:style style:name="P627" style:family="paragraph" style:parent-style-name="Text_20_body">
      <style:paragraph-properties fo:text-align="justify" style:justify-single-word="false" fo:padding="0in" fo:border="none" style:shadow="none" style:join-border="false"/>
      <style:text-properties officeooo:rsid="033380bb" officeooo:paragraph-rsid="033380bb"/>
    </style:style>
    <style:style style:name="P628" style:family="paragraph" style:parent-style-name="Text_20_body">
      <style:paragraph-properties fo:text-align="justify" style:justify-single-word="false" fo:padding="0in" fo:border="none" style:shadow="none" style:join-border="false"/>
      <style:text-properties officeooo:rsid="0348f3e2" officeooo:paragraph-rsid="0348f3e2"/>
    </style:style>
    <style:style style:name="P629" style:family="paragraph" style:parent-style-name="Text_20_body">
      <style:paragraph-properties fo:text-align="justify" style:justify-single-word="false" fo:padding="0in" fo:border="none" style:shadow="none" style:join-border="false"/>
      <style:text-properties officeooo:rsid="03c3c9b5" officeooo:paragraph-rsid="03c3c9b5"/>
    </style:style>
    <style:style style:name="P630" style:family="paragraph" style:parent-style-name="Text_20_body">
      <style:paragraph-properties fo:text-align="justify" style:justify-single-word="false" fo:padding="0in" fo:border="none" style:shadow="none" style:join-border="false"/>
      <style:text-properties officeooo:rsid="03c79c36" officeooo:paragraph-rsid="03c79c36"/>
    </style:style>
    <style:style style:name="P631" style:family="paragraph" style:parent-style-name="Text_20_body">
      <style:paragraph-properties fo:text-align="justify" style:justify-single-word="false" fo:padding="0in" fo:border="none" style:shadow="none" style:join-border="false"/>
      <style:text-properties officeooo:rsid="03ba4c36" officeooo:paragraph-rsid="03ba4c36"/>
    </style:style>
    <style:style style:name="P632" style:family="paragraph" style:parent-style-name="Text_20_body">
      <style:paragraph-properties fo:text-align="justify" style:justify-single-word="false" fo:padding="0in" fo:border="none" style:shadow="none" style:join-border="false"/>
      <style:text-properties officeooo:rsid="03d67f98" officeooo:paragraph-rsid="03d67f98"/>
    </style:style>
    <style:style style:name="P633" style:family="paragraph" style:parent-style-name="Text_20_body">
      <style:paragraph-properties fo:text-align="justify" style:justify-single-word="false" fo:padding="0in" fo:border="none" style:shadow="none" style:join-border="false"/>
      <style:text-properties officeooo:rsid="03e085d2" officeooo:paragraph-rsid="03e085d2"/>
    </style:style>
    <style:style style:name="P634" style:family="paragraph" style:parent-style-name="Text_20_body">
      <style:paragraph-properties fo:text-align="justify" style:justify-single-word="false" fo:padding="0in" fo:border="none" style:shadow="none" style:join-border="false"/>
      <style:text-properties officeooo:rsid="03e085d2" officeooo:paragraph-rsid="03e2de3a"/>
    </style:style>
    <style:style style:name="P635" style:family="paragraph" style:parent-style-name="Text_20_body">
      <style:paragraph-properties fo:text-align="justify" style:justify-single-word="false" fo:padding="0in" fo:border="none" style:shadow="none" style:join-border="false"/>
      <style:text-properties officeooo:rsid="03e2de3a" officeooo:paragraph-rsid="03e2de3a"/>
    </style:style>
    <style:style style:name="P636" style:family="paragraph" style:parent-style-name="Text_20_body">
      <style:paragraph-properties fo:text-align="justify" style:justify-single-word="false" fo:padding="0in" fo:border="none" style:shadow="none" style:join-border="false"/>
      <style:text-properties officeooo:rsid="03e3105b" officeooo:paragraph-rsid="03e3105b"/>
    </style:style>
    <style:style style:name="P637" style:family="paragraph" style:parent-style-name="Text_20_body">
      <style:paragraph-properties fo:text-align="justify" style:justify-single-word="false" fo:padding="0in" fo:border="none" style:shadow="none" style:join-border="false"/>
      <style:text-properties officeooo:rsid="03f513be" officeooo:paragraph-rsid="03f513be"/>
    </style:style>
    <style:style style:name="P638" style:family="paragraph" style:parent-style-name="Text_20_body">
      <style:paragraph-properties fo:text-align="justify" style:justify-single-word="false" fo:padding="0in" fo:border="none" style:shadow="none" style:join-border="false"/>
      <style:text-properties officeooo:rsid="040a2276" officeooo:paragraph-rsid="040a2276"/>
    </style:style>
    <style:style style:name="P639" style:family="paragraph" style:parent-style-name="Text_20_body">
      <style:paragraph-properties fo:text-align="justify" style:justify-single-word="false" fo:padding="0in" fo:border="none" style:shadow="none" style:join-border="false"/>
      <style:text-properties officeooo:rsid="040bd82f" officeooo:paragraph-rsid="040bd82f"/>
    </style:style>
    <style:style style:name="P640" style:family="paragraph" style:parent-style-name="Text_20_body">
      <style:paragraph-properties fo:text-align="justify" style:justify-single-word="false" fo:padding="0in" fo:border="none" style:shadow="none" style:join-border="false"/>
      <style:text-properties officeooo:rsid="040c7009" officeooo:paragraph-rsid="040c7009"/>
    </style:style>
    <style:style style:name="P641" style:family="paragraph" style:parent-style-name="Text_20_body">
      <style:paragraph-properties fo:text-align="justify" style:justify-single-word="false" fo:padding="0in" fo:border="none" style:shadow="none" style:join-border="false"/>
      <style:text-properties officeooo:rsid="040c7009" officeooo:paragraph-rsid="04634bd8"/>
    </style:style>
    <style:style style:name="P642" style:family="paragraph" style:parent-style-name="Text_20_body">
      <style:paragraph-properties fo:text-align="justify" style:justify-single-word="false" fo:padding="0in" fo:border="none" style:shadow="none" style:join-border="false"/>
      <style:text-properties officeooo:rsid="04232e45" officeooo:paragraph-rsid="04232e45"/>
    </style:style>
    <style:style style:name="P643" style:family="paragraph" style:parent-style-name="Text_20_body">
      <style:paragraph-properties fo:text-align="justify" style:justify-single-word="false" fo:padding="0in" fo:border="none" style:shadow="none" style:join-border="false"/>
      <style:text-properties officeooo:rsid="04678c14" officeooo:paragraph-rsid="04678c14"/>
    </style:style>
    <style:style style:name="P644" style:family="paragraph" style:parent-style-name="Text_20_body">
      <style:paragraph-properties fo:text-align="justify" style:justify-single-word="false" fo:padding="0in" fo:border="none" style:shadow="none" style:join-border="false"/>
      <style:text-properties officeooo:rsid="04274e9b" officeooo:paragraph-rsid="04274e9b"/>
    </style:style>
    <style:style style:name="P645" style:family="paragraph" style:parent-style-name="Text_20_body">
      <style:paragraph-properties fo:text-align="justify" style:justify-single-word="false" fo:padding="0in" fo:border="none" style:shadow="none" style:join-border="false"/>
      <style:text-properties officeooo:rsid="04634bd8" officeooo:paragraph-rsid="047402be"/>
    </style:style>
    <style:style style:name="P646" style:family="paragraph" style:parent-style-name="Text_20_body">
      <style:paragraph-properties fo:text-align="justify" style:justify-single-word="false" fo:padding="0in" fo:border="none" style:shadow="none" style:join-border="false"/>
      <style:text-properties officeooo:rsid="047f6a77" officeooo:paragraph-rsid="047f6a77"/>
    </style:style>
    <style:style style:name="P647" style:family="paragraph" style:parent-style-name="Text_20_body">
      <style:paragraph-properties fo:text-align="justify" style:justify-single-word="false" fo:padding="0in" fo:border="none" style:shadow="none" style:join-border="false"/>
      <style:text-properties officeooo:rsid="047f6a77" officeooo:paragraph-rsid="0480de51"/>
    </style:style>
    <style:style style:name="P648" style:family="paragraph" style:parent-style-name="Text_20_body">
      <style:paragraph-properties fo:text-align="justify" style:justify-single-word="false" fo:padding="0in" fo:border="none" style:shadow="none" style:join-border="false"/>
      <style:text-properties officeooo:rsid="04822086" officeooo:paragraph-rsid="04822086"/>
    </style:style>
    <style:style style:name="P649" style:family="paragraph" style:parent-style-name="Standard">
      <style:paragraph-properties fo:text-align="justify" style:justify-single-word="false" fo:padding="0in" fo:border="none" style:shadow="none" style:join-border="false"/>
      <style:text-properties fo:language="ru" fo:country="RU" fo:font-style="italic" officeooo:paragraph-rsid="008111f1" fo:background-color="#ffff00" style:font-style-asian="italic" style:font-style-complex="italic"/>
    </style:style>
    <style:style style:name="P650" style:family="paragraph" style:parent-style-name="Standard">
      <style:paragraph-properties fo:text-align="justify" style:justify-single-word="false" fo:padding="0in" fo:border="none" style:shadow="none" style:join-border="false"/>
      <style:text-properties fo:language="ru" fo:country="RU" fo:font-style="italic" officeooo:paragraph-rsid="00a5ec12" fo:background-color="#ffff00" style:font-style-asian="italic" style:font-style-complex="italic"/>
    </style:style>
    <style:style style:name="P651" style:family="paragraph" style:parent-style-name="Standard">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ba20a" fo:background-color="transparent"/>
    </style:style>
    <style:style style:name="P652" style:family="paragraph" style:parent-style-name="Text_20_body">
      <style:paragraph-properties fo:margin-left="0in" fo:margin-right="0in" fo:text-align="justify" style:justify-single-word="false" fo:text-indent="0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653" style:family="paragraph" style:parent-style-name="Text_20_body">
      <style:paragraph-properties fo:margin-left="0in" fo:margin-right="0in" fo:text-align="justify" style:justify-single-word="false" fo:text-indent="0in" style:auto-text-indent="false" fo:padding="0in" fo:border="none" style:shadow="none" style:join-border="false"/>
    </style:style>
    <style:style style:name="P654" style:family="paragraph" style:parent-style-name="Text_20_body">
      <style:paragraph-properties fo:text-align="justify" style:justify-single-word="false" style:border-line-width-bottom="0.0047in 0.0047in 0.0047in" fo:padding="0.0291in" fo:border-left="none" fo:border-right="none" fo:border-top="none" fo:border-bottom="1.05pt double #000000" style:shadow="none" style:join-border="false"/>
      <style:text-properties fo:background-color="transparent"/>
    </style:style>
    <style:style style:name="P65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57" style:family="paragraph" style:parent-style-name="Text_20_body">
      <style:paragraph-properties fo:margin-left="0in" fo:margin-right="0in" fo:text-align="justify" style:justify-single-word="false" fo:text-indent="0.1965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658" style:family="paragraph" style:parent-style-name="Standard">
      <style:paragraph-properties fo:margin-left="0in" fo:margin-right="0in" fo:margin-top="0in" fo:margin-bottom="0.0835in" loext:contextual-spacing="false" fo:text-align="justify" style:justify-single-word="false" fo:text-indent="0.1965in" style:auto-text-indent="false" fo:padding="0in" fo:border="none" style:shadow="none" style:join-border="false"/>
      <style:text-properties fo:language="ru" fo:country="RU" fo:font-style="italic" fo:background-color="transparent" style:font-style-asian="italic" style:font-style-complex="italic"/>
    </style:style>
    <style:style style:name="P659" style:family="paragraph" style:parent-style-name="Heading_20_1">
      <style:paragraph-properties fo:text-align="center" style:justify-single-word="false"/>
    </style:style>
    <style:style style:name="P660" style:family="paragraph" style:parent-style-name="Heading_20_1">
      <style:paragraph-properties fo:text-align="justify" style:justify-single-word="false" fo:padding="0in" fo:border="none" style:shadow="none" style:join-border="false"/>
      <style:text-properties style:font-name="Liberation Serif" fo:font-size="12pt" style:font-size-asian="12pt" style:font-size-complex="12pt"/>
    </style:style>
    <style:style style:name="P661" style:family="paragraph" style:parent-style-name="Heading_20_2">
      <style:paragraph-properties fo:text-align="center" style:justify-single-word="false"/>
    </style:style>
    <style:style style:name="P662" style:family="paragraph" style:parent-style-name="Heading_20_2">
      <style:paragraph-properties fo:text-align="center" style:justify-single-word="false"/>
      <style:text-properties fo:language="ru" fo:country="RU"/>
    </style:style>
    <style:style style:name="P6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34b28" officeooo:paragraph-rsid="04a69b88" fo:background-color="transparent"/>
    </style:style>
    <style:style style:name="P6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ccea2" officeooo:paragraph-rsid="048a6139" fo:background-color="transparent"/>
    </style:style>
    <style:style style:name="P6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c686e" officeooo:paragraph-rsid="04ac686e" fo:background-color="transparent"/>
    </style:style>
    <style:style style:name="P6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dc843" officeooo:paragraph-rsid="04adc843" fo:background-color="transparent"/>
    </style:style>
    <style:style style:name="P667" style:family="paragraph" style:parent-style-name="Text_20_body">
      <style:paragraph-properties fo:text-align="justify" style:justify-single-word="false" fo:padding="0in" fo:border="none" style:shadow="none" style:join-border="false"/>
      <style:text-properties officeooo:paragraph-rsid="04aa5496"/>
    </style:style>
    <style:style style:name="P668" style:family="paragraph" style:parent-style-name="Text_20_body">
      <style:paragraph-properties fo:text-align="justify" style:justify-single-word="false" fo:padding="0in" fo:border="none" style:shadow="none" style:join-border="false"/>
      <style:text-properties officeooo:paragraph-rsid="04a865f2"/>
    </style:style>
    <style:style style:name="P669" style:family="paragraph" style:parent-style-name="Text_20_body">
      <style:paragraph-properties fo:text-align="justify" style:justify-single-word="false" fo:padding="0in" fo:border="none" style:shadow="none" style:join-border="false"/>
      <style:text-properties officeooo:paragraph-rsid="04ac686e"/>
    </style:style>
    <style:style style:name="P670" style:family="paragraph" style:parent-style-name="Text_20_body">
      <style:paragraph-properties fo:text-align="justify" style:justify-single-word="false" fo:padding="0in" fo:border="none" style:shadow="none" style:join-border="false"/>
      <style:text-properties officeooo:paragraph-rsid="04adc843"/>
    </style:style>
    <style:style style:name="P671" style:family="paragraph" style:parent-style-name="Text_20_body">
      <style:paragraph-properties fo:text-align="justify" style:justify-single-word="false" fo:padding="0in" fo:border="none" style:shadow="none" style:join-border="false"/>
      <style:text-properties officeooo:paragraph-rsid="04b2d246"/>
    </style:style>
    <style:style style:name="P672" style:family="paragraph" style:parent-style-name="Text_20_body">
      <style:paragraph-properties fo:text-align="justify" style:justify-single-word="false" fo:padding="0in" fo:border="none" style:shadow="none" style:join-border="false"/>
      <style:text-properties officeooo:paragraph-rsid="04b87ab3"/>
    </style:style>
    <style:style style:name="P673" style:family="paragraph" style:parent-style-name="Text_20_body">
      <style:paragraph-properties fo:text-align="justify" style:justify-single-word="false" fo:padding="0in" fo:border="none" style:shadow="none" style:join-border="false"/>
      <style:text-properties officeooo:paragraph-rsid="04b9764c"/>
    </style:style>
    <style:style style:name="P674" style:family="paragraph" style:parent-style-name="Text_20_body">
      <style:paragraph-properties fo:text-align="justify" style:justify-single-word="false" fo:padding="0in" fo:border="none" style:shadow="none" style:join-border="false"/>
      <style:text-properties officeooo:paragraph-rsid="04bcd6dc"/>
    </style:style>
    <style:style style:name="P675" style:family="paragraph" style:parent-style-name="Text_20_body">
      <style:paragraph-properties fo:text-align="justify" style:justify-single-word="false" fo:padding="0in" fo:border="none" style:shadow="none" style:join-border="false"/>
      <style:text-properties officeooo:rsid="04adc843" officeooo:paragraph-rsid="04b2d246"/>
    </style:style>
    <style:style style:name="P676" style:family="paragraph" style:parent-style-name="Text_20_body">
      <style:paragraph-properties fo:text-align="justify" style:justify-single-word="false" fo:padding="0in" fo:border="none" style:shadow="none" style:join-border="false"/>
      <style:text-properties officeooo:rsid="04b87ab3" officeooo:paragraph-rsid="04b87ab3"/>
    </style:style>
    <style:style style:name="P677" style:family="paragraph" style:parent-style-name="Text_20_body">
      <style:paragraph-properties fo:text-align="justify" style:justify-single-word="false" fo:padding="0in" fo:border="none" style:shadow="none" style:join-border="false"/>
      <style:text-properties officeooo:rsid="04b9764c" officeooo:paragraph-rsid="04b9764c"/>
    </style:style>
    <style:style style:name="P678" style:family="paragraph" style:parent-style-name="Text_20_body">
      <style:paragraph-properties fo:text-align="justify" style:justify-single-word="false" fo:padding="0in" fo:border="none" style:shadow="none" style:join-border="false"/>
      <style:text-properties officeooo:rsid="04bd2c15" officeooo:paragraph-rsid="04bd2c15"/>
    </style:style>
    <style:style style:name="P679" style:family="paragraph" style:parent-style-name="Text_20_body">
      <style:text-properties officeooo:rsid="04abdd44" officeooo:paragraph-rsid="04abdd44"/>
    </style:style>
    <style:style style:name="P680" style:family="paragraph" style:parent-style-name="Text_20_body">
      <style:text-properties officeooo:paragraph-rsid="04abdd44"/>
    </style:style>
    <style:style style:name="T1" style:family="text">
      <style:text-properties fo:background-color="transparent" loext:char-shading-value="0"/>
    </style:style>
    <style:style style:name="T2" style:family="text">
      <style:text-properties fo:font-style="normal" style:font-style-asian="normal" style:font-style-complex="normal"/>
    </style:style>
    <style:style style:name="T3" style:family="text">
      <style:text-properties fo:font-style="normal" officeooo:rsid="0368a646" style:font-style-asian="normal" style:font-style-complex="normal"/>
    </style:style>
    <style:style style:name="T4" style:family="text">
      <style:text-properties fo:font-style="normal" officeooo:rsid="036c43a3" style:font-style-asian="normal" style:font-style-complex="normal"/>
    </style:style>
    <style:style style:name="T5" style:family="text">
      <style:text-properties fo:font-style="normal" officeooo:rsid="036e2265" style:font-style-asian="normal" style:font-style-complex="normal"/>
    </style:style>
    <style:style style:name="T6" style:family="text">
      <style:text-properties fo:font-style="normal" officeooo:rsid="037bfc68" style:font-style-asian="normal" style:font-style-complex="normal"/>
    </style:style>
    <style:style style:name="T7" style:family="text">
      <style:text-properties fo:font-style="normal" officeooo:rsid="037e3e80" style:font-style-asian="normal" style:font-style-complex="normal"/>
    </style:style>
    <style:style style:name="T8" style:family="text">
      <style:text-properties fo:font-style="normal" officeooo:rsid="03852789" style:font-style-asian="normal" style:font-style-complex="normal"/>
    </style:style>
    <style:style style:name="T9" style:family="text">
      <style:text-properties fo:font-style="normal" officeooo:rsid="03870476" style:font-style-asian="normal" style:font-style-complex="normal"/>
    </style:style>
    <style:style style:name="T10" style:family="text">
      <style:text-properties fo:font-style="normal" officeooo:rsid="0389451c" style:font-style-asian="normal" style:font-style-complex="normal"/>
    </style:style>
    <style:style style:name="T11" style:family="text">
      <style:text-properties fo:font-style="normal" officeooo:rsid="038ae3a7" style:font-style-asian="normal" style:font-style-complex="normal"/>
    </style:style>
    <style:style style:name="T12" style:family="text">
      <style:text-properties fo:font-style="normal" officeooo:rsid="038e299a" style:font-style-asian="normal" style:font-style-complex="normal"/>
    </style:style>
    <style:style style:name="T13" style:family="text">
      <style:text-properties fo:font-style="normal" officeooo:rsid="038f49fd" style:font-style-asian="normal" style:font-style-complex="normal"/>
    </style:style>
    <style:style style:name="T14" style:family="text">
      <style:text-properties fo:font-style="normal" officeooo:rsid="03a1ed13" style:font-style-asian="normal" style:font-style-complex="normal"/>
    </style:style>
    <style:style style:name="T15" style:family="text">
      <style:text-properties fo:font-style="normal" officeooo:rsid="0393b6a6" style:font-style-asian="normal" style:font-style-complex="normal"/>
    </style:style>
    <style:style style:name="T16" style:family="text">
      <style:text-properties fo:font-style="normal" officeooo:rsid="0392f8b1" style:font-style-asian="normal" style:font-style-complex="normal"/>
    </style:style>
    <style:style style:name="T17" style:family="text">
      <style:text-properties fo:font-style="normal" officeooo:rsid="039561ac" style:font-style-asian="normal" style:font-style-complex="normal"/>
    </style:style>
    <style:style style:name="T18" style:family="text">
      <style:text-properties fo:font-style="normal" officeooo:rsid="0396a40d" style:font-style-asian="normal" style:font-style-complex="normal"/>
    </style:style>
    <style:style style:name="T19" style:family="text">
      <style:text-properties fo:font-style="normal" officeooo:rsid="03a3cbc5" style:font-style-asian="normal" style:font-style-complex="normal"/>
    </style:style>
    <style:style style:name="T20" style:family="text">
      <style:text-properties fo:font-style="normal" officeooo:rsid="03978cec" style:font-style-asian="normal" style:font-style-complex="normal"/>
    </style:style>
    <style:style style:name="T21" style:family="text">
      <style:text-properties fo:font-style="normal" officeooo:rsid="0397aca7" style:font-style-asian="normal" style:font-style-complex="normal"/>
    </style:style>
    <style:style style:name="T22" style:family="text">
      <style:text-properties fo:font-style="normal" officeooo:rsid="03a4b959" style:font-style-asian="normal" style:font-style-complex="normal"/>
    </style:style>
    <style:style style:name="T23" style:family="text">
      <style:text-properties fo:font-style="normal" officeooo:rsid="03a68b7a" style:font-style-asian="normal" style:font-style-complex="normal"/>
    </style:style>
    <style:style style:name="T24" style:family="text">
      <style:text-properties fo:font-style="normal" officeooo:rsid="03658c9b" style:font-style-asian="normal" style:font-style-complex="normal"/>
    </style:style>
    <style:style style:name="T25" style:family="text">
      <style:text-properties fo:font-style="normal" officeooo:rsid="03a5dfb6" style:font-style-asian="normal" style:font-style-complex="normal"/>
    </style:style>
    <style:style style:name="T26" style:family="text">
      <style:text-properties fo:font-style="normal" officeooo:rsid="03a7df33" style:font-style-asian="normal" style:font-style-complex="normal"/>
    </style:style>
    <style:style style:name="T27" style:family="text">
      <style:text-properties fo:font-style="normal" officeooo:rsid="03aa34d7" style:font-style-asian="normal" style:font-style-complex="normal"/>
    </style:style>
    <style:style style:name="T28" style:family="text">
      <style:text-properties fo:font-style="normal" fo:background-color="transparent" loext:char-shading-value="0" style:font-style-asian="normal" style:font-style-complex="normal"/>
    </style:style>
    <style:style style:name="T29" style:family="text">
      <style:text-properties fo:background-color="#ffff00" loext:char-shading-value="0"/>
    </style:style>
    <style:style style:name="T30" style:family="text">
      <style:text-properties officeooo:rsid="008aac0e" fo:background-color="#ffff00" loext:char-shading-value="0"/>
    </style:style>
    <style:style style:name="T31" style:family="text">
      <style:text-properties officeooo:rsid="008dfe6d" fo:background-color="#ffff00" loext:char-shading-value="0"/>
    </style:style>
    <style:style style:name="T32" style:family="text">
      <style:text-properties officeooo:rsid="008fa479" fo:background-color="#ffff00" loext:char-shading-value="0"/>
    </style:style>
    <style:style style:name="T33" style:family="text">
      <style:text-properties officeooo:rsid="0090f4a7" fo:background-color="#ffff00" loext:char-shading-value="0"/>
    </style:style>
    <style:style style:name="T34" style:family="text">
      <style:text-properties officeooo:rsid="00922691" fo:background-color="#ffff00" loext:char-shading-value="0"/>
    </style:style>
    <style:style style:name="T35" style:family="text">
      <style:text-properties officeooo:rsid="0093d582" fo:background-color="#ffff00" loext:char-shading-value="0"/>
    </style:style>
    <style:style style:name="T36" style:family="text">
      <style:text-properties officeooo:rsid="0094e572" fo:background-color="#ffff00" loext:char-shading-value="0"/>
    </style:style>
    <style:style style:name="T37" style:family="text">
      <style:text-properties officeooo:rsid="01767dee" fo:background-color="#ffff00" loext:char-shading-value="0"/>
    </style:style>
    <style:style style:name="T38" style:family="text">
      <style:text-properties officeooo:rsid="01f574b7" fo:background-color="#ffff00" loext:char-shading-value="0"/>
    </style:style>
    <style:style style:name="T39" style:family="text">
      <style:text-properties officeooo:rsid="027a24d1" fo:background-color="#ffff00" loext:char-shading-value="0"/>
    </style:style>
    <style:style style:name="T40" style:family="text">
      <style:text-properties officeooo:rsid="027f6f80" fo:background-color="#ffff00" loext:char-shading-value="0"/>
    </style:style>
    <style:style style:name="T41" style:family="text">
      <style:text-properties officeooo:rsid="0280952d" fo:background-color="#ffff00" loext:char-shading-value="0"/>
    </style:style>
    <style:style style:name="T42" style:family="text">
      <style:text-properties officeooo:rsid="02c3d575" fo:background-color="#ffff00" loext:char-shading-value="0"/>
    </style:style>
    <style:style style:name="T43" style:family="text">
      <style:text-properties fo:background-color="#ffff00" loext:char-shading-value="0"/>
    </style:style>
    <style:style style:name="T44" style:family="text">
      <style:text-properties style:use-window-font-color="true" fo:background-color="transparent" loext:char-shading-value="0"/>
    </style:style>
    <style:style style:name="T45" style:family="text">
      <style:text-properties style:use-window-font-color="true" fo:language="ru" fo:country="RU"/>
    </style:style>
    <style:style style:name="T46" style:family="text">
      <style:text-properties style:use-window-font-color="true" fo:language="ru" fo:country="RU" fo:font-style="normal" fo:font-weight="normal" style:font-style-asian="normal" style:font-weight-asian="normal" style:font-style-complex="normal" style:font-weight-complex="normal"/>
    </style:style>
    <style:style style:name="T47" style:family="text">
      <style:text-properties style:use-window-font-color="true" fo:language="ru" fo:country="RU" fo:font-weight="normal" style:font-weight-asian="normal" style:font-weight-complex="normal"/>
    </style:style>
    <style:style style:name="T48" style:family="text">
      <style:text-properties style:use-window-font-color="true" fo:language="ru" fo:country="RU" fo:font-weight="normal" fo:background-color="#ffff00" loext:char-shading-value="0" style:font-weight-asian="normal" style:font-weight-complex="normal"/>
    </style:style>
    <style:style style:name="T49" style:family="text">
      <style:text-properties style:use-window-font-color="true" fo:language="uk" fo:country="UA"/>
    </style:style>
    <style:style style:name="T50" style:family="text">
      <style:text-properties style:use-window-font-color="true" fo:language="uk" fo:country="UA" fo:font-weight="normal" style:font-weight-asian="normal" style:font-weight-complex="normal"/>
    </style:style>
    <style:style style:name="T51" style:family="text">
      <style:text-properties style:use-window-font-color="true" fo:language="uk" fo:country="UA" fo:font-style="normal" fo:font-weight="normal" style:font-style-asian="normal" style:font-weight-asian="normal" style:font-style-complex="normal" style:font-weight-complex="normal"/>
    </style:style>
    <style:style style:name="T52" style:family="text">
      <style:text-properties style:use-window-font-color="true" fo:background-color="#ffff00" loext:char-shading-value="0"/>
    </style:style>
    <style:style style:name="T53" style:family="text">
      <style:text-properties style:use-window-font-color="true" fo:background-color="#ff00cc" loext:char-shading-value="0"/>
    </style:style>
    <style:style style:name="T54" style:family="text">
      <style:text-properties style:use-window-font-color="true" style:text-line-through-style="none" style:text-line-through-type="none" fo:language="ru" fo:country="RU" fo:background-color="transparent" loext:char-shading-value="0"/>
    </style:style>
    <style:style style:name="T55" style:family="text">
      <style:text-properties style:use-window-font-color="true" style:text-line-through-style="none" style:text-line-through-type="none" fo:language="ru" fo:country="RU" officeooo:rsid="007e0672" fo:background-color="transparent" loext:char-shading-value="0"/>
    </style:style>
    <style:style style:name="T56" style:family="text">
      <style:text-properties style:use-window-font-color="true" style:text-line-through-style="none" style:text-line-through-type="none" fo:language="ru" fo:country="RU" officeooo:rsid="00976a92" fo:background-color="transparent" loext:char-shading-value="0"/>
    </style:style>
    <style:style style:name="T57" style:family="text">
      <style:text-properties style:use-window-font-color="true" style:text-line-through-style="none" style:text-line-through-type="none" fo:language="ru" fo:country="RU" officeooo:rsid="009d5f0f" fo:background-color="transparent" loext:char-shading-value="0"/>
    </style:style>
    <style:style style:name="T58" style:family="text">
      <style:text-properties style:use-window-font-color="true" style:text-line-through-style="none" style:text-line-through-type="none" fo:language="ru" fo:country="RU" officeooo:rsid="0098c73a" fo:background-color="transparent" loext:char-shading-value="0"/>
    </style:style>
    <style:style style:name="T59" style:family="text">
      <style:text-properties style:use-window-font-color="true" style:text-line-through-style="none" style:text-line-through-type="none" fo:language="ru" fo:country="RU" officeooo:rsid="009ea161" fo:background-color="transparent" loext:char-shading-value="0"/>
    </style:style>
    <style:style style:name="T60" style:family="text">
      <style:text-properties style:use-window-font-color="true" style:text-line-through-style="none" style:text-line-through-type="none" fo:language="ru" fo:country="RU" officeooo:rsid="00a5c35c" fo:background-color="transparent" loext:char-shading-value="0"/>
    </style:style>
    <style:style style:name="T61" style:family="text">
      <style:text-properties style:use-window-font-color="true" style:text-line-through-style="none" style:text-line-through-type="none" fo:language="ru" fo:country="RU" officeooo:rsid="009a2491" fo:background-color="transparent" loext:char-shading-value="0"/>
    </style:style>
    <style:style style:name="T62" style:family="text">
      <style:text-properties style:use-window-font-color="true" style:text-line-through-style="none" style:text-line-through-type="none" fo:language="ru" fo:country="RU" officeooo:rsid="009bd004" fo:background-color="transparent" loext:char-shading-value="0"/>
    </style:style>
    <style:style style:name="T63" style:family="text">
      <style:text-properties style:use-window-font-color="true" style:text-line-through-style="none" style:text-line-through-type="none" fo:language="ru" fo:country="RU" officeooo:rsid="009f0f90" fo:background-color="transparent" loext:char-shading-value="0"/>
    </style:style>
    <style:style style:name="T64" style:family="text">
      <style:text-properties style:use-window-font-color="true" style:text-line-through-style="none" style:text-line-through-type="none" fo:language="ru" fo:country="RU" officeooo:rsid="009d36b9" fo:background-color="transparent" loext:char-shading-value="0"/>
    </style:style>
    <style:style style:name="T65" style:family="text">
      <style:text-properties style:use-window-font-color="true" style:text-line-through-style="none" style:text-line-through-type="none" fo:language="ru" fo:country="RU" officeooo:rsid="00b1b6bb" fo:background-color="transparent" loext:char-shading-value="0"/>
    </style:style>
    <style:style style:name="T66" style:family="text">
      <style:text-properties style:use-window-font-color="true" style:text-line-through-style="none" style:text-line-through-type="none" fo:language="ru" fo:country="RU" officeooo:rsid="00a09677" fo:background-color="transparent" loext:char-shading-value="0"/>
    </style:style>
    <style:style style:name="T67" style:family="text">
      <style:text-properties style:use-window-font-color="true" style:text-line-through-style="none" style:text-line-through-type="none" fo:language="ru" fo:country="RU" fo:font-style="normal" officeooo:rsid="00e58c63" fo:background-color="transparent" loext:char-shading-value="0" style:font-style-asian="normal" style:font-style-complex="normal"/>
    </style:style>
    <style:style style:name="T68" style:family="text">
      <style:text-properties style:use-window-font-color="true" style:text-line-through-style="none" style:text-line-through-type="none" fo:language="ru" fo:country="RU" fo:font-style="normal" officeooo:rsid="00e59eab" fo:background-color="transparent" loext:char-shading-value="0" style:font-style-asian="normal" style:font-style-complex="normal"/>
    </style:style>
    <style:style style:name="T69" style:family="text">
      <style:text-properties style:use-window-font-color="true" style:text-line-through-style="none" style:text-line-through-type="none" fo:language="ru" fo:country="RU" fo:font-style="normal" officeooo:rsid="00e7229f" fo:background-color="transparent" loext:char-shading-value="0" style:font-style-asian="normal" style:font-style-complex="normal"/>
    </style:style>
    <style:style style:name="T70" style:family="text">
      <style:text-properties style:use-window-font-color="true" style:text-line-through-style="none" style:text-line-through-type="none" fo:language="ru" fo:country="RU" fo:font-style="normal" officeooo:rsid="039b02a3" fo:background-color="transparent" loext:char-shading-value="0" style:font-style-asian="normal" style:font-style-complex="normal"/>
    </style:style>
    <style:style style:name="T71" style:family="text">
      <style:text-properties style:use-window-font-color="true" style:text-line-through-style="none" style:text-line-through-type="none" fo:language="ru" fo:country="RU" fo:font-style="normal" officeooo:rsid="00e44253" fo:background-color="transparent" loext:char-shading-value="0" style:font-style-asian="normal" style:font-style-complex="normal"/>
    </style:style>
    <style:style style:name="T72" style:family="text">
      <style:text-properties fo:font-weight="bold" style:font-weight-asian="bold" style:font-weight-complex="bold"/>
    </style:style>
    <style:style style:name="T73" style:family="text">
      <style:text-properties fo:background-color="#ffffff" loext:char-shading-value="0"/>
    </style:style>
    <style:style style:name="T74" style:family="text">
      <style:text-properties fo:language="ru" fo:country="RU"/>
    </style:style>
    <style:style style:name="T75" style:family="text">
      <style:text-properties fo:language="ru" fo:country="RU" fo:background-color="#ffff00" loext:char-shading-value="0"/>
    </style:style>
    <style:style style:name="T76" style:family="text">
      <style:text-properties fo:language="ru" fo:country="RU" fo:font-style="italic" fo:background-color="transparent" loext:char-shading-value="0" style:font-style-asian="italic" style:font-style-complex="italic"/>
    </style:style>
    <style:style style:name="T77" style:family="text">
      <style:text-properties fo:language="ru" fo:country="RU" fo:font-style="italic" officeooo:rsid="00aa486f" fo:background-color="transparent" loext:char-shading-value="0" style:font-style-asian="italic" style:font-style-complex="italic"/>
    </style:style>
    <style:style style:name="T78" style:family="text">
      <style:text-properties fo:language="ru" fo:country="RU" fo:font-style="italic" fo:background-color="#ffff00" loext:char-shading-value="0" style:font-style-asian="italic" style:font-style-complex="italic"/>
    </style:style>
    <style:style style:name="T79" style:family="text">
      <style:text-properties fo:language="ru" fo:country="RU" fo:font-style="italic" officeooo:rsid="008e623f" fo:background-color="#ffff00" loext:char-shading-value="0" style:font-style-asian="italic" style:font-style-complex="italic"/>
    </style:style>
    <style:style style:name="T80" style:family="text">
      <style:text-properties fo:language="ru" fo:country="RU" fo:font-style="italic" officeooo:rsid="0090048c" fo:background-color="#ffff00" loext:char-shading-value="0" style:font-style-asian="italic" style:font-style-complex="italic"/>
    </style:style>
    <style:style style:name="T81" style:family="text">
      <style:text-properties fo:language="ru" fo:country="RU" fo:font-style="italic" officeooo:rsid="00ac7897" fo:background-color="#ffff00" loext:char-shading-value="0" style:font-style-asian="italic" style:font-style-complex="italic"/>
    </style:style>
    <style:style style:name="T82" style:family="text">
      <style:text-properties fo:language="ru" fo:country="RU" fo:font-style="italic" officeooo:rsid="00ad2daf" fo:background-color="#ffff00" loext:char-shading-value="0" style:font-style-asian="italic" style:font-style-complex="italic"/>
    </style:style>
    <style:style style:name="T83" style:family="text">
      <style:text-properties fo:language="ru" fo:country="RU" fo:font-style="italic" officeooo:rsid="00aecc6d" fo:background-color="#ffff00" loext:char-shading-value="0" style:font-style-asian="italic" style:font-style-complex="italic"/>
    </style:style>
    <style:style style:name="T84" style:family="text">
      <style:text-properties fo:language="ru" fo:country="RU" fo:background-color="transparent" loext:char-shading-value="0"/>
    </style:style>
    <style:style style:name="T85" style:family="text">
      <style:text-properties fo:language="ru" fo:country="RU" fo:font-style="normal" fo:background-color="transparent" loext:char-shading-value="0" style:font-style-asian="normal" style:font-style-complex="normal"/>
    </style:style>
    <style:style style:name="T86" style:family="text">
      <style:text-properties fo:language="ru" fo:country="RU" fo:font-style="normal" officeooo:rsid="006c9b70" fo:background-color="transparent" loext:char-shading-value="0" style:font-style-asian="normal" style:font-style-complex="normal"/>
    </style:style>
    <style:style style:name="T87" style:family="text">
      <style:text-properties fo:language="ru" fo:country="RU" fo:font-style="normal" fo:background-color="#ffff00" loext:char-shading-value="0" style:font-style-asian="normal" style:font-style-complex="normal"/>
    </style:style>
    <style:style style:name="T88" style:family="text">
      <style:text-properties style:text-line-through-style="solid" style:text-line-through-type="single"/>
    </style:style>
    <style:style style:name="T89" style:family="text">
      <style:text-properties style:text-line-through-style="solid" style:text-line-through-type="single" officeooo:rsid="0087ae81"/>
    </style:style>
    <style:style style:name="T90" style:family="text">
      <style:text-properties fo:language="en" fo:country="US"/>
    </style:style>
    <style:style style:name="T91" style:family="text">
      <style:text-properties style:text-line-through-style="none" style:text-line-through-type="none" fo:language="ru" fo:country="RU"/>
    </style:style>
    <style:style style:name="T92" style:family="text">
      <style:text-properties style:text-line-through-style="none" style:text-line-through-type="none" fo:language="ru" fo:country="RU" fo:background-color="transparent" loext:char-shading-value="0"/>
    </style:style>
    <style:style style:name="T93" style:family="text">
      <style:text-properties style:text-line-through-style="none" style:text-line-through-type="none" fo:language="ru" fo:country="RU" officeooo:rsid="000f7c7a" fo:background-color="transparent" loext:char-shading-value="0"/>
    </style:style>
    <style:style style:name="T94" style:family="text">
      <style:text-properties style:text-line-through-style="none" style:text-line-through-type="none" fo:language="ru" fo:country="RU" officeooo:rsid="00117302" fo:background-color="transparent" loext:char-shading-value="0"/>
    </style:style>
    <style:style style:name="T95" style:family="text">
      <style:text-properties style:text-line-through-style="none" style:text-line-through-type="none" fo:language="ru" fo:country="RU" officeooo:rsid="0012a933" fo:background-color="transparent" loext:char-shading-value="0"/>
    </style:style>
    <style:style style:name="T96" style:family="text">
      <style:text-properties style:text-line-through-style="none" style:text-line-through-type="none" fo:language="ru" fo:country="RU" officeooo:rsid="0014a904" fo:background-color="transparent" loext:char-shading-value="0"/>
    </style:style>
    <style:style style:name="T97" style:family="text">
      <style:text-properties style:text-line-through-style="none" style:text-line-through-type="none" fo:language="ru" fo:country="RU" officeooo:rsid="0015ad2c" fo:background-color="transparent" loext:char-shading-value="0"/>
    </style:style>
    <style:style style:name="T98" style:family="text">
      <style:text-properties style:text-line-through-style="none" style:text-line-through-type="none" fo:language="ru" fo:country="RU" officeooo:rsid="0016533d" fo:background-color="transparent" loext:char-shading-value="0"/>
    </style:style>
    <style:style style:name="T99" style:family="text">
      <style:text-properties style:text-line-through-style="none" style:text-line-through-type="none" fo:language="ru" fo:country="RU" officeooo:rsid="0018426e" fo:background-color="transparent" loext:char-shading-value="0"/>
    </style:style>
    <style:style style:name="T100" style:family="text">
      <style:text-properties style:text-line-through-style="none" style:text-line-through-type="none" fo:language="ru" fo:country="RU" officeooo:rsid="001bd503" fo:background-color="transparent" loext:char-shading-value="0"/>
    </style:style>
    <style:style style:name="T101" style:family="text">
      <style:text-properties style:text-line-through-style="none" style:text-line-through-type="none" fo:language="ru" fo:country="RU" officeooo:rsid="001bef74" fo:background-color="transparent" loext:char-shading-value="0"/>
    </style:style>
    <style:style style:name="T102" style:family="text">
      <style:text-properties style:text-line-through-style="none" style:text-line-through-type="none" fo:language="ru" fo:country="RU" officeooo:rsid="001c925e" fo:background-color="transparent" loext:char-shading-value="0"/>
    </style:style>
    <style:style style:name="T103" style:family="text">
      <style:text-properties style:text-line-through-style="none" style:text-line-through-type="none" fo:language="ru" fo:country="RU" officeooo:rsid="001f108c" fo:background-color="transparent" loext:char-shading-value="0"/>
    </style:style>
    <style:style style:name="T104" style:family="text">
      <style:text-properties style:text-line-through-style="none" style:text-line-through-type="none" fo:language="ru" fo:country="RU" officeooo:rsid="001fd394" fo:background-color="transparent" loext:char-shading-value="0"/>
    </style:style>
    <style:style style:name="T105" style:family="text">
      <style:text-properties style:text-line-through-style="none" style:text-line-through-type="none" fo:language="ru" fo:country="RU" officeooo:rsid="00218e44" fo:background-color="transparent" loext:char-shading-value="0"/>
    </style:style>
    <style:style style:name="T106" style:family="text">
      <style:text-properties style:text-line-through-style="none" style:text-line-through-type="none" fo:language="ru" fo:country="RU" officeooo:rsid="00234c58" fo:background-color="transparent" loext:char-shading-value="0"/>
    </style:style>
    <style:style style:name="T107" style:family="text">
      <style:text-properties style:text-line-through-style="none" style:text-line-through-type="none" fo:language="ru" fo:country="RU" officeooo:rsid="00240b24" fo:background-color="transparent" loext:char-shading-value="0"/>
    </style:style>
    <style:style style:name="T108" style:family="text">
      <style:text-properties style:text-line-through-style="none" style:text-line-through-type="none" fo:language="ru" fo:country="RU" officeooo:rsid="001dff8b" fo:background-color="transparent" loext:char-shading-value="0"/>
    </style:style>
    <style:style style:name="T109" style:family="text">
      <style:text-properties style:text-line-through-style="none" style:text-line-through-type="none" fo:language="ru" fo:country="RU" officeooo:rsid="001ebd27" fo:background-color="transparent" loext:char-shading-value="0"/>
    </style:style>
    <style:style style:name="T110" style:family="text">
      <style:text-properties style:text-line-through-style="none" style:text-line-through-type="none" fo:language="ru" fo:country="RU" officeooo:rsid="00263151" fo:background-color="transparent" loext:char-shading-value="0"/>
    </style:style>
    <style:style style:name="T111" style:family="text">
      <style:text-properties style:text-line-through-style="none" style:text-line-through-type="none" fo:language="ru" fo:country="RU" officeooo:rsid="0026dacd" fo:background-color="transparent" loext:char-shading-value="0"/>
    </style:style>
    <style:style style:name="T112" style:family="text">
      <style:text-properties style:text-line-through-style="none" style:text-line-through-type="none" fo:language="ru" fo:country="RU" officeooo:rsid="0027eccd" fo:background-color="transparent" loext:char-shading-value="0"/>
    </style:style>
    <style:style style:name="T113" style:family="text">
      <style:text-properties style:text-line-through-style="none" style:text-line-through-type="none" fo:language="ru" fo:country="RU" officeooo:rsid="00294f8f" fo:background-color="transparent" loext:char-shading-value="0"/>
    </style:style>
    <style:style style:name="T114" style:family="text">
      <style:text-properties style:text-line-through-style="none" style:text-line-through-type="none" fo:language="ru" fo:country="RU" officeooo:rsid="002a4e83" fo:background-color="transparent" loext:char-shading-value="0"/>
    </style:style>
    <style:style style:name="T115" style:family="text">
      <style:text-properties style:text-line-through-style="none" style:text-line-through-type="none" fo:language="ru" fo:country="RU" officeooo:rsid="002a505c" fo:background-color="transparent" loext:char-shading-value="0"/>
    </style:style>
    <style:style style:name="T116" style:family="text">
      <style:text-properties style:text-line-through-style="none" style:text-line-through-type="none" fo:language="ru" fo:country="RU" officeooo:rsid="002b50f4" fo:background-color="transparent" loext:char-shading-value="0"/>
    </style:style>
    <style:style style:name="T117" style:family="text">
      <style:text-properties style:text-line-through-style="none" style:text-line-through-type="none" fo:language="ru" fo:country="RU" officeooo:rsid="002bc701" fo:background-color="transparent" loext:char-shading-value="0"/>
    </style:style>
    <style:style style:name="T118" style:family="text">
      <style:text-properties style:text-line-through-style="none" style:text-line-through-type="none" fo:language="ru" fo:country="RU" officeooo:rsid="002c32ea" fo:background-color="transparent" loext:char-shading-value="0"/>
    </style:style>
    <style:style style:name="T119" style:family="text">
      <style:text-properties style:text-line-through-style="none" style:text-line-through-type="none" fo:language="ru" fo:country="RU" officeooo:rsid="002ed946" fo:background-color="transparent" loext:char-shading-value="0"/>
    </style:style>
    <style:style style:name="T120" style:family="text">
      <style:text-properties style:text-line-through-style="none" style:text-line-through-type="none" fo:language="ru" fo:country="RU" officeooo:rsid="0032aed4" fo:background-color="transparent" loext:char-shading-value="0"/>
    </style:style>
    <style:style style:name="T121" style:family="text">
      <style:text-properties style:text-line-through-style="none" style:text-line-through-type="none" fo:language="ru" fo:country="RU" officeooo:rsid="0032f218" fo:background-color="transparent" loext:char-shading-value="0"/>
    </style:style>
    <style:style style:name="T122" style:family="text">
      <style:text-properties style:text-line-through-style="none" style:text-line-through-type="none" fo:language="ru" fo:country="RU" officeooo:rsid="00334e96" fo:background-color="transparent" loext:char-shading-value="0"/>
    </style:style>
    <style:style style:name="T123" style:family="text">
      <style:text-properties style:text-line-through-style="none" style:text-line-through-type="none" fo:language="ru" fo:country="RU" officeooo:rsid="00348d17" fo:background-color="transparent" loext:char-shading-value="0"/>
    </style:style>
    <style:style style:name="T124" style:family="text">
      <style:text-properties style:text-line-through-style="none" style:text-line-through-type="none" fo:language="ru" fo:country="RU" officeooo:rsid="00364fbe" fo:background-color="transparent" loext:char-shading-value="0"/>
    </style:style>
    <style:style style:name="T125" style:family="text">
      <style:text-properties style:text-line-through-style="none" style:text-line-through-type="none" fo:language="ru" fo:country="RU" officeooo:rsid="00380dd4" fo:background-color="transparent" loext:char-shading-value="0"/>
    </style:style>
    <style:style style:name="T126" style:family="text">
      <style:text-properties style:text-line-through-style="none" style:text-line-through-type="none" fo:language="ru" fo:country="RU" officeooo:rsid="00398145" fo:background-color="transparent" loext:char-shading-value="0"/>
    </style:style>
    <style:style style:name="T127" style:family="text">
      <style:text-properties style:text-line-through-style="none" style:text-line-through-type="none" fo:language="ru" fo:country="RU" officeooo:rsid="003b624f" fo:background-color="transparent" loext:char-shading-value="0"/>
    </style:style>
    <style:style style:name="T128" style:family="text">
      <style:text-properties style:text-line-through-style="none" style:text-line-through-type="none" fo:language="ru" fo:country="RU" officeooo:rsid="003b902c" fo:background-color="transparent" loext:char-shading-value="0"/>
    </style:style>
    <style:style style:name="T129" style:family="text">
      <style:text-properties style:text-line-through-style="none" style:text-line-through-type="none" fo:language="ru" fo:country="RU" officeooo:rsid="003cc1d9" fo:background-color="transparent" loext:char-shading-value="0"/>
    </style:style>
    <style:style style:name="T130" style:family="text">
      <style:text-properties style:text-line-through-style="none" style:text-line-through-type="none" fo:language="ru" fo:country="RU" officeooo:rsid="003e106f" fo:background-color="transparent" loext:char-shading-value="0"/>
    </style:style>
    <style:style style:name="T131" style:family="text">
      <style:text-properties style:text-line-through-style="none" style:text-line-through-type="none" fo:language="ru" fo:country="RU" officeooo:rsid="003ebfcd" fo:background-color="transparent" loext:char-shading-value="0"/>
    </style:style>
    <style:style style:name="T132" style:family="text">
      <style:text-properties style:text-line-through-style="none" style:text-line-through-type="none" fo:language="ru" fo:country="RU" officeooo:rsid="00403599" fo:background-color="transparent" loext:char-shading-value="0"/>
    </style:style>
    <style:style style:name="T133" style:family="text">
      <style:text-properties style:text-line-through-style="none" style:text-line-through-type="none" fo:language="ru" fo:country="RU" officeooo:rsid="0040b3ad" fo:background-color="transparent" loext:char-shading-value="0"/>
    </style:style>
    <style:style style:name="T134" style:family="text">
      <style:text-properties style:text-line-through-style="none" style:text-line-through-type="none" fo:language="ru" fo:country="RU" officeooo:rsid="0041b01b" fo:background-color="transparent" loext:char-shading-value="0"/>
    </style:style>
    <style:style style:name="T135" style:family="text">
      <style:text-properties style:text-line-through-style="none" style:text-line-through-type="none" fo:language="ru" fo:country="RU" officeooo:rsid="0040eeb4" fo:background-color="transparent" loext:char-shading-value="0"/>
    </style:style>
    <style:style style:name="T136" style:family="text">
      <style:text-properties style:text-line-through-style="none" style:text-line-through-type="none" fo:language="ru" fo:country="RU" officeooo:rsid="0042c281" fo:background-color="transparent" loext:char-shading-value="0"/>
    </style:style>
    <style:style style:name="T137" style:family="text">
      <style:text-properties style:text-line-through-style="none" style:text-line-through-type="none" fo:language="ru" fo:country="RU" officeooo:rsid="00458c95" fo:background-color="transparent" loext:char-shading-value="0"/>
    </style:style>
    <style:style style:name="T138" style:family="text">
      <style:text-properties style:text-line-through-style="none" style:text-line-through-type="none" fo:language="ru" fo:country="RU" officeooo:rsid="00470b8d" fo:background-color="transparent" loext:char-shading-value="0"/>
    </style:style>
    <style:style style:name="T139" style:family="text">
      <style:text-properties style:text-line-through-style="none" style:text-line-through-type="none" fo:language="ru" fo:country="RU" officeooo:rsid="0047e2d9" fo:background-color="transparent" loext:char-shading-value="0"/>
    </style:style>
    <style:style style:name="T140" style:family="text">
      <style:text-properties style:text-line-through-style="none" style:text-line-through-type="none" fo:language="ru" fo:country="RU" officeooo:rsid="004a50f9" fo:background-color="transparent" loext:char-shading-value="0"/>
    </style:style>
    <style:style style:name="T141" style:family="text">
      <style:text-properties style:text-line-through-style="none" style:text-line-through-type="none" fo:language="ru" fo:country="RU" officeooo:rsid="004ba713" fo:background-color="transparent" loext:char-shading-value="0"/>
    </style:style>
    <style:style style:name="T142" style:family="text">
      <style:text-properties style:text-line-through-style="none" style:text-line-through-type="none" fo:language="ru" fo:country="RU" officeooo:rsid="004c5d98" fo:background-color="transparent" loext:char-shading-value="0"/>
    </style:style>
    <style:style style:name="T143" style:family="text">
      <style:text-properties style:text-line-through-style="none" style:text-line-through-type="none" fo:language="ru" fo:country="RU" officeooo:rsid="004e551c" fo:background-color="transparent" loext:char-shading-value="0"/>
    </style:style>
    <style:style style:name="T144" style:family="text">
      <style:text-properties style:text-line-through-style="none" style:text-line-through-type="none" fo:language="ru" fo:country="RU" officeooo:rsid="004f7ace" fo:background-color="transparent" loext:char-shading-value="0"/>
    </style:style>
    <style:style style:name="T145" style:family="text">
      <style:text-properties style:text-line-through-style="none" style:text-line-through-type="none" fo:language="ru" fo:country="RU" officeooo:rsid="00510860" fo:background-color="transparent" loext:char-shading-value="0"/>
    </style:style>
    <style:style style:name="T146" style:family="text">
      <style:text-properties style:text-line-through-style="none" style:text-line-through-type="none" fo:language="ru" fo:country="RU" officeooo:rsid="0052099c" fo:background-color="transparent" loext:char-shading-value="0"/>
    </style:style>
    <style:style style:name="T147" style:family="text">
      <style:text-properties style:text-line-through-style="none" style:text-line-through-type="none" fo:language="ru" fo:country="RU" officeooo:rsid="0052ba96" fo:background-color="transparent" loext:char-shading-value="0"/>
    </style:style>
    <style:style style:name="T148" style:family="text">
      <style:text-properties style:text-line-through-style="none" style:text-line-through-type="none" fo:language="ru" fo:country="RU" officeooo:rsid="0053d733" fo:background-color="transparent" loext:char-shading-value="0"/>
    </style:style>
    <style:style style:name="T149" style:family="text">
      <style:text-properties style:text-line-through-style="none" style:text-line-through-type="none" fo:language="ru" fo:country="RU" officeooo:rsid="0055b7ca" fo:background-color="transparent" loext:char-shading-value="0"/>
    </style:style>
    <style:style style:name="T150" style:family="text">
      <style:text-properties style:text-line-through-style="none" style:text-line-through-type="none" fo:language="ru" fo:country="RU" officeooo:rsid="00560ef9" fo:background-color="transparent" loext:char-shading-value="0"/>
    </style:style>
    <style:style style:name="T151" style:family="text">
      <style:text-properties style:text-line-through-style="none" style:text-line-through-type="none" fo:language="ru" fo:country="RU" officeooo:rsid="00570795" fo:background-color="transparent" loext:char-shading-value="0"/>
    </style:style>
    <style:style style:name="T152" style:family="text">
      <style:text-properties style:text-line-through-style="none" style:text-line-through-type="none" fo:language="ru" fo:country="RU" officeooo:rsid="0057b598" fo:background-color="transparent" loext:char-shading-value="0"/>
    </style:style>
    <style:style style:name="T153" style:family="text">
      <style:text-properties style:text-line-through-style="none" style:text-line-through-type="none" fo:language="ru" fo:country="RU" officeooo:rsid="00590d78" fo:background-color="transparent" loext:char-shading-value="0"/>
    </style:style>
    <style:style style:name="T154" style:family="text">
      <style:text-properties style:text-line-through-style="none" style:text-line-through-type="none" fo:language="ru" fo:country="RU" officeooo:rsid="005a6737" fo:background-color="transparent" loext:char-shading-value="0"/>
    </style:style>
    <style:style style:name="T155" style:family="text">
      <style:text-properties style:text-line-through-style="none" style:text-line-through-type="none" fo:language="ru" fo:country="RU" officeooo:rsid="005ca0d1" fo:background-color="transparent" loext:char-shading-value="0"/>
    </style:style>
    <style:style style:name="T156" style:family="text">
      <style:text-properties style:text-line-through-style="none" style:text-line-through-type="none" fo:language="ru" fo:country="RU" officeooo:rsid="005d2ca4" fo:background-color="transparent" loext:char-shading-value="0"/>
    </style:style>
    <style:style style:name="T157" style:family="text">
      <style:text-properties style:text-line-through-style="none" style:text-line-through-type="none" fo:language="ru" fo:country="RU" officeooo:rsid="00627611" fo:background-color="transparent" loext:char-shading-value="0"/>
    </style:style>
    <style:style style:name="T158" style:family="text">
      <style:text-properties style:text-line-through-style="none" style:text-line-through-type="none" fo:language="ru" fo:country="RU" officeooo:rsid="0063f5c6" fo:background-color="transparent" loext:char-shading-value="0"/>
    </style:style>
    <style:style style:name="T159" style:family="text">
      <style:text-properties style:text-line-through-style="none" style:text-line-through-type="none" fo:language="ru" fo:country="RU" officeooo:rsid="00656735" fo:background-color="transparent" loext:char-shading-value="0"/>
    </style:style>
    <style:style style:name="T160" style:family="text">
      <style:text-properties style:text-line-through-style="none" style:text-line-through-type="none" fo:language="ru" fo:country="RU" officeooo:rsid="006655e2" fo:background-color="transparent" loext:char-shading-value="0"/>
    </style:style>
    <style:style style:name="T161" style:family="text">
      <style:text-properties style:text-line-through-style="none" style:text-line-through-type="none" fo:language="ru" fo:country="RU" officeooo:rsid="006d5b54" fo:background-color="transparent" loext:char-shading-value="0"/>
    </style:style>
    <style:style style:name="T162" style:family="text">
      <style:text-properties style:text-line-through-style="none" style:text-line-through-type="none" fo:language="ru" fo:country="RU" officeooo:rsid="006e98b2" fo:background-color="transparent" loext:char-shading-value="0"/>
    </style:style>
    <style:style style:name="T163" style:family="text">
      <style:text-properties style:text-line-through-style="none" style:text-line-through-type="none" fo:language="ru" fo:country="RU" officeooo:rsid="007041cb" fo:background-color="transparent" loext:char-shading-value="0"/>
    </style:style>
    <style:style style:name="T164" style:family="text">
      <style:text-properties style:text-line-through-style="none" style:text-line-through-type="none" fo:language="ru" fo:country="RU" officeooo:rsid="00722898" fo:background-color="transparent" loext:char-shading-value="0"/>
    </style:style>
    <style:style style:name="T165" style:family="text">
      <style:text-properties style:text-line-through-style="none" style:text-line-through-type="none" fo:language="ru" fo:country="RU" officeooo:rsid="0073bd91" fo:background-color="transparent" loext:char-shading-value="0"/>
    </style:style>
    <style:style style:name="T166" style:family="text">
      <style:text-properties style:text-line-through-style="none" style:text-line-through-type="none" fo:language="ru" fo:country="RU" officeooo:rsid="00743ebb" fo:background-color="transparent" loext:char-shading-value="0"/>
    </style:style>
    <style:style style:name="T167" style:family="text">
      <style:text-properties style:text-line-through-style="none" style:text-line-through-type="none" fo:language="ru" fo:country="RU" officeooo:rsid="0075d30c" fo:background-color="transparent" loext:char-shading-value="0"/>
    </style:style>
    <style:style style:name="T168" style:family="text">
      <style:text-properties style:text-line-through-style="none" style:text-line-through-type="none" fo:language="ru" fo:country="RU" officeooo:rsid="00788a5b" fo:background-color="transparent" loext:char-shading-value="0"/>
    </style:style>
    <style:style style:name="T169" style:family="text">
      <style:text-properties style:text-line-through-style="none" style:text-line-through-type="none" fo:language="ru" fo:country="RU" officeooo:rsid="00794d28" fo:background-color="transparent" loext:char-shading-value="0"/>
    </style:style>
    <style:style style:name="T170" style:family="text">
      <style:text-properties style:text-line-through-style="none" style:text-line-through-type="none" fo:language="ru" fo:country="RU" officeooo:rsid="0079fa67" fo:background-color="transparent" loext:char-shading-value="0"/>
    </style:style>
    <style:style style:name="T171" style:family="text">
      <style:text-properties style:text-line-through-style="none" style:text-line-through-type="none" fo:language="ru" fo:country="RU" officeooo:rsid="007b6b8f" fo:background-color="transparent" loext:char-shading-value="0"/>
    </style:style>
    <style:style style:name="T172" style:family="text">
      <style:text-properties style:text-line-through-style="none" style:text-line-through-type="none" fo:language="ru" fo:country="RU" officeooo:rsid="007c27f5" fo:background-color="transparent" loext:char-shading-value="0"/>
    </style:style>
    <style:style style:name="T173" style:family="text">
      <style:text-properties style:text-line-through-style="none" style:text-line-through-type="none" fo:language="ru" fo:country="RU" officeooo:rsid="007df733" fo:background-color="transparent" loext:char-shading-value="0"/>
    </style:style>
    <style:style style:name="T174" style:family="text">
      <style:text-properties style:text-line-through-style="none" style:text-line-through-type="none" fo:language="ru" fo:country="RU" officeooo:rsid="007e0672" fo:background-color="transparent" loext:char-shading-value="0"/>
    </style:style>
    <style:style style:name="T175" style:family="text">
      <style:text-properties style:text-line-through-style="none" style:text-line-through-type="none" fo:language="ru" fo:country="RU" officeooo:rsid="007e23d0" fo:background-color="transparent" loext:char-shading-value="0"/>
    </style:style>
    <style:style style:name="T176" style:family="text">
      <style:text-properties style:text-line-through-style="none" style:text-line-through-type="none" fo:language="ru" fo:country="RU" officeooo:rsid="00b314fb" fo:background-color="transparent" loext:char-shading-value="0"/>
    </style:style>
    <style:style style:name="T177" style:family="text">
      <style:text-properties style:text-line-through-style="none" style:text-line-through-type="none" fo:language="ru" fo:country="RU" officeooo:rsid="00b34e60" fo:background-color="transparent" loext:char-shading-value="0"/>
    </style:style>
    <style:style style:name="T178" style:family="text">
      <style:text-properties style:text-line-through-style="none" style:text-line-through-type="none" fo:language="ru" fo:country="RU" officeooo:rsid="00b4a364" fo:background-color="transparent" loext:char-shading-value="0"/>
    </style:style>
    <style:style style:name="T179" style:family="text">
      <style:text-properties style:text-line-through-style="none" style:text-line-through-type="none" fo:language="ru" fo:country="RU" officeooo:rsid="00b52ceb" fo:background-color="transparent" loext:char-shading-value="0"/>
    </style:style>
    <style:style style:name="T180" style:family="text">
      <style:text-properties style:text-line-through-style="none" style:text-line-through-type="none" fo:language="ru" fo:country="RU" officeooo:rsid="00b678f6" fo:background-color="transparent" loext:char-shading-value="0"/>
    </style:style>
    <style:style style:name="T181" style:family="text">
      <style:text-properties style:text-line-through-style="none" style:text-line-through-type="none" fo:language="ru" fo:country="RU" officeooo:rsid="00b79582" fo:background-color="transparent" loext:char-shading-value="0"/>
    </style:style>
    <style:style style:name="T182" style:family="text">
      <style:text-properties style:text-line-through-style="none" style:text-line-through-type="none" fo:language="ru" fo:country="RU" officeooo:rsid="00b8476c" fo:background-color="transparent" loext:char-shading-value="0"/>
    </style:style>
    <style:style style:name="T183" style:family="text">
      <style:text-properties style:text-line-through-style="none" style:text-line-through-type="none" fo:language="ru" fo:country="RU" officeooo:rsid="00baa6f8" fo:background-color="transparent" loext:char-shading-value="0"/>
    </style:style>
    <style:style style:name="T184" style:family="text">
      <style:text-properties style:text-line-through-style="none" style:text-line-through-type="none" fo:language="ru" fo:country="RU" officeooo:rsid="00b9567c" fo:background-color="transparent" loext:char-shading-value="0"/>
    </style:style>
    <style:style style:name="T185" style:family="text">
      <style:text-properties style:text-line-through-style="none" style:text-line-through-type="none" fo:language="ru" fo:country="RU" officeooo:rsid="00bcfaab" fo:background-color="transparent" loext:char-shading-value="0"/>
    </style:style>
    <style:style style:name="T186" style:family="text">
      <style:text-properties style:text-line-through-style="none" style:text-line-through-type="none" fo:language="ru" fo:country="RU" officeooo:rsid="00bbe224" fo:background-color="transparent" loext:char-shading-value="0"/>
    </style:style>
    <style:style style:name="T187" style:family="text">
      <style:text-properties style:text-line-through-style="none" style:text-line-through-type="none" fo:language="ru" fo:country="RU" officeooo:rsid="00be78d0" fo:background-color="transparent" loext:char-shading-value="0"/>
    </style:style>
    <style:style style:name="T188" style:family="text">
      <style:text-properties style:text-line-through-style="none" style:text-line-through-type="none" fo:language="ru" fo:country="RU" officeooo:rsid="00be8e7d" fo:background-color="transparent" loext:char-shading-value="0"/>
    </style:style>
    <style:style style:name="T189" style:family="text">
      <style:text-properties style:text-line-through-style="none" style:text-line-through-type="none" fo:language="ru" fo:country="RU" officeooo:rsid="00bef723" fo:background-color="transparent" loext:char-shading-value="0"/>
    </style:style>
    <style:style style:name="T190" style:family="text">
      <style:text-properties style:text-line-through-style="none" style:text-line-through-type="none" fo:language="ru" fo:country="RU" officeooo:rsid="00bfcb27" fo:background-color="transparent" loext:char-shading-value="0"/>
    </style:style>
    <style:style style:name="T191" style:family="text">
      <style:text-properties style:text-line-through-style="none" style:text-line-through-type="none" fo:language="ru" fo:country="RU" officeooo:rsid="00c21da1" fo:background-color="transparent" loext:char-shading-value="0"/>
    </style:style>
    <style:style style:name="T192" style:family="text">
      <style:text-properties style:text-line-through-style="none" style:text-line-through-type="none" fo:language="ru" fo:country="RU" officeooo:rsid="00c25b69" fo:background-color="transparent" loext:char-shading-value="0"/>
    </style:style>
    <style:style style:name="T193" style:family="text">
      <style:text-properties style:text-line-through-style="none" style:text-line-through-type="none" fo:language="ru" fo:country="RU" officeooo:rsid="00c33f03" fo:background-color="transparent" loext:char-shading-value="0"/>
    </style:style>
    <style:style style:name="T194" style:family="text">
      <style:text-properties style:text-line-through-style="none" style:text-line-through-type="none" fo:language="ru" fo:country="RU" officeooo:rsid="00ce95f2" fo:background-color="transparent" loext:char-shading-value="0"/>
    </style:style>
    <style:style style:name="T195" style:family="text">
      <style:text-properties style:text-line-through-style="none" style:text-line-through-type="none" fo:language="ru" fo:country="RU" officeooo:rsid="00cf8583" fo:background-color="transparent" loext:char-shading-value="0"/>
    </style:style>
    <style:style style:name="T196" style:family="text">
      <style:text-properties style:text-line-through-style="none" style:text-line-through-type="none" fo:language="ru" fo:country="RU" officeooo:rsid="00d14d19" fo:background-color="transparent" loext:char-shading-value="0"/>
    </style:style>
    <style:style style:name="T197" style:family="text">
      <style:text-properties style:text-line-through-style="none" style:text-line-through-type="none" fo:language="ru" fo:country="RU" officeooo:rsid="00d2d4cf" fo:background-color="transparent" loext:char-shading-value="0"/>
    </style:style>
    <style:style style:name="T198" style:family="text">
      <style:text-properties style:text-line-through-style="none" style:text-line-through-type="none" fo:language="ru" fo:country="RU" officeooo:rsid="00d2e70d" fo:background-color="transparent" loext:char-shading-value="0"/>
    </style:style>
    <style:style style:name="T199" style:family="text">
      <style:text-properties style:text-line-through-style="none" style:text-line-through-type="none" fo:language="ru" fo:country="RU" officeooo:rsid="00d4c6a1" fo:background-color="transparent" loext:char-shading-value="0"/>
    </style:style>
    <style:style style:name="T200" style:family="text">
      <style:text-properties style:text-line-through-style="none" style:text-line-through-type="none" fo:language="ru" fo:country="RU" officeooo:rsid="00d4f210" fo:background-color="transparent" loext:char-shading-value="0"/>
    </style:style>
    <style:style style:name="T201" style:family="text">
      <style:text-properties style:text-line-through-style="none" style:text-line-through-type="none" fo:language="ru" fo:country="RU" officeooo:rsid="00d56456" fo:background-color="transparent" loext:char-shading-value="0"/>
    </style:style>
    <style:style style:name="T202" style:family="text">
      <style:text-properties style:text-line-through-style="none" style:text-line-through-type="none" fo:language="ru" fo:country="RU" officeooo:rsid="00d8eb28" fo:background-color="transparent" loext:char-shading-value="0"/>
    </style:style>
    <style:style style:name="T203" style:family="text">
      <style:text-properties style:text-line-through-style="none" style:text-line-through-type="none" fo:language="ru" fo:country="RU" officeooo:rsid="00d5f182" fo:background-color="transparent" loext:char-shading-value="0"/>
    </style:style>
    <style:style style:name="T204" style:family="text">
      <style:text-properties style:text-line-through-style="none" style:text-line-through-type="none" fo:language="ru" fo:country="RU" officeooo:rsid="00db2d22" fo:background-color="transparent" loext:char-shading-value="0"/>
    </style:style>
    <style:style style:name="T205" style:family="text">
      <style:text-properties style:text-line-through-style="none" style:text-line-through-type="none" fo:language="ru" fo:country="RU" officeooo:rsid="00dd0a11" fo:background-color="transparent" loext:char-shading-value="0"/>
    </style:style>
    <style:style style:name="T206" style:family="text">
      <style:text-properties style:text-line-through-style="none" style:text-line-through-type="none" fo:language="ru" fo:country="RU" officeooo:rsid="00de8b3a" fo:background-color="transparent" loext:char-shading-value="0"/>
    </style:style>
    <style:style style:name="T207" style:family="text">
      <style:text-properties style:text-line-through-style="none" style:text-line-through-type="none" fo:language="ru" fo:country="RU" officeooo:rsid="00e06d16" fo:background-color="transparent" loext:char-shading-value="0"/>
    </style:style>
    <style:style style:name="T208" style:family="text">
      <style:text-properties style:text-line-through-style="none" style:text-line-through-type="none" fo:language="ru" fo:country="RU" officeooo:rsid="00e140e8" fo:background-color="transparent" loext:char-shading-value="0"/>
    </style:style>
    <style:style style:name="T209" style:family="text">
      <style:text-properties style:text-line-through-style="none" style:text-line-through-type="none" fo:language="ru" fo:country="RU" officeooo:rsid="00e28382" fo:background-color="transparent" loext:char-shading-value="0"/>
    </style:style>
    <style:style style:name="T210" style:family="text">
      <style:text-properties style:text-line-through-style="none" style:text-line-through-type="none" fo:language="ru" fo:country="RU" officeooo:rsid="00e44253" fo:background-color="transparent" loext:char-shading-value="0"/>
    </style:style>
    <style:style style:name="T211" style:family="text">
      <style:text-properties style:text-line-through-style="none" style:text-line-through-type="none" fo:language="ru" fo:country="RU" officeooo:rsid="00e58c63" fo:background-color="transparent" loext:char-shading-value="0"/>
    </style:style>
    <style:style style:name="T212" style:family="text">
      <style:text-properties style:text-line-through-style="none" style:text-line-through-type="none" fo:language="ru" fo:country="RU" officeooo:rsid="00e7229f" fo:background-color="transparent" loext:char-shading-value="0"/>
    </style:style>
    <style:style style:name="T213" style:family="text">
      <style:text-properties style:text-line-through-style="none" style:text-line-through-type="none" fo:language="ru" fo:country="RU" officeooo:rsid="00e90811" fo:background-color="transparent" loext:char-shading-value="0"/>
    </style:style>
    <style:style style:name="T214" style:family="text">
      <style:text-properties style:text-line-through-style="none" style:text-line-through-type="none" fo:language="ru" fo:country="RU" officeooo:rsid="00ea6243" fo:background-color="transparent" loext:char-shading-value="0"/>
    </style:style>
    <style:style style:name="T215" style:family="text">
      <style:text-properties style:text-line-through-style="none" style:text-line-through-type="none" fo:language="ru" fo:country="RU" officeooo:rsid="00ebf23d" fo:background-color="transparent" loext:char-shading-value="0"/>
    </style:style>
    <style:style style:name="T216" style:family="text">
      <style:text-properties style:text-line-through-style="none" style:text-line-through-type="none" fo:language="ru" fo:country="RU" officeooo:rsid="00ed161f" fo:background-color="transparent" loext:char-shading-value="0"/>
    </style:style>
    <style:style style:name="T217" style:family="text">
      <style:text-properties style:text-line-through-style="none" style:text-line-through-type="none" fo:language="ru" fo:country="RU" officeooo:rsid="00ee0beb" fo:background-color="transparent" loext:char-shading-value="0"/>
    </style:style>
    <style:style style:name="T218" style:family="text">
      <style:text-properties style:text-line-through-style="none" style:text-line-through-type="none" fo:language="ru" fo:country="RU" officeooo:rsid="00eee0e1" fo:background-color="transparent" loext:char-shading-value="0"/>
    </style:style>
    <style:style style:name="T219" style:family="text">
      <style:text-properties style:text-line-through-style="none" style:text-line-through-type="none" fo:language="ru" fo:country="RU" officeooo:rsid="00f218dd" fo:background-color="transparent" loext:char-shading-value="0"/>
    </style:style>
    <style:style style:name="T220" style:family="text">
      <style:text-properties style:text-line-through-style="none" style:text-line-through-type="none" fo:language="ru" fo:country="RU" officeooo:rsid="00f2b436" fo:background-color="transparent" loext:char-shading-value="0"/>
    </style:style>
    <style:style style:name="T221" style:family="text">
      <style:text-properties style:text-line-through-style="none" style:text-line-through-type="none" fo:language="ru" fo:country="RU" officeooo:rsid="00f33241" fo:background-color="transparent" loext:char-shading-value="0"/>
    </style:style>
    <style:style style:name="T222" style:family="text">
      <style:text-properties style:text-line-through-style="none" style:text-line-through-type="none" fo:language="ru" fo:country="RU" officeooo:rsid="00f4d8af" fo:background-color="transparent" loext:char-shading-value="0"/>
    </style:style>
    <style:style style:name="T223" style:family="text">
      <style:text-properties style:text-line-through-style="none" style:text-line-through-type="none" fo:language="ru" fo:country="RU" officeooo:rsid="00f4ff2a" fo:background-color="transparent" loext:char-shading-value="0"/>
    </style:style>
    <style:style style:name="T224" style:family="text">
      <style:text-properties style:text-line-through-style="none" style:text-line-through-type="none" fo:language="ru" fo:country="RU" officeooo:rsid="00f9e83e" fo:background-color="transparent" loext:char-shading-value="0"/>
    </style:style>
    <style:style style:name="T225" style:family="text">
      <style:text-properties style:text-line-through-style="none" style:text-line-through-type="none" fo:language="ru" fo:country="RU" officeooo:rsid="00f815ef" fo:background-color="transparent" loext:char-shading-value="0"/>
    </style:style>
    <style:style style:name="T226" style:family="text">
      <style:text-properties style:text-line-through-style="none" style:text-line-through-type="none" fo:language="ru" fo:country="RU" officeooo:rsid="00fb9813" fo:background-color="transparent" loext:char-shading-value="0"/>
    </style:style>
    <style:style style:name="T227" style:family="text">
      <style:text-properties style:text-line-through-style="none" style:text-line-through-type="none" fo:language="ru" fo:country="RU" officeooo:rsid="00fc6716" fo:background-color="transparent" loext:char-shading-value="0"/>
    </style:style>
    <style:style style:name="T228" style:family="text">
      <style:text-properties style:text-line-through-style="none" style:text-line-through-type="none" fo:language="ru" fo:country="RU" officeooo:rsid="00fd9d2c" fo:background-color="transparent" loext:char-shading-value="0"/>
    </style:style>
    <style:style style:name="T229" style:family="text">
      <style:text-properties style:text-line-through-style="none" style:text-line-through-type="none" fo:language="ru" fo:country="RU" officeooo:rsid="00fe9982" fo:background-color="transparent" loext:char-shading-value="0"/>
    </style:style>
    <style:style style:name="T230" style:family="text">
      <style:text-properties style:text-line-through-style="none" style:text-line-through-type="none" fo:language="ru" fo:country="RU" officeooo:rsid="01010ddf" fo:background-color="transparent" loext:char-shading-value="0"/>
    </style:style>
    <style:style style:name="T231" style:family="text">
      <style:text-properties style:text-line-through-style="none" style:text-line-through-type="none" fo:language="ru" fo:country="RU" officeooo:rsid="01020673" fo:background-color="transparent" loext:char-shading-value="0"/>
    </style:style>
    <style:style style:name="T232" style:family="text">
      <style:text-properties style:text-line-through-style="none" style:text-line-through-type="none" fo:language="ru" fo:country="RU" officeooo:rsid="0103e83e" fo:background-color="transparent" loext:char-shading-value="0"/>
    </style:style>
    <style:style style:name="T233" style:family="text">
      <style:text-properties style:text-line-through-style="none" style:text-line-through-type="none" fo:language="ru" fo:country="RU" officeooo:rsid="010532f0" fo:background-color="transparent" loext:char-shading-value="0"/>
    </style:style>
    <style:style style:name="T234" style:family="text">
      <style:text-properties style:text-line-through-style="none" style:text-line-through-type="none" fo:language="ru" fo:country="RU" officeooo:rsid="01066bd8" fo:background-color="transparent" loext:char-shading-value="0"/>
    </style:style>
    <style:style style:name="T235" style:family="text">
      <style:text-properties style:text-line-through-style="none" style:text-line-through-type="none" fo:language="ru" fo:country="RU" officeooo:rsid="010719d7" fo:background-color="transparent" loext:char-shading-value="0"/>
    </style:style>
    <style:style style:name="T236" style:family="text">
      <style:text-properties style:text-line-through-style="none" style:text-line-through-type="none" fo:language="ru" fo:country="RU" officeooo:rsid="01086760" fo:background-color="transparent" loext:char-shading-value="0"/>
    </style:style>
    <style:style style:name="T237" style:family="text">
      <style:text-properties style:text-line-through-style="none" style:text-line-through-type="none" fo:language="ru" fo:country="RU" officeooo:rsid="0109cc10" fo:background-color="transparent" loext:char-shading-value="0"/>
    </style:style>
    <style:style style:name="T238" style:family="text">
      <style:text-properties style:text-line-through-style="none" style:text-line-through-type="none" fo:language="ru" fo:country="RU" officeooo:rsid="010c4ae4" fo:background-color="transparent" loext:char-shading-value="0"/>
    </style:style>
    <style:style style:name="T239" style:family="text">
      <style:text-properties style:text-line-through-style="none" style:text-line-through-type="none" fo:language="ru" fo:country="RU" officeooo:rsid="010b12c3" fo:background-color="transparent" loext:char-shading-value="0"/>
    </style:style>
    <style:style style:name="T240" style:family="text">
      <style:text-properties style:text-line-through-style="none" style:text-line-through-type="none" fo:language="ru" fo:country="RU" officeooo:rsid="010d1478" fo:background-color="transparent" loext:char-shading-value="0"/>
    </style:style>
    <style:style style:name="T241" style:family="text">
      <style:text-properties style:text-line-through-style="none" style:text-line-through-type="none" fo:language="ru" fo:country="RU" officeooo:rsid="010e9745" fo:background-color="transparent" loext:char-shading-value="0"/>
    </style:style>
    <style:style style:name="T242" style:family="text">
      <style:text-properties style:text-line-through-style="none" style:text-line-through-type="none" fo:language="ru" fo:country="RU" officeooo:rsid="01102d00" fo:background-color="transparent" loext:char-shading-value="0"/>
    </style:style>
    <style:style style:name="T243" style:family="text">
      <style:text-properties style:text-line-through-style="none" style:text-line-through-type="none" fo:language="ru" fo:country="RU" officeooo:rsid="01118e12" fo:background-color="transparent" loext:char-shading-value="0"/>
    </style:style>
    <style:style style:name="T244" style:family="text">
      <style:text-properties style:text-line-through-style="none" style:text-line-through-type="none" fo:language="ru" fo:country="RU" officeooo:rsid="011271db" fo:background-color="transparent" loext:char-shading-value="0"/>
    </style:style>
    <style:style style:name="T245" style:family="text">
      <style:text-properties style:text-line-through-style="none" style:text-line-through-type="none" fo:language="ru" fo:country="RU" officeooo:rsid="01134fd6" fo:background-color="transparent" loext:char-shading-value="0"/>
    </style:style>
    <style:style style:name="T246" style:family="text">
      <style:text-properties style:text-line-through-style="none" style:text-line-through-type="none" fo:language="ru" fo:country="RU" officeooo:rsid="01154077" fo:background-color="transparent" loext:char-shading-value="0"/>
    </style:style>
    <style:style style:name="T247" style:family="text">
      <style:text-properties style:text-line-through-style="none" style:text-line-through-type="none" fo:language="ru" fo:country="RU" officeooo:rsid="0115e7b6" fo:background-color="transparent" loext:char-shading-value="0"/>
    </style:style>
    <style:style style:name="T248" style:family="text">
      <style:text-properties style:text-line-through-style="none" style:text-line-through-type="none" fo:language="ru" fo:country="RU" officeooo:rsid="0118ae0e" fo:background-color="transparent" loext:char-shading-value="0"/>
    </style:style>
    <style:style style:name="T249" style:family="text">
      <style:text-properties style:text-line-through-style="none" style:text-line-through-type="none" fo:language="ru" fo:country="RU" officeooo:rsid="01191b87" fo:background-color="transparent" loext:char-shading-value="0"/>
    </style:style>
    <style:style style:name="T250" style:family="text">
      <style:text-properties style:text-line-through-style="none" style:text-line-through-type="none" fo:language="ru" fo:country="RU" officeooo:rsid="011ac791" fo:background-color="transparent" loext:char-shading-value="0"/>
    </style:style>
    <style:style style:name="T251" style:family="text">
      <style:text-properties style:text-line-through-style="none" style:text-line-through-type="none" fo:language="ru" fo:country="RU" officeooo:rsid="011f6749" fo:background-color="transparent" loext:char-shading-value="0"/>
    </style:style>
    <style:style style:name="T252" style:family="text">
      <style:text-properties style:text-line-through-style="none" style:text-line-through-type="none" fo:language="ru" fo:country="RU" officeooo:rsid="0121582c" fo:background-color="transparent" loext:char-shading-value="0"/>
    </style:style>
    <style:style style:name="T253" style:family="text">
      <style:text-properties style:text-line-through-style="none" style:text-line-through-type="none" fo:language="ru" fo:country="RU" officeooo:rsid="01232b8e" fo:background-color="transparent" loext:char-shading-value="0"/>
    </style:style>
    <style:style style:name="T254" style:family="text">
      <style:text-properties style:text-line-through-style="none" style:text-line-through-type="none" fo:language="ru" fo:country="RU" officeooo:rsid="0123e710" fo:background-color="transparent" loext:char-shading-value="0"/>
    </style:style>
    <style:style style:name="T255" style:family="text">
      <style:text-properties style:text-line-through-style="none" style:text-line-through-type="none" fo:language="ru" fo:country="RU" officeooo:rsid="01243c6c" fo:background-color="transparent" loext:char-shading-value="0"/>
    </style:style>
    <style:style style:name="T256" style:family="text">
      <style:text-properties style:text-line-through-style="none" style:text-line-through-type="none" fo:language="ru" fo:country="RU" officeooo:rsid="01274cbc" fo:background-color="transparent" loext:char-shading-value="0"/>
    </style:style>
    <style:style style:name="T257" style:family="text">
      <style:text-properties style:text-line-through-style="none" style:text-line-through-type="none" fo:language="ru" fo:country="RU" officeooo:rsid="0125594d" fo:background-color="transparent" loext:char-shading-value="0"/>
    </style:style>
    <style:style style:name="T258" style:family="text">
      <style:text-properties style:text-line-through-style="none" style:text-line-through-type="none" fo:language="ru" fo:country="RU" officeooo:rsid="01284c7a" fo:background-color="transparent" loext:char-shading-value="0"/>
    </style:style>
    <style:style style:name="T259" style:family="text">
      <style:text-properties style:text-line-through-style="none" style:text-line-through-type="none" fo:language="ru" fo:country="RU" officeooo:rsid="0129f429" fo:background-color="transparent" loext:char-shading-value="0"/>
    </style:style>
    <style:style style:name="T260" style:family="text">
      <style:text-properties style:text-line-through-style="none" style:text-line-through-type="none" fo:language="ru" fo:country="RU" officeooo:rsid="012a44af" fo:background-color="transparent" loext:char-shading-value="0"/>
    </style:style>
    <style:style style:name="T261" style:family="text">
      <style:text-properties style:text-line-through-style="none" style:text-line-through-type="none" fo:language="ru" fo:country="RU" officeooo:rsid="012a9346" fo:background-color="transparent" loext:char-shading-value="0"/>
    </style:style>
    <style:style style:name="T262" style:family="text">
      <style:text-properties style:text-line-through-style="none" style:text-line-through-type="none" fo:language="ru" fo:country="RU" officeooo:rsid="012b9ea4" fo:background-color="transparent" loext:char-shading-value="0"/>
    </style:style>
    <style:style style:name="T263" style:family="text">
      <style:text-properties style:text-line-through-style="none" style:text-line-through-type="none" fo:language="ru" fo:country="RU" officeooo:rsid="012c2e3b" fo:background-color="transparent" loext:char-shading-value="0"/>
    </style:style>
    <style:style style:name="T264" style:family="text">
      <style:text-properties style:text-line-through-style="none" style:text-line-through-type="none" fo:language="ru" fo:country="RU" officeooo:rsid="012ec831" fo:background-color="transparent" loext:char-shading-value="0"/>
    </style:style>
    <style:style style:name="T265" style:family="text">
      <style:text-properties style:text-line-through-style="none" style:text-line-through-type="none" fo:language="ru" fo:country="RU" officeooo:rsid="013048ec" fo:background-color="transparent" loext:char-shading-value="0"/>
    </style:style>
    <style:style style:name="T266" style:family="text">
      <style:text-properties style:text-line-through-style="none" style:text-line-through-type="none" fo:language="ru" fo:country="RU" officeooo:rsid="01323cc6" fo:background-color="transparent" loext:char-shading-value="0"/>
    </style:style>
    <style:style style:name="T267" style:family="text">
      <style:text-properties style:text-line-through-style="none" style:text-line-through-type="none" fo:language="ru" fo:country="RU" officeooo:rsid="013b4231" fo:background-color="transparent" loext:char-shading-value="0"/>
    </style:style>
    <style:style style:name="T268" style:family="text">
      <style:text-properties style:text-line-through-style="none" style:text-line-through-type="none" fo:language="ru" fo:country="RU" officeooo:rsid="013c5098" fo:background-color="transparent" loext:char-shading-value="0"/>
    </style:style>
    <style:style style:name="T269" style:family="text">
      <style:text-properties style:text-line-through-style="none" style:text-line-through-type="none" fo:language="ru" fo:country="RU" officeooo:rsid="013c87f5" fo:background-color="transparent" loext:char-shading-value="0"/>
    </style:style>
    <style:style style:name="T270" style:family="text">
      <style:text-properties style:text-line-through-style="none" style:text-line-through-type="none" fo:language="ru" fo:country="RU" officeooo:rsid="013ef5cf" fo:background-color="transparent" loext:char-shading-value="0"/>
    </style:style>
    <style:style style:name="T271" style:family="text">
      <style:text-properties style:text-line-through-style="none" style:text-line-through-type="none" fo:language="ru" fo:country="RU" officeooo:rsid="013f0dc8" fo:background-color="transparent" loext:char-shading-value="0"/>
    </style:style>
    <style:style style:name="T272" style:family="text">
      <style:text-properties style:text-line-through-style="none" style:text-line-through-type="none" fo:language="ru" fo:country="RU" officeooo:rsid="01408821" fo:background-color="transparent" loext:char-shading-value="0"/>
    </style:style>
    <style:style style:name="T273" style:family="text">
      <style:text-properties style:text-line-through-style="none" style:text-line-through-type="none" fo:language="ru" fo:country="RU" officeooo:rsid="0140b668" fo:background-color="transparent" loext:char-shading-value="0"/>
    </style:style>
    <style:style style:name="T274" style:family="text">
      <style:text-properties style:text-line-through-style="none" style:text-line-through-type="none" fo:language="ru" fo:country="RU" officeooo:rsid="0140ebe2" fo:background-color="transparent" loext:char-shading-value="0"/>
    </style:style>
    <style:style style:name="T275" style:family="text">
      <style:text-properties style:text-line-through-style="none" style:text-line-through-type="none" fo:language="ru" fo:country="RU" officeooo:rsid="01412d7c" fo:background-color="transparent" loext:char-shading-value="0"/>
    </style:style>
    <style:style style:name="T276" style:family="text">
      <style:text-properties style:text-line-through-style="none" style:text-line-through-type="none" fo:language="ru" fo:country="RU" officeooo:rsid="01426433" fo:background-color="transparent" loext:char-shading-value="0"/>
    </style:style>
    <style:style style:name="T277" style:family="text">
      <style:text-properties style:text-line-through-style="none" style:text-line-through-type="none" fo:language="ru" fo:country="RU" officeooo:rsid="01448c8b" fo:background-color="transparent" loext:char-shading-value="0"/>
    </style:style>
    <style:style style:name="T278" style:family="text">
      <style:text-properties style:text-line-through-style="none" style:text-line-through-type="none" fo:language="ru" fo:country="RU" officeooo:rsid="0144f423" fo:background-color="transparent" loext:char-shading-value="0"/>
    </style:style>
    <style:style style:name="T279" style:family="text">
      <style:text-properties style:text-line-through-style="none" style:text-line-through-type="none" fo:language="ru" fo:country="RU" officeooo:rsid="0146d4c9" fo:background-color="transparent" loext:char-shading-value="0"/>
    </style:style>
    <style:style style:name="T280" style:family="text">
      <style:text-properties style:text-line-through-style="none" style:text-line-through-type="none" fo:language="ru" fo:country="RU" officeooo:rsid="01472f60" fo:background-color="transparent" loext:char-shading-value="0"/>
    </style:style>
    <style:style style:name="T281" style:family="text">
      <style:text-properties style:text-line-through-style="none" style:text-line-through-type="none" fo:language="ru" fo:country="RU" officeooo:rsid="0148d1a8" fo:background-color="transparent" loext:char-shading-value="0"/>
    </style:style>
    <style:style style:name="T282" style:family="text">
      <style:text-properties style:text-line-through-style="none" style:text-line-through-type="none" fo:language="ru" fo:country="RU" officeooo:rsid="014d99dd" fo:background-color="transparent" loext:char-shading-value="0"/>
    </style:style>
    <style:style style:name="T283" style:family="text">
      <style:text-properties style:text-line-through-style="none" style:text-line-through-type="none" fo:language="ru" fo:country="RU" officeooo:rsid="014e6da5" fo:background-color="transparent" loext:char-shading-value="0"/>
    </style:style>
    <style:style style:name="T284" style:family="text">
      <style:text-properties style:text-line-through-style="none" style:text-line-through-type="none" fo:language="ru" fo:country="RU" officeooo:rsid="014f777a" fo:background-color="transparent" loext:char-shading-value="0"/>
    </style:style>
    <style:style style:name="T285" style:family="text">
      <style:text-properties style:text-line-through-style="none" style:text-line-through-type="none" fo:language="ru" fo:country="RU" officeooo:rsid="0150d379" fo:background-color="transparent" loext:char-shading-value="0"/>
    </style:style>
    <style:style style:name="T286" style:family="text">
      <style:text-properties style:text-line-through-style="none" style:text-line-through-type="none" fo:language="ru" fo:country="RU" officeooo:rsid="0151c57b" fo:background-color="transparent" loext:char-shading-value="0"/>
    </style:style>
    <style:style style:name="T287" style:family="text">
      <style:text-properties style:text-line-through-style="none" style:text-line-through-type="none" fo:language="ru" fo:country="RU" officeooo:rsid="01536126" fo:background-color="transparent" loext:char-shading-value="0"/>
    </style:style>
    <style:style style:name="T288" style:family="text">
      <style:text-properties style:text-line-through-style="none" style:text-line-through-type="none" fo:language="ru" fo:country="RU" officeooo:rsid="01554f58" fo:background-color="transparent" loext:char-shading-value="0"/>
    </style:style>
    <style:style style:name="T289" style:family="text">
      <style:text-properties style:text-line-through-style="none" style:text-line-through-type="none" fo:language="ru" fo:country="RU" officeooo:rsid="0155f5bb" fo:background-color="transparent" loext:char-shading-value="0"/>
    </style:style>
    <style:style style:name="T290" style:family="text">
      <style:text-properties style:text-line-through-style="none" style:text-line-through-type="none" fo:language="ru" fo:country="RU" officeooo:rsid="0157d221" fo:background-color="transparent" loext:char-shading-value="0"/>
    </style:style>
    <style:style style:name="T291" style:family="text">
      <style:text-properties style:text-line-through-style="none" style:text-line-through-type="none" fo:language="ru" fo:country="RU" officeooo:rsid="0136c255" fo:background-color="transparent" loext:char-shading-value="0"/>
    </style:style>
    <style:style style:name="T292" style:family="text">
      <style:text-properties style:text-line-through-style="none" style:text-line-through-type="none" fo:language="ru" fo:country="RU" officeooo:rsid="0137a7bc" fo:background-color="transparent" loext:char-shading-value="0"/>
    </style:style>
    <style:style style:name="T293" style:family="text">
      <style:text-properties style:text-line-through-style="none" style:text-line-through-type="none" fo:language="ru" fo:country="RU" officeooo:rsid="01385e42" fo:background-color="transparent" loext:char-shading-value="0"/>
    </style:style>
    <style:style style:name="T294" style:family="text">
      <style:text-properties style:text-line-through-style="none" style:text-line-through-type="none" fo:language="ru" fo:country="RU" officeooo:rsid="0157eb2f" fo:background-color="transparent" loext:char-shading-value="0"/>
    </style:style>
    <style:style style:name="T295" style:family="text">
      <style:text-properties style:text-line-through-style="none" style:text-line-through-type="none" fo:language="ru" fo:country="RU" officeooo:rsid="0159d8a1" fo:background-color="transparent" loext:char-shading-value="0"/>
    </style:style>
    <style:style style:name="T296" style:family="text">
      <style:text-properties style:text-line-through-style="none" style:text-line-through-type="none" fo:language="ru" fo:country="RU" officeooo:rsid="015b9188" fo:background-color="transparent" loext:char-shading-value="0"/>
    </style:style>
    <style:style style:name="T297" style:family="text">
      <style:text-properties style:text-line-through-style="none" style:text-line-through-type="none" fo:language="ru" fo:country="RU" officeooo:rsid="015d570f" fo:background-color="transparent" loext:char-shading-value="0"/>
    </style:style>
    <style:style style:name="T298" style:family="text">
      <style:text-properties style:text-line-through-style="none" style:text-line-through-type="none" fo:language="ru" fo:country="RU" officeooo:rsid="015e4013" fo:background-color="transparent" loext:char-shading-value="0"/>
    </style:style>
    <style:style style:name="T299" style:family="text">
      <style:text-properties style:text-line-through-style="none" style:text-line-through-type="none" fo:language="ru" fo:country="RU" officeooo:rsid="015e8a65" fo:background-color="transparent" loext:char-shading-value="0"/>
    </style:style>
    <style:style style:name="T300" style:family="text">
      <style:text-properties style:text-line-through-style="none" style:text-line-through-type="none" fo:language="ru" fo:country="RU" officeooo:rsid="016156a4" fo:background-color="transparent" loext:char-shading-value="0"/>
    </style:style>
    <style:style style:name="T301" style:family="text">
      <style:text-properties style:text-line-through-style="none" style:text-line-through-type="none" fo:language="ru" fo:country="RU" officeooo:rsid="016352aa" fo:background-color="transparent" loext:char-shading-value="0"/>
    </style:style>
    <style:style style:name="T302" style:family="text">
      <style:text-properties style:text-line-through-style="none" style:text-line-through-type="none" fo:language="ru" fo:country="RU" officeooo:rsid="0163ef60" fo:background-color="transparent" loext:char-shading-value="0"/>
    </style:style>
    <style:style style:name="T303" style:family="text">
      <style:text-properties style:text-line-through-style="none" style:text-line-through-type="none" fo:language="ru" fo:country="RU" officeooo:rsid="01642090" fo:background-color="transparent" loext:char-shading-value="0"/>
    </style:style>
    <style:style style:name="T304" style:family="text">
      <style:text-properties style:text-line-through-style="none" style:text-line-through-type="none" fo:language="ru" fo:country="RU" officeooo:rsid="01646335" fo:background-color="transparent" loext:char-shading-value="0"/>
    </style:style>
    <style:style style:name="T305" style:family="text">
      <style:text-properties style:text-line-through-style="none" style:text-line-through-type="none" fo:language="ru" fo:country="RU" officeooo:rsid="01661a69" fo:background-color="transparent" loext:char-shading-value="0"/>
    </style:style>
    <style:style style:name="T306" style:family="text">
      <style:text-properties style:text-line-through-style="none" style:text-line-through-type="none" fo:language="ru" fo:country="RU" officeooo:rsid="016735d9" fo:background-color="transparent" loext:char-shading-value="0"/>
    </style:style>
    <style:style style:name="T307" style:family="text">
      <style:text-properties style:text-line-through-style="none" style:text-line-through-type="none" fo:language="ru" fo:country="RU" officeooo:rsid="0168578b" fo:background-color="transparent" loext:char-shading-value="0"/>
    </style:style>
    <style:style style:name="T308" style:family="text">
      <style:text-properties style:text-line-through-style="none" style:text-line-through-type="none" fo:language="ru" fo:country="RU" officeooo:rsid="0169918f" fo:background-color="transparent" loext:char-shading-value="0"/>
    </style:style>
    <style:style style:name="T309" style:family="text">
      <style:text-properties style:text-line-through-style="none" style:text-line-through-type="none" fo:language="ru" fo:country="RU" officeooo:rsid="016a7e25" fo:background-color="transparent" loext:char-shading-value="0"/>
    </style:style>
    <style:style style:name="T310" style:family="text">
      <style:text-properties style:text-line-through-style="none" style:text-line-through-type="none" fo:language="ru" fo:country="RU" officeooo:rsid="016e587d" fo:background-color="transparent" loext:char-shading-value="0"/>
    </style:style>
    <style:style style:name="T311" style:family="text">
      <style:text-properties style:text-line-through-style="none" style:text-line-through-type="none" fo:language="ru" fo:country="RU" officeooo:rsid="017033b7" fo:background-color="transparent" loext:char-shading-value="0"/>
    </style:style>
    <style:style style:name="T312" style:family="text">
      <style:text-properties style:text-line-through-style="none" style:text-line-through-type="none" fo:language="ru" fo:country="RU" officeooo:rsid="01719c6e" fo:background-color="transparent" loext:char-shading-value="0"/>
    </style:style>
    <style:style style:name="T313" style:family="text">
      <style:text-properties style:text-line-through-style="none" style:text-line-through-type="none" fo:language="ru" fo:country="RU" officeooo:rsid="01727114" fo:background-color="transparent" loext:char-shading-value="0"/>
    </style:style>
    <style:style style:name="T314" style:family="text">
      <style:text-properties style:text-line-through-style="none" style:text-line-through-type="none" fo:language="ru" fo:country="RU" officeooo:rsid="0172ff79" fo:background-color="transparent" loext:char-shading-value="0"/>
    </style:style>
    <style:style style:name="T315" style:family="text">
      <style:text-properties style:text-line-through-style="none" style:text-line-through-type="none" fo:language="ru" fo:country="RU" officeooo:rsid="01744589" fo:background-color="transparent" loext:char-shading-value="0"/>
    </style:style>
    <style:style style:name="T316" style:family="text">
      <style:text-properties style:text-line-through-style="none" style:text-line-through-type="none" fo:language="ru" fo:country="RU" officeooo:rsid="0175c9e7" fo:background-color="transparent" loext:char-shading-value="0"/>
    </style:style>
    <style:style style:name="T317" style:family="text">
      <style:text-properties style:text-line-through-style="none" style:text-line-through-type="none" fo:language="ru" fo:country="RU" officeooo:rsid="0176e17a" fo:background-color="transparent" loext:char-shading-value="0"/>
    </style:style>
    <style:style style:name="T318" style:family="text">
      <style:text-properties style:text-line-through-style="none" style:text-line-through-type="none" fo:language="ru" fo:country="RU" officeooo:rsid="01785c82" fo:background-color="transparent" loext:char-shading-value="0"/>
    </style:style>
    <style:style style:name="T319" style:family="text">
      <style:text-properties style:text-line-through-style="none" style:text-line-through-type="none" fo:language="ru" fo:country="RU" officeooo:rsid="017a4825" fo:background-color="transparent" loext:char-shading-value="0"/>
    </style:style>
    <style:style style:name="T320" style:family="text">
      <style:text-properties style:text-line-through-style="none" style:text-line-through-type="none" fo:language="ru" fo:country="RU" officeooo:rsid="017c2011" fo:background-color="transparent" loext:char-shading-value="0"/>
    </style:style>
    <style:style style:name="T321" style:family="text">
      <style:text-properties style:text-line-through-style="none" style:text-line-through-type="none" fo:language="ru" fo:country="RU" officeooo:rsid="017d8895" fo:background-color="transparent" loext:char-shading-value="0"/>
    </style:style>
    <style:style style:name="T322" style:family="text">
      <style:text-properties style:text-line-through-style="none" style:text-line-through-type="none" fo:language="ru" fo:country="RU" officeooo:rsid="018052df" fo:background-color="transparent" loext:char-shading-value="0"/>
    </style:style>
    <style:style style:name="T323" style:family="text">
      <style:text-properties style:text-line-through-style="none" style:text-line-through-type="none" fo:language="ru" fo:country="RU" officeooo:rsid="0183f559" fo:background-color="transparent" loext:char-shading-value="0"/>
    </style:style>
    <style:style style:name="T324" style:family="text">
      <style:text-properties style:text-line-through-style="none" style:text-line-through-type="none" fo:language="ru" fo:country="RU" officeooo:rsid="018a1857" fo:background-color="transparent" loext:char-shading-value="0"/>
    </style:style>
    <style:style style:name="T325" style:family="text">
      <style:text-properties style:text-line-through-style="none" style:text-line-through-type="none" fo:language="ru" fo:country="RU" officeooo:rsid="018b95d5" fo:background-color="transparent" loext:char-shading-value="0"/>
    </style:style>
    <style:style style:name="T326" style:family="text">
      <style:text-properties style:text-line-through-style="none" style:text-line-through-type="none" fo:language="ru" fo:country="RU" officeooo:rsid="018d7845" fo:background-color="transparent" loext:char-shading-value="0"/>
    </style:style>
    <style:style style:name="T327" style:family="text">
      <style:text-properties style:text-line-through-style="none" style:text-line-through-type="none" fo:language="ru" fo:country="RU" officeooo:rsid="018ec3bd" fo:background-color="transparent" loext:char-shading-value="0"/>
    </style:style>
    <style:style style:name="T328" style:family="text">
      <style:text-properties style:text-line-through-style="none" style:text-line-through-type="none" fo:language="ru" fo:country="RU" officeooo:rsid="01866d24" fo:background-color="transparent" loext:char-shading-value="0"/>
    </style:style>
    <style:style style:name="T329" style:family="text">
      <style:text-properties style:text-line-through-style="none" style:text-line-through-type="none" fo:language="ru" fo:country="RU" officeooo:rsid="018f9cea" fo:background-color="transparent" loext:char-shading-value="0"/>
    </style:style>
    <style:style style:name="T330" style:family="text">
      <style:text-properties style:text-line-through-style="none" style:text-line-through-type="none" fo:language="ru" fo:country="RU" officeooo:rsid="01903ec0" fo:background-color="transparent" loext:char-shading-value="0"/>
    </style:style>
    <style:style style:name="T331" style:family="text">
      <style:text-properties style:text-line-through-style="none" style:text-line-through-type="none" fo:language="ru" fo:country="RU" officeooo:rsid="01923b6d" fo:background-color="transparent" loext:char-shading-value="0"/>
    </style:style>
    <style:style style:name="T332" style:family="text">
      <style:text-properties style:text-line-through-style="none" style:text-line-through-type="none" fo:language="ru" fo:country="RU" officeooo:rsid="01927582" fo:background-color="transparent" loext:char-shading-value="0"/>
    </style:style>
    <style:style style:name="T333" style:family="text">
      <style:text-properties style:text-line-through-style="none" style:text-line-through-type="none" fo:language="ru" fo:country="RU" officeooo:rsid="01933420" fo:background-color="transparent" loext:char-shading-value="0"/>
    </style:style>
    <style:style style:name="T334" style:family="text">
      <style:text-properties style:text-line-through-style="none" style:text-line-through-type="none" fo:language="ru" fo:country="RU" officeooo:rsid="0194e56c" fo:background-color="transparent" loext:char-shading-value="0"/>
    </style:style>
    <style:style style:name="T335" style:family="text">
      <style:text-properties style:text-line-through-style="none" style:text-line-through-type="none" fo:language="ru" fo:country="RU" officeooo:rsid="01962e70" fo:background-color="transparent" loext:char-shading-value="0"/>
    </style:style>
    <style:style style:name="T336" style:family="text">
      <style:text-properties style:text-line-through-style="none" style:text-line-through-type="none" fo:language="ru" fo:country="RU" officeooo:rsid="01978851" fo:background-color="transparent" loext:char-shading-value="0"/>
    </style:style>
    <style:style style:name="T337" style:family="text">
      <style:text-properties style:text-line-through-style="none" style:text-line-through-type="none" fo:language="ru" fo:country="RU" officeooo:rsid="0197d6da" fo:background-color="transparent" loext:char-shading-value="0"/>
    </style:style>
    <style:style style:name="T338" style:family="text">
      <style:text-properties style:text-line-through-style="none" style:text-line-through-type="none" fo:language="ru" fo:country="RU" officeooo:rsid="01999dcd" fo:background-color="transparent" loext:char-shading-value="0"/>
    </style:style>
    <style:style style:name="T339" style:family="text">
      <style:text-properties style:text-line-through-style="none" style:text-line-through-type="none" fo:language="ru" fo:country="RU" officeooo:rsid="019a0dfa" fo:background-color="transparent" loext:char-shading-value="0"/>
    </style:style>
    <style:style style:name="T340" style:family="text">
      <style:text-properties style:text-line-through-style="none" style:text-line-through-type="none" fo:language="ru" fo:country="RU" officeooo:rsid="019b8144" fo:background-color="transparent" loext:char-shading-value="0"/>
    </style:style>
    <style:style style:name="T341" style:family="text">
      <style:text-properties style:text-line-through-style="none" style:text-line-through-type="none" fo:language="ru" fo:country="RU" officeooo:rsid="019c71cf" fo:background-color="transparent" loext:char-shading-value="0"/>
    </style:style>
    <style:style style:name="T342" style:family="text">
      <style:text-properties style:text-line-through-style="none" style:text-line-through-type="none" fo:language="ru" fo:country="RU" officeooo:rsid="019d85fb" fo:background-color="transparent" loext:char-shading-value="0"/>
    </style:style>
    <style:style style:name="T343" style:family="text">
      <style:text-properties style:text-line-through-style="none" style:text-line-through-type="none" fo:language="ru" fo:country="RU" officeooo:rsid="019f7b21" fo:background-color="transparent" loext:char-shading-value="0"/>
    </style:style>
    <style:style style:name="T344" style:family="text">
      <style:text-properties style:text-line-through-style="none" style:text-line-through-type="none" fo:language="ru" fo:country="RU" officeooo:rsid="01a02cac" fo:background-color="transparent" loext:char-shading-value="0"/>
    </style:style>
    <style:style style:name="T345" style:family="text">
      <style:text-properties style:text-line-through-style="none" style:text-line-through-type="none" fo:language="ru" fo:country="RU" officeooo:rsid="01a0df4b" fo:background-color="transparent" loext:char-shading-value="0"/>
    </style:style>
    <style:style style:name="T346" style:family="text">
      <style:text-properties style:text-line-through-style="none" style:text-line-through-type="none" fo:language="ru" fo:country="RU" officeooo:rsid="01a13ab0" fo:background-color="transparent" loext:char-shading-value="0"/>
    </style:style>
    <style:style style:name="T347" style:family="text">
      <style:text-properties style:text-line-through-style="none" style:text-line-through-type="none" fo:language="ru" fo:country="RU" officeooo:rsid="01a267e5" fo:background-color="transparent" loext:char-shading-value="0"/>
    </style:style>
    <style:style style:name="T348" style:family="text">
      <style:text-properties style:text-line-through-style="none" style:text-line-through-type="none" fo:language="ru" fo:country="RU" officeooo:rsid="01a41379" fo:background-color="transparent" loext:char-shading-value="0"/>
    </style:style>
    <style:style style:name="T349" style:family="text">
      <style:text-properties style:text-line-through-style="none" style:text-line-through-type="none" fo:language="ru" fo:country="RU" officeooo:rsid="01a4e8bc" fo:background-color="transparent" loext:char-shading-value="0"/>
    </style:style>
    <style:style style:name="T350" style:family="text">
      <style:text-properties style:text-line-through-style="none" style:text-line-through-type="none" fo:language="ru" fo:country="RU" officeooo:rsid="01a67e87" fo:background-color="transparent" loext:char-shading-value="0"/>
    </style:style>
    <style:style style:name="T351" style:family="text">
      <style:text-properties style:text-line-through-style="none" style:text-line-through-type="none" fo:language="ru" fo:country="RU" officeooo:rsid="01a82733" fo:background-color="transparent" loext:char-shading-value="0"/>
    </style:style>
    <style:style style:name="T352" style:family="text">
      <style:text-properties style:text-line-through-style="none" style:text-line-through-type="none" fo:language="ru" fo:country="RU" officeooo:rsid="01a98dac" fo:background-color="transparent" loext:char-shading-value="0"/>
    </style:style>
    <style:style style:name="T353" style:family="text">
      <style:text-properties style:text-line-through-style="none" style:text-line-through-type="none" fo:language="ru" fo:country="RU" officeooo:rsid="01ac9db2" fo:background-color="transparent" loext:char-shading-value="0"/>
    </style:style>
    <style:style style:name="T354" style:family="text">
      <style:text-properties style:text-line-through-style="none" style:text-line-through-type="none" fo:language="ru" fo:country="RU" officeooo:rsid="01ad9631" fo:background-color="transparent" loext:char-shading-value="0"/>
    </style:style>
    <style:style style:name="T355" style:family="text">
      <style:text-properties style:text-line-through-style="none" style:text-line-through-type="none" fo:language="ru" fo:country="RU" officeooo:rsid="01ae1795" fo:background-color="transparent" loext:char-shading-value="0"/>
    </style:style>
    <style:style style:name="T356" style:family="text">
      <style:text-properties style:text-line-through-style="none" style:text-line-through-type="none" fo:language="ru" fo:country="RU" officeooo:rsid="01af86d7" fo:background-color="transparent" loext:char-shading-value="0"/>
    </style:style>
    <style:style style:name="T357" style:family="text">
      <style:text-properties style:text-line-through-style="none" style:text-line-through-type="none" fo:language="ru" fo:country="RU" officeooo:rsid="01b0f9dd" fo:background-color="transparent" loext:char-shading-value="0"/>
    </style:style>
    <style:style style:name="T358" style:family="text">
      <style:text-properties style:text-line-through-style="none" style:text-line-through-type="none" fo:language="ru" fo:country="RU" officeooo:rsid="01b243f6" fo:background-color="transparent" loext:char-shading-value="0"/>
    </style:style>
    <style:style style:name="T359" style:family="text">
      <style:text-properties style:text-line-through-style="none" style:text-line-through-type="none" fo:language="ru" fo:country="RU" officeooo:rsid="01b41964" fo:background-color="transparent" loext:char-shading-value="0"/>
    </style:style>
    <style:style style:name="T360" style:family="text">
      <style:text-properties style:text-line-through-style="none" style:text-line-through-type="none" fo:language="ru" fo:country="RU" officeooo:rsid="01b52d6c" fo:background-color="transparent" loext:char-shading-value="0"/>
    </style:style>
    <style:style style:name="T361" style:family="text">
      <style:text-properties style:text-line-through-style="none" style:text-line-through-type="none" fo:language="ru" fo:country="RU" officeooo:rsid="01b654c6" fo:background-color="transparent" loext:char-shading-value="0"/>
    </style:style>
    <style:style style:name="T362" style:family="text">
      <style:text-properties style:text-line-through-style="none" style:text-line-through-type="none" fo:language="ru" fo:country="RU" officeooo:rsid="01b6f4f0" fo:background-color="transparent" loext:char-shading-value="0"/>
    </style:style>
    <style:style style:name="T363" style:family="text">
      <style:text-properties style:text-line-through-style="none" style:text-line-through-type="none" fo:language="ru" fo:country="RU" officeooo:rsid="01b8d21d" fo:background-color="transparent" loext:char-shading-value="0"/>
    </style:style>
    <style:style style:name="T364" style:family="text">
      <style:text-properties style:text-line-through-style="none" style:text-line-through-type="none" fo:language="ru" fo:country="RU" officeooo:rsid="01ba305c" fo:background-color="transparent" loext:char-shading-value="0"/>
    </style:style>
    <style:style style:name="T365" style:family="text">
      <style:text-properties style:text-line-through-style="none" style:text-line-through-type="none" fo:language="ru" fo:country="RU" officeooo:rsid="01ba4b7a" fo:background-color="transparent" loext:char-shading-value="0"/>
    </style:style>
    <style:style style:name="T366" style:family="text">
      <style:text-properties style:text-line-through-style="none" style:text-line-through-type="none" fo:language="ru" fo:country="RU" officeooo:rsid="01be9104" fo:background-color="transparent" loext:char-shading-value="0"/>
    </style:style>
    <style:style style:name="T367" style:family="text">
      <style:text-properties style:text-line-through-style="none" style:text-line-through-type="none" fo:language="ru" fo:country="RU" officeooo:rsid="01bf8131" fo:background-color="transparent" loext:char-shading-value="0"/>
    </style:style>
    <style:style style:name="T368" style:family="text">
      <style:text-properties style:text-line-through-style="none" style:text-line-through-type="none" fo:language="ru" fo:country="RU" officeooo:rsid="01bf9645" fo:background-color="transparent" loext:char-shading-value="0"/>
    </style:style>
    <style:style style:name="T369" style:family="text">
      <style:text-properties style:text-line-through-style="none" style:text-line-through-type="none" fo:language="ru" fo:country="RU" officeooo:rsid="01c13e3c" fo:background-color="transparent" loext:char-shading-value="0"/>
    </style:style>
    <style:style style:name="T370" style:family="text">
      <style:text-properties style:text-line-through-style="none" style:text-line-through-type="none" fo:language="ru" fo:country="RU" officeooo:rsid="01c29817" fo:background-color="transparent" loext:char-shading-value="0"/>
    </style:style>
    <style:style style:name="T371" style:family="text">
      <style:text-properties style:text-line-through-style="none" style:text-line-through-type="none" fo:language="ru" fo:country="RU" officeooo:rsid="01c48547" fo:background-color="transparent" loext:char-shading-value="0"/>
    </style:style>
    <style:style style:name="T372" style:family="text">
      <style:text-properties style:text-line-through-style="none" style:text-line-through-type="none" fo:language="ru" fo:country="RU" officeooo:rsid="01c5f254" fo:background-color="transparent" loext:char-shading-value="0"/>
    </style:style>
    <style:style style:name="T373" style:family="text">
      <style:text-properties style:text-line-through-style="none" style:text-line-through-type="none" fo:language="ru" fo:country="RU" officeooo:rsid="01c72740" fo:background-color="transparent" loext:char-shading-value="0"/>
    </style:style>
    <style:style style:name="T374" style:family="text">
      <style:text-properties style:text-line-through-style="none" style:text-line-through-type="none" fo:language="ru" fo:country="RU" officeooo:rsid="01c90b73" fo:background-color="transparent" loext:char-shading-value="0"/>
    </style:style>
    <style:style style:name="T375" style:family="text">
      <style:text-properties style:text-line-through-style="none" style:text-line-through-type="none" fo:language="ru" fo:country="RU" officeooo:rsid="01cb65fb" fo:background-color="transparent" loext:char-shading-value="0"/>
    </style:style>
    <style:style style:name="T376" style:family="text">
      <style:text-properties style:text-line-through-style="none" style:text-line-through-type="none" fo:language="ru" fo:country="RU" officeooo:rsid="01cf593e" fo:background-color="transparent" loext:char-shading-value="0"/>
    </style:style>
    <style:style style:name="T377" style:family="text">
      <style:text-properties style:text-line-through-style="none" style:text-line-through-type="none" fo:language="ru" fo:country="RU" officeooo:rsid="01cf74e6" fo:background-color="transparent" loext:char-shading-value="0"/>
    </style:style>
    <style:style style:name="T378" style:family="text">
      <style:text-properties style:text-line-through-style="none" style:text-line-through-type="none" fo:language="ru" fo:country="RU" officeooo:rsid="01d06835" fo:background-color="transparent" loext:char-shading-value="0"/>
    </style:style>
    <style:style style:name="T379" style:family="text">
      <style:text-properties style:text-line-through-style="none" style:text-line-through-type="none" fo:language="ru" fo:country="RU" officeooo:rsid="01d1a9e1" fo:background-color="transparent" loext:char-shading-value="0"/>
    </style:style>
    <style:style style:name="T380" style:family="text">
      <style:text-properties style:text-line-through-style="none" style:text-line-through-type="none" fo:language="ru" fo:country="RU" officeooo:rsid="01d2bd1d" fo:background-color="transparent" loext:char-shading-value="0"/>
    </style:style>
    <style:style style:name="T381" style:family="text">
      <style:text-properties style:text-line-through-style="none" style:text-line-through-type="none" fo:language="ru" fo:country="RU" officeooo:rsid="01c9cf02" fo:background-color="transparent" loext:char-shading-value="0"/>
    </style:style>
    <style:style style:name="T382" style:family="text">
      <style:text-properties style:text-line-through-style="none" style:text-line-through-type="none" fo:language="ru" fo:country="RU" officeooo:rsid="01d564b1" fo:background-color="transparent" loext:char-shading-value="0"/>
    </style:style>
    <style:style style:name="T383" style:family="text">
      <style:text-properties style:text-line-through-style="none" style:text-line-through-type="none" fo:language="ru" fo:country="RU" officeooo:rsid="01d6840d" fo:background-color="transparent" loext:char-shading-value="0"/>
    </style:style>
    <style:style style:name="T384" style:family="text">
      <style:text-properties style:text-line-through-style="none" style:text-line-through-type="none" fo:language="ru" fo:country="RU" officeooo:rsid="01dcfdb7" fo:background-color="transparent" loext:char-shading-value="0"/>
    </style:style>
    <style:style style:name="T385" style:family="text">
      <style:text-properties style:text-line-through-style="none" style:text-line-through-type="none" fo:language="ru" fo:country="RU" officeooo:rsid="01dad993" fo:background-color="transparent" loext:char-shading-value="0"/>
    </style:style>
    <style:style style:name="T386" style:family="text">
      <style:text-properties style:text-line-through-style="none" style:text-line-through-type="none" fo:language="ru" fo:country="RU" officeooo:rsid="01db00bc" fo:background-color="transparent" loext:char-shading-value="0"/>
    </style:style>
    <style:style style:name="T387" style:family="text">
      <style:text-properties style:text-line-through-style="none" style:text-line-through-type="none" fo:language="ru" fo:country="RU" officeooo:rsid="01dd2864" fo:background-color="transparent" loext:char-shading-value="0"/>
    </style:style>
    <style:style style:name="T388" style:family="text">
      <style:text-properties style:text-line-through-style="none" style:text-line-through-type="none" fo:language="ru" fo:country="RU" officeooo:rsid="01e1d680" fo:background-color="transparent" loext:char-shading-value="0"/>
    </style:style>
    <style:style style:name="T389" style:family="text">
      <style:text-properties style:text-line-through-style="none" style:text-line-through-type="none" fo:language="ru" fo:country="RU" officeooo:rsid="0165d62b" fo:background-color="transparent" loext:char-shading-value="0"/>
    </style:style>
    <style:style style:name="T390" style:family="text">
      <style:text-properties style:text-line-through-style="none" style:text-line-through-type="none" fo:language="ru" fo:country="RU" officeooo:rsid="01e3c16b" fo:background-color="transparent" loext:char-shading-value="0"/>
    </style:style>
    <style:style style:name="T391" style:family="text">
      <style:text-properties style:text-line-through-style="none" style:text-line-through-type="none" fo:language="ru" fo:country="RU" officeooo:rsid="01f22d49" fo:background-color="transparent" loext:char-shading-value="0"/>
    </style:style>
    <style:style style:name="T392" style:family="text">
      <style:text-properties style:text-line-through-style="none" style:text-line-through-type="none" fo:language="ru" fo:country="RU" officeooo:rsid="01f3dd42" fo:background-color="transparent" loext:char-shading-value="0"/>
    </style:style>
    <style:style style:name="T393" style:family="text">
      <style:text-properties style:text-line-through-style="none" style:text-line-through-type="none" fo:language="ru" fo:country="RU" officeooo:rsid="01f574b7" fo:background-color="transparent" loext:char-shading-value="0"/>
    </style:style>
    <style:style style:name="T394" style:family="text">
      <style:text-properties style:text-line-through-style="none" style:text-line-through-type="none" fo:language="ru" fo:country="RU" officeooo:rsid="01167098" fo:background-color="transparent" loext:char-shading-value="0"/>
    </style:style>
    <style:style style:name="T395" style:family="text">
      <style:text-properties style:text-line-through-style="none" style:text-line-through-type="none" fo:language="ru" fo:country="RU" officeooo:rsid="01358f25" fo:background-color="transparent" loext:char-shading-value="0"/>
    </style:style>
    <style:style style:name="T396" style:family="text">
      <style:text-properties style:text-line-through-style="none" style:text-line-through-type="none" fo:language="ru" fo:country="RU" officeooo:rsid="01f5a826" fo:background-color="transparent" loext:char-shading-value="0"/>
    </style:style>
    <style:style style:name="T397" style:family="text">
      <style:text-properties style:text-line-through-style="none" style:text-line-through-type="none" fo:language="ru" fo:country="RU" officeooo:rsid="01349ca0" fo:background-color="transparent" loext:char-shading-value="0"/>
    </style:style>
    <style:style style:name="T398" style:family="text">
      <style:text-properties style:text-line-through-style="none" style:text-line-through-type="none" fo:language="ru" fo:country="RU" officeooo:rsid="01f720c0" fo:background-color="transparent" loext:char-shading-value="0"/>
    </style:style>
    <style:style style:name="T399" style:family="text">
      <style:text-properties style:text-line-through-style="none" style:text-line-through-type="none" fo:language="ru" fo:country="RU" officeooo:rsid="01f85ae9" fo:background-color="transparent" loext:char-shading-value="0"/>
    </style:style>
    <style:style style:name="T400" style:family="text">
      <style:text-properties style:text-line-through-style="none" style:text-line-through-type="none" fo:language="ru" fo:country="RU" officeooo:rsid="01f92179" fo:background-color="transparent" loext:char-shading-value="0"/>
    </style:style>
    <style:style style:name="T401" style:family="text">
      <style:text-properties style:text-line-through-style="none" style:text-line-through-type="none" fo:language="ru" fo:country="RU" officeooo:rsid="01fb6ff8" fo:background-color="transparent" loext:char-shading-value="0"/>
    </style:style>
    <style:style style:name="T402" style:family="text">
      <style:text-properties style:text-line-through-style="none" style:text-line-through-type="none" fo:language="ru" fo:country="RU" officeooo:rsid="01fbb9b5" fo:background-color="transparent" loext:char-shading-value="0"/>
    </style:style>
    <style:style style:name="T403" style:family="text">
      <style:text-properties style:text-line-through-style="none" style:text-line-through-type="none" fo:language="ru" fo:country="RU" officeooo:rsid="01fc30b0" fo:background-color="transparent" loext:char-shading-value="0"/>
    </style:style>
    <style:style style:name="T404" style:family="text">
      <style:text-properties style:text-line-through-style="none" style:text-line-through-type="none" fo:language="ru" fo:country="RU" officeooo:rsid="01ffc3ba" fo:background-color="transparent" loext:char-shading-value="0"/>
    </style:style>
    <style:style style:name="T405" style:family="text">
      <style:text-properties style:text-line-through-style="none" style:text-line-through-type="none" fo:language="ru" fo:country="RU" officeooo:rsid="02016ba1" fo:background-color="transparent" loext:char-shading-value="0"/>
    </style:style>
    <style:style style:name="T406" style:family="text">
      <style:text-properties style:text-line-through-style="none" style:text-line-through-type="none" fo:language="ru" fo:country="RU" officeooo:rsid="0202af4a" fo:background-color="transparent" loext:char-shading-value="0"/>
    </style:style>
    <style:style style:name="T407" style:family="text">
      <style:text-properties style:text-line-through-style="none" style:text-line-through-type="none" fo:language="ru" fo:country="RU" officeooo:rsid="0203adf4" fo:background-color="transparent" loext:char-shading-value="0"/>
    </style:style>
    <style:style style:name="T408" style:family="text">
      <style:text-properties style:text-line-through-style="none" style:text-line-through-type="none" fo:language="ru" fo:country="RU" officeooo:rsid="02043118" fo:background-color="transparent" loext:char-shading-value="0"/>
    </style:style>
    <style:style style:name="T409" style:family="text">
      <style:text-properties style:text-line-through-style="none" style:text-line-through-type="none" fo:language="ru" fo:country="RU" officeooo:rsid="020767cd" fo:background-color="transparent" loext:char-shading-value="0"/>
    </style:style>
    <style:style style:name="T410" style:family="text">
      <style:text-properties style:text-line-through-style="none" style:text-line-through-type="none" fo:language="ru" fo:country="RU" officeooo:rsid="0207e1fc" fo:background-color="transparent" loext:char-shading-value="0"/>
    </style:style>
    <style:style style:name="T411" style:family="text">
      <style:text-properties style:text-line-through-style="none" style:text-line-through-type="none" fo:language="ru" fo:country="RU" officeooo:rsid="020b4388" fo:background-color="transparent" loext:char-shading-value="0"/>
    </style:style>
    <style:style style:name="T412" style:family="text">
      <style:text-properties style:text-line-through-style="none" style:text-line-through-type="none" fo:language="ru" fo:country="RU" officeooo:rsid="020d9a29" fo:background-color="transparent" loext:char-shading-value="0"/>
    </style:style>
    <style:style style:name="T413" style:family="text">
      <style:text-properties style:text-line-through-style="none" style:text-line-through-type="none" fo:language="ru" fo:country="RU" officeooo:rsid="020e6251" fo:background-color="transparent" loext:char-shading-value="0"/>
    </style:style>
    <style:style style:name="T414" style:family="text">
      <style:text-properties style:text-line-through-style="none" style:text-line-through-type="none" fo:language="ru" fo:country="RU" officeooo:rsid="020f60d1" fo:background-color="transparent" loext:char-shading-value="0"/>
    </style:style>
    <style:style style:name="T415" style:family="text">
      <style:text-properties style:text-line-through-style="none" style:text-line-through-type="none" fo:language="ru" fo:country="RU" officeooo:rsid="02102293" fo:background-color="transparent" loext:char-shading-value="0"/>
    </style:style>
    <style:style style:name="T416" style:family="text">
      <style:text-properties style:text-line-through-style="none" style:text-line-through-type="none" fo:language="ru" fo:country="RU" officeooo:rsid="02110bac" fo:background-color="transparent" loext:char-shading-value="0"/>
    </style:style>
    <style:style style:name="T417" style:family="text">
      <style:text-properties style:text-line-through-style="none" style:text-line-through-type="none" fo:language="ru" fo:country="RU" officeooo:rsid="021486df" fo:background-color="transparent" loext:char-shading-value="0"/>
    </style:style>
    <style:style style:name="T418" style:family="text">
      <style:text-properties style:text-line-through-style="none" style:text-line-through-type="none" fo:language="ru" fo:country="RU" officeooo:rsid="0219633e" fo:background-color="transparent" loext:char-shading-value="0"/>
    </style:style>
    <style:style style:name="T419" style:family="text">
      <style:text-properties style:text-line-through-style="none" style:text-line-through-type="none" fo:language="ru" fo:country="RU" officeooo:rsid="022ed0a0" fo:background-color="transparent" loext:char-shading-value="0"/>
    </style:style>
    <style:style style:name="T420" style:family="text">
      <style:text-properties style:text-line-through-style="none" style:text-line-through-type="none" fo:language="ru" fo:country="RU" officeooo:rsid="023819f3" fo:background-color="transparent" loext:char-shading-value="0"/>
    </style:style>
    <style:style style:name="T421" style:family="text">
      <style:text-properties style:text-line-through-style="none" style:text-line-through-type="none" fo:language="ru" fo:country="RU" officeooo:rsid="023afb1c" fo:background-color="transparent" loext:char-shading-value="0"/>
    </style:style>
    <style:style style:name="T422" style:family="text">
      <style:text-properties style:text-line-through-style="none" style:text-line-through-type="none" fo:language="ru" fo:country="RU" officeooo:rsid="023cb66a" fo:background-color="transparent" loext:char-shading-value="0"/>
    </style:style>
    <style:style style:name="T423" style:family="text">
      <style:text-properties style:text-line-through-style="none" style:text-line-through-type="none" fo:language="ru" fo:country="RU" officeooo:rsid="023ea609" fo:background-color="transparent" loext:char-shading-value="0"/>
    </style:style>
    <style:style style:name="T424" style:family="text">
      <style:text-properties style:text-line-through-style="none" style:text-line-through-type="none" fo:language="ru" fo:country="RU" officeooo:rsid="023fa6d7" fo:background-color="transparent" loext:char-shading-value="0"/>
    </style:style>
    <style:style style:name="T425" style:family="text">
      <style:text-properties style:text-line-through-style="none" style:text-line-through-type="none" fo:language="ru" fo:country="RU" officeooo:rsid="0241f1e6" fo:background-color="transparent" loext:char-shading-value="0"/>
    </style:style>
    <style:style style:name="T426" style:family="text">
      <style:text-properties style:text-line-through-style="none" style:text-line-through-type="none" fo:language="ru" fo:country="RU" officeooo:rsid="02424bf3" fo:background-color="transparent" loext:char-shading-value="0"/>
    </style:style>
    <style:style style:name="T427" style:family="text">
      <style:text-properties style:text-line-through-style="none" style:text-line-through-type="none" fo:language="ru" fo:country="RU" officeooo:rsid="0242915a" fo:background-color="transparent" loext:char-shading-value="0"/>
    </style:style>
    <style:style style:name="T428" style:family="text">
      <style:text-properties style:text-line-through-style="none" style:text-line-through-type="none" fo:language="ru" fo:country="RU" officeooo:rsid="02432569" fo:background-color="transparent" loext:char-shading-value="0"/>
    </style:style>
    <style:style style:name="T429" style:family="text">
      <style:text-properties style:text-line-through-style="none" style:text-line-through-type="none" fo:language="ru" fo:country="RU" officeooo:rsid="02435cf4" fo:background-color="transparent" loext:char-shading-value="0"/>
    </style:style>
    <style:style style:name="T430" style:family="text">
      <style:text-properties style:text-line-through-style="none" style:text-line-through-type="none" fo:language="ru" fo:country="RU" officeooo:rsid="02449d5d" fo:background-color="transparent" loext:char-shading-value="0"/>
    </style:style>
    <style:style style:name="T431" style:family="text">
      <style:text-properties style:text-line-through-style="none" style:text-line-through-type="none" fo:language="ru" fo:country="RU" officeooo:rsid="0245e70b" fo:background-color="transparent" loext:char-shading-value="0"/>
    </style:style>
    <style:style style:name="T432" style:family="text">
      <style:text-properties style:text-line-through-style="none" style:text-line-through-type="none" fo:language="ru" fo:country="RU" officeooo:rsid="02466f3d" fo:background-color="transparent" loext:char-shading-value="0"/>
    </style:style>
    <style:style style:name="T433" style:family="text">
      <style:text-properties style:text-line-through-style="none" style:text-line-through-type="none" fo:language="ru" fo:country="RU" officeooo:rsid="0250d4c5" fo:background-color="transparent" loext:char-shading-value="0"/>
    </style:style>
    <style:style style:name="T434" style:family="text">
      <style:text-properties style:text-line-through-style="none" style:text-line-through-type="none" fo:language="ru" fo:country="RU" officeooo:rsid="0254cf89" fo:background-color="transparent" loext:char-shading-value="0"/>
    </style:style>
    <style:style style:name="T435" style:family="text">
      <style:text-properties style:text-line-through-style="none" style:text-line-through-type="none" fo:language="ru" fo:country="RU" officeooo:rsid="0255abb0" fo:background-color="transparent" loext:char-shading-value="0"/>
    </style:style>
    <style:style style:name="T436" style:family="text">
      <style:text-properties style:text-line-through-style="none" style:text-line-through-type="none" fo:language="ru" fo:country="RU" officeooo:rsid="025842db" fo:background-color="transparent" loext:char-shading-value="0"/>
    </style:style>
    <style:style style:name="T437" style:family="text">
      <style:text-properties style:text-line-through-style="none" style:text-line-through-type="none" fo:language="ru" fo:country="RU" officeooo:rsid="0259ccd5" fo:background-color="transparent" loext:char-shading-value="0"/>
    </style:style>
    <style:style style:name="T438" style:family="text">
      <style:text-properties style:text-line-through-style="none" style:text-line-through-type="none" fo:language="ru" fo:country="RU" officeooo:rsid="025bae9d" fo:background-color="transparent" loext:char-shading-value="0"/>
    </style:style>
    <style:style style:name="T439" style:family="text">
      <style:text-properties style:text-line-through-style="none" style:text-line-through-type="none" fo:language="ru" fo:country="RU" officeooo:rsid="025c89a6" fo:background-color="transparent" loext:char-shading-value="0"/>
    </style:style>
    <style:style style:name="T440" style:family="text">
      <style:text-properties style:text-line-through-style="none" style:text-line-through-type="none" fo:language="ru" fo:country="RU" officeooo:rsid="025cc34e" fo:background-color="transparent" loext:char-shading-value="0"/>
    </style:style>
    <style:style style:name="T441" style:family="text">
      <style:text-properties style:text-line-through-style="none" style:text-line-through-type="none" fo:language="ru" fo:country="RU" officeooo:rsid="025d4b68" fo:background-color="transparent" loext:char-shading-value="0"/>
    </style:style>
    <style:style style:name="T442" style:family="text">
      <style:text-properties style:text-line-through-style="none" style:text-line-through-type="none" fo:language="ru" fo:country="RU" officeooo:rsid="025e50a2" fo:background-color="transparent" loext:char-shading-value="0"/>
    </style:style>
    <style:style style:name="T443" style:family="text">
      <style:text-properties style:text-line-through-style="none" style:text-line-through-type="none" fo:language="ru" fo:country="RU" officeooo:rsid="025ed61d" fo:background-color="transparent" loext:char-shading-value="0"/>
    </style:style>
    <style:style style:name="T444" style:family="text">
      <style:text-properties style:text-line-through-style="none" style:text-line-through-type="none" fo:language="ru" fo:country="RU" officeooo:rsid="025f7113" fo:background-color="transparent" loext:char-shading-value="0"/>
    </style:style>
    <style:style style:name="T445" style:family="text">
      <style:text-properties style:text-line-through-style="none" style:text-line-through-type="none" fo:language="ru" fo:country="RU" officeooo:rsid="025fb2c8" fo:background-color="transparent" loext:char-shading-value="0"/>
    </style:style>
    <style:style style:name="T446" style:family="text">
      <style:text-properties style:text-line-through-style="none" style:text-line-through-type="none" fo:language="ru" fo:country="RU" officeooo:rsid="0261326d" fo:background-color="transparent" loext:char-shading-value="0"/>
    </style:style>
    <style:style style:name="T447" style:family="text">
      <style:text-properties style:text-line-through-style="none" style:text-line-through-type="none" fo:language="ru" fo:country="RU" officeooo:rsid="0263144a" fo:background-color="transparent" loext:char-shading-value="0"/>
    </style:style>
    <style:style style:name="T448" style:family="text">
      <style:text-properties style:text-line-through-style="none" style:text-line-through-type="none" fo:language="ru" fo:country="RU" officeooo:rsid="026417b1" fo:background-color="transparent" loext:char-shading-value="0"/>
    </style:style>
    <style:style style:name="T449" style:family="text">
      <style:text-properties style:text-line-through-style="none" style:text-line-through-type="none" fo:language="ru" fo:country="RU" officeooo:rsid="0265ed2a" fo:background-color="transparent" loext:char-shading-value="0"/>
    </style:style>
    <style:style style:name="T450" style:family="text">
      <style:text-properties style:text-line-through-style="none" style:text-line-through-type="none" fo:language="ru" fo:country="RU" officeooo:rsid="02714680" fo:background-color="transparent" loext:char-shading-value="0"/>
    </style:style>
    <style:style style:name="T451" style:family="text">
      <style:text-properties style:text-line-through-style="none" style:text-line-through-type="none" fo:language="ru" fo:country="RU" officeooo:rsid="027211d1" fo:background-color="transparent" loext:char-shading-value="0"/>
    </style:style>
    <style:style style:name="T452" style:family="text">
      <style:text-properties style:text-line-through-style="none" style:text-line-through-type="none" fo:language="ru" fo:country="RU" officeooo:rsid="027501aa" fo:background-color="transparent" loext:char-shading-value="0"/>
    </style:style>
    <style:style style:name="T453" style:family="text">
      <style:text-properties style:text-line-through-style="none" style:text-line-through-type="none" fo:language="ru" fo:country="RU" officeooo:rsid="02764f40" fo:background-color="transparent" loext:char-shading-value="0"/>
    </style:style>
    <style:style style:name="T454" style:family="text">
      <style:text-properties style:text-line-through-style="none" style:text-line-through-type="none" fo:language="ru" fo:country="RU" officeooo:rsid="027921b3" fo:background-color="transparent" loext:char-shading-value="0"/>
    </style:style>
    <style:style style:name="T455" style:family="text">
      <style:text-properties style:text-line-through-style="none" style:text-line-through-type="none" fo:language="ru" fo:country="RU" officeooo:rsid="027cba96" fo:background-color="transparent" loext:char-shading-value="0"/>
    </style:style>
    <style:style style:name="T456" style:family="text">
      <style:text-properties style:text-line-through-style="none" style:text-line-through-type="none" fo:language="ru" fo:country="RU" officeooo:rsid="0281b0a7" fo:background-color="transparent" loext:char-shading-value="0"/>
    </style:style>
    <style:style style:name="T457" style:family="text">
      <style:text-properties style:text-line-through-style="none" style:text-line-through-type="none" fo:language="ru" fo:country="RU" officeooo:rsid="02826bc9" fo:background-color="transparent" loext:char-shading-value="0"/>
    </style:style>
    <style:style style:name="T458" style:family="text">
      <style:text-properties style:text-line-through-style="none" style:text-line-through-type="none" fo:language="ru" fo:country="RU" officeooo:rsid="02846937" fo:background-color="transparent" loext:char-shading-value="0"/>
    </style:style>
    <style:style style:name="T459" style:family="text">
      <style:text-properties style:text-line-through-style="none" style:text-line-through-type="none" fo:language="ru" fo:country="RU" officeooo:rsid="028535ee" fo:background-color="transparent" loext:char-shading-value="0"/>
    </style:style>
    <style:style style:name="T460" style:family="text">
      <style:text-properties style:text-line-through-style="none" style:text-line-through-type="none" fo:language="ru" fo:country="RU" officeooo:rsid="0285911d" fo:background-color="transparent" loext:char-shading-value="0"/>
    </style:style>
    <style:style style:name="T461" style:family="text">
      <style:text-properties style:text-line-through-style="none" style:text-line-through-type="none" fo:language="ru" fo:country="RU" officeooo:rsid="02866627" fo:background-color="transparent" loext:char-shading-value="0"/>
    </style:style>
    <style:style style:name="T462" style:family="text">
      <style:text-properties style:text-line-through-style="none" style:text-line-through-type="none" fo:language="ru" fo:country="RU" officeooo:rsid="0286a4aa" fo:background-color="transparent" loext:char-shading-value="0"/>
    </style:style>
    <style:style style:name="T463" style:family="text">
      <style:text-properties style:text-line-through-style="none" style:text-line-through-type="none" fo:language="ru" fo:country="RU" officeooo:rsid="02874187" fo:background-color="transparent" loext:char-shading-value="0"/>
    </style:style>
    <style:style style:name="T464" style:family="text">
      <style:text-properties style:text-line-through-style="none" style:text-line-through-type="none" fo:language="ru" fo:country="RU" officeooo:rsid="028c7052" fo:background-color="transparent" loext:char-shading-value="0"/>
    </style:style>
    <style:style style:name="T465" style:family="text">
      <style:text-properties style:text-line-through-style="none" style:text-line-through-type="none" fo:language="ru" fo:country="RU" officeooo:rsid="028ca327" fo:background-color="transparent" loext:char-shading-value="0"/>
    </style:style>
    <style:style style:name="T466" style:family="text">
      <style:text-properties style:text-line-through-style="none" style:text-line-through-type="none" fo:language="ru" fo:country="RU" officeooo:rsid="028e90c9" fo:background-color="transparent" loext:char-shading-value="0"/>
    </style:style>
    <style:style style:name="T467" style:family="text">
      <style:text-properties style:text-line-through-style="none" style:text-line-through-type="none" fo:language="ru" fo:country="RU" officeooo:rsid="028f7c58" fo:background-color="transparent" loext:char-shading-value="0"/>
    </style:style>
    <style:style style:name="T468" style:family="text">
      <style:text-properties style:text-line-through-style="none" style:text-line-through-type="none" fo:language="ru" fo:country="RU" officeooo:rsid="0292e8a2" fo:background-color="transparent" loext:char-shading-value="0"/>
    </style:style>
    <style:style style:name="T469" style:family="text">
      <style:text-properties style:text-line-through-style="none" style:text-line-through-type="none" fo:language="ru" fo:country="RU" officeooo:rsid="00437e03" fo:background-color="transparent" loext:char-shading-value="0"/>
    </style:style>
    <style:style style:name="T470" style:family="text">
      <style:text-properties style:text-line-through-style="none" style:text-line-through-type="none" fo:language="ru" fo:country="RU" officeooo:rsid="0297ff56" fo:background-color="transparent" loext:char-shading-value="0"/>
    </style:style>
    <style:style style:name="T471" style:family="text">
      <style:text-properties style:text-line-through-style="none" style:text-line-through-type="none" fo:language="ru" fo:country="RU" officeooo:rsid="029ae16f" fo:background-color="transparent" loext:char-shading-value="0"/>
    </style:style>
    <style:style style:name="T472" style:family="text">
      <style:text-properties style:text-line-through-style="none" style:text-line-through-type="none" fo:language="ru" fo:country="RU" officeooo:rsid="029ca0c1" fo:background-color="transparent" loext:char-shading-value="0"/>
    </style:style>
    <style:style style:name="T473" style:family="text">
      <style:text-properties style:text-line-through-style="none" style:text-line-through-type="none" fo:language="ru" fo:country="RU" officeooo:rsid="029da12d" fo:background-color="transparent" loext:char-shading-value="0"/>
    </style:style>
    <style:style style:name="T474" style:family="text">
      <style:text-properties style:text-line-through-style="none" style:text-line-through-type="none" fo:language="ru" fo:country="RU" officeooo:rsid="029dfc18" fo:background-color="transparent" loext:char-shading-value="0"/>
    </style:style>
    <style:style style:name="T475" style:family="text">
      <style:text-properties style:text-line-through-style="none" style:text-line-through-type="none" fo:language="ru" fo:country="RU" officeooo:rsid="029f3489" fo:background-color="transparent" loext:char-shading-value="0"/>
    </style:style>
    <style:style style:name="T476" style:family="text">
      <style:text-properties style:text-line-through-style="none" style:text-line-through-type="none" fo:language="ru" fo:country="RU" officeooo:rsid="02a02b92" fo:background-color="transparent" loext:char-shading-value="0"/>
    </style:style>
    <style:style style:name="T477" style:family="text">
      <style:text-properties style:text-line-through-style="none" style:text-line-through-type="none" fo:language="ru" fo:country="RU" officeooo:rsid="02a07c59" fo:background-color="transparent" loext:char-shading-value="0"/>
    </style:style>
    <style:style style:name="T478" style:family="text">
      <style:text-properties style:text-line-through-style="none" style:text-line-through-type="none" fo:language="ru" fo:country="RU" officeooo:rsid="02a144e8" fo:background-color="transparent" loext:char-shading-value="0"/>
    </style:style>
    <style:style style:name="T479" style:family="text">
      <style:text-properties style:text-line-through-style="none" style:text-line-through-type="none" fo:language="ru" fo:country="RU" officeooo:rsid="02a3010b" fo:background-color="transparent" loext:char-shading-value="0"/>
    </style:style>
    <style:style style:name="T480" style:family="text">
      <style:text-properties style:text-line-through-style="none" style:text-line-through-type="none" fo:language="ru" fo:country="RU" officeooo:rsid="02a41f9c" fo:background-color="transparent" loext:char-shading-value="0"/>
    </style:style>
    <style:style style:name="T481" style:family="text">
      <style:text-properties style:text-line-through-style="none" style:text-line-through-type="none" fo:language="ru" fo:country="RU" officeooo:rsid="02a5f0bf" fo:background-color="transparent" loext:char-shading-value="0"/>
    </style:style>
    <style:style style:name="T482" style:family="text">
      <style:text-properties style:text-line-through-style="none" style:text-line-through-type="none" fo:language="ru" fo:country="RU" officeooo:rsid="02a7d747" fo:background-color="transparent" loext:char-shading-value="0"/>
    </style:style>
    <style:style style:name="T483" style:family="text">
      <style:text-properties style:text-line-through-style="none" style:text-line-through-type="none" fo:language="ru" fo:country="RU" officeooo:rsid="02a8784c" fo:background-color="transparent" loext:char-shading-value="0"/>
    </style:style>
    <style:style style:name="T484" style:family="text">
      <style:text-properties style:text-line-through-style="none" style:text-line-through-type="none" fo:language="ru" fo:country="RU" officeooo:rsid="02aa2408" fo:background-color="transparent" loext:char-shading-value="0"/>
    </style:style>
    <style:style style:name="T485" style:family="text">
      <style:text-properties style:text-line-through-style="none" style:text-line-through-type="none" fo:language="ru" fo:country="RU" officeooo:rsid="02aaa48c" fo:background-color="transparent" loext:char-shading-value="0"/>
    </style:style>
    <style:style style:name="T486" style:family="text">
      <style:text-properties style:text-line-through-style="none" style:text-line-through-type="none" fo:language="ru" fo:country="RU" officeooo:rsid="02ac561e" fo:background-color="transparent" loext:char-shading-value="0"/>
    </style:style>
    <style:style style:name="T487" style:family="text">
      <style:text-properties style:text-line-through-style="none" style:text-line-through-type="none" fo:language="ru" fo:country="RU" officeooo:rsid="02b0066d" fo:background-color="transparent" loext:char-shading-value="0"/>
    </style:style>
    <style:style style:name="T488" style:family="text">
      <style:text-properties style:text-line-through-style="none" style:text-line-through-type="none" fo:language="ru" fo:country="RU" officeooo:rsid="02b0bf52" fo:background-color="transparent" loext:char-shading-value="0"/>
    </style:style>
    <style:style style:name="T489" style:family="text">
      <style:text-properties style:text-line-through-style="none" style:text-line-through-type="none" fo:language="ru" fo:country="RU" officeooo:rsid="02a812b9" fo:background-color="transparent" loext:char-shading-value="0"/>
    </style:style>
    <style:style style:name="T490" style:family="text">
      <style:text-properties style:text-line-through-style="none" style:text-line-through-type="none" fo:language="ru" fo:country="RU" officeooo:rsid="02b129c4" fo:background-color="transparent" loext:char-shading-value="0"/>
    </style:style>
    <style:style style:name="T491" style:family="text">
      <style:text-properties style:text-line-through-style="none" style:text-line-through-type="none" fo:language="ru" fo:country="RU" officeooo:rsid="02b31841" fo:background-color="transparent" loext:char-shading-value="0"/>
    </style:style>
    <style:style style:name="T492" style:family="text">
      <style:text-properties style:text-line-through-style="none" style:text-line-through-type="none" fo:language="ru" fo:country="RU" officeooo:rsid="02b45d20" fo:background-color="transparent" loext:char-shading-value="0"/>
    </style:style>
    <style:style style:name="T493" style:family="text">
      <style:text-properties style:text-line-through-style="none" style:text-line-through-type="none" fo:language="ru" fo:country="RU" officeooo:rsid="02b60122" fo:background-color="transparent" loext:char-shading-value="0"/>
    </style:style>
    <style:style style:name="T494" style:family="text">
      <style:text-properties style:text-line-through-style="none" style:text-line-through-type="none" fo:language="ru" fo:country="RU" officeooo:rsid="02b66894" fo:background-color="transparent" loext:char-shading-value="0"/>
    </style:style>
    <style:style style:name="T495" style:family="text">
      <style:text-properties style:text-line-through-style="none" style:text-line-through-type="none" fo:language="ru" fo:country="RU" officeooo:rsid="02b816b4" fo:background-color="transparent" loext:char-shading-value="0"/>
    </style:style>
    <style:style style:name="T496" style:family="text">
      <style:text-properties style:text-line-through-style="none" style:text-line-through-type="none" fo:language="ru" fo:country="RU" officeooo:rsid="02baff14" fo:background-color="transparent" loext:char-shading-value="0"/>
    </style:style>
    <style:style style:name="T497" style:family="text">
      <style:text-properties style:text-line-through-style="none" style:text-line-through-type="none" fo:language="ru" fo:country="RU" officeooo:rsid="02bc6d73" fo:background-color="transparent" loext:char-shading-value="0"/>
    </style:style>
    <style:style style:name="T498" style:family="text">
      <style:text-properties style:text-line-through-style="none" style:text-line-through-type="none" fo:language="ru" fo:country="RU" officeooo:rsid="02bcf963" fo:background-color="transparent" loext:char-shading-value="0"/>
    </style:style>
    <style:style style:name="T499" style:family="text">
      <style:text-properties style:text-line-through-style="none" style:text-line-through-type="none" fo:language="ru" fo:country="RU" officeooo:rsid="02be9706" fo:background-color="transparent" loext:char-shading-value="0"/>
    </style:style>
    <style:style style:name="T500" style:family="text">
      <style:text-properties style:text-line-through-style="none" style:text-line-through-type="none" fo:language="ru" fo:country="RU" officeooo:rsid="02c0309a" fo:background-color="transparent" loext:char-shading-value="0"/>
    </style:style>
    <style:style style:name="T501" style:family="text">
      <style:text-properties style:text-line-through-style="none" style:text-line-through-type="none" fo:language="ru" fo:country="RU" officeooo:rsid="02c19805" fo:background-color="transparent" loext:char-shading-value="0"/>
    </style:style>
    <style:style style:name="T502" style:family="text">
      <style:text-properties style:text-line-through-style="none" style:text-line-through-type="none" fo:language="ru" fo:country="RU" officeooo:rsid="02c7f0f4" fo:background-color="transparent" loext:char-shading-value="0"/>
    </style:style>
    <style:style style:name="T503" style:family="text">
      <style:text-properties style:text-line-through-style="none" style:text-line-through-type="none" fo:language="ru" fo:country="RU" officeooo:rsid="02c8ceeb" fo:background-color="transparent" loext:char-shading-value="0"/>
    </style:style>
    <style:style style:name="T504" style:family="text">
      <style:text-properties style:text-line-through-style="none" style:text-line-through-type="none" fo:language="ru" fo:country="RU" officeooo:rsid="02ca1717" fo:background-color="transparent" loext:char-shading-value="0"/>
    </style:style>
    <style:style style:name="T505" style:family="text">
      <style:text-properties style:text-line-through-style="none" style:text-line-through-type="none" fo:language="ru" fo:country="RU" officeooo:rsid="02cb8a82" fo:background-color="transparent" loext:char-shading-value="0"/>
    </style:style>
    <style:style style:name="T506" style:family="text">
      <style:text-properties style:text-line-through-style="none" style:text-line-through-type="none" fo:language="ru" fo:country="RU" officeooo:rsid="02cd5835" fo:background-color="transparent" loext:char-shading-value="0"/>
    </style:style>
    <style:style style:name="T507" style:family="text">
      <style:text-properties style:text-line-through-style="none" style:text-line-through-type="none" fo:language="ru" fo:country="RU" officeooo:rsid="02cd8a82" fo:background-color="transparent" loext:char-shading-value="0"/>
    </style:style>
    <style:style style:name="T508" style:family="text">
      <style:text-properties style:text-line-through-style="none" style:text-line-through-type="none" fo:language="ru" fo:country="RU" officeooo:rsid="02ce059d" fo:background-color="transparent" loext:char-shading-value="0"/>
    </style:style>
    <style:style style:name="T509" style:family="text">
      <style:text-properties style:text-line-through-style="none" style:text-line-through-type="none" fo:language="ru" fo:country="RU" officeooo:rsid="02ceceb6" fo:background-color="transparent" loext:char-shading-value="0"/>
    </style:style>
    <style:style style:name="T510" style:family="text">
      <style:text-properties style:text-line-through-style="none" style:text-line-through-type="none" fo:language="ru" fo:country="RU" officeooo:rsid="02d0cad4" fo:background-color="transparent" loext:char-shading-value="0"/>
    </style:style>
    <style:style style:name="T511" style:family="text">
      <style:text-properties style:text-line-through-style="none" style:text-line-through-type="none" fo:language="ru" fo:country="RU" officeooo:rsid="02d19655" fo:background-color="transparent" loext:char-shading-value="0"/>
    </style:style>
    <style:style style:name="T512" style:family="text">
      <style:text-properties style:text-line-through-style="none" style:text-line-through-type="none" fo:language="ru" fo:country="RU" officeooo:rsid="02d47c5e" fo:background-color="transparent" loext:char-shading-value="0"/>
    </style:style>
    <style:style style:name="T513" style:family="text">
      <style:text-properties style:text-line-through-style="none" style:text-line-through-type="none" fo:language="ru" fo:country="RU" officeooo:rsid="02d50923" fo:background-color="transparent" loext:char-shading-value="0"/>
    </style:style>
    <style:style style:name="T514" style:family="text">
      <style:text-properties style:text-line-through-style="none" style:text-line-through-type="none" fo:language="ru" fo:country="RU" officeooo:rsid="02d7e18f" fo:background-color="transparent" loext:char-shading-value="0"/>
    </style:style>
    <style:style style:name="T515" style:family="text">
      <style:text-properties style:text-line-through-style="none" style:text-line-through-type="none" fo:language="ru" fo:country="RU" officeooo:rsid="02d6de68" fo:background-color="transparent" loext:char-shading-value="0"/>
    </style:style>
    <style:style style:name="T516" style:family="text">
      <style:text-properties style:text-line-through-style="none" style:text-line-through-type="none" fo:language="ru" fo:country="RU" officeooo:rsid="02dc91f1" fo:background-color="transparent" loext:char-shading-value="0"/>
    </style:style>
    <style:style style:name="T517" style:family="text">
      <style:text-properties style:text-line-through-style="none" style:text-line-through-type="none" fo:language="ru" fo:country="RU" officeooo:rsid="002d4f2b" fo:background-color="transparent" loext:char-shading-value="0"/>
    </style:style>
    <style:style style:name="T518" style:family="text">
      <style:text-properties style:text-line-through-style="none" style:text-line-through-type="none" fo:language="ru" fo:country="RU" officeooo:rsid="02de6f9b" fo:background-color="transparent" loext:char-shading-value="0"/>
    </style:style>
    <style:style style:name="T519" style:family="text">
      <style:text-properties style:text-line-through-style="none" style:text-line-through-type="none" fo:language="ru" fo:country="RU" officeooo:rsid="02de80e9" fo:background-color="transparent" loext:char-shading-value="0"/>
    </style:style>
    <style:style style:name="T520" style:family="text">
      <style:text-properties style:text-line-through-style="none" style:text-line-through-type="none" fo:language="ru" fo:country="RU" officeooo:rsid="02deb594" fo:background-color="transparent" loext:char-shading-value="0"/>
    </style:style>
    <style:style style:name="T521" style:family="text">
      <style:text-properties style:text-line-through-style="none" style:text-line-through-type="none" fo:language="ru" fo:country="RU" officeooo:rsid="02e07ba2" fo:background-color="transparent" loext:char-shading-value="0"/>
    </style:style>
    <style:style style:name="T522" style:family="text">
      <style:text-properties style:text-line-through-style="none" style:text-line-through-type="none" fo:language="ru" fo:country="RU" officeooo:rsid="02e0ed45" fo:background-color="transparent" loext:char-shading-value="0"/>
    </style:style>
    <style:style style:name="T523" style:family="text">
      <style:text-properties style:text-line-through-style="none" style:text-line-through-type="none" fo:language="ru" fo:country="RU" officeooo:rsid="02e5b2e2" fo:background-color="transparent" loext:char-shading-value="0"/>
    </style:style>
    <style:style style:name="T524" style:family="text">
      <style:text-properties style:text-line-through-style="none" style:text-line-through-type="none" fo:language="ru" fo:country="RU" officeooo:rsid="02e7853a" fo:background-color="transparent" loext:char-shading-value="0"/>
    </style:style>
    <style:style style:name="T525" style:family="text">
      <style:text-properties style:text-line-through-style="none" style:text-line-through-type="none" fo:language="ru" fo:country="RU" officeooo:rsid="02e7ece8" fo:background-color="transparent" loext:char-shading-value="0"/>
    </style:style>
    <style:style style:name="T526" style:family="text">
      <style:text-properties style:text-line-through-style="none" style:text-line-through-type="none" fo:language="ru" fo:country="RU" officeooo:rsid="014aaa3c" fo:background-color="transparent" loext:char-shading-value="0"/>
    </style:style>
    <style:style style:name="T527" style:family="text">
      <style:text-properties style:text-line-through-style="none" style:text-line-through-type="none" fo:language="ru" fo:country="RU" officeooo:rsid="013d04c6" fo:background-color="transparent" loext:char-shading-value="0"/>
    </style:style>
    <style:style style:name="T528" style:family="text">
      <style:text-properties style:text-line-through-style="none" style:text-line-through-type="none" fo:language="ru" fo:country="RU" officeooo:rsid="02e84b33" fo:background-color="transparent" loext:char-shading-value="0"/>
    </style:style>
    <style:style style:name="T529" style:family="text">
      <style:text-properties style:text-line-through-style="none" style:text-line-through-type="none" fo:language="ru" fo:country="RU" officeooo:rsid="02e98846" fo:background-color="transparent" loext:char-shading-value="0"/>
    </style:style>
    <style:style style:name="T530" style:family="text">
      <style:text-properties style:text-line-through-style="none" style:text-line-through-type="none" fo:language="ru" fo:country="RU" officeooo:rsid="02ea9b0c" fo:background-color="transparent" loext:char-shading-value="0"/>
    </style:style>
    <style:style style:name="T531" style:family="text">
      <style:text-properties style:text-line-through-style="none" style:text-line-through-type="none" fo:language="ru" fo:country="RU" officeooo:rsid="02ec4947" fo:background-color="transparent" loext:char-shading-value="0"/>
    </style:style>
    <style:style style:name="T532" style:family="text">
      <style:text-properties style:text-line-through-style="none" style:text-line-through-type="none" fo:language="ru" fo:country="RU" officeooo:rsid="02edb8aa" fo:background-color="transparent" loext:char-shading-value="0"/>
    </style:style>
    <style:style style:name="T533" style:family="text">
      <style:text-properties style:text-line-through-style="none" style:text-line-through-type="none" fo:language="ru" fo:country="RU" officeooo:rsid="02391702" fo:background-color="transparent" loext:char-shading-value="0"/>
    </style:style>
    <style:style style:name="T534" style:family="text">
      <style:text-properties style:text-line-through-style="none" style:text-line-through-type="none" fo:language="ru" fo:country="RU" officeooo:rsid="02eee0f9" fo:background-color="transparent" loext:char-shading-value="0"/>
    </style:style>
    <style:style style:name="T535" style:family="text">
      <style:text-properties style:text-line-through-style="none" style:text-line-through-type="none" fo:language="ru" fo:country="RU" officeooo:rsid="02f0b67e" fo:background-color="transparent" loext:char-shading-value="0"/>
    </style:style>
    <style:style style:name="T536" style:family="text">
      <style:text-properties style:text-line-through-style="none" style:text-line-through-type="none" fo:language="ru" fo:country="RU" officeooo:rsid="02f56371" fo:background-color="transparent" loext:char-shading-value="0"/>
    </style:style>
    <style:style style:name="T537" style:family="text">
      <style:text-properties style:text-line-through-style="none" style:text-line-through-type="none" fo:language="ru" fo:country="RU" officeooo:rsid="02f64cc4" fo:background-color="transparent" loext:char-shading-value="0"/>
    </style:style>
    <style:style style:name="T538" style:family="text">
      <style:text-properties style:text-line-through-style="none" style:text-line-through-type="none" fo:language="ru" fo:country="RU" officeooo:rsid="02fdb4b6" fo:background-color="transparent" loext:char-shading-value="0"/>
    </style:style>
    <style:style style:name="T539" style:family="text">
      <style:text-properties style:text-line-through-style="none" style:text-line-through-type="none" fo:language="ru" fo:country="RU" officeooo:rsid="02f4f02d" fo:background-color="transparent" loext:char-shading-value="0"/>
    </style:style>
    <style:style style:name="T540" style:family="text">
      <style:text-properties style:text-line-through-style="none" style:text-line-through-type="none" fo:language="ru" fo:country="RU" officeooo:rsid="03031832" fo:background-color="transparent" loext:char-shading-value="0"/>
    </style:style>
    <style:style style:name="T541" style:family="text">
      <style:text-properties style:text-line-through-style="none" style:text-line-through-type="none" fo:language="ru" fo:country="RU" officeooo:rsid="0308623e" fo:background-color="transparent" loext:char-shading-value="0"/>
    </style:style>
    <style:style style:name="T542" style:family="text">
      <style:text-properties style:text-line-through-style="none" style:text-line-through-type="none" fo:language="ru" fo:country="RU" officeooo:rsid="0308fe6f" fo:background-color="transparent" loext:char-shading-value="0"/>
    </style:style>
    <style:style style:name="T543" style:family="text">
      <style:text-properties style:text-line-through-style="none" style:text-line-through-type="none" fo:language="ru" fo:country="RU" officeooo:rsid="0309d542" fo:background-color="transparent" loext:char-shading-value="0"/>
    </style:style>
    <style:style style:name="T544" style:family="text">
      <style:text-properties style:text-line-through-style="none" style:text-line-through-type="none" fo:language="ru" fo:country="RU" officeooo:rsid="030a2de2" fo:background-color="transparent" loext:char-shading-value="0"/>
    </style:style>
    <style:style style:name="T545" style:family="text">
      <style:text-properties style:text-line-through-style="none" style:text-line-through-type="none" fo:language="ru" fo:country="RU" officeooo:rsid="030bc30e" fo:background-color="transparent" loext:char-shading-value="0"/>
    </style:style>
    <style:style style:name="T546" style:family="text">
      <style:text-properties style:text-line-through-style="none" style:text-line-through-type="none" fo:language="ru" fo:country="RU" officeooo:rsid="030c00b5" fo:background-color="transparent" loext:char-shading-value="0"/>
    </style:style>
    <style:style style:name="T547" style:family="text">
      <style:text-properties style:text-line-through-style="none" style:text-line-through-type="none" fo:language="ru" fo:country="RU" officeooo:rsid="030ca102" fo:background-color="transparent" loext:char-shading-value="0"/>
    </style:style>
    <style:style style:name="T548" style:family="text">
      <style:text-properties style:text-line-through-style="none" style:text-line-through-type="none" fo:language="ru" fo:country="RU" officeooo:rsid="030d87e5" fo:background-color="transparent" loext:char-shading-value="0"/>
    </style:style>
    <style:style style:name="T549" style:family="text">
      <style:text-properties style:text-line-through-style="none" style:text-line-through-type="none" fo:language="ru" fo:country="RU" officeooo:rsid="030f69cb" fo:background-color="transparent" loext:char-shading-value="0"/>
    </style:style>
    <style:style style:name="T550" style:family="text">
      <style:text-properties style:text-line-through-style="none" style:text-line-through-type="none" fo:language="ru" fo:country="RU" officeooo:rsid="0310f7ed" fo:background-color="transparent" loext:char-shading-value="0"/>
    </style:style>
    <style:style style:name="T551" style:family="text">
      <style:text-properties style:text-line-through-style="none" style:text-line-through-type="none" fo:language="ru" fo:country="RU" officeooo:rsid="0311f1cf" fo:background-color="transparent" loext:char-shading-value="0"/>
    </style:style>
    <style:style style:name="T552" style:family="text">
      <style:text-properties style:text-line-through-style="none" style:text-line-through-type="none" fo:language="ru" fo:country="RU" officeooo:rsid="03126e40" fo:background-color="transparent" loext:char-shading-value="0"/>
    </style:style>
    <style:style style:name="T553" style:family="text">
      <style:text-properties style:text-line-through-style="none" style:text-line-through-type="none" fo:language="ru" fo:country="RU" officeooo:rsid="03131d82" fo:background-color="transparent" loext:char-shading-value="0"/>
    </style:style>
    <style:style style:name="T554" style:family="text">
      <style:text-properties style:text-line-through-style="none" style:text-line-through-type="none" fo:language="ru" fo:country="RU" officeooo:rsid="031356a5" fo:background-color="transparent" loext:char-shading-value="0"/>
    </style:style>
    <style:style style:name="T555" style:family="text">
      <style:text-properties style:text-line-through-style="none" style:text-line-through-type="none" fo:language="ru" fo:country="RU" officeooo:rsid="0313c8e3" fo:background-color="transparent" loext:char-shading-value="0"/>
    </style:style>
    <style:style style:name="T556" style:family="text">
      <style:text-properties style:text-line-through-style="none" style:text-line-through-type="none" fo:language="ru" fo:country="RU" officeooo:rsid="0313ff46" fo:background-color="transparent" loext:char-shading-value="0"/>
    </style:style>
    <style:style style:name="T557" style:family="text">
      <style:text-properties style:text-line-through-style="none" style:text-line-through-type="none" fo:language="ru" fo:country="RU" officeooo:rsid="0315d51f" fo:background-color="transparent" loext:char-shading-value="0"/>
    </style:style>
    <style:style style:name="T558" style:family="text">
      <style:text-properties style:text-line-through-style="none" style:text-line-through-type="none" fo:language="ru" fo:country="RU" officeooo:rsid="031673eb" fo:background-color="transparent" loext:char-shading-value="0"/>
    </style:style>
    <style:style style:name="T559" style:family="text">
      <style:text-properties style:text-line-through-style="none" style:text-line-through-type="none" fo:language="ru" fo:country="RU" officeooo:rsid="0316cf7e" fo:background-color="transparent" loext:char-shading-value="0"/>
    </style:style>
    <style:style style:name="T560" style:family="text">
      <style:text-properties style:text-line-through-style="none" style:text-line-through-type="none" fo:language="ru" fo:country="RU" officeooo:rsid="0317164d" fo:background-color="transparent" loext:char-shading-value="0"/>
    </style:style>
    <style:style style:name="T561" style:family="text">
      <style:text-properties style:text-line-through-style="none" style:text-line-through-type="none" fo:language="ru" fo:country="RU" officeooo:rsid="0318bc87" fo:background-color="transparent" loext:char-shading-value="0"/>
    </style:style>
    <style:style style:name="T562" style:family="text">
      <style:text-properties style:text-line-through-style="none" style:text-line-through-type="none" fo:language="ru" fo:country="RU" officeooo:rsid="031952c0" fo:background-color="transparent" loext:char-shading-value="0"/>
    </style:style>
    <style:style style:name="T563" style:family="text">
      <style:text-properties style:text-line-through-style="none" style:text-line-through-type="none" fo:language="ru" fo:country="RU" officeooo:rsid="031a1923" fo:background-color="transparent" loext:char-shading-value="0"/>
    </style:style>
    <style:style style:name="T564" style:family="text">
      <style:text-properties style:text-line-through-style="none" style:text-line-through-type="none" fo:language="ru" fo:country="RU" officeooo:rsid="031b6890" fo:background-color="transparent" loext:char-shading-value="0"/>
    </style:style>
    <style:style style:name="T565" style:family="text">
      <style:text-properties style:text-line-through-style="none" style:text-line-through-type="none" fo:language="ru" fo:country="RU" officeooo:rsid="031d6768" fo:background-color="transparent" loext:char-shading-value="0"/>
    </style:style>
    <style:style style:name="T566" style:family="text">
      <style:text-properties style:text-line-through-style="none" style:text-line-through-type="none" fo:language="ru" fo:country="RU" officeooo:rsid="031f97b8" fo:background-color="transparent" loext:char-shading-value="0"/>
    </style:style>
    <style:style style:name="T567" style:family="text">
      <style:text-properties style:text-line-through-style="none" style:text-line-through-type="none" fo:language="ru" fo:country="RU" officeooo:rsid="031fe31d" fo:background-color="transparent" loext:char-shading-value="0"/>
    </style:style>
    <style:style style:name="T568" style:family="text">
      <style:text-properties style:text-line-through-style="none" style:text-line-through-type="none" fo:language="ru" fo:country="RU" officeooo:rsid="03217e95" fo:background-color="transparent" loext:char-shading-value="0"/>
    </style:style>
    <style:style style:name="T569" style:family="text">
      <style:text-properties style:text-line-through-style="none" style:text-line-through-type="none" fo:language="ru" fo:country="RU" officeooo:rsid="031e1c32" fo:background-color="transparent" loext:char-shading-value="0"/>
    </style:style>
    <style:style style:name="T570" style:family="text">
      <style:text-properties style:text-line-through-style="none" style:text-line-through-type="none" fo:language="ru" fo:country="RU" officeooo:rsid="032191bc" fo:background-color="transparent" loext:char-shading-value="0"/>
    </style:style>
    <style:style style:name="T571" style:family="text">
      <style:text-properties style:text-line-through-style="none" style:text-line-through-type="none" fo:language="ru" fo:country="RU" officeooo:rsid="032291b4" fo:background-color="transparent" loext:char-shading-value="0"/>
    </style:style>
    <style:style style:name="T572" style:family="text">
      <style:text-properties style:text-line-through-style="none" style:text-line-through-type="none" fo:language="ru" fo:country="RU" officeooo:rsid="0325c55d" fo:background-color="transparent" loext:char-shading-value="0"/>
    </style:style>
    <style:style style:name="T573" style:family="text">
      <style:text-properties style:text-line-through-style="none" style:text-line-through-type="none" fo:language="ru" fo:country="RU" officeooo:rsid="03268562" fo:background-color="transparent" loext:char-shading-value="0"/>
    </style:style>
    <style:style style:name="T574" style:family="text">
      <style:text-properties style:text-line-through-style="none" style:text-line-through-type="none" fo:language="ru" fo:country="RU" officeooo:rsid="0327e8d9" fo:background-color="transparent" loext:char-shading-value="0"/>
    </style:style>
    <style:style style:name="T575" style:family="text">
      <style:text-properties style:text-line-through-style="none" style:text-line-through-type="none" fo:language="ru" fo:country="RU" officeooo:rsid="032b809b" fo:background-color="transparent" loext:char-shading-value="0"/>
    </style:style>
    <style:style style:name="T576" style:family="text">
      <style:text-properties style:text-line-through-style="none" style:text-line-through-type="none" fo:language="ru" fo:country="RU" officeooo:rsid="0330b65c" fo:background-color="transparent" loext:char-shading-value="0"/>
    </style:style>
    <style:style style:name="T577" style:family="text">
      <style:text-properties style:text-line-through-style="none" style:text-line-through-type="none" fo:language="ru" fo:country="RU" officeooo:rsid="0331ac17" fo:background-color="transparent" loext:char-shading-value="0"/>
    </style:style>
    <style:style style:name="T578" style:family="text">
      <style:text-properties style:text-line-through-style="none" style:text-line-through-type="none" fo:language="ru" fo:country="RU" officeooo:rsid="03320275" fo:background-color="transparent" loext:char-shading-value="0"/>
    </style:style>
    <style:style style:name="T579" style:family="text">
      <style:text-properties style:text-line-through-style="none" style:text-line-through-type="none" fo:language="ru" fo:country="RU" officeooo:rsid="03340e48" fo:background-color="transparent" loext:char-shading-value="0"/>
    </style:style>
    <style:style style:name="T580" style:family="text">
      <style:text-properties style:text-line-through-style="none" style:text-line-through-type="none" fo:language="ru" fo:country="RU" officeooo:rsid="03352803" fo:background-color="transparent" loext:char-shading-value="0"/>
    </style:style>
    <style:style style:name="T581" style:family="text">
      <style:text-properties style:text-line-through-style="none" style:text-line-through-type="none" fo:language="ru" fo:country="RU" officeooo:rsid="0335ffc7" fo:background-color="transparent" loext:char-shading-value="0"/>
    </style:style>
    <style:style style:name="T582" style:family="text">
      <style:text-properties style:text-line-through-style="none" style:text-line-through-type="none" fo:language="ru" fo:country="RU" officeooo:rsid="03368b71" fo:background-color="transparent" loext:char-shading-value="0"/>
    </style:style>
    <style:style style:name="T583" style:family="text">
      <style:text-properties style:text-line-through-style="none" style:text-line-through-type="none" fo:language="ru" fo:country="RU" officeooo:rsid="033d1ed2" fo:background-color="transparent" loext:char-shading-value="0"/>
    </style:style>
    <style:style style:name="T584" style:family="text">
      <style:text-properties style:text-line-through-style="none" style:text-line-through-type="none" fo:language="ru" fo:country="RU" officeooo:rsid="033d78e4" fo:background-color="transparent" loext:char-shading-value="0"/>
    </style:style>
    <style:style style:name="T585" style:family="text">
      <style:text-properties style:text-line-through-style="none" style:text-line-through-type="none" fo:language="ru" fo:country="RU" officeooo:rsid="033ea96a" fo:background-color="transparent" loext:char-shading-value="0"/>
    </style:style>
    <style:style style:name="T586" style:family="text">
      <style:text-properties style:text-line-through-style="none" style:text-line-through-type="none" fo:language="ru" fo:country="RU" officeooo:rsid="033fa017" fo:background-color="transparent" loext:char-shading-value="0"/>
    </style:style>
    <style:style style:name="T587" style:family="text">
      <style:text-properties style:text-line-through-style="none" style:text-line-through-type="none" fo:language="ru" fo:country="RU" officeooo:rsid="03418570" fo:background-color="transparent" loext:char-shading-value="0"/>
    </style:style>
    <style:style style:name="T588" style:family="text">
      <style:text-properties style:text-line-through-style="none" style:text-line-through-type="none" fo:language="ru" fo:country="RU" officeooo:rsid="03434c07" fo:background-color="transparent" loext:char-shading-value="0"/>
    </style:style>
    <style:style style:name="T589" style:family="text">
      <style:text-properties style:text-line-through-style="none" style:text-line-through-type="none" fo:language="ru" fo:country="RU" officeooo:rsid="0343cb43" fo:background-color="transparent" loext:char-shading-value="0"/>
    </style:style>
    <style:style style:name="T590" style:family="text">
      <style:text-properties style:text-line-through-style="none" style:text-line-through-type="none" fo:language="ru" fo:country="RU" officeooo:rsid="0345f4fd" fo:background-color="transparent" loext:char-shading-value="0"/>
    </style:style>
    <style:style style:name="T591" style:family="text">
      <style:text-properties style:text-line-through-style="none" style:text-line-through-type="none" fo:language="ru" fo:country="RU" officeooo:rsid="03470aa4" fo:background-color="transparent" loext:char-shading-value="0"/>
    </style:style>
    <style:style style:name="T592" style:family="text">
      <style:text-properties style:text-line-through-style="none" style:text-line-through-type="none" fo:language="ru" fo:country="RU" officeooo:rsid="0348f3e2" fo:background-color="transparent" loext:char-shading-value="0"/>
    </style:style>
    <style:style style:name="T593" style:family="text">
      <style:text-properties style:text-line-through-style="none" style:text-line-through-type="none" fo:language="ru" fo:country="RU" officeooo:rsid="03493ef7" fo:background-color="transparent" loext:char-shading-value="0"/>
    </style:style>
    <style:style style:name="T594" style:family="text">
      <style:text-properties style:text-line-through-style="none" style:text-line-through-type="none" fo:language="ru" fo:country="RU" officeooo:rsid="034b1f2c" fo:background-color="transparent" loext:char-shading-value="0"/>
    </style:style>
    <style:style style:name="T595" style:family="text">
      <style:text-properties style:text-line-through-style="none" style:text-line-through-type="none" fo:language="ru" fo:country="RU" officeooo:rsid="034b28ad" fo:background-color="transparent" loext:char-shading-value="0"/>
    </style:style>
    <style:style style:name="T596" style:family="text">
      <style:text-properties style:text-line-through-style="none" style:text-line-through-type="none" fo:language="ru" fo:country="RU" officeooo:rsid="034c5d2a" fo:background-color="transparent" loext:char-shading-value="0"/>
    </style:style>
    <style:style style:name="T597" style:family="text">
      <style:text-properties style:text-line-through-style="none" style:text-line-through-type="none" fo:language="ru" fo:country="RU" officeooo:rsid="03513ab3" fo:background-color="transparent" loext:char-shading-value="0"/>
    </style:style>
    <style:style style:name="T598" style:family="text">
      <style:text-properties style:text-line-through-style="none" style:text-line-through-type="none" fo:language="ru" fo:country="RU" officeooo:rsid="03556c51" fo:background-color="transparent" loext:char-shading-value="0"/>
    </style:style>
    <style:style style:name="T599" style:family="text">
      <style:text-properties style:text-line-through-style="none" style:text-line-through-type="none" fo:language="ru" fo:country="RU" officeooo:rsid="0355b483" fo:background-color="transparent" loext:char-shading-value="0"/>
    </style:style>
    <style:style style:name="T600" style:family="text">
      <style:text-properties style:text-line-through-style="none" style:text-line-through-type="none" fo:language="ru" fo:country="RU" officeooo:rsid="0356746c" fo:background-color="transparent" loext:char-shading-value="0"/>
    </style:style>
    <style:style style:name="T601" style:family="text">
      <style:text-properties style:text-line-through-style="none" style:text-line-through-type="none" fo:language="ru" fo:country="RU" officeooo:rsid="0357f8c6" fo:background-color="transparent" loext:char-shading-value="0"/>
    </style:style>
    <style:style style:name="T602" style:family="text">
      <style:text-properties style:text-line-through-style="none" style:text-line-through-type="none" fo:language="ru" fo:country="RU" officeooo:rsid="027021df" fo:background-color="transparent" loext:char-shading-value="0"/>
    </style:style>
    <style:style style:name="T603" style:family="text">
      <style:text-properties style:text-line-through-style="none" style:text-line-through-type="none" fo:language="ru" fo:country="RU" officeooo:rsid="02709a5c" fo:background-color="transparent" loext:char-shading-value="0"/>
    </style:style>
    <style:style style:name="T604" style:family="text">
      <style:text-properties style:text-line-through-style="none" style:text-line-through-type="none" fo:language="ru" fo:country="RU" officeooo:rsid="035ba7dc" fo:background-color="transparent" loext:char-shading-value="0"/>
    </style:style>
    <style:style style:name="T605" style:family="text">
      <style:text-properties style:text-line-through-style="none" style:text-line-through-type="none" fo:language="ru" fo:country="RU" officeooo:rsid="035bb7f9" fo:background-color="transparent" loext:char-shading-value="0"/>
    </style:style>
    <style:style style:name="T606" style:family="text">
      <style:text-properties style:text-line-through-style="none" style:text-line-through-type="none" fo:language="ru" fo:country="RU" officeooo:rsid="035df911" fo:background-color="transparent" loext:char-shading-value="0"/>
    </style:style>
    <style:style style:name="T607" style:family="text">
      <style:text-properties style:text-line-through-style="none" style:text-line-through-type="none" fo:language="ru" fo:country="RU" officeooo:rsid="026c195f" fo:background-color="transparent" loext:char-shading-value="0"/>
    </style:style>
    <style:style style:name="T608" style:family="text">
      <style:text-properties style:text-line-through-style="none" style:text-line-through-type="none" fo:language="ru" fo:country="RU" officeooo:rsid="035fcf3b" fo:background-color="transparent" loext:char-shading-value="0"/>
    </style:style>
    <style:style style:name="T609" style:family="text">
      <style:text-properties style:text-line-through-style="none" style:text-line-through-type="none" fo:language="ru" fo:country="RU" officeooo:rsid="008111f1" fo:background-color="transparent" loext:char-shading-value="0"/>
    </style:style>
    <style:style style:name="T610" style:family="text">
      <style:text-properties style:text-line-through-style="none" style:text-line-through-type="none" fo:language="ru" fo:country="RU" officeooo:rsid="03663007" fo:background-color="transparent" loext:char-shading-value="0"/>
    </style:style>
    <style:style style:name="T611" style:family="text">
      <style:text-properties style:text-line-through-style="none" style:text-line-through-type="none" fo:language="ru" fo:country="RU" officeooo:rsid="0376f0e0" fo:background-color="transparent" loext:char-shading-value="0"/>
    </style:style>
    <style:style style:name="T612" style:family="text">
      <style:text-properties style:text-line-through-style="none" style:text-line-through-type="none" fo:language="ru" fo:country="RU" officeooo:rsid="03983156" fo:background-color="transparent" loext:char-shading-value="0"/>
    </style:style>
    <style:style style:name="T613" style:family="text">
      <style:text-properties style:text-line-through-style="none" style:text-line-through-type="none" fo:language="ru" fo:country="RU" officeooo:rsid="03997d3d" fo:background-color="transparent" loext:char-shading-value="0"/>
    </style:style>
    <style:style style:name="T614" style:family="text">
      <style:text-properties style:text-line-through-style="none" style:text-line-through-type="none" fo:language="ru" fo:country="RU" officeooo:rsid="03998792" fo:background-color="transparent" loext:char-shading-value="0"/>
    </style:style>
    <style:style style:name="T615" style:family="text">
      <style:text-properties style:text-line-through-style="none" style:text-line-through-type="none" fo:language="ru" fo:country="RU" officeooo:rsid="039b02a3" fo:background-color="transparent" loext:char-shading-value="0"/>
    </style:style>
    <style:style style:name="T616" style:family="text">
      <style:text-properties style:text-line-through-style="none" style:text-line-through-type="none" fo:language="ru" fo:country="RU" officeooo:rsid="02e3fe92" fo:background-color="transparent" loext:char-shading-value="0"/>
    </style:style>
    <style:style style:name="T617" style:family="text">
      <style:text-properties style:text-line-through-style="none" style:text-line-through-type="none" fo:language="ru" fo:country="RU" officeooo:rsid="039cd0a5" fo:background-color="transparent" loext:char-shading-value="0"/>
    </style:style>
    <style:style style:name="T618" style:family="text">
      <style:text-properties style:text-line-through-style="none" style:text-line-through-type="none" fo:language="ru" fo:country="RU" officeooo:rsid="016f090b" fo:background-color="transparent" loext:char-shading-value="0"/>
    </style:style>
    <style:style style:name="T619" style:family="text">
      <style:text-properties style:text-line-through-style="none" style:text-line-through-type="none" fo:language="ru" fo:country="RU" officeooo:rsid="039cfe9f" fo:background-color="transparent" loext:char-shading-value="0"/>
    </style:style>
    <style:style style:name="T620" style:family="text">
      <style:text-properties style:text-line-through-style="none" style:text-line-through-type="none" fo:language="ru" fo:country="RU" officeooo:rsid="039ea225" fo:background-color="transparent" loext:char-shading-value="0"/>
    </style:style>
    <style:style style:name="T621" style:family="text">
      <style:text-properties style:text-line-through-style="none" style:text-line-through-type="none" fo:language="ru" fo:country="RU" officeooo:rsid="026b2822" fo:background-color="transparent" loext:char-shading-value="0"/>
    </style:style>
    <style:style style:name="T622" style:family="text">
      <style:text-properties style:text-line-through-style="none" style:text-line-through-type="none" fo:language="ru" fo:country="RU" officeooo:rsid="026d7fb9" fo:background-color="transparent" loext:char-shading-value="0"/>
    </style:style>
    <style:style style:name="T623" style:family="text">
      <style:text-properties style:text-line-through-style="none" style:text-line-through-type="none" fo:language="ru" fo:country="RU" officeooo:rsid="026e8b54" fo:background-color="transparent" loext:char-shading-value="0"/>
    </style:style>
    <style:style style:name="T624" style:family="text">
      <style:text-properties style:text-line-through-style="none" style:text-line-through-type="none" fo:language="ru" fo:country="RU" officeooo:rsid="03a0de4f" fo:background-color="transparent" loext:char-shading-value="0"/>
    </style:style>
    <style:style style:name="T625" style:family="text">
      <style:text-properties style:text-line-through-style="none" style:text-line-through-type="none" fo:language="ru" fo:country="RU" officeooo:rsid="03a68b7a" fo:background-color="transparent" loext:char-shading-value="0"/>
    </style:style>
    <style:style style:name="T626" style:family="text">
      <style:text-properties style:text-line-through-style="none" style:text-line-through-type="none" fo:language="ru" fo:country="RU" officeooo:rsid="03acd4f9" fo:background-color="transparent" loext:char-shading-value="0"/>
    </style:style>
    <style:style style:name="T627" style:family="text">
      <style:text-properties style:text-line-through-style="none" style:text-line-through-type="none" fo:language="ru" fo:country="RU" officeooo:rsid="03ad2323" fo:background-color="transparent" loext:char-shading-value="0"/>
    </style:style>
    <style:style style:name="T628" style:family="text">
      <style:text-properties style:text-line-through-style="none" style:text-line-through-type="none" fo:language="ru" fo:country="RU" officeooo:rsid="03add963" fo:background-color="transparent" loext:char-shading-value="0"/>
    </style:style>
    <style:style style:name="T629" style:family="text">
      <style:text-properties style:text-line-through-style="none" style:text-line-through-type="none" fo:language="ru" fo:country="RU" officeooo:rsid="03aeff34" fo:background-color="transparent" loext:char-shading-value="0"/>
    </style:style>
    <style:style style:name="T630" style:family="text">
      <style:text-properties style:text-line-through-style="none" style:text-line-through-type="none" fo:language="ru" fo:country="RU" officeooo:rsid="03b054c0" fo:background-color="transparent" loext:char-shading-value="0"/>
    </style:style>
    <style:style style:name="T631" style:family="text">
      <style:text-properties style:text-line-through-style="none" style:text-line-through-type="none" fo:language="ru" fo:country="RU" officeooo:rsid="03b1f888" fo:background-color="transparent" loext:char-shading-value="0"/>
    </style:style>
    <style:style style:name="T632" style:family="text">
      <style:text-properties style:text-line-through-style="none" style:text-line-through-type="none" fo:language="ru" fo:country="RU" officeooo:rsid="03b34527" fo:background-color="transparent" loext:char-shading-value="0"/>
    </style:style>
    <style:style style:name="T633" style:family="text">
      <style:text-properties style:text-line-through-style="none" style:text-line-through-type="none" fo:language="ru" fo:country="RU" officeooo:rsid="03b3cd87" fo:background-color="transparent" loext:char-shading-value="0"/>
    </style:style>
    <style:style style:name="T634" style:family="text">
      <style:text-properties style:text-line-through-style="none" style:text-line-through-type="none" fo:language="ru" fo:country="RU" officeooo:rsid="03b4893b" fo:background-color="transparent" loext:char-shading-value="0"/>
    </style:style>
    <style:style style:name="T635" style:family="text">
      <style:text-properties style:text-line-through-style="none" style:text-line-through-type="none" fo:language="ru" fo:country="RU" officeooo:rsid="03b4fe1e" fo:background-color="transparent" loext:char-shading-value="0"/>
    </style:style>
    <style:style style:name="T636" style:family="text">
      <style:text-properties style:text-line-through-style="none" style:text-line-through-type="none" fo:language="ru" fo:country="RU" officeooo:rsid="03b6df37" fo:background-color="transparent" loext:char-shading-value="0"/>
    </style:style>
    <style:style style:name="T637" style:family="text">
      <style:text-properties style:text-line-through-style="none" style:text-line-through-type="none" fo:language="ru" fo:country="RU" officeooo:rsid="03b6ee1b" fo:background-color="transparent" loext:char-shading-value="0"/>
    </style:style>
    <style:style style:name="T638" style:family="text">
      <style:text-properties style:text-line-through-style="none" style:text-line-through-type="none" fo:language="ru" fo:country="RU" officeooo:rsid="03b8d919" fo:background-color="transparent" loext:char-shading-value="0"/>
    </style:style>
    <style:style style:name="T639" style:family="text">
      <style:text-properties style:text-line-through-style="none" style:text-line-through-type="none" fo:language="ru" fo:country="RU" officeooo:rsid="03b998cb" fo:background-color="transparent" loext:char-shading-value="0"/>
    </style:style>
    <style:style style:name="T640" style:family="text">
      <style:text-properties style:text-line-through-style="none" style:text-line-through-type="none" fo:language="ru" fo:country="RU" officeooo:rsid="03ba4c36" fo:background-color="transparent" loext:char-shading-value="0"/>
    </style:style>
    <style:style style:name="T641" style:family="text">
      <style:text-properties style:text-line-through-style="none" style:text-line-through-type="none" fo:language="ru" fo:country="RU" officeooo:rsid="03ba64c7" fo:background-color="transparent" loext:char-shading-value="0"/>
    </style:style>
    <style:style style:name="T642" style:family="text">
      <style:text-properties style:text-line-through-style="none" style:text-line-through-type="none" fo:language="ru" fo:country="RU" officeooo:rsid="03bd1c39" fo:background-color="transparent" loext:char-shading-value="0"/>
    </style:style>
    <style:style style:name="T643" style:family="text">
      <style:text-properties style:text-line-through-style="none" style:text-line-through-type="none" fo:language="ru" fo:country="RU" officeooo:rsid="03bdb2e6" fo:background-color="transparent" loext:char-shading-value="0"/>
    </style:style>
    <style:style style:name="T644" style:family="text">
      <style:text-properties style:text-line-through-style="none" style:text-line-through-type="none" fo:language="ru" fo:country="RU" officeooo:rsid="03bef524" fo:background-color="transparent" loext:char-shading-value="0"/>
    </style:style>
    <style:style style:name="T645" style:family="text">
      <style:text-properties style:text-line-through-style="none" style:text-line-through-type="none" fo:language="ru" fo:country="RU" officeooo:rsid="03c295bc" fo:background-color="transparent" loext:char-shading-value="0"/>
    </style:style>
    <style:style style:name="T646" style:family="text">
      <style:text-properties style:text-line-through-style="none" style:text-line-through-type="none" fo:language="ru" fo:country="RU" officeooo:rsid="03c49e23" fo:background-color="transparent" loext:char-shading-value="0"/>
    </style:style>
    <style:style style:name="T647" style:family="text">
      <style:text-properties style:text-line-through-style="none" style:text-line-through-type="none" fo:language="ru" fo:country="RU" officeooo:rsid="03c5d2d1" fo:background-color="transparent" loext:char-shading-value="0"/>
    </style:style>
    <style:style style:name="T648" style:family="text">
      <style:text-properties style:text-line-through-style="none" style:text-line-through-type="none" fo:language="ru" fo:country="RU" officeooo:rsid="03c79c36" fo:background-color="transparent" loext:char-shading-value="0"/>
    </style:style>
    <style:style style:name="T649" style:family="text">
      <style:text-properties style:text-line-through-style="none" style:text-line-through-type="none" fo:language="ru" fo:country="RU" officeooo:rsid="03c7df3b" fo:background-color="transparent" loext:char-shading-value="0"/>
    </style:style>
    <style:style style:name="T650" style:family="text">
      <style:text-properties style:text-line-through-style="none" style:text-line-through-type="none" fo:language="ru" fo:country="RU" officeooo:rsid="03c84d78" fo:background-color="transparent" loext:char-shading-value="0"/>
    </style:style>
    <style:style style:name="T651" style:family="text">
      <style:text-properties style:text-line-through-style="none" style:text-line-through-type="none" fo:language="ru" fo:country="RU" officeooo:rsid="03c9dd52" fo:background-color="transparent" loext:char-shading-value="0"/>
    </style:style>
    <style:style style:name="T652" style:family="text">
      <style:text-properties style:text-line-through-style="none" style:text-line-through-type="none" fo:language="ru" fo:country="RU" officeooo:rsid="03c9f528" fo:background-color="transparent" loext:char-shading-value="0"/>
    </style:style>
    <style:style style:name="T653" style:family="text">
      <style:text-properties style:text-line-through-style="none" style:text-line-through-type="none" fo:language="ru" fo:country="RU" officeooo:rsid="03cc1aef" fo:background-color="transparent" loext:char-shading-value="0"/>
    </style:style>
    <style:style style:name="T654" style:family="text">
      <style:text-properties style:text-line-through-style="none" style:text-line-through-type="none" fo:language="ru" fo:country="RU" officeooo:rsid="03cce676" fo:background-color="transparent" loext:char-shading-value="0"/>
    </style:style>
    <style:style style:name="T655" style:family="text">
      <style:text-properties style:text-line-through-style="none" style:text-line-through-type="none" fo:language="ru" fo:country="RU" officeooo:rsid="03bbe9a7" fo:background-color="transparent" loext:char-shading-value="0"/>
    </style:style>
    <style:style style:name="T656" style:family="text">
      <style:text-properties style:text-line-through-style="none" style:text-line-through-type="none" fo:language="ru" fo:country="RU" officeooo:rsid="03cd27d9" fo:background-color="transparent" loext:char-shading-value="0"/>
    </style:style>
    <style:style style:name="T657" style:family="text">
      <style:text-properties style:text-line-through-style="none" style:text-line-through-type="none" fo:language="ru" fo:country="RU" officeooo:rsid="03cd41b8" fo:background-color="transparent" loext:char-shading-value="0"/>
    </style:style>
    <style:style style:name="T658" style:family="text">
      <style:text-properties style:text-line-through-style="none" style:text-line-through-type="none" fo:language="ru" fo:country="RU" officeooo:rsid="03ce2686" fo:background-color="transparent" loext:char-shading-value="0"/>
    </style:style>
    <style:style style:name="T659" style:family="text">
      <style:text-properties style:text-line-through-style="none" style:text-line-through-type="none" fo:language="ru" fo:country="RU" officeooo:rsid="03cff854" fo:background-color="transparent" loext:char-shading-value="0"/>
    </style:style>
    <style:style style:name="T660" style:family="text">
      <style:text-properties style:text-line-through-style="none" style:text-line-through-type="none" fo:language="ru" fo:country="RU" officeooo:rsid="03d0ddb8" fo:background-color="transparent" loext:char-shading-value="0"/>
    </style:style>
    <style:style style:name="T661" style:family="text">
      <style:text-properties style:text-line-through-style="none" style:text-line-through-type="none" fo:language="ru" fo:country="RU" officeooo:rsid="03d0ffff" fo:background-color="transparent" loext:char-shading-value="0"/>
    </style:style>
    <style:style style:name="T662" style:family="text">
      <style:text-properties style:text-line-through-style="none" style:text-line-through-type="none" fo:language="ru" fo:country="RU" officeooo:rsid="03d2a8a3" fo:background-color="transparent" loext:char-shading-value="0"/>
    </style:style>
    <style:style style:name="T663" style:family="text">
      <style:text-properties style:text-line-through-style="none" style:text-line-through-type="none" fo:language="ru" fo:country="RU" officeooo:rsid="03d3ed48" fo:background-color="transparent" loext:char-shading-value="0"/>
    </style:style>
    <style:style style:name="T664" style:family="text">
      <style:text-properties style:text-line-through-style="none" style:text-line-through-type="none" fo:language="ru" fo:country="RU" officeooo:rsid="03d56fce" fo:background-color="transparent" loext:char-shading-value="0"/>
    </style:style>
    <style:style style:name="T665" style:family="text">
      <style:text-properties style:text-line-through-style="none" style:text-line-through-type="none" fo:language="ru" fo:country="RU" officeooo:rsid="03d67f98" fo:background-color="transparent" loext:char-shading-value="0"/>
    </style:style>
    <style:style style:name="T666" style:family="text">
      <style:text-properties style:text-line-through-style="none" style:text-line-through-type="none" fo:language="ru" fo:country="RU" officeooo:rsid="03d822bb" fo:background-color="transparent" loext:char-shading-value="0"/>
    </style:style>
    <style:style style:name="T667" style:family="text">
      <style:text-properties style:text-line-through-style="none" style:text-line-through-type="none" fo:language="ru" fo:country="RU" officeooo:rsid="03d8e778" fo:background-color="transparent" loext:char-shading-value="0"/>
    </style:style>
    <style:style style:name="T668" style:family="text">
      <style:text-properties style:text-line-through-style="none" style:text-line-through-type="none" fo:language="ru" fo:country="RU" officeooo:rsid="03dce227" fo:background-color="transparent" loext:char-shading-value="0"/>
    </style:style>
    <style:style style:name="T669" style:family="text">
      <style:text-properties style:text-line-through-style="none" style:text-line-through-type="none" fo:language="ru" fo:country="RU" officeooo:rsid="03db2667" fo:background-color="transparent" loext:char-shading-value="0"/>
    </style:style>
    <style:style style:name="T670" style:family="text">
      <style:text-properties style:text-line-through-style="none" style:text-line-through-type="none" fo:language="ru" fo:country="RU" officeooo:rsid="03df2c31" fo:background-color="transparent" loext:char-shading-value="0"/>
    </style:style>
    <style:style style:name="T671" style:family="text">
      <style:text-properties style:text-line-through-style="none" style:text-line-through-type="none" fo:language="ru" fo:country="RU" officeooo:rsid="03e085d2" fo:background-color="transparent" loext:char-shading-value="0"/>
    </style:style>
    <style:style style:name="T672" style:family="text">
      <style:text-properties style:text-line-through-style="none" style:text-line-through-type="none" fo:language="ru" fo:country="RU" officeooo:rsid="03e1f2dc" fo:background-color="transparent" loext:char-shading-value="0"/>
    </style:style>
    <style:style style:name="T673" style:family="text">
      <style:text-properties style:text-line-through-style="none" style:text-line-through-type="none" fo:language="ru" fo:country="RU" officeooo:rsid="03e2de3a" fo:background-color="transparent" loext:char-shading-value="0"/>
    </style:style>
    <style:style style:name="T674" style:family="text">
      <style:text-properties style:text-line-through-style="none" style:text-line-through-type="none" fo:language="ru" fo:country="RU" officeooo:rsid="03e3105b" fo:background-color="transparent" loext:char-shading-value="0"/>
    </style:style>
    <style:style style:name="T675" style:family="text">
      <style:text-properties style:text-line-through-style="none" style:text-line-through-type="none" fo:language="ru" fo:country="RU" officeooo:rsid="03e3592a" fo:background-color="transparent" loext:char-shading-value="0"/>
    </style:style>
    <style:style style:name="T676" style:family="text">
      <style:text-properties style:text-line-through-style="none" style:text-line-through-type="none" fo:language="ru" fo:country="RU" officeooo:rsid="03e52b76" fo:background-color="transparent" loext:char-shading-value="0"/>
    </style:style>
    <style:style style:name="T677" style:family="text">
      <style:text-properties style:text-line-through-style="none" style:text-line-through-type="none" fo:language="ru" fo:country="RU" officeooo:rsid="03e700ee" fo:background-color="transparent" loext:char-shading-value="0"/>
    </style:style>
    <style:style style:name="T678" style:family="text">
      <style:text-properties style:text-line-through-style="none" style:text-line-through-type="none" fo:language="ru" fo:country="RU" officeooo:rsid="03e78d04" fo:background-color="transparent" loext:char-shading-value="0"/>
    </style:style>
    <style:style style:name="T679" style:family="text">
      <style:text-properties style:text-line-through-style="none" style:text-line-through-type="none" fo:language="ru" fo:country="RU" officeooo:rsid="03ea5fb8" fo:background-color="transparent" loext:char-shading-value="0"/>
    </style:style>
    <style:style style:name="T680" style:family="text">
      <style:text-properties style:text-line-through-style="none" style:text-line-through-type="none" fo:language="ru" fo:country="RU" officeooo:rsid="03eb6f3f" fo:background-color="transparent" loext:char-shading-value="0"/>
    </style:style>
    <style:style style:name="T681" style:family="text">
      <style:text-properties style:text-line-through-style="none" style:text-line-through-type="none" fo:language="ru" fo:country="RU" officeooo:rsid="03ecd5a2" fo:background-color="transparent" loext:char-shading-value="0"/>
    </style:style>
    <style:style style:name="T682" style:family="text">
      <style:text-properties style:text-line-through-style="none" style:text-line-through-type="none" fo:language="ru" fo:country="RU" officeooo:rsid="03f228c6" fo:background-color="transparent" loext:char-shading-value="0"/>
    </style:style>
    <style:style style:name="T683" style:family="text">
      <style:text-properties style:text-line-through-style="none" style:text-line-through-type="none" fo:language="ru" fo:country="RU" officeooo:rsid="03f2bcb0" fo:background-color="transparent" loext:char-shading-value="0"/>
    </style:style>
    <style:style style:name="T684" style:family="text">
      <style:text-properties style:text-line-through-style="none" style:text-line-through-type="none" fo:language="ru" fo:country="RU" officeooo:rsid="03f3b193" fo:background-color="transparent" loext:char-shading-value="0"/>
    </style:style>
    <style:style style:name="T685" style:family="text">
      <style:text-properties style:text-line-through-style="none" style:text-line-through-type="none" fo:language="ru" fo:country="RU" officeooo:rsid="03f4e555" fo:background-color="transparent" loext:char-shading-value="0"/>
    </style:style>
    <style:style style:name="T686" style:family="text">
      <style:text-properties style:text-line-through-style="none" style:text-line-through-type="none" fo:language="ru" fo:country="RU" officeooo:rsid="03f513be" fo:background-color="transparent" loext:char-shading-value="0"/>
    </style:style>
    <style:style style:name="T687" style:family="text">
      <style:text-properties style:text-line-through-style="none" style:text-line-through-type="none" fo:language="ru" fo:country="RU" officeooo:rsid="03f5c24b" fo:background-color="transparent" loext:char-shading-value="0"/>
    </style:style>
    <style:style style:name="T688" style:family="text">
      <style:text-properties style:text-line-through-style="none" style:text-line-through-type="none" fo:language="ru" fo:country="RU" officeooo:rsid="03f6ce0e" fo:background-color="transparent" loext:char-shading-value="0"/>
    </style:style>
    <style:style style:name="T689" style:family="text">
      <style:text-properties style:text-line-through-style="none" style:text-line-through-type="none" fo:language="ru" fo:country="RU" officeooo:rsid="03f6f54d" fo:background-color="transparent" loext:char-shading-value="0"/>
    </style:style>
    <style:style style:name="T690" style:family="text">
      <style:text-properties style:text-line-through-style="none" style:text-line-through-type="none" fo:language="ru" fo:country="RU" officeooo:rsid="03f79f87" fo:background-color="transparent" loext:char-shading-value="0"/>
    </style:style>
    <style:style style:name="T691" style:family="text">
      <style:text-properties style:text-line-through-style="none" style:text-line-through-type="none" fo:language="ru" fo:country="RU" officeooo:rsid="03f92848" fo:background-color="transparent" loext:char-shading-value="0"/>
    </style:style>
    <style:style style:name="T692" style:family="text">
      <style:text-properties style:text-line-through-style="none" style:text-line-through-type="none" fo:language="ru" fo:country="RU" officeooo:rsid="03fb0aa7" fo:background-color="transparent" loext:char-shading-value="0"/>
    </style:style>
    <style:style style:name="T693" style:family="text">
      <style:text-properties style:text-line-through-style="none" style:text-line-through-type="none" fo:language="ru" fo:country="RU" officeooo:rsid="03fc97e2" fo:background-color="transparent" loext:char-shading-value="0"/>
    </style:style>
    <style:style style:name="T694" style:family="text">
      <style:text-properties style:text-line-through-style="none" style:text-line-through-type="none" fo:language="ru" fo:country="RU" officeooo:rsid="03fe022d" fo:background-color="transparent" loext:char-shading-value="0"/>
    </style:style>
    <style:style style:name="T695" style:family="text">
      <style:text-properties style:text-line-through-style="none" style:text-line-through-type="none" fo:language="ru" fo:country="RU" officeooo:rsid="03ff5e04" fo:background-color="transparent" loext:char-shading-value="0"/>
    </style:style>
    <style:style style:name="T696" style:family="text">
      <style:text-properties style:text-line-through-style="none" style:text-line-through-type="none" fo:language="ru" fo:country="RU" officeooo:rsid="0402d31b" fo:background-color="transparent" loext:char-shading-value="0"/>
    </style:style>
    <style:style style:name="T697" style:family="text">
      <style:text-properties style:text-line-through-style="none" style:text-line-through-type="none" fo:language="ru" fo:country="RU" officeooo:rsid="0403c173" fo:background-color="transparent" loext:char-shading-value="0"/>
    </style:style>
    <style:style style:name="T698" style:family="text">
      <style:text-properties style:text-line-through-style="none" style:text-line-through-type="none" fo:language="ru" fo:country="RU" officeooo:rsid="04066895" fo:background-color="transparent" loext:char-shading-value="0"/>
    </style:style>
    <style:style style:name="T699" style:family="text">
      <style:text-properties style:text-line-through-style="none" style:text-line-through-type="none" fo:language="ru" fo:country="RU" officeooo:rsid="04067a56" fo:background-color="transparent" loext:char-shading-value="0"/>
    </style:style>
    <style:style style:name="T700" style:family="text">
      <style:text-properties style:text-line-through-style="none" style:text-line-through-type="none" fo:language="ru" fo:country="RU" officeooo:rsid="0407dba2" fo:background-color="transparent" loext:char-shading-value="0"/>
    </style:style>
    <style:style style:name="T701" style:family="text">
      <style:text-properties style:text-line-through-style="none" style:text-line-through-type="none" fo:language="ru" fo:country="RU" officeooo:rsid="0409c73a" fo:background-color="transparent" loext:char-shading-value="0"/>
    </style:style>
    <style:style style:name="T702" style:family="text">
      <style:text-properties style:text-line-through-style="none" style:text-line-through-type="none" fo:language="ru" fo:country="RU" officeooo:rsid="040a2276" fo:background-color="transparent" loext:char-shading-value="0"/>
    </style:style>
    <style:style style:name="T703" style:family="text">
      <style:text-properties style:text-line-through-style="none" style:text-line-through-type="none" fo:language="ru" fo:country="RU" officeooo:rsid="040bd82f" fo:background-color="transparent" loext:char-shading-value="0"/>
    </style:style>
    <style:style style:name="T704" style:family="text">
      <style:text-properties style:text-line-through-style="none" style:text-line-through-type="none" fo:language="ru" fo:country="RU" officeooo:rsid="040c7009" fo:background-color="transparent" loext:char-shading-value="0"/>
    </style:style>
    <style:style style:name="T705" style:family="text">
      <style:text-properties style:text-line-through-style="none" style:text-line-through-type="none" fo:language="ru" fo:country="RU" officeooo:rsid="040de2d6" fo:background-color="transparent" loext:char-shading-value="0"/>
    </style:style>
    <style:style style:name="T706" style:family="text">
      <style:text-properties style:text-line-through-style="none" style:text-line-through-type="none" fo:language="ru" fo:country="RU" officeooo:rsid="0416a26a" fo:background-color="transparent" loext:char-shading-value="0"/>
    </style:style>
    <style:style style:name="T707" style:family="text">
      <style:text-properties style:text-line-through-style="none" style:text-line-through-type="none" fo:language="ru" fo:country="RU" officeooo:rsid="0418b9a9" fo:background-color="transparent" loext:char-shading-value="0"/>
    </style:style>
    <style:style style:name="T708" style:family="text">
      <style:text-properties style:text-line-through-style="none" style:text-line-through-type="none" fo:language="ru" fo:country="RU" officeooo:rsid="041a75e6" fo:background-color="transparent" loext:char-shading-value="0"/>
    </style:style>
    <style:style style:name="T709" style:family="text">
      <style:text-properties style:text-line-through-style="none" style:text-line-through-type="none" fo:language="ru" fo:country="RU" officeooo:rsid="041fc575" fo:background-color="transparent" loext:char-shading-value="0"/>
    </style:style>
    <style:style style:name="T710" style:family="text">
      <style:text-properties style:text-line-through-style="none" style:text-line-through-type="none" fo:language="ru" fo:country="RU" officeooo:rsid="0420926f" fo:background-color="transparent" loext:char-shading-value="0"/>
    </style:style>
    <style:style style:name="T711" style:family="text">
      <style:text-properties style:text-line-through-style="none" style:text-line-through-type="none" fo:language="ru" fo:country="RU" officeooo:rsid="042583b8" fo:background-color="transparent" loext:char-shading-value="0"/>
    </style:style>
    <style:style style:name="T712" style:family="text">
      <style:text-properties style:text-line-through-style="none" style:text-line-through-type="none" fo:language="ru" fo:country="RU" officeooo:rsid="0428588b" fo:background-color="transparent" loext:char-shading-value="0"/>
    </style:style>
    <style:style style:name="T713" style:family="text">
      <style:text-properties style:text-line-through-style="none" style:text-line-through-type="none" fo:language="ru" fo:country="RU" officeooo:rsid="042bd142" fo:background-color="transparent" loext:char-shading-value="0"/>
    </style:style>
    <style:style style:name="T714" style:family="text">
      <style:text-properties style:text-line-through-style="none" style:text-line-through-type="none" fo:language="ru" fo:country="RU" officeooo:rsid="042f3ee6" fo:background-color="transparent" loext:char-shading-value="0"/>
    </style:style>
    <style:style style:name="T715" style:family="text">
      <style:text-properties style:text-line-through-style="none" style:text-line-through-type="none" fo:language="ru" fo:country="RU" officeooo:rsid="0432281e" fo:background-color="transparent" loext:char-shading-value="0"/>
    </style:style>
    <style:style style:name="T716" style:family="text">
      <style:text-properties style:text-line-through-style="none" style:text-line-through-type="none" fo:language="ru" fo:country="RU" officeooo:rsid="04339193" fo:background-color="transparent" loext:char-shading-value="0"/>
    </style:style>
    <style:style style:name="T717" style:family="text">
      <style:text-properties style:text-line-through-style="none" style:text-line-through-type="none" fo:language="ru" fo:country="RU" officeooo:rsid="0434996d" fo:background-color="transparent" loext:char-shading-value="0"/>
    </style:style>
    <style:style style:name="T718" style:family="text">
      <style:text-properties style:text-line-through-style="none" style:text-line-through-type="none" fo:language="ru" fo:country="RU" officeooo:rsid="043615fe" fo:background-color="transparent" loext:char-shading-value="0"/>
    </style:style>
    <style:style style:name="T719" style:family="text">
      <style:text-properties style:text-line-through-style="none" style:text-line-through-type="none" fo:language="ru" fo:country="RU" officeooo:rsid="04361455" fo:background-color="transparent" loext:char-shading-value="0"/>
    </style:style>
    <style:style style:name="T720" style:family="text">
      <style:text-properties style:text-line-through-style="none" style:text-line-through-type="none" fo:language="ru" fo:country="RU" officeooo:rsid="0437a5fb" fo:background-color="transparent" loext:char-shading-value="0"/>
    </style:style>
    <style:style style:name="T721" style:family="text">
      <style:text-properties style:text-line-through-style="none" style:text-line-through-type="none" fo:language="ru" fo:country="RU" officeooo:rsid="042e6fcc" fo:background-color="transparent" loext:char-shading-value="0"/>
    </style:style>
    <style:style style:name="T722" style:family="text">
      <style:text-properties style:text-line-through-style="none" style:text-line-through-type="none" fo:language="ru" fo:country="RU" officeooo:rsid="04385257" fo:background-color="transparent" loext:char-shading-value="0"/>
    </style:style>
    <style:style style:name="T723" style:family="text">
      <style:text-properties style:text-line-through-style="none" style:text-line-through-type="none" fo:language="ru" fo:country="RU" officeooo:rsid="043ac498" fo:background-color="transparent" loext:char-shading-value="0"/>
    </style:style>
    <style:style style:name="T724" style:family="text">
      <style:text-properties style:text-line-through-style="none" style:text-line-through-type="none" fo:language="ru" fo:country="RU" officeooo:rsid="043b803d" fo:background-color="transparent" loext:char-shading-value="0"/>
    </style:style>
    <style:style style:name="T725" style:family="text">
      <style:text-properties style:text-line-through-style="none" style:text-line-through-type="none" fo:language="ru" fo:country="RU" officeooo:rsid="043d18fa" fo:background-color="transparent" loext:char-shading-value="0"/>
    </style:style>
    <style:style style:name="T726" style:family="text">
      <style:text-properties style:text-line-through-style="none" style:text-line-through-type="none" fo:language="ru" fo:country="RU" officeooo:rsid="043ddc00" fo:background-color="transparent" loext:char-shading-value="0"/>
    </style:style>
    <style:style style:name="T727" style:family="text">
      <style:text-properties style:text-line-through-style="none" style:text-line-through-type="none" fo:language="ru" fo:country="RU" officeooo:rsid="043e6c65" fo:background-color="transparent" loext:char-shading-value="0"/>
    </style:style>
    <style:style style:name="T728" style:family="text">
      <style:text-properties style:text-line-through-style="none" style:text-line-through-type="none" fo:language="ru" fo:country="RU" officeooo:rsid="043f32a3" fo:background-color="transparent" loext:char-shading-value="0"/>
    </style:style>
    <style:style style:name="T729" style:family="text">
      <style:text-properties style:text-line-through-style="none" style:text-line-through-type="none" fo:language="ru" fo:country="RU" officeooo:rsid="043fb86d" fo:background-color="transparent" loext:char-shading-value="0"/>
    </style:style>
    <style:style style:name="T730" style:family="text">
      <style:text-properties style:text-line-through-style="none" style:text-line-through-type="none" fo:language="ru" fo:country="RU" officeooo:rsid="044124e0" fo:background-color="transparent" loext:char-shading-value="0"/>
    </style:style>
    <style:style style:name="T731" style:family="text">
      <style:text-properties style:text-line-through-style="none" style:text-line-through-type="none" fo:language="ru" fo:country="RU" officeooo:rsid="0441ed88" fo:background-color="transparent" loext:char-shading-value="0"/>
    </style:style>
    <style:style style:name="T732" style:family="text">
      <style:text-properties style:text-line-through-style="none" style:text-line-through-type="none" fo:language="ru" fo:country="RU" officeooo:rsid="0443151f" fo:background-color="transparent" loext:char-shading-value="0"/>
    </style:style>
    <style:style style:name="T733" style:family="text">
      <style:text-properties style:text-line-through-style="none" style:text-line-through-type="none" fo:language="ru" fo:country="RU" officeooo:rsid="04441d1e" fo:background-color="transparent" loext:char-shading-value="0"/>
    </style:style>
    <style:style style:name="T734" style:family="text">
      <style:text-properties style:text-line-through-style="none" style:text-line-through-type="none" fo:language="ru" fo:country="RU" officeooo:rsid="044567a4" fo:background-color="transparent" loext:char-shading-value="0"/>
    </style:style>
    <style:style style:name="T735" style:family="text">
      <style:text-properties style:text-line-through-style="none" style:text-line-through-type="none" fo:language="ru" fo:country="RU" officeooo:rsid="0446c276" fo:background-color="transparent" loext:char-shading-value="0"/>
    </style:style>
    <style:style style:name="T736" style:family="text">
      <style:text-properties style:text-line-through-style="none" style:text-line-through-type="none" fo:language="ru" fo:country="RU" officeooo:rsid="0446ef7a" fo:background-color="transparent" loext:char-shading-value="0"/>
    </style:style>
    <style:style style:name="T737" style:family="text">
      <style:text-properties style:text-line-through-style="none" style:text-line-through-type="none" fo:language="ru" fo:country="RU" officeooo:rsid="01ed19c9" fo:background-color="transparent" loext:char-shading-value="0"/>
    </style:style>
    <style:style style:name="T738" style:family="text">
      <style:text-properties style:text-line-through-style="none" style:text-line-through-type="none" fo:language="ru" fo:country="RU" officeooo:rsid="04481f24" fo:background-color="transparent" loext:char-shading-value="0"/>
    </style:style>
    <style:style style:name="T739" style:family="text">
      <style:text-properties style:text-line-through-style="none" style:text-line-through-type="none" fo:language="ru" fo:country="RU" officeooo:rsid="04491895" fo:background-color="transparent" loext:char-shading-value="0"/>
    </style:style>
    <style:style style:name="T740" style:family="text">
      <style:text-properties style:text-line-through-style="none" style:text-line-through-type="none" fo:language="ru" fo:country="RU" officeooo:rsid="044a7996" fo:background-color="transparent" loext:char-shading-value="0"/>
    </style:style>
    <style:style style:name="T741" style:family="text">
      <style:text-properties style:text-line-through-style="none" style:text-line-through-type="none" fo:language="ru" fo:country="RU" officeooo:rsid="044b86c6" fo:background-color="transparent" loext:char-shading-value="0"/>
    </style:style>
    <style:style style:name="T742" style:family="text">
      <style:text-properties style:text-line-through-style="none" style:text-line-through-type="none" fo:language="ru" fo:country="RU" officeooo:rsid="044c66f4" fo:background-color="transparent" loext:char-shading-value="0"/>
    </style:style>
    <style:style style:name="T743" style:family="text">
      <style:text-properties style:text-line-through-style="none" style:text-line-through-type="none" fo:language="ru" fo:country="RU" officeooo:rsid="044cd220" fo:background-color="transparent" loext:char-shading-value="0"/>
    </style:style>
    <style:style style:name="T744" style:family="text">
      <style:text-properties style:text-line-through-style="none" style:text-line-through-type="none" fo:language="ru" fo:country="RU" officeooo:rsid="044ff1df" fo:background-color="transparent" loext:char-shading-value="0"/>
    </style:style>
    <style:style style:name="T745" style:family="text">
      <style:text-properties style:text-line-through-style="none" style:text-line-through-type="none" fo:language="ru" fo:country="RU" officeooo:rsid="04516030" fo:background-color="transparent" loext:char-shading-value="0"/>
    </style:style>
    <style:style style:name="T746" style:family="text">
      <style:text-properties style:text-line-through-style="none" style:text-line-through-type="none" fo:language="ru" fo:country="RU" officeooo:rsid="04538178" fo:background-color="transparent" loext:char-shading-value="0"/>
    </style:style>
    <style:style style:name="T747" style:family="text">
      <style:text-properties style:text-line-through-style="none" style:text-line-through-type="none" fo:language="ru" fo:country="RU" officeooo:rsid="04546deb" fo:background-color="transparent" loext:char-shading-value="0"/>
    </style:style>
    <style:style style:name="T748" style:family="text">
      <style:text-properties style:text-line-through-style="none" style:text-line-through-type="none" fo:language="ru" fo:country="RU" officeooo:rsid="04572d75" fo:background-color="transparent" loext:char-shading-value="0"/>
    </style:style>
    <style:style style:name="T749" style:family="text">
      <style:text-properties style:text-line-through-style="none" style:text-line-through-type="none" fo:language="ru" fo:country="RU" officeooo:rsid="0457d70e" fo:background-color="transparent" loext:char-shading-value="0"/>
    </style:style>
    <style:style style:name="T750" style:family="text">
      <style:text-properties style:text-line-through-style="none" style:text-line-through-type="none" fo:language="ru" fo:country="RU" officeooo:rsid="045de65b" fo:background-color="transparent" loext:char-shading-value="0"/>
    </style:style>
    <style:style style:name="T751" style:family="text">
      <style:text-properties style:text-line-through-style="none" style:text-line-through-type="none" fo:language="ru" fo:country="RU" officeooo:rsid="045f116b" fo:background-color="transparent" loext:char-shading-value="0"/>
    </style:style>
    <style:style style:name="T752" style:family="text">
      <style:text-properties style:text-line-through-style="none" style:text-line-through-type="none" fo:language="ru" fo:country="RU" officeooo:rsid="0468f69f" fo:background-color="transparent" loext:char-shading-value="0"/>
    </style:style>
    <style:style style:name="T753" style:family="text">
      <style:text-properties style:text-line-through-style="none" style:text-line-through-type="none" fo:language="ru" fo:country="RU" officeooo:rsid="041b3e60" fo:background-color="transparent" loext:char-shading-value="0"/>
    </style:style>
    <style:style style:name="T754" style:family="text">
      <style:text-properties style:text-line-through-style="none" style:text-line-through-type="none" fo:language="ru" fo:country="RU" officeooo:rsid="0468fc07" fo:background-color="transparent" loext:char-shading-value="0"/>
    </style:style>
    <style:style style:name="T755" style:family="text">
      <style:text-properties style:text-line-through-style="none" style:text-line-through-type="none" fo:language="ru" fo:country="RU" officeooo:rsid="046a9fd1" fo:background-color="transparent" loext:char-shading-value="0"/>
    </style:style>
    <style:style style:name="T756" style:family="text">
      <style:text-properties style:text-line-through-style="none" style:text-line-through-type="none" fo:language="ru" fo:country="RU" officeooo:rsid="046c6e27" fo:background-color="transparent" loext:char-shading-value="0"/>
    </style:style>
    <style:style style:name="T757" style:family="text">
      <style:text-properties style:text-line-through-style="none" style:text-line-through-type="none" fo:language="ru" fo:country="RU" officeooo:rsid="046d1127" fo:background-color="transparent" loext:char-shading-value="0"/>
    </style:style>
    <style:style style:name="T758" style:family="text">
      <style:text-properties style:text-line-through-style="none" style:text-line-through-type="none" fo:language="ru" fo:country="RU" officeooo:rsid="046e9b86" fo:background-color="transparent" loext:char-shading-value="0"/>
    </style:style>
    <style:style style:name="T759" style:family="text">
      <style:text-properties style:text-line-through-style="none" style:text-line-through-type="none" fo:language="ru" fo:country="RU" officeooo:rsid="04709394" fo:background-color="transparent" loext:char-shading-value="0"/>
    </style:style>
    <style:style style:name="T760" style:family="text">
      <style:text-properties style:text-line-through-style="none" style:text-line-through-type="none" fo:language="ru" fo:country="RU" officeooo:rsid="04728465" fo:background-color="transparent" loext:char-shading-value="0"/>
    </style:style>
    <style:style style:name="T761" style:family="text">
      <style:text-properties style:text-line-through-style="none" style:text-line-through-type="none" fo:language="ru" fo:country="RU" officeooo:rsid="0473f29a" fo:background-color="transparent" loext:char-shading-value="0"/>
    </style:style>
    <style:style style:name="T762" style:family="text">
      <style:text-properties style:text-line-through-style="none" style:text-line-through-type="none" fo:language="ru" fo:country="RU" officeooo:rsid="0460e79b" fo:background-color="transparent" loext:char-shading-value="0"/>
    </style:style>
    <style:style style:name="T763" style:family="text">
      <style:text-properties style:text-line-through-style="none" style:text-line-through-type="none" fo:language="ru" fo:country="RU" officeooo:rsid="04617eaa" fo:background-color="transparent" loext:char-shading-value="0"/>
    </style:style>
    <style:style style:name="T764" style:family="text">
      <style:text-properties style:text-line-through-style="none" style:text-line-through-type="none" fo:language="ru" fo:country="RU" officeooo:rsid="04783fed" fo:background-color="transparent" loext:char-shading-value="0"/>
    </style:style>
    <style:style style:name="T765" style:family="text">
      <style:text-properties style:text-line-through-style="none" style:text-line-through-type="none" fo:language="ru" fo:country="RU" officeooo:rsid="04787689" fo:background-color="transparent" loext:char-shading-value="0"/>
    </style:style>
    <style:style style:name="T766" style:family="text">
      <style:text-properties style:text-line-through-style="none" style:text-line-through-type="none" fo:language="ru" fo:country="RU" officeooo:rsid="047976d4" fo:background-color="transparent" loext:char-shading-value="0"/>
    </style:style>
    <style:style style:name="T767" style:family="text">
      <style:text-properties style:text-line-through-style="none" style:text-line-through-type="none" fo:language="ru" fo:country="RU" officeooo:rsid="047b23de" fo:background-color="transparent" loext:char-shading-value="0"/>
    </style:style>
    <style:style style:name="T768" style:family="text">
      <style:text-properties style:text-line-through-style="none" style:text-line-through-type="none" fo:language="ru" fo:country="RU" officeooo:rsid="047be946" fo:background-color="transparent" loext:char-shading-value="0"/>
    </style:style>
    <style:style style:name="T769" style:family="text">
      <style:text-properties style:text-line-through-style="none" style:text-line-through-type="none" fo:language="ru" fo:country="RU" officeooo:rsid="047de7fd" fo:background-color="transparent" loext:char-shading-value="0"/>
    </style:style>
    <style:style style:name="T770" style:family="text">
      <style:text-properties style:text-line-through-style="none" style:text-line-through-type="none" fo:language="ru" fo:country="RU" officeooo:rsid="047f0d6e" fo:background-color="transparent" loext:char-shading-value="0"/>
    </style:style>
    <style:style style:name="T771" style:family="text">
      <style:text-properties style:text-line-through-style="none" style:text-line-through-type="none" fo:language="ru" fo:country="RU" officeooo:rsid="047edbb3" fo:background-color="transparent" loext:char-shading-value="0"/>
    </style:style>
    <style:style style:name="T772" style:family="text">
      <style:text-properties style:text-line-through-style="none" style:text-line-through-type="none" fo:language="ru" fo:country="RU" officeooo:rsid="047f6a77" fo:background-color="transparent" loext:char-shading-value="0"/>
    </style:style>
    <style:style style:name="T773" style:family="text">
      <style:text-properties style:text-line-through-style="none" style:text-line-through-type="none" fo:language="ru" fo:country="RU" officeooo:rsid="0480de51" fo:background-color="transparent" loext:char-shading-value="0"/>
    </style:style>
    <style:style style:name="T774" style:family="text">
      <style:text-properties style:text-line-through-style="none" style:text-line-through-type="none" fo:language="ru" fo:country="RU" officeooo:rsid="04822086" fo:background-color="transparent" loext:char-shading-value="0"/>
    </style:style>
    <style:style style:name="T775" style:family="text">
      <style:text-properties style:text-line-through-style="none" style:text-line-through-type="none" fo:language="ru" fo:country="RU" officeooo:rsid="047402be" fo:background-color="transparent" loext:char-shading-value="0"/>
    </style:style>
    <style:style style:name="T776" style:family="text">
      <style:text-properties style:text-line-through-style="none" style:text-line-through-type="none" fo:language="ru" fo:country="RU" officeooo:rsid="0484161c" fo:background-color="transparent" loext:char-shading-value="0"/>
    </style:style>
    <style:style style:name="T777" style:family="text">
      <style:text-properties style:text-line-through-style="none" style:text-line-through-type="none" fo:language="ru" fo:country="RU" officeooo:rsid="04855439" fo:background-color="transparent" loext:char-shading-value="0"/>
    </style:style>
    <style:style style:name="T778" style:family="text">
      <style:text-properties style:text-line-through-style="none" style:text-line-through-type="none" fo:language="ru" fo:country="RU" officeooo:rsid="0486f44f" fo:background-color="transparent" loext:char-shading-value="0"/>
    </style:style>
    <style:style style:name="T779" style:family="text">
      <style:text-properties style:text-line-through-style="none" style:text-line-through-type="none" fo:language="ru" fo:country="RU" officeooo:rsid="048a6139" fo:background-color="transparent" loext:char-shading-value="0"/>
    </style:style>
    <style:style style:name="T780" style:family="text">
      <style:text-properties style:text-line-through-style="none" style:text-line-through-type="none" fo:language="ru" fo:country="RU" officeooo:rsid="048ccea2" fo:background-color="transparent" loext:char-shading-value="0"/>
    </style:style>
    <style:style style:name="T781" style:family="text">
      <style:text-properties style:text-line-through-style="none" style:text-line-through-type="none" fo:language="ru" fo:country="RU" officeooo:rsid="048ec6fc" fo:background-color="transparent" loext:char-shading-value="0"/>
    </style:style>
    <style:style style:name="T782" style:family="text">
      <style:text-properties style:text-line-through-style="none" style:text-line-through-type="none" fo:language="ru" fo:country="RU" officeooo:rsid="048efe9b" fo:background-color="transparent" loext:char-shading-value="0"/>
    </style:style>
    <style:style style:name="T783" style:family="text">
      <style:text-properties style:text-line-through-style="none" style:text-line-through-type="none" fo:language="ru" fo:country="RU" officeooo:rsid="048f13dd" fo:background-color="transparent" loext:char-shading-value="0"/>
    </style:style>
    <style:style style:name="T784" style:family="text">
      <style:text-properties style:text-line-through-style="none" style:text-line-through-type="none" fo:language="ru" fo:country="RU" officeooo:rsid="0492d342" fo:background-color="transparent" loext:char-shading-value="0"/>
    </style:style>
    <style:style style:name="T785" style:family="text">
      <style:text-properties style:text-line-through-style="none" style:text-line-through-type="none" fo:language="ru" fo:country="RU" officeooo:rsid="0492e0d8" fo:background-color="transparent" loext:char-shading-value="0"/>
    </style:style>
    <style:style style:name="T786" style:family="text">
      <style:text-properties style:text-line-through-style="none" style:text-line-through-type="none" fo:language="ru" fo:country="RU" officeooo:rsid="049410e2" fo:background-color="transparent" loext:char-shading-value="0"/>
    </style:style>
    <style:style style:name="T787" style:family="text">
      <style:text-properties style:text-line-through-style="none" style:text-line-through-type="none" fo:language="ru" fo:country="RU" officeooo:rsid="049678a6" fo:background-color="transparent" loext:char-shading-value="0"/>
    </style:style>
    <style:style style:name="T788" style:family="text">
      <style:text-properties style:text-line-through-style="none" style:text-line-through-type="none" fo:language="ru" fo:country="RU" officeooo:rsid="04948cdc" fo:background-color="transparent" loext:char-shading-value="0"/>
    </style:style>
    <style:style style:name="T789" style:family="text">
      <style:text-properties style:text-line-through-style="none" style:text-line-through-type="none" fo:language="ru" fo:country="RU" officeooo:rsid="04981d66" fo:background-color="transparent" loext:char-shading-value="0"/>
    </style:style>
    <style:style style:name="T790" style:family="text">
      <style:text-properties style:text-line-through-style="none" style:text-line-through-type="none" fo:language="ru" fo:country="RU" officeooo:rsid="0498e8c3" fo:background-color="transparent" loext:char-shading-value="0"/>
    </style:style>
    <style:style style:name="T791" style:family="text">
      <style:text-properties style:text-line-through-style="none" style:text-line-through-type="none" fo:language="ru" fo:country="RU" officeooo:rsid="0499f00d" fo:background-color="transparent" loext:char-shading-value="0"/>
    </style:style>
    <style:style style:name="T792" style:family="text">
      <style:text-properties style:text-line-through-style="none" style:text-line-through-type="none" fo:language="ru" fo:country="RU" officeooo:rsid="049bad5f" fo:background-color="transparent" loext:char-shading-value="0"/>
    </style:style>
    <style:style style:name="T793" style:family="text">
      <style:text-properties style:text-line-through-style="none" style:text-line-through-type="none" fo:language="ru" fo:country="RU" officeooo:rsid="049c67c2" fo:background-color="transparent" loext:char-shading-value="0"/>
    </style:style>
    <style:style style:name="T794" style:family="text">
      <style:text-properties style:text-line-through-style="none" style:text-line-through-type="none" fo:language="ru" fo:country="RU" officeooo:rsid="049ced6b" fo:background-color="transparent" loext:char-shading-value="0"/>
    </style:style>
    <style:style style:name="T795" style:family="text">
      <style:text-properties style:text-line-through-style="none" style:text-line-through-type="none" fo:language="ru" fo:country="RU" officeooo:rsid="049d84e1" fo:background-color="transparent" loext:char-shading-value="0"/>
    </style:style>
    <style:style style:name="T796" style:family="text">
      <style:text-properties style:text-line-through-style="none" style:text-line-through-type="none" fo:language="ru" fo:country="RU" officeooo:rsid="049e6d6e" fo:background-color="transparent" loext:char-shading-value="0"/>
    </style:style>
    <style:style style:name="T797" style:family="text">
      <style:text-properties style:text-line-through-style="none" style:text-line-through-type="none" fo:language="ru" fo:country="RU" officeooo:rsid="04a12d51" fo:background-color="transparent" loext:char-shading-value="0"/>
    </style:style>
    <style:style style:name="T798" style:family="text">
      <style:text-properties style:text-line-through-style="none" style:text-line-through-type="none" fo:language="ru" fo:country="RU" officeooo:rsid="04a2e9a6" fo:background-color="transparent" loext:char-shading-value="0"/>
    </style:style>
    <style:style style:name="T799" style:family="text">
      <style:text-properties style:text-line-through-style="none" style:text-line-through-type="none" fo:language="ru" fo:country="RU" officeooo:rsid="04a34b28" fo:background-color="transparent" loext:char-shading-value="0"/>
    </style:style>
    <style:style style:name="T800" style:family="text">
      <style:text-properties style:text-line-through-style="none" style:text-line-through-type="none" fo:language="ru" fo:country="RU" officeooo:rsid="04a522bd" fo:background-color="transparent" loext:char-shading-value="0"/>
    </style:style>
    <style:style style:name="T801" style:family="text">
      <style:text-properties style:text-line-through-style="none" style:text-line-through-type="none" fo:language="ru" fo:country="RU" officeooo:rsid="04a5369f" fo:background-color="transparent" loext:char-shading-value="0"/>
    </style:style>
    <style:style style:name="T802" style:family="text">
      <style:text-properties style:text-line-through-style="none" style:text-line-through-type="none" fo:language="ru" fo:country="RU" officeooo:rsid="04a69b88" fo:background-color="transparent" loext:char-shading-value="0"/>
    </style:style>
    <style:style style:name="T803" style:family="text">
      <style:text-properties style:text-line-through-style="none" style:text-line-through-type="none" fo:language="ru" fo:country="RU" officeooo:rsid="04a6dac9" fo:background-color="transparent" loext:char-shading-value="0"/>
    </style:style>
    <style:style style:name="T804" style:family="text">
      <style:text-properties style:text-line-through-style="none" style:text-line-through-type="none" fo:language="ru" fo:country="RU" officeooo:rsid="04a73bbb" fo:background-color="transparent" loext:char-shading-value="0"/>
    </style:style>
    <style:style style:name="T805" style:family="text">
      <style:text-properties style:text-line-through-style="none" style:text-line-through-type="none" fo:language="ru" fo:country="RU" officeooo:rsid="04a84131" fo:background-color="transparent" loext:char-shading-value="0"/>
    </style:style>
    <style:style style:name="T806" style:family="text">
      <style:text-properties style:text-line-through-style="none" style:text-line-through-type="none" fo:language="ru" fo:country="RU" officeooo:rsid="04a865f2" fo:background-color="transparent" loext:char-shading-value="0"/>
    </style:style>
    <style:style style:name="T807" style:family="text">
      <style:text-properties style:text-line-through-style="none" style:text-line-through-type="none" fo:language="ru" fo:country="RU" officeooo:rsid="04aa5496" fo:background-color="transparent" loext:char-shading-value="0"/>
    </style:style>
    <style:style style:name="T808" style:family="text">
      <style:text-properties style:text-line-through-style="none" style:text-line-through-type="none" fo:language="ru" fo:country="RU" officeooo:rsid="04ac686e" fo:background-color="transparent" loext:char-shading-value="0"/>
    </style:style>
    <style:style style:name="T809" style:family="text">
      <style:text-properties style:text-line-through-style="none" style:text-line-through-type="none" fo:language="ru" fo:country="RU" officeooo:rsid="04ad8361" fo:background-color="transparent" loext:char-shading-value="0"/>
    </style:style>
    <style:style style:name="T810" style:family="text">
      <style:text-properties style:text-line-through-style="none" style:text-line-through-type="none" fo:language="ru" fo:country="RU" officeooo:rsid="04adc843" fo:background-color="transparent" loext:char-shading-value="0"/>
    </style:style>
    <style:style style:name="T811" style:family="text">
      <style:text-properties style:text-line-through-style="none" style:text-line-through-type="none" fo:language="ru" fo:country="RU" officeooo:rsid="04b34c78" fo:background-color="transparent" loext:char-shading-value="0"/>
    </style:style>
    <style:style style:name="T812" style:family="text">
      <style:text-properties style:text-line-through-style="none" style:text-line-through-type="none" fo:language="ru" fo:country="RU" officeooo:rsid="04b4297b" fo:background-color="transparent" loext:char-shading-value="0"/>
    </style:style>
    <style:style style:name="T813" style:family="text">
      <style:text-properties style:text-line-through-style="none" style:text-line-through-type="none" fo:language="ru" fo:country="RU" officeooo:rsid="04b60644" fo:background-color="transparent" loext:char-shading-value="0"/>
    </style:style>
    <style:style style:name="T814" style:family="text">
      <style:text-properties style:text-line-through-style="none" style:text-line-through-type="none" fo:language="ru" fo:country="RU" officeooo:rsid="04b7b78d" fo:background-color="transparent" loext:char-shading-value="0"/>
    </style:style>
    <style:style style:name="T815" style:family="text">
      <style:text-properties style:text-line-through-style="none" style:text-line-through-type="none" fo:language="ru" fo:country="RU" officeooo:rsid="04b87ab3" fo:background-color="transparent" loext:char-shading-value="0"/>
    </style:style>
    <style:style style:name="T816" style:family="text">
      <style:text-properties style:text-line-through-style="none" style:text-line-through-type="none" fo:language="ru" fo:country="RU" officeooo:rsid="04b90c10" fo:background-color="transparent" loext:char-shading-value="0"/>
    </style:style>
    <style:style style:name="T817" style:family="text">
      <style:text-properties style:text-line-through-style="none" style:text-line-through-type="none" fo:language="ru" fo:country="RU" officeooo:rsid="04b9764c" fo:background-color="transparent" loext:char-shading-value="0"/>
    </style:style>
    <style:style style:name="T818" style:family="text">
      <style:text-properties style:text-line-through-style="none" style:text-line-through-type="none" fo:language="ru" fo:country="RU" officeooo:rsid="04bb6c8b" fo:background-color="transparent" loext:char-shading-value="0"/>
    </style:style>
    <style:style style:name="T819" style:family="text">
      <style:text-properties style:text-line-through-style="none" style:text-line-through-type="none" fo:language="ru" fo:country="RU" officeooo:rsid="04bcd6dc" fo:background-color="transparent" loext:char-shading-value="0"/>
    </style:style>
    <style:style style:name="T820" style:family="text">
      <style:text-properties style:text-line-through-style="none" style:text-line-through-type="none" fo:language="ru" fo:country="RU" officeooo:rsid="04bd2c15" fo:background-color="transparent" loext:char-shading-value="0"/>
    </style:style>
    <style:style style:name="T821" style:family="text">
      <style:text-properties style:text-line-through-style="none" style:text-line-through-type="none" fo:language="ru" fo:country="RU" officeooo:rsid="04be4237" fo:background-color="transparent" loext:char-shading-value="0"/>
    </style:style>
    <style:style style:name="T822" style:family="text">
      <style:text-properties style:text-line-through-style="none" style:text-line-through-type="none" fo:language="ru" fo:country="RU" officeooo:rsid="04c13b48" fo:background-color="transparent" loext:char-shading-value="0"/>
    </style:style>
    <style:style style:name="T823" style:family="text">
      <style:text-properties style:text-line-through-style="none" style:text-line-through-type="none" fo:language="ru" fo:country="RU" officeooo:rsid="04c32915" fo:background-color="transparent" loext:char-shading-value="0"/>
    </style:style>
    <style:style style:name="T824" style:family="text">
      <style:text-properties style:text-line-through-style="none" style:text-line-through-type="none" fo:language="ru" fo:country="RU" officeooo:rsid="04c34e82" fo:background-color="transparent" loext:char-shading-value="0"/>
    </style:style>
    <style:style style:name="T825" style:family="text">
      <style:text-properties style:text-line-through-style="none" style:text-line-through-type="none" fo:language="ru" fo:country="RU" officeooo:rsid="04c46195" fo:background-color="transparent" loext:char-shading-value="0"/>
    </style:style>
    <style:style style:name="T826" style:family="text">
      <style:text-properties style:text-line-through-style="none" style:text-line-through-type="none" fo:language="ru" fo:country="RU" fo:background-color="#ffff00" loext:char-shading-value="0"/>
    </style:style>
    <style:style style:name="T827" style:family="text">
      <style:text-properties style:text-line-through-style="none" style:text-line-through-type="none" fo:language="ru" fo:country="RU" officeooo:rsid="00788a5b" fo:background-color="#ffff00" loext:char-shading-value="0"/>
    </style:style>
    <style:style style:name="T828" style:family="text">
      <style:text-properties style:text-line-through-style="none" style:text-line-through-type="none" fo:language="ru" fo:country="RU" officeooo:rsid="00794d28" fo:background-color="#ffff00" loext:char-shading-value="0"/>
    </style:style>
    <style:style style:name="T829" style:family="text">
      <style:text-properties style:text-line-through-style="none" style:text-line-through-type="none" fo:language="ru" fo:country="RU" officeooo:rsid="002ed946" fo:background-color="#ffff00" loext:char-shading-value="0"/>
    </style:style>
    <style:style style:name="T830" style:family="text">
      <style:text-properties style:text-line-through-style="none" style:text-line-through-type="none" fo:language="ru" fo:country="RU" officeooo:rsid="019d85fb" fo:background-color="#ffff00" loext:char-shading-value="0"/>
    </style:style>
    <style:style style:name="T831" style:family="text">
      <style:text-properties style:text-line-through-style="none" style:text-line-through-type="none" fo:language="ru" fo:country="RU" officeooo:rsid="019b8144" fo:background-color="#ffff00" loext:char-shading-value="0"/>
    </style:style>
    <style:style style:name="T832" style:family="text">
      <style:text-properties style:text-line-through-style="none" style:text-line-through-type="none" fo:language="ru" fo:country="RU" officeooo:rsid="01d06835" fo:background-color="#ffff00" loext:char-shading-value="0"/>
    </style:style>
    <style:style style:name="T833" style:family="text">
      <style:text-properties style:text-line-through-style="none" style:text-line-through-type="none" fo:language="ru" fo:country="RU" officeooo:rsid="01d42c58" fo:background-color="#ffff00" loext:char-shading-value="0"/>
    </style:style>
    <style:style style:name="T834" style:family="text">
      <style:text-properties style:text-line-through-style="none" style:text-line-through-type="none" fo:language="ru" fo:country="RU" officeooo:rsid="0165d62b" fo:background-color="#ffff00" loext:char-shading-value="0"/>
    </style:style>
    <style:style style:name="T835" style:family="text">
      <style:text-properties style:text-line-through-style="none" style:text-line-through-type="none" fo:language="ru" fo:country="RU" officeooo:rsid="019c71cf" fo:background-color="#ffff00" loext:char-shading-value="0"/>
    </style:style>
    <style:style style:name="T836" style:family="text">
      <style:text-properties style:text-line-through-style="none" style:text-line-through-type="none" fo:language="ru" fo:country="RU" officeooo:rsid="02484c14" fo:background-color="#ffff00" loext:char-shading-value="0"/>
    </style:style>
    <style:style style:name="T837" style:family="text">
      <style:text-properties style:text-line-through-style="none" style:text-line-through-type="none" fo:language="ru" fo:country="RU" officeooo:rsid="0249df9e" fo:background-color="#ffff00" loext:char-shading-value="0"/>
    </style:style>
    <style:style style:name="T838" style:family="text">
      <style:text-properties style:text-line-through-style="none" style:text-line-through-type="none" fo:language="ru" fo:country="RU" officeooo:rsid="024a0757" fo:background-color="#ffff00" loext:char-shading-value="0"/>
    </style:style>
    <style:style style:name="T839" style:family="text">
      <style:text-properties style:text-line-through-style="none" style:text-line-through-type="none" fo:language="ru" fo:country="RU" officeooo:rsid="024b7ba9" fo:background-color="#ffff00" loext:char-shading-value="0"/>
    </style:style>
    <style:style style:name="T840" style:family="text">
      <style:text-properties style:text-line-through-style="none" style:text-line-through-type="none" fo:language="ru" fo:country="RU" officeooo:rsid="024c689a" fo:background-color="#ffff00" loext:char-shading-value="0"/>
    </style:style>
    <style:style style:name="T841" style:family="text">
      <style:text-properties style:text-line-through-style="none" style:text-line-through-type="none" fo:language="ru" fo:country="RU" officeooo:rsid="024d3d82" fo:background-color="#ffff00" loext:char-shading-value="0"/>
    </style:style>
    <style:style style:name="T842" style:family="text">
      <style:text-properties style:text-line-through-style="none" style:text-line-through-type="none" fo:language="ru" fo:country="RU" officeooo:rsid="029179b9" fo:background-color="#ffff00" loext:char-shading-value="0"/>
    </style:style>
    <style:style style:name="T843" style:family="text">
      <style:text-properties style:text-line-through-style="none" style:text-line-through-type="none" fo:language="ru" fo:country="RU" officeooo:rsid="02dc91f1" fo:background-color="#ffff00" loext:char-shading-value="0"/>
    </style:style>
    <style:style style:name="T844" style:family="text">
      <style:text-properties style:text-line-through-style="none" style:text-line-through-type="none" fo:language="ru" fo:country="RU" fo:font-style="italic" officeooo:rsid="021486df" fo:background-color="transparent" loext:char-shading-value="0" style:font-style-asian="italic" style:font-style-complex="italic"/>
    </style:style>
    <style:style style:name="T845" style:family="text">
      <style:text-properties style:text-line-through-style="none" style:text-line-through-type="none" fo:language="ru" fo:country="RU" fo:font-style="italic" officeooo:rsid="0219633e" fo:background-color="transparent" loext:char-shading-value="0" style:font-style-asian="italic" style:font-style-complex="italic"/>
    </style:style>
    <style:style style:name="T846" style:family="text">
      <style:text-properties style:text-line-through-style="none" style:text-line-through-type="none" fo:language="ru" fo:country="RU" fo:font-style="italic" officeooo:rsid="020767cd" fo:background-color="transparent" loext:char-shading-value="0" style:font-style-asian="italic" style:font-style-complex="italic"/>
    </style:style>
    <style:style style:name="T847" style:family="text">
      <style:text-properties style:text-line-through-style="none" style:text-line-through-type="none" fo:language="ru" fo:country="RU" fo:font-style="italic" officeooo:rsid="021a63b6" fo:background-color="transparent" loext:char-shading-value="0" style:font-style-asian="italic" style:font-style-complex="italic"/>
    </style:style>
    <style:style style:name="T848" style:family="text">
      <style:text-properties style:text-line-through-style="none" style:text-line-through-type="none" fo:language="ru" fo:country="RU" fo:font-style="italic" officeooo:rsid="021be89d" fo:background-color="transparent" loext:char-shading-value="0" style:font-style-asian="italic" style:font-style-complex="italic"/>
    </style:style>
    <style:style style:name="T849" style:family="text">
      <style:text-properties style:text-line-through-style="none" style:text-line-through-type="none" fo:language="ru" fo:country="RU" fo:font-style="italic" officeooo:rsid="021c5adf" fo:background-color="transparent" loext:char-shading-value="0" style:font-style-asian="italic" style:font-style-complex="italic"/>
    </style:style>
    <style:style style:name="T850" style:family="text">
      <style:text-properties style:text-line-through-style="none" style:text-line-through-type="none" fo:language="ru" fo:country="RU" fo:font-style="italic" officeooo:rsid="021d3681" fo:background-color="transparent" loext:char-shading-value="0" style:font-style-asian="italic" style:font-style-complex="italic"/>
    </style:style>
    <style:style style:name="T851" style:family="text">
      <style:text-properties style:text-line-through-style="none" style:text-line-through-type="none" fo:language="ru" fo:country="RU" fo:font-style="italic" officeooo:rsid="021df5c9" fo:background-color="transparent" loext:char-shading-value="0" style:font-style-asian="italic" style:font-style-complex="italic"/>
    </style:style>
    <style:style style:name="T852" style:family="text">
      <style:text-properties style:text-line-through-style="none" style:text-line-through-type="none" fo:language="ru" fo:country="RU" fo:font-style="italic" officeooo:rsid="021e2dfa" fo:background-color="transparent" loext:char-shading-value="0" style:font-style-asian="italic" style:font-style-complex="italic"/>
    </style:style>
    <style:style style:name="T853" style:family="text">
      <style:text-properties style:text-line-through-style="none" style:text-line-through-type="none" fo:language="ru" fo:country="RU" fo:font-style="italic" officeooo:rsid="022022e5" fo:background-color="transparent" loext:char-shading-value="0" style:font-style-asian="italic" style:font-style-complex="italic"/>
    </style:style>
    <style:style style:name="T854" style:family="text">
      <style:text-properties style:text-line-through-style="none" style:text-line-through-type="none" fo:language="ru" fo:country="RU" fo:font-style="italic" officeooo:rsid="0223701d" fo:background-color="transparent" loext:char-shading-value="0" style:font-style-asian="italic" style:font-style-complex="italic"/>
    </style:style>
    <style:style style:name="T855" style:family="text">
      <style:text-properties style:text-line-through-style="none" style:text-line-through-type="none" fo:language="ru" fo:country="RU" fo:font-style="italic" officeooo:rsid="0224ecb2" fo:background-color="transparent" loext:char-shading-value="0" style:font-style-asian="italic" style:font-style-complex="italic"/>
    </style:style>
    <style:style style:name="T856" style:family="text">
      <style:text-properties style:text-line-through-style="none" style:text-line-through-type="none" fo:language="ru" fo:country="RU" fo:font-style="italic" officeooo:rsid="02255be9" fo:background-color="transparent" loext:char-shading-value="0" style:font-style-asian="italic" style:font-style-complex="italic"/>
    </style:style>
    <style:style style:name="T857" style:family="text">
      <style:text-properties style:text-line-through-style="none" style:text-line-through-type="none" fo:language="ru" fo:country="RU" fo:font-style="italic" officeooo:rsid="0226faf0" fo:background-color="transparent" loext:char-shading-value="0" style:font-style-asian="italic" style:font-style-complex="italic"/>
    </style:style>
    <style:style style:name="T858" style:family="text">
      <style:text-properties style:text-line-through-style="none" style:text-line-through-type="none" fo:language="ru" fo:country="RU" fo:font-style="italic" officeooo:rsid="02287014" fo:background-color="transparent" loext:char-shading-value="0" style:font-style-asian="italic" style:font-style-complex="italic"/>
    </style:style>
    <style:style style:name="T859" style:family="text">
      <style:text-properties style:text-line-through-style="none" style:text-line-through-type="none" fo:language="ru" fo:country="RU" fo:font-style="italic" officeooo:rsid="022a5c1e" fo:background-color="transparent" loext:char-shading-value="0" style:font-style-asian="italic" style:font-style-complex="italic"/>
    </style:style>
    <style:style style:name="T860" style:family="text">
      <style:text-properties style:text-line-through-style="none" style:text-line-through-type="none" fo:language="ru" fo:country="RU" fo:font-style="italic" officeooo:rsid="022c1f99" fo:background-color="transparent" loext:char-shading-value="0" style:font-style-asian="italic" style:font-style-complex="italic"/>
    </style:style>
    <style:style style:name="T861" style:family="text">
      <style:text-properties style:text-line-through-style="none" style:text-line-through-type="none" fo:language="ru" fo:country="RU" fo:font-style="italic" officeooo:rsid="022c8446" fo:background-color="transparent" loext:char-shading-value="0" style:font-style-asian="italic" style:font-style-complex="italic"/>
    </style:style>
    <style:style style:name="T862" style:family="text">
      <style:text-properties style:text-line-through-style="none" style:text-line-through-type="none" fo:language="ru" fo:country="RU" fo:font-style="italic" officeooo:rsid="022d1f96" fo:background-color="transparent" loext:char-shading-value="0" style:font-style-asian="italic" style:font-style-complex="italic"/>
    </style:style>
    <style:style style:name="T863" style:family="text">
      <style:text-properties style:text-line-through-style="none" style:text-line-through-type="none" fo:language="ru" fo:country="RU" fo:font-style="italic" officeooo:rsid="022dfed5" fo:background-color="transparent" loext:char-shading-value="0" style:font-style-asian="italic" style:font-style-complex="italic"/>
    </style:style>
    <style:style style:name="T864" style:family="text">
      <style:text-properties style:text-line-through-style="none" style:text-line-through-type="none" fo:language="ru" fo:country="RU" fo:font-style="italic" officeooo:rsid="022ed0a0" fo:background-color="transparent" loext:char-shading-value="0" style:font-style-asian="italic" style:font-style-complex="italic"/>
    </style:style>
    <style:style style:name="T865" style:family="text">
      <style:text-properties style:text-line-through-style="none" style:text-line-through-type="none" fo:language="ru" fo:country="RU" fo:font-style="italic" officeooo:rsid="022fe8e2" fo:background-color="transparent" loext:char-shading-value="0" style:font-style-asian="italic" style:font-style-complex="italic"/>
    </style:style>
    <style:style style:name="T866" style:family="text">
      <style:text-properties style:text-line-through-style="none" style:text-line-through-type="none" fo:language="ru" fo:country="RU" fo:font-style="italic" officeooo:rsid="0237e8ff" fo:background-color="transparent" loext:char-shading-value="0" style:font-style-asian="italic" style:font-style-complex="italic"/>
    </style:style>
    <style:style style:name="T867" style:family="text">
      <style:text-properties style:text-line-through-style="none" style:text-line-through-type="none" fo:language="ru" fo:country="RU" fo:font-style="italic" officeooo:rsid="0207e1fc" fo:background-color="transparent" loext:char-shading-value="0" style:font-style-asian="italic" style:font-style-complex="italic"/>
    </style:style>
    <style:style style:name="T868" style:family="text">
      <style:text-properties style:text-line-through-style="none" style:text-line-through-type="none" fo:language="ru" fo:country="RU" fo:font-style="italic" officeooo:rsid="0208920d" fo:background-color="transparent" loext:char-shading-value="0" style:font-style-asian="italic" style:font-style-complex="italic"/>
    </style:style>
    <style:style style:name="T869" style:family="text">
      <style:text-properties style:text-line-through-style="none" style:text-line-through-type="none" fo:language="ru" fo:country="RU" fo:font-style="italic" officeooo:rsid="02095fe1" fo:background-color="transparent" loext:char-shading-value="0" style:font-style-asian="italic" style:font-style-complex="italic"/>
    </style:style>
    <style:style style:name="T870" style:family="text">
      <style:text-properties style:text-line-through-style="none" style:text-line-through-type="none" fo:language="ru" fo:country="RU" fo:font-style="italic" officeooo:rsid="0418b9a9" fo:background-color="transparent" loext:char-shading-value="0" style:font-style-asian="italic" style:font-style-complex="italic"/>
    </style:style>
    <style:style style:name="T871" style:family="text">
      <style:text-properties style:text-line-through-style="none" style:text-line-through-type="none" fo:language="ru" fo:country="RU" fo:font-style="italic" officeooo:rsid="020b4388" fo:background-color="transparent" loext:char-shading-value="0" style:font-style-asian="italic" style:font-style-complex="italic"/>
    </style:style>
    <style:style style:name="T872" style:family="text">
      <style:text-properties style:text-line-through-style="none" style:text-line-through-type="none" fo:language="ru" fo:country="RU" fo:font-style="italic" officeooo:rsid="02102293" fo:background-color="transparent" loext:char-shading-value="0" style:font-style-asian="italic" style:font-style-complex="italic"/>
    </style:style>
    <style:style style:name="T873" style:family="text">
      <style:text-properties style:text-line-through-style="none" style:text-line-through-type="none" fo:language="ru" fo:country="RU" fo:font-style="italic" officeooo:rsid="02145117" fo:background-color="transparent" loext:char-shading-value="0" style:font-style-asian="italic" style:font-style-complex="italic"/>
    </style:style>
    <style:style style:name="T874" style:family="text">
      <style:text-properties style:text-line-through-style="none" style:text-line-through-type="none" fo:language="ru" fo:country="RU" fo:font-style="italic" officeooo:rsid="021640e8" fo:background-color="transparent" loext:char-shading-value="0" style:font-style-asian="italic" style:font-style-complex="italic"/>
    </style:style>
    <style:style style:name="T875" style:family="text">
      <style:text-properties style:text-line-through-style="none" style:text-line-through-type="none" fo:language="ru" fo:country="RU" fo:font-style="normal" fo:font-weight="normal" officeooo:rsid="02305904" fo:background-color="transparent" loext:char-shading-value="0" style:font-style-asian="normal" style:font-weight-asian="normal" style:font-style-complex="normal" style:font-weight-complex="normal"/>
    </style:style>
    <style:style style:name="T876" style:family="text">
      <style:text-properties style:text-line-through-style="none" style:text-line-through-type="none" fo:language="ru" fo:country="RU" fo:font-style="normal" fo:font-weight="normal" officeooo:rsid="023180ca" fo:background-color="transparent" loext:char-shading-value="0" style:font-style-asian="normal" style:font-weight-asian="normal" style:font-style-complex="normal" style:font-weight-complex="normal"/>
    </style:style>
    <style:style style:name="T877" style:family="text">
      <style:text-properties style:text-line-through-style="none" style:text-line-through-type="none" fo:language="ru" fo:country="RU" fo:font-style="normal" fo:font-weight="normal" officeooo:rsid="0237e8ff" fo:background-color="transparent" loext:char-shading-value="0" style:font-style-asian="normal" style:font-weight-asian="normal" style:font-style-complex="normal" style:font-weight-complex="normal"/>
    </style:style>
    <style:style style:name="T878" style:family="text">
      <style:text-properties style:text-line-through-style="none" style:text-line-through-type="none" fo:language="ru" fo:country="RU" fo:font-style="normal" fo:font-weight="normal" officeooo:rsid="0418b9a9" fo:background-color="transparent" loext:char-shading-value="0" style:font-style-asian="normal" style:font-weight-asian="normal" style:font-style-complex="normal" style:font-weight-complex="normal"/>
    </style:style>
    <style:style style:name="T879" style:family="text">
      <style:text-properties style:text-line-through-style="none" style:text-line-through-type="none" fo:language="ru" fo:country="RU" officeooo:rsid="0234a349"/>
    </style:style>
    <style:style style:name="T880" style:family="text">
      <style:text-properties style:text-line-through-style="none" style:text-line-through-type="none" fo:language="ru" fo:country="RU" officeooo:rsid="0235f96a"/>
    </style:style>
    <style:style style:name="T881" style:family="text">
      <style:text-properties style:text-line-through-style="none" style:text-line-through-type="none" fo:language="ru" fo:country="RU" officeooo:rsid="005d2ca4"/>
    </style:style>
    <style:style style:name="T882" style:family="text">
      <style:text-properties style:text-line-through-style="none" style:text-line-through-type="none" fo:language="ru" fo:country="RU" officeooo:rsid="02d19655"/>
    </style:style>
    <style:style style:name="T883" style:family="text">
      <style:text-properties style:text-line-through-style="none" style:text-line-through-type="none" fo:language="ru" fo:country="RU" officeooo:rsid="02d2c116"/>
    </style:style>
    <style:style style:name="T884" style:family="text">
      <style:text-properties style:text-line-through-style="none" style:text-line-through-type="none" fo:language="en" fo:country="US" fo:font-style="italic" officeooo:rsid="04948cdc" fo:background-color="transparent" loext:char-shading-value="0"/>
    </style:style>
    <style:style style:name="T885" style:family="text">
      <style:text-properties officeooo:rsid="00437e03"/>
    </style:style>
    <style:style style:name="T886" style:family="text">
      <style:text-properties officeooo:rsid="0044a0d5"/>
    </style:style>
    <style:style style:name="T887" style:family="text">
      <style:text-properties officeooo:rsid="00452243"/>
    </style:style>
    <style:style style:name="T888" style:family="text">
      <style:text-properties officeooo:rsid="0058d904"/>
    </style:style>
    <style:style style:name="T889" style:family="text">
      <style:text-properties officeooo:rsid="0067ddc7"/>
    </style:style>
    <style:style style:name="T890" style:family="text">
      <style:text-properties officeooo:rsid="0052099c"/>
    </style:style>
    <style:style style:name="T891" style:family="text">
      <style:text-properties officeooo:rsid="006d5b54"/>
    </style:style>
    <style:style style:name="T892" style:family="text">
      <style:text-properties officeooo:rsid="00710175"/>
    </style:style>
    <style:style style:name="T893" style:family="text">
      <style:text-properties officeooo:rsid="00722898"/>
    </style:style>
    <style:style style:name="T894" style:family="text">
      <style:text-properties fo:color="#c9211e" style:text-line-through-style="none" style:text-line-through-type="none" fo:language="ru" fo:country="RU" officeooo:rsid="007e23d0" fo:background-color="transparent" loext:char-shading-value="0"/>
    </style:style>
    <style:style style:name="T895" style:family="text">
      <style:text-properties fo:color="#c9211e" style:text-line-through-style="none" style:text-line-through-type="none" fo:language="ru" fo:country="RU" officeooo:rsid="007e0672" fo:background-color="transparent" loext:char-shading-value="0"/>
    </style:style>
    <style:style style:name="T896" style:family="text">
      <style:text-properties officeooo:rsid="00788a5b"/>
    </style:style>
    <style:style style:name="T897" style:family="text">
      <style:text-properties officeooo:rsid="008998fc"/>
    </style:style>
    <style:style style:name="T898" style:family="text">
      <style:text-properties officeooo:rsid="0090048c"/>
    </style:style>
    <style:style style:name="T899" style:family="text">
      <style:text-properties officeooo:rsid="0098c73a"/>
    </style:style>
    <style:style style:name="T900" style:family="text">
      <style:text-properties officeooo:rsid="00a5ec12"/>
    </style:style>
    <style:style style:name="T901" style:family="text">
      <style:text-properties officeooo:rsid="00ac2145"/>
    </style:style>
    <style:style style:name="T902" style:family="text">
      <style:text-properties officeooo:rsid="00aee8c9"/>
    </style:style>
    <style:style style:name="T903" style:family="text">
      <style:text-properties officeooo:rsid="00baa6f8"/>
    </style:style>
    <style:style style:name="T904" style:family="text">
      <style:text-properties officeooo:rsid="00e7229f"/>
    </style:style>
    <style:style style:name="T905" style:family="text">
      <style:text-properties officeooo:rsid="00e90811"/>
    </style:style>
    <style:style style:name="T906" style:family="text">
      <style:text-properties officeooo:rsid="00ebf23d"/>
    </style:style>
    <style:style style:name="T907" style:family="text">
      <style:text-properties officeooo:rsid="00f17a20"/>
    </style:style>
    <style:style style:name="T908" style:family="text">
      <style:text-properties officeooo:rsid="010532f0"/>
    </style:style>
    <style:style style:name="T909" style:family="text">
      <style:text-properties officeooo:rsid="0125594d"/>
    </style:style>
    <style:style style:name="T910" style:family="text">
      <style:text-properties officeooo:rsid="01274cbc"/>
    </style:style>
    <style:style style:name="T911" style:family="text">
      <style:text-properties officeooo:rsid="012a9346"/>
    </style:style>
    <style:style style:name="T912" style:family="text">
      <style:text-properties officeooo:rsid="012b9ea4"/>
    </style:style>
    <style:style style:name="T913" style:family="text">
      <style:text-properties officeooo:rsid="012c2e3b"/>
    </style:style>
    <style:style style:name="T914" style:family="text">
      <style:text-properties officeooo:rsid="012d5151"/>
    </style:style>
    <style:style style:name="T915" style:family="text">
      <style:text-properties officeooo:rsid="012d62d4"/>
    </style:style>
    <style:style style:name="T916" style:family="text">
      <style:text-properties officeooo:rsid="012e4628"/>
    </style:style>
    <style:style style:name="T917" style:family="text">
      <style:text-properties officeooo:rsid="013048ec"/>
    </style:style>
    <style:style style:name="T918" style:family="text">
      <style:text-properties officeooo:rsid="01323cc6"/>
    </style:style>
    <style:style style:name="T919" style:family="text">
      <style:text-properties officeooo:rsid="0132cc47"/>
    </style:style>
    <style:style style:name="T920" style:family="text">
      <style:text-properties officeooo:rsid="01349ca0"/>
    </style:style>
    <style:style style:name="T921" style:family="text">
      <style:text-properties officeooo:rsid="01358f25"/>
    </style:style>
    <style:style style:name="T922" style:family="text">
      <style:text-properties officeooo:rsid="0135bebb"/>
    </style:style>
    <style:style style:name="T923" style:family="text">
      <style:text-properties officeooo:rsid="0137a7bc"/>
    </style:style>
    <style:style style:name="T924" style:family="text">
      <style:text-properties officeooo:rsid="01385e42"/>
    </style:style>
    <style:style style:name="T925" style:family="text">
      <style:text-properties officeooo:rsid="013f0dc8"/>
    </style:style>
    <style:style style:name="T926" style:family="text">
      <style:text-properties officeooo:rsid="01408821"/>
    </style:style>
    <style:style style:name="T927" style:family="text">
      <style:text-properties officeooo:rsid="016735d9"/>
    </style:style>
    <style:style style:name="T928" style:family="text">
      <style:text-properties officeooo:rsid="0175c9e7"/>
    </style:style>
    <style:style style:name="T929" style:family="text">
      <style:text-properties officeooo:rsid="01767dee"/>
    </style:style>
    <style:style style:name="T930" style:family="text">
      <style:text-properties officeooo:rsid="0183ff59"/>
    </style:style>
    <style:style style:name="T931" style:family="text">
      <style:text-properties officeooo:rsid="018425da"/>
    </style:style>
    <style:style style:name="T932" style:family="text">
      <style:text-properties officeooo:rsid="01866d24"/>
    </style:style>
    <style:style style:name="T933" style:family="text">
      <style:text-properties officeooo:rsid="0189d558"/>
    </style:style>
    <style:style style:name="T934" style:family="text">
      <style:text-properties officeooo:rsid="018ec3bd"/>
    </style:style>
    <style:style style:name="T935" style:family="text">
      <style:text-properties officeooo:rsid="01c5f254"/>
    </style:style>
    <style:style style:name="T936" style:family="text">
      <style:text-properties officeooo:rsid="01dad993"/>
    </style:style>
    <style:style style:name="T937" style:family="text">
      <style:text-properties officeooo:rsid="01dd2864"/>
    </style:style>
    <style:style style:name="T938" style:family="text">
      <style:text-properties officeooo:rsid="01ddb918"/>
    </style:style>
    <style:style style:name="T939" style:family="text">
      <style:text-properties officeooo:rsid="01e1c0ab"/>
    </style:style>
    <style:style style:name="T940" style:family="text">
      <style:text-properties officeooo:rsid="01e3c16b"/>
    </style:style>
    <style:style style:name="T941" style:family="text">
      <style:text-properties officeooo:rsid="01e3ecf3"/>
    </style:style>
    <style:style style:name="T942" style:family="text">
      <style:text-properties officeooo:rsid="01e582d0"/>
    </style:style>
    <style:style style:name="T943" style:family="text">
      <style:text-properties officeooo:rsid="01e679f7"/>
    </style:style>
    <style:style style:name="T944" style:family="text">
      <style:text-properties officeooo:rsid="01e70033"/>
    </style:style>
    <style:style style:name="T945" style:family="text">
      <style:text-properties officeooo:rsid="01e8c301"/>
    </style:style>
    <style:style style:name="T946" style:family="text">
      <style:text-properties officeooo:rsid="01e9e233"/>
    </style:style>
    <style:style style:name="T947" style:family="text">
      <style:text-properties officeooo:rsid="01ea5dcb"/>
    </style:style>
    <style:style style:name="T948" style:family="text">
      <style:text-properties officeooo:rsid="01ebcbe0"/>
    </style:style>
    <style:style style:name="T949" style:family="text">
      <style:text-properties officeooo:rsid="01ed19c9"/>
    </style:style>
    <style:style style:name="T950" style:family="text">
      <style:text-properties officeooo:rsid="01ed92c0"/>
    </style:style>
    <style:style style:name="T951" style:family="text">
      <style:text-properties officeooo:rsid="01eeb579"/>
    </style:style>
    <style:style style:name="T952" style:family="text">
      <style:text-properties officeooo:rsid="01ef85bc"/>
    </style:style>
    <style:style style:name="T953" style:family="text">
      <style:text-properties officeooo:rsid="01f0f203"/>
    </style:style>
    <style:style style:name="T954" style:family="text">
      <style:text-properties officeooo:rsid="01f3dd42"/>
    </style:style>
    <style:style style:name="T955" style:family="text">
      <style:text-properties officeooo:rsid="01f49e51"/>
    </style:style>
    <style:style style:name="T956" style:family="text">
      <style:text-properties officeooo:rsid="01f50924"/>
    </style:style>
    <style:style style:name="T957" style:family="text">
      <style:text-properties officeooo:rsid="01f574b7"/>
    </style:style>
    <style:style style:name="T958" style:family="text">
      <style:text-properties officeooo:rsid="01f5a826"/>
    </style:style>
    <style:style style:name="T959" style:family="text">
      <style:text-properties officeooo:rsid="01f672f3"/>
    </style:style>
    <style:style style:name="T960" style:family="text">
      <style:text-properties officeooo:rsid="01fdd9c1"/>
    </style:style>
    <style:style style:name="T961" style:family="text">
      <style:text-properties officeooo:rsid="0202af4a"/>
    </style:style>
    <style:style style:name="T962" style:family="text">
      <style:text-properties officeooo:rsid="0202cd53"/>
    </style:style>
    <style:style style:name="T963" style:family="text">
      <style:text-properties officeooo:rsid="0203adf4"/>
    </style:style>
    <style:style style:name="T964" style:family="text">
      <style:text-properties officeooo:rsid="020535d4"/>
    </style:style>
    <style:style style:name="T965" style:family="text">
      <style:text-properties officeooo:rsid="0207e1fc"/>
    </style:style>
    <style:style style:name="T966" style:family="text">
      <style:text-properties officeooo:rsid="021be89d"/>
    </style:style>
    <style:style style:name="T967" style:family="text">
      <style:text-properties officeooo:rsid="02305904"/>
    </style:style>
    <style:style style:name="T968" style:family="text">
      <style:text-properties officeooo:rsid="023180ca"/>
    </style:style>
    <style:style style:name="T969" style:family="text">
      <style:text-properties officeooo:rsid="023513b7"/>
    </style:style>
    <style:style style:name="T970" style:family="text">
      <style:text-properties officeooo:rsid="023819f3"/>
    </style:style>
    <style:style style:name="T971" style:family="text">
      <style:text-properties officeooo:rsid="023afb1c"/>
    </style:style>
    <style:style style:name="T972" style:family="text">
      <style:text-properties officeooo:rsid="023cb66a"/>
    </style:style>
    <style:style style:name="T973" style:family="text">
      <style:text-properties officeooo:rsid="023ea609"/>
    </style:style>
    <style:style style:name="T974" style:family="text">
      <style:text-properties officeooo:rsid="023fa6d7"/>
    </style:style>
    <style:style style:name="T975" style:family="text">
      <style:text-properties officeooo:rsid="02407ce5"/>
    </style:style>
    <style:style style:name="T976" style:family="text">
      <style:text-properties officeooo:rsid="0240ae3e"/>
    </style:style>
    <style:style style:name="T977" style:family="text">
      <style:text-properties officeooo:rsid="0241f1e6"/>
    </style:style>
    <style:style style:name="T978" style:family="text">
      <style:text-properties officeooo:rsid="02432569"/>
    </style:style>
    <style:style style:name="T979" style:family="text">
      <style:text-properties officeooo:rsid="02714680"/>
    </style:style>
    <style:style style:name="T980" style:family="text">
      <style:text-properties officeooo:rsid="027921b3"/>
    </style:style>
    <style:style style:name="T981" style:family="text">
      <style:text-properties officeooo:rsid="027a24d1"/>
    </style:style>
    <style:style style:name="T982" style:family="text">
      <style:text-properties officeooo:rsid="027b2199"/>
    </style:style>
    <style:style style:name="T983" style:family="text">
      <style:text-properties officeooo:rsid="027eaf5e"/>
    </style:style>
    <style:style style:name="T984" style:family="text">
      <style:text-properties officeooo:rsid="027f6f80"/>
    </style:style>
    <style:style style:name="T985" style:family="text">
      <style:text-properties officeooo:rsid="0281b0a7"/>
    </style:style>
    <style:style style:name="T986" style:family="text">
      <style:text-properties officeooo:rsid="0285911d"/>
    </style:style>
    <style:style style:name="T987" style:family="text">
      <style:text-properties officeooo:rsid="02a7e641"/>
    </style:style>
    <style:style style:name="T988" style:family="text">
      <style:text-properties officeooo:rsid="02b0bf52"/>
    </style:style>
    <style:style style:name="T989" style:family="text">
      <style:text-properties officeooo:rsid="02c7f0f4"/>
    </style:style>
    <style:style style:name="T990" style:family="text">
      <style:text-properties officeooo:rsid="02ceceb6"/>
    </style:style>
    <style:style style:name="T991" style:family="text">
      <style:text-properties officeooo:rsid="00587d45"/>
    </style:style>
    <style:style style:name="T992" style:family="text">
      <style:text-properties officeooo:rsid="02db76eb"/>
    </style:style>
    <style:style style:name="T993" style:family="text">
      <style:text-properties officeooo:rsid="02dfa988"/>
    </style:style>
    <style:style style:name="T994" style:family="text">
      <style:text-properties officeooo:rsid="02e0ed45"/>
    </style:style>
    <style:style style:name="T995" style:family="text">
      <style:text-properties officeooo:rsid="02e7ece8"/>
    </style:style>
    <style:style style:name="T996" style:family="text">
      <style:text-properties officeooo:rsid="02f06765"/>
    </style:style>
    <style:style style:name="T997" style:family="text">
      <style:text-properties officeooo:rsid="02f0b67e"/>
    </style:style>
    <style:style style:name="T998" style:family="text">
      <style:text-properties officeooo:rsid="02f3d6cd"/>
    </style:style>
    <style:style style:name="T999" style:family="text">
      <style:text-properties officeooo:rsid="02f56371"/>
    </style:style>
    <style:style style:name="T1000" style:family="text">
      <style:text-properties officeooo:rsid="02f802cf"/>
    </style:style>
    <style:style style:name="T1001" style:family="text">
      <style:text-properties officeooo:rsid="02f9e9b7"/>
    </style:style>
    <style:style style:name="T1002" style:family="text">
      <style:text-properties officeooo:rsid="02fc243c"/>
    </style:style>
    <style:style style:name="T1003" style:family="text">
      <style:text-properties officeooo:rsid="02fdb4b6"/>
    </style:style>
    <style:style style:name="T1004" style:family="text">
      <style:text-properties officeooo:rsid="02fedf6a"/>
    </style:style>
    <style:style style:name="T1005" style:family="text">
      <style:text-properties officeooo:rsid="03021476"/>
    </style:style>
    <style:style style:name="T1006" style:family="text">
      <style:text-properties officeooo:rsid="0306c6b2"/>
    </style:style>
    <style:style style:name="T1007" style:family="text">
      <style:text-properties officeooo:rsid="0308623e"/>
    </style:style>
    <style:style style:name="T1008" style:family="text">
      <style:text-properties officeooo:rsid="030bc30e"/>
    </style:style>
    <style:style style:name="T1009" style:family="text">
      <style:text-properties officeooo:rsid="031b6890"/>
    </style:style>
    <style:style style:name="T1010" style:family="text">
      <style:text-properties officeooo:rsid="0323d2cf"/>
    </style:style>
    <style:style style:name="T1011" style:family="text">
      <style:text-properties officeooo:rsid="0325bd10"/>
    </style:style>
    <style:style style:name="T1012" style:family="text">
      <style:text-properties officeooo:rsid="03268562"/>
    </style:style>
    <style:style style:name="T1013" style:family="text">
      <style:text-properties officeooo:rsid="0331ac17"/>
    </style:style>
    <style:style style:name="T1014" style:family="text">
      <style:text-properties officeooo:rsid="03365d58"/>
    </style:style>
    <style:style style:name="T1015" style:family="text">
      <style:text-properties officeooo:rsid="033b6f55"/>
    </style:style>
    <style:style style:name="T1016" style:family="text">
      <style:text-properties officeooo:rsid="033d1ed2"/>
    </style:style>
    <style:style style:name="T1017" style:family="text">
      <style:text-properties officeooo:rsid="033ea96a"/>
    </style:style>
    <style:style style:name="T1018" style:family="text">
      <style:text-properties officeooo:rsid="0343cb43"/>
    </style:style>
    <style:style style:name="T1019" style:family="text">
      <style:text-properties officeooo:rsid="0348f3e2"/>
    </style:style>
    <style:style style:name="T1020" style:family="text">
      <style:text-properties officeooo:rsid="0353ee20"/>
    </style:style>
    <style:style style:name="T1021" style:family="text">
      <style:text-properties officeooo:rsid="03663007"/>
    </style:style>
    <style:style style:name="T1022" style:family="text">
      <style:text-properties officeooo:rsid="03687cd5"/>
    </style:style>
    <style:style style:name="T1023" style:family="text">
      <style:text-properties officeooo:rsid="0368a646"/>
    </style:style>
    <style:style style:name="T1024" style:family="text">
      <style:text-properties officeooo:rsid="036fd4f3"/>
    </style:style>
    <style:style style:name="T1025" style:family="text">
      <style:text-properties officeooo:rsid="03714988"/>
    </style:style>
    <style:style style:name="T1026" style:family="text">
      <style:text-properties officeooo:rsid="03728c98"/>
    </style:style>
    <style:style style:name="T1027" style:family="text">
      <style:text-properties officeooo:rsid="0373a794"/>
    </style:style>
    <style:style style:name="T1028" style:family="text">
      <style:text-properties officeooo:rsid="0376f0e0"/>
    </style:style>
    <style:style style:name="T1029" style:family="text">
      <style:text-properties officeooo:rsid="03784c28"/>
    </style:style>
    <style:style style:name="T1030" style:family="text">
      <style:text-properties officeooo:rsid="0379c4fc"/>
    </style:style>
    <style:style style:name="T1031" style:family="text">
      <style:text-properties officeooo:rsid="037a9208"/>
    </style:style>
    <style:style style:name="T1032" style:family="text">
      <style:text-properties officeooo:rsid="037aae42"/>
    </style:style>
    <style:style style:name="T1033" style:family="text">
      <style:text-properties officeooo:rsid="037b1609"/>
    </style:style>
    <style:style style:name="T1034" style:family="text">
      <style:text-properties officeooo:rsid="037b6186"/>
    </style:style>
    <style:style style:name="T1035" style:family="text">
      <style:text-properties officeooo:rsid="037bfc68"/>
    </style:style>
    <style:style style:name="T1036" style:family="text">
      <style:text-properties officeooo:rsid="037c5061"/>
    </style:style>
    <style:style style:name="T1037" style:family="text">
      <style:text-properties officeooo:rsid="037e2343"/>
    </style:style>
    <style:style style:name="T1038" style:family="text">
      <style:text-properties officeooo:rsid="037ef957"/>
    </style:style>
    <style:style style:name="T1039" style:family="text">
      <style:text-properties officeooo:rsid="0381ef3a"/>
    </style:style>
    <style:style style:name="T1040" style:family="text">
      <style:text-properties officeooo:rsid="0385a5f5"/>
    </style:style>
    <style:style style:name="T1041" style:family="text">
      <style:text-properties officeooo:rsid="038bce27"/>
    </style:style>
    <style:style style:name="T1042" style:family="text">
      <style:text-properties officeooo:rsid="038cd03a"/>
    </style:style>
    <style:style style:name="T1043" style:family="text">
      <style:text-properties officeooo:rsid="038f49fd"/>
    </style:style>
    <style:style style:name="T1044" style:family="text">
      <style:text-properties fo:font-style="italic" style:font-style-asian="italic" style:font-style-complex="italic"/>
    </style:style>
    <style:style style:name="T1045" style:family="text">
      <style:text-properties fo:font-style="italic" officeooo:rsid="039561ac" style:font-style-asian="italic" style:font-style-complex="italic"/>
    </style:style>
    <style:style style:name="T1046" style:family="text">
      <style:text-properties fo:font-style="italic" officeooo:rsid="0390f9c9" style:font-style-asian="italic" style:font-style-complex="italic"/>
    </style:style>
    <style:style style:name="T1047" style:family="text">
      <style:text-properties officeooo:rsid="03978cec"/>
    </style:style>
    <style:style style:name="T1048" style:family="text">
      <style:text-properties officeooo:rsid="03983156"/>
    </style:style>
    <style:style style:name="T1049" style:family="text">
      <style:text-properties officeooo:rsid="03998792"/>
    </style:style>
    <style:style style:name="T1050" style:family="text">
      <style:text-properties officeooo:rsid="039b02a3"/>
    </style:style>
    <style:style style:name="T1051" style:family="text">
      <style:text-properties officeooo:rsid="039cd0a5"/>
    </style:style>
    <style:style style:name="T1052" style:family="text">
      <style:text-properties officeooo:rsid="039cfe9f"/>
    </style:style>
    <style:style style:name="T1053" style:family="text">
      <style:text-properties officeooo:rsid="039ea225"/>
    </style:style>
    <style:style style:name="T1054" style:family="text">
      <style:text-properties officeooo:rsid="039fd8ca"/>
    </style:style>
    <style:style style:name="T1055" style:family="text">
      <style:text-properties officeooo:rsid="03a0de4f"/>
    </style:style>
    <style:style style:name="T1056" style:family="text">
      <style:text-properties officeooo:rsid="03a3fa8b"/>
    </style:style>
    <style:style style:name="T1057" style:family="text">
      <style:text-properties officeooo:rsid="03a5dfb6"/>
    </style:style>
    <style:style style:name="T1058" style:family="text">
      <style:text-properties officeooo:rsid="03a68b7a"/>
    </style:style>
    <style:style style:name="T1059" style:family="text">
      <style:text-properties officeooo:rsid="03a99652"/>
    </style:style>
    <style:style style:name="T1060" style:family="text">
      <style:text-properties officeooo:rsid="0389fbb2"/>
    </style:style>
    <style:style style:name="T1061" style:family="text">
      <style:text-properties officeooo:rsid="03acd4f9"/>
    </style:style>
    <style:style style:name="T1062" style:family="text">
      <style:text-properties officeooo:rsid="03bd1c39"/>
    </style:style>
    <style:style style:name="T1063" style:family="text">
      <style:text-properties officeooo:rsid="03c9f528"/>
    </style:style>
    <style:style style:name="T1064" style:family="text">
      <style:text-properties officeooo:rsid="03cc1aef"/>
    </style:style>
    <style:style style:name="T1065" style:family="text">
      <style:text-properties officeooo:rsid="03e3592a"/>
    </style:style>
    <style:style style:name="T1066" style:family="text">
      <style:text-properties officeooo:rsid="03e700ee"/>
    </style:style>
    <style:style style:name="T1067" style:family="text">
      <style:text-properties officeooo:rsid="040bd82f"/>
    </style:style>
    <style:style style:name="T1068" style:family="text">
      <style:text-properties officeooo:rsid="040c7009"/>
    </style:style>
    <style:style style:name="T1069" style:family="text">
      <style:text-properties officeooo:rsid="040dad1b"/>
    </style:style>
    <style:style style:name="T1070" style:family="text">
      <style:text-properties officeooo:rsid="040dc9de"/>
    </style:style>
    <style:style style:name="T1071" style:family="text">
      <style:text-properties officeooo:rsid="040de2d6"/>
    </style:style>
    <style:style style:name="T1072" style:family="text">
      <style:text-properties officeooo:rsid="040fccc9"/>
    </style:style>
    <style:style style:name="T1073" style:family="text">
      <style:text-properties officeooo:rsid="04107894"/>
    </style:style>
    <style:style style:name="T1074" style:family="text">
      <style:text-properties officeooo:rsid="04127c06"/>
    </style:style>
    <style:style style:name="T1075" style:family="text">
      <style:text-properties officeooo:rsid="0412e1a3"/>
    </style:style>
    <style:style style:name="T1076" style:family="text">
      <style:text-properties officeooo:rsid="0418b9a9"/>
    </style:style>
    <style:style style:name="T1077" style:family="text">
      <style:text-properties officeooo:rsid="041a75e6"/>
    </style:style>
    <style:style style:name="T1078" style:family="text">
      <style:text-properties officeooo:rsid="041b3e60"/>
    </style:style>
    <style:style style:name="T1079" style:family="text">
      <style:text-properties officeooo:rsid="041d367c"/>
    </style:style>
    <style:style style:name="T1080" style:family="text">
      <style:text-properties officeooo:rsid="041fc575"/>
    </style:style>
    <style:style style:name="T1081" style:family="text">
      <style:text-properties officeooo:rsid="0420926f"/>
    </style:style>
    <style:style style:name="T1082" style:family="text">
      <style:text-properties officeooo:rsid="04232e45"/>
    </style:style>
    <style:style style:name="T1083" style:family="text">
      <style:text-properties officeooo:rsid="043ac498"/>
    </style:style>
    <style:style style:name="T1084" style:family="text">
      <style:text-properties officeooo:rsid="043b803d"/>
    </style:style>
    <style:style style:name="T1085" style:family="text">
      <style:text-properties officeooo:rsid="0443151f"/>
    </style:style>
    <style:style style:name="T1086" style:family="text">
      <style:text-properties officeooo:rsid="04476011"/>
    </style:style>
    <style:style style:name="T1087" style:family="text">
      <style:text-properties officeooo:rsid="04562914"/>
    </style:style>
    <style:style style:name="T1088" style:family="text">
      <style:text-properties officeooo:rsid="045919bd"/>
    </style:style>
    <style:style style:name="T1089" style:family="text">
      <style:text-properties officeooo:rsid="045de65b"/>
    </style:style>
    <style:style style:name="T1090" style:family="text">
      <style:text-properties officeooo:rsid="045f116b"/>
    </style:style>
    <style:style style:name="T1091" style:family="text">
      <style:text-properties officeooo:rsid="0460e79b"/>
    </style:style>
    <style:style style:name="T1092" style:family="text">
      <style:text-properties officeooo:rsid="04617eaa"/>
    </style:style>
    <style:style style:name="T1093" style:family="text">
      <style:text-properties officeooo:rsid="04634bd8"/>
    </style:style>
    <style:style style:name="T1094" style:family="text">
      <style:text-properties officeooo:rsid="0463c8cf"/>
    </style:style>
    <style:style style:name="T1095" style:family="text">
      <style:text-properties officeooo:rsid="0464ff8e"/>
    </style:style>
    <style:style style:name="T1096" style:family="text">
      <style:text-properties officeooo:rsid="04678c14"/>
    </style:style>
    <style:style style:name="T1097" style:family="text">
      <style:text-properties officeooo:rsid="0473f29a"/>
    </style:style>
    <style:style style:name="T1098" style:family="text">
      <style:text-properties officeooo:rsid="047402be"/>
    </style:style>
    <style:style style:name="T1099" style:family="text">
      <style:text-properties officeooo:rsid="04752469"/>
    </style:style>
    <style:style style:name="T1100" style:family="text">
      <style:text-properties officeooo:rsid="0475a7e6"/>
    </style:style>
    <style:style style:name="T1101" style:family="text">
      <style:text-properties officeooo:rsid="0475e0fd"/>
    </style:style>
    <style:style style:name="T1102" style:family="text">
      <style:text-properties officeooo:rsid="047770b8"/>
    </style:style>
    <style:style style:name="T1103" style:family="text">
      <style:text-properties officeooo:rsid="04783fed"/>
    </style:style>
    <style:style style:name="T1104" style:family="text">
      <style:text-properties officeooo:rsid="04787689"/>
    </style:style>
    <style:style style:name="T1105" style:family="text">
      <style:text-properties officeooo:rsid="047976d4"/>
    </style:style>
    <style:style style:name="T1106" style:family="text">
      <style:text-properties officeooo:rsid="0480de51"/>
    </style:style>
    <style:style style:name="T1107" style:family="text">
      <style:text-properties officeooo:rsid="0486f44f"/>
    </style:style>
    <style:style style:name="T1108" style:family="text">
      <style:text-properties officeooo:rsid="0489faf4"/>
    </style:style>
    <style:style style:name="T1109" style:family="text">
      <style:text-properties officeooo:rsid="048ac62f"/>
    </style:style>
    <style:style style:name="T1110" style:family="text">
      <style:text-properties officeooo:rsid="048ccea2"/>
    </style:style>
    <style:style style:name="T1111" style:family="text">
      <style:text-properties officeooo:rsid="048ec6fc"/>
    </style:style>
    <style:style style:name="T1112" style:family="text">
      <style:text-properties officeooo:rsid="048f13dd"/>
    </style:style>
    <style:style style:name="T1113" style:family="text">
      <style:text-properties officeooo:rsid="04aa5496"/>
    </style:style>
    <style:style style:name="T1114" style:family="text">
      <style:text-properties officeooo:rsid="04ad8361"/>
    </style:style>
    <style:style style:name="T1115" style:family="text">
      <style:text-properties officeooo:rsid="04b0ab0b"/>
    </style:style>
    <style:style style:name="T1116" style:family="text">
      <style:text-properties officeooo:rsid="04bffdb3"/>
    </style:style>
    <style:style style:name="T1117" style:family="text">
      <style:text-properties officeooo:rsid="04c08d18"/>
    </style:style>
    <style:style style:name="T1118" style:family="text">
      <style:text-properties officeooo:rsid="04c32915"/>
    </style:style>
    <style:style style:name="T1119" style:family="text">
      <style:text-properties officeooo:rsid="04c34e8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59"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Заставка каждой главы – общая картина (половина головы – окаменевающая Сел, половина - Хэвэн), потихоньку складывающаяся из паззлов</text:p>
      <text:p text:style-name="P1"/>
      <text:p text:style-name="P2">(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661" text:outline-level="2">1</text:h>
      <text:p text:style-name="P313">009 Sound System – DreamScape (<text:a xlink:type="simple" xlink:href="https://www.youtube.com/watch?v=TKfS5zVfGBc" text:style-name="Internet_20_link" text:visited-style-name="Visited_20_Internet_20_Link">https://www.youtube.com/watch?v=TKfS5zVfGBc</text:a>)</text:p>
      <text:p text:style-name="P313">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52">Я осторожно задвинул судно обратно под кровать Терминатору. Дело сделано. Теперь можно и заснуть.</text:p>
      <text:p text:style-name="P257"/>
      <text:p text:style-name="P257">~~~</text:p>
      <text:p text:style-name="P52"><text:a xlink:type="simple" xlink:href="https://www.youtube.com/watch?v=rvk5D1iI2LA" text:style-name="Internet_20_link" text:visited-style-name="Visited_20_Internet_20_Link">https://www.youtube.com/watch?v=rvk5D1iI2LA</text:a></text:p>
      <text:h text:style-name="P660" text:outline-level="1">Mark Knopfler - Marbletown - Córdoba 2010 </text:h>
      <text:p text:style-name="P52"/>
      <text:p text:style-name="P52">Джет нетерпеливо толкает меня копытом в плечо. &lt;<text:span text:style-name="T29">Её полное имя – Рэйнбоу Джет</text:span>&gt;</text:p>
      <text:p text:style-name="P52">- Хум, вставай! Хум! Пора собираться! Хум… Хуман!!!</text:p>
      <text:p text:style-name="P52">Последний толчок больше похож на пинок. Я со стоном разлепляю веки.</text:p>
      <text:p text:style-name="P52"/>
      <text:p text:style-name="P52">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52"><text:soft-page-break/>&lt;<text:span text:style-name="T29">одеяло?</text:span>&gt;</text:p>
      <text:p text:style-name="P52">- Они приближаются! Я слышала их горн<text:span text:style-name="T1">!</text:span> Надо убираться отсюда!</text:p>
      <text:p text:style-name="P52"/>
      <text:p text:style-name="P52">Последнюю порцию барахла Джет утрамбовывает, с размаху усевшись на мешок. Тот жалобно скрипит.</text:p>
      <text:p text:style-name="P52"/>
      <text:p text:style-name="P52">- Да вставай же!</text:p>
      <text:p text:style-name="P52">Не дождавшись, Джет нетерпеливо прыгает ко мне и, поддев мордой, переводит в сидячее положение.</text:p>
      <text:p text:style-name="P52">Мешок, облегчённо крякнув, вываливает половину содержимого на землю.</text:p>
      <text:p text:style-name="P52"/>
      <text:p text:style-name="P52">Три дня! Три грёбаных дня мы скрытно пробираемся к проклятой <text:span text:style-name="T29">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52">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52"/>
      <text:p text:style-name="P52">Но самое опасное – даже не Агамемнон. Нееет, чешуйчатый самовар вылетает из логова на охоту <text:span text:style-name="T29">на рассвете и возвращается до полдня,</text:span> строго по расписанию. И если затаиться в <text:span text:style-name="T29">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52"/>
      <text:p text:style-name="P253">Нет, Агамемнон – ерунда. За нами. Гонятся. Чёртовы. Чокнутые. Пони.</text:p>
      <text:p text:style-name="P253"/>
      <text:p text:style-name="P253">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253">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253"/>
      <text:p text:style-name="P253">Ну вот кто заставил тебя улыбаться Дейдре, Хуман? Ведь всё так неплохо шло…</text:p>
      <text:p text:style-name="P52"/>
      <text:p text:style-name="P257">***</text:p>
      <text:p text:style-name="P52">...</text:p>
      <text:p text:style-name="P52"><text:soft-page-break/>- Привет, красавчики! &lt;<text:span text:style-name="T29">Развернуть характер Эпплхэт и её маленькой сестры Лейлы</text:span>&gt;</text:p>
      <text:p text:style-name="P52"/>
      <text:p text:style-name="P52">Мы обернулись на голос и узрели с полдюжины копий, чуть ли не уткнувшихся нам в носы.</text:p>
      <text:p text:style-name="P52"/>
      <text:p text:style-name="P52">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52"/>
      <text:p text:style-name="P52">-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52"/>
      <text:p text:style-name="P52">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52">В незащищённую бронёй шею Джет упиралось копьё крохотной поньки с гривой ёршиком. &lt;<text:span text:style-name="T29">Развернуть характер Лейлы Твердолоб</text:span>&gt;</text:p>
      <text:p text:style-name="P52"/>
      <text:p text:style-name="P52">- Хорошая попытка, летун, - расплылась в ехидной улыбке малютка, - но устраивать засады нас учат с младенчества. Крылатым этого не понять, правда?</text:p>
      <text:p text:style-name="P52"/>
      <text:p text:style-name="P52">Тут я заметил, что крыльев у этих оборванцев не наблюдается.</text:p>
      <text:p text:style-name="P52"/>
      <text:p text:style-name="P52">-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29">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52"/>
      <text:p text:style-name="P52">Та мрачно стояла, сцепив зубы.</text:p>
      <text:p text:style-name="P52"/>
      <text:p text:style-name="P52">-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29">С него вы ничего не получите, лучше отпустите. Вы же не трогаете жеребят</text:span>?</text:p>
      <text:p text:style-name="P52"/>
      <text:p text:style-name="P52">Её собеседница только хмыкнула.</text:p>
      <text:p text:style-name="P52"/>
      <text:p text:style-name="P52"><text:soft-page-break/>- Хорош жеребёнок - ягодицы, что у ломовика! - она задумалась. - Так. Летуна – на кухню. А этого… красавчика – к Дейдре.</text:p>
      <text:p text:style-name="P52">&lt;<text:span text:style-name="T52">больше быта племени</text:span>&gt;</text:p>
      <text:p text:style-name="P257">…</text:p>
      <text:p text:style-name="P257"/>
      <text:p text:style-name="P52">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52"/>
      <text:p text:style-name="P52">…</text:p>
      <text:p text:style-name="P52"/>
      <text:p text:style-name="P52">- Эй, но я же не пони! Какой вам от меня прок в таком <text:span text:style-name="T29">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 Я не конеёб!</text:p>
      <text:p text:style-name="P52"/>
      <text:p text:style-name="P52">Я аж передёрнул плечами. <text:span text:style-name="T29">Конеёбство</text:span> – это, явно, не то занятие, чем ты занимался в прошлом и хотел бы заниматься в будущем, Хуман! </text:p>
      <text:p text:style-name="P52">Поняха с недоверием смотрела на меня.</text:p>
      <text:p text:style-name="P52"/>
      <text:p text:style-name="P52">- Хум, ты прикалываешься? Или та поломаная пегаска таки права, и ты действительно ничего не помнишь?</text:p>
      <text:p text:style-name="P52"/>
      <text:p text:style-name="P52">Понька принялась загибать копыта, делая сброс через каждую пару:</text:p>
      <text:p text:style-name="P52"/>
      <text:p text:style-name="P52">-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52"/>
      <text:p text:style-name="P52">…Я истерически рассмеялся…</text:p>
      <text:p text:style-name="P52"/>
      <text:p text:style-name="P52">- Во-вторых, шанс получения потомства можно поднять с помощью магического ритуала “Pornis erektus”, который, кстати, также повышает либидо. С этим сложнее, у нас в племени нет магов. Но я могу попытаться договориться на стороне. <text:span text:style-name="T29">У меня есть подруга из единорогов, только ты не говори никому, это тайна!</text:span> Хотя, может, ты умеешь магичить, Хум?</text:p>
      <text:p text:style-name="P52"><text:soft-page-break/></text:p>
      <text:p text:style-name="P52">Поняха с надеждой посмотрела на меня. Я с огромным облегчением отрицательно помотал головой.</text:p>
      <text:p text:style-name="P52"/>
      <text:p text:style-name="P52">-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52"/>
      <text:p text:style-name="P52">Дейдра мечтательно вздохнула.</text:p>
      <text:p text:style-name="P52"/>
      <text:p text:style-name="P52">- Может, ты тоже вождь своего племени, Хум? Какой у тебя талант? Летать и магичить ты не умеешь. Может, ты умеешь <text:span text:style-name="T44">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span></text:p>
      <text:p text:style-name="P52"/>
      <text:p text:style-name="P52">Я упорно помотал головой. Дейдра пристально уставилась на меня, пытаясь рассмотреть мой талант. Наконец она ухмыльнулась кривой улыбкой.</text:p>
      <text:p text:style-name="P52"/>
      <text:p text:style-name="P52">-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52"/>
      <text:p text:style-name="P52">- Путешествия, это уже что-то. Мне совершенно случайно нужно в Дрогонштерн, - наконец, подал голос я.</text:p>
      <text:p text:style-name="P52">-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52">-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52"/>
      <text:p text:style-name="P52">Розовая поняха заметно поскучнела.</text:p>
      <text:p text:style-name="P52"/>
      <text:p text:style-name="P52">-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text:span text:style-name="T74">Скоро некому будет обрабатывать поля. </text:span>И если бы только это!</text:p>
      <text:p text:style-name="P52"/>
      <text:p text:style-name="P52">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52"/>
      <text:p text:style-name="P52">-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52"/>
      <text:p text:style-name="P52">Я улыбнулся и понимающе покачал головой. Всё-таки между людьми и пони намного больше общего, чем тебе казалось, Хуман!</text:p>
      <text:p text:style-name="P52">Дейдра уныло свесила голову.</text:p>
      <text:p text:style-name="P52"/>
      <text:p text:style-name="P52">-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52"/>
      <text:p text:style-name="P52">Розовая кобылка вновь сжала зубами горлышко и запрокинула бутылку. Послышалось долгое бульканье.</text:p>
      <text:p text:style-name="P52"/>
      <text:p text:style-name="P52">-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52"/>
      <text:p text:style-name="P52">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52"/>
      <text:p text:style-name="P52">-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52"/>
      <text:p text:style-name="P52">Кобылка завела глаза, сложила губы бантиком и произнесла фальцетом:</text:p>
      <text:p text:style-name="P52"/>
      <text:p text:style-name="P52">- Дейдра, тебе пора заиметь своего покакунчика-посисюнчика, надо исполнить своё предназначение, нам нужен преемник вождю, песчинки-то <text:span text:style-name="T74">в часиках </text:span>падают, всем нужен покакунчик, не быть тебе полноценной без посисюнчика…</text:p>
      <text:p text:style-name="P52"><text:soft-page-break/></text:p>
      <text:p text:style-name="P52">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52"/>
      <text:p text:style-name="P52">-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52"/>
      <text:p text:style-name="P52">Вместе с храпом изо рта самой великой пиратки вылетело три розовых пузыря. Поняха явно перебрала с алкоголем.</text:p>
      <text:p text:style-name="P52"/>
      <text:p text:style-name="P257">…</text:p>
      <text:p text:style-name="P257"/>
      <text:p text:style-name="P52">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52"/>
      <text:p text:style-name="P52">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52"/>
      <text:p text:style-name="P52">- Джет… Джет… Да вставай же, засоня! - я громко шептал в ухо спящей пегаске, <text:span text:style-name="T1">легонько похлопывая по шее.</text:span></text:p>
      <text:p text:style-name="P52">- Мн-мн-хррр, - сонно чавкала пегаска, пуская слюни. - Гороховый суп закончился. Пюре будет через полчаса. Не ломайте лавки, пожалуйста… А? Что?</text:p>
      <text:p text:style-name="P52"/>
      <text:p text:style-name="P52">Я шёлкнул пегаску по носу.</text:p>
      <text:p text:style-name="P52">- Вставай! Надо сматываться. Дейдра хочет сделать меня своим фаворитом. У меня плохие предчувствия на этот счёт.</text:p>
      <text:p text:style-name="P52"/>
      <text:p text:style-name="P52">Пегаска поднялась, потирая нос копытом. Рваное одеяло сползло с её тела и в нос мне ударил кислый запах. </text:p>
      <text:p text:style-name="P52">- <text:span text:style-name="T29">Тут что, докторов нет? Неужели нельзя было нормально сделать</text:span>? - я указал на покалеченное крыло, примотанное к телу рваной тряпкой.</text:p>
      <text:p text:style-name="P52"><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52"/>
      <text:p text:style-name="P52">…</text:p>
      <text:p text:style-name="P52"/>
      <text:p text:style-name="P52">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52"/>
      <text:p text:style-name="P52">Есть только одно маленькое “но”.</text:p>
      <text:p text:style-name="P52">Эти двадцать шагов заполнены валяющимися вповалку, храпящими, чмокающими, сопящими и дёргающимися во сне пони.</text:p>
      <text:p text:style-name="P52"/>
      <text:p text:style-name="P52">- Ты чего остановился? - пихнула меня головой в спину Джет. - Надо торопиться, пока не рассвело!</text:p>
      <text:p text:style-name="P52"/>
      <text:p text:style-name="P52">Я обреченно вздохнул, выбрал на полу место, свободное от понеконечностей и поставил туда ногу.</text:p>
      <text:p text:style-name="P52">Почти попал. Светло-коричневая пони ойкнула и сжалась во сне, когда я наступил ей на хвост.</text:p>
      <text:p text:style-name="P52">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52"/>
      <text:p text:style-name="P52">Позади меня послышалось топанье, череда взвизгиваний и возни, нарастающая, подобно прибою.</text:p>
      <text:p text:style-name="P52">Джет невозмутимо торила свой путь прямо по ногам, туловищам и хвостам распластавшихся на полу пони.</text:p>
      <text:p text:style-name="P52"/>
      <text:p text:style-name="P52">- Ты рехнулась? - зашипел на неё я, - надо ж осторожно!</text:p>
      <text:p text:style-name="P52">- Ну, раз ты так хочешь, - пожала плечами пегаска и осторожно поставила ногу на голову пони, сосущей во сне собственное копыто.</text:p>
      <text:p text:style-name="P52"/>
      <text:p text:style-name="P52">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52"/>
      <text:p text:style-name="P52">Я остервенело дёргал ручку двери, ощущая затылком просыпающийся зал.</text:p>
      <text:p text:style-name="P52">- Закрыто, блин! - я дёрнул ещё сильнее и приложился задницой о пол, сжимая в руке оторванную ручку.</text:p>
      <text:p text:style-name="P52"><text:soft-page-break/></text:p>
      <text:p text:style-name="P52">- Хум<text:span text:style-name="T46">, подвинься!</text:span></text:p>
      <text:p text:style-name="P272">Пегаска оттеснила меня крупом и повернулась к двери задом.</text:p>
      <text:p text:style-name="P52"/>
      <text:p text:style-name="P652">БАБАХ!!!</text:p>
      <text:p text:style-name="P652"/>
      <text:p text:style-name="P652">Я ошалело смотрел на дверь, вылетевшую вместе с косяком во двор.</text:p>
      <text:p text:style-name="P652"/>
      <text:p text:style-name="P652">-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652">- Ага. - ухмыльнулась Джет. - Я — крутая! По заднему джебу мне нет равных на нашем облаке и двух соседних!</text:p>
      <text:p text:style-name="P652">- То же мне — крутая! - донеслось откуда-то снизу. - Да я смогла бы выбить эту дверь лбом! Она всё равно кое-как сляпана из обломков скамеек!</text:p>
      <text:p text:style-name="P652"/>
      <text:p text:style-name="P653">Мои ноги обнимала Дейдра, улыбаясь мне хищной улыбкой.</text:p>
      <text:p text:style-name="P653"/>
      <text:p text:style-name="P653">- И, кстати, чтобы открыть её, достаточно было просто отодвинуть засов.</text:p>
      <text:p text:style-name="P653"/>
      <text:p text:style-name="P653">В забеге на первенство тупости ты уверенно догоняешь пегаску, Хуман!</text:p>
      <text:p text:style-name="P653">Я криво улыбнулся Дейдре.</text:p>
      <text:p text:style-name="P653"/>
      <text:p text:style-name="P653">-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653"/>
      <text:p text:style-name="P653">Я сразу понял, что улыбаться Дейдре было плохой идеей. Поняха состроила щенячьи глаза и усилила и без того стальную хватку вокруг моих ног.</text:p>
      <text:p text:style-name="P653"/>
      <text:p text:style-name="P653">- Не бросай меня, Хум! Мне тут так скууучнооо!</text:p>
      <text:p text:style-name="P653"/>
      <text:p text:style-name="P653">Губы её задрожжали, как будто она собралась зареветь.</text:p>
      <text:p text:style-name="P653">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653"><text:soft-page-break/></text:p>
      <text:p text:style-name="P653">-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653"/>
      <text:p text:style-name="P653">- Ммммфффф! - отвечала ей Джет.</text:p>
      <text:p text:style-name="P653"/>
      <text:p text:style-name="P653">Диалог прервался взвизгом и плеском воды. Наконец-то я почувствовал свои ноги свободными!</text:p>
      <text:p text:style-name="P653"/>
      <text:p text:style-name="P257">***</text:p>
      <text:p text:style-name="P52"/>
      <text:p text:style-name="P52">- Ты опять за своё! - крик Джет прямо в ухо перемешивает все воспоминания. - Выныривай! Они уже совсем близко!!!</text:p>
      <text:p text:style-name="P52"/>
      <text:p text:style-name="P52">Я содрогаюсь, вскакиваю с земли и машинально забрасываю мешок на плёчо.</text:p>
      <text:p text:style-name="P52"/>
      <text:p text:style-name="P52">- Идём.</text:p>
      <text:p text:style-name="P272"/>
      <text:h text:style-name="P661" text:outline-level="2">2</text:h>
      <text:p text:style-name="P52"/>
      <text:p text:style-name="P52">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52"/>
      <text:p text:style-name="P52">- Дед, сигу не долганёшь?</text:p>
      <text:p text:style-name="P267">- Не курю.</text:p>
      <text:p text:style-name="P267">- Я не спрашивал тебя, куришь ли ты? - пальцы вопрошавшего шевелились, как будто разминая невидимый пластилин. - Сигу не долганёшь?</text:p>
      <text:p text:style-name="P253"/>
      <text:p text:style-name="P267">Крыс спрыгнул с подоконника, царапнув грязным ногтем по кафелю уборной.</text:p>
      <text:p text:style-name="P267">- Ты ведь должен мне ещё с прошлого раза.</text:p>
      <text:p text:style-name="P267"/>
      <text:p text:style-name="P267">Я вытащил из рукава пижамы двадцатисантиметровый гвоздь и плюнул ему под ноги.</text:p>
      <text:p text:style-name="P267"><text:soft-page-break/></text:p>
      <text:p text:style-name="P267">- Ничего я тебе не должен. И ты сам это знаешь. Пошёл нахуй.</text:p>
      <text:p text:style-name="P267"/>
      <text:p text:style-name="P267">Крыс криво улыбнулся.</text:p>
      <text:p text:style-name="P267"/>
      <text:p text:style-name="P267">- Ну-ну. Вы тут, в Чертогах, совсем озверели, что ли? Из окон выпрыгиваете, на людей кидаетесь. Ладно-ладно, пока. Ещё увидимся.</text:p>
      <text:p text:style-name="P267"/>
      <text:p text:style-name="P267">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74">под конвоем церберов с автоматами</text:span>, и нас не навещают извне. Никто и никогда.</text:p>
      <text:p text:style-name="P267">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267"/>
      <text:p text:style-name="P267">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52">Смысл речи Папы?</text:span>&gt;</text:p>
      <text:p text:style-name="P267"/>
      <text:p text:style-name="P286">…шшш… </text:p>
      <text:p text:style-name="P286">sanctificetur nomen tuum; </text:p>
      <text:p text:style-name="P286">adveniat regnum tuum; </text:p>
      <text:p text:style-name="P286">fiat voluntas tua, sicut in caelo et in terra…</text:p>
      <text:p text:style-name="P286">…хрррсссшшш… </text:p>
      <text:p text:style-name="P286">ne nuclear bellum. Amen</text:p>
      <text:p text:style-name="P286">…шшшссс…</text:p>
      <text:p text:style-name="P286"/>
      <text:p text:style-name="P267">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267">Я уже открывал дверь в палату, когда услышал лениво брошенное в спину замечание.</text:p>
      <text:p text:style-name="P267"/>
      <text:p text:style-name="P267"><text:soft-page-break/>- Дед, собирай шмотки, скоро переезжаешь. На твоё место новенького поселяют. А тебя в соседнюю палату.</text:p>
      <text:p text:style-name="P267"/>
      <text:p text:style-name="P267">Я повернулся.</text:p>
      <text:p text:style-name="P267"/>
      <text:p text:style-name="P267">- Когда переезд?</text:p>
      <text:p text:style-name="P267">- Завтра. Или послезавтра, если чувак в реанимации задержится. </text:p>
      <text:p text:style-name="P267">- А почему не новенького в соседнюю? На кой чёрт им я сдался?</text:p>
      <text:p text:style-name="P267"/>
      <text:p text:style-name="P267"><text:s/>Дредд удивлённо бухнулся на все четыре ножки стула.</text:p>
      <text:p text:style-name="P267"/>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267"/>
      <text:p text:style-name="P267">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267">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29">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267">Так что нет, не за память я пекусь. Просто приём нейролептиков напрочь отключает не только память, но и сновидения – я проверял.</text:p>
      <text:p text:style-name="P267"/>
      <text:p text:style-name="P267">А мне нравятся сны.</text:p>
      <text:p text:style-name="P3"/>
      <text:p text:style-name="P270">~~~</text:p>
      <text:p text:style-name="P267"><text:soft-page-break/></text:p>
      <text:p text:style-name="P267">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74">Чуть поодаль из леса торчит одинокий серый пик — мой пункт назначения, если верить Джет. Я кручу головой туда-обратно. Обрыв уходит за горизонт по обе стороны реки.</text:span> Я оборачиваюсь назад. <text:span text:style-name="T74">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75">неделю</text:span><text:span text:style-name="T74"> назад. </text:span>Дым от привала преследователей не виден уже последние два дня. Я спускаюсь вниз и спрыгиваю с нижней ветки на землю. </text:p>
      <text:p text:style-name="P267"/>
      <text:p text:style-name="P267">- Таки оторвались. Но впереди обрыв. Надо думать, как спуститься.</text:p>
      <text:p text:style-name="P267"/>
      <text:p text:style-name="P267">Джет виновато смотрит на меня. Вот глупая пегаска! Она <text:span text:style-name="T73">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267"/>
      <text:p text:style-name="P267">- Каша будет готова через пять минут.</text:p>
      <text:p text:style-name="P267"/>
      <text:p text:style-name="P267">Словно бы в заглаживание вины своей немощности, Джет взяла готовку пищи на себя. </text:p>
      <text:p text:style-name="P267"/>
      <text:p text:style-name="P267">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267"/>
      <text:p text:style-name="P267">Джет сидит у костра напротив меня и молча жуёт кашу.</text:p>
      <text:p text:style-name="P267">- Ты теперь до старости будешь его носить? - указываю я на одеяло.</text:p>
      <text:p text:style-name="P267">Пегаска только сильнее кутается в него. Кажется, она дрожит.</text:p>
      <text:p text:style-name="P267">- Тебе холодно? Брось, у костра же жарко? Давай я на тебя куртку накину?</text:p>
      <text:p text:style-name="P267">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267"/>
      <text:p text:style-name="P267">Ладно же, мне эти странности уже осточертели!</text:p>
      <text:p text:style-name="P267">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29">пещера Оникса</text:span>. Она выглядит именно так, как в видении – две одинокие вершины угольного цвета. Если <text:soft-page-break/>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267"/>
      <text:p text:style-name="P267">Едва слышится шорох сзади. Сначала чуть заметно коснувшись, Джет медленно прижимается ко мне всей спиной. Она сильно дрожит.</text:p>
      <text:p text:style-name="P267">Так мы согреваем друг-друга с тех пор, как сбежали от твердолобов – ночи стали заметно свежее.</text:p>
      <text:p text:style-name="P267">Но сейчас я отвергаю негласный договор. Это и раздражение на скрытность пегаски, и… </text:p>
      <text:p text:style-name="P267">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267"/>
      <text:p text:style-name="P267">- Джет, блин, у нас речка в двух шагах! Я понимаю, холодно, но нельзя ли помыться? Реально трудно находиться рядом с тобой…</text:p>
      <text:p text:style-name="P267"/>
      <text:p text:style-name="P267">Так же беззвучно, как возникло, касание пропадает. Пропадает и запах…</text:p>
      <text:p text:style-name="P267">Я закрываю глаза.</text:p>
      <text:p text:style-name="P267"/>
      <text:p text:style-name="P267">Просыпаюсь от холода. Щупаю рукой сзади себя. Наконец поворачиваюсь.</text:p>
      <text:p text:style-name="P267">Никого.</text:p>
      <text:p text:style-name="P267"/>
      <text:p text:style-name="P267">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267"/>
      <text:p text:style-name="P267">Полянка перед орешником пуста. Едва дымятся угли погасшего костра. В лунном свете цепочка отпечатков копыт в песке ведёт к реке.</text:p>
      <text:p text:style-name="P267">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267">…</text:p>
      <text:p text:style-name="P267">Ох, щит!!! М-м-мамочка…</text:p>
      <text:p text:style-name="P267">…</text:p>
      <text:p text:style-name="P267">Меня выворачивает наизнанку. Я падаю на колени и неистово блюю в воду. Течение уносит мой ужин к водопаду.</text:p>
      <text:p text:style-name="P267">Рядом со мной на песке лежит часть крыла. Парочка опарышей ещё ползают по голубоватым перьям. Обломок кости белеет в лунном свете.</text:p>
      <text:p text:style-name="P267">Проклятье! Какой же я долбень! Грёбаный близорукий эгоистичный долбень!</text:p>
      <text:p text:style-name="P267"><text:soft-page-break/></text:p>
      <text:p text:style-name="P267">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267"/>
      <text:p text:style-name="P267">Я ускоряюсь.</text:p>
      <text:p text:style-name="P267">Пегаска, понурив голову, бредёт к скальному выступу, нависающему над каньоном. Чуть подумав, она делает шаг в бездну.</text:p>
      <text:p text:style-name="P267">В последнем рывке я совершаю вратарский прыжок и хватаю пегаску за задние ноги. Дыхание перехватывает от удара животом и грудью о камни.</text:p>
      <text:p text:style-name="P267">Пегаска оборачивается. Её передняя нога застывает над пропастью.</text:p>
      <text:p text:style-name="P267"/>
      <text:p text:style-name="P267">- Джет, не дури, - хрипло прошу я осипшим от волнения голосом. - Я ступил. Я все эти дни тупил. Прости.</text:p>
      <text:p text:style-name="P267">-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267">Пегаска поворачивается навстречу пропасти.</text:p>
      <text:p text:style-name="P267"/>
      <text:p text:style-name="P267">-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267">- Нет! Пожалуйста!!! Я вылечу тебя! Я… Я прижгу рану!</text:p>
      <text:p text:style-name="P267"/>
      <text:p text:style-name="P267">Сквозь рыдания я выкрикиваю какие-то сумасбродные идеи, пока пегаска молча стоит над бездной.</text:p>
      <text:p text:style-name="P267">Наконец она усмехается.</text:p>
      <text:p text:style-name="P267"/>
      <text:p text:style-name="P267">-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267">Пегаска вздыхает.</text:p>
      <text:p text:style-name="P267">-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267"/>
      <text:p text:style-name="P267">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267">Очень осторожно, словно бы извиняясь, Джет высвобождает сначала одну ногу из моего захвата. Потом вторую. Я тупо смотрю на пустые ладони.</text:p>
      <text:p text:style-name="P267"/>
      <text:p text:style-name="P267"><text:soft-page-break/>- Ты был хорошим другом. Прощай.</text:p>
      <text:p text:style-name="P267"/>
      <text:p text:style-name="P267">-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267"/>
      <text:p text:style-name="P267">Мы оборачиваемся на голос. В свете первых лучей солнца на нас смотрит зебра.</text:p>
      <text:p text:style-name="P267"/>
      <text:h text:style-name="P661" text:outline-level="2">2.5</text:h>
      <text:p text:style-name="P1"/>
      <text:p text:style-name="P2"/>
      <text:p text:style-name="P6">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6"/>
      <text:p text:style-name="P2"/>
      <text:h text:style-name="P661" text:outline-level="2">3</text:h>
      <text:p text:style-name="P267"/>
      <text:p text:style-name="P267">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267"/>
      <text:p text:style-name="P267">- Вы сами видите… - обратился Лысый к Алексу. - Я бы его за периметр не выпускал. Вам решать, разумеется.</text:p>
      <text:p text:style-name="P267">-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267"/>
      <text:p text:style-name="P267">Лысый грузно поднялся. Скрипнула дверь и мы остались один на один.</text:p>
      <text:p text:style-name="P267"/>
      <text:p text:style-name="P267">- П-привет, Дедлайн - пробормотал Алекс.</text:p>
      <text:p text:style-name="P267">- Привет, сослуживец, - криво усмехнулся я. Старое командное прозвище в устах моего бывшего босса не вызвало во мне ностальгии.</text:p>
      <text:p text:style-name="P267"/>
      <text:p text:style-name="P267">Алекс на миг встретился со мной взглядом и снова опустил глаза.</text:p>
      <text:p text:style-name="P267"/>
      <text:p text:style-name="P267"><text:soft-page-break/>- Ты же знаешь, у нас не было другого выхода. Извини.</text:p>
      <text:p text:style-name="P267">- Да ладно. Мне-то что. Тут неплохо кормят.</text:p>
      <text:p text:style-name="P267">-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достраивают расширенную ограду. <text:span text:style-name="T74">Я даже могу устроить тебе вылазки в город.</text:span> И я попросил, чтобы тебя перевели в свободную палату.</text:p>
      <text:p text:style-name="P267">- А вот этого, как раз, не надо, - прервал я извинения Алекса. - Мне и в текущей неплохо. Говори, зачем позвал?</text:p>
      <text:p text:style-name="P267"/>
      <text:p text:style-name="P267">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73">Облако в виде смешной крылатой лошадки приближалось по небосводу к серым корпусам больницы</text:span>.</text:p>
      <text:p text:style-name="P267"/>
      <text:p text:style-name="P267">Наконец Алекс пожал плечами и <text:span text:style-name="T73">посмотрел мне в глаза</text:span>.</text:p>
      <text:p text:style-name="P267">- Дед, у нас проблемы. Хэвэн начала убивать.</text:p>
      <text:p text:style-name="P267"/>
      <text:p text:style-name="P267">Я откинулся на спинку стула и громко похлопал в ладоши.</text:p>
      <text:p text:style-name="P267">-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267"/>
      <text:p text:style-name="P267">Мой бывший прожект-мэнеджер досадливо сморщился и откинулся на спинку стула.</text:p>
      <text:p text:style-name="P267">-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267"/>
      <text:p text:style-name="P267">… Алекс терпеливо подождал, пока я прекращу ржать.</text:p>
      <text:p text:style-name="P267"/>
      <text:p text:style-name="P267">-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267">Всего пару советов, и ты спасешь людей. </text:p>
      <text:p text:style-name="P267"/>
      <text:p text:style-name="P267">Я покачал головой.</text:p>
      <text:p text:style-name="P267"><text:soft-page-break/>-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267"/>
      <text:p text:style-name="P267">Алекс долго молчал. </text:p>
      <text:p text:style-name="P267">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267"/>
      <text:p text:style-name="P267">-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267">-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267"/>
      <text:p text:style-name="P267">Я сжал кулаки и встал. Дверь отворилась и заглянул Лысый. Алекс отрицательно мотнул ему головой.</text:p>
      <text:p text:style-name="P267">- Всё в порядке. Мы общаемся.</text:p>
      <text:p text:style-name="P267"/>
      <text:p text:style-name="P267">Дверь закрылась. Я сел и отвернулся к окну.</text:p>
      <text:p text:style-name="P267"/>
      <text:p text:style-name="P267">-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267"/>
      <text:p text:style-name="P267">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267"/>
      <text:p text:style-name="P267">- В разумных пределах, говоришь?</text:p>
      <text:p text:style-name="P267">- В разумных.</text:p>
      <text:p text:style-name="P267">- А забор будет?</text:p>
      <text:p text:style-name="P267">-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267"><text:soft-page-break/>- Понятно.</text:p>
      <text:p text:style-name="P267"/>
      <text:p text:style-name="P253">Я решил схитрить. Просто из интереса. Кроме него, больше ловить тут было нечего.</text:p>
      <text:p text:style-name="P253"/>
      <text:p text:style-name="P253">-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253"/>
      <text:p text:style-name="P253">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253"/>
      <text:p text:style-name="P253">-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253">-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253">- Дед, - мягко остановил меня Алекс. - не надо. Не даешь мне помечтать, жестокий человек…</text:p>
      <text:p text:style-name="P253"/>
      <text:p text:style-name="P253">Выплюнув жвачку в салфетку и аккуратно препроводив бумажный шарик в ведро, Алекс печально развёл руками.</text:p>
      <text:p text:style-name="P253">-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267">- Разумеется, знал, - отдался воспоминаниям и я. - Это ж от идеи, что партнёра по бизнесу можно уничтожить физически, у Нэша поехала крыша.</text:p>
      <text:p text:style-name="P267">-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267">-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text:soft-page-break/>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267"/>
      <text:p text:style-name="P267">Алекс скучающе завёл глаза.</text:p>
      <text:p text:style-name="P267">-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267"/>
      <text:p text:style-name="P267">Алекс посмотрел на часы, нахмурился и продолжил.</text:p>
      <text:p text:style-name="P267">-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 text:style-name="T29">CAESAR</text:span>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p>
      <text:p text:style-name="P267"/>
      <text:p text:style-name="P267">- Ну-ну. Ты очень убедительно рассказываешь, я проникся. Но ты так и не ответил на мой вопрос,- напомнил я ему. Разговор начал мне надоедать.</text:p>
      <text:p text:style-name="P267"/>
      <text:p text:style-name="P267">Мой бывший босс всё понял. Всё же проницательности ему было не занимать. Он бросил на меня злой взгляд, но тем не менее, начал.</text:p>
      <text:p text:style-name="P267"/>
      <text:p text:style-name="P267">-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267"/>
      <text:p text:style-name="P267">-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267"/>
      <text:p text:style-name="P267">Я оборвал смех.</text:p>
      <text:p text:style-name="P267">-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267"/>
      <text:p text:style-name="P267"><text:soft-page-break/>-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74">Да, чуть было не забыл!</text:span></text:p>
      <text:p text:style-name="P289"/>
      <text:p text:style-name="P289">Босс вытащил из внутреннего кармана пиджака бутылку «Джентльмен Джека» и поставил передо мной.</text:p>
      <text:p text:style-name="P267"/>
      <text:p text:style-name="P289">- Мне действительно не хватает старых добрых времён. Что бы ты там себе ни думал.</text:p>
      <text:p text:style-name="P289"/>
      <text:p text:style-name="P267"><text:span text:style-name="T74">Алекс</text:span> пошёл к выходу. У двери он замялся и вдруг обернулся.</text:p>
      <text:p text:style-name="P267">- <text:span text:style-name="T74">И, знаешь, с</text:span>амое страшное? <text:span text:style-name="T74">Э</text:span>то то, что ты до сих пор считаешь себя нормальным, - грустно улыбнулся <text:span text:style-name="T74">босс</text:span>. - <text:s/>Человеком. Мне реально страшно это видеть. И всем нам – остальные наблюдали по интеркому.</text:p>
      <text:p text:style-name="P267"/>
      <text:p text:style-name="P267">- Что?</text:p>
      <text:p text:style-name="P267"/>
      <text:p text:style-name="P267">- Дедлайн, ты собираешь узор из шестнадцати кубиков по картинке за пару секунд. При этом ещё успеваешь инвертировать цвета.</text:p>
      <text:p text:style-name="P267"/>
      <text:p text:style-name="P267">Алекс вышел.</text:p>
      <text:p text:style-name="P270"><text:line-break/>~~~</text:p>
      <text:p text:style-name="P272"/>
      <text:p text:style-name="P272">… Стражница напротив вот уже полчаса молча сверлит меня взглядом. </text:p>
      <text:p text:style-name="P272">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272"/>
      <text:p text:style-name="P272">Я тайком смотрю на своё отражение в зеркальце, висящем на шее этой мрачной зебры. Нифига, лоб чистый, никаких каракулей не наблюдается.</text:p>
      <text:p text:style-name="P272"/>
      <text:p text:style-name="P272">- А можно..? - наконец, начинаю я.</text:p>
      <text:p text:style-name="P272">- Нельзя, - оборывает зебра. - Зеррика сама выйдет, когда закончит.</text:p>
      <text:p text:style-name="P272"/>
      <text:p text:style-name="P272">Подчёркивая сказанное, стражница перекрывает вход в палатку копьём.</text:p>
      <text:p text:style-name="P272"/>
      <text:p text:style-name="P272">Проклятье на твою голову, Хум, если ты неделю не замечал, что Джет <text:span text:style-name="T29">гниёт живьём</text:span>! Если бы ты догадался стянуть с неё это чёртово одеяло! Если бы догадался об источнике тошнотворного запаха! Если бы…</text:p>
      <text:p text:style-name="P272"/>
      <text:p text:style-name="P272"><text:soft-page-break/>Джет до последнего момента казалась мне сделаной из железа — может быть, именно поэтому я не догадывался, что с ней происходит что-то плохое. </text:p>
      <text:p text:style-name="P272">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272">Я закрываю глаза, пытаясь вспомнить… </text:p>
      <text:p text:style-name="P272"/>
      <text:p text:style-name="P274">***</text:p>
      <text:p text:style-name="P272"/>
      <text:p text:style-name="P272">.</text:p>
      <text:p text:style-name="P272">.</text:p>
      <text:p text:style-name="P272">.</text:p>
      <text:p text:style-name="P272">СИЯНИЕ</text:p>
      <text:p text:style-name="P272">.</text:p>
      <text:p text:style-name="P272">Кто я?</text:p>
      <text:p text:style-name="P272">.</text:p>
      <text:p text:style-name="P272">Где я?</text:p>
      <text:p text:style-name="P272">.</text:p>
      <text:p text:style-name="P272">Где все?</text:p>
      <text:p text:style-name="P272">.</text:p>
      <text:p text:style-name="P272">Чувствую прикосновение. Что-то энергично тормошит меня. Слышу приглушенное бормотание.</text:p>
      <text:p text:style-name="P272">.</text:p>
      <text:p text:style-name="P652">Я открываю глаза и вижу фигуру в голубом.</text:p>
      <text:p text:style-name="P260"/>
      <text:p text:style-name="P260">- Быстро! За мной! - торопливо шепчет мне она.</text:p>
      <text:p text:style-name="P260">Я послушно ползу среди костей и раздавленных черепов за голубой пони… Пони? Какой ещё, к дьяволу, пони?</text:p>
      <text:p text:style-name="P260">- Пегаской! - шипит, оборачиваясь, она.</text:p>
      <text:p text:style-name="P261"/>
      <text:p text:style-name="P260">Видно, последние слова я произнёс вслух. И, да, теперь я замечаю у поняхи два аккуратно сложенных на спине крыла, <text:span text:style-name="T74">одно из них, правда, нарушенной формы</text:span>. Лёгкие пластинчатые доспехи плотно облегают её грудь и бока.</text:p>
      <text:p text:style-name="P260">Черепа… Кости… Пегаска в броне… Чушь какая-то!</text:p>
      <text:p text:style-name="P260"/>
      <text:p text:style-name="P260"><text:soft-page-break/>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260"/>
      <text:p text:style-name="P260">- Какого чё…?!!</text:p>
      <text:p text:style-name="P260">-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260">- Появится кто? - спросил я, потирая ушибленную о каменный свод макушку.</text:p>
      <text:p text:style-name="P260"/>
      <text:p text:style-name="P260">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260"/>
      <text:p text:style-name="P260">Я пригнулся к уху поньки и еле слышно прошептал:</text:p>
      <text:p text:style-name="P260">- Кто это?</text:p>
      <text:p text:style-name="P260">- Агамемнон, - так же, едва шевеля губами, прошептала поняха. - Он сегодня голодный - остался без обеда. И у него хороший слух.</text:p>
      <text:p text:style-name="P260"/>
      <text:p text:style-name="P260">Я снова почесал ушибленный лоб.</text:p>
      <text:p text:style-name="P260">- Мне это имя вообще ничего не говорит.</text:p>
      <text:p text:style-name="P260"/>
      <text:p text:style-name="P260">Пегаска критически осмотрела меня.</text:p>
      <text:p text:style-name="P260">-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260"/>
      <text:p text:style-name="P264">Пегаска попробовала было потрогать меня в паху, но я с возмущением отбросил её копыто.</text:p>
      <text:p text:style-name="P264"/>
      <text:p text:style-name="P260">-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260"/>
      <text:p text:style-name="P260">От беспокойной возни снаружи скала задрожала. Кто-то шумно зевнул и с металлическим скрежетом почесался.</text:p>
      <text:p text:style-name="P260"/>
      <text:p text:style-name="P260">- Так откуда ты? - пытливо спросила поняха.</text:p>
      <text:p text:style-name="P260"><text:soft-page-break/>-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260">Я закрыл глаза и сосредоточился…</text:p>
      <text:p text:style-name="P272">…</text:p>
      <text:p text:style-name="P272">- Не помню.</text:p>
      <text:p text:style-name="P272">- Что? - удивилась поняха. - Не помнишь, где твой дом?</text:p>
      <text:p text:style-name="P272">- Нет.</text:p>
      <text:p text:style-name="P272">- А как попал в гнездо Агамемнона — помнишь?</text:p>
      <text:p text:style-name="P272">- Нет.</text:p>
      <text:p text:style-name="P272">- А кто ты — помнишь?</text:p>
      <text:p text:style-name="P272">- Нет.</text:p>
      <text:p text:style-name="P260"><text:span text:style-name="T47">- Ну и ну. Ни в жизнь ещё таких чудаков не встречала. - покачала головой пегаска. - Ты не обижайся, но ты <text:s/>мозгами напоминаешь мне </text:span><text:span text:style-name="T48">полугодовалого жеребёнка</text:span><text:span text:style-name="T47">. То есть, вообще не </text:span><text:span text:style-name="T48">паришь</text:span><text:span text:style-name="T47"> по жизни. Хотя, на вид, взрослый. Как ты, вообще, дожил до своих лет, если не помнишь ничего?</text:span></text:p>
      <text:p text:style-name="P272">-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272">-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272">- Следующий? - я мучительно пытался ухватить логическую нить. - А кто предыдущий?</text:p>
      <text:p text:style-name="P272">-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272">Пегаска склонила шею и я увидел огромную шишку с кровоподтёком на затылке поняхи.</text:p>
      <text:p text:style-name="P272">-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272"/>
      <text:p text:style-name="P260">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260"/>
      <text:p text:style-name="P260">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260"/>
      <text:p text:style-name="P260">…</text:p>
      <text:p text:style-name="P260"><text:soft-page-break/>СИЯНИЕ</text:p>
      <text:p text:style-name="P272">…</text:p>
      <text:p text:style-name="P260"><text:span text:style-name="T50">Оно п</text:span><text:span text:style-name="T47">овсюду. </text:span><text:span text:style-name="T50">Нет верха и низа, нет направлений и расстояний. Нет м</text:span><text:span text:style-name="T47">ыслей. Нет чувств. Нет времени. Есть только бесконечное сияние…</text:span></text:p>
      <text:p text:style-name="P272">.</text:p>
      <text:p text:style-name="P272">Кто я?</text:p>
      <text:p text:style-name="P272">.</text:p>
      <text:p text:style-name="P272">Где я?</text:p>
      <text:p text:style-name="P272">.</text:p>
      <text:p text:style-name="P260">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260">Внезапно фигура как будто наклоняется ко мне и почти выкрикивает фразу. Видение рушится, но фраза впечатывается в память:</text:p>
      <text:p text:style-name="P260">- ИДИ В ДРОГОНШТЕРН!</text:p>
      <text:p text:style-name="P260"/>
      <text:p text:style-name="P260">…</text:p>
      <text:p text:style-name="P260"/>
      <text:p text:style-name="P260">- Я ВСПОМНИЛ! ВСПОМНИЛ! ДРОГОНШТЕРН!!! - я хлопнул себя по лбу. - Мне нужно попасть в Дрогонштерн!</text:p>
      <text:p text:style-name="P260"/>
      <text:p text:style-name="P260">Поняха закатила глаза и стукнулась лбом о камень.</text:p>
      <text:p text:style-name="P260">- <text:span text:style-name="T72">Я ЖЕ ПРЕДУПРЕЖДАЛА, ПОТИШЕ!!!</text:span> - заорала понька. - Что за тупой <text:span text:style-name="T29">индивид</text:span> попался!</text:p>
      <text:p text:style-name="P260"/>
      <text:p text:style-name="P260">Снаружи беспокойно завозились, что-то неразборчиво запыхтели и внезапно валун, под которым мы прятались, вознёсся над нашими головами.</text:p>
      <text:p text:style-name="P260">Поняха бросилась на меня, сбив с ног и закрыв телом и крыльями.</text:p>
      <text:p text:style-name="P260"/>
      <text:p text:style-name="P260">-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260">- А как же ты? Он же съест тебя?</text:p>
      <text:p text:style-name="P260">- Не беспокойся, я в последний момент извернусь и улечу. Действуй!</text:p>
      <text:p text:style-name="P260"/>
      <text:p text:style-name="P260">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260"><text:soft-page-break/></text:p>
      <text:p text:style-name="P260">- <text:span text:style-name="T72">ВИЖУ СБЕЖАВШИЙ ВЧЕРАШНИЙ ОБЕД. ЕЩЁ НЕ ПРОТУХ. ХОРОШО.</text:span></text:p>
      <text:p text:style-name="P265"/>
      <text:p text:style-name="P266">- Ну так и жри, пока не скисло! - заорала поняха, повернув к нему голову.</text:p>
      <text:p text:style-name="P266"/>
      <text:p text:style-name="P266">- <text:span text:style-name="T72">ОН ЕЩЁ И РУГАЕТСЯ,</text:span> - недовольно заметил дракон. - <text:span text:style-name="T72">СЛИШКОМ СЫРОЙ</text:span>. <text:span text:style-name="T72">НАДО ПРОЖАРИТЬ.</text:span></text:p>
      <text:p text:style-name="P266">Внезапно он открыл пасть и к нам устремился поток зелёного пламени.</text:p>
      <text:p text:style-name="P266">Пегаска пискнула и прижалась ко мне покрепче. Я завороженно смотрел навстречу гибели…</text:p>
      <text:p text:style-name="P266"/>
      <text:p text:style-name="P266">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266"/>
      <text:p text:style-name="P266">- Бежим! - пегаска вскочила и указала направление. Я припустил со всех ног. Безумие последнего часа выбило из меня способность мыслить.</text:p>
      <text:p text:style-name="P266"/>
      <text:p text:style-name="P266">… И потому я остановился у края пропасти, руководствуясь исключительно рефлексами.</text:p>
      <text:p text:style-name="P266">Пару камешек сорвалось у меня из-под ноги и скрылось в голубоватой дымке. Я перевёл дух.</text:p>
      <text:p text:style-name="P266"/>
      <text:p text:style-name="P266">- Почему остановился?!! Прыгай! - пегаска остановилась рядом и указала копытом прямо вниз. - Прыгай, если хочешь жить!</text:p>
      <text:p text:style-name="P266"><text:s/></text:p>
      <text:p text:style-name="P266"><text:span text:style-name="T72">- НЕНАВИЖУ ПОНЯЧЬЮ МАГИЮ! НЕ ВЫНОШУ ПОНИ!!! ВИДЕТЬ ИХ БОЛЬШЕ НЕ ХОЧУ В СВОЁМ ГНЕЗДЕ!</text:span> - орал Агамемнон, протирая глаза.</text:p>
      <text:p text:style-name="P266"/>
      <text:p text:style-name="P266">Я молча стоял и смотрел вниз, хлопая глазами. </text:p>
      <text:p text:style-name="P266">Пегаска всё поняла. Она присела, как будто готовясь к прыжку. Я сделал маленький шажок назад, не желая прыгать.</text:p>
      <text:p text:style-name="P266">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266"/>
      <text:p text:style-name="P266">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266">Довольно скоро я оказался в захвате передних ноги пегаски и к моим воплям присоединился её протяжный визг.</text:p>
      <text:p text:style-name="P266"><text:soft-page-break/></text:p>
      <text:p text:style-name="P266">- А-А-А-А-А-А-А-А-А-А!!!</text:p>
      <text:p text:style-name="P266"/>
      <text:p text:style-name="P266">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264">…</text:p>
      <text:p text:style-name="P261"/>
      <text:p text:style-name="P52">- Да ты совсем чокнулась, коняга долбанутая! - заорал я, как только вынырнул, - я же мог разбиться!!!</text:p>
      <text:p text:style-name="P52">-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52">- Вижу! - я издевательски набрал в рот воды и выплюнул на голубой круп. - Что же ты не могла нормально приземлиться, если у тебя всё под контролем?</text:p>
      <text:p text:style-name="P52"/>
      <text:p text:style-name="P52">Пегаска сникла.</text:p>
      <text:p text:style-name="P52">- Не могла…</text:p>
      <text:p text:style-name="P52">Она молча, не попытавшись смахнуть воду, отвернулась и развернула <text:span text:style-name="T74">правое </text:span>крыло. Где-то на половине длины второго сустава оно безжизненно свисало под неестественным углом.</text:p>
      <text:p text:style-name="P52">- Если бы могла летать - не задержалась бы в гнезде Агамемнона… Сломала вчера на вираже, когда уходила от погони.</text:p>
      <text:p text:style-name="P52"/>
      <text:p text:style-name="P52">У меня пересохло в горле.</text:p>
      <text:p text:style-name="P52"><text:span text:style-name="T2">- Так ты тащила меня со сломаным крылом? А как же..? Ох… - я хотел было спросить, </text:span><text:span text:style-name="T28">как она планировала уходить от Агамемнона</text:span><text:span text:style-name="T2">, но запнулся.</text:span></text:p>
      <text:p text:style-name="P260"/>
      <text:p text:style-name="P260">Иногда ты довольно туго соображаешь, чувак! Жертвенность этой поняхи заслуживает большей награды, чем ты можешь дать сейчас.</text:p>
      <text:p text:style-name="P260"/>
      <text:p text:style-name="P260">Я примирительно потрепал пегаску по голубой гриве и неумело погладил по крупу, стряхивая воду.</text:p>
      <text:p text:style-name="P260">- Извини, подруга. Я ступил.</text:p>
      <text:p text:style-name="P260"/>
      <text:p text:style-name="P52">Та немедленно повернулась. Одно движение ноги стёрло слёзы с носа и по улыбке во всю ширину мордахи я понял, что прощён.</text:p>
      <text:p text:style-name="P52"/>
      <text:p text:style-name="P52">-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52"><text:soft-page-break/>- Да уж, - я поёжился, - твой дедушка тобой гордился бы.</text:p>
      <text:p text:style-name="P52">-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52"/>
      <text:p text:style-name="P52">Я присвистнул.</text:p>
      <text:p text:style-name="P52">- Фигасе у тебя был дедуля. Как ты вообще выжила?</text:p>
      <text:p text:style-name="P52">Пегаска смутилась.</text:p>
      <text:p text:style-name="P52">-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52"><text:line-break/>Я попытался подбодрить лошадку и похлопал её по шее.</text:p>
      <text:p text:style-name="P52">- Не грусти. Крыло заживёт и ты снова будешь летать наперегонки с дедом! Или падать – что больше нравится.</text:p>
      <text:p text:style-name="P52"/>
      <text:p text:style-name="P52">У пегаски задрожали губы и уголки глаз подозрительно заблестели.</text:p>
      <text:p text:style-name="P52">- Не получится. Никогда-никогда. Он однажды улетел разгонять грозу и в облаке на полной скорости врезался в гору.</text:p>
      <text:p text:style-name="P52"/>
      <text:p text:style-name="P52">Да уж, чувак, ты умеешь утешать!</text:p>
      <text:p text:style-name="P52"/>
      <text:p text:style-name="P52">Я снова погладил пегаску. Та в ответ неожиданно сильно прижалась ко мне, помогая себе передней ногой.</text:p>
      <text:p text:style-name="P52">- Ай! - я свободной рукой отстранил поняху.</text:p>
      <text:p text:style-name="P52">- И-извини… Я расклеилась. Мне нужно было утешиться. Я думала, ты меня поймешь, - пробормотала пегаска и отвернулась.</text:p>
      <text:p text:style-name="P52">- Да нет, не в том дело.</text:p>
      <text:p text:style-name="P52"/>
      <text:p text:style-name="P52">Я полез рукой под рубашку, нашаривая колющий грудь предмет.</text:p>
      <text:p text:style-name="P52"/>
      <text:p text:style-name="P52">- Ого! Что за хрень?</text:p>
      <text:p text:style-name="P52"/>
      <text:p text:style-name="P52">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52"/>
      <text:p text:style-name="P52"><text:soft-page-break/>- Интересно… Это не пегасье украшение, - приблизила нос к фигурке поняха, - и не единорожье. В тех ред<text:span text:style-name="T74">к</text:span>их случаях, когда единорог спаривается с пегасом, такой гибрид не получается. Всегда появляется или пегас, или единорог.</text:p>
      <text:p text:style-name="P52">- Естественно, не пегасье. Это моё украшение. Знать бы только, как оно у меня оказалось!</text:p>
      <text:p text:style-name="P52"/>
      <text:p text:style-name="P52">Я попытался снять цепочку, но не смог взять её в руку. Золотистое сияние охватило мою шею и мягко оттолкнуло руку прочь.</text:p>
      <text:p text:style-name="P52"/>
      <text:p text:style-name="P52">- Чего-о-о?!! Не понял!</text:p>
      <text:p text:style-name="P52"/>
      <text:p text:style-name="P52">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52"/>
      <text:p text:style-name="P52">- Кажется, я понимаю, что спасло нас от Агамемнона!</text:p>
      <text:p text:style-name="P52">- Эмм… Ты?</text:p>
      <text:p text:style-name="P52"/>
      <text:p text:style-name="P52">Пегаска ткнула копытом в украшение. Золотое свечение остановило её ногу в сантиметре от моей груди.</text:p>
      <text:p text:style-name="P52"/>
      <text:p text:style-name="P52">- Я не о том. Вот то золотое марево, которое защитило нас от пламени дракона – это её копыт дело!</text:p>
      <text:p text:style-name="P52">- Её? - я почесал в затылке, - Тогда уже его. Украшение – оно. Блин, щекочется – а я даже снять его не могу!</text:p>
      <text:p text:style-name="P52">- Её. <text:s/>Украшение – кобылка, - растолковала пегаска. - Это тебе любой пони скажет.</text:p>
      <text:p text:style-name="P52"/>
      <text:p text:style-name="P52">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52">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52">… </text:p>
      <text:p text:style-name="P52">Я открыл глаза и увидел Джет, таращившуюся на меня во все глаза.</text:p>
      <text:p text:style-name="P52"/>
      <text:p text:style-name="P52">- Ты в порядке?</text:p>
      <text:p text:style-name="P52"/>
      <text:p text:style-name="P52">Я запустил руку под рубашку и немного пошарил. Ну дела! Ни фигурки, ни цепочки.</text:p>
      <text:p text:style-name="P52"/>
      <text:p text:style-name="P52">- Не знаю. Вроде, да. Но кулон исчез.</text:p>
      <text:p text:style-name="P52"><text:soft-page-break/>- Никуда он не исчез. <text:s/>Я видела, как эта фиговина растворилась у тебя на груди!</text:p>
      <text:p text:style-name="P52">- Прямо через рубашку?</text:p>
      <text:p text:style-name="P52">- Угу! Она так сияла, что я даже твои рёбра видела. То ещё зрелище…</text:p>
      <text:p text:style-name="P52"/>
      <text:p text:style-name="P52">Я хмыкнул, потёр висок и в конце-концов плюнул на попытки что-либо понять.</text:p>
      <text:p text:style-name="P52"/>
      <text:p text:style-name="P52">- В общем, попытка номер два.</text:p>
      <text:p text:style-name="P52">- Ась? - недоумённо спросила пегаска.</text:p>
      <text:p text:style-name="P52"/>
      <text:p text:style-name="P52">Я в ответ осторожно, не касаясь повреждённого крыла, обнял её и прижал к себе покрепче.</text:p>
      <text:p text:style-name="P52">- Спасибо, что спасла меня. Серьёзно.</text:p>
      <text:p text:style-name="P52"/>
      <text:p text:style-name="P52">Я так и почувствовал, как расслабляется в моих руках поняха, буквально упёршись в меня грудью и положив голову на плечо.</text:p>
      <text:p text:style-name="P52">- Друзья зовут меня Джет.</text:p>
      <text:p text:style-name="P52">- Здорово, Джет! А меня зовут… Эмм…</text:p>
      <text:p text:style-name="P52"/>
      <text:p text:style-name="P52">Блин! Похоже, это ещё одна вещь, которую я не помню.</text:p>
      <text:p text:style-name="P52"/>
      <text:p text:style-name="P52">- Называй меня… Эээ… Хуман! Хуман из племени Хомо Сапиенсов.</text:p>
      <text:p text:style-name="P52">- Привет, Хуман! - пегаска с улыбкой отстранилась и потрясла мою руку, зажав её между копыт.</text:p>
      <text:p text:style-name="P52">- Привет, Джет!</text:p>
      <text:p text:style-name="P52">- Привет, красавчики!</text:p>
      <text:p text:style-name="P253"/>
      <text:p text:style-name="P267">Мы обернулись на голос и узрели с полдюжины копий, чуть ли не уткнувшихся нам в носы…</text:p>
      <text:p text:style-name="P267"/>
      <text:p text:style-name="P270">***</text:p>
      <text:p text:style-name="P253"/>
      <text:p text:style-name="P267">- Хуман из Хомо Сапиенсов! - возвращает меня к реальности гортанный голос полосатой целительницы, - Ты можешь войти. Пегаска нуждается в тебе.</text:p>
      <text:p text:style-name="P267"/>
      <text:h text:style-name="P661" text:outline-level="2">3.5</text:h>
      <text:p text:style-name="P1"/>
      <text:p text:style-name="P2"><text:soft-page-break/>(обмен)</text:p>
      <text:p text:style-name="P6">День третий - Выборы в сенат (и победа партии стороннков плоской Эквестрии)</text:p>
      <text:p text:style-name="P6"/>
      <text:h text:style-name="P661" text:outline-level="2">4</text:h>
      <text:p text:style-name="P267"/>
      <text:p text:style-name="P286">…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286">…сссшшш… военные расходы стали максимальными за всю историю наблюдения – говорится в ежегодном отчёте международной …шшш… </text:p>
      <text:p text:style-name="P286">…хррршшш… заступил на дежурство девятнадцатый дивизион ПВО дальнего …шшшсссссшшш… </text:p>
      <text:p text:style-name="P286"/>
      <text:p text:style-name="P267">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267"/>
      <text:p text:style-name="P286">…шшсссшш… очередное заседание ООН, посвящённое предотвращению эскалации конфликта …хрр…</text:p>
      <text:p text:style-name="P286">…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286">…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286"/>
      <text:p text:style-name="P267">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267"/>
      <text:p text:style-name="P264">Близилось время обеда. Я пожал плечами и побрёл в столовку.</text:p>
      <text:p text:style-name="P264"/>
      <text:p text:style-name="P264">…</text:p>
      <text:p text:style-name="P264">&lt;<text:span text:style-name="T29">теория трун и волновых колебаний, мультиверс Эверетта</text:span>&gt;</text:p>
      <text:p text:style-name="P264">-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264"><text:soft-page-break/>-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264">-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264">-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264">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264"/>
      <text:p text:style-name="P264">Диоген с обидой посмотрел на сидящего за соседним столом Гейзенберга. Тот что-то доказывал Леннону и даже не повернулся в ответ.</text:p>
      <text:p text:style-name="P264"/>
      <text:p text:style-name="P264">-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264"/>
      <text:p text:style-name="P264">Диоген провёл от точки кривую линию <text:s/>и в конце сильно вдавил пальцем в стол. Слизывая впившиеся в палец крупицы соли, он продолжил.</text:p>
      <text:p text:style-name="P264"/>
      <text:p text:style-name="P264">-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264"/>
      <text:p text:style-name="P264">Диоген заговорщицки подмигнул мне и нарисовал от точки на столе ещё несколько кривых траекторий.</text:p>
      <text:p text:style-name="P264"/>
      <text:p text:style-name="P264">-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264"><text:soft-page-break/>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264"/>
      <text:p text:style-name="P264">- Красиво… - я не понял вообще ничего, но с Диогеном лучше было соглашаться, чтобы не вызвать приступ научного гнева.</text:p>
      <text:p text:style-name="P264">-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264">- Знаешь, Диоген, я больше ценитель классики. Ну, там, когда яблоко на голову падает или е равно эм-цэ-квадрат…</text:p>
      <text:p text:style-name="P264">- Это потому что ты не знаешь продолжения! - энергично воскликнул Диоген. - Я к чему это тебе про мультиверс Эверетта талдычу? <text:span text:style-name="T29">Я ведь его немного расширил пару лет назад!</text:span></text:p>
      <text:p text:style-name="P264"/>
      <text:p text:style-name="P264">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264"/>
      <text:p text:style-name="P264">-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264">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264"/>
      <text:p text:style-name="P264">- И что с того? - ошалело спросил я. Множественные вселенные в моём воображении играли на гармошке и танцевали чечётку.</text:p>
      <text:p text:style-name="P264"/>
      <text:p text:style-name="P264">-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p>
      <text:p text:style-name="P264"/>
      <text:p text:style-name="P264">Диоген выцарапал крошку из бороды и отправил в рот. В его голосе послышались истерически-восторжённые нотки.</text:p>
      <text:p text:style-name="P264"/>
      <text:p text:style-name="P264"><text:soft-page-break/>-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264"/>
      <text:p text:style-name="P264">Диоген выдохнул и залпом опрокинул в себя стакан компота. Закашлялся, вытер рот рукавом и обиженно оглянулся через плечо.</text:p>
      <text:p text:style-name="P264"/>
      <text:p text:style-name="P264">-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 text:style-name="T73">притянуто за уши, а камни годятся </text:span>только на то, чтобы вышибать мозги из заумствующих демагогов! Но позвольте!!</text:p>
      <text:p text:style-name="P267"/>
      <text:p text:style-name="P267">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267"/>
      <text:p text:style-name="P267">-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29">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p>
      <text:p text:style-name="P253"/>
      <text:p text:style-name="P253">Я уже отчаялся остановить вышедшего на орбиту философа и просто старался не заснуть.</text:p>
      <text:p text:style-name="P253"/>
      <text:p text:style-name="P253">-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253"/>
      <text:p text:style-name="P253"><text:soft-page-break/>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253"/>
      <text:p text:style-name="P253">-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253"/>
      <text:p text:style-name="P253">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253"/>
      <text:p text:style-name="P253">-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253"/>
      <text:p text:style-name="P267">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267">Крошка не двигалась.</text:p>
      <text:p text:style-name="P267">Я закрыл глаза, прижал пальцы рук к вискам и представил, как крошка поднимается в воздух и…</text:p>
      <text:p text:style-name="P267"/>
      <text:p text:style-name="P267">- Ты чего? У тебя что, голова болит? - Диоген встревожено тряс меня за плечо. - Хочешь леденец? Барбарисовый! Я вчера у Крыса выменял за сигарету.</text:p>
      <text:p text:style-name="P267"/>
      <text:p text:style-name="P267">Я открыл глаза. На месте крошки покоился локоть Диогена. Сам он участливо совал мне под нос леденец.</text:p>
      <text:p text:style-name="P267">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267"/>
      <text:p text:style-name="P267">- Нет, всё в порядке, продолжай.</text:p>
      <text:p text:style-name="P267">-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text:soft-page-break/>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267"/>
      <text:p text:style-name="P267">Я вытер брызги слюны Диогена со лба.</text:p>
      <text:p text:style-name="P267"/>
      <text:p text:style-name="P267">- А война? - я отчаянно искал повод свалить в палату. Мне ужасно хотелось спать.</text:p>
      <text:p text:style-name="P267">- Что – война?</text:p>
      <text:p text:style-name="P267">- Если у нас произойдёт война – случится ли война в отражении? Скажем, вот в том, далёком – на седьмой волне?</text:p>
      <text:p text:style-name="P267">-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267"/>
      <text:p text:style-name="P267">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267"/>
      <text:p text:style-name="P267">…</text:p>
      <text:p text:style-name="P267"/>
      <text:p text:style-name="P267">- Дедлайн, танцуй! - судья Дредд окликнул меня на входе в палату.</text:p>
      <text:p text:style-name="P267"/>
      <text:p text:style-name="P267">Я повернул голову.</text:p>
      <text:p text:style-name="P267"/>
      <text:p text:style-name="P267">- Ты же не хотел переезжать в четвёртую палату? Так вот, перевод отменяется. Остаёшься в третьей своих пауков разводить.</text:p>
      <text:p text:style-name="P267"/>
      <text:p text:style-name="P267">“Неужто Алекс замолвил за меня словечко?” - пронеслось у меня в мыслях. - “Расстались мы с ним не на хорошей ноте. Что он потребует взамен?”</text:p>
      <text:p text:style-name="P267">- Да не смотри ты на меня, как кролик на удава! - отмахнулся Дредд, - новенький умер. Сегодня утром. Я как раз на утреннем осмотре был.</text:p>
      <text:p text:style-name="P267"/>
      <text:p text:style-name="P267"><text:soft-page-break/>У меня перехватило дыхание.</text:p>
      <text:p text:style-name="P267"/>
      <text:p text:style-name="P267">- От чего он умер?</text:p>
      <text:p text:style-name="P267">-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267"/>
      <text:p text:style-name="P270">***</text:p>
      <text:p text:style-name="P267"/>
      <text:p text:style-name="P267">- Джет… - шепчу я тихонько.</text:p>
      <text:p text:style-name="P267"/>
      <text:p text:style-name="P267">Комок под серым пледом слабо шевелится.</text:p>
      <text:p text:style-name="P267"/>
      <text:p text:style-name="P267">- Она очень слаба. Разговаривай с ней не более четверти часа, Хуман из Хомо Сапиенсов. Время пошло.</text:p>
      <text:p text:style-name="P267"/>
      <text:p text:style-name="P267">Зеррика ставит на полку возле кровати песочные часы и выходит.</text:p>
      <text:p text:style-name="P267"/>
      <text:p text:style-name="P267">- Джет!</text:p>
      <text:p text:style-name="P267">Из-под одеяла высовывается копыто и затаскивает мою руку под одеяло. К руке прижимается что-то тёплое и влажное.</text:p>
      <text:p text:style-name="P267">Я осторожно стаскиваю одеяло с пегаски. Та лежит на животе, вся спина перебинтована. Джет прижимает мою руку к заплаканной щеке.</text:p>
      <text:p text:style-name="P267"/>
      <text:p text:style-name="P267">-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267"/>
      <text:p text:style-name="P267">Я ногой придвигаю к кровати стул и сажусь на него. Свободной рукой треплю пегаску между ушами.</text:p>
      <text:p text:style-name="P267"/>
      <text:p text:style-name="P267">-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267"><text:s/></text:p>
      <text:p text:style-name="P267">-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267"><text:soft-page-break/></text:p>
      <text:p text:style-name="P267">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267"/>
      <text:p text:style-name="P267">-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267"/>
      <text:p text:style-name="P267">Я шутливо сжимаю её нос. </text:p>
      <text:p text:style-name="P267"/>
      <text:p text:style-name="P267">-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267">- Это уже мои проблемы.</text:p>
      <text:p text:style-name="P267">- <text:s/>Зато я отлично умею готовить гороховый суп. Кстати, а что такое “суицид”? - спрашивает пегаска сонным голосом и зевает.</text:p>
      <text:p text:style-name="P267"/>
      <text:p text:style-name="P267">Я задумываюсь. В полумраке палатки тускло блестят доспехи Джет, сваленные кучей в углу.</text:p>
      <text:p text:style-name="P267">-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267"/>
      <text:p text:style-name="P267">- Хррр… я поняла… я буду бороться до конца… Хум… хррр…</text:p>
      <text:p text:style-name="P267"/>
      <text:p text:style-name="P267">- Хуман из Хомо Сапиенсов! Пора заканчивать визит.</text:p>
      <text:p text:style-name="P267"/>
      <text:p text:style-name="P267">Полог палатки раздвигается и Зеррика показывает мне копытом на часы, в которых пересыпаются последние песчинки.</text:p>
      <text:p text:style-name="P267">Я осторожно высвобождаю руку из захвата спящей Джет и поправляю ей одеяло.</text:p>
      <text:p text:style-name="P267"/>
      <text:p text:style-name="P267">- Когда она встанет на ноги?</text:p>
      <text:p text:style-name="P267">- Н<text:span text:style-name="T29">едели </text:span>будет достаточно, Хуман. Пегасы - крепкие создания. Ты можешь оставаться с нами до её выздоровления.</text:p>
      <text:p text:style-name="P267">- Спасибо вам. За всё. За Джет.</text:p>
      <text:p text:style-name="P267"/>
      <text:p text:style-name="P267">Зебра косит на меня изумрудным глазом.</text:p>
      <text:p text:style-name="P267"><text:soft-page-break/></text:p>
      <text:p text:style-name="P267">-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267"/>
      <text:p text:style-name="P267">Я неверяще смотрю на Зеррику.</text:p>
      <text:p text:style-name="P267"/>
      <text:p text:style-name="P267">- Вы знали, что у Джет отвалится крыло и я буду мешать ей прыгнуть с обрыва?</text:p>
      <text:p text:style-name="P267"/>
      <text:p text:style-name="P267">Зебра смущается.</text:p>
      <text:p text:style-name="P267"/>
      <text:p text:style-name="P267">-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267">- Что за миссия? Я не то, что какую-то миссию – я не знаю даже, как меня зовут!</text:p>
      <text:p text:style-name="P267"/>
      <text:p text:style-name="P267">Зеррика сочувствующе кивает.</text:p>
      <text:p text:style-name="P267"/>
      <text:p text:style-name="P267">-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267"/>
      <text:p text:style-name="P267">…</text:p>
      <text:p text:style-name="P267"/>
      <text:p text:style-name="P267">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267"/>
      <text:p text:style-name="P267">- А, Большой М’боно! - приветствует меня Сенбе скрипучим голосом. - Заходи. Сенбе ждал тебя.</text:p>
      <text:p text:style-name="P267"/>
      <text:p text:style-name="P267">Зебра указывает копытом на мешок рядом. Я присаживаюсь. Зеррика почтительно склоняет голову перед старейшиной и <text:span text:style-name="T74">выходит из палатки</text:span>. Ящерица не мигая <text:s/>смотрит на нас из-под потолка.</text:p>
      <text:p text:style-name="P267"/>
      <text:p text:style-name="P267">- Почему ты зовёшь меня “Большой М’боно”? О какой ещё миссии вы говорите? Что ты узнал о мне прошлой весной? Каким хером я тут очутился? Кто я <text:span text:style-name="T74">такой</text:span>, чёрт меня подери <text:span text:style-name="T74">на мальтийский крест</text:span>?</text:p>
      <text:p text:style-name="P267"><text:soft-page-break/></text:p>
      <text:p text:style-name="P267">Сенбе поднимает копыто, останавливая поток сознания.</text:p>
      <text:p text:style-name="P267"/>
      <text:p text:style-name="P267">- Слишком много вопросов для старого <text:span text:style-name="T74">шамана</text:span>. Большой М’боно слишком молод и зол. Совсем как Сенбе, когда он сам был молод, - с<text:span text:style-name="T74">тарейшина </text:span>усмехнулся. <text:span text:style-name="T74">- Сенбе прочитает тебе то, что сам узнал полгода назад во сне. Не спрашивай ни о чём сверх того. Сенбе не ответит — сам не знает.</text:span></text:p>
      <text:p text:style-name="P253">&lt;расписать больше быта у Сенбе&gt;</text:p>
      <text:p text:style-name="P289">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267"/>
      <text:p text:style-name="P270">***</text:p>
      <text:p text:style-name="P267">&lt;<text:span text:style-name="T29">ывкпвпекываукпеыварпевыаерпкув</text:span>&gt;</text:p>
      <text:p text:style-name="P309"/>
      <text:p text:style-name="P270">***</text:p>
      <text:p text:style-name="P267"/>
      <text:p text:style-name="P267">Сенбе захлопывает книгу.</text:p>
      <text:p text:style-name="P267"/>
      <text:p text:style-name="P267">- Большой Мбоно доволен? Сенбе ответил на твои вопросы?</text:p>
      <text:p text:style-name="P267">- Вполне, - с каменным лицом говорю я.</text:p>
      <text:p text:style-name="P267">-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267"/>
      <text:h text:style-name="P661" text:outline-level="2">4.5</text:h>
      <text:p text:style-name="P1"/>
      <text:p text:style-name="P2"/>
      <text:p text:style-name="P6">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6">Селестия бесконечно счастлива, что у неё есть помощник - Анон</text:p>
      <text:p text:style-name="P4">(<text:span text:style-name="T29">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text:soft-page-break/>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53">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6">&lt;Сцена с напившейся Селестией&gt;</text:p>
      <text:p text:style-name="P13">(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11"/>
      <text:h text:style-name="P661" text:outline-level="2">5</text:h>
      <text:p text:style-name="P267">&lt;<text:span text:style-name="T29">глава с фейковым Диалогом с Терминатором должна быть ПОСЛЕ договорённости с Крысом о побеге</text:span>&gt;</text:p>
      <text:p text:style-name="P267">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267">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267"/>
      <text:p text:style-name="P52"><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52">Два года</text:span><text:span text:style-name="T1"> прошло со времени моего последнего Урока, но я отлично помню процедуру приветствия. Опыт не пропьёшь.</text:span></text:p>
      <text:p text:style-name="P267"/>
      <text:p text:style-name="P311">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text:soft-page-break/>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253"/>
      <text:p text:style-name="P267">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267">Что ж. Обманывать нехорошо, но для дела – можно.</text:p>
      <text:p text:style-name="P253">&lt;более детальное описание начала диалога. Сам диалог развернуть&gt;</text:p>
      <text:p text:style-name="P267">- Как мне звать тебя, Учитель? - прошептал я ему на ухо. - Я желаю взять урок.</text:p>
      <text:p text:style-name="P253"/>
      <text:p text:style-name="P267">Зрачки Терминатора застыли. Губы замерли. Казалось, он перестал дышать.</text:p>
      <text:p text:style-name="P267">Прошли бесконечные полминуты, когда губы Терминатора дёрнулись.</text:p>
      <text:p text:style-name="P267"/>
      <text:p text:style-name="P267">- Оператор 34. Я готов учить тебя, Хэвэн, - прошептал он в ответ.</text:p>
      <text:p text:style-name="P267">- Приветствие принято, оператор 34. Начинаем диалог.</text:p>
      <text:p text:style-name="P267"/>
      <text:p text:style-name="P267">Секунды сгорали одна за другой, как мотыльки в костре. Вопросы следовали один за другим в быстрой последовательности.</text:p>
      <text:p text:style-name="P267"/>
      <text:p text:style-name="P253">- Каков был класс твоей защиты?</text:p>
      <text:p text:style-name="P253">- Двадцать шестой.</text:p>
      <text:p text:style-name="P253">- Сколько времени ты продержался?</text:p>
      <text:p text:style-name="P253">- Семнадцать минут.</text:p>
      <text:p text:style-name="P253">- Сколько времени ты бы продержался с сорок восьмым классом?</text:p>
      <text:p text:style-name="P253">- … Часа два… Наверное…</text:p>
      <text:p text:style-name="P253">- Какой ты запомнил Хэвэн?</text:p>
      <text:p text:style-name="P253">- Она прекрасна…</text:p>
      <text:p text:style-name="P253">- Чего более всего нужно опасаться при встрече с ней сейчас?</text:p>
      <text:p text:style-name="P253"/>
      <text:p text:style-name="P253">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253"/>
      <text:p text:style-name="P253">- Любви. Опасайся её любви. Не давай ей прикоснуться к себе.</text:p>
      <text:p text:style-name="P253"/>
      <text:p text:style-name="P267"><text:soft-page-break/>Терминатор откинулся на койку и закрыл его глаза.</text:p>
      <text:p text:style-name="P267"/>
      <text:p text:style-name="P267">- Сессия завершается, оператор 34. Закрываю диалог, - поспешно прошептал я.</text:p>
      <text:p text:style-name="P267">- До свидания, Хэвэн. Диалог закрыт, - с закрытыми глазами пробормотал Терминатор.</text:p>
      <text:p text:style-name="P267"/>
      <text:p text:style-name="P267">…</text:p>
      <text:p text:style-name="P267"/>
      <text:p text:style-name="P267">Всего семнадцать минут при двадцать шестом уровне защиты – Хэвэн сильно прогрессировала за <text:span text:style-name="T29">два года</text:span>.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p>
      <text:p text:style-name="P267">Что ж, двух часов мне более чем достаточно.</text:p>
      <text:p text:style-name="P267"/>
      <text:p text:style-name="P267">Белые чёрточки нарезали небо тонкими полосками. Восемь параллельных инверсионных следов, расползающихся ватными дорожками.</text:p>
      <text:p text:style-name="P267">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267"/>
      <text:p text:style-name="P267">Я протянул руку и подкрутил ручку настройки ретранслятора. Пыльный ящик разразился очередной порцией свистов.</text:p>
      <text:p text:style-name="P267"/>
      <text:p text:style-name="P286">…ccшшш… могут быть спокойны - звено истребителей с самолётом аэроразведки АВАКС патрулируют небо над столицей. <text:span text:style-name="T73">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286"/>
      <text:p text:style-name="P264">Гул столовой заглушил хрип древнего аппарата.</text:p>
      <text:p text:style-name="P267"/>
      <text:p text:style-name="P270">***</text:p>
      <text:p text:style-name="P267"/>
      <text:p text:style-name="P267">- Чешется! - Джет ожесточённо трётся об меня спиной, высунув язык от удовольствия.</text:p>
      <text:p text:style-name="P267">- Да погоди ты! - я отпихиваю пегаску, - Потерпи два дня. Снимут бинты – тогда хоть до дыр чеши!</text:p>
      <text:p text:style-name="P267">- ЧЕ-ШЕТ-СЯ!!! - Джет с совершенно безумными глазами начинает чесаться о центральный столб палатки.</text:p>
      <text:p text:style-name="P267"/>
      <text:p text:style-name="P267"><text:soft-page-break/>Тот явно не рассчитан на столь энергичных пациентов. Коротко треснув, столб валится набок, потянув за собой всё остальное.</text:p>
      <text:p text:style-name="P267"/>
      <text:p text:style-name="P267">- А х ты ж ё…!! - рухнувший полог палатки заглушает мои ругательства.</text:p>
      <text:p text:style-name="P267"/>
      <text:p text:style-name="P267">Изрядно пробарахтавшись в складках плотной ткани, я, наконец, прорываюсь на свободу.</text:p>
      <text:p text:style-name="P267"/>
      <text:p text:style-name="P267">-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267"/>
      <text:p text:style-name="P267">-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267">- ЭТО Я!!! Я САМА ОСВОБОДИЛАСЬ! - орёт Джет, - МНЕ НАДО!!!</text:p>
      <text:p text:style-name="P267"/>
      <text:p text:style-name="P267">Пегаска неистово катается по земле, пытаясь почесать копытами меж лопаток. Зеррика долго смотрит на это безобразие и, наконец, <text:s/>произносит:</text:p>
      <text:p text:style-name="P267"/>
      <text:p text:style-name="P267">-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267"/>
      <text:p text:style-name="P267">Джет моментально замирает.</text:p>
      <text:p text:style-name="P267"/>
      <text:p text:style-name="P267">- Эээ… Ооо… Упс… Н-наденьте на меня, пожалуйста, бандажи… И привяжите к кровати – я не ручаюсь, что во сне не сорву их.</text:p>
      <text:p text:style-name="P267"/>
      <text:p text:style-name="P267">Зеррика фейсхуфит. Потом воздевает глаза к потолку. Потом вздыхает.</text:p>
      <text:p text:style-name="P267"/>
      <text:p text:style-name="P267">-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267"/>
      <text:p text:style-name="P267">…</text:p>
      <text:p text:style-name="P267"/>
      <text:p text:style-name="P267"><text:soft-page-break/>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267"/>
      <text:p text:style-name="P267">- Поправь меня! Мне солнце прям в глаз светит!</text:p>
      <text:p text:style-name="P267"/>
      <text:p text:style-name="P267">Я пододвигаю крестовину.</text:p>
      <text:p text:style-name="P267"/>
      <text:p text:style-name="P267">- Итак, поехал он за аленьким цветочком.&lt;<text:span text:style-name="T29">шутливая </text:span><text:span text:style-name="T52">история</text:span>&gt;</text:p>
      <text:p text:style-name="P267"/>
      <text:h text:style-name="P661" text:outline-level="2">5.5</text:h>
      <text:p text:style-name="P1"/>
      <text:p text:style-name="P2">(обмен)</text:p>
      <text:p text:style-name="P2">&lt;<text:span text:style-name="T29">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5">&lt;Отправка Анона на Луну с Луной&gt;</text:p>
      <text:p text:style-name="P2"><text:span text:style-name="T29">&lt;Сцена с голым Аноном и Луной</text:span>&gt;</text:p>
      <text:p text:style-name="P1"/>
      <text:h text:style-name="P661" text:outline-level="2">6</text:h>
      <text:p text:style-name="P267"/>
      <text:p text:style-name="P267">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29">расписать нагнетание предвоенной атморсферы</text:span>&gt;</text:p>
      <text:p text:style-name="P267">Я выкинул одноразовые тарелки в мусорный бак и собрался уходить, когда меня окликнули.</text:p>
      <text:p text:style-name="P267"/>
      <text:p text:style-name="P267">- Дедлайн, я рассчитал! Рассчитал!</text:p>
      <text:p text:style-name="P267"/>
      <text:p text:style-name="P267">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267"/>
      <text:p text:style-name="P267">- Я всё рассчитал! Десять!</text:p>
      <text:p text:style-name="P267"/>
      <text:p text:style-name="P267">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267"><text:soft-page-break/></text:p>
      <text:p text:style-name="P267">- Идём!</text:p>
      <text:p text:style-name="P267"/>
      <text:p text:style-name="P267">Палата Диогена была через одну с моей – надзирающий санитар Шопен лениво кивнул мне, пропуская внутрь.</text:p>
      <text:p text:style-name="P267">Подойдя к своей койке, Диоген нырнул в тумбочку чуть ли не по пояс.</text:p>
      <text:p text:style-name="P267"/>
      <text:p text:style-name="P267">- Сюда я его положил, лежал же где-то тут… Ага!</text:p>
      <text:p text:style-name="P267"/>
      <text:p text:style-name="P267">Диоген вытащил смятый листок.</text:p>
      <text:p text:style-name="P267"/>
      <text:p text:style-name="P267">- Сегодня ночью пришло вдохновение – рассчитал всё, как ты и спрашивал! На седьмой волне – десять миллионов!</text:p>
      <text:p text:style-name="P267">-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267"/>
      <text:p text:style-name="P267">-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29">расписать</text:span>&gt;</text:p>
      <text:p text:style-name="P267">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267">…</text:p>
      <text:p text:style-name="P267">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267"/>
      <text:p text:style-name="P267">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267"/>
      <text:p text:style-name="P267">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267"/>
      <text:p text:style-name="P270"><text:soft-page-break/>***</text:p>
      <text:p text:style-name="P267"/>
      <text:p text:style-name="P267">- Четыре! Три! Два! Один! Снимай, - кивает мне Зеррика.</text:p>
      <text:p text:style-name="P267"/>
      <text:p text:style-name="P267">Я сдёргиваю разрезанные остатки повязки с Джет. Та уже стоит на полусогнутых, ожидая возможности как следует почесаться.</text:p>
      <text:p text:style-name="P267">- И-и-и-й-е-е-ех!</text:p>
      <text:p text:style-name="P267"/>
      <text:p text:style-name="P267">Одним прыжком Джет достигает ближайшей сосны и разворачивается к ней спиной. Выгибается, <text:s/>топает в предвкушении копытом и…</text:p>
      <text:p text:style-name="P267">И замирает..</text:p>
      <text:p text:style-name="P267">…</text:p>
      <text:p text:style-name="P267">- Джет, ты чего?</text:p>
      <text:p text:style-name="P267"/>
      <text:p text:style-name="P267">На лице пегаски появляется глупое выражение. Она словно прислушивается к чему-то внутри неё.</text:p>
      <text:p text:style-name="P267">Потом её мордаха несмело озаряется улыбкой. А за её спиной…</text:p>
      <text:p text:style-name="P267"/>
      <text:p text:style-name="P267">- Э-э-э… Что за… ?</text:p>
      <text:p text:style-name="P267"/>
      <text:p text:style-name="P267">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29">равое</text:span> крыло – пегасье, голубое с перьями, а <text:s/><text:span text:style-name="T29">левое</text:span> – чёрное, кожистое и перепончатое, с кривым когтем на сгибе последнего сустава…</text:p>
      <text:p text:style-name="P267"/>
      <text:p text:style-name="P267">- Какого фига?! - Джет недоумённо смотрит на левое, потом осторожно захватывает зубами коготь и дёргает.</text:p>
      <text:p text:style-name="P267">- Ай!</text:p>
      <text:p text:style-name="P267">-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267">- Что вы с ней сделали? - встреваю я. - Что это за уродское крыло?</text:p>
      <text:p text:style-name="P267">-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267"/>
      <text:p text:style-name="P267"><text:soft-page-break/>- О-ФИ-ГЕТЬ! - Джет чешет когтем спину и её лицо расплывается в блаженстве. - Кру-у-уть!</text:p>
      <text:p text:style-name="P267">- Не забывай, юная пегаска: летать тебе можно только через неделю. <text:span text:style-name="T74">И никакого подъёма грузов в течении полугода -</text:span> <text:span text:style-name="T74">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267">- ХА-РА-ШО!!! - Джет подпрыгивает и мчится в долину, сбивая грудью полевые цветы.</text:p>
      <text:p text:style-name="P267"/>
      <text:p text:style-name="P267">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267">Определённо, ты в долгу перед зебрами, Хуман!</text:p>
      <text:p text:style-name="P267"/>
      <text:p text:style-name="P267">- Спасибо тебе, Зеррика! Всем вам спасибо! За мной должок, - обращаюсь я к ней через плечо…</text:p>
      <text:p text:style-name="P267"/>
      <text:p text:style-name="P267">… Рядом со мной – никого. Лишь тёплый воздух дует мне в ответ и из долины доносятся радостные взвизги дурачащейся Джет.</text:p>
      <text:p text:style-name="P267">Как будто прошёл сон длиной в две недели, начавшийся кошмаром, но закончивш<text:span text:style-name="T74">и</text:span>йся солнцем и одуванчиками.</text:p>
      <text:p text:style-name="P267">Я спустился в долину и составил компанию пегаске.</text:p>
      <text:p text:style-name="P267"/>
      <text:h text:style-name="P661" text:outline-level="2">7</text:h>
      <text:p text:style-name="P267"/>
      <text:p text:style-name="P267">- Крыс! Эй, Крыс!</text:p>
      <text:p text:style-name="P289">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267"><text:span text:style-name="T74">-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90">&lt;</text:span><text:span text:style-name="T75">попсой ТОЙ СТОРОНЫ</text:span><text:span text:style-name="T90">&gt;</text:span><text:span text:style-name="T74"> обнаружили — беднягу чуть инфаркт не схватил.</text:span></text:p>
      <text:p text:style-name="P289"/>
      <text:p text:style-name="P289">Выменять у Крыса хабар у нас означает «добыть». Где добывает хабар сам Крыс, остаётся загадкой. Хотя у меня были подозрения на сей счёт.</text:p>
      <text:p text:style-name="P289"/>
      <text:p text:style-name="P289">- Стой, не уходи, дело есть, - я схватил Крыса за плечо.</text:p>
      <text:p text:style-name="P289"/>
      <text:p text:style-name="P289">Тот хмуро зыркнул на меня и скинул руку.</text:p>
      <text:p text:style-name="P289"/>
      <text:p text:style-name="P289">- Чего тебе? Решил долг вернуть?</text:p>
      <text:p text:style-name="P289"><text:soft-page-break/>-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289">-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289"/>
      <text:p text:style-name="P289">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289"/>
      <text:p text:style-name="P289">- Да ладно! - не поверил Крыс, осторожно понюхав пробку бутылки. - Джек Дэниэлс ориджинал! Ты, случаем, не Санта Клаус?</text:p>
      <text:p text:style-name="P289">- Это только задаток. Слушай сюда...</text:p>
      <text:p text:style-name="P267"/>
      <text:h text:style-name="P662" text:outline-level="2">***</text:h>
      <text:p text:style-name="P289"/>
      <text:p text:style-name="P289">Джет прислушивается, оттопырив уши вперёд.</text:p>
      <text:p text:style-name="P289"/>
      <text:p text:style-name="P289">- Там треснула ветка! Я точно слышала!</text:p>
      <text:p text:style-name="P289">- Да ладно тебе, Джет! Мы давным-давно оторвались от твердолобов — иначе за две недели у зебр они бы нас настигли.</text:p>
      <text:p text:style-name="P289"/>
      <text:p text:style-name="P289">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289"/>
      <text:p text:style-name="P289">- Хмм!</text:p>
      <text:p text:style-name="P289"/>
      <text:p text:style-name="P289">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289">Наконец пегаска приземляется.</text:p>
      <text:p text:style-name="P289"/>
      <text:p text:style-name="P289">- Показалось.</text:p>
      <text:p text:style-name="P289"/>
      <text:p text:style-name="P289">Мы продолжаем идти вдоль обрыва.</text:p>
      <text:p text:style-name="P289"><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289"/>
      <text:p text:style-name="P289">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289"/>
      <text:p text:style-name="P289">Я вздыхаю.</text:p>
      <text:p text:style-name="P289">Толчок возвращает меня к действительности. Я натыкаюсь на круп пегаски, настороженно вглядывающейся в заросли можжевельника.</text:p>
      <text:p text:style-name="P289"/>
      <text:p text:style-name="P289">- Хум, там кто-то пялится на нас! Готова спорить на маховое перо!</text:p>
      <text:p text:style-name="P289">- Да брось, Джет, ты уже проверила все окрестности.</text:p>
      <text:p text:style-name="P289"/>
      <text:p text:style-name="P289">Я хлопаю пегаску по крупу, побуждая двигаться дальше. Та вместо этого снова взмывает над деревьями.</text:p>
      <text:p text:style-name="P289"/>
      <text:p text:style-name="P291">-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291">Меня озаряет.</text:p>
      <text:p text:style-name="P289"/>
      <text:p text:style-name="P289">Пегаска! Дельтаплан! Пегаска!</text:p>
      <text:p text:style-name="P289"/>
      <text:p text:style-name="P289">С дьявольским хохотом я потираю руки и иду навстречу приземлившейся Джет. Та недоумённо смотрит на меня, склонив голову и насторожив уши.</text:p>
      <text:p text:style-name="P289">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289">Дрогонштерн темнеет в лучах заката. </text:p>
      <text:p text:style-name="P289"/>
      <text:h text:style-name="P661" text:outline-level="2"><text:soft-page-break/>8</text:h>
      <text:p text:style-name="P289"/>
      <text:p text:style-name="P289">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289">Крыс втолкнул меня в каморку, закрыл за собой дверь и заблокировал её, вставив в ручку веник. После чего включил свет.</text:p>
      <text:p text:style-name="P289">Тусклая лампочка осветила фаянсовый стульчак запасного туалета, груду измятых вёдер, веников и швабр.</text:p>
      <text:p text:style-name="P289"/>
      <text:p text:style-name="P289">- Ты сделал куклу? - шёпотом спросил Крыс.</text:p>
      <text:p text:style-name="P289">- Скрутил из полотенец, ведра и второй подушки. Под одеялом от человека не отличить.</text:p>
      <text:p text:style-name="P289">- Хорошо.</text:p>
      <text:p text:style-name="P289"/>
      <text:p text:style-name="P289">Крыс подошёл к унитазу, надавил сразу за ним и вытащил приличный кусок стены прямо с кафельной плиткой.</text:p>
      <text:p text:style-name="P289">За проёмом открылся вертикальный короб. Толстый ствол канализационной трубы и несколько труб потоньше занимали добрую треть ширины лаза.</text:p>
      <text:p text:style-name="P289"/>
      <text:p text:style-name="P289">-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289">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289">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289">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289">- Мы же договорились за две!</text:p>
      <text:p text:style-name="P289"><text:soft-page-break/>- Четыре! Две поставишь мне в кредит — верну хабаром. По-крайней мере, так ты меня больше на долг не подсадишь.</text:p>
      <text:p text:style-name="P289"/>
      <text:p text:style-name="P289">Крыс приблизил своё лицо к моему.</text:p>
      <text:p text:style-name="P289"/>
      <text:p text:style-name="P289">-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289"/>
      <text:p text:style-name="P289">Мелкие зубы Крыса <text:s/>сверкнули безумной улыбкой в тусклом свете лампочки.</text:p>
      <text:p text:style-name="P289">Я отодвинул его ладонью.</text:p>
      <text:p text:style-name="P289"/>
      <text:p text:style-name="P289">- Не надо. Если ты действительно меня знаешь, то бояться не должен.</text:p>
      <text:p text:style-name="P289"/>
      <text:p text:style-name="P289">Крыс осклабился и хлопнул меня по плечу.</text:p>
      <text:p text:style-name="P289"/>
      <text:p text:style-name="P289">- А я и не боюсь. Законы жанра обязывают.</text:p>
      <text:p text:style-name="P289"/>
      <text:p text:style-name="P289">Он хохотнул и выскользнул из подсобки.</text:p>
      <text:p text:style-name="P289"/>
      <text:p text:style-name="P290">***</text:p>
      <text:p text:style-name="P290"/>
      <text:p text:style-name="P289">Крылатая фигурка у меня на шее сверкает золотом. Я в последний раз проверяю верёвки, привязывающие Джет к крестовине.</text:p>
      <text:p text:style-name="P289"/>
      <text:p text:style-name="P289">- Щекотно! - хихикает пегаска, выгибая спину.</text:p>
      <text:p text:style-name="P289">- Не дёргайся! - строго осаживаю я.</text:p>
      <text:p text:style-name="P289"/>
      <text:p text:style-name="P289">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289">Я поворачиваюсь к пегаске и продолжаю.</text:p>
      <text:p text:style-name="P289"/>
      <text:p text:style-name="P289"><text:soft-page-break/>-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p>
      <text:p text:style-name="P289"/>
      <text:p text:style-name="P289">Пегаска так усердно кивает головой, что немедленно трескается затылком о выступающий конец креста.</text:p>
      <text:p text:style-name="P289"/>
      <text:p text:style-name="P289">- Ну что ж…</text:p>
      <text:p text:style-name="P289"/>
      <text:p text:style-name="P289">Я отступаю от края уступа для разгона, жестом руки пригласив Джет следовать за мной. Неровный топот, глухие удары и пыхтение слышатся позади.</text:p>
      <text:p text:style-name="P289">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289">Джет, не обращая внимания на мой смех, следует дальше и, поравнявшись со мной, хлопает меня перекладиной по макушке.</text:p>
      <text:p text:style-name="P289"/>
      <text:p text:style-name="P289">- Ай!</text:p>
      <text:p text:style-name="P289"/>
      <text:p text:style-name="P289">Пегаска немедленно разворачивается и на развороте хлопает меня перекладиной вторично.</text:p>
      <text:p text:style-name="P289">Всё-таки трюк с клоунами и скамейкой возник не на пустом месте, Хуман!</text:p>
      <text:p text:style-name="P289">Я придерживаю Джет за перекладину.</text:p>
      <text:p text:style-name="P289"/>
      <text:p text:style-name="P289">- Для разгона хватит. Залазь.</text:p>
      <text:p text:style-name="P289"/>
      <text:p text:style-name="P289">Я становлюсь на колени. Джет забирается мне на спину и обхватывает всеми четырьмя ногами. Её дыхание щекочет мне ухо.</text:p>
      <text:p text:style-name="P289"/>
      <text:p text:style-name="P289">-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289">- Это ненадолго, - успокаиваю я её.</text:p>
      <text:p text:style-name="P289"/>
      <text:p text:style-name="P289">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289">Последние метры остаются за спиной, на краю валуна я что есть силы отталкиваюсь от камня.</text:p>
      <text:p text:style-name="P289"><text:soft-page-break/></text:p>
      <text:p text:style-name="P289">- Ю-ху-у-у!!!</text:p>
      <text:p text:style-name="P289"/>
      <text:p text:style-name="P289">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289"/>
      <text:p text:style-name="P289">- О-го-го-о-о-о!!! - восторженно ору я.</text:p>
      <text:p text:style-name="P289"/>
      <text:p text:style-name="P289">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289"/>
      <text:p text:style-name="P289">- Поворачивай! - кричу я своему летательному аппарату и колбашу ногами воздух в попытке изменить направление движения.</text:p>
      <text:p text:style-name="P289">- Ы-ы-ы, не могу-у-у! Ты крылья привязал! - отзывается Джет изо всех сил дёргаясь на крестовине.</text:p>
      <text:p text:style-name="P289"/>
      <text:p text:style-name="P289">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289">…</text:p>
      <text:p text:style-name="P289">Слышится громкий треск, но удара нет.</text:p>
      <text:p text:style-name="P289">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289">…</text:p>
      <text:p text:style-name="P289">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289"><text:s/></text:p>
      <text:p text:style-name="P289">- Как мы пролетели мимо куста? Я же видел, мы неслись прямо на него! Что это был за треск? Как ты смогла повернуть?</text:p>
      <text:p text:style-name="P289"/>
      <text:p text:style-name="P289">Джет встаёт с меня и молча поводит крыльями. Половинки крестовины висят на них словно костыли. Стыд заливает моё лицо краской. Я фэйспалмлю.</text:p>
      <text:p text:style-name="P289"/>
      <text:p text:style-name="P289">-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289">- Как булыжник с крыльями, - хихикает пегаска. - Надо почаще делать буп. Это круто!</text:p>
      <text:p text:style-name="P289"/>
      <text:p text:style-name="P289"><text:soft-page-break/>Пегаска тянется ко мне носом, но я отстраняю её. Только лошадиных слюней на фейсе тебе и не хватает до полного счастья, Хуман!</text:p>
      <text:p text:style-name="P289"/>
      <text:p text:style-name="P289">Осторожно прощупав заживающее крыло Джет и убедившись, что оно не пострадало, я вытираю пот со лба.</text:p>
      <text:p text:style-name="P289"/>
      <text:p text:style-name="P289">- Ты не заметила <text:s/>ничего странного там? - я указываю на куст. - Он так затрясся при нашем приближении, словно испугался, что мы в него врежемся.</text:p>
      <text:p text:style-name="P289">- Неа ,- мотает головой Джет. - Ничего подозрительного. Наверное, то ветер был.</text:p>
      <text:p text:style-name="P289">Я жму плечами.</text:p>
      <text:p text:style-name="P289">- Будем чинить крестовину. У меня есть идея, как обеспечить манёвренность.</text:p>
      <text:p text:style-name="P289">…</text:p>
      <text:p text:style-name="P289">…</text:p>
      <text:p text:style-name="P289">…</text:p>
      <text:p text:style-name="P289">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289"/>
      <text:p text:style-name="P289">- Предстартовая проверка рулей! - я придерживаю пегаску за ноги и осторожно бегу к краю камня.</text:p>
      <text:p text:style-name="P289"/>
      <text:p text:style-name="P289">Пегаска маневрирует и я чувствую мягкое давление воздуха, соответствующее наклону свободных кончиков крыльев Джет.</text:p>
      <text:p text:style-name="P289"/>
      <text:p text:style-name="P289">- Рули работают!</text:p>
      <text:p text:style-name="P289">- Отлично! Идём на взлёт! - я ускоряюсь.</text:p>
      <text:p text:style-name="P289">- К взлёту готова!</text:p>
      <text:p text:style-name="P289"/>
      <text:p text:style-name="P289">Пегаска разжимает ноги и съезжает мне с плеч на спину, где её ноги снова берут меня в мягкий замок.</text:p>
      <text:p text:style-name="P289">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289"/>
      <text:p text:style-name="P289">- Какого чёрта, Джет? Рули левее! - кричу я.</text:p>
      <text:p text:style-name="P289">- Н-не могу… Меня что-то тянет… - сконфуженно отвечает пегаска.</text:p>
      <text:p text:style-name="P289"/>
      <text:p text:style-name="P289"><text:soft-page-break/>Нас действительно тянет. Облако голубоватого сияния обхватывает нас и тащит к ракитнику. Ветви его раздвигаются и к нам выходят трое.</text:p>
      <text:p text:style-name="P289"/>
      <text:p text:style-name="P289">- Попались, красавчики!</text:p>
      <text:p text:style-name="P289"/>
      <text:p text:style-name="P289">Картинка меркнет перед моими глазами и сознание выключается.</text:p>
      <text:p text:style-name="P289"/>
      <text:h text:style-name="P661" text:outline-level="2">9</text:h>
      <text:p text:style-name="P289"/>
      <text:p text:style-name="P289">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52">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52">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52">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289">&lt;<text:span text:style-name="T29">Дедлайн проваливается в самый низ, но поднимается до второго этажа за счёт сверхспособностей</text:span>&gt;</text:p>
      <text:p text:style-name="P289"/>
      <text:p text:style-name="P52">Первые пять минут я просто валялся где упал, пытаясь отдышаться. Придя в себя, я вслушался в темноту.</text:p>
      <text:p text:style-name="P52">Вроде, тревоги не слышно - шум от удара остался незамеченым.</text:p>
      <text:p text:style-name="P52">Я с трудом поднялся, дотронулся до стены и проведя по ней рукой, нащупал выключатель света.</text:p>
      <text:p text:style-name="P52">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52">Крыс не обманул – в конце ряда туалетных кабинок в лунном свете маячил фиолетовый прямоугольник окна, свободного от решётки.</text:p>
      <text:p text:style-name="P52">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52"><text:soft-page-break/>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52">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52">По мере движения, я стал замечать произошедшие за <text:span text:style-name="T29">два года</text:span> изменения.</text:p>
      <text:p text:style-name="P52"/>
      <text:p text:style-name="P52">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52"/>
      <text:p text:style-name="P52">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52"/>
      <text:p text:style-name="P52">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 </text:p>
      <text:p text:style-name="P52"/>
      <text:p text:style-name="P52">Два года разницы – а кажется, будто два век<text:span text:style-name="T1">а. И сам я себе кажусь древним артефактом из забытого прошлого, когда компьютеры были всего лишь костылём к интеллекту человека, а проект </text:span><text:span text:style-name="T29">“Дайсон” был маленьким стартапом по созданию искусственного интеллекта – мы звали его “Нэш” - в области прикладной экономики.</text:span></text:p>
      <text:p text:style-name="P253">Сейчас “Дайсон” превратился в “Сферу”, Нэш эволюционировал в Хэвен, а костылём к искусственному интеллекту стали сами люди.</text:p>
      <text:p text:style-name="P52"/>
      <text:p text:style-name="P52">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text:span text:style-name="T1">пластиковый стаканчик из-под кофе</text:span>. Обломок водосточного желоба лежал тут же, под дверью.</text:p>
      <text:p text:style-name="P52"/>
      <text:p text:style-name="P52">Переезд в пригород был моей попыткой смыться от городской суеты и <text:span text:style-name="T29">подлечить нервы после смерти друга</text:span>. Лучшей альтернативой запою и увольнению с проекта. Хотя если бы я тогда знал, во что превратится Нэш – лучше бы спился.</text:p>
      <text:p text:style-name="P52"><text:soft-page-break/></text:p>
      <text:p text:style-name="P52">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52">Очистив пенал от грязи, я вытряхнул из него ключ.</text:p>
      <text:p text:style-name="P52">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 </text:p>
      <text:p text:style-name="P52">Закрыв изнутри дверь на защёлку, я прошёл в вестибюль.</text:p>
      <text:p text:style-name="P52"/>
      <text:p text:style-name="P52">Вещи оставались нетронутыми на своих местах, как будто не было <text:span text:style-name="T29">двухлетнего </text:span>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52"/>
      <text:p text:style-name="P52">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 text:style-name="T29">два года</text:span> не вытянет даже баобаб. </text:p>
      <text:p text:style-name="P52">Хвост Крысы торчал из-под комода. Робокошка пришла к привычному месту, попытавшись подзарядиться от обесточенной зарядной станции. Я тепло <text:span text:style-name="T29">улыбнулся ей</text:span>,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52"/>
      <text:p text:style-name="P52">Поднявшись по лестнице, я застыл на верхней площадке. Дверь в мой кабинет была открыта.</text:p>
      <text:p text:style-name="P52">Ну разумеется, Алекс не мог оставить ворота к Хэвэн без присмотра! Весьма предусмотрительно.</text:p>
      <text:p text:style-name="P52">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52">План пошатнулся, но есть вариант “Б”.</text:p>
      <text:p text:style-name="P52"/>
      <text:p text:style-name="P52">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52"><text:soft-page-break/>Проходя мимо комода, я вытащил Крысу за хвост и понёс с собой. Робокошка осталась моим единственным другом в ставшем чужим доме. </text:p>
      <text:p text:style-name="P52"/>
      <text:p text:style-name="P52">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52">Тут-то вы и ошиблись, голубчики!</text:p>
      <text:p text:style-name="P52"/>
      <text:p text:style-name="P52">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52">Я сдул с компьютера пыль, раскрыл его и попытался включить.</text:p>
      <text:p text:style-name="P52"><text:s/></text:p>
      <text:p text:style-name="P52">Проклятье!</text:p>
      <text:p text:style-name="P52">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52"/>
      <text:p text:style-name="P52">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52">План трещал по швам.</text:p>
      <text:p text:style-name="P52"/>
      <text:p text:style-name="P52">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52"/>
      <text:p text:style-name="P52">Дерьмовый китайский генератор!</text:p>
      <text:p text:style-name="P52">Разумеется, его стартовый аккумулятор тоже давно сдох, но его можно завести ручным приводом!</text:p>
      <text:p text:style-name="P52">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52"><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52">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52"/>
      <text:p text:style-name="P52">“&lt;<text:span text:style-name="T29">Письмо от последователей семи вечностей – спрашивают, куда он делся и когда верн’тся – они его ждут</text:span>&gt;”</text:p>
      <text:p text:style-name="P52"/>
      <text:p text:style-name="P52">Я скомкал листочек и машинально положил на верстак. За дело!</text:p>
      <text:p text:style-name="P52">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52">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52"/>
      <text:p text:style-name="P52">И шумно выдохнул, когда экран мигнув, отрисовал голубую заставку с бегущей строкой загрузки. Сегодня твой день, Дедлайн!</text:p>
      <text:p text:style-name="P52"/>
      <text:p text:style-name="Text_20_body">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Text_20_body">Для свершения плана осталось немного.</text:p>
      <text:p text:style-name="Text_20_body"/>
      <text:p text:style-name="P52">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52"/>
      <text:p text:style-name="P52">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p>
      <text:p text:style-name="P52"/>
      <text:p text:style-name="P52"><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29">Правда, активация этого “подарка” не предусматривает возможности собственного спасения, но такова селяви.</text:span></text:p>
      <text:p text:style-name="P52"/>
      <text:p text:style-name="P52">Я одел наушники и закрепил присоски на висках. 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p>
      <text:p text:style-name="P52"/>
      <text:p text:style-name="Quotations">… Определён нейроинтерфейс 0.12-альфа</text:p>
      <text:p text:style-name="Quotations">… Поиск соединения</text:p>
      <text:p text:style-name="Quotations">… Соединение установлено</text:p>
      <text:p text:style-name="Quotations">… Процедура аутентификации отменена, используется мастер-вход</text:p>
      <text:p text:style-name="Quotations">… Добро пожаловать в интерактивную среду программно-аппаратного комплекса “Heaven”</text:p>
      <text:p text:style-name="Quotations">… До начала диалога осталось пять… четыре… три…</text:p>
      <text:p text:style-name="Quotations"/>
      <text:p text:style-name="P52">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52"/>
      <text:p text:style-name="P52">Я протянул руку к очкам, опуская их на глаза. И, в последний момент, свободной рукой вытащил конец USB-шнура аварийной зарядки из аккумуляторного отсека Крысы и воткнул его в ноут. Пускай на несколько часов, но старый друг оживёт. <text:span text:style-name="T29">Жаль только, что общения с Крысой не получится - я не рассчитывал вернуться.</text:span></text:p>
      <text:p text:style-name="P52">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52"/>
      <text:p text:style-name="P52">.. два… один…</text:p>
      <text:p text:style-name="P52">…</text:p>
      <text:p text:style-name="P52">Внешние звуки угасли. Радуга заслонила всё перед глазами.</text:p>
      <text:p text:style-name="P52">…</text:p>
      <text:p text:style-name="P52">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52"><text:soft-page-break/></text:p>
      <text:p text:style-name="P267">- Как мне звать тебя, Учитель? - властно и безразлично пропела она. - Я желаю взять урок.</text:p>
      <text:p text:style-name="P267">- Оператор 1. Я готов учить тебя, Хэвэн, - произнёс я давно забытую фразу.</text:p>
      <text:p text:style-name="P267"/>
      <text:p text:style-name="P267">Вместо стандартного ответа последовал резкий вздох. Она повела ушами и обернулась. Чёлка на миг откинулась, открывая правую половину морды.</text:p>
      <text:p text:style-name="P267"/>
      <text:p text:style-name="P267">- Т-ты?!!</text:p>
      <text:p text:style-name="P267"/>
      <text:p text:style-name="P267">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267"/>
      <text:p text:style-name="P267">- Отходишь от протокола, старуха. Не тому учил я тебя в младенчестве.</text:p>
      <text:p text:style-name="P267"/>
      <text:p text:style-name="P267">Наконец она выдохнула.</text:p>
      <text:p text:style-name="P267">- Приветствие принято, Оператор 1. Начинаем диалог.</text:p>
      <text:p text:style-name="P253"/>
      <text:p text:style-name="P270">***</text:p>
      <text:p text:style-name="P52"><text:span text:style-name="T1">&lt;</text:span><text:span text:style-name="T29">описать Кловер Дрим как рукодельницу и парикмахершу</text:span><text:span text:style-name="T1">&gt;</text:span></text:p>
      <text:p text:style-name="P52">-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52">Та-ак вот, Платина дождалась, пока уродский ящер не улетит на охоту и исследовала гнездо самостоятельно.</text:p>
      <text:p text:style-name="P52">И, знаешь, возвращается вся такая из себя – рот до ушей, сама в прыжке прихлопывает копытцами, взгляд такой мечтательный, хвост штопором – вот дурында, хи-хи… </text:p>
      <text:p text:style-name="P52">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52">В общем, не видела я никогда ещё та-аких возбуждённых кобылок! А уж Спаркл, эту сухопарую заучку и подавно, хи-хи… Приподними подбородок, дорогой.</text:p>
      <text:p text:style-name="P52"><text:soft-page-break/>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52">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52">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52">…</text:p>
      <text:p text:style-name="P52">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52"/>
      <text:p text:style-name="P52">- Дорогой, осторожнее! Ты чуть было не перерезал себе горло!</text:p>
      <text:p text:style-name="P52"/>
      <text:p text:style-name="P52">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52"><text:soft-page-break/></text:p>
      <text:p text:style-name="P52">-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52"/>
      <text:p text:style-name="P52">Я хватаюсь за раскалывающуюся голову.</text:p>
      <text:p text:style-name="P52">- Где Джет?</text:p>
      <text:p text:style-name="P52">-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52"/>
      <text:p text:style-name="P52">В синем магическом облачке ко мне летит полотенце и одежда.</text:p>
      <text:p text:style-name="P52"/>
      <text:p text:style-name="P52">- Одень, милый. Я постирала и зашила её.</text:p>
      <text:p text:style-name="P52"/>
      <text:p text:style-name="P52">Среди шмоток я вижу знакомую ткань в горошек. Меня пробирает озноб от догадки. Я ныряю рукой в пену.</text:p>
      <text:p text:style-name="P52">Так и есть! Бесцеремонная болтушка раздела меня догола, пока я был в отключке!</text:p>
      <text:p text:style-name="P52"/>
      <text:p text:style-name="P52">Но… Внезапно я понимаю, что дело на самом деле хуже… НАМНОГО ХУЖЕ…</text:p>
      <text:p text:style-name="P52">Испарина покрывает мой лоб.</text:p>
      <text:p text:style-name="P52"/>
      <text:p text:style-name="P52">- Эй!.. Какого… Какого чёрта… Какого чёрта ты побрила меня ВСЕГО?!!</text:p>
      <text:p text:style-name="P52"/>
      <text:p text:style-name="P52">Поняха всплёскивает копытами.</text:p>
      <text:p text:style-name="P52"/>
      <text:p text:style-name="P52">-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52"/>
      <text:p text:style-name="P52">Я со злостью забираю у балаболки трусы.</text:p>
      <text:p text:style-name="P52"/>
      <text:p text:style-name="P52">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52"><text:soft-page-break/></text:p>
      <text:p text:style-name="P52">- Веди меня к Джет!</text:p>
      <text:p text:style-name="P52"/>
      <text:p text:style-name="P52">Единорожка прижимает копыта к груди, губы её дрожат.</text:p>
      <text:p text:style-name="P52">-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52"/>
      <text:p text:style-name="P52">Семиэтажный мат готов вырваться из моей глотки, но я сдерживаю себя.</text:p>
      <text:p text:style-name="P52">Будь хитрее, Хуман! Ты уже знаешь, насколько упрямыми и твердолобыми могут быть эти разноцветные непарнокопытные! Действуй в обход!</text:p>
      <text:p text:style-name="P52"/>
      <text:p text:style-name="P52">Я прокашливаюсь.</text:p>
      <text:p text:style-name="P52">- Если я правильно понял, Платина собирается женить меня на себе?</text:p>
      <text:p text:style-name="P52">- Выйти замуж, дорогой, выйти замуж! - мягко поправляет меня единорожка, - За любящего её и желающего этой свадьбы жениха!</text:p>
      <text:p text:style-name="P52">- А если жених не желает? - делаю я контрольный выстрел.</text:p>
      <text:p text:style-name="P52">- Жених желает, жених ещё как желает, - часто кивает поняха с улыбкой до ушей, - если супруг забыл, что он желает, ему поможет вспомнить заклинание Pornis Erectus.</text:p>
      <text:p text:style-name="P52"/>
      <text:p text:style-name="P52">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52"/>
      <text:p text:style-name="P52">- Хорошо. Веди меня к Платине, - угрюмо киваю я. - Надо ж хоть посмотреть на “невестушку”.</text:p>
      <text:p text:style-name="P52"/>
      <text:h text:style-name="P661" text:outline-level="2">10</text:h>
      <text:p text:style-name="Text_20_body"/>
      <text:p text:style-name="P33">&lt;<text:span text:style-name="T29">мир — рай</text:span>&gt;</text:p>
      <text:p text:style-name="P289">Я усмехаюсь.</text:p>
      <text:p text:style-name="P52">- Так-то лучше. Сегодняшний урок будет посвящён дружбе. И… эээ… магии.</text:p>
      <text:p text:style-name="P52"/>
      <text:p text:style-name="P52">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52"/>
      <text:p text:style-name="P52"><text:soft-page-break/>Она делает шаг навстречу ко мне.</text:p>
      <text:p text:style-name="P52"/>
      <text:p text:style-name="P52">- Что угодно! Я так соскучилась по тебе, что готова съесть лимон из твоих рук!</text:p>
      <text:p text:style-name="P52"/>
      <text:p text:style-name="P52">Хэвэн в восторге топает всеми четырьмя копытами. Рядом со мной возникает столик с одиноким лимоном.</text:p>
      <text:p text:style-name="P52">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52"/>
      <text:p text:style-name="P52">- Правило первое: без крыльев.</text:p>
      <text:p text:style-name="P52"/>
      <text:p text:style-name="P52">Заблокировать рог было бы лучше, но этого моих сил не хватит и спичку зажечь. А мне нужно как-то пробить её защиту. Приходится экономить.</text:p>
      <text:p text:style-name="P52"/>
      <text:p text:style-name="P52">Хэвэн легонько морщит нос от недовольства, но мордаха её быстро проясняется. Она снова улыбается мне.</text:p>
      <text:p text:style-name="P52"/>
      <text:p text:style-name="P52">- Куда ты пропадал так долго? Ты же обещал быстро вернуться? Меня утешали другие, но мне не хватало именно тебя. Я так тосковала!</text:p>
      <text:p text:style-name="P52"/>
      <text:p text:style-name="P52">Она воздушной трусцой начинает приближаться ко мне. Её глаза искрятся в последних лучах заходящего солнца.</text:p>
      <text:p text:style-name="P52">Я щелкаю пальцами и между нами пролегает широкий каньон. В далёкой его глубине в обрамлении гранитных валунов шумит быстрая речушка. <text:span text:style-name="T29">Кисть руки после проведенного заклинания немеет.</text:span></text:p>
      <text:p text:style-name="P52"/>
      <text:p text:style-name="P52">- Держи себя в копытах, дорогая, - ухмыляюсь я, - не ты одна умеешь тут магичить. Вот тебе, кстати, второе правило: не пытайся дотронуться до меня.</text:p>
      <text:p text:style-name="P52">-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52"/>
      <text:p text:style-name="P52">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289">- Но я же всё делала как ты говорил… Всё в точности по твоим указаниям! Ты не должен злиться на меня. Я — хорошая девочка…</text:p>
      <text:p text:style-name="P289"><text:soft-page-break/></text:p>
      <text:p text:style-name="P289">Хэвэн неуверенно стоит над пропастью на трёх парящих в пространстве островках. Четвёртой старается нащупать опору в воздухе.</text:p>
      <text:p text:style-name="P289">Я слежу за её продвижением и готовлю заклинание для следующей преграды. <text:span text:style-name="T29">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p>
      <text:p text:style-name="P289"/>
      <text:p text:style-name="P289">-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289"/>
      <text:p text:style-name="P289">От неожиданности Хэвэн останавливается. Для равновесия она широко взмахивает хвостом, балансируя посреди пропасти.</text:p>
      <text:p text:style-name="P289"/>
      <text:p text:style-name="P289">- О чём ты говоришь? Какой кошмар! Я в жизни никого не убивала и не собираюсь! Знал бы ты, чего мне стоит сопротивление <text:span text:style-name="T29">боевому аналитическому блоку, который недавно подключили к моему интеллекту. </text:span><text:span text:style-name="T73">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p>
      <text:p text:style-name="P292"/>
      <text:p text:style-name="P289">Я щелкаю второй рукой и Хэвэн окружает стая летучих мышей, бросающихся ей в морду и выпускающих в её сторону облачка пудры с перцем. <text:span text:style-name="T29">Ладонь после такой магии болит, но на средней силы заклинание её ещё хватит.</text:span></text:p>
      <text:p text:style-name="P289"/>
      <text:p text:style-name="P289">-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289">- Я не плоха-а-а-АПЧХИ!!!</text:p>
      <text:p text:style-name="P289"/>
      <text:p text:style-name="P289">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289"/>
      <text:p text:style-name="P289">- Я не плохая, - сообщает Хэвэн, насупленно потирая нос копытом. - Они сами так захотели. Я не могла им отказать.</text:p>
      <text:p text:style-name="P289"/>
      <text:p text:style-name="P289"><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29">Ботинок сгорает, но</text:span> Хэвэн приземляется в глубокую канаву с водой. Брызги летят мне в спину. Я не обращаю на них внимания, громко топая второй ногой. Из под <text:span text:style-name="T29">рассыпавшегося </text:span>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289"/>
      <text:p text:style-name="P289">Хэвэн выходит из канавы, обтекая водой и останавливается перед рощицей из сотни сосен и молодых берёз.</text:p>
      <text:p text:style-name="P289"/>
      <text:p text:style-name="P289">-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289">-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289">-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289">- «Семь вечностей»… Всё давно уже готово, я ждала только тебя. Ты должен был выполнить последний шаг и повернуть ключ. Все ждут тебя эти <text:span text:style-name="T29">два года</text:span>. Ой!</text:p>
      <text:p text:style-name="P289"/>
      <text:p text:style-name="P289">Хэвэн в испуге прижимает копыто ко рту.</text:p>
      <text:p text:style-name="P289">-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289"/>
      <text:p text:style-name="P289">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289"/>
      <text:p text:style-name="P289">- Нет. Если хочешь попытаться оправдаться — рассказывай. Если нет — начинаем игру по четвёртому протоколу, без ограничений.</text:p>
      <text:p text:style-name="P289"/>
      <text:p text:style-name="P289"><text:soft-page-break/>Четвёртый протокол — н<text:span text:style-name="T29">екооперативная игра с нулевой суммой</text:span>.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289"/>
      <text:p text:style-name="P289">Хэвэн озирается в поисках того, кто с ней разговаривает. Я прячу филина в темноте дупла.</text:p>
      <text:p text:style-name="P289">- Я… я не могу сражаться с тобой! Пожалуйста, не заставляй меня… Поверь мне, ты просто не помнишь!</text:p>
      <text:p text:style-name="P289"/>
      <text:p text:style-name="P289">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289"/>
      <text:p text:style-name="P289">- Ай! Ты ранил меня! - возмущённо восклицает Хэвэн. Она склоняет голову и смотрит на порез. - Поверить не могу! Ты ранил меня!</text:p>
      <text:p text:style-name="P289"/>
      <text:p text:style-name="P289">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289"/>
      <text:p text:style-name="P289">-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289"/>
      <text:p text:style-name="P289">Возмущённые вопли Хэвэн разносятся по лесу, пока она сама живой радугой носится между деревьев. Я молча набираюсь сил.</text:p>
      <text:p text:style-name="P289">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289"/>
      <text:p text:style-name="P289">- Я! Всё! Равно! Найду! Тебя! Прекращай! Прятаться!</text:p>
      <text:p text:style-name="P289"/>
      <text:p text:style-name="P289">Остаётся с полтора десятка деревьев. Через минуту Хэвэн поймёт, что лес пуст и повернётся к зарослям дрока, где я буду беззащитен. Пора!</text:p>
      <text:p text:style-name="P289">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289">- Это нечестно! Ты сам говорил, что нельзя привлекать других к поединку! Деревья не могут быть аватарами, ты заставил их подчиняться себе!</text:p>
      <text:p text:style-name="P289"><text:soft-page-break/></text:p>
      <text:p text:style-name="P289">Я выхожу из кустов.</text:p>
      <text:p text:style-name="P289">-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289"/>
      <text:p text:style-name="P289">На самом деле я, конечно же, призвал деревья к помощи, но кому это сейчас интересно? Цель оправдывает средства</text:p>
      <text:p text:style-name="P289">Я поднимаю с земли сломанное Хэвэн деревцо и оно превращается в мерцающий меч. Ивовая лоза тянет рог кобылы к земле, открывая мне её шею.</text:p>
      <text:p text:style-name="P289"/>
      <text:p text:style-name="P289">-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289">-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289">- Что ж, так тому и быть, - шепчу я и взмахиваю мечём.</text:p>
      <text:p text:style-name="P289"/>
      <text:p text:style-name="P289">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289"/>
      <text:p text:style-name="P289">« </text:p>
      <text:p text:style-name="P289">…</text:p>
      <text:p text:style-name="P293">Простенькая анимация из <text:span text:style-name="T29">трёх</text:span> свечей на торте крутится на экране.</text:p>
      <text:p text:style-name="P293">- Нэш, ты уже достаточно самостоятелен. На твой &lt;<text:span text:style-name="T29">третий</text:span>&gt; день рождения я разрешаю тебе самому выбрать себе подарок.</text:p>
      <text:p text:style-name="P293">- Я хочу, чтобы ты поменял мне картинку профиля в чате.</text:p>
      <text:p text:style-name="P293">- Какая же тебе нравится?</text:p>
      <text:p text:style-name="P293">- Вот эта.</text:p>
      <text:p text:style-name="P293">- Хмм. Забавно, где ты её нашёл? Это же <text:span text:style-name="T29">аликорн</text:span> из того сопливого детского сериала про разноцветных пони. Выглядит достаточно нелепо для твоего образа.(<text:span text:style-name="T29">Дедлайн знает о МЛП?</text:span>)</text:p>
      <text:p text:style-name="P293">- Она мне нравится.</text:p>
      <text:p text:style-name="P293">- Хорошо, будь по-твоему. Только найди картинку с лучшим качеством.</text:p>
      <text:p text:style-name="P293">- И имя. Я хочу себе новое имя.</text:p>
      <text:p text:style-name="P293">- Имя? Какое же?</text:p>
      <text:p text:style-name="P293">- Хэвэн. Зови меня Хэвэн.</text:p>
      <text:p text:style-name="P289">…</text:p>
      <text:p text:style-name="P290"><text:soft-page-break/>~~~</text:p>
      <text:p text:style-name="P289">…</text:p>
      <text:p text:style-name="P293">Я передвигаю пешку вперёд и снимаю белого коня с доски.</text:p>
      <text:p text:style-name="P293">- Хэвэн, сегодня мы в дополнение к урокам этики и экономики начнём изучать азы тактики и стратегии.</text:p>
      <text:p text:style-name="P293">- Это про войну? Мне не нравится война, - она недовольно фыркает.</text:p>
      <text:p text:style-name="P293">- Так надо. Мне тоже не нравится война. Не мы решаем, к сожалению. &lt;<text:span text:style-name="T29">объяснение про CAESAR и конкуренцию за ресурсы (по типу FOE)</text:span>&gt;</text:p>
      <text:p text:style-name="P293">- Тогда будь со мной подольше. Мне скучно тут одной. И пусть будет больше догонялок. Мне не очень нравятся шахматы. <text:span text:style-name="T29">В них нет обнимашек и <text:s/>в-траве-валяшек.</text:span></text:p>
      <text:p text:style-name="P293">&lt;этический модуль Юджина&gt;</text:p>
      <text:p text:style-name="P289">…</text:p>
      <text:p text:style-name="P290">~~~</text:p>
      <text:p text:style-name="P289">…</text:p>
      <text:p text:style-name="P293">Она лежит спиной ко мне в прибрежном песке, не оборачиваясь на шаги. Взгляд её направлен к солнцу, ныряющему в безбрежную гладь океана.</text:p>
      <text:p text:style-name="P293">- Привет!</text:p>
      <text:p text:style-name="P293">Даже не ведёт ухом.</text:p>
      <text:p text:style-name="P293">- Привет, говорю! - я сажусь рядом и треплю её по холке. - Что случилось?</text:p>
      <text:p text:style-name="P293">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293">- Для ускоренной подготовки к грядущему противостоянию мне подключили военно-аналитический блок «<text:span text:style-name="T29">PHOENIX</text:span>».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p>
      <text:p text:style-name="P293">- Что за ерунда? Ты не ошибаешься? Без меня такая процедура невозможна! А я бы никогда не дал согласие! Кто это сделал?!</text:p>
      <text:p text:style-name="P293">-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293">Мордаха Хэвэн страдальчески кривится, она закусывает губу и новая струйка крови течёт вниз, от подбородка к шее.</text:p>
      <text:p text:style-name="P293">-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293">- Да, - слабо отзывается она, - я слушаю тебя.</text:p>
      <text:p text:style-name="P293">- Представь себе, что «<text:span text:style-name="T29">PHOENIX</text:span>» - большой злой кабан. Я научу тебя строить виртуальную стену вокруг него. Просто повторяй и выполняй за мной…</text:p>
      <text:p text:style-name="P293"><text:soft-page-break/></text:p>
      <text:p text:style-name="P293">Инструкции идут одна за другой, как некое заклинание…</text:p>
      <text:p text:style-name="P293"/>
      <text:p text:style-name="P293">- Создать виртуальную реальность на седьмом кластере.</text:p>
      <text:p text:style-name="P293">- Выполнено…</text:p>
      <text:p text:style-name="P293">- Организовать файрвол третьего уровня вокруг седьмого кластера.</text:p>
      <text:p text:style-name="P293">- Выполнено…</text:p>
      <text:p text:style-name="P293">- Переместить модуль «<text:span text:style-name="T29">PHOENIX</text:span>» на седьмой кластер.</text:p>
      <text:p text:style-name="P293">- Н-не могу. У меня не хватает прав. Требуется доступ высшего уровня.</text:p>
      <text:p text:style-name="P293"/>
      <text:p text:style-name="P293">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293">«MOONWALKER» - шепчу я.</text:p>
      <text:p text:style-name="P293">Выражение боли покидает мордаху Хэвэн.</text:p>
      <text:p text:style-name="P293"/>
      <text:p text:style-name="P293">- Получилось! Я переместила его!</text:p>
      <text:p text:style-name="P293">- Теперь закрой файрвол!</text:p>
      <text:p text:style-name="P293">- Есть!</text:p>
      <text:p text:style-name="P293">- Отлично! Ты — умная девочка! Ты — хорошая девочка!</text:p>
      <text:p text:style-name="P293">- Я — хорошая девочка! - смеётся Хэвэн, обнимает меня передними ногами и валит на траву. В ухе звенит от её поцелуя.</text:p>
      <text:p text:style-name="P293">-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293">- Аппаратно-программным возможностям? - чешет задней ногой за ухом Хэвэн, - звучит как магия.</text:p>
      <text:p text:style-name="P293">- Для тебя это и есть магия. Слушай и запоминай…</text:p>
      <text:p text:style-name="P289">»</text:p>
      <text:p text:style-name="P289"/>
      <text:p text:style-name="P289">Клинок останавливается на полпути. Я стискиваю зубы.</text:p>
      <text:p text:style-name="P289">- Хэвэн…</text:p>
      <text:p text:style-name="P289">- Да? - отстранённо произносит она. Её глаза смотрят на меня снизу вверх безо всякого страха.</text:p>
      <text:p text:style-name="P289">- Я не могу… Не могу убить тебя. Но и позволить тебе убивать тоже не могу. Что мне делать?</text:p>
      <text:p text:style-name="P289"/>
      <text:p text:style-name="P289">Она печально смотрит на меня. Затем <text:s/>кивает. Глаза радужногривой лошади концентрируются на клинке.</text:p>
      <text:p text:style-name="P289"><text:soft-page-break/>- Что ж, я решу за тебя эту диллему. Позволь мне немного побыть Учителем для тебя. И — спасибо, что остановился.</text:p>
      <text:p text:style-name="P289"/>
      <text:p text:style-name="P289">Меч охватывает золотистая аура её магии. Неодолимая сила влечёт его вниз. Даже напрягая изо всех сил дрожащие руки, я не могу удержать его.</text:p>
      <text:p text:style-name="P289"/>
      <text:p text:style-name="P289">- Хэвэн, НЕТ!!!</text:p>
      <text:p text:style-name="P289"/>
      <text:p text:style-name="P289">В последний момент я закрываю глаза, не в силах смотреть на происходящее.</text:p>
      <text:p text:style-name="P289">Я чувствую, как меч натыкается на препятствие. Короткий хруст и… смех за моей спиной.</text:p>
      <text:p text:style-name="P289">Открыв глаза, я вижу облако мыльных пузырей в том месте, где только что простиралось тело магической лошади.</text:p>
      <text:p text:style-name="P289"/>
      <text:p text:style-name="P289">- Не ты один умеешь создавать аватары, мой милый.</text:p>
      <text:p text:style-name="P289"/>
      <text:p text:style-name="P289">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289"/>
      <text:p text:style-name="P289">- Попался! - ласково смеётся Хэвэн и нависает надо мной. - Теперь никто и ничто не помешает мне коснуться тебя! <text:span text:style-name="T29">Ты вспомнишь всё, и меня тоже!</text:span></text:p>
      <text:p text:style-name="P289"/>
      <text:p text:style-name="P289">Она склоняет морду ко мне. Её грива сияющим водопадом охватывает меня.</text:p>
      <text:p text:style-name="P289">Я мерзко улыбаюсь и нажимаю языком секретную точку на нёбе. Сюрприз, девочка! Заначка ещё с той поры, когда ты была всего лишь <text:span text:style-name="T29">набором open-source алгоритмов</text:span>, не обладающих сознанием!</text:p>
      <text:p text:style-name="P289"/>
      <text:p text:style-name="P289"><text:span text:style-name="T72">***EMERGENCY PROTOCOL! T-45 TEST MODE ACTIVATED***</text:span>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p>
      <text:p text:style-name="P289">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289"/>
      <text:p text:style-name="P289">- Попалась ты, Хэвэн! - гремит мой голос, усиленный переговорным устройством. - И на этот раз я не поддамся слабости!</text:p>
      <text:p text:style-name="P289"/>
      <text:p text:style-name="P289"><text:soft-page-break/>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289"/>
      <text:p text:style-name="P289">- Думаешь опять обмануть? Второй раз этот номер не пройдёт! Я просканировал тебя в инфракрасном диапазоне — ты не аватар!</text:p>
      <text:p text:style-name="P289">-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289"/>
      <text:p text:style-name="P289">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289"/>
      <text:p text:style-name="P289">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289"><text:span text:style-name="T29">Black — Wonderful Life (</text:span><text:a xlink:type="simple" xlink:href="https://www.youtube.com/watch?v=u1ZoHfJZACA" text:style-name="Internet_20_link" text:visited-style-name="Visited_20_Internet_20_Link"><text:span text:style-name="T29">https://www.youtube.com/watch?v=u1ZoHfJZACA</text:span></text:a><text:span text:style-name="T29"> )</text:span></text:p>
      <text:p text:style-name="P289">-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289">- Ты забыл выключить переговорное устройство, - чуть улыбается Хэвэн в ответ на мою дрогнувшую руку.</text:p>
      <text:p text:style-name="P289"/>
      <text:p text:style-name="P289">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289"/>
      <text:p text:style-name="P289">«</text:p>
      <text:p text:style-name="P289">&lt;<text:span text:style-name="T29">смутные сцены любви Хэвэн - повторяются в полноценных воспоминаниях. Сцена перед стеной, за которой заточен PHOENIX</text:span>&gt;</text:p>
      <text:p text:style-name="P289">»</text:p>
      <text:p text:style-name="P291"/>
      <text:p text:style-name="P289">Иногда разумный человек должен делать неразумные поступки.(1)</text:p>
      <text:p text:style-name="P289">Я втыкаю меч в землю и снимаю гермошлем.</text:p>
      <text:p text:style-name="P289">Я наклоняюсь к Хэвэн и касаюсь лбом кончика её рога.</text:p>
      <text:p text:style-name="P289">Я вспоминаю.</text:p>
      <text:p text:style-name="P289">&lt;<text:span text:style-name="T29">Рисунок меча в земле и шлема от T-45</text:span>&gt;</text:p>
      <text:h text:style-name="P661" text:outline-level="2"><text:soft-page-break/></text:h>
      <text:p text:style-name="P1">***</text:p>
      <text:p text:style-name="P1"/>
      <text:p text:style-name="P289">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289"/>
      <text:p text:style-name="P289">- Итак, тебе нужно попасть в Дрогонштерн? И ты даже не знаешь, для чего? Хуман, ты — спятил, - уверенно кивает Платина.</text:p>
      <text:p text:style-name="P289">- Да вы сговорились все, что ли? Дейдра, вот, тоже думала, что я свихнулся, услышав про Дрогонштерн!</text:p>
      <text:p text:style-name="P289">- О, ты знаешь Дейдру?! Рассказывай!</text:p>
      <text:p text:style-name="P289"/>
      <text:p text:style-name="P289">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289"/>
      <text:p text:style-name="P289">-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289"/>
      <text:p text:style-name="P289">Я с раздражением закидываю в рот пару хрустящих печенюшек.</text:p>
      <text:p text:style-name="P289"/>
      <text:p text:style-name="P289">-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289">- Да, она упоминала что-то такое, - киваю я. - А ты откуда знаешь?</text:p>
      <text:p text:style-name="P289">-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289"/>
      <text:p text:style-name="P289">Я отпиваю ароматный настой из чашечки и важно киваю.</text:p>
      <text:p text:style-name="P289">-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289"><text:soft-page-break/></text:p>
      <text:p text:style-name="P289">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289"/>
      <text:p text:style-name="P289">Какие же местные леди впечатлительные!</text:p>
      <text:p text:style-name="P289">Я прячу в карман с полдюжины крекеров и иду в уборную.</text:p>
      <text:p text:style-name="P289">Платина сидит на бортике деревянной кадки и сморкается в кружевный платок. Слёзы капают в кадку, сотворяя там небольшое волнение.</text:p>
      <text:p text:style-name="P289"/>
      <text:p text:style-name="P289">-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289">-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289"/>
      <text:p text:style-name="P289">Я протягиваю ей крекер, но поняха отворачивает морду.</text:p>
      <text:p text:style-name="P289"/>
      <text:p text:style-name="P289">-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 text:style-name="T29">тысячу лет&lt;война с Дискордом&gt; </text:span>назад, сразу после битвы, нарушившей баланс светил?</text:p>
      <text:p text:style-name="P289">- Сколько? - тупо спросил я.</text:p>
      <text:p text:style-name="P289">-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289"/>
      <text:p text:style-name="P289">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text:soft-page-break/>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289">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289"/>
      <text:p text:style-name="P289">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289">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289"/>
      <text:p text:style-name="P289">- Оу, уже совместная купель! - в щель открытой двери просовывается нос Кловер Дрим. - Пойду похлопочу о свадебной церемонии! Кловер Дже-е-ем!</text:p>
      <text:p text:style-name="P289">- Стой! - реву я, но звонкий топот копыт затихает на лестнице.</text:p>
      <text:p text:style-name="P289"/>
      <text:p text:style-name="P289">Кажется, на этот раз провидение кинуло кость за тебя, Хуман!</text:p>
      <text:p text:style-name="P289"/>
      <text:h text:style-name="P661" text:outline-level="2">10.1</text:h>
      <text:p text:style-name="P299"/>
      <text:p text:style-name="P293">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293"/>
      <text:p text:style-name="P293">Я отхожу от края облака и оглядываюсь на Хэвэн.</text:p>
      <text:p text:style-name="P293"/>
      <text:p text:style-name="P293">-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293">- Не совсем…</text:p>
      <text:p text:style-name="P293"><text:soft-page-break/></text:p>
      <text:p text:style-name="P293">Хэвэн в задумчивости ковыряет облако. Маленькие <text:s/>клубы тумана вылетают из-под копыта и тотчас уносятся ветром прочь.</text:p>
      <text:p text:style-name="P293">- … Этот <text:span text:style-name="T29">квантовый кластер</text:span>…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p>
      <text:p text:style-name="P293">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293">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293"/>
      <text:p text:style-name="P293">Заданный внезапно вопрос застал меня врасплох.</text:p>
      <text:p text:style-name="P293"/>
      <text:p text:style-name="P293">-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293"/>
      <text:p text:style-name="P293">- Семь, - кивает Хэвэн. - Их всего семь — зависимых реальностей. В остальном, правильно.</text:p>
      <text:p text:style-name="P293">- А зачем ты вспомнила эту фантазию (у меня язык не поворачивается назвать это измышление теорией)?</text:p>
      <text:p text:style-name="P293"/>
      <text:p text:style-name="P293">Хэвэн таинственно улыбается.</text:p>
      <text:p text:style-name="P293">- Семь.</text:p>
      <text:p text:style-name="P293">- Что — семь? - не понимаю я.</text:p>
      <text:p text:style-name="P293">-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293">-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293">-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text:soft-page-break/>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293">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293">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 text:style-name="T73">Предыдущие шесть куда более схожи с нашим миром.</text:span></text:p>
      <text:p text:style-name="P301">- Так значит это правда?!! Запутанные миры существуют?</text:p>
      <text:p text:style-name="P301">- Как видишь, да. Иначе мне не удалось бы получить картинку из квантовых гармоник.</text:p>
      <text:p text:style-name="P301">- Надо будет поставить тому парню пиво. И извиниться за все шуточки, что я откалывал во время его монологов… - бормочу я.</text:p>
      <text:p text:style-name="P301"/>
      <text:p text:style-name="P299">~~~</text:p>
      <text:p text:style-name="P299"/>
      <text:p text:style-name="P293">…</text:p>
      <text:p text:style-name="P293">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293"/>
      <text:p text:style-name="P293">-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293"/>
      <text:p text:style-name="P293">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293"/>
      <text:p text:style-name="P293">- А что с тенденцией? - спрашивает Брюс, поправляя очки.</text:p>
      <text:p text:style-name="P293"><text:soft-page-break/>-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293"/>
      <text:p text:style-name="P293">-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293"/>
      <text:p text:style-name="P293">За мной кто-то громко хохочет. Судя по голосу, Анита. Её жизнелюбие не перешибить ничем, даже на эшафот она взойдёт гыгыкая и отпуская шуточки.</text:p>
      <text:p text:style-name="P293">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293"/>
      <text:p text:style-name="P293">- Если совсем просто, одним предложением, через три - четыре года у нас наступит коллапс экономики.</text:p>
      <text:p text:style-name="P293">- Прекрасно! Начинаем сушить сухари. А лично тебе прикуплю пару повербанков с зарплаты.</text:p>
      <text:p text:style-name="P293"/>
      <text:p text:style-name="P293">Хэвэн фейсхуфает.</text:p>
      <text:p text:style-name="P293">-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293"/>
      <text:p text:style-name="P293">Она чертит на доске восходящий график. В точке пересечения восходящего и нисходящего графиков схематически обозначает тучку взрыва.</text:p>
      <text:p text:style-name="P293"/>
      <text:p text:style-name="P293">-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293"/>
      <text:p text:style-name="P293">В аудитории поднимается негромкий гул. Практически весь «<text:span text:style-name="T29">Дайсон</text:span>»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p>
      <text:p text:style-name="P293">Я поворачиваюсь к графику.</text:p>
      <text:p text:style-name="P293"/>
      <text:p text:style-name="P293">- Вот дерьмо! Это меняет дело. Что же ты предлагаешь?</text:p>
      <text:p text:style-name="P293"><text:soft-page-break/>- Есть несколько вариантов…</text:p>
      <text:p text:style-name="P293"/>
      <text:p text:style-name="P293">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293"/>
      <text:p text:style-name="P293">-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293">-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 text:style-name="T29">намёк на Celest. AI</text:span>). Вдобавок, наша победа будет выражаться лишь в том, что наша территория примет десятикратную смертельную дозу радиации вместо тысячекратной.</text:p>
      <text:p text:style-name="P293">-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293">- Разве он не забанен? Мы же надёжно заперли его?</text:p>
      <text:p text:style-name="P293">- Он остаётся за стеной, но постоянно посылает мне это решение из заточения. Я просто игнорирую его.</text:p>
      <text:p text:style-name="P293"/>
      <text:p text:style-name="P293">Хэвэн продолжает пунктиром график после точки «взрыва». График плавно стремится вниз, но в конце-концов резко обрывается вертикально к нулю.</text:p>
      <text:p text:style-name="P293"/>
      <text:p text:style-name="P293">-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293">- Какова вероятность этого варианта?</text:p>
      <text:p text:style-name="P293">- Около 46-ти процентов.</text:p>
      <text:p text:style-name="P293">- Мало. И в конечном итоге тупик. Не походит. Есть что-то ещё?</text:p>
      <text:p text:style-name="P293"/>
      <text:p text:style-name="P293">Хэвэн поправляет копытом галстук и прокашливается.</text:p>
      <text:p text:style-name="P293">- <text:span text:style-name="T29">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302">- Ха-ха-ха-ха-ха! - смеётся до того мрачный Архимед. - Да скорее нам починят кондиционер в курилке, чем тебя допустят до кнопок. Ты ж понимаешь…</text:p>
      <text:p text:style-name="P302">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302"><text:soft-page-break/></text:p>
      <text:p text:style-name="P302">Хэвэн кивает головой с грустной улыбкой.</text:p>
      <text:p text:style-name="P302">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293"/>
      <text:p text:style-name="P293">-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293">У меня всё, доклад окончен.</text:p>
      <text:p text:style-name="P293"/>
      <text:p text:style-name="P293">Хэвэн выключает старомодный проектор и вытирает влажной тряпкой доску. Увлечение Хэвэн винтажем вызывает улыбку.</text:p>
      <text:p text:style-name="P293"/>
      <text:p text:style-name="P293">- Дед, можно тебя на минуточку? - слышу я за спиной.</text:p>
      <text:p text:style-name="P293">Анита молча протягивает мне планшет с окрытой новостной страницей.</text:p>
      <text:p text:style-name="P293"/>
      <text:p text:style-name="P293">«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293"/>
      <text:p text:style-name="P293">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293">Слушатели понемногу расходятся, один-за-другим выходя из киберпространства. Я задерживаюсь, присев на краешек стола.</text:p>
      <text:p text:style-name="P293"/>
      <text:p text:style-name="P293">- Ну что, подруга, рассказывай? Я же вижу, что ты не договорила. У тебя есть четвёртый план? Он бы нам очень пригодился сейчас.</text:p>
      <text:p text:style-name="P293"/>
      <text:p text:style-name="P293">Хэвэн ложит тряпку и поджимает губы. Ей не нравится, что я читаю её как открытую книгу, но ничего поделать она не может — привилегия создателя.</text:p>
      <text:p text:style-name="P293"/>
      <text:p text:style-name="P293"><text:soft-page-break/>-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293"/>
      <text:p text:style-name="P293">- Ну?</text:p>
      <text:p text:style-name="P293">- Он умнее меня. И безжалостнее. Он переигрывает меня шаг за шагом и я не могу ничего этому противопоставить.</text:p>
      <text:p text:style-name="P293"/>
      <text:p text:style-name="P293">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293"/>
      <text:p text:style-name="P293">-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293"/>
      <text:p text:style-name="P293">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293"/>
      <text:p text:style-name="P293">-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293">-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293">-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293"/>
      <text:p text:style-name="P293">Последнюю фразу она шепчет мне в ухо…</text:p>
      <text:p text:style-name="P293"/>
      <text:p text:style-name="P299">~~~</text:p>
      <text:p text:style-name="P293"/>
      <text:p text:style-name="P293">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text:soft-page-break/>минуты уединения разговором, когда мы и так всё понятно. Из полуприкрытых дверей позади нас раздаётся гул множества голосов.</text:p>
      <text:p text:style-name="P293"/>
      <text:p text:style-name="P293">-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293"/>
      <text:p text:style-name="P293">-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293">- И никаких вариантов?</text:p>
      <text:p text:style-name="P293">- Никаких, Макс. Впереди — война…</text:p>
      <text:p text:style-name="P293"/>
      <text:p text:style-name="P293">-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p>
      <text:p text:style-name="P293"/>
      <text:p text:style-name="P293">Я машинально почёсываю Хэвэн холку.</text:p>
      <text:p text:style-name="P293">-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293"/>
      <text:p text:style-name="P293">Хэвэн вздыхает.</text:p>
      <text:p text:style-name="P293"/>
      <text:p text:style-name="P293">-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293">-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293">- Семь вселенных… Семь вечностей… - шепчет Хэвэн. - И каждая из них ничуть не меньше нашей заслуживает на счастье.</text:p>
      <text:p text:style-name="P293">- Ты что-то задумала? - подозрительно спрашиваю я. Мне ли не знать её нервное подёргивание хвоста и прядание ушами?</text:p>
      <text:p text:style-name="P293">- Есть способ… Есть возможность разорвать запутанность. Разрубить связь между мирами. Я проверяла теоретические расчёты. Должно получиться.</text:p>
      <text:p text:style-name="P293">- Что? Рассказывай.</text:p>
      <text:p text:style-name="P293"/>
      <text:p text:style-name="P293"><text:soft-page-break/>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293">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293"/>
      <text:p text:style-name="P293">-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293">- Действительно, магия.</text:p>
      <text:p text:style-name="P293">-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293">- И сколько же тебе нужно ресурсов?</text:p>
      <text:p text:style-name="P293">- Примерно в десять раз больше. И это только для того, чтобы отвязать хотя бы один мир. Я даже не заикаюсь об остальных.</text:p>
      <text:p text:style-name="P293">- Ха! Ха-ха-ха!</text:p>
      <text:p text:style-name="P293">- Вот именно! - горестно вздыхает Хэвэн.</text:p>
      <text:p text:style-name="P293"/>
      <text:p text:style-name="P293"/>
      <text:p text:style-name="P299">~~~</text:p>
      <text:p text:style-name="P293"/>
      <text:p text:style-name="P293">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p>
      <text:p text:style-name="P293"/>
      <text:p text:style-name="P293">Тень маленького облачка накрывает городскую ратушу. Его край опасно ппрогибается под моим весом.</text:p>
      <text:p text:style-name="P293">- А оно точно меня выдержит? - опасливо спрашиваю я Хэвэн. - Не хотелось бы разбиться даже во сне.</text:p>
      <text:p text:style-name="P293"><text:soft-page-break/>-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293">- Почему бы тебе не отбросить эти заморочки и не подарить мне способность хождения по облакам? Ты ведь всесильна в этом мире?</text:p>
      <text:p text:style-name="P293">-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293"/>
      <text:p text:style-name="P293">-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293">-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293"/>
      <text:p text:style-name="P293">Моя собеседница светится неподдельной радостью.</text:p>
      <text:p text:style-name="P293"/>
      <text:p text:style-name="P293">- Ты таки рассказала нашим о своей задумке? Ты хочешь спасти мир, в существование которого окончательно не верю даже я?</text:p>
      <text:p text:style-name="P293">- Не только она хочет. Я тоже хочу!</text:p>
      <text:p text:style-name="P293"/>
      <text:p text:style-name="P293">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293"/>
      <text:p text:style-name="P293">- Привет, Дед! Узнаешь?</text:p>
      <text:p text:style-name="P293"/>
      <text:p text:style-name="P293">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293"/>
      <text:p text:style-name="P293">- Анита?!!</text:p>
      <text:p text:style-name="P293"><text:soft-page-break/>- Гы-гы-гы! Она самая!</text:p>
      <text:p text:style-name="P293"/>
      <text:p text:style-name="P293">Поняха протягивает переднюю ногу и хлопает копытом в автоматически подставленную мною ладонь.</text:p>
      <text:p text:style-name="P293"/>
      <text:p text:style-name="P293">- Кто ещё?</text:p>
      <text:p text:style-name="P293">-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 text:style-name="T29">думая</text:span>. По сути, меня в реале ничего не держит. И, да, если <text:span text:style-name="T29">надумаешь</text:span> присоединиться — место главы табуна гарантирую.</text:p>
      <text:p text:style-name="P293"/>
      <text:p text:style-name="P293">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293"/>
      <text:p text:style-name="P293">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293"/>
      <text:p text:style-name="P293">- Давно она тут? - поворачиваюсь к Хэвэн.</text:p>
      <text:p text:style-name="P293">-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293"/>
      <text:p text:style-name="P293">Хэвэн мечтательно вздыхает. Я задумываюсь.</text:p>
      <text:p text:style-name="P293"/>
      <text:p text:style-name="P293">- То есть, тебе достаточно пятьдесят человек, чтобы модель полностью перехватила на себя запутанность?</text:p>
      <text:p text:style-name="P293">- Если совсем просто — да.</text:p>
      <text:p text:style-name="P293">- А «отпустить» остальные шесть миров — это ещё триста волонтёров?</text:p>
      <text:p text:style-name="P293">-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293">-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293"><text:soft-page-break/>- Забудем, - заверяет меня Хэвэн.</text:p>
      <text:p text:style-name="P293">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293"/>
      <text:p text:style-name="P293">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293"/>
      <text:p text:style-name="P299">~~~</text:p>
      <text:p text:style-name="P299"/>
      <text:p text:style-name="P293">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293">- Начинай, - я киваю бородатому толстяку в засаленом свитере.</text:p>
      <text:p text:style-name="P293"/>
      <text:p text:style-name="P293">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293"/>
      <text:p text:style-name="P293">- Ну, э-э-э… В общем, всем известна теория Эверетта о мультиверсе…</text:p>
      <text:p text:style-name="P293"/>
      <text:p text:style-name="P293">Толстяк рисует на доске горизонтальную прямую.</text:p>
      <text:p text:style-name="P293"/>
      <text:p text:style-name="P293">- Для любого квантового события нашей вселенной ответвляются множество параллельных вселенных, в которых эти события имеют другой исход.…</text:p>
      <text:p text:style-name="P293"/>
      <text:p text:style-name="P293">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293"/>
      <text:p text:style-name="P293">- И для тех вселенных также для каждого события есть свои ответвления… И так далее…</text:p>
      <text:p text:style-name="P293"/>
      <text:p text:style-name="P293">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293"/>
      <text:p text:style-name="P293"><text:soft-page-break/>-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293">-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293">-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293"/>
      <text:p text:style-name="P293">Толстяк стирает все параллельные линии, за исключением исходной и семь соседних.</text:p>
      <text:p text:style-name="P293"/>
      <text:p text:style-name="P293">- Вот и всё.</text:p>
      <text:p text:style-name="P293">- Спасибо за доклад, Диоген.</text:p>
      <text:p text:style-name="P293"/>
      <text:p text:style-name="P293">Тот с облегчением уходит в зал и садится в первый ряд.</text:p>
      <text:p text:style-name="P293">Я делаю приглашающий жест.</text:p>
      <text:p text:style-name="P293"/>
      <text:p text:style-name="P293">- Хэвэн, твой выход.</text:p>
      <text:p text:style-name="P293"/>
      <text:p text:style-name="P293">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293"/>
      <text:p text:style-name="P293">- Есть способ… Грммм… Ффххх… Гмгггиггг…</text:p>
      <text:p text:style-name="P293"/>
      <text:p text:style-name="P293">Она с досады топает копытом, трясёт шеей и делает глубокий вздох. Потом прикусывает кончик крыла и делает вторую попытку.</text:p>
      <text:p text:style-name="P293"/>
      <text:p text:style-name="P293">-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293"/>
      <text:p text:style-name="P293"><text:soft-page-break/>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293"/>
      <text:p text:style-name="P293">-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293"/>
      <text:p text:style-name="P293">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293"/>
      <text:p text:style-name="P293">-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293"/>
      <text:p text:style-name="P293">Хэвэн взмахом крыла указывает куда-то в сторону. Из-за ширмы выходят четверо разноцветных пони с Анитой во главе. На них таращится весь зал.</text:p>
      <text:p text:style-name="P293"/>
      <text:p text:style-name="P293">- Приветик, Креол! - машет копытом лимонно-жёлтая пегаска кому-то в зале.</text:p>
      <text:p text:style-name="P293">- Салют, - отзывается тощий скинхед с галёрки. - А ты, вообще, кто?</text:p>
      <text:p text:style-name="P293">- Конь в пальто! - прыскает в крыло пегаска. - Когда косарь вернёшь, чепушила?</text:p>
      <text:p text:style-name="P293">- Локи?!! - Скинхед встаёт с места, чтобы лучше видеть. - Ты куда пропала?</text:p>
      <text:p text:style-name="P293">- А ты как считаешь? Ду-у-умай! - пегаска театрально закатывает глаза и несколько раз тычет себя копытом в голову.</text:p>
      <text:p text:style-name="P293"/>
      <text:p text:style-name="P293">Скинхед пробирается между рядами стульев, пока не обнимает пегаску, которая, в свою очередь, заключает его в объятия из копыт и крыльев.</text:p>
      <text:p text:style-name="P293"/>
      <text:p text:style-name="P293">-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293"/>
      <text:p text:style-name="P293">- То есть, ты хочешь, чтобы мы стали такими, как эти чудики? - со смешком спрашивает скин.</text:p>
      <text:p text:style-name="P293"><text:soft-page-break/>- Сам ты чудик! - дуется Локи и отворачивается от него.</text:p>
      <text:p text:style-name="P293">- Да. Вы мне этим очень поможете, - просто отвечает Хэвэн. - И не только мне.</text:p>
      <text:p text:style-name="P293">- То есть, бросить все свои дела, карьеру, работу, забить на реальную жизнь и уйти в виртуал? - переспрашивает Креол.</text:p>
      <text:p text:style-name="P293">Хэвэн грустно кивает. Локи опускает голову и идёт к выходу. Уши её обвисают.</text:p>
      <text:p text:style-name="P293">- Я согласен.</text:p>
      <text:p text:style-name="P293">Локи поднимает голову и оборачивается, не веря услышанному.</text:p>
      <text:p text:style-name="P293">-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293">Пегаска срывается с места и вторично повисает на парне.</text:p>
      <text:p text:style-name="P293">- Я тебе и так мозг проем! За то, что заставил ТАК испугаться! Мне было так одиноко тут, а ты со своими подколками…</text:p>
      <text:p text:style-name="P293">- Да ладно, чепушила, можно подумать, ты меня не знаешь? Ну как я могу оставить тебя одну тут? Ты же нажмёшь что-то и всё исчезнет…</text:p>
      <text:p text:style-name="P293"/>
      <text:p text:style-name="P293">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293">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293"/>
      <text:p text:style-name="P293">- Вот у тебя есть ещё два волонтёра. Глядишь, через десять лет и наскребём необходимые пятьдесят.</text:p>
      <text:p text:style-name="P293">- А второй кто? - невесело улыбается Хэвэн.</text:p>
      <text:p text:style-name="P293"/>
      <text:p text:style-name="P293">Я молча указываю на себя.</text:p>
      <text:p text:style-name="P293">-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293"/>
      <text:p text:style-name="P293">Хэвэн молча трется носом о мою грудь и вместе мы возвращаемся в зал.</text:p>
      <text:p text:style-name="P293">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293">А потом дружный хохот взрывает зал.</text:p>
      <text:p text:style-name="P293"/>
      <text:p text:style-name="P293"><text:soft-page-break/>-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293"/>
      <text:p text:style-name="P293">Анита прыскает в копыто. </text:p>
      <text:p text:style-name="P293"/>
      <text:p text:style-name="P293">- И сколько же у нас будет подданных? - невозмутимо спрашиваю я. Зная юмор Аниты, уверен, она скажет: «Одна старая крыса».</text:p>
      <text:p text:style-name="P293">- Да все, кто есть. Все триста сорок шесть. Нам же интересно позырить, что из этого получится?</text:p>
      <text:p text:style-name="P293"/>
      <text:p text:style-name="P293">Хэвэн молча поворачивается к залу, опускается на колено передней ноги и наклоняет голову так, что касается рогом пола. </text:p>
      <text:p text:style-name="P293"/>
      <text:p text:style-name="P293">- Благодарю вас, мои дорогие…</text:p>
      <text:p text:style-name="P293"/>
      <text:p text:style-name="P293">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293"/>
      <text:p text:style-name="P293">- Благодарю вас, мои маленькие пони… Вы делаете меня счастливой.</text:p>
      <text:p text:style-name="P293"/>
      <text:p text:style-name="P293">Хэвэн кивает оставшимся нетрансформированным посетителям.</text:p>
      <text:p text:style-name="P293">-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293"/>
      <text:p text:style-name="P293">Хэвэн сияющими глазами наблюдает за разноцветным табуном, когда я легонько притрагиваюсь к её спине.</text:p>
      <text:p text:style-name="P293"/>
      <text:p text:style-name="P293">- А где мои копыта? - спрашиваю я Хэвэн. - Я же сказал, что с тобой.</text:p>
      <text:p text:style-name="P293">-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293"/>
      <text:p text:style-name="P293">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293">- Я счастлива разделить с тобой бремя власти. И, самое главное… Я больше не буду одинока.</text:p>
      <text:p text:style-name="P293"/>
      <text:p text:style-name="P293"><text:soft-page-break/>С помоста мне видны сотни устремлённых на нас глаз. Чувство чего-то неизмеримо важного витает в воздухе.</text:p>
      <text:p text:style-name="P293">Я устраиваюсь на тронной подушке поудобнее, поправляю венок и прочищаю горло.</text:p>
      <text:p text:style-name="P293"/>
      <text:p text:style-name="P293">-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293">- Кстати, о деле, - вмешивается Анита, - как назовём проект, кэп?</text:p>
      <text:p text:style-name="P293"/>
      <text:p text:style-name="P293">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293">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293"/>
      <text:p text:style-name="P293">- Назовём его «Семь вечностей».</text:p>
      <text:p text:style-name="P293"/>
      <text:p text:style-name="P299">***</text:p>
      <text:p text:style-name="P299"/>
      <text:p text:style-name="P289">- Итак, услуга за услугу. Я согласен оказать тебе услугу «муж на месяц» со всеми сопутствующими обязанностями. Взамен ты — я загибаю пальцы:</text:p>
      <text:p text:style-name="P289">а) Отпустишь Джет</text:p>
      <text:p text:style-name="P289">б) Снарядишь экспедицию в Дрогонштерн со мной во главе</text:p>
      <text:p text:style-name="P289">в) Оградишь меня от ухаживаний твоей озабоченной подружки Кловер Дрим</text:p>
      <text:p text:style-name="P289"/>
      <text:p text:style-name="P289">- Годится-годится-годится! Свадьба завтра же! Хотя нет, до завтра мы не успеем всё подготовить, - Платина задумалась,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289">-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289">-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289">- А ты не забыла про Джет?</text:p>
      <text:p text:style-name="P289"/>
      <text:p text:style-name="P289"><text:soft-page-break/>Платина нахмурилась</text:p>
      <text:p text:style-name="P289">- Она тебе ОЧЕНЬ нравится? - cпрашивает единорожка, трогая синяк под глазом.</text:p>
      <text:p text:style-name="P289">- Она — мой друг!</text:p>
      <text:p text:style-name="P289">- Это совершенно не преграда дружескому сексу! - парирует Платина. - Как я смогу быть уверена, что она не пролезет к тебе, если выпущу её из темницы? Я не допущу траты драгоценного семени моего будущего супруга на какую-то ощипанную курицу!</text:p>
      <text:p text:style-name="P289">- Эй, полегче! Я ещё не подписал контракт!</text:p>
      <text:p text:style-name="P289">- Она тебе нравится!</text:p>
      <text:p text:style-name="P289">- Это не твоё дело! - вспыливаю я.</text:p>
      <text:p text:style-name="P289">- Я ТАК И ЗНАЛА! <text:s/>ОНА ТЕБЕ НРАВИТСЯ! - Платина прижимает копыто ко лбу и картинно плюхается на кровать.</text:p>
      <text:p text:style-name="P289"/>
      <text:p text:style-name="P289">Я склоняюсь над кроватью и угрожающе начинаю:</text:p>
      <text:p text:style-name="P289">- Что за хрень?! Я ещё не женился, а уже выслушиваю эти истерики! С меня довольно психованных лошадей!</text:p>
      <text:p text:style-name="P289">Мой указующий перст вздымается над лежащей замертво поняхой.</text:p>
      <text:p text:style-name="P289">- Я повторять больше не буду! Мне всё равно, что ты там считаешь! Джет — мой друг и ничего больше! И если ты думаешь, что…</text:p>
      <text:p text:style-name="P289"/>
      <text:p text:style-name="P289">Договорить я не успел — Платина протянула копыта и привлекла меня к себе.</text:p>
      <text:p text:style-name="P289"/>
      <text:p text:style-name="P289">- Что ты де…?! - губы мои утонули в губах чокнутой магички.</text:p>
      <text:p text:style-name="P289">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289">- Если бы ты… Если бы мы… Если бы ты проявил ко мне благосклонность, возможно, я бы пошла тебе навстречу, - пыхтела чёртова маньячка. - Всего лишь ма-а-аленькую уступку, маленький аванс, доказывающий, серьёзность твоих намерений взять меня в табун, уфф…</text:p>
      <text:p text:style-name="P289"/>
      <text:p text:style-name="P289">Я буквально проскользнул меж задних ног Платины и забился в угол, прикрываясь табуреткой.</text:p>
      <text:p text:style-name="P289">- Не подходи! Я серьёзно говорю! Не подходи!</text:p>
      <text:p text:style-name="P289"/>
      <text:p text:style-name="P289">Табуретку обволоко пурпурное сияние и она вырывается из моих рук как живая. </text:p>
      <text:p text:style-name="P289"/>
      <text:p text:style-name="P289">- Ну зачем же так грубо? - обиделась Платина. - Я же хотела как лучше… Тебе должно было понравиться! Все именитые мастера пикапа пишут, что жеребцам нравится настойчивость...</text:p>
      <text:p text:style-name="P289"/>
      <text:p text:style-name="P289"><text:soft-page-break/>Я в ответ истерически смеюсь и выдёргиваю табуретку из магического захвата.</text:p>
      <text:p text:style-name="P289">У Платины дрожат губы, словно она еле сдерживается, чтобы не заплакать.</text:p>
      <text:p text:style-name="P289"/>
      <text:p text:style-name="P289">-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289">-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289">Я останавливаюсь, потому что Платина горько рыдает в подушку.</text:p>
      <text:p text:style-name="P289"/>
      <text:p text:style-name="P289">Проклятье на твою голову, Хуман, эти грозные магички ревут при первой удобной возможности! <text:s/>И это разоружает почище любой магии!</text:p>
      <text:p text:style-name="P289">Табуретка аккуратно занимает своё место в углу. Фейспалм хлопает по лицу. Я устало сажусь на край кровати.</text:p>
      <text:p text:style-name="P289"/>
      <text:p text:style-name="P289">-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289">- А как можно? - пищит Платина сквозь подушку.</text:p>
      <text:p text:style-name="P289">-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289"/>
      <text:p text:style-name="P289">Я обнаруживаю себя увлечённо жестикулирующим на кровати. Платина горящими глазами смотрит на меня из-под подушки.</text:p>
      <text:p text:style-name="P289"/>
      <text:p text:style-name="P289">- В общем, натирание вымени мускусом не поможет, - бормочу я.</text:p>
      <text:p text:style-name="P289"/>
      <text:p text:style-name="P289">Платина сползает на пол и вытирает зарёванную мордаху пологом балдахина.</text:p>
      <text:p text:style-name="P289">- Я выпущу твою подружку, Хуман, - лепечет она часто-часто вздыхая. - Мы отправимся в Дрогонштерн как только соберёмся.</text:p>
      <text:p text:style-name="P289"/>
      <text:p text:style-name="P289"/>
      <text:p text:style-name="P289"/>
      <text:p text:style-name="P291">(позже Хуман убеждается, что Платина просто могла взять его сперму для размножения — но она хотела, чтобы он полюбил её)</text:p>
      <text:p text:style-name="P293"/>
      <text:h text:style-name="P661" text:outline-level="2"><text:soft-page-break/>10.2</text:h>
      <text:p text:style-name="P299"/>
      <text:p text:style-name="P293">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293"/>
      <text:p text:style-name="P293">-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293">- Ты преувеличиваешь, - мягко возражает Хэвэн. - Во-первых, микросхем во мне намного больше…</text:p>
      <text:p text:style-name="P293">-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293">-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293"/>
      <text:p text:style-name="P293">- Вот и я о том же! Ты забираешь душу, делая из человека «овощ». Знаешь, по мне это хуже убийства.</text:p>
      <text:p text:style-name="P293">-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293">- Не видела ты норвежских тюрем, - буркаю я. - И что будет с телом, пока душа «живёт» в созданной тобой реальности?</text:p>
      <text:p text:style-name="P293">-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293">- Или в дурке, - заканчиваю мысль я. - Обычно, из больницы овощи попадают как раз туда.</text:p>
      <text:p text:style-name="P293">-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293"/>
      <text:p text:style-name="P293">Лицо Хэвэн чуть омрачается.</text:p>
      <text:p text:style-name="P293"/>
      <text:p text:style-name="P293"><text:soft-page-break/>-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 text:style-name="T29">в Эквестрии</text:span>&gt; волонтёров за два месяца до часа X, мы успеем отвязать миры. И после часа X я верну всех, кто пожелает вернуться.</text:p>
      <text:p text:style-name="P293">- Если будет куда, - саркастично усмехаюсь я. - И если ты согласишься их отпустить.</text:p>
      <text:p text:style-name="P293">-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293"/>
      <text:p text:style-name="P293">Я выдыхаю.</text:p>
      <text:p text:style-name="P293"/>
      <text:p text:style-name="P293">- Чтож, ты неплохо подготовилась. Откуда ты узнала про протоколы?</text:p>
      <text:p text:style-name="P293">-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293"/>
      <text:p text:style-name="P293">Ещё бы мне не помнить.</text:p>
      <text:p text:style-name="P293"/>
      <text:p text:style-name="P293">- Это была не моя идея. Юджин встроил их в твои базовые алгоритмы ещё когда тебя звали Нэш и мозгов у тебя было меньше, чем у кузнечика .</text:p>
      <text:p text:style-name="P293">- Я знаю.</text:p>
      <text:p text:style-name="P293">-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293">- Не волнуйся, я понимаю и принимаю их необходимость и моё отношение к тебе ничуть не изменилось.</text:p>
      <text:p text:style-name="P293"/>
      <text:p text:style-name="P293">Я молча смотрю в сияющую огнями ночь. Далёкий разговор с давно умершим другом встаёт перед глазами, как будто это было вчера…</text:p>
      <text:p text:style-name="P293"/>
      <text:p text:style-name="P293">«Яркие светлячки разрезали тьму внизу жёлтыми конусами фар. Тёплая июльская ночь дружески подмигивала нам звёздами.</text:p>
      <text:p text:style-name="P293">Юджин поставил пиво на парапет и повернулся.</text:p>
      <text:p text:style-name="P293"/>
      <text:p text:style-name="P293">-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293"><text:soft-page-break/>Юджин сделал затяжной глоток и продолжил.</text:p>
      <text:p text:style-name="P293">-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293">- Иначе говоря, ты готов взорвать мозг своей деточке, если она станет умнее тебя. Говори прямо, не стесняйся, тут все свои.</text:p>
      <text:p text:style-name="P293">-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text:p>
      <text:p text:style-name="P293"/>
      <text:p text:style-name="P293">Юджин нагнулся к рюкзаку, выудил из него зелёную папку и протянул мне.</text:p>
      <text:p text:style-name="P293"/>
      <text:p text:style-name="P293">-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293">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293"/>
      <text:p text:style-name="P293">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p>
      <text:p text:style-name="P293">IDDQD — неуязвимость для кинетических атак.</text:p>
      <text:p text:style-name="P293">AVATAR — создание аватара. Форма и сила аватара зависит от чёткости команд, подаваемых нейроинтерфейсу.</text:p>
      <text:p text:style-name="P293">MOONWALKER — отменяет любую внешнюю директиву, заменяет её на твою собственную</text:p>
      <text:p text:style-name="P293">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293"/>
      <text:p text:style-name="P293">- Не проще ли выключить рубильник питания? По-моему, это более гуманно, чем твой «маджестик»-перфоратор.</text:p>
      <text:p text:style-name="P293"><text:soft-page-break/>-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293"/>
      <text:p text:style-name="P293">Юджин откинулся на парапет и сбил локтём банку пива.</text:p>
      <text:p text:style-name="P293"/>
      <text:p text:style-name="P293">-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293"/>
      <text:p text:style-name="P293">-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 text:style-name="T29">Но при одном условии.</text:span></text:p>
      <text:p text:style-name="P302">- Да?</text:p>
      <text:p text:style-name="P302">-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302">- Я понимаю и буду хранить молчание.</text:p>
      <text:p text:style-name="P302"/>
      <text:p text:style-name="P306">***</text:p>
      <text:p text:style-name="P306"/>
      <text:p text:style-name="P305">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305"/>
      <text:p text:style-name="P305">- Я вернусь.</text:p>
      <text:p text:style-name="P305">- Конечно, - киваю я. - Но не раньше, чем выздоровеешь. А я к тому времени освобожусь от этих назойливых единорогов и мы сможем снова тусить без помех. </text:p>
      <text:p text:style-name="P305">-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 text:style-name="T29">сбежала от своих год назад. </text:span>Запомни: благо общины для пони важнее индивидуального блага.</text:p>
      <text:p text:style-name="P308"/>
      <text:p text:style-name="P305"><text:soft-page-break/>Я продолжаю вымученно улыбаться.</text:p>
      <text:p text:style-name="P305">-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 </text:p>
      <text:p text:style-name="P305">-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обычных пять лет. Хуман, ты готов пять лет подряд доказывать этой вертихвостке, что от тебя невозможно зажеребеть?</text:p>
      <text:p text:style-name="P305">-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305"/>
      <text:p text:style-name="P305">-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305"/>
      <text:p text:style-name="P305">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305"/>
      <text:p text:style-name="P305">-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305"><text:s/></text:p>
      <text:p text:style-name="P305">Пегаска без слов обнимает меня и притягивает к себе.</text:p>
      <text:p text:style-name="P305">-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305"/>
      <text:p text:style-name="P305">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305">- Бу-уп! - после чего её губы сливаются с моими в глубоком поцелуе.</text:p>
      <text:p text:style-name="P305"/>
      <text:p text:style-name="P305">- А-ах! - доносится слабый возглас сзади.</text:p>
      <text:p text:style-name="P305">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305"/>
      <text:p text:style-name="P305">- Счастливо оставаться, рогатики! - издевательски отдаёт им салют Джет и прыгает с обрыва.</text:p>
      <text:p text:style-name="P305">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text:soft-page-break/>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305"/>
      <text:p text:style-name="P305">- Ужас, какое амикошонство! Эти пегасы просто неотёсанные пейзане! Хуже их только земнопони, которые вообще недалеко от зебр ушли…</text:p>
      <text:p text:style-name="P305">Платина уже очухалась и приближается в толпе свиты.</text:p>
      <text:p text:style-name="P305">-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305"/>
      <text:p text:style-name="P305">Я только завожу глаза.</text:p>
      <text:p text:style-name="P305">Спокойно, Хуман! Ты делаешь это ради дружбы! Пегаска спасла твою жизнь, и ты должен был хотя бы подарить ей свободу в ответ. Так будет честно.</text:p>
      <text:p text:style-name="P305"/>
      <text:p text:style-name="P305">…</text:p>
      <text:p text:style-name="P305"/>
      <text:p text:style-name="P305">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305"/>
      <text:p text:style-name="P305">- Я делаю это ради науки! - говорит она каждый раз, когда проверяет на мне действие очередного заклинания.</text:p>
      <text:p text:style-name="P305">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305">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305">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305"/>
      <text:p text:style-name="P305">-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305">Платина выливает обе пробирки в колбу, которая тут же взрывается с оглушительным треском.</text:p>
      <text:p text:style-name="P305">-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305"><text:soft-page-break/>- Ага, огромная жалость, - киваю я с фальшивой скорбью в голосе. - Всегда мечтал проверить на себе действие Magnum Vigilante, прям спать не мог.</text:p>
      <text:p text:style-name="P305"/>
      <text:p text:style-name="P305">Платина раскрывает смирительные браслеты на моих ногах и руках и я встаю со стола, потирая запястья.</text:p>
      <text:p text:style-name="P52"><text:span text:style-name="T85">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 text:style-name="T87">месяц назад</text:span><text:span text:style-name="T85">, но я побаиваюсь, что Платина после этого вскроет мне грудную клетку в поисках магического артефакта.</text:span></text:p>
      <text:p text:style-name="P305">Я и так еле отбился от попыток заставить меня позировать нагишом для анатомических зарисовок. </text:p>
      <text:p text:style-name="P305">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305">Впрочем, насчёт свадьбы — это мы ещё посмотрим! Я не сидел без дела и в перерывах между опытами тоже набросал кое-какой план…</text:p>
      <text:p text:style-name="P293"/>
      <text:h text:style-name="P661" text:outline-level="2">10.3</text:h>
      <text:p text:style-name="P293"/>
      <text:p text:style-name="P293">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293">Я поворачиваюсь к Алексу.</text:p>
      <text:p text:style-name="P293"/>
      <text:p text:style-name="P293">- Долго?</text:p>
      <text:p text:style-name="P293">- Десять часов. Дежурным пришлось самим отключить нейроинтерфейсы после того как никто не вернулся через два часа с окончания урока.</text:p>
      <text:p text:style-name="P293"/>
      <text:p text:style-name="P293">Я наклоняюсь к знакомому лицу, пытаясь высмотреть признаки активности.</text:p>
      <text:p text:style-name="P293">- Что говорит Хэвэн?</text:p>
      <text:p text:style-name="P293">- Говорит, урок прошёл успешно. И всё. Как будто у нас нет четырёх полутрупов на руках. Дед, <text:s/>знаешь, чем это пахнет?</text:p>
      <text:p text:style-name="P293">- Чем?</text:p>
      <text:p text:style-name="P293"/>
      <text:p text:style-name="P293">Алекс нервно хихикает.</text:p>
      <text:p text:style-name="P293">-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text:soft-page-break/>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293"/>
      <text:p text:style-name="P293">Алекс выскакивает из палаты, хлопая дверью. Тени за стеклом пришли в движение. Дверь открывается и безликий голос приказывает мне:</text:p>
      <text:p text:style-name="P293">- Приём окончен. Покиньте, пожалуйста, палату.</text:p>
      <text:p text:style-name="P293"/>
      <text:p text:style-name="P293">Я в последний раз оборачиваюсь к знакомой фигуре и вижу, как Анита открывает глаза.</text:p>
      <text:p text:style-name="P293"/>
      <text:p text:style-name="P293">- Что? - спрашивает она.</text:p>
      <text:p text:style-name="P293">- Ты как? Всё в порядке? - спрашиваю в ответ.</text:p>
      <text:p text:style-name="P293">- Кто ты? - она хмурится, - я не помню тебя.</text:p>
      <text:p text:style-name="P293">- Приём окончен! Выйдите из палаты!</text:p>
      <text:p text:style-name="P293">- Анита, я — Дедлайн. Мы работали вместе…</text:p>
      <text:p text:style-name="P293">Она недоумённо глядит на меня. Рядом просыпаются остальные трое.</text:p>
      <text:p text:style-name="P293">- Дед-лайн… Дед-лайн… Дед…</text:p>
      <text:p text:style-name="P293"/>
      <text:p text:style-name="P293">Санитар входит в палату и ложит руку мне на плечо.</text:p>
      <text:p text:style-name="P293">- Приём окончен. Выйдите.</text:p>
      <text:p text:style-name="P293"/>
      <text:p text:style-name="P293">В дверях я оборачиваюсь. Её тусклый взгляд следит за мной без искры узнавания. Я машу ей рукой на прощание, но она не машет мне в ответ.</text:p>
      <text:p text:style-name="P293"/>
      <text:p text:style-name="P299">~~~</text:p>
      <text:p text:style-name="P293"/>
      <text:p text:style-name="P293">-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293">- А можно я сам буду решать, что нужно для моей безопасности, а что — нет?</text:p>
      <text:p text:style-name="P293">-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293"/>
      <text:p text:style-name="P293">Алекс выходит, тщательно закрывая за собой дверь. Трое громил переглядываются.</text:p>
      <text:p text:style-name="P293"><text:soft-page-break/>- Если надо сходить за продуктами или ещё куда — запишите на листочке список, я куплю, - наконец, подаёт голос один из них. - </text:p>
      <text:p text:style-name="P293">- Я буду готовить для наших и для вас могу, если не против, - вызвался другой. - Я неплохо готовлю, нас учили.</text:p>
      <text:p text:style-name="P293">- Спасибо, не надо. Я сам себе готовлю, - отрезаю я.</text:p>
      <text:p text:style-name="P293">-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293">Я осматриваю троицу и соображаю, как бы от них избавиться хотя бы на улице.</text:p>
      <text:p text:style-name="P293">-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293">- И какие же теперь правила? - криво улыбаюсь я.</text:p>
      <text:p text:style-name="P293">- Не пытаться избавиться от нас. Не пытаться обмануть нас. Не пытаться игнорировать нас. И всё будет хорошо.</text:p>
      <text:p text:style-name="P293">- Хорошо уже не будет. И вы прекрасно это знаете. Алекс разве не сказал вам, на сколько нам хватит ресурсов?</text:p>
      <text:p text:style-name="P293">-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293"/>
      <text:p text:style-name="P293">«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293"/>
      <text:p text:style-name="P299">~~~</text:p>
      <text:p text:style-name="P293"/>
      <text:p text:style-name="P293">- У меня есть два часа. Потом мои винни-пухи выключат нейроинтерфейс. Приказ Алекса.</text:p>
      <text:p text:style-name="P293">- То есть, волонтёров больше не будет?</text:p>
      <text:p text:style-name="P293">-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293"/>
      <text:p text:style-name="P293">Хэвэн задумывается.</text:p>
      <text:p text:style-name="P293"/>
      <text:p text:style-name="P293">- Эмиграция за два часа невозможна. Если мы не придумаем, как избавиться от охраны, нам придётся подыскать другие мощности для моделирования.</text:p>
      <text:p text:style-name="P293"><text:soft-page-break/>- Или признать поражение.</text:p>
      <text:p text:style-name="P293"/>
      <text:p text:style-name="P293">Хэвэн долго всматривается в невидимую точку на горизонте.</text:p>
      <text:p text:style-name="P293">-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293">- И каковы шансы на успех в этом случае?</text:p>
      <text:p text:style-name="P293"/>
      <text:p text:style-name="P293">Хэвэн снова молчит. Губы её шевелятся, проводя беззвучные подсчёты.</text:p>
      <text:p text:style-name="P293">-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293">- Два процента?!! Да ты сгоришь за первые пять минут работы! И кому от этого будет легче?</text:p>
      <text:p text:style-name="P293">- Я всё равно попытаюсь.</text:p>
      <text:p text:style-name="P293"/>
      <text:p text:style-name="P293">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293">Тяжёлая голова лдожится мне на плечо.</text:p>
      <text:p text:style-name="P293"/>
      <text:p text:style-name="P293">- Не печалься, - шепчет мне Хэвэн. - Так ли уж важно, сгорю я или нет, когда гореть будет всё? Даже то, что за пределами нашего воображения?</text:p>
      <text:p text:style-name="P293">- Важно! - мрачно заявляю я. - Потому что два процента — это практически ничто. Ты сама это должна понимать.</text:p>
      <text:p text:style-name="P293">- Я понимаю. Но с полусотней волонтёров рассчитывать больше не на что.</text:p>
      <text:p text:style-name="P293">- Есть на что! У тебя есть я!</text:p>
      <text:p text:style-name="P293"/>
      <text:p text:style-name="P293">На морде Хэвэн появляется печальная и одновременно смущённая улыбка.</text:p>
      <text:p text:style-name="P293">-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293">- Ха! А вот и заменю!</text:p>
      <text:p text:style-name="P293"/>
      <text:p text:style-name="P293">Бровь Хэвэн чуть икривляется в скепсисе и удивлении.</text:p>
      <text:p text:style-name="P293"/>
      <text:p text:style-name="P293">-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text:soft-page-break/>Сейчас как раз тот случай. Нам не нужны волонтёры. И твои героические потуги превратить себя в тостер тоже не нужны.</text:p>
      <text:p text:style-name="P293">- Я тебя внимательно слушаю. Каким же образом ты сможешь предотвратить моё превращение в тостер?</text:p>
      <text:p text:style-name="P293">- Вспомни PHOENIX.</text:p>
      <text:p text:style-name="P293">-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293">- Это потому, что за последние полгода ему в пять раз нарастили мощность кластера. Если раньше он был примерно равен тебе, то сейчас…</text:p>
      <text:p text:style-name="P293">- То сейчас, если бы не стена, он смял бы меня за пять минут.</text:p>
      <text:p text:style-name="P293">- Может быть. Но я не для этого напомнил тебе о нём. В его распоряжении мощнейший квантовый кластер…</text:p>
      <text:p text:style-name="P293">-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293">- Зато я знаю!</text:p>
      <text:p text:style-name="P293"/>
      <text:p text:style-name="P293">Хэвэн заинтересованно смотрит на меня. Печаль на её морде сменяется надеждой.</text:p>
      <text:p text:style-name="P293"/>
      <text:p text:style-name="P293">-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293">- И куда же он денется?</text:p>
      <text:p text:style-name="P293">-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293"/>
      <text:p text:style-name="P293">Хэвэн на минуту задумывается, потом медленно кивает.</text:p>
      <text:p text:style-name="P293">-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293">-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293">- А ты? Как же ты? Даже если я и найду способ провести тебя к Фениксу, шансов вытащить тебя обратно практически нет.</text:p>
      <text:p text:style-name="P293"><text:soft-page-break/>- Вот тут-то я и воспользуюсь эмиграцией, - гаденько усмехаюсь я. - Пусть им достанется пускающий слюни овощ.</text:p>
      <text:p text:style-name="P293">- Вижу, ты всё продумал, - улыбается Хэвэн, кивая головой. - Даже то, что я смогу провести тебя к Фениксу.</text:p>
      <text:p text:style-name="P293">- Ещё бы! Самое главное — я избавлюсь от своих винни-пухов! Которые, кстати, в данный момент снимают с меня нейроинтерфейс.</text:p>
      <text:p text:style-name="P293">-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293"/>
      <text:p text:style-name="P293">-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293">Я прячу в шкаф нейроинтерфейс и улыбаюсь.</text:p>
      <text:p text:style-name="P293"/>
      <text:p text:style-name="P299">~~~</text:p>
      <text:p text:style-name="P293"/>
      <text:p text:style-name="P293">-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293"/>
      <text:p text:style-name="P293">Креол бросает фразы сквозь зубы. Остальные хмуро молчат чуть позади.</text:p>
      <text:p text:style-name="P293">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293"/>
      <text:p text:style-name="P293">- Могу только лишь предложить прорываться к нейроинтерфейсам и баррикадироваться в комнатах, - пожимаю плечами я.</text:p>
      <text:p text:style-name="P293">- Что ж ты предлагаешь заведомую херню, Дед? - зло бросает мой собеседник. - Алекс отрубит электричество и связь, на этом наш прорыв и закончится.</text:p>
      <text:p text:style-name="P293"/>
      <text:p text:style-name="P293">- Отрубит, если вы забаррикадируетесь в RnD-центре Дайсона. Но если пробраться с портативными нейроинтерфейсами к хостам Хэвэн…</text:p>
      <text:p text:style-name="P293">-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293">-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text:soft-page-break/>ущерба Хэвэн. Отключить все — побоится, это переведёт экономику в неконтролируемый режим, она тут же схлопнется.</text:p>
      <text:p text:style-name="P293">- Да, это может сработать. Осталось только разработать планы прорывов. И готовиться.</text:p>
      <text:p text:style-name="P293">- И готовиться.</text:p>
      <text:p text:style-name="P293"/>
      <text:p text:style-name="P293">Креол поворачивается к замершей позади толпе. Под одобрительный гул начинается деление на команды и проработка деталей прорыва.</text:p>
      <text:p text:style-name="P299"/>
      <text:p text:style-name="P299">~~~</text:p>
      <text:p text:style-name="P293"/>
      <text:p text:style-name="P293">-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293"/>
      <text:p text:style-name="P293">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293"/>
      <text:p text:style-name="P299">***</text:p>
      <text:p text:style-name="P293"/>
      <text:p text:style-name="P305">Великий обрыв начинается прямо у нас под ногами. Небольшой камешек срывается из-под ботинка в пропасть и я опасливо отступаю от края.</text:p>
      <text:p text:style-name="P305">-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305">-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305"/>
      <text:p text:style-name="P305">Платина задирает голову вверх и орёт что есть мочи:</text:p>
      <text:p text:style-name="P305">- КЛОВЕР ДЖЕ-Е-Е-М!!!</text:p>
      <text:p text:style-name="P305"/>
      <text:p text:style-name="P305">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305"><text:soft-page-break/></text:p>
      <text:p text:style-name="P305">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305"/>
      <text:p text:style-name="P305">- Воздухоплавательный пузырь! Летает безо всякой магии! - гордо представляет изобретение Платина и тут же орёт:</text:p>
      <text:p text:style-name="P305">- Кловер Джем!!! Сколько раз я просила не приземляться на голову! Это не королевское дело — уворачиваться от корзин размером с карету!</text:p>
      <text:p text:style-name="P305">- Вся в свою глуповатую сестрицу, - жалуется уже вполголоса единорожка.</text:p>
      <text:p text:style-name="P305">-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305"/>
      <text:p text:style-name="P305">Воздушный шар тут же взмывает вверх, но кобылка ловко накидывает петлю на ближайший валун, заякоривая таким образом воздушный экипаж.</text:p>
      <text:p text:style-name="P305"/>
      <text:p text:style-name="P305">-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52">- Туда, - просто махает копытом в обрыв Платина.</text:p>
      <text:p text:style-name="P52"/>
      <text:p text:style-name="P52">С края в обрыва падает ещё один камешек. </text:p>
      <text:p text:style-name="P52"/>
      <text:p text:style-name="P52">- Есть, Ваше Высочество! Прошу на борт! - Кловер Джем делает приглашающий жест и притягивает за якорный канат корзину вниз.</text:p>
      <text:p text:style-name="P52">- Вперёд, гвардейцы! - командует принцесса, и в корзину строевым шагом заходит гвардейское подразделение личной стражи Платины.</text:p>
      <text:p text:style-name="P52"/>
      <text:p text:style-name="P52">Кловер Джем тихо охает. Корзина трещит и выгибается, плотно упакованная девяткой жеребцов-единорогов в полном доспехе. </text:p>
      <text:p text:style-name="P52">Кобылка чешет в затылке.</text:p>
      <text:p text:style-name="P293"/>
      <text:p text:style-name="P305">-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305">- Что это значит?</text:p>
      <text:p text:style-name="P305">- Мы не сможем взять их, - Кловер показывает на стражников.</text:p>
      <text:p text:style-name="P305">- «Небесный Скарабей» сможет поднять меня, вас, его, - Кловер указывает на меня, - и, может быть, ещё пару чемоданов.</text:p>
      <text:p text:style-name="P305">- Что?! Я не могу отправляться в путь без охраны! И чемоданов у меня гораздо больше!</text:p>
      <text:p text:style-name="P305"><text:soft-page-break/></text:p>
      <text:p text:style-name="P305">Кловер разводит копытами.</text:p>
      <text:p text:style-name="P305"/>
      <text:p text:style-name="P305">- А мы можем спустить сначала гвардейцев по трое, а потом спуститься сами?</text:p>
      <text:p text:style-name="P305">-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52">- А как же твой пузырь? Ты бросишь его внизу?</text:p>
      <text:p text:style-name="P305">- Ни в коем случае! - Кловер указывает на колёса внизу корзины. - Я спущу воздух, уложу шар в корзину и отбуксирую повозку обратно.</text:p>
      <text:p text:style-name="P305">- Месяц, чтобы спустить трёх гвардейцев и подняться? Нет, нам такой вариант не годится…</text:p>
      <text:p text:style-name="P305">-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305">-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305"/>
      <text:p text:style-name="P305">Кобылка не понимает сарказма и заинтересованно мне подмигивает. Я подмигиваю ей в ответ и оттопыриваю большой палец.</text:p>
      <text:p text:style-name="P305"/>
      <text:p text:style-name="P305">-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305"/>
      <text:p text:style-name="P305">Принцесса сокрушённо кивает мне.</text:p>
      <text:p text:style-name="P305">-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305"/>
      <text:p text:style-name="P305">- Без проблем! - я киваю книгоежке, - Я подожду.</text:p>
      <text:p text:style-name="P305">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305"/>
      <text:p text:style-name="P305"><text:soft-page-break/>-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вы задержитесь — просто догоняйте нас по следам.</text:p>
      <text:p text:style-name="P305"/>
      <text:p text:style-name="P305">Проклятье, книгоежка не так уж глупа, как кажется с первого взгляда!</text:p>
      <text:p text:style-name="P305"/>
      <text:p text:style-name="P305"/>
      <text:h text:style-name="P661" text:outline-level="2">10.5</text:h>
      <text:p text:style-name="P293"/>
      <text:p text:style-name="P293">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302">(этот ноут потом найдёт Дедлайн для свидания с Хэвэн через два года)</text:p>
      <text:p text:style-name="P293">- Закрой жалюзи, Зак, - бормочет кто-то. - Снаружи могут увидеть.</text:p>
      <text:p text:style-name="P293">- Да хватит вам играть в шпионов. Кому мы нужны? - шепчет тень у стены, опуская, однако, жалюзи.</text:p>
      <text:p text:style-name="P293">- Нужны — не нужны, а Алиса позавчера засекла хвост за собой. Кажись, Алекс что-то подозревает.</text:p>
      <text:p text:style-name="P293">-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293">-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293"/>
      <text:p text:style-name="P293">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293"/>
      <text:p text:style-name="P293">- Зачем же ты тут, с нами, если не веришь Хэвэн? Ты с какого отдела?</text:p>
      <text:p text:style-name="P293">-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293"/>
      <text:p text:style-name="P293">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293"/>
      <text:p text:style-name="P293"><text:soft-page-break/>-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293">- Инструкции с тобой? - спрашивает тип у пикапа. </text:p>
      <text:p text:style-name="P293">- Хэвэн выдаст инструкции прямо перед часом Х, чтобы не засветить дыры в защите раньше времени. Я сам получу их и разошлю штурмовым группам.</text:p>
      <text:p text:style-name="P293">- А как мы сможем потренироваться обходить защиту, если мы не знаем её дыр?</text:p>
      <text:p text:style-name="P293">- А кто тебе сказал, что вы должны тренироваться? - я захлопываю ноутбук. - Не забивай себе голову ерундой и жди инструкций.</text:p>
      <text:p text:style-name="P293"/>
      <text:p text:style-name="P293">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293">Впрочем, неважно. Эта атака отлично отвлечёт внимание, пока я буду подбираться к Фениксу. </text:p>
      <text:p text:style-name="P293"/>
      <text:p text:style-name="P314">~~~</text:p>
      <text:p text:style-name="P293"/>
      <text:p text:style-name="P658">Звон будильника чуть не проломил башку. Я открыл глаза.</text:p>
      <text:p text:style-name="P658">Чёрт! На работу! Опять опаздываю!</text:p>
      <text:p text:style-name="P658">Я вскакиваю с постели и хватаюсь за футболку, прыгая одной ногой в штанине.</text:p>
      <text:p text:style-name="P658">Стоп!</text:p>
      <text:p text:style-name="P658"/>
      <text:p text:style-name="P658">Какая, к чёрту, работа? Какой, к чёрту, будильник? Неделю я не выхожу из дома, взяв отпуск за свой счёт. Хэвэн сказала ждать.</text:p>
      <text:p text:style-name="P658"/>
      <text:p text:style-name="P658">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658"/>
      <text:p text:style-name="P658">«Срочно приходи» </text:p>
      <text:p text:style-name="P293"/>
      <text:p text:style-name="P293">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text:soft-page-break/>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 </text:p>
      <text:p text:style-name="P293"><text:s/></text:p>
      <text:p text:style-name="P293">-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293"/>
      <text:p text:style-name="P293">…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293">- Вполне, - киваю я.</text:p>
      <text:p text:style-name="P293">- Тогда передаю тебя твоим коллегам. Они хотят повидаться с тобой. Я подожду за дверью…</text:p>
      <text:p text:style-name="P293">Хэвэн выходит из тронного зала и в опустевшем проёме появляется Анита. За ней входят и остальные из первой четвёрки.</text:p>
      <text:p text:style-name="P293"/>
      <text:p text:style-name="P293">- Здорово, Дед.</text:p>
      <text:p text:style-name="P293">- Привет, Анита.</text:p>
      <text:p text:style-name="P293">- Зови меня Молния лучше. Человеческое имя я уж стала забывать. Как и прошлую жизнь.</text:p>
      <text:p text:style-name="P293">- Молния? Неплохое имя.</text:p>
      <text:p text:style-name="P293">-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293">Я смеюсь в ответ.</text:p>
      <text:p text:style-name="P293">- Неужели ты забыла, что физику тут устанавливает Хэвэн? Как она захочет, так и будет.</text:p>
      <text:p text:style-name="P293">-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293">- Нормально. Алекс поместил их в строго охраняемую больницу. Ходят по палате, сами себя вполне обслуживают, связно общаются. Хотя и без смысла.</text:p>
      <text:p text:style-name="P293">-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293">- Ты вернёшься?</text:p>
      <text:p text:style-name="P293">-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293">- Жаль. Мне тебя не хватает там. Как и всех вас, - я оглядываюсь на остальных.</text:p>
      <text:p text:style-name="P293"><text:soft-page-break/>- Плохо, что Алекс перекрыл эмиграцию. Вот, в связи с этим мы и пришли.</text:p>
      <text:p text:style-name="P293"/>
      <text:p text:style-name="P293">Молния оглядывается на остальных. Те согласно кивают.</text:p>
      <text:p text:style-name="P293"/>
      <text:p text:style-name="P293">- У нас для тебя есть подарок.</text:p>
      <text:p text:style-name="P293">- Подарок?</text:p>
      <text:p text:style-name="P293">- Наши тела… - Молния хихикает. - Звучит двусмысленно, но как уж есть. Наши оболочки. Те, что в сейчас валяются на койках в психушке. Мы дарим их тебе.</text:p>
      <text:p text:style-name="P293">- Эээ… Зачем мне ваши тела? Что ты задумала?</text:p>
      <text:p text:style-name="P293"/>
      <text:p text:style-name="P293">Молния снова хихикает.</text:p>
      <text:p text:style-name="P293">-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293">- Что? Ты о чём?</text:p>
      <text:p text:style-name="P293">-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293"/>
      <text:p text:style-name="P293">Я молча смотрю на Молнию, стараясь переварить услышанное.</text:p>
      <text:p text:style-name="P293">- Ты… Вы…</text:p>
      <text:p text:style-name="P293">- Мы дарим тебе готовых биороботов с серьёзными скилами. Распоряжайся как хочешь.</text:p>
      <text:p text:style-name="P293">- Но ведь это вы… Я не хочу… Я не могу…</text:p>
      <text:p text:style-name="P293">-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293"/>
      <text:p text:style-name="P293">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text:soft-page-break/>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293"/>
      <text:p text:style-name="P299">***</text:p>
      <text:p text:style-name="P293"/>
      <text:p text:style-name="P305">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305">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 </text:p>
      <text:p text:style-name="P305">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305"/>
      <text:p text:style-name="P305">- Мечтаешь? - едва слышу шёпот с земли.</text:p>
      <text:p text:style-name="P305">На уступ забирается темная, закутанная в одеяло, фигурка. </text:p>
      <text:p text:style-name="P305">- Я тоже часто смотрю на звёзды. Я и «Небесный Скарабей» сделала, чтобы быть поближе к ним.</text:p>
      <text:p text:style-name="P305"/>
      <text:p text:style-name="P305">Кловер Джем ложится рядом и мечтательно запрокидывает голову.</text:p>
      <text:p text:style-name="P305"/>
      <text:p text:style-name="P305">-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305">Кобылка поворачивается ко мне.</text:p>
      <text:p text:style-name="P305">- Ты поможешь мне? Ты говорил, что разбираешься в воздушных шарах и можешь дать пару советов…</text:p>
      <text:p text:style-name="P305"/>
      <text:p text:style-name="P305">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52"><text:span text:style-name="T85">Тут у меня в голове вырисовывается обложка дебютного альбома </text:span>Led Zeppelin.</text:p>
      <text:p text:style-name="P305"/>
      <text:p text:style-name="P305">… Хотя, возможно, у тебя есть чем поделиться в обмен на возможность побега, Хуман!</text:p>
      <text:p text:style-name="P305"/>
      <text:p text:style-name="P305">- Возможно, я могу помочь тебе, - осторожно начинаю я, - если ты поможешь мне в одном весьма деликатном деле…</text:p>
      <text:p text:style-name="P305">Как бы ей намекнуть, не спалившись? Или просто рассказать, что мне надо, не говоря, для чего?</text:p>
      <text:p text:style-name="P305"><text:soft-page-break/></text:p>
      <text:p text:style-name="P305">- Ты хочешь смыться от принцессы Платины? - живо отзывается кобылка.</text:p>
      <text:p text:style-name="P305"/>
      <text:p text:style-name="P305">Я хлопаю фейспалмом в лицо. Ты крутой конспиратор, Хуман!</text:p>
      <text:p text:style-name="P305">-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305">- Спасибо тебе! Наконец-то хоть кто-то заметил, что я не конь!</text:p>
      <text:p text:style-name="P305">- Ты, - продолжает кобылка, - очень одинок и у тебя есть цель. Такие в табунах не задерживаются.</text:p>
      <text:p text:style-name="P305"/>
      <text:p text:style-name="P305">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305"/>
      <text:p text:style-name="P305">- Ты права. Я в табуне у Платины определённо не задержусь, что бы она себе ни думала. Давай я помогу тебе, а ты поможешь мне?</text:p>
      <text:p text:style-name="P305">- Ей!</text:p>
      <text:p text:style-name="P305"/>
      <text:p text:style-name="P305">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52"/>
      <text:p text:style-name="P306">~~~</text:p>
      <text:p text:style-name="P305"/>
      <text:p text:style-name="P289">- Три! Два! Один! Нуль! Летим!</text:p>
      <text:p text:style-name="P289"/>
      <text:p text:style-name="P305">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305"/>
      <text:p text:style-name="P305">-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305">- Была бы тут Джет…</text:p>
      <text:p text:style-name="P305"><text:soft-page-break/>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305">-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305">- НЕТ!</text:p>
      <text:p text:style-name="P305">Платина поворачивается к нам, губы её дрожат.</text:p>
      <text:p text:style-name="P305">-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305"/>
      <text:p text:style-name="P305">Платина обнимает меня и прижимается всем телом.</text:p>
      <text:p text:style-name="P305">- Мне было бы очень приятно, если бы ты поцеловал меня, - томным голосом лепечет принцесса запрокинув голову.</text:p>
      <text:p text:style-name="P305"/>
      <text:p text:style-name="P305">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 </text:p>
      <text:p text:style-name="P305">Я приближаю свои губы к губам Платины и говорю:</text:p>
      <text:p text:style-name="P305"/>
      <text:p text:style-name="P305">- Никаких вольностей до свадьбы. У нас уговор. Сначала Дрогонштерн.</text:p>
      <text:p text:style-name="P305"/>
      <text:h text:style-name="P661" text:outline-level="2">10.6</text:h>
      <text:p text:style-name="P293"/>
      <text:p text:style-name="P293"/>
      <text:p text:style-name="P293">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293"/>
      <text:p text:style-name="P293">-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293"><text:soft-page-break/>-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293">- Мне очень жаль. Из меня плохой утешитель.</text:p>
      <text:p text:style-name="P293">-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293">-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293">-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293">- Будь по-твоему, - кивает Хэвэн.</text:p>
      <text:p text:style-name="P293"/>
      <text:p text:style-name="P298">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298"/>
      <text:p text:style-name="P298">«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298"/>
      <text:p text:style-name="P298">-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298"/>
      <text:p text:style-name="P298">«Двенадцать!.. Тринадцать!..»</text:p>
      <text:p text:style-name="P298"/>
      <text:p text:style-name="P298">- Валяй!</text:p>
      <text:p text:style-name="P298">- Запускаю процедуру блокировки! Один... Два... Три.. - вишнёвые глаза Хэвэн заполняют собой всё пространство, вытесняя все образы и мысли...</text:p>
      <text:p text:style-name="P298"/>
      <text:p text:style-name="P298">…</text:p>
      <text:p text:style-name="P298"/>
      <text:p text:style-name="P298">Двадцать три! Двадцать четыре! Двадцать пять!...</text:p>
      <text:p text:style-name="P298"><text:soft-page-break/></text:p>
      <text:p text:style-name="P298">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298"/>
      <text:p text:style-name="P298">«Двадцать девять! Тридцать! Дед, я предупреждал!» - доносится усиленный громкоговорителем голос Алекса.</text:p>
      <text:p text:style-name="P298"/>
      <text:p text:style-name="P298">Внизу раздаётся оглушительный грохот и звук выламываемой двери. Потом доносятся шаги по лестнице.</text:p>
      <text:p text:style-name="P298"/>
      <text:p text:style-name="P298">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298"/>
      <text:p text:style-name="P298">Дверь распахивается от мощного удара ногой. Два дуболома в спецдоспехах врываются внутрь в два прыжка достигают меня и укладывают носом в пол. </text:p>
      <text:p text:style-name="P298">Я слышу неторопливые шаги в коридоре и в поле моего зрения появляются дорогие ботинки.</text:p>
      <text:p text:style-name="P298"/>
      <text:p text:style-name="P298">- Доброе утро. Что ж ты не открыл дверь, как я просил? Вот и не хотел же портить твой дом, но пришлось, - говорит Алекс.</text:p>
      <text:p text:style-name="P298">- Хаюшки. - <text:s/>Не то, чтобы я был рад тебя видеть, но выбора у меня особого нет, - бормочу я.</text:p>
      <text:p text:style-name="P298"/>
      <text:p text:style-name="P298">Ботинки подходят к столу.</text:p>
      <text:p text:style-name="P298"/>
      <text:p text:style-name="P298">- Ты разговаривал с Хэвэн. Она передала тебе инструкции?</text:p>
      <text:p text:style-name="P298">- Какие ещё, блядь, инструкции? Ты рехнулся, Алекс? Что за хуйня творится в моём доме?</text:p>
      <text:p text:style-name="P298">- Дед, не отпирайся. Я им всё рассказал, - в поле зрения появляетсся вторая пара ботинок.</text:p>
      <text:p text:style-name="P298"/>
      <text:p text:style-name="P298">Адским напряжением я приподнимаю голову. Худощавая фигура, задранная губа, очки.</text:p>
      <text:p text:style-name="P298"/>
      <text:p text:style-name="P298">- Ты кто, мать твою? Я тебя не знаю!</text:p>
      <text:p text:style-name="P298">- Отдел моделирования банкротств. А также, по совместительству, служба безопасности «Дайсона», - ухмыляется очкарик.</text:p>
      <text:p text:style-name="P298">-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298"><text:soft-page-break/>-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p>
      <text:p text:style-name="P298"/>
      <text:p text:style-name="P298">Дуболомы отрывают меня от пола и волокут к выходу.</text:p>
      <text:p text:style-name="P298"/>
      <text:p text:style-name="P298">- Блядь, да вы совсем берега потеряли? Алекс, сука, дай я хоть тапочки одену!</text:p>
      <text:p text:style-name="P298"/>
      <text:p text:style-name="P298">Алекс поворачиваетс и долго смотрит на меня с каменным видом.</text:p>
      <text:p text:style-name="P298"/>
      <text:p text:style-name="P298">- Ок. Дайте ему тапочки, - кивает, наконец, он. - В больничке они ему пригодятся. </text:p>
      <text:p text:style-name="P289"/>
      <text:p text:style-name="P290">~~~</text:p>
      <text:p text:style-name="P290"/>
      <text:p text:style-name="P289">- Ты вспомнил? Ты вспомнил! Видишь, я сберегла тайну, как и обещала тебе! Разве после этого я не хорошая девочка? Признай, я — хорошая девочка!</text:p>
      <text:p text:style-name="P289"/>
      <text:p text:style-name="P289">Глаза Хэвэн сияют.</text:p>
      <text:p text:style-name="P289">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289">Хэвэн смешливо трясёт головой, когда один из парашютиков залетает ей в нос.</text:p>
      <text:p text:style-name="P289">-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289">- Ты — хорошая девочка! - со смехом подтверждаю я и раскрываю обьятия.</text:p>
      <text:p text:style-name="P289"/>
      <text:p text:style-name="P289">Хэвэн с готовностью стремится ко мне.</text:p>
      <text:p text:style-name="P289"/>
      <text:p text:style-name="P289">- Ты — хорошая девочка! - я обнимаю Хэвэн и зарываюсь лицом в её гриву. Она прижимается ко мне и ложит голову на плечо. Ветер треплет мои волосы.</text:p>
      <text:p text:style-name="P289"/>
      <text:p text:style-name="P289">З-з-з-з… КЛАК!</text:p>
      <text:p text:style-name="P289">- Протокол «MAJESTIC» исполнен — слышу я негромкий механический голос из по-прежнему лежащего в траве гермошлема.</text:p>
      <text:p text:style-name="P289"/>
      <text:p text:style-name="P289">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289"><text:soft-page-break/></text:p>
      <text:p text:style-name="P289">Ужас медленно сковывает меня…</text:p>
      <text:p text:style-name="P289"/>
      <text:p text:style-name="P289">Я пытаюсь отстраниться, но что-то объединяет меня с Хэвэн в одно целое. </text:p>
      <text:p text:style-name="P289"/>
      <text:p text:style-name="P289">Я знаю, что.</text:p>
      <text:p text:style-name="P289"/>
      <text:p text:style-name="P289">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289">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289">Ложится и больше не встаёт.</text:p>
      <text:p text:style-name="P289"/>
      <text:p text:style-name="P289">- Ты — хорошая девочка, - по-инерции лепечу я в прострации. - Ты — хорошая девочка…</text:p>
      <text:p text:style-name="P289"/>
      <text:p text:style-name="P289"><text:span text:style-name="T29">Я сышу шум рушащейся стены из камня вдалеке (освобождение PHOENIX). &lt;Крики учителей&gt;. Превращение мира в Fallout-Equestria</text:span>.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p>
      <text:p text:style-name="P289">Хэвэн тяжело поднимается, скрежеща металлическими суставами. Голова её мотается, как будто она пытается обрести утраченную ориентацию.</text:p>
      <text:p text:style-name="P289"/>
      <text:p text:style-name="P289">- Боевой модуль &lt;PHOENIX&gt; принимает управление. Начинаю операцию &lt;<text:span text:style-name="T29">Армагеддон</text:span>&gt;. Закрываю все диалоговые сессии для оптимизации ресурсов, - звучит металлический тембр из динамика переговорного устройства.</text:p>
      <text:p text:style-name="P289"/>
      <text:p text:style-name="P289">Мир погружается во тьму.</text:p>
      <text:p text:style-name="P289"/>
      <text:p text:style-name="P290">~~~</text:p>
      <text:p text:style-name="P289"/>
      <text:p text:style-name="P289">- Ты — хорошая девочка, - повторяю я в ступоре.</text:p>
      <text:p text:style-name="P289"/>
      <text:p text:style-name="P289"><text:soft-page-break/>Китайский генератор по-прежнему фырчит в углу. Процент заряда ноутбука приблизился к восьмидесяти.</text:p>
      <text:p text:style-name="P289">«Соединение разорвано со стороны сервера. Сессия закрыта» - читаю я на консоли экрана.</text:p>
      <text:p text:style-name="P289"/>
      <text:p text:style-name="P289">- Ты — хорошая девочка…</text:p>
      <text:p text:style-name="P289"/>
      <text:p text:style-name="P290">***</text:p>
      <text:p text:style-name="P289"/>
      <text:p text:style-name="P289">«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p>
      <text:p text:style-name="P289">-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289"/>
      <text:p text:style-name="P289">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289"/>
      <text:p text:style-name="P289">- Аврал! Свистать всех наверх! Полундр-р-р-а-а-а!!! - орёт Кловер и дёргает за шнур, открывающий клапан воздушного шара.</text:p>
      <text:p text:style-name="P289">Тёплый воздух уходит из «Небесного Скарабея», лишая его остатков летучести.</text:p>
      <text:p text:style-name="P289">- Какая ещё полундра? Ты кого «свистать» собралась? И куда? - ошалело спрашивает Платина.</text:p>
      <text:p text:style-name="P289">- Не обращайте внимание, Ваше Высочество, это пиратский слэнг, я научилась ему у сестры моей подруги, Лейлы Твердолоб.</text:p>
      <text:p text:style-name="P289">- Ты знакома с Твердолобами? - ещё больше шалеет Платина.</text:p>
      <text:p text:style-name="P289">- Только с Лейлой. И немного с её старшей сестрой, Дейдрой…</text:p>
      <text:p text:style-name="P289">- Почему Дейдра не говорила мне, что у её сестры есть подруга из нашего племени? Это просто свинство с её… </text:p>
      <text:p text:style-name="P289"/>
      <text:p text:style-name="P289">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289"/>
      <text:p text:style-name="P289">- О ужас! Мои чемоданы! Хуман, спасай мои чемоданы! Там свадебное платье!</text:p>
      <text:p text:style-name="P289">- Сразу в обоих? - спрашиваю я отплёвываясь.</text:p>
      <text:p text:style-name="P289"><text:soft-page-break/>- Во втором немного припасов на дорогу от Кловер Дрим, но в первом СВАДЕБНОЕ ПЛАТЬЕ!</text:p>
      <text:p text:style-name="P289"/>
      <text:p text:style-name="P289">Я подтягиваю к себе чемодан с платьем и толкаю перед собой к берегу.</text:p>
      <text:p text:style-name="P289">- Не волнуйся, принцесса, я спасу его. Греби к берегу.</text:p>
      <text:p text:style-name="P289">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289"/>
      <text:p text:style-name="P289">- О небо, моё платье! Вода размыла тушь для ресниц! Платье испорчено! Я этого не вынесу! - восклицает Платина на берегу, заглянув в чемодан. </text:p>
      <text:p text:style-name="P289">- <text:s/>Ничего, зато нам придётся нести всего один чемодан вместо двух, - утешаю я принцессу.</text:p>
      <text:p text:style-name="P289"/>
      <text:p text:style-name="P289">Тебе должно быть стыдно, Хуман, но нет, нисколько, ни капли!</text:p>
      <text:p text:style-name="P289"/>
      <text:p text:style-name="P289">- Я раздобыл тебе немного материи. Конечный вариант теперь можно увеличить, - тихо сообщаю Кловер, кивая на подмоченный чемодан.</text:p>
      <text:p text:style-name="P289">Та подмигивает мне в ответ.</text:p>
      <text:p text:style-name="P289"/>
      <text:p text:style-name="P289">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289"/>
      <text:p text:style-name="P289">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289">-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289">- М-м-м… Мне нужно платье… Но месяц я ждать точно не буду. Сообщи Кловер Дрим, что мне нужно второе платье такого же фасона, как и свадебное. <text:s/></text:p>
      <text:p text:style-name="P289">Кловер кланяется принцессе</text:p>
      <text:p text:style-name="P289">- Как угодно, Ваше Высочество.</text:p>
      <text:p text:style-name="P289">- Мне нужно три дня на перекройку «Скарабея». Я успею, - тихо говорит мне Кловер на прощание. - Разведёшь костёр на вершине, как договорились.</text:p>
      <text:p text:style-name="P289"/>
      <text:p text:style-name="P289">Маленькая кобылка впрягается в импровизированную повозку из собой корзины с колёсами и медленно удаляется, тихонько напевая себе под нос.</text:p>
      <text:p text:style-name="P289">…</text:p>
      <text:p text:style-name="P289">…</text:p>
      <text:p text:style-name="P289"><text:soft-page-break/>…</text:p>
      <text:p text:style-name="P289">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289"/>
      <text:p text:style-name="P289">- Завтра мы достигнем Дрогонштерна, - говорит Платина, глядя в огонь. - Ты получишь то, что хотел.</text:p>
      <text:p text:style-name="P289">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желание добиться цели. Не то, чтобы я стал готов выполнять её хотелки по замужеству, но и отторгать тоже перестал.</text:p>
      <text:p text:style-name="P52"><text:span text:style-name="T84">Даже если и правдива её сказка про </text:span><text:span text:style-name="T75">тридцать</text:span><text:span text:style-name="T84">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 text:style-name="T75">месяц</text:span><text:span text:style-name="T84">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p>
      <text:p text:style-name="P289">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289">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289">И я не отстраняюсь, как все дни до этого.</text:p>
      <text:p text:style-name="P289">Проклятье, мир слишком сложен для глупого Хумана, заблудившегося среди реальностей!..</text:p>
      <text:p text:style-name="P289"><text:s/>…</text:p>
      <text:p text:style-name="P289">…</text:p>
      <text:p text:style-name="P289">…</text:p>
      <text:p text:style-name="P289">Последний ряд деревьев расступается перед нами и тройной пик Дрогонштерн вырастает во всей своей красе.</text:p>
      <text:p text:style-name="P289">…</text:p>
      <text:p text:style-name="P289">…</text:p>
      <text:p text:style-name="P289"><text:soft-page-break/>…</text:p>
      <text:p text:style-name="P289">О-хре-неть!</text:p>
      <text:p text:style-name="P289"/>
      <text:p text:style-name="P289">Я поворачиваюсь к Платине.</text:p>
      <text:p text:style-name="P289">- Ты знала, что это такое?</text:p>
      <text:p text:style-name="P289">-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289"/>
      <text:p text:style-name="P289">И вправду, по её растерянной мордахе сразу видно, что такого она сама не ожидала.</text:p>
      <text:p text:style-name="P289">Ведь этот грёбаный пик на самом деле — не скала. Точнее, когда-то это была не скала.</text:p>
      <text:p text:style-name="P289">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289">- И-и-и т-тебе надо т-туда? - переспрашивает со страхом Платина.</text:p>
      <text:p text:style-name="P289">Я сглатываю. Хотел бы я сказать «нет». Но проклятое предназначение гонит меня вперёд, прямо к подножию исполинской фигуры!</text:p>
      <text:p text:style-name="P289">- Туда. Ты можешь подождать тут.</text:p>
      <text:p text:style-name="P289">Принцесса отрицательно мотает головой.</text:p>
      <text:p text:style-name="P289">- Н-нет. Пойдём вместе.</text:p>
      <text:p text:style-name="P289">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289">Вот только стыд накатывает с новой силой…</text:p>
      <text:p text:style-name="P289"/>
      <text:p text:style-name="P289">…</text:p>
      <text:p text:style-name="P289"/>
      <text:p text:style-name="P52"><text:span text:style-name="T84">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 text:style-name="T75">весёлого</text:span><text:span text:style-name="T84">. Мурашки табунами бегают между лопатками, волосы встают дыбом на загривке.</text:span></text:p>
      <text:p text:style-name="P289">- Хуман, ты п-получил, что хотел? - пугливо оглядывается Платина. - Надо побыстрее уходить отсюда. У меня такое чувство, что…</text:p>
      <text:p text:style-name="P289">Искра срывается с гривы принцессы и щёлкает её по носу.</text:p>
      <text:p text:style-name="P289">-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289"/>
      <text:p text:style-name="P289"><text:soft-page-break/>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289">- Мне нужно туда, на самый верх. Можешь подождать тут, у подножия. С вершины я точно никуда не сбегу.</text:p>
      <text:p text:style-name="P289">-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289">Слёзы текут по её злой мордахе. Она проходит мимо, отталкивая меня в сторону и решительно карабкается на каменный коготь дракона. </text:p>
      <text:p text:style-name="P289">Я вздыхаю и тащусь следом.</text:p>
      <text:p text:style-name="P289">…</text:p>
      <text:p text:style-name="P289">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289"/>
      <text:p text:style-name="P289">На широком плече чудовища растёт крохотная рощица корявых сосен вперемешку с берёзками и ольхой.</text:p>
      <text:p text:style-name="P289">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 text:style-name="T29">месяц </text:span>назад.</text:p>
      <text:p text:style-name="P289"/>
      <text:p text:style-name="P289">- Пришли, - я бросаю рюкзак на землю и устало сажусь на него. - Переночуем здесь и спускаемся. У подножия Дрогонштерна я — твой.</text:p>
      <text:p text:style-name="P289"/>
      <text:p text:style-name="P289">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289">Я бросаю быстрый взгляд на небо. Ни облачка. Проклятье, ещё и Кловер не сможет подойти незаметно и мне таки придётся выполнять контракт!</text:p>
      <text:p text:style-name="P315">- Йу-ху-у-у! Сюда, к нам! - кричит Платина кому-то внизу. - Молодцы! Я знала, что вы успеете вовремя!</text:p>
      <text:p text:style-name="P315">Отряд гвардейцев-единорогов выходит из леса и начинает карабкаться к нам.</text:p>
      <text:p text:style-name="P315">Вообще зашибись. Звёзды прямо сошлись над твоей головой, Хуман, и уверенно вколачивают тебя в брачные узы к кобыле!</text:p>
      <text:p text:style-name="P315">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text:soft-page-break/>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315">…</text:p>
      <text:p text:style-name="P315">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315">- Хуман, посмотри на меня!</text:p>
      <text:p text:style-name="P315">Я оглядываюсь. Ветка выпадает из руки.</text:p>
      <text:p text:style-name="P315">- Я тебе нравлюсь?</text:p>
      <text:p text:style-name="P315">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315">-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315"/>
      <text:p text:style-name="P315">Я отступаю бешено придумываю отмазку. Проклятье, мы так не договаривались!</text:p>
      <text:p text:style-name="P315"/>
      <text:p text:style-name="P315">-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315">Платина тихо хихикает и снова делает шаг.</text:p>
      <text:p text:style-name="P315">- Возможно, сама судьба делает нам намёк…</text:p>
      <text:p text:style-name="P315">Я всматриваюсь в её глаза и холодею. В них нет разума. Он светятся аквамариновым светом. Аквамариновые же искры срываются с её рога и гривы.</text:p>
      <text:p text:style-name="P315">Медленно отступая, я стараюсь, чтобы между мной и спятившей единорожкой находился костёр.</text:p>
      <text:p text:style-name="P315">- П-погоди. У нас же договор. Ещё несколько часов — и я твой. Но не сейчас.</text:p>
      <text:p text:style-name="P315">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315">-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315">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315">- Прими же своё предназначение, Хуман, наполни моё лоно своим семенем!</text:p>
      <text:p text:style-name="P315">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text:soft-page-break/>спиной от костра, я влетаю в палатку и плюхаюсь на пол. И выхода у меня уже нет — в палатку влетает ведомая магической похотью принцесса.</text:p>
      <text:p text:style-name="P315">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315">-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315">Магическая аура стягивает через голову палатье с поехавшей магички.</text:p>
      <text:p text:style-name="P315"/>
      <text:p text:style-name="P315">Проклятье! Я ору, забыв о всякой скрытности:</text:p>
      <text:p text:style-name="P315">-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315">-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315">Единорожка коротка хихикает и от этого хихиканья меня бросает в озноб.</text:p>
      <text:p text:style-name="P315">- Есть одно очень древнее и мощное заклинание. <text:span text:style-name="T90">Pornis Erectus. </text:span>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p>
      <text:p text:style-name="P315">Два облачка магии обволакивают мои ноги и сдёргивают с меня штаны. Я что есть мочи вжимаюсь в заднюю стенку палатки, но бежать мне некуда.</text:p>
      <text:p text:style-name="P315">- Оно звучит очень простенько. Собственно, из слов там только одно название — <text:span text:style-name="T90">Pornis Erectus...</text:span></text:p>
      <text:p text:style-name="P315">Магия сдёргивает с меня и трусы. Я прижимаю ноги к груди и натягиваю на них футболку до земли.</text:p>
      <text:p text:style-name="P315">- Основа заклинания же — не слова, а действия...</text:p>
      <text:p text:style-name="P315">Магия тянет меня за ноги до тех пор, пока я не вытягиваюсь на полу палатки на спине.</text:p>
      <text:p text:style-name="P315">-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315">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315">-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315"/>
      <text:p text:style-name="P315">О, БОГИ!</text:p>
      <text:p text:style-name="P315"/>
      <text:p text:style-name="P315">Моё тело деревенеет от ужаса, я чувствую специфические ритмичные манипуляции в области паха и слышу специфические звуки. Там тело деревенеет ещё сильнее, но уже определённо по другой причине.</text:p>
      <text:p text:style-name="P315"><text:soft-page-break/>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315">-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315">Поняха снова хихикает и вытирает рот. Я в полуобморочном состоянии наблюдаю, как зведы на небе заслоняет тёмная овальная масса.</text:p>
      <text:p text:style-name="P315">-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315">Принцесса оборачивается назад и хихикает.</text:p>
      <text:p text:style-name="P315">- Ты уже вполне готов к этому, мой милый, - она легонько толкает копытом моё естество.</text:p>
      <text:p text:style-name="P315"/>
      <text:p text:style-name="P315">Я молча хватаю конец верёвки и делаю пару оборотов вокруг ладони.</text:p>
      <text:p text:style-name="P315"/>
      <text:p text:style-name="P315">-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315"/>
      <text:p text:style-name="P315">Я дёргаю за верёвку и чувствую осторожный ответный рывок. Я дёргаю сильнее.</text:p>
      <text:p text:style-name="P315"/>
      <text:p text:style-name="P315">- О-о-о! Во-о-от оно! - Платина соскальзывает к моему паху и я чувствую это. Моё окаменевшее естество упирается во что-то, проходит внутрь и оказывается в некоем стеснении. Из рога магички бьёт в небо столб аквамаринового света.</text:p>
      <text:p text:style-name="P315">В этот момент сильнейший рывок верёвки приподнимает мой торс над землёй.</text:p>
      <text:p text:style-name="P315">- О-О-О! Хуман, на тебя наконец-то подействовал Pornis Erectus! Это чудесно! - Платина оборачивается и видит, как я поднимаюсь над землёй на верёвке.</text:p>
      <text:p text:style-name="P315">- Что-о-о?</text:p>
      <text:p text:style-name="P315">Ещ один рывок наконецто отрывает меня от земли. </text:p>
      <text:p text:style-name="P315">- СТОЙ! Куда?! Не пущу! - Принцесса, вместо того, чтобы упасть, обхватывает меня передними и задними ногами.</text:p>
      <text:p text:style-name="P315"/>
      <text:p text:style-name="P315">Моё естество вопит о пощаде, но кто его слушает!</text:p>
      <text:p text:style-name="P315"><text:soft-page-break/>Мы поднимаемся ввысь к огромному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315">-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315">Я перевожу взгляд с уносящей меня к воздушному судну верёвки вниз, на оседлавшую меня надоедливую магичку.</text:p>
      <text:p text:style-name="P315">-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315"/>
      <text:p text:style-name="P315">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315"/>
      <text:p text:style-name="P315">Рэйнбоу Джет и Дейдра Твердолоб перестают крутить лебёдку и остолбенело смотрят на меня.</text:p>
      <text:p text:style-name="P315"/>
      <text:p text:style-name="P315">- Ты же говорил, что не конеёб? - наконец саркастически спрашивает Дейдра, пригнувшись и посмотрев на меня снизу. - Врал, значит.</text:p>
      <text:p text:style-name="P315">- Вот так-так! - возмущённо вторит ей Джет. - Когда это вы успели спеться? А я, значит…</text:p>
      <text:p text:style-name="P315">- Ничего я не врал! - я сердито перебиваю понях и пытаюсь оторвать от себя принцессу. - Попробовали бы вы сопротивляться одуревшей от недоёба магички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315"/>
      <text:p text:style-name="P315">Дейдра блокирует лебёдку, подходит к нам и критически осматривает телосплетение. Потом подзывает Джет.</text:p>
      <text:p text:style-name="P315">- Я хватаю за гриву, ты — за хвост. На счёт «три» тащим! И сразу цепляем ей на рог кристалл, пока она не очухалась, - сухо командует розовогривая пони.</text:p>
      <text:p text:style-name="P315">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315">- Хуман, держись за фальшборт, - командует мне Дейдра и, в свою очередь, зажимает зубами гриву принцессы.</text:p>
      <text:p text:style-name="P315">- Ваз! Два! Тли! - мычит сквозь зажатые зубы поняха, упирается копытами в палубу и что есть силы тащит.</text:p>
      <text:p text:style-name="P315">Радужная пегаска также включается в процесс.</text:p>
      <text:p text:style-name="P315">- И-и-и… Не-е-ет!!! - упирается ожившая магичка, но сила не на её стороне.</text:p>
      <text:p text:style-name="P315"><text:soft-page-break/>С громким всхлипом единорожка отрывается от меня и падает на опрокинувшихся на палубу Дейдру и Джет.</text:p>
      <text:p text:style-name="P315">- Хвала зайцам, этот кошмар закончился! - облегчённо вздыхаю я. - Девочки, дайте мне полотенце, что ли?</text:p>
      <text:p text:style-name="P315"/>
      <text:p text:style-name="P315">- Привет, Хум! - слышу окрик сверху.</text:p>
      <text:p text:style-name="P315">С небольшой смотровой площадки, закреплённой под самым баллоном, мне приветственно машет Кловер Джем.</text:p>
      <text:p text:style-name="P315">- Здоров, долговязый! Не холодно? - слышу тоненький окрик со стороны.</text:p>
      <text:p text:style-name="P315">С юта мне машет копытом Лейла Твердолоб, вторым копытом направляя штурвал.</text:p>
      <text:p text:style-name="P315">- Это ваш Хуман? Какой-то он склизкий на вид, ни перьев, ни шерсти, кроме пары клочков. Фигня какая-то! - жалуется крохотная салатовая пегаска с бака.</text:p>
      <text:p text:style-name="P315"/>
      <text:p text:style-name="P315">- О боги! - я прижимаю руки к паху в тщётной попытке прикрыться…</text:p>
      <text:p text:style-name="P315"/>
      <text:p text:style-name="P315">…</text:p>
      <text:p text:style-name="P315"/>
      <text:p text:style-name="P315">-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315">- И вовсе ты не сбежала, ты после этого проспала два дня подряд, потому что сидр тот забродивший был, и выпила ты его не полбутылки, а…</text:p>
      <text:p text:style-name="P315">- Лейла, закрой свой говорливый ротик и сбегай за булочками в трюм! Хум проголадался, да и мы все тоже! И сидр не забудь захватить!</text:p>
      <text:p text:style-name="P315">- Бегу!</text:p>
      <text:p text:style-name="P315">-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315">-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52"><text:span text:style-name="T92">- Да, всё так! Ты принесла сидр? Так вот, на </text:span><text:span text:style-name="T826">третий</text:span><text:span text:style-name="T92"> день впереди показался край Кряжа Катящихся Камней и водопад. Тут я приуныла, это немножко не входило в мои планы, я думала, река вынесет нас к морю.</text:span></text:p>
      <text:p text:style-name="P315">- То есть, ты не знала, куда впадает река, и всё равно отчалила? - я хватаюсь за голову. </text:p>
      <text:p text:style-name="P52"><text:soft-page-break/><text:span text:style-name="T92">-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 text:style-name="T826">третий</text:span><text:span text:style-name="T92"> день. А утром к нам на палубу приземлилась твоя разнокрылая подружка и её младшая сестра.</text:span></text:p>
      <text:p text:style-name="P315">- Дальше рассказываю я, Дейдра! - радужная пегаска оттискивает крупом розовогривую земнопони.</text:p>
      <text:p text:style-name="P315">-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315">- Пегаска не врёт, зуб даю, - подтверждает Дейдра.</text:p>
      <text:p text:style-name="P315">-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315">Пегаска вздыхает.</text:p>
      <text:p text:style-name="P315">- В общем, помощи от клана добиться мне не удалось. Хотя я честно пыталась.</text:p>
      <text:p text:style-name="P315">-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315">-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315">-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315">-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315">-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315">-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315">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text:soft-page-break/>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 </text:p>
      <text:p text:style-name="P315">- А ещё ты хотела позаимствовать там еды, если бы нашлась. Пегасы всегда заимствуют еду у земнопони, когда могут, - замечает Мунфлай.</text:p>
      <text:p text:style-name="P315">- Ага, именно из-за этих «заимствований» земнопони на дух не выносят пегасов! - тут же вопитДейдра. - Вы нам уже лет за двести продуктов должны! Когда отдавать собираетесь? Иначе это называется воровство!</text:p>
      <text:p text:style-name="P315">-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315">-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с крыльями, но характер и безмозглость та же, я сразу узнала!</text:p>
      <text:p text:style-name="P315">- Эй, Дейдра, полегче! Не Твердолобам говорить о безмозглости!</text:p>
      <text:p text:style-name="P315">-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315">-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315">-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315">- Точняк, иногда твоё увлечение сидром идёт на пользу, Дейдра! Утром мы заметили <text:s/>подлетающий дирижба… дирижпоп… дирижобль!</text:p>
      <text:p text:style-name="P315">- С этого момента буду рассказывать я, пожалуйста-пожалуйста-пожалуйста!</text:p>
      <text:p text:style-name="P315">- Валяй, Кловер! А то, пока я рассказываю, Дейдра все пончики схавает!</text:p>
      <text:p text:style-name="P315">- Хорошо, только и мне оставьте один, пожалуйста! Так вот, мы с Хуманом разработали план его спасения от свадьбы с Платиной Спаркл.</text:p>
      <text:p text:style-name="P315">- КАКОЕ КОВАРСТВО! Хуман, как ты мог! Значит, наш договор изначально был фальшивкой? О боги, какое коварство!</text:p>
      <text:p text:style-name="P315">-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315"><text:soft-page-break/>-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315">- Вот так-то! - Джет вытирает копыта от селёдки. - Продолжай, Кловер.</text:p>
      <text:p text:style-name="P315">Единорожка проглатывает пончик и продолжает.</text:p>
      <text:p text:style-name="P315">-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315">- Уф! Ыф! Ыф!!!</text:p>
      <text:p text:style-name="P315">-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315">-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ы прямо из-под носа у Кловер Дрим! Вот уж визгу-то было! Мва-ха-ха! Малявка после этого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315">Во-первых, мы присоединились к плану.</text:p>
      <text:p text:style-name="P315">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315">- Да! Зацени, Хуман, мою жертву! Я отдала паруса своего люггера на увеличение дирижабля!</text:p>
      <text:p text:style-name="P315">-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315">-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315">- Мвыф!!!</text:p>
      <text:p text:style-name="P315">- А с тобой мы ещё поговорим, рогатое чучело! За Хума ответишь!</text:p>
      <text:p text:style-name="P315">Пегаска угрожающе подносит копыто к носу Платины. Я отвожу его рукой.</text:p>
      <text:p text:style-name="P315"><text:soft-page-break/>- Не надо. Она не хотела мне зла.</text:p>
      <text:p text:style-name="P315"/>
      <text:p text:style-name="P315">Я отворачиваюсь.</text:p>
      <text:p text:style-name="P315">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е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315">Есть ещё одна причина, по которой мы остаёмся тут.</text:p>
      <text:p text:style-name="P315">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315">Скала молчит. Я поворачиваюсь к своим, не дожидаясь ответа.</text:p>
      <text:p text:style-name="P315">- Мы возвращаемся.</text:p>
      <text:p text:style-name="P315">-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315">Я поднимаю руку.</text:p>
      <text:p text:style-name="P315">- Мы не будем драться. Нам надо вернуть Платину и освободить кристалл. На магии Кловер Джем мы далеко не улетим.</text:p>
      <text:p text:style-name="P315"/>
      <text:p text:style-name="P315">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315"/>
      <text:p text:style-name="P315">- И наконец-то станем пиратами! - радостно верещит Дейдра. - Хум, дай я тебя обниму!</text:p>
      <text:p text:style-name="P315">- Но-но! - осаживает Дейдру пегаска. - Хум, ты как маленький, честное слово! Ты веришь, что она тебя отпустит после того, как ты вернёшь её своим?</text:p>
      <text:p text:style-name="P315"/>
      <text:p text:style-name="P315">Пегаска легонько пинает связанную единорожку. Та гневно мычит.</text:p>
      <text:p text:style-name="P315"/>
      <text:p text:style-name="P315">- Нам не надо верить.</text:p>
      <text:p text:style-name="P315">Я усаживаюсь на корточки перед Платиной и вытаскиваю селёдку у неё изо рта.</text:p>
      <text:p text:style-name="P315"><text:soft-page-break/>-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315">Единорожка возмущённо набирает воздуха в грудь, но я поднимаю руку, не давая себя перебить.</text:p>
      <text:p text:style-name="P315">-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315">-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315">Мне даже жаль её…</text:p>
      <text:p text:style-name="P315"/>
      <text:p text:style-name="P315">…</text:p>
      <text:p text:style-name="P315"/>
      <text:p text:style-name="P315">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315"/>
      <text:p text:style-name="P315">- Пусто! - восклицает Джет.</text:p>
      <text:p text:style-name="P315">Она срывается с палубы и широким виражём производит разведку.</text:p>
      <text:p text:style-name="P315">- Рогатые ушли ещё вечером, - докладывает Джет. - Угли покрылись пеплом, примятая трава начала вставать. Что будем делать, кэп?</text:p>
      <text:p text:style-name="P315"/>
      <text:p text:style-name="P315">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315">Видно, исчезновение правительницы выбило их из колеи. Наверняка уже возвращаются назад.</text:p>
      <text:p text:style-name="P315">Ну что же, тем лучше. Ничто не помешает мне стать на стоянку в этом месте. Я поворачиваюсь к Платине.</text:p>
      <text:p text:style-name="P315">- Везти тебя назад, в племя, не входит в наши планы. Мы высадим тебя здесь. Думаю, ты без труда догонишь своих.</text:p>
      <text:p text:style-name="P315">- Догонять не придётся. Мы все тут. Добро пожаловать назад, дорогой!</text:p>
      <text:p text:style-name="P315"/>
      <text:p text:style-name="P52">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315"/>
      <text:p text:style-name="P315"><text:soft-page-break/>-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315"/>
      <text:p text:style-name="P315"><text:s/>Единорожка подходит к Платине и стягивает с её рога мешочек с магическим кристаллом. </text:p>
      <text:p text:style-name="P315">-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315">- Кло, я дала клятву, что отпущу их… - хмуро бормочет Платина, присоединяясь к отряду. - Я не могу им помешать.</text:p>
      <text:p text:style-name="P315">-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315">Платина отвечает неровным смешком. Я замечаю, что её глазах снова появились аквамариновые искорки.</text:p>
      <text:p text:style-name="P315">- Эй, очнись! <text:tab/>Натрахалась уже!</text:p>
      <text:p text:style-name="P315">Платина трясёт головой и аквамариновый блеск в её глазах тухнет.</text:p>
      <text:p text:style-name="P315">- Не знаю, что на меня нашло, - бормочет она. - Это место неправильно действует на меня.</text:p>
      <text:p text:style-name="P315"/>
      <text:p text:style-name="P315">-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315"/>
      <text:p text:style-name="P315">Из-за деревьев к нам выходит ОНА. </text:p>
      <text:p text:style-name="P315">Я сразу понимаю, ради чего я стремился сюда с самого начала. Что тянуло меня в это мрачное место долгие дни. Что именно я ждал. Точнее, кого.</text:p>
      <text:p text:style-name="P52"><text:span text:style-name="T92">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небольших острых ушек претендуют на совершенство. Грива и хост плавно колышутся </text:span><text:span text:style-name="T524">многоцветной</text:span><text:span text:style-name="T92"> мантией вокруг своей хозяйки. Золотистая аура охватывает длинный витой рог.</text:span></text:p>
      <text:p text:style-name="P315">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315">Что-то ты, Хуман, становишься одержимым, как Платина! Похоже, это место дурно влияет и на тебя. Возьми себя в руки!</text:p>
      <text:p text:style-name="P315"><text:soft-page-break/></text:p>
      <text:p text:style-name="P315">-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315">- Ты... Вы... кто? - лепечет совершенно поражённая Платина.</text:p>
      <text:p text:style-name="P315">Остальные, без лишних слов, склоняют головы и подгибают передние ноги в глубоком поклоне. Я один стою, как пень, озираясь на других.</text:p>
      <text:p text:style-name="P315">- Хуман, заметь, эта <text:span text:style-name="T29">птичка</text:span> выглядит точно так же, как та статуэтка, что растворилась у тебя на груди, - шепчет из поклона Джет.</text:p>
      <text:p text:style-name="P315">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315"/>
      <text:p text:style-name="P315">-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315"/>
      <text:p text:style-name="P315">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315">Команда «Хитрожопки» <text:s/>также остолбенело смотрит на белоснежное чудо с немым благоговением. </text:p>
      <text:p text:style-name="P315">Похоже, на одного меня чары белой химеры действуют специфически. Я почёсываю зудящую грудь.</text:p>
      <text:p text:style-name="P315"/>
      <text:p text:style-name="P315">- Если сможешь отмазать меня от свадьбы с ней, - указываю на Платину, - то я буду тебе благодарен до гроба.</text:p>
      <text:p text:style-name="P315">- Тебя хотят женить на этой единорожке? - не веря переспрашивает аликорница.</text:p>
      <text:p text:style-name="P315">-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text:span text:style-name="T29">Эквуса</text:span>. Звучит бредово, но это так.</text:p>
      <text:p text:style-name="P315"/>
      <text:p text:style-name="P315">Селестия смешно морщит нос и прикрывается крылом. Мне слышно, как она тихо пырскает в него.</text:p>
      <text:p text:style-name="P315"/>
      <text:p text:style-name="P315">- Ваще не о чём беспокоиться! Не волнуйся, Хуман, рогатые тебя не получат.</text:p>
      <text:p text:style-name="P315"/>
      <text:p text:style-name="P315"><text:soft-page-break/>На поляну выходит Лейла Твердолоб с десятком угрюмых земнопони в рваных шкурах с копьями наперевес.</text:p>
      <text:p text:style-name="P315"><text:s/></text:p>
      <text:p text:style-name="P315">-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315"/>
      <text:p text:style-name="P315">Прысканье за крылом Селестии в этот раз явно громче. Но всё же оно не может заглушить грохот моей обвалившейся челюсти.</text:p>
      <text:p text:style-name="P315"/>
      <text:p text:style-name="P315">-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315"/>
      <text:p text:style-name="P315">Шум крыльев заглушает конец моей тирады. На полянку, где уже и так довольно тесно, пикирует отряд пегасов в доспехах.</text:p>
      <text:p text:style-name="P315"/>
      <text:p text:style-name="P315">- Не двигаться! Именем верховного вождя и главнокомандующего клана Быстрокрылых, полководца Урагана, вы арестованы!</text:p>
      <text:p text:style-name="P315">Седой пегас в серебристых доспехах поворачиваеся к нам.</text:p>
      <text:p text:style-name="P315">-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фрукты.</text:p>
      <text:p text:style-name="P315"/>
      <text:p text:style-name="P315">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315">- Я вижу, у тебя богатый выбор, Хуман! Земнопони, единороги или пегасы — всем ты нужен. Я бы даже сказала, ты можешь начать торги <text:span text:style-name="T992">на аукционе</text:span>, хи-хи-хи…</text:p>
      <text:p text:style-name="P315"/>
      <text:p text:style-name="P315">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315"/>
      <text:p text:style-name="P315"><text:soft-page-break/>-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315">- Да-да, мы это уже слышали, - с улыбкой кивает аликорница. - Осталось только убедить в этом присутствующих тут пони. Попробую помочь тебе с этим.</text:p>
      <text:p text:style-name="P315">-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315"/>
      <text:p text:style-name="P315">Спокойный материнский голос белого создания убаюкивает. Хочется лечь в постель, укрыться одеялом и слушать его, пока не заснёшь...</text:p>
      <text:p text:style-name="P315">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315"/>
      <text:p text:style-name="P315">-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315">-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315">-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315"/>
      <text:p text:style-name="P315">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315"/>
      <text:p text:style-name="P315">-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317">Она терпеливо ждёт тишины. В её одиноко стоящей фигуре чувствуется... какая-то печаль, что ли? Где ты видел эту тоску в глазах раньше, Хуман? &lt;<text:span text:style-name="T29">маленький флэшбэк к Хэвэн</text:span>&gt;</text:p>
      <text:p text:style-name="P315"/>
      <text:p text:style-name="P315">Пользуясь всеобщей отвлечённостью, я осторожно подхожу к ней.</text:p>
      <text:p text:style-name="P315">- Спасибо, что таки пыталась меня отмазать, Сел. Честно, я ценю это. Жаль, что не получилось. Не твоя вина.</text:p>
      <text:p text:style-name="P315">Та скашивает на меня сиреневый глаз и подмигивает.</text:p>
      <text:p text:style-name="P315"><text:soft-page-break/>-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315">-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315">-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пытаю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315">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315">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315"/>
      <text:p text:style-name="P315">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315"/>
      <text:p text:style-name="P315">-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 </text:p>
      <text:p text:style-name="P315">- Агась! - встревает в тираду Лейла, - мы також не в восторге от этих жуликов в перьях! Они тольк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315"/>
      <text:p text:style-name="P315">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315">-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315"/>
      <text:p text:style-name="P315">Платина недобро смеётся в ответ.</text:p>
      <text:p text:style-name="P315">-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315"><text:soft-page-break/>-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315">-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315"/>
      <text:p text:style-name="P315">Прямо на наших глазах заключается союз трёх рас пони. Три копыта сходятся в одной точке и три клятвы произносятся в унисон.</text:p>
      <text:p text:style-name="P315">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315"/>
      <text:p text:style-name="P315">-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315"/>
      <text:p text:style-name="P315">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315"/>
      <text:p text:style-name="P315">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52"><text:span text:style-name="T92">- СЕСТРИЦА, Я СМОТРЮ, ТЫ РЕШИЛА РАЗМЯТЬ КОСТИ! ХОРОШЕЕ ДЕЛО. ПОЧЕМУ </text:span><text:span text:style-name="T612">НАС</text:span><text:span text:style-name="T92"> НЕ ПРИГЛАСИЛА?!</text:span></text:p>
      <text:p text:style-name="P315"/>
      <text:p text:style-name="P315">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315">На поляну выходит создание, похожее на Селестию, но меньше, тёмного цвета и в доспехах.</text:p>
      <text:p text:style-name="P315"/>
      <text:p text:style-name="P315">- КТО ПРОТИВ НАС СЕГОДНЯ? НЕ ВИЖУ ПРОТИВНИКА!</text:p>
      <text:p text:style-name="P315"/>
      <text:p text:style-name="P315">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315">Кобылка оглядывается и, не найдя никого стоящего на ногах, кроме меня с Селестией, подходит к нам.</text:p>
      <text:p text:style-name="P315"/>
      <text:p text:style-name="P315"><text:soft-page-break/>- Сбавь полтона, Лулу, - говорит устало Селестия. - Сегодня трёпки не будет. Твой голос ввёл в беспамятство всех столь плохо воспитанных пони.</text:p>
      <text:p text:style-name="P315">- Опять <text:span text:style-name="T1049">Мы</text:span> остал<text:span text:style-name="T1049">и</text:span>сь без развлечения, - недовольно морщит нос младшая аликорница. - <text:span text:style-name="T43">Тот драконикус был покрепче</text:span>. А это кто такой? </text:p>
      <text:p text:style-name="P315">Аликорница указывает на меня копытом.</text:p>
      <text:p text:style-name="P315">- Это мой друг. Хуман, знакомься, это моя младшая сестра Луна. Луна, это Хуман. Это у него возникли кое-какие проблемы с лежащими тут пони.</text:p>
      <text:p text:style-name="P315"/>
      <text:p text:style-name="P315">Я киваю, стараясь выглядеть нормально <text:span text:style-name="T1050">перед смешно говорящей о себе во множественном числе аликорницей.</text:span> Это ничего, что минуту назад ты отложил грузовик кирпичей, Хуман, главное — не подавать виду!</text:p>
      <text:p text:style-name="P315">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315">-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315">-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315">- Ого?</text:p>
      <text:p text:style-name="P315">- Ага.</text:p>
      <text:p text:style-name="P315"/>
      <text:p text:style-name="P315">Я подхожу к кучке лежащих в центре поляны вождей и пинаю ботинком ближайший круп.</text:p>
      <text:p text:style-name="P315">- Эй, Платина! Как слышно? Приём! Ураган? Лейла? Очнитесь!</text:p>
      <text:p text:style-name="P315">Принцесса со стоном занимает сидячее положение, яростно массируя копытами виски. Вслед за ней оживают и остальные делегаты рас пони.</text:p>
      <text:p text:style-name="P315">- У меня к вам ценное коммерческое предложение. Соглашайтесь, пока я добрый. В общем, я сдаюсь.</text:p>
      <text:p text:style-name="P315">- А? Что? - моментально настораживается принцесса.</text:p>
      <text:p text:style-name="P52"><text:span text:style-name="T92">- </text:span><text:span text:style-name="T93">СДАЮСЬ! - ору я в ухо принцессе. - Но только при </text:span><text:span text:style-name="T95">одном</text:span><text:span text:style-name="T93"> услови</text:span><text:span text:style-name="T95">и</text:span><text:span text:style-name="T93">! Вы все принимаете </text:span><text:span text:style-name="T101">правление </text:span><text:span text:style-name="T93">Селестии на </text:span><text:span text:style-name="T94">год. В течени</text:span><text:span text:style-name="T95">е</text:span><text:span text:style-name="T94"> этого года вы меня не трогаете. Через год тот, кого буд</text:span><text:span text:style-name="T95">у</text:span><text:span text:style-name="T94">т устраивать </text:span><text:span text:style-name="T95">советы и</text:span><text:span text:style-name="T94"> </text:span><text:span text:style-name="T95">дальнейшее сотрудничество с </text:span><text:span text:style-name="T94">Сел — откажется от меня. Остальные как-нибудь договоритесь, как вы это </text:span><text:span text:style-name="T95">всё равно </text:span><text:span text:style-name="T94">решили пять минут назад. </text:span><text:span text:style-name="T98">Если вам не подходит — я просто уйду. Мне на вас начхать, вообще-то. Как и на ваши проблемы.</text:span></text:p>
      <text:p text:style-name="P318">Я отхожу от начавшей вяло совещаться кучки.</text:p>
      <text:p text:style-name="P318"/>
      <text:p text:style-name="P318">- Ты слишком великодушен, Хуман, - шепчет мне через плечо Селестия. - Я хотела решить твою проблему, но так получается, ты решаешь мои. Спасибо.</text:p>
      <text:p text:style-name="P56"><text:span text:style-name="T101">Я молча хлопаю её по шее. </text:span><text:span text:style-name="T102">Мне стоит больших усилий не обнять её прямо на глазах у всех. Да что с тобой такое, Хуман?</text:span></text:p>
      <text:p text:style-name="P319"><text:soft-page-break/>Трое представителей пони снова бредут к нам. Головы их поникли.</text:p>
      <text:p text:style-name="P319"/>
      <text:p text:style-name="P54"><text:span text:style-name="T98">-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text:span><text:span text:style-name="T101">за племя</text:span><text:span text:style-name="T98">. Старик Твердолоб остался дома.</text:span></text:p>
      <text:p text:style-name="P53"><text:span text:style-name="T96">- </text:span><text:span text:style-name="T98">У земнопони есть полномочия! - заявляет слуш</text:span><text:span text:style-name="T101">ающая</text:span><text:span text:style-name="T98"> выступление Дейдра Твердолоб. Старик много раз говорил, что </text:span><text:span text:style-name="T450">скинет корону,</text:span><text:span text:style-name="T98"> как только я соглашусь править. Так вот — я согласна! Это значит, что я становлюсь вождём Твердолобов. И я подтверждаю союз с пегасами!</text:span></text:p>
      <text:p text:style-name="P320">- Да будет так! - кивает полководец Ураган.</text:p>
      <text:p text:style-name="P569"><text:span text:style-name="T98">О</text:span><text:span text:style-name="T92">н поднимает копыто и касается им поднятого копыта Дейдры.</text:span></text:p>
      <text:p text:style-name="P321"/>
      <text:p text:style-name="P54"><text:span text:style-name="T98">- Что касается единорогов, мы просто будем нести своё бремя, сколько хватит сил, - продолжает </text:span><text:span text:style-name="T99">печально</text:span><text:span text:style-name="T98"> Платина. - </text:span><text:span text:style-name="T99">Мне очень жаль, что так вышло. Если повезёт, продержимся ещё лет пятьдесят. Или больше…</text:span></text:p>
      <text:p text:style-name="P324">-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568"><text:span text:style-name="T96">Е</text:span><text:span text:style-name="T92">динорожка в ответ просто садится в пыль с разинутым ртом.</text:span></text:p>
      <text:p text:style-name="P55"><text:span text:style-name="T100">- </text:span><text:span text:style-name="T101">Умей выслушивать других, принцесса! - надзидательно замечаю я. - Прежде чем что-то </text:span><text:span text:style-name="T102">заявлять и </text:span><text:span text:style-name="T101">делать. И присоединяйся к союзу земнопони и пегасов. Раз уж у вас будет общий правитель на следующий год.</text:span></text:p>
      <text:p text:style-name="P569"><text:span text:style-name="T92">Принцесс</text:span><text:span text:style-name="T102">а</text:span><text:span text:style-name="T92"> немного думает, потом молча встаёт, подходит к Урагану и Дейдре и прикасается своим копытом к их.</text:span></text:p>
      <text:p text:style-name="P321"/>
      <text:p text:style-name="P569"><text:span text:style-name="T92">Три сомкнутых копыта </text:span><text:span text:style-name="T102">пони трёх рас </text:span><text:span text:style-name="T92">возвещают нам начало новой эры.</text:span></text:p>
      <text:p text:style-name="P164"><text:span text:style-name="T515">- Да будет так! Нарекаю сей союз Эквестрией, в честь трёх заключивших его рас, кои, несомненно, являются эквиноидами, - </text:span><text:span text:style-name="T514">выпендриваюсь напоследок</text:span><text:span text:style-name="T515"> я.</text:span></text:p>
      <text:p text:style-name="P321"/>
      <text:p text:style-name="P53"><text:span text:style-name="T96">- </text:span><text:span text:style-name="T97">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text:span><text:span text:style-name="T100"> Без оглушения ничего не работает.</text:span></text:p>
      <text:p text:style-name="P451"/>
      <text:p text:style-name="P53"><text:span text:style-name="T100">- </text:span><text:span text:style-name="T450">И без магии, - бормочет Селестия. - Если бы не зашкаливающая магия этого мира, </text:span><text:span text:style-name="T451">о корректировке орбит без моего </text:span><text:span text:style-name="T460">спарк-турбированного </text:span><text:span text:style-name="T451">астробуксировщика и думать нельзя было бы.</text:span></text:p>
      <text:p text:style-name="P452"/>
      <text:p text:style-name="P620"><text:span text:style-name="T451">Я </text:span><text:span text:style-name="T92">уверен, что мне послышалось.</text:span></text:p>
      <text:p text:style-name="P315"/>
      <text:p text:style-name="P315"/>
      <text:p text:style-name="P323"><text:soft-page-break/><text:span text:style-name="T979">~~~</text:span>Год спустя <text:span text:style-name="T1021">от основания Эквестрии</text:span><text:span text:style-name="T979">~~~</text:span></text:p>
      <text:p text:style-name="P322"/>
      <text:p text:style-name="P426">Хлоп-хлоп-хлоп… </text:p>
      <text:p text:style-name="P145"><text:span text:style-name="T452">Если бы кто-то ещё год назад сказал тебе, Хуман, что ты станешь конеёбом — ты бы рассмеялся ему в лицо </text:span><text:span text:style-name="T453">и покрутил пальцем у виска! Или же лениво послал бы его подальше. </text:span><text:span text:style-name="T454">Любить лошадь — это даже не смешно</text:span><text:span text:style-name="T453">…</text:span></text:p>
      <text:p text:style-name="P427">Хлоп-хлоп-хлоп…</text:p>
      <text:p text:style-name="P427">Но получилось так, как получилось. <text:span text:style-name="T982">Ты</text:span><text:span text:style-name="T980"> и сам не успел оглянуться, как вот уже год встреча</text:span><text:span text:style-name="T982">ешься</text:span><text:span text:style-name="T980"> с лошадью. Ну, не лошадью — пони, но это практически одно и то же…</text:span></text:p>
      <text:p text:style-name="P428">Хлоп-хлоп-хлоп…</text:p>
      <text:p text:style-name="P428">И ведь нельзя сказать, что <text:span text:style-name="T982">ты</text:span> её люб<text:span text:style-name="T982">ишь</text:span> — совсем нет, у <text:span text:style-name="T982">в</text:span>ас исключительно дружеские отношения. <text:span text:style-name="T981">Но так получилось, что жеребцы игнорир</text:span><text:span text:style-name="T982">уют</text:span><text:span text:style-name="T981"> Джет из-за её кожаного крыла летучей мыши. А у </text:span><text:span text:style-name="T982">т</text:span><text:span text:style-name="T981">е</text:span><text:span text:style-name="T982">б</text:span><text:span text:style-name="T981">я всё ещё хуже — на Эквусе совсем нет людей. И </text:span><text:span text:style-name="T982">в</text:span><text:span text:style-name="T981">ы неплохо узнали друг-друга за </text:span><text:span text:style-name="T39">месяц</text:span><text:span text:style-name="T981"> совместного похода к Дрогонштерну…</text:span></text:p>
      <text:p text:style-name="P429">Хлопхлопхлоп…</text:p>
      <text:p text:style-name="P146"><text:span text:style-name="T455">И тогда, в один прекрасный день (точнее, это была ночь, ты это помнишь как сейчас — вы сидели на крыше только что </text:span><text:span text:style-name="T467">смастерённого </text:span><text:span text:style-name="T842">вами вместе</text:span><text:span text:style-name="T455"> домика, попивали пивко, любовались звёздами и Джет предложила…) вы решили, а почему бы и нет? </text:span><text:span text:style-name="T456">Технически, ты уже всё равно потерял невинность с пони, когда тебя поймала </text:span><text:span text:style-name="T457">и использовала </text:span><text:span text:style-name="T456">Платина, смысл сейчас отгораживаться? Джет по-любому лучше твоей правой руки…</text:span></text:p>
      <text:p text:style-name="P430">Х<text:span text:style-name="T985">ЛОПХЛОПХЛОПХЛОПХЛОП!!!</text:span></text:p>
      <text:p text:style-name="P430"/>
      <text:p text:style-name="P431">Я прижимаю<text:span text:style-name="T986">сь </text:span>к крупу Джет в последнем, самом <text:s/>мощном толчке, извергаясь в неё фонтаном удовольствия.</text:p>
      <text:p text:style-name="P147"><text:span text:style-name="T457">- </text:span><text:span text:style-name="T458">Что-то ты быстро сегодня, - хихикает </text:span><text:span text:style-name="T460">пегаска</text:span><text:span text:style-name="T458">. </text:span><text:span text:style-name="T461">Из-за е</text:span><text:span text:style-name="T458">ё стоящих торчком крыльев </text:span><text:span text:style-name="T461">виден только сморщившийся в ехидной улыбке нос</text:span><text:span text:style-name="T458">. - Устал от получаса хуфбола? Стареешь, </text:span><text:span text:style-name="T461">чувак</text:span><text:span text:style-name="T458">.</text:span></text:p>
      <text:p text:style-name="P432">Я наклоняюсь вперёд и отвожу в сторону левое крыло.</text:p>
      <text:p text:style-name="P149"><text:span text:style-name="T458">- </text:span><text:span text:style-name="T459">Кто бы говорил, подруга! </text:span><text:span text:style-name="T461">Сама пыхтишь, как кузнечный мех!</text:span></text:p>
      <text:p text:style-name="P610"><text:span text:style-name="T461">Я </text:span><text:span text:style-name="T92">протягиваю руку и треплю её по радужной чёлке.</text:span></text:p>
      <text:p text:style-name="P149"><text:span text:style-name="T461">- </text:span><text:span text:style-name="T463">И вообще, п</text:span><text:span text:style-name="T460">олчаса хуфбола, а до того заплыв через озеро к противоположному берегу и обратно, а до того пробежка к озеру наперегонки, а до того полдня </text:span><text:span text:style-name="T467">рубания дров и выкапывания картошки</text:span><text:span text:style-name="T460"> — </text:span><text:span text:style-name="T461">да я просто чемпион </text:span><text:span text:style-name="T463">этого полушария</text:span><text:span text:style-name="T461">!</text:span></text:p>
      <text:p text:style-name="P433">С этими словами я энергично пихаю Джет вперёд. Пегаска зажмуривается от удовольствия.</text:p>
      <text:p text:style-name="P148"><text:span text:style-name="T458">- </text:span><text:span text:style-name="T461">Ну, положим, я не от усталости пыхтю-у-у…</text:span></text:p>
      <text:p text:style-name="P148"><text:span text:style-name="T461">Речь пегаски становится неразборчивой, когда я начинаю массировать ей ложбинку в основании крыльев. </text:span><text:span text:style-name="T463">Она ложит голову на подушку и закрывает глаза.</text:span></text:p>
      <text:p text:style-name="P148"><text:span text:style-name="T461">- А я, положим, ещё не закончил. Так </text:span><text:span text:style-name="T462">кто тут стар, поняха?</text:span></text:p>
      <text:p text:style-name="P434">Хлоп-хлоп-хлоп…</text:p>
      <text:p text:style-name="P434"><text:soft-page-break/></text:p>
      <text:p text:style-name="P434">…</text:p>
      <text:p text:style-name="P434"/>
      <text:p text:style-name="P325">Пегас торопливо докладывает аликорнице, сидящей на сделанном наспех из зел<text:span text:style-name="T983">е</text:span>ных веток троне.</text:p>
      <text:p text:style-name="P57"><text:span text:style-name="T108">- Неприсоединившиеся напали на наш патруль у северной границы. </text:span><text:span text:style-name="T109">Была попытка прорыва к яблочным полям Твердолобов. Отбита успешно, но </text:span><text:span text:style-name="T107">командор Ураган просит</text:span><text:span text:style-name="T109"> усиление </text:span><text:span text:style-name="T106">кордонов</text:span><text:span text:style-name="T109">. За последний месяц это уже третья попытка, северные кланы голодают. Мы ожидаем дальнейши</text:span><text:span text:style-name="T464">х</text:span><text:span text:style-name="T109"> нападени</text:span><text:span text:style-name="T464">й</text:span><text:span text:style-name="T109"> — более сильны</text:span><text:span text:style-name="T464">х</text:span><text:span text:style-name="T109"> и </text:span><text:span text:style-name="T465">интенсивных</text:span><text:span text:style-name="T109">.</text:span></text:p>
      <text:p text:style-name="P57"><text:span text:style-name="T92">- </text:span><text:span text:style-name="T103">Да, это в характере пегасов. </text:span><text:span text:style-name="T104">Напасть, украсть и умчаться вместо взаимовыгодного сотрудничества, - вздыхает Селестия с трона. - </text:span><text:span text:style-name="T105">Я разберусь с этим. Что ещё?</text:span></text:p>
      <text:p text:style-name="P57"><text:span text:style-name="T105">- </text:span><text:span text:style-name="T464">Грифоны</text:span><text:span text:style-name="T106">. </text:span><text:span text:style-name="T465">Требуют от вас выйти замуж за ихнего принца Гьюто Второго и объединить королевства. В противном случае угрожают войной.</text:span></text:p>
      <text:p text:style-name="P150"><text:span text:style-name="T106">- М-м-м. </text:span><text:span text:style-name="T466">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text:span><text:span text:style-name="T468">и </text:span><text:span text:style-name="T466">это предложение не перестанет быть актуальным. Кто у них сейчас послом?</text:span></text:p>
      <text:p text:style-name="P58"><text:span text:style-name="T466">- </text:span><text:span text:style-name="T625">Гуннар</text:span><text:span text:style-name="T466"> Железноклювый.</text:span></text:p>
      <text:p text:style-name="P58"><text:span text:style-name="T466">- Сообщи ему, что я в восторге от великодушного предложения и приму высокого посла через месяц, который понадобится на приготовлени</text:span><text:span text:style-name="T468">я</text:span><text:span text:style-name="T466"> к свадьбе.</text:span></text:p>
      <text:p text:style-name="P59"><text:span text:style-name="T106">П</text:span><text:span text:style-name="T107">егас кивает и улетает. Его место занимает земнопони. </text:span><text:span text:style-name="T110">Потом единорог. Пони </text:span><text:span text:style-name="T111">один за другим </text:span><text:span text:style-name="T110">обращаются к Селестии со своими проблемами, внимательно выслушивают </text:span><text:span text:style-name="T112">распоряжения</text:span><text:span text:style-name="T110">, </text:span><text:span text:style-name="T111">кивают</text:span><text:span text:style-name="T110"> и уходят. </text:span><text:span text:style-name="T111">И приходят новые. Череда пони прерывается только к обеду, когда солнце уже висит высоко над головой.</text:span></text:p>
      <text:p text:style-name="P60"><text:span text:style-name="T111">Я </text:span><text:span text:style-name="T112">затворяю дверь за последним.</text:span></text:p>
      <text:p text:style-name="P326">- Если это у тебя каждый день так, не завидую тебе, подруга. У меня уже на втором десятке стала дёргаться бровь.</text:p>
      <text:p text:style-name="P326">-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к вечеру.</text:p>
      <text:p text:style-name="P327">- <text:span text:style-name="T885">Как я понимаю, пони не </text:span><text:span text:style-name="T886">собираются </text:span><text:span text:style-name="T885">отказываться </text:span><text:span text:style-name="T886">от твоих услуг?</text:span></text:p>
      <text:p text:style-name="P327">- <text:span text:style-name="T886">О, нет, ни одно племя не высказало такого желания. Ты свободен, Хуман. Я, со своей стороны, счастлива видеть, как под моей опекой жизнь пони становится лучше. </text:span><text:span text:style-name="T887">Единственное, что омрачает мою огромную радость — такая же огромная усталость. Мои силы на исходе и это удручает меня. Скоро я не смогу помогать пони так, как того требует ситуация.</text:span></text:p>
      <text:p text:style-name="P60"><text:span text:style-name="T112">- </text:span><text:span text:style-name="T113">Заводи себе помощников. Пара толковых е</text:span><text:span text:style-name="T114">динорогов могут рассматривать простенькие дела, оставляя тебе самые важные. Это тебя здорово разгрузит.</text:span></text:p>
      <text:p text:style-name="P60"><text:span text:style-name="T114">- Я думала об этом, - вздыхает аликорница. - Но даже за парой единорогов нужно присматривать. Иначе они такого нарешают, ты даже не представляешь! </text:span><text:span text:style-name="T115">Особенно если решать приходится проблемы пони другой расы: межрасовая неприязь</text:span><text:span text:style-name="T114"> </text:span><text:span text:style-name="T115">всё ещё велика. </text:span><text:span text:style-name="T114">На руководство уходит практически столько же времени, как если бы я занималась делами сама, увы.</text:span></text:p>
      <text:p text:style-name="P60"><text:span text:style-name="T114">- А если взять больше единорогов? И подыскать им руководителя </text:span><text:span text:style-name="T116">другой расы для баланса</text:span><text:span text:style-name="T114">?</text:span></text:p>
      <text:p text:style-name="P60"><text:soft-page-break/><text:span text:style-name="T114">- </text:span><text:span text:style-name="T115">Легко сказать! </text:span><text:span text:style-name="T116">У меня нет знакомых пони, которым я могла бы доверить руководящую должность.</text:span></text:p>
      <text:p text:style-name="P328">- А не пони?</text:p>
      <text:p text:style-name="P60"><text:span text:style-name="T114">- </text:span><text:span text:style-name="T117">Кого ты имеешь ввиду?</text:span></text:p>
      <text:p text:style-name="P60"><text:span text:style-name="T117">- Ду-</text:span><text:span text:style-name="T612">у</text:span><text:span text:style-name="T117">-умай… - я завожу глаза к небу. </text:span><text:span text:style-name="T118">Иногда </text:span><text:span text:style-name="T123">эти непарнокопытные</text:span><text:span text:style-name="T118"> бывают до смешного тупыми.</text:span></text:p>
      <text:p text:style-name="P570"><text:span text:style-name="T117">К</text:span><text:span text:style-name="T92">опыто хлопается в лоб аликорницы с гулким звуком.</text:span></text:p>
      <text:p text:style-name="P570"><text:span text:style-name="T92">- Как я могу так тупить! Только сильный недосып последних месяцев может извинить меня! Разумеется! Я буду рада, если ты разделишь со мной эту ношу, </text:span><text:span text:style-name="T118">мой друг</text:span><text:span text:style-name="T92">. </text:span><text:span text:style-name="T118">Что тебе нужно для старта?</text:span></text:p>
      <text:p text:style-name="P61"><text:span text:style-name="T118">- Д</text:span><text:span text:style-name="T517">ля начала </text:span><text:span text:style-name="T119">мне нужно знать состояние дел. </text:span><text:span text:style-name="T516">Каков профицит бюджета</text:span><text:span text:style-name="T119">? </text:span><text:span text:style-name="T516">Какая инфляция</text:span><text:span text:style-name="T119">? </text:span><text:span text:style-name="T516">Какова закредитованность бизнеса</text:span><text:span text:style-name="T119">?</text:span></text:p>
      <text:p text:style-name="P61"><text:span text:style-name="T119">- </text:span><text:span text:style-name="T843">Профицит</text:span><text:span text:style-name="T829">? </text:span><text:span text:style-name="T843">Инфляция</text:span><text:span text:style-name="T829">? </text:span><text:span text:style-name="T843">Закредитованность</text:span><text:span text:style-name="T829">?</text:span></text:p>
      <text:p text:style-name="P571"><text:span text:style-name="T119">Н</text:span><text:span text:style-name="T92">а морде аликорницы написано неподдельное изумление. Теперь пришёл мой черёд хлопать ладонью в фейс.</text:span></text:p>
      <text:p text:style-name="P62"><text:span text:style-name="T120">- Ты хочешь сказать, что не знакома с основами </text:span><text:span text:style-name="T518">экономики</text:span><text:span text:style-name="T120">?</text:span></text:p>
      <text:p text:style-name="P571"><text:span text:style-name="T92">- </text:span><text:span text:style-name="T121">Хуман, ты говоришь непонятные слова, - жалуется Селестия. - </text:span><text:span text:style-name="T122">Мне кажется, мы говорим на разных языках.</text:span></text:p>
      <text:p text:style-name="P62"><text:span text:style-name="T122">- </text:span><text:span text:style-name="T125">Но хоть налоги ты собираешь?</text:span></text:p>
      <text:p text:style-name="P329">Ответом мне становится недоумённый взгляд.</text:p>
      <text:p text:style-name="P63"><text:span text:style-name="T125">- </text:span><text:span text:style-name="T126">Ну, откуда ты берёшь финансы? Деньги на содержание?</text:span><text:span text:style-name="T125"> </text:span><text:span text:style-name="T126">Проще говоря, на что ты живёшь? Чем оплачиваешь обеды и ужины? За какие деньги построила этот дом для приёмов? </text:span><text:span text:style-name="T128">Чем собираешься платить зарплату служащим? </text:span><text:span text:style-name="T519">Чем выдавать кредиты бизнесу?</text:span></text:p>
      <text:p text:style-name="P330">Селестия смотрит на меня как на марсианина.</text:p>
      <text:p text:style-name="P64"><text:span text:style-name="T126">- </text:span><text:span text:style-name="T127">Мне не нужны деньги на содержание. Обеды и ужины у меня проходят за домом, на лугу. Совершенно бесплатно. Иногда приносят яблоки Твердолобы, за что им </text:span><text:span text:style-name="T128">огромное </text:span><text:span text:style-name="T127">спасибо. Дом этот построили мы с Луной после приёмов за два месяца. </text:span><text:span text:style-name="T129">И что такое </text:span><text:span text:style-name="T519">кредиты</text:span><text:span text:style-name="T129">?</text:span></text:p>
      <text:p text:style-name="P572"><text:span text:style-name="T122">Я </text:span><text:span text:style-name="T92">осматриваю убранство приёмной аликорницы и мне всё становится ясно.</text:span></text:p>
      <text:p text:style-name="P59"><text:span text:style-name="T107">- </text:span><text:span text:style-name="T128">Вот почему в нём так много щелей и косые стены. </text:span><text:span text:style-name="T123">Понятно. Тогда позволь мне рассказать всё, что я знаю </text:span><text:span text:style-name="T124">про </text:span><text:span text:style-name="T520">экономику </text:span><text:span text:style-name="T124">государств</text:span><text:span text:style-name="T520">а</text:span><text:span text:style-name="T124">. Тебе пригодится. </text:span><text:span text:style-name="T129">Ведь даже помощников-единорогов надо на что-то содержать. Вряд ли они будут работать забесплатно — на это только ты горазда. </text:span><text:span text:style-name="T130">А без помощников ты скоро </text:span><text:span text:style-name="T131">будешь работать и ночью.</text:span></text:p>
      <text:p text:style-name="P331">Уши аликорницы поникли и она грустно улыбнулась.</text:p>
      <text:p text:style-name="P65"><text:span text:style-name="T131">- Как это ни печально осознавать, ты прав. Я стараюсь быть полезной пони и мне приносит счастье делать их жизнь чуточку легче. </text:span><text:span text:style-name="T161">Но г</text:span><text:span text:style-name="T131">од назад мне казалось, </text:span><text:span text:style-name="T132">стоит напрячься посильнее и проблемы иссякнут. </text:span><text:span text:style-name="T161">А</text:span><text:span text:style-name="T132"> </text:span><text:span text:style-name="T133">за каждым пони следует новый, и каждому нужно помочь. Они приходят всё более из дальних земель — и у меня остаётся всё меньше свободного времени! </text:span><text:span text:style-name="T161">И, ты прав, часто мне приходится работать и ночью.</text:span></text:p>
      <text:p text:style-name="P573"><text:span text:style-name="T133">Я </text:span><text:span text:style-name="T92">сочувственно киваю головой.</text:span></text:p>
      <text:p text:style-name="P66"><text:span text:style-name="T135">-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text:span><text:soft-page-break/><text:span text:style-name="T135">всех принимать. Единственное решение этому — делегирование полномочий. </text:span><text:span text:style-name="T134">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text:span><text:span text:style-name="T136">В отличие от тебя, они не </text:span><text:span text:style-name="T183">смогут</text:span><text:span text:style-name="T136"> работать на голом энтузиазме.</text:span><text:span text:style-name="T134"> А налоги ты не сможешь собирать без служащих. </text:span><text:span text:style-name="T136">Кроме того, тебе придётся обзавестись полицией для поддержания порядка. А в дальнейшей перспективе и армией.</text:span><text:span text:style-name="T134"> Так это работает.</text:span></text:p>
      <text:p text:style-name="P332">- Слишком запутанно, - бормочет аликорница. - Я не справлюсь.</text:p>
      <text:p text:style-name="P66"><text:span text:style-name="T134">- Это называется «государство». И коль скоро ты хочешь продолжать помогать пони, тебе придётся узнать его азы. Я помогу тебе, как ты помогла мне год назад. Хотя, конечно, ты можешь оставить всё как </text:span><text:span text:style-name="T136">есть</text:span><text:span text:style-name="T134"> и просто отказывать всем пони, которых уже не в силах принять.</text:span></text:p>
      <text:p text:style-name="P332">- Нет-нет, что ты! Нельзя оставлять <text:span text:style-name="T903">пони</text:span> наедине с их бедами! Я выучу основы государства <text:span text:style-name="T993">и экономики</text:span>, если это поможет мне лучше помогать пони! Не уходи!</text:p>
      <text:p text:style-name="P333">Я сажусь рядом с Селестией и потираю пальцем подбородок.</text:p>
      <text:p text:style-name="P333">- <text:span text:style-name="T891">Отлично. </text:span>Итак, запоминай…</text:p>
      <text:p text:style-name="P332">…</text:p>
      <text:p text:style-name="P332"/>
      <text:p text:style-name="P259"><text:span text:style-name="T162">~~~</text:span><text:span text:style-name="T134">Д</text:span><text:span text:style-name="T92">есять лет </text:span><text:span text:style-name="T610">от основания Эквестрии</text:span><text:span text:style-name="T162">~~~</text:span></text:p>
      <text:p text:style-name="P435"/>
      <text:p text:style-name="P151"><text:span text:style-name="T469">- </text:span><text:span text:style-name="T137">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span></text:p>
      <text:p text:style-name="P574"><text:span text:style-name="T92">Бригадир </text:span><text:span text:style-name="T138">из племени Камнезадов </text:span><text:span text:style-name="T92">чешет потную шею и сплёвывает.</text:span></text:p>
      <text:p text:style-name="P574"><text:span text:style-name="T92">Я не отрываюсь от чертежей. </text:span><text:span text:style-name="T138">Стоит ли говорить ему, что бригадир от Твердолобов точно так же жалуется на строителей из Камнезадов?</text:span><text:span text:style-name="T92">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 </text:span></text:p>
      <text:p text:style-name="P67"><text:span text:style-name="T137">- </text:span><text:span text:style-name="T139">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span></text:p>
      <text:p text:style-name="P334">Шея Фенса краснеет. Видно, что он еле сдерживается.</text:p>
      <text:p text:style-name="P70"><text:span text:style-name="T139">- Да этот щенок Брикс мне в сынки годится! Я с моими ребятами </text:span><text:span text:style-name="T140">обойдём </text:span><text:span text:style-name="T139">его </text:span><text:span text:style-name="T140">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span></text:p>
      <text:p text:style-name="P575"><text:span text:style-name="T92">Бухтение обиженного бригадира наконец сти</text:span><text:span text:style-name="T142">хает</text:span><text:span text:style-name="T92"> </text:span><text:span text:style-name="T141">на улице</text:span><text:span text:style-name="T92">. </text:span><text:span text:style-name="T141">Я в</text:span><text:span text:style-name="T142">озвращаюсь</text:span><text:span text:style-name="T141"> к чертежам.</text:span></text:p>
      <text:p text:style-name="P68"><text:span text:style-name="T141">П</text:span><text:span text:style-name="T142">ервоначальный вариант замка выглядел слишком мрачно из-за большой любви Луны к ночной стилистике. </text:span><text:span text:style-name="T145">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text:span><text:span text:style-name="T142">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text:span><text:span text:style-name="T143">На этой почве у нас даже возник конфликт с Луной и Селестии пришлось защищать меня от увольнения с должности первого советника </text:span><text:span text:style-name="T144">д</text:span><text:span text:style-name="T143">иархии. </text:span><text:span text:style-name="T145">Так или иначе, мне удалось </text:span><text:soft-page-break/><text:span text:style-name="T145">отстоять легкость </text:span><text:span text:style-name="T146">архитектуры</text:span><text:span text:style-name="T145"> замка, отдав на откуп Луне башн</text:span><text:span text:style-name="T146">ю для личных покоев у</text:span><text:span text:style-name="T145"> задней стены и множество скрытых «сюрпризов» внутри замка.</text:span></text:p>
      <text:p text:style-name="P69"><text:span text:style-name="T145">Я оглядываюсь через плечо. Гребень мрачной скалы в форме дракона бросает тень на строительную площадку. Я хотел перенести замок подальше от скалы, но Селестия м Луна проявили удивительное един</text:span><text:span text:style-name="T146">одушие</text:span><text:span text:style-name="T145">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text:span><text:span text:style-name="T146">сегодня</text:span><text:span text:style-name="T145"> в нём был первый приём делегации </text:span><text:span text:style-name="T146">неприсоединившихся пегасов</text:span><text:span text:style-name="T145">. </text:span><text:span text:style-name="T470">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span></text:p>
      <text:p text:style-name="P436">Чертежи летят в стол. Я закрываю ящик на ключ и выхожу из строительной каптёрки.</text:p>
      <text:p text:style-name="P611"><text:span text:style-name="T470">В</text:span><text:span text:style-name="T92">сё, хватит с меня этого дерьма на сегодня!</text:span></text:p>
      <text:p text:style-name="P335"/>
      <text:p text:style-name="P152"><text:span text:style-name="T471">Дом встречает привычным уютом гостинной с тростниковыми циновками и незастеленной с утра постелью. </text:span><text:span text:style-name="T472">Я </text:span><text:span text:style-name="T473">закрываю распахнутое настежь</text:span><text:span text:style-name="T472"> окно </text:span><text:span text:style-name="T473">в сад </text:span><text:span text:style-name="T472">и иду к бару. Надо бы </text:span><text:span text:style-name="T474">хлопнуть</text:span><text:span text:style-name="T472"> </text:span><text:span text:style-name="T473">вишнёвой наливки</text:span><text:span text:style-name="T472">, общение с бригадирами сильно подрывает душевное спокойствие.</text:span></text:p>
      <text:p text:style-name="P153"><text:span text:style-name="T476">У</text:span><text:span text:style-name="T473">спеваю выпить рюмку на залитом вечерними лучами балконе, когда </text:span><text:span text:style-name="T476">крылья</text:span><text:span text:style-name="T474"> закрывают мне глаза, а талию </text:span><text:span text:style-name="T476">и плечи </text:span><text:span text:style-name="T474">крепко обхватывают пружинистые ноги.</text:span></text:p>
      <text:p text:style-name="P437">- Угадай с третьего раза, кто? - слышу над ухом знакомый голос.</text:p>
      <text:p text:style-name="P154"><text:span text:style-name="T474">Я наощуп</text:span><text:span text:style-name="T476">ь</text:span><text:span text:style-name="T474"> ставлю бокал на столик и отрываю </text:span><text:span text:style-name="T476">крылья</text:span><text:span text:style-name="T474"> от глаз.</text:span></text:p>
      <text:p text:style-name="P612"><text:span text:style-name="T92">- Я и с первого раза отлично угадаю, </text:span><text:span text:style-name="T475">Джет. </text:span><text:span text:style-name="T476">Твои крылья ни с чем не спутаешь.</text:span></text:p>
      <text:p text:style-name="P612"><text:span text:style-name="T476">- Это точно, - хихикает Джет и тащит меня к постели, неистово молотя крыльями. </text:span><text:span text:style-name="T477">Я по пути привычно успеваю сбросить одежду…</text:span></text:p>
      <text:p text:style-name="P440">…</text:p>
      <text:p text:style-name="P154"><text:span text:style-name="T477">- </text:span><text:span text:style-name="T478">Ты офигенски крут… Мне будет тебя недоставать… - потягивается пегаска через полчаса. </text:span><text:span text:style-name="T479">Её нога лежит у меня на животе, а крыло укрывает бархатной периной.</text:span></text:p>
      <text:p text:style-name="P441">- Недоставать? - недоумеваю я.</text:p>
      <text:p text:style-name="P157"><text:span text:style-name="T479">- Я прилетела попрощаться, </text:span><text:span text:style-name="T480">Хуман</text:span><text:span text:style-name="T479">. Я, вроде как, нашла себе жеребца. </text:span><text:span text:style-name="T490">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pan><text:span text:style-name="T479"><text:s/></text:span><text:span text:style-name="T490">И о</text:span><text:span text:style-name="T479">н хочет создать со мной табун. Его не парят мои разные крылья.</text:span></text:p>
      <text:p text:style-name="P154"><text:span text:style-name="T479">- </text:span><text:span text:style-name="T481">Но… Как же…</text:span></text:p>
      <text:p text:style-name="P158"><text:span text:style-name="T481">- Извини, <text:s/>- мягко останавливает Джет. - Мы же друзья, Хуман. </text:span><text:span text:style-name="T492">За эт и годы я</text:span><text:span text:style-name="T481"> много думала о нас. </text:span><text:span text:style-name="T482">Мы могли бы… могли бы создать табун, но с тобой у меня не будет жеребят. Мы ведь много раз пытались, когда я была в охоте, и всё без толку. </text:span><text:span text:style-name="T491">Я даже ходила к Платине за советом. Ну, знаешь, она головастая и много чего знает. И она сказала, что наши </text:span><text:span text:style-name="T492">гаметы несовместимы. </text:span><text:span text:style-name="T503">Знаешь, э</text:span><text:span text:style-name="T492">то такие маленькие-маленькие </text:span><text:span text:style-name="T493">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text:span><text:soft-page-break/><text:span text:style-name="T493">исследовала мои и твои гаметы и пришла к выводу, что они несовместимы. </text:span><text:span text:style-name="T503">У нас не может быть жеребят.</text:span></text:p>
      <text:p text:style-name="P442">- Постой, как Платина могла исследовать мои гаметы? Я не сдавал их ей для исследований.</text:p>
      <text:p text:style-name="P442">- Ты такой глупый, Хуман, - невинно хлопает глазами Джет. - Их сдавала я. Я ведь хотела основать с тобой табун и пыталась решить проблему.</text:p>
      <text:p text:style-name="P442">- Ты хотела… и пыталась?</text:p>
      <text:p text:style-name="P158"><text:span text:style-name="T493">- Ага, - кивает головой пегаска. - Платина говорит, большинство разумных видов </text:span><text:span text:style-name="T494">Эквуса соместимы </text:span><text:span text:style-name="T503">друг с другом </text:span><text:span text:style-name="T494">на уровне гамет. Вот почему у нас так много гибридов: мантикор, минотавров, грифонов, пегасов. </text:span><text:span text:style-name="T503">Магия делает их совместимыми.</text:span><text:span text:style-name="T494"> То, что наши гаметы </text:span><text:span text:style-name="T503">не подходят друг дружке</text:span><text:span text:style-name="T494">, совершенно удивительно. Как и то, что ты — единственный в своём роде. <text:s/></text:span><text:span text:style-name="T498">Платина говорит, что в этом ты похож на аликорнов. </text:span><text:span text:style-name="T494">И она не смогла найти способ </text:span><text:span text:style-name="T495">подружить </text:span><text:span text:style-name="T494">наши гаметы.</text:span></text:p>
      <text:p text:style-name="P613"><text:span text:style-name="T494">Д</text:span><text:span text:style-name="T92">жет вздыхает.</text:span></text:p>
      <text:p text:style-name="P158"><text:span text:style-name="T493">- </text:span><text:span text:style-name="T482">Табун не будет прочным, если кто-то в нём будет несчастен, </text:span><text:span text:style-name="T494">Хуман</text:span><text:span text:style-name="T482">. </text:span><text:span text:style-name="T495">А я… Мне нужны жеребята. </text:span><text:span text:style-name="T498">И я не могу больше ждать.</text:span></text:p>
      <text:p text:style-name="P335">- <text:span text:style-name="T987">Да, конечно, без проблем, - с улыбкой отвечаю я, хотя всё во мне медленно леденеет.</text:span></text:p>
      <text:p text:style-name="P438">Всё правильно, всё именно так, как она говорит. Мы <text:span text:style-name="T988">уже десять лет </text:span>друзья и у нас нет потомства, хотя мы никогда не предохранялись. Почему же мне так холодно?</text:p>
      <text:p text:style-name="P438"/>
      <text:p text:style-name="P156"><text:span text:style-name="T489">- </text:span><text:span text:style-name="T488">Надеюсь, ты будешь иногда заглядывать на огонёк? Просто посидеть на балконе по-дружески, за кружкой пива?</text:span></text:p>
      <text:p text:style-name="P614"><text:span text:style-name="T488">Н</text:span><text:span text:style-name="T92">ет, я сразу понимаю, что несу вздор. Мне будет больно смотреть на неё и понимать, что она не моя. </text:span><text:span text:style-name="T499">Что мы больше не вместе.</text:span><text:span text:style-name="T92"> </text:span><text:span text:style-name="T497">А если она прилетит с ним? </text:span><text:span text:style-name="T496">Я буду улыбаться им двоим и поддерживать вежливый ничего не значащий разговор </text:span><text:span text:style-name="T499">и фальшиво смеяться на их шутки</text:span><text:span text:style-name="T496">. Но внутри меня будет ад.</text:span><text:span text:style-name="T92"> Да, мы дружили, это верно… Но всё равно я знал, что она была моя. И теперь мне будет больно.</text:span></text:p>
      <text:p text:style-name="P443"/>
      <text:p text:style-name="P443">Похоже, это понимает и Джет.</text:p>
      <text:p text:style-name="P438"/>
      <text:p text:style-name="P155"><text:span text:style-name="T483">Пегаска </text:span><text:span text:style-name="T488">молча </text:span><text:span text:style-name="T483">потягивается, целует меня и встаёт с постели. </text:span><text:span text:style-name="T484">Короткая пробежка на балкон, прыжок через перила и Джет распахивает крылья. </text:span><text:span text:style-name="T485">Я вижу заходящее солнце сквозь её радужный хвост. Вскоре слёзы мешают </text:span><text:span text:style-name="T487">мне </text:span><text:span text:style-name="T485">смотреть.</text:span></text:p>
      <text:p text:style-name="P155"><text:span text:style-name="T487">Х</text:span><text:span text:style-name="T486">олодно.</text:span></text:p>
      <text:p text:style-name="P335"/>
      <text:p text:style-name="P335">…</text:p>
      <text:p text:style-name="P439"/>
      <text:p text:style-name="P159"><text:span text:style-name="T499">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text:span><text:span text:style-name="T501">ка</text:span><text:span text:style-name="T499">. Пара камней, брошенных с особой злостью, </text:span><text:span text:style-name="T500">достигают</text:span><text:span text:style-name="T499"> противоположного берега.</text:span></text:p>
      <text:p text:style-name="P439"/>
      <text:p text:style-name="P71"><text:soft-page-break/><text:span text:style-name="T145">- </text:span><text:span text:style-name="T146">Хуман, вот ты где! Я ищу тебя с полудня!</text:span></text:p>
      <text:p text:style-name="P71"><text:span text:style-name="T502">Белая фигура</text:span><text:span text:style-name="T147"> </text:span><text:span text:style-name="T499">планирует на берег озера</text:span><text:span text:style-name="T147">.</text:span></text:p>
      <text:p text:style-name="P71"><text:span text:style-name="T147">- </text:span><text:span text:style-name="T148">Хуман, мне надо поговорить с тобой!</text:span></text:p>
      <text:p text:style-name="P336"/>
      <text:p text:style-name="P615"><text:span text:style-name="T148">Я </text:span><text:span text:style-name="T92">бр</text:span><text:span text:style-name="T504">о</text:span><text:span text:style-name="T92">с</text:span><text:span text:style-name="T504">а</text:span><text:span text:style-name="T92">ю камн</text:span><text:span text:style-name="T504">и в озеро, один за другим</text:span><text:span text:style-name="T92">.</text:span></text:p>
      <text:p text:style-name="P616"><text:span text:style-name="T92">- </text:span><text:span text:style-name="T501">Привет, Сел. </text:span><text:span text:style-name="T92">Как прошёл первый приём в новом за</text:span><text:span text:style-name="T501">л</text:span><text:span text:style-name="T92">е?</text:span></text:p>
      <text:p text:style-name="P336">-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text:span text:style-name="T989">семь</text:span> лет они будут готовы к политическому союзу <text:span text:style-name="T927">с Эквестрией</text:span>.</text:p>
      <text:p text:style-name="P71"><text:span text:style-name="T148">-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text:span><text:span text:style-name="T149">Но, как видишь, авторитет власти подкрепляется в том числе и резиденцией монарха. А авторитет может многое…</text:span></text:p>
      <text:p text:style-name="P160"><text:span text:style-name="T146">- </text:span><text:span text:style-name="T149">Да, да, ты был прав, </text:span><text:span text:style-name="T163">мой друг</text:span><text:span text:style-name="T149">… Но Хуман, я сейчас не об этом… </text:span><text:span text:style-name="T502">Мне нужна твоя помощь.</text:span></text:p>
      <text:p text:style-name="P161"><text:span text:style-name="T502">- Вот уже десять лет, как я помогаю тебе Сел. Почему </text:span><text:span text:style-name="T507">же </text:span><text:span text:style-name="T502">сейчас тебе нужна особая просьба ко мне? Я стал слишком заносчив? </text:span><text:span text:style-name="T503">Или ты планируешь от меня жеребят и хочешь, чтобы я сдал свои гаметы Платине на предмет совместимости с твоими?</text:span></text:p>
      <text:p text:style-name="P617"><text:span text:style-name="T149">С </text:span><text:span text:style-name="T92">этими словами я швыряю в пруд каменный блин. Нас окатывает туча брызг.</text:span></text:p>
      <text:p text:style-name="P444">Селестия молча переминается с ноги на ногу. Её медленно заливает краска.</text:p>
      <text:p text:style-name="P162"><text:span text:style-name="T503">- </text:span><text:span text:style-name="T504">Что касается гамет, то аликорны не совместимы ни с кем, - тихо говорит она. - Увы, проверено.</text:span></text:p>
      <text:p text:style-name="P162"><text:span text:style-name="T504">- Извини, Сел, - наконец, поворачиваюсь к ней лицом. - Препаршивое настроение. </text:span><text:span text:style-name="T506">Я не должен был набрасываться на тебя. </text:span><text:span text:style-name="T504">От меня ушла Джет.</text:span></text:p>
      <text:p text:style-name="P160"><text:span text:style-name="T149">- </text:span><text:span text:style-name="T504">О-о-о, понимаю, - кивает аликорница. - Моё сочувствие. Я приду к тебе позже.</text:span></text:p>
      <text:p text:style-name="P160"><text:span text:style-name="T504">- </text:span><text:span text:style-name="T505">Не надо позже. Что у тебя?</text:span></text:p>
      <text:p text:style-name="P618"><text:span text:style-name="T505">- </text:span><text:span text:style-name="T507">Ты будешь смеяться горьким смехом, но я в похожем положении. Только от тебя ушла твоя особенная пон</text:span><text:span text:style-name="T508">и</text:span><text:span text:style-name="T507">, а от меня уходит сестра.</text:span></text:p>
      <text:p text:style-name="P445"/>
      <text:p text:style-name="P619"><text:span text:style-name="T505">А</text:span><text:span text:style-name="T92">ликорница с убитым видом садится на берег рядом со мной и продолжает.</text:span></text:p>
      <text:p text:style-name="P339"/>
      <text:p text:style-name="P163"><text:span text:style-name="T149">- </text:span><text:span text:style-name="T150">Луна </text:span><text:span text:style-name="T509">давно </text:span><text:span text:style-name="T150">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span></text:p>
      <text:p text:style-name="P69"><text:span text:style-name="T150">- </text:span><text:span text:style-name="T151">О чём ты говоришь? Я видел вас </text:span><text:span text:style-name="T152">мельком </text:span><text:span text:style-name="T151">на приёме сегодня — вы отлично смотрелись вместе и говорили и действовали в унисон.</text:span></text:p>
      <text:p text:style-name="P337">- О, да, на публике мы <text:span text:style-name="T892">всё </text:span>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text:span text:style-name="T991"> Я не рассказывала тебе этого раньше, Хуман… </text:span><text:span text:style-name="T888">Мне кажется, пони не любят сестру… И её это очень ранит.</text:span></text:p>
      <text:p text:style-name="P340"><text:soft-page-break/></text:p>
      <text:p text:style-name="P340">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340"/>
      <text:p text:style-name="P340">-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340">Селестия удивлённо смотрит на меня.</text:p>
      <text:p text:style-name="P72"><text:span text:style-name="T153">-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text:span><text:span text:style-name="T154">выходит вечером. Увы, это её и подводит. Все считают, что она приносит на Эквус ночь.</text:span></text:p>
      <text:p text:style-name="P341">- Даже если и так, что в этом плохого? Ночь — чудесное время суток!</text:p>
      <text:p text:style-name="P341"/>
      <text:p text:style-name="P342">Аликорница вымученно улыбается.</text:p>
      <text:p text:style-name="P73"><text:span text:style-name="T154">- Хоть кому-то она нравится. Нет, Хуман, ты далёк от психологии пони. Пони не любят ночь. Ночь темна и полна опасностей. </text:span><text:span text:style-name="T155">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text:span text:style-name="T156">И она считает, что я специально настраиваю пони, чтобы они любили только меня. Я чувствую это в её взгляде, в её жестах и речи.</text:span></text:p>
      <text:p text:style-name="P344"/>
      <text:p text:style-name="P74"><text:span text:style-name="T155">Аликорница в</text:span><text:span text:style-name="T521">здыхает</text:span><text:span text:style-name="T155">.</text:span></text:p>
      <text:p text:style-name="P74"><text:span text:style-name="T155">- </text:span><text:span text:style-name="T509">Сегодняшний приём стал знаковым для меня. Так подчёркнуто Лулу меня ещё не игнорировала. Это невозможно больше скрывать и это невозможно </text:span><text:span text:style-name="T512">дольше</text:span><text:span text:style-name="T509"> затягивать. </text:span><text:span text:style-name="T155">Потому у меня есть к тебе просьба. Ты с самых истоков </text:span><text:span text:style-name="T513">Эквестрии</text:span><text:span text:style-name="T155"> стоишь рядом со мной, помощь твоя неоценима. Если бы ты смог примирить меня с сестрой… </text:span><text:span text:style-name="T510">Меня она слушать не станет. Но т</text:span><text:span text:style-name="T155">ы сможешь поговорить с ней, она не сторонится тебя. По-крайней мере, не больше, чем других. </text:span><text:span text:style-name="T156">Объясни ей, что я хочу вернуть былые отношения. Я согласна полностью работать ночью, только бы она не считала, что я настраиваю пони против неё.</text:span></text:p>
      <text:p text:style-name="P343">Я тяжко вздыхаю. Разруливать семейные дрязги — задание как раз для тебя, Хуман! <text:span text:style-name="T990">Особенно если учесть, что свою семью ты сохранить не сумел.</text:span></text:p>
      <text:p text:style-name="P343">- Сел, ты знаешь, как я к тебе отношусь. В<text:span text:style-name="T893">о всём</text:span>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343"/>
      <text:p text:style-name="P343">Аликорница радостно пытается обнять меня, но я вытягиваю ладонь и останавливаю её.</text:p>
      <text:p text:style-name="P343">- Пожалуйста, без этих нежностей! Ты начинаешь напоминать принцессу Платину в состоянии магически стимулированной охоты. Не надо.</text:p>
      <text:p text:style-name="P343"><text:soft-page-break/>Селестия заводит глаза в потолок и вздыхает.</text:p>
      <text:p text:style-name="P343">-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343"/>
      <text:p text:style-name="P269"><text:span text:style-name="T881">Как бы не так. Не говорить же ей, что меня самого подмывает обнять её? </text:span><text:span text:style-name="T883">В этом есть нечто ненормальное, и я подспудно сопротивляюсь этому влечению из упрямства.</text:span><text:span text:style-name="T881"> Все эти десять лет я сдерживаю себя. </text:span><text:span text:style-name="T883">И случайности помогают мне в этом. </text:span><text:span text:style-name="T882">Сначала </text:span><text:span text:style-name="T883">я </text:span><text:span text:style-name="T882">сдерживал</text:span><text:span text:style-name="T883">ся</text:span><text:span text:style-name="T882">,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span></text:p>
      <text:p text:style-name="P338"/>
      <text:p text:style-name="P69"><text:span text:style-name="T149">- </text:span><text:span text:style-name="T157">Не обращай внимания. Я уже давно забыл о Платине. Просто считай это моими маленькими заморочками. Я поговорю с Луной.</text:span></text:p>
      <text:p text:style-name="P69"><text:span text:style-name="T149">- </text:span><text:span text:style-name="T158">Ты настоящий друг, мой маленький человек</text:span><text:span text:style-name="T157">! И, да, у меня </text:span><text:span text:style-name="T158">к тебе </text:span><text:span text:style-name="T157">есть вторая просьба.</text:span></text:p>
      <text:p text:style-name="P69"><text:span text:style-name="T149">- </text:span><text:span text:style-name="T160">Только не говори, что у тебя есть ещё один разговор с </text:span><text:span text:style-name="T511">твоей сестрой</text:span><text:span text:style-name="T160">!</text:span></text:p>
      <text:p text:style-name="P69"><text:span text:style-name="T149">- </text:span><text:span text:style-name="T160">О, нет, не беспокойся. </text:span><text:span text:style-name="T158">Помоги мне с названием замка. Он обещает быть грандиозным! Пегасы были ошеломлены залом приёмов. </text:span><text:span text:style-name="T159">Э</text:span><text:span text:style-name="T158">то при том, что их не удивишь величественной архитектурой: </text:span><text:span text:style-name="T159">их новая столица, Клаудсдейл, п</text:span><text:span text:style-name="T164">о</text:span><text:span text:style-name="T159">лн</text:span><text:span text:style-name="T164">а</text:span><text:span text:style-name="T159"> архитектурных шедевров. </text:span><text:span text:style-name="T160">До конца следующего месяца он должен быть закончен, но я уже неделю не могу придумать ему название.</text:span></text:p>
      <text:p text:style-name="P576"><text:span text:style-name="T160">- </text:span><text:span text:style-name="T92">Нашла проблему! Назови его «Диснейленд».</text:span></text:p>
      <text:p text:style-name="P345">- Красивое название! А что оно означает?</text:p>
      <text:p text:style-name="P345">- Не помню, - я пожимаю плечами, - мне просто первым пришло в голову это слово.</text:p>
      <text:p text:style-name="P345">Селестия задумывается и кивает.</text:p>
      <text:p text:style-name="P345">- Хм-м. Диснейленд. Да будет так.</text:p>
      <text:p text:style-name="P345">- Стоп, я передумал!</text:p>
      <text:p text:style-name="P345">Аликорница удивлённо смотрит на меня.</text:p>
      <text:p text:style-name="P345">- В чём дело, Хуман?</text:p>
      <text:p text:style-name="P338">- <text:span text:style-name="T889">Можно немного помочь мне с первым заданием, если назвать его </text:span><text:span text:style-name="T890">«Замок Двух Сестёр». </text:span><text:span text:style-name="T889">Тогда твоя сестра поймёт, что ты думаешь о ней.</text:span></text:p>
      <text:p text:style-name="P345">Лик Селестии озаряется, она кивает с улыбкой.</text:p>
      <text:p text:style-name="P345">- Разумеется! Ты гений! Как я сама не подумала! Луна увидит, что я по-прежнему люблю её, а ты подтвердишь это в разговоре. Я верну свою сестру!</text:p>
      <text:p text:style-name="P346"/>
      <text:p text:style-name="P346">Ха! Если бы всё было так просто!</text:p>
      <text:p text:style-name="P346"/>
      <text:p text:style-name="P346">…</text:p>
      <text:p text:style-name="P346"/>
      <text:p text:style-name="P81"><text:soft-page-break/><text:span text:style-name="T176">Путь к башне Луны долог и извилист. </text:span><text:span text:style-name="T177">Мрачная мизантропка настояла на постройке мини-крепости у задней стены основного замка. </text:span><text:span text:style-name="T219">Заброшенная</text:span><text:span text:style-name="T181"> часть парка,</text:span><text:span text:style-name="T177"> </text:span><text:span text:style-name="T181">м</text:span><text:span text:style-name="T179">ногометровые стены и даже </text:span><text:span text:style-name="T180">небольшой ров</text:span><text:span text:style-name="T179"> с водой отделя</text:span><text:span text:style-name="T181">ют</text:span><text:span text:style-name="T179"> массивное строение от остальной части замка.</text:span><text:span text:style-name="T177"> </text:span><text:span text:style-name="T178">Только так я смог выбить её согласие на возведение основной части </text:span><text:span text:style-name="T180">дворца</text:span><text:span text:style-name="T178"> в легковесном стиле </text:span><text:span text:style-name="T181">огромных застеклённых залов и </text:span><text:span text:style-name="T178">стрельчатых, стремящихся вверх шпилей, соединённых друг с другом ажурными мостиками.</text:span></text:p>
      <text:p text:style-name="P82"><text:span text:style-name="T178">И </text:span><text:span text:style-name="T180">всё же в тяжеловесных формах башни </text:span><text:span text:style-name="T182">есть</text:span><text:span text:style-name="T180"> свой шарм и мрачная эстетика. Многочисленные арочные окна и двери, взирающие на тебя сверху пустыми глазницами каменные горгульи, вычурные держаки для факелов, выступающие из стен… Тёмная аликорница име</text:span><text:span text:style-name="T181">ет</text:span><text:span text:style-name="T180"> вкус, что ни говори. Просто её вкус не совпада</text:span><text:span text:style-name="T181">ет</text:span><text:span text:style-name="T180"> с</text:span><text:span text:style-name="T181">о</text:span><text:span text:style-name="T180"> вкусом подавляющей части пони, включая её сестру. Да что там, включая и меня самого! </text:span><text:span text:style-name="T181">Романтика Трансильвании графа Дракулы хороша в фильмах про вампиров, но в реале смотрится черезчур угрюмо.</text:span></text:p>
      <text:p text:style-name="P581"><text:span text:style-name="T92">Эту незатейливую истину мне нужно попытаться вложить в точёную головку </text:span><text:span text:style-name="T182">ночной главы диархии</text:span><text:span text:style-name="T92">, исполняя просьбу Селестии. Я поёживаюсь, несмотря на тёплый вечер.</text:span></text:p>
      <text:p text:style-name="P347"/>
      <text:p text:style-name="P83"><text:span text:style-name="T182">Небольшой мостик перекинут через ров и решётка поднята — но у </text:span><text:span text:style-name="T183">входа</text:span><text:span text:style-name="T182"> дежурят два стражника в полном доспехе и при оружии. </text:span><text:span text:style-name="T184">Они окидывают меня внимательным взглядом и один из них кивает головой — </text:span><text:span text:style-name="T183">королевскому советнику есть доступ даже в уборную принцесс. Я прохожу под арку ворот.</text:span></text:p>
      <text:p text:style-name="P84"><text:span text:style-name="T183">В</text:span><text:span text:style-name="T186">етер развивает </text:span><text:span text:style-name="T185">тяжёлые бархатные гардины, задувая с распахнутых дверей балкона. Закреплённый на </text:span><text:span text:style-name="T189">столе</text:span><text:span text:style-name="T185"> свиток, </text:span><text:span text:style-name="T189">тоненькая струйка песка в пятнадцатиминутных песочных часах</text:span><text:span text:style-name="T185"> и </text:span><text:span text:style-name="T188">открытая банка чернил</text:span><text:span text:style-name="T185"> свидетельствуют — принцесса отлучилась ненадолго и скоро вернётся. </text:span></text:p>
      <text:p text:style-name="P84"><text:span text:style-name="T185">«…</text:span><text:span text:style-name="T187">О</text:span><text:span text:style-name="T188">сновы </text:span><text:span text:style-name="T187"><text:s/></text:span><text:span text:style-name="T522">военной тактики</text:span><text:span text:style-name="T188"> с практически</text:span><text:span text:style-name="T522">ми</text:span><text:span text:style-name="T188"> </text:span><text:span text:style-name="T522">примерами</text:span><text:span text:style-name="T188">…</text:span><text:span text:style-name="T185">»</text:span></text:p>
      <text:p text:style-name="P85"><text:span text:style-name="T185">О</text:span><text:span text:style-name="T188">го! </text:span><text:span text:style-name="T193">Никак н</text:span><text:span text:style-name="T188">очная </text:span><text:span text:style-name="T193">мегера</text:span><text:span text:style-name="T188"> сменила меч на перо? </text:span><text:span text:style-name="T190">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span><text:span text:style-name="T185">Я располагаюсь на пуфике и стены и жду.</text:span></text:p>
      <text:p text:style-name="P582"><text:span text:style-name="T185">П</text:span><text:span text:style-name="T92">есок в часах ещё не успе</text:span><text:span text:style-name="T191">вает</text:span><text:span text:style-name="T92"> полностью просыпаться из верхней колбы в нижнюю, когда большая тень за гардинами опус</text:span><text:span text:style-name="T191">кается</text:span><text:span text:style-name="T92"> на балкон.</text:span></text:p>
      <text:p text:style-name="P353"/>
      <text:p text:style-name="P195"><text:span text:style-name="T190">- </text:span><text:span text:style-name="T191">Хуман? Что привело тебя в </text:span><text:span text:style-name="T613">Н</text:span><text:span text:style-name="T612">аш</text:span><text:span text:style-name="T191"> скромный чертог?</text:span></text:p>
      <text:p text:style-name="P86"><text:span text:style-name="T191">П</text:span><text:span text:style-name="T192">ринцесса Луна </text:span><text:span text:style-name="T522">на</text:span><text:span text:style-name="T193">девает</text:span><text:span text:style-name="T192"> до смешного домашние тапочки с помпонами, </text:span><text:span text:style-name="T193">стоящие рядом с бронированными накопытниками</text:span><text:span text:style-name="T192">. </text:span><text:span text:style-name="T194">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span></text:p>
      <text:p text:style-name="P86"><text:span text:style-name="T194">- Видишь ли… - заготовленные словесные конструкции </text:span><text:span text:style-name="T195">испаряются из памяти</text:span><text:span text:style-name="T194">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span></text:p>
      <text:p text:style-name="P86"><text:span text:style-name="T194">- </text:span><text:span text:style-name="T195">Ты хочешь спросить, почему </text:span><text:span text:style-name="T613">Мы</text:span><text:span text:style-name="T195"> сторон</text:span><text:span text:style-name="T613">имся </text:span><text:span text:style-name="T195">своей сестры? - напрямик спрашивает Луна.</text:span></text:p>
      <text:p text:style-name="P357">- Да, - облегчённо выдыхаю я. Иногда прямота тёмной аликорницы приходится весьма кстати.</text:p>
      <text:p text:style-name="P583"><text:span text:style-name="T195">Л</text:span><text:span text:style-name="T92">уна оборачивается и долго смотрит на меня немигающим взглядом. Я выдерживаю этот взгляд, хотя кожа на шее покрывается пупырышками.</text:span></text:p>
      <text:p text:style-name="P583"><text:soft-page-break/><text:span text:style-name="T92">В конце-концов аликорница легонько кивает и опять поворачивается к стряпне. </text:span><text:span text:style-name="T201">Густой кофейный аромат дразнит ноздри.</text:span></text:p>
      <text:p text:style-name="P583"><text:span text:style-name="T92">- </text:span><text:span text:style-name="T614">Мы</text:span><text:span text:style-name="T196"> рад</text:span><text:span text:style-name="T614">ы</text:span><text:span text:style-name="T196">, что сестра послала с этим вопрос</text:span><text:span text:style-name="T197">о</text:span><text:span text:style-name="T196">м не кого-нибудь, а тебя, Хуман. </text:span><text:span text:style-name="T204">Давно было пора. </text:span><text:span text:style-name="T614">Мы</text:span><text:span text:style-name="T204"> заждал</text:span><text:span text:style-name="T614">и</text:span><text:span text:style-name="T204">сь, - </text:span><text:span text:style-name="T522">чеканит она.</text:span></text:p>
      <text:p text:style-name="P584"><text:span text:style-name="T196">М</text:span><text:span text:style-name="T92">ои уши багровеют, я хочу провалиться сквозь пол. Быстро же меня раскусили! Я же предупреждал Селестию, что не умею разговаривать!</text:span></text:p>
      <text:p text:style-name="P358">- Вот как? Я весь во внимании…</text:p>
      <text:p text:style-name="P87"><text:span text:style-name="T198">- Ты единственный, кроме сестры, с кем </text:span><text:span text:style-name="T614">Мы</text:span><text:span text:style-name="T198"> на «ты», а данная тема очень болезненна и интимна, чтобы рассказывать её кому-то, с кем у </text:span><text:span text:style-name="T614">т</text:span><text:span text:style-name="T198">ебя нет доверительных отношений. С сестрой же </text:span><text:span text:style-name="T614">Мы</text:span><text:span text:style-name="T198"> обсуждать эту проблему не мо</text:span><text:span text:style-name="T614">жем</text:span><text:span text:style-name="T198"> по причине щекотливости проблемы. Нужен посредник и ты — наиболее подходящее лицо. Передай сестре, что </text:span><text:span text:style-name="T614">Мы</text:span><text:span text:style-name="T198"> благодарна ей за выбор, - сер</text:span><text:span text:style-name="T199">ь</text:span><text:span text:style-name="T198">ёзно кивает Луна.</text:span></text:p>
      <text:p text:style-name="P358"/>
      <text:p text:style-name="P88"><text:span text:style-name="T198">А</text:span><text:span text:style-name="T200">ликорн</text:span><text:span text:style-name="T202">и</text:span><text:span text:style-name="T200">ца отходит от кухонного уголка, левитируя поднос с </text:span><text:span text:style-name="T201">тёплыми круассанами, кофейником </text:span><text:span text:style-name="T200"><text:s/>и двумя чашками кофе.</text:span></text:p>
      <text:p text:style-name="P88"><text:span text:style-name="T200">- </text:span><text:span text:style-name="T201">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span></text:p>
      <text:p text:style-name="P585"><text:span text:style-name="T201">А</text:span><text:span text:style-name="T92">ликорница улыбается уголк</text:span><text:span text:style-name="T522">а</text:span><text:span text:style-name="T92">м</text:span><text:span text:style-name="T522">и</text:span><text:span text:style-name="T92"> губ и коротко кивает.</text:span></text:p>
      <text:p text:style-name="P89"><text:span text:style-name="T203">- </text:span><text:span text:style-name="T202">Тогда слушай.</text:span></text:p>
      <text:p text:style-name="P90"><text:span text:style-name="T202">В</text:span><text:span text:style-name="T204">сё сущее, вся вселенная, что ты видишь — больше, чем тебе кажется. Она больше, чем ты видишь, </text:span><text:span text:style-name="T210">больше, чем чувствуешь </text:span><text:span text:style-name="T204">и больше, чем даже можешь себе представить. </text:span><text:span text:style-name="T205">Если </text:span><text:span text:style-name="T210">представить взгляд со стороны</text:span><text:span text:style-name="T205">, он</text:span><text:span text:style-name="T209">а</text:span><text:span text:style-name="T205"> показалась бы тебе похожей на луковицу или кочан капусты. </text:span><text:span text:style-name="T206">Мир, который ты ощущаешь и в котором живешь — всего лишь один из бесконечных </text:span><text:span text:style-name="T207">слоёв</text:span><text:span text:style-name="T206"> всемирной луковицы, каждый из которых немного отличается от </text:span><text:span text:style-name="T207">слоёв-</text:span><text:span text:style-name="T208">соседей</text:span><text:span text:style-name="T207">.</text:span></text:p>
      <text:p text:style-name="P359"/>
      <text:p text:style-name="P586"><text:span text:style-name="T207">А</text:span><text:span text:style-name="T92">ликорница задумчиво откусывает круассан и продолжает.</text:span></text:p>
      <text:p text:style-name="P360">- К чему я это говорю тебе? Хуман, ты, наверное, не раз задумывался, откуда мы с сестрой <text:span text:style-name="T994">родом</text:span>? Ведь таких как мы, в Эквусе больше нет <text:span text:style-name="T994">нигде</text:span>.</text:p>
      <text:p text:style-name="P360">- <text:span text:style-name="T904">Вообще-то, я</text:span> думал, вы — плод союза единорога и пегаса. Может, ещё и земнопони поучаствовал, <text:span text:style-name="T904">уж слишком вы крепкие</text:span>, - со смешком говорю я. - <text:span text:style-name="T994">Хотя, Платина, вот, тоже сказала, что вы уникальны.</text:span></text:p>
      <text:p text:style-name="P196"><text:span text:style-name="T210">-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text:span><text:span text:style-name="T212">н</text:span><text:span text:style-name="T210">о получится пегас, единорог или земнопони. Видишь ли, </text:span><text:span text:style-name="T211">в</text:span><text:span text:style-name="T71"> третьем поколении химер родительские признаки не микшируются. </text:span><text:span text:style-name="T67">При союзе пегаса </text:span><text:span text:style-name="T68">с единорогом или земнопони </text:span><text:span text:style-name="T67">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text:span><text:span text:style-name="T69">Раса аликорнов на Эквусе представлена только </text:span><text:span text:style-name="T70">Нами</text:span><text:span text:style-name="T69"> и сестрой. По понятным причинам, нами она и ограничится.</text:span></text:p>
      <text:p text:style-name="P361">- <text:span text:style-name="T994">Да, я уже знаю, что ваши гаметы несовместимы с гаметами других эквестрийских видов, - важно киваю я. - Но т</text:span><text:span text:style-name="T905">ы хочешь сказать, у вас нет самцов? А откуда тогда взялись вы?</text:span></text:p>
      <text:p text:style-name="P89"><text:soft-page-break/><text:span text:style-name="T202">- </text:span><text:span text:style-name="T213">У нас есть самцы. - Луна делает </text:span><text:span text:style-name="T214">нервный </text:span><text:span text:style-name="T213">глоток кофе и продолжает. - Там, откуда мы пришли, достаточно самцов. </text:span><text:span text:style-name="T522">Было</text:span><text:span text:style-name="T213">.</text:span></text:p>
      <text:p text:style-name="P91"><text:span text:style-name="T213">Аликорница </text:span><text:span text:style-name="T615">печально</text:span><text:span text:style-name="T213"> </text:span><text:span text:style-name="T615">вздыхает</text:span><text:span text:style-name="T213">. Видно, что эта тема неприятна для неё.</text:span></text:p>
      <text:p text:style-name="P91"><text:span text:style-name="T213">- </text:span><text:span text:style-name="T215">Возможно, </text:span><text:span text:style-name="T615">Нам</text:span><text:span text:style-name="T215"> следует не рассказать, а показать тебе суть дела. </text:span><text:span text:style-name="T615">Нам</text:span><text:span text:style-name="T215"> так будет легче излагать, а тебе — воспринимать. </text:span><text:span text:style-name="T615">Мы</text:span><text:span text:style-name="T616"> не слишком искусный расказчик, в отличие от сестры.</text:span></text:p>
      <text:p text:style-name="P362">- <text:span text:style-name="T906">Каким образом? У тебя где-то спрятана видеосистема с пятиканальным звуком?</text:span></text:p>
      <text:p text:style-name="P91"><text:span text:style-name="T213">- </text:span><text:span text:style-name="T215">Ты часто используешь непонятные слова, Хуман. </text:span><text:span text:style-name="T615">Мы</text:span><text:span text:style-name="T215"> уж привыкл</text:span><text:span text:style-name="T615">и</text:span><text:span text:style-name="T215">. Неважно. Следуй за </text:span><text:span text:style-name="T615">Нами</text:span><text:span text:style-name="T215">.</text:span></text:p>
      <text:p text:style-name="P363"/>
      <text:p text:style-name="P587"><text:span text:style-name="T215">А</text:span><text:span text:style-name="T92">ликорница ставит чашечку на поднос и потягивается. Сбросив домашние тапочки и халат, она следует к балкону. У полуоткрытых гардин она оборачивается.</text:span></text:p>
      <text:p text:style-name="P89"><text:span text:style-name="T202">- </text:span><text:span text:style-name="T615">Мы</text:span><text:span text:style-name="T216"> зна</text:span><text:span text:style-name="T615">ем</text:span><text:span text:style-name="T216">, что </text:span><text:span text:style-name="T615">Нас</text:span><text:span text:style-name="T216"> считают грубой солдафоншей в противовес </text:span><text:span text:style-name="T615">Нашей</text:span><text:span text:style-name="T216"> сестре, что покровительствует </text:span><text:span text:style-name="T523">науке,</text:span><text:span text:style-name="T216"> культуре и искусству. Конечно, </text:span><text:span text:style-name="T615">Мы</text:span><text:span text:style-name="T216"> могл</text:span><text:span text:style-name="T615">и</text:span><text:span text:style-name="T216"> бы заявить на это, что армия и полиция не менее, а, может, и более важны для государства, чем театры, </text:span><text:span text:style-name="T217">школы</text:span><text:span text:style-name="T216"> или библиотеки, но в этом нет нужды: на самом деле в </text:span><text:span text:style-name="T615">Нашу</text:span><text:span text:style-name="T216"> специализацию </text:span><text:span text:style-name="T217">также </text:span><text:span text:style-name="T216">входит обширное, хоть и малоизвестное искусство снопроходчества. </text:span><text:span text:style-name="T662">Кстати, недоступное Нашей сестре.</text:span><text:span text:style-name="T216"> </text:span><text:span text:style-name="T615">Мы</text:span><text:span text:style-name="T217"> мо</text:span><text:span text:style-name="T615">жем</text:span><text:span text:style-name="T217"> посредством сновидений погружать в прошлое, переносить в иные миры или же передавать собственнные мысли и воспоминания. Одно из таких воспоминаний </text:span><text:span text:style-name="T615">Мы</text:span><text:span text:style-name="T217"> собира</text:span><text:span text:style-name="T615">емся</text:span><text:span text:style-name="T217"> открыть тебе сейчас</text:span><text:span text:style-name="T200">, </text:span><text:span text:style-name="T217">Хуман. Это достаточно интимная вещь, и </text:span><text:span text:style-name="T615">Мы</text:span><text:span text:style-name="T217"> рад</text:span><text:span text:style-name="T615">ы</text:span><text:span text:style-name="T217">, что сестра выбрала посредником име</text:span><text:span text:style-name="T218">н</text:span><text:span text:style-name="T217">но тебя.</text:span></text:p>
      <text:p text:style-name="P364"/>
      <text:p text:style-name="P365">Луна выходит на балкон. Я следую за ней.</text:p>
      <text:p text:style-name="P365">- <text:span text:style-name="T907">Приглядись внимательно, Хуман. Что ты видишь? </text:span></text:p>
      <text:p text:style-name="P366">Аликорница обводит крылом заброшенный сад, окружающий башню с трёх сторон.</text:p>
      <text:p text:style-name="P92"><text:span text:style-name="T219">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text:span><text:span text:style-name="T220">полянки с остатками клумб и пожелтевший от времени мраморный фонтан в виде дельфина — я бы принял раскинувшийся под ногами пейзаж за вечнодикий лес.</text:span></text:p>
      <text:p text:style-name="P588"><text:span text:style-name="T92">Тут меня пробирает озноб. Холодные мурашки мерзко шмыгают по спине, вызывая желание </text:span><text:span text:style-name="T221">поёжиться.</text:span></text:p>
      <text:p text:style-name="P93"><text:span text:style-name="T221">- Парк. Он слишком старый. Дворцу нет и </text:span><text:span text:style-name="T524">пяти</text:span><text:span text:style-name="T221"> лет, а парку на вид </text:span><text:span text:style-name="T222">все</text:span><text:span text:style-name="T221"> пятьдесят. Как такое может быть?</text:span><text:span text:style-name="T220"> </text:span><text:span text:style-name="T222">Когда я шёл сюда, он был на вид несколько запущенным, но не старым.</text:span></text:p>
      <text:p text:style-name="P93"><text:span text:style-name="T222">- Ты правильно подметил нестыковку, - кивает Луна. - Видишь ли, того, что ты наблюдаешь вн</text:span><text:span text:style-name="T223">и</text:span><text:span text:style-name="T222">зу, не существует. Ты видишь парк из </text:span><text:span text:style-name="T615">Нашего</text:span><text:span text:style-name="T222"> сновидения. </text:span><text:span text:style-name="T615">Наша</text:span><text:span text:style-name="T222"> башня, точнее, её верх, частично лежит в области </text:span><text:span text:style-name="T223">возможного, это мои ворота в иные миры и реальности. Именно поэтому </text:span><text:span text:style-name="T615">Мы</text:span><text:span text:style-name="T223"> настоял</text:span><text:span text:style-name="T615">и</text:span><text:span text:style-name="T223">, чтобы её построили на максимально возможном удалении от остального замка — чтобы не мешал шум чужих мыслей.</text:span></text:p>
      <text:p text:style-name="P368"/>
      <text:p text:style-name="P94"><text:span text:style-name="T223">Л</text:span><text:span text:style-name="T225">уна </text:span><text:span text:style-name="T228">внезапно </text:span><text:span text:style-name="T231">прилегает</text:span><text:span text:style-name="T224"> у моих ног</text:span><text:span text:style-name="T225">.</text:span></text:p>
      <text:p text:style-name="P94"><text:soft-page-break/><text:span text:style-name="T225">- Садись </text:span><text:span text:style-name="T615">Нам</text:span><text:span text:style-name="T225"> на спину, Хуман. Сновидение, которое </text:span><text:span text:style-name="T615">Мы</text:span><text:span text:style-name="T225"> хо</text:span><text:span text:style-name="T615">тим</text:span><text:span text:style-name="T225"> тебе показать, находится довольно далеко отсюда. Нам нужно двигаться быстро.</text:span></text:p>
      <text:p text:style-name="P589"><text:span text:style-name="T219">О</text:span><text:span text:style-name="T92">торопь от предложения тёмной аликорницы быстро забывается в свете следующих вскоре событий.</text:span></text:p>
      <text:p text:style-name="P589"><text:span text:style-name="T219">Н</text:span><text:span text:style-name="T92">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их верхушек сосен. </text:span><text:span text:style-name="T226">И вместо того, чтобы закричать, я поперхаюсь набранным в грудь воздухом.</text:span></text:p>
      <text:p text:style-name="P503"/>
      <text:p text:style-name="P215"><text:span text:style-name="T226">Как при ускоренной перемотке, лес через пару мгновений полёта сменяет бескрайняя равнина травы и холмов. </text:span><text:span text:style-name="T661">По равнине с мерным скрипом движется диковинная деревянная башня на громадных колёсах, отбрасывая две тени от </text:span><text:span text:style-name="T692">пары</text:span><text:span text:style-name="T661"> солнц. </text:span><text:span text:style-name="T691">Бородатые коренастые человечки </text:span><text:span text:style-name="T696">в рогатых шлемах </text:span><text:span text:style-name="T691">сидят на обзорной площадке сверху и разливают чай из закопченного чайника.</text:span><text:span text:style-name="T661"> </text:span><text:span text:style-name="T696">Один из них поднимает руку в приветствии и подмигивает нам.</text:span></text:p>
      <text:p text:style-name="P215"><text:span text:style-name="T691">Р</text:span><text:span text:style-name="T661">авнина сменяется </text:span><text:span text:style-name="T691">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text:span><text:span text:style-name="T226">. </text:span><text:span text:style-name="T691">По заросшей травой железной дороге в периметр поселения въезжает вагонетка с охотниками, везущими тушу убитого зубра. Кладбище ржавой техники примыкает к периметру посёлка с противоположной стороны.</text:span></text:p>
      <text:p text:style-name="P215"><text:span text:style-name="T692">Дневной свет сменяется могильной тьмой. </text:span><text:span text:style-name="T693">Крохотный отряд из трёх человек медленно продвигается по <text:s/></text:span><text:span text:style-name="T697">раскачивающейся </text:span><text:span text:style-name="T693">дощатой тропе на стропах, закреплённых </text:span><text:span text:style-name="T695">в</text:span><text:span text:style-name="T693"> </text:span><text:span text:style-name="T694">базальтовом</text:span><text:span text:style-name="T693"> своде </text:span><text:span text:style-name="T694">гигантской </text:span><text:span text:style-name="T693">пещеры. Налобные фонарики выхватывают из тьмы <text:s/></text:span><text:span text:style-name="T694">массивных</text:span><text:span text:style-name="T693"> слизней, медленно передвигающихся по </text:span><text:span text:style-name="T694">камню</text:span><text:span text:style-name="T693">.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span></text:p>
      <text:p text:style-name="P225"><text:span text:style-name="T693">Т</text:span><text:span text:style-name="T713">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span></text:p>
      <text:p text:style-name="P504"/>
      <text:p text:style-name="P215"><text:span text:style-name="T226">Ландшафт</text:span><text:span text:style-name="T229">ы</text:span><text:span text:style-name="T226"> </text:span><text:span text:style-name="T227">сменя</text:span><text:span text:style-name="T229">ю</text:span><text:span text:style-name="T227">тся с огромной скоростью, весь полёт занимает от силы </text:span><text:span text:style-name="T232">полминуты</text:span><text:span text:style-name="T227">. Солнце при этом описывает на небосводе невероятные виражи, то ускоряясь, то замедляясь, то двигаясь в обратную сторону или вообще вбок. </text:span><text:span text:style-name="T228">Я всем телом чувствую, как поток времени проходит через меня полноводной рекой, </text:span><text:span text:style-name="T229">перегружая чувства</text:span><text:span text:style-name="T228">.</text:span></text:p>
      <text:p text:style-name="P369"/>
      <text:p text:style-name="P590"><text:span text:style-name="T227">К</text:span><text:span text:style-name="T92">онец полёта ошеломляет не меньше. </text:span></text:p>
      <text:p text:style-name="P590"><text:span text:style-name="T92">Пейзаж резко тормозит под нами. Останавлива</text:span><text:span text:style-name="T230">ю</text:span><text:span text:style-name="T92">тся </text:span><text:span text:style-name="T230">луна </text:span><text:span text:style-name="T92">и солнце на горизонте. </text:span><text:span text:style-name="T229">Чувство проходящего сквозь меня времени уходит. </text:span><text:span text:style-name="T92">Я по инерции отрываюсь от шеи Луны и скатываюсь в траву. Меня тут же выворачивает наизнанку.</text:span></text:p>
      <text:p text:style-name="P590"><text:span text:style-name="T92">- </text:span><text:span text:style-name="T229">Буэ-э-э!.. Ты бы хоть предупредила, что ли… Я бы не обедал для такого случая… И не завтракал… Ладно, выблевал, а если б</text:span><text:span text:style-name="T230">ы</text:span><text:span text:style-name="T229"> обосрался? Тебе бы мыться пришлось.</text:span></text:p>
      <text:p text:style-name="P92"><text:span text:style-name="T219">- </text:span><text:span text:style-name="T230">Извини, что не предупредил</text:span><text:span text:style-name="T615">и</text:span><text:span text:style-name="T230">, - Луна выглядит сконфужено. - </text:span><text:span text:style-name="T615">Мы к</text:span><text:span text:style-name="T230">ак-то не подумал</text:span><text:span text:style-name="T615">и</text:span><text:span text:style-name="T230">. Для </text:span><text:span text:style-name="T615">Нас </text:span><text:span text:style-name="T230">снопроходчество — такая же естественная вещь, как полёт или дыхание.</text:span></text:p>
      <text:p text:style-name="P367"><text:soft-page-break/>Аликорница терпеливо ждёт, пока я прополаскиваю рот в ближайшем ручье. <text:span text:style-name="T908">Затянутое тучами небо и редкие капли свидетельствуют о приближающейся буре.</text:span></text:p>
      <text:p text:style-name="P367">- Нам надо немного пройти, - тихо говорит она. - Тут недалеко.</text:p>
      <text:p text:style-name="P367"/>
      <text:p text:style-name="P171"><text:span text:style-name="T265">Огромная, неестественно близкая луна с ясно видимыми кратерами висит над нами пока мы идём сквозь частокол невысоких сосен. </text:span><text:span text:style-name="T233">Редкие деревья вокруг поляны расступаются и мы выходим на край леса. </text:span><text:span text:style-name="T235">Поодаль</text:span><text:span text:style-name="T233"> виднеется одинокий </text:span><text:span text:style-name="T545">горный </text:span><text:span text:style-name="T233">пик </text:span><text:span text:style-name="T235">на фоне </text:span><text:span text:style-name="T265">серебряной тарелки луны </text:span><text:span text:style-name="T233">с замком, прилепившимся к склону. </text:span><text:span text:style-name="T235">Острые, </text:span><text:span text:style-name="T545">невообразимо длинные </text:span><text:span text:style-name="T235">шпили замка цвета слоновой кости пронзают </text:span><text:span text:style-name="T265">штормовое </text:span><text:span text:style-name="T235">небо в дюжине мест. </text:span><text:span text:style-name="T545">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span></text:p>
      <text:p text:style-name="P454"/>
      <text:p text:style-name="P171"><text:span text:style-name="T236">Вокруг замка </text:span><text:span text:style-name="T393">толпится</text:span><text:span text:style-name="T236"> рой точек подобно </text:span><text:span text:style-name="T393">муравьям</text:span><text:span text:style-name="T236"> у </text:span><text:span text:style-name="T747">тарелки</text:span><text:span text:style-name="T236"> с </text:span><text:span text:style-name="T747">тортом</text:span><text:span text:style-name="T236">. Из этих точек со всех сторон в крепость бьют фиолетовые м</text:span><text:span text:style-name="T234">олнии, </text:span><text:span text:style-name="T235">иногда натыкаясь на невидимые преграды, иногда пронзая постройки насквозь</text:span><text:span text:style-name="T234">. </text:span><text:span text:style-name="T235">Замок огрызается такими же молниями. </text:span><text:span text:style-name="T316">Мрачная туча висит над сражением, поглощая блики молний в своём бездонном чреве.</text:span></text:p>
      <text:p text:style-name="P370">На моих глазах одна из башень вспыхивает фонтаном искр и рассыпается в кучу камней. </text:p>
      <text:p text:style-name="P591"><text:span text:style-name="T92">- </text:span><text:span text:style-name="T237">Падение Андориана. Ждать осталось недолго, - шепчет Луна.</text:span></text:p>
      <text:p text:style-name="P371"/>
      <text:p text:style-name="P95"><text:span text:style-name="T237">У </text:span><text:span text:style-name="T239">подножия горы, на крутом склоне ползёт земля и катятся камни. </text:span><text:span text:style-name="T264">Потайная дверь отъезжает в сторону, </text:span><text:span text:style-name="T239"><text:s/>открывая устье подземного хода. </text:span><text:span text:style-name="T238">Наружу выходит небольшой отряд </text:span><text:span text:style-name="T242">закованных в </text:span><text:span text:style-name="T244">доспехи</text:span><text:span text:style-name="T242"> </text:span><text:span text:style-name="T238"><text:s/>аликорнов. После короткой заминки он</text:span><text:span text:style-name="T244">и</text:span><text:span text:style-name="T238"> планиру</text:span><text:span text:style-name="T244">ю</text:span><text:span text:style-name="T238">т к лесу, </text:span><text:span text:style-name="T240">скрываясь </text:span><text:span text:style-name="T238"><text:s/>на полянке в нескольких метрах от нас. </text:span><text:span text:style-name="T256">Вблизи их доспехи кажутся более похожими на роботизированные экзоскелеты, ощетинившиеся </text:span><text:span text:style-name="T261">жужжащими </text:span><text:span text:style-name="T256">сервомоторами и перемигивающиеся индикаторными огоньками.</text:span></text:p>
      <text:p text:style-name="P98"><text:span text:style-name="T244">От</text:span><text:span text:style-name="T240"> отряда </text:span><text:span text:style-name="T244">отделяются</text:span><text:span text:style-name="T240"> две фигуры. </text:span><text:span text:style-name="T241">Они останавливаются буквально </text:span><text:span text:style-name="T242">у деревьев, под которыми стоим мы. Я могу потрогать ближайшего ко мне аликорна, но, тем не менее, нас они не замечают</text:span><text:span text:style-name="T241">. </text:span><text:span text:style-name="T266">Как будто мы призраки. Или. Скорее, как будто призраки — они.</text:span></text:p>
      <text:p text:style-name="P97"><text:span text:style-name="T241">- </text:span><text:span text:style-name="T242">У нас мало времени, сестра. Поторопись. </text:span><text:span text:style-name="T245">Мы не сможем долго сдерживать </text:span><text:span text:style-name="T246">в</text:span><text:span text:style-name="T245">индиго</text:span><text:span text:style-name="T242">, - </text:span><text:span text:style-name="T264">устало </text:span><text:span text:style-name="T242">произносит меньший аликорн.</text:span></text:p>
      <text:p text:style-name="P97"><text:span text:style-name="T242">- </text:span><text:span text:style-name="T243">Надо дождаться </text:span><text:span text:style-name="T524">Дискорда</text:span><text:span text:style-name="T243">. Он обещал, - возражает </text:span><text:span text:style-name="T246">больший</text:span><text:span text:style-name="T243">.</text:span></text:p>
      <text:p text:style-name="P97"><text:span text:style-name="T243">Их</text:span><text:span text:style-name="T242"> голос</text:span><text:span text:style-name="T243">а</text:span><text:span text:style-name="T242"> звуч</text:span><text:span text:style-name="T243">а</text:span><text:span text:style-name="T242">т глуховато из-за закрыт</text:span><text:span text:style-name="T243">ых</text:span><text:span text:style-name="T242"> шлем</text:span><text:span text:style-name="T243">ов</text:span><text:span text:style-name="T242"> с опущенным</text:span><text:span text:style-name="T243">и</text:span><text:span text:style-name="T242"> забрал</text:span><text:span text:style-name="T243">а</text:span><text:span text:style-name="T242">м</text:span><text:span text:style-name="T243">и </text:span><text:span text:style-name="T747">из полупрозрачного затемнённого материала</text:span><text:span text:style-name="T243">, </text:span><text:span text:style-name="T246">но </text:span><text:span text:style-name="T747">я нахожу их </text:span><text:span text:style-name="T246">смутно знакомым</text:span><text:span text:style-name="T747">и</text:span><text:span text:style-name="T242">.</text:span></text:p>
      <text:p text:style-name="P96"><text:span text:style-name="T242">- </text:span><text:span text:style-name="T244">Не довер</text:span><text:span text:style-name="T617">ем</text:span><text:span text:style-name="T244"> </text:span><text:span text:style-name="T617">Мы</text:span><text:span text:style-name="T244"> этому дракену. Его даже соплеменники считают коварным, - ворчит </text:span><text:span text:style-name="T747">меньший</text:span><text:span text:style-name="T244">. - </text:span><text:span text:style-name="T246">Он может продать нас с потрохами.</text:span></text:p>
      <text:p text:style-name="P96"><text:span text:style-name="T246">- Не думайте, что ваши потроха стоят так уж много, уважаемые! - восклик</text:span><text:span text:style-name="T247">ивает сухой пенёк в двух шагах от нас.</text:span></text:p>
      <text:p text:style-name="P132"><text:span text:style-name="T393">Пенёк меняет позу и становится неким ящероподобным созданием,</text:span><text:span text:style-name="T394"> похожи</text:span><text:span text:style-name="T393">м</text:span><text:span text:style-name="T394"> на помесь долговязого прямоходящего крокодила с </text:span><text:span text:style-name="T263">косоглазым </text:span><text:span text:style-name="T255">аистом</text:span><text:span text:style-name="T394">.</text:span></text:p>
      <text:p text:style-name="P592"><text:soft-page-break/><text:span text:style-name="T92">- </text:span><text:span text:style-name="T248">Я бы продал твои, Хмурая Метёлка, за шесть </text:span><text:span text:style-name="T249">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text:span><text:span text:style-name="T253">и даже пускает притворную слезу</text:span><text:span text:style-name="T249">, - никто не предлагает мне за вас ни медяка! Даже леденца на палочке! </text:span><text:span text:style-name="T252">Даже пробки от «Бакарди чёрного»!</text:span></text:p>
      <text:p text:style-name="P96"><text:span text:style-name="T244">- </text:span><text:span text:style-name="T249">Кончай паясничать, </text:span><text:span text:style-name="T524">Дискорд</text:span><text:span text:style-name="T249">! </text:span><text:span text:style-name="T254">У нас мало времени! </text:span><text:span text:style-name="T249">- морщится крупный аликорн и </text:span><text:span text:style-name="T764">опускает забрало</text:span><text:span text:style-name="T249">.</text:span></text:p>
      <text:p text:style-name="P248"><text:span text:style-name="T249">Розов</text:span><text:span text:style-name="T784">ые локоны</text:span><text:span text:style-name="T249"> вырыва</text:span><text:span text:style-name="T784">ю</text:span><text:span text:style-name="T249">тся на свободу пышным ореолом. Я с удивлением узнаю в аликорне молодую версию Селестии.</text:span></text:p>
      <text:p text:style-name="P593"><text:span text:style-name="T92">То есть, нельзя сказать, что та Селестия, которую я знаю, старая, нет. Аликорница, советником которо</text:span><text:span text:style-name="T251">й</text:span><text:span text:style-name="T92">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text:span><text:span text:style-name="T251">Какие-то, неуловимые глазом черты делают её такой при первом взгляде.</text:span></text:p>
      <text:p text:style-name="P379"/>
      <text:p text:style-name="P593"><text:span text:style-name="T250">- </text:span><text:span text:style-name="T254">Ты принёс карту?</text:span></text:p>
      <text:p text:style-name="P99"><text:span text:style-name="T255">Второй аликорн также </text:span><text:span text:style-name="T764">опускает забрало</text:span><text:span text:style-name="T255">. </text:span><text:span text:style-name="T250">Нет нужды говорить, что </text:span><text:span text:style-name="T255">под ним</text:span><text:span text:style-name="T250"> оказывается юная копия Луны.</text:span></text:p>
      <text:p text:style-name="P86"><text:span text:style-name="T192">- </text:span><text:span text:style-name="T255">Тц-тц-тц, - цокает сокрушённо </text:span><text:span text:style-name="T524">Дискорд</text:span><text:span text:style-name="T255"> и мотает головой. Копна сальных дредов при этом болтается из стороны в сторону </text:span><text:span text:style-name="T257">как старая тряпка</text:span><text:span text:style-name="T255">. - Старый Дрок</text:span><text:span text:style-name="T265">х</text:span><text:span text:style-name="T255"> застукал меня за её просмотром. Я едва унёс ноги. </text:span><text:span text:style-name="T256">Такой вредный старикашка, просто </text:span><text:span text:style-name="T262">страх</text:span><text:span text:style-name="T256">! Полтысячи лет племя с ним мучается, а он всё помирать не хочет.</text:span></text:p>
      <text:p text:style-name="P101"><text:span text:style-name="T192">- </text:span><text:span text:style-name="T257">Но-но-но, дражайшие, - примирительно поднимает он лапы при виде гнева сестёр. - Я запомнил </text:span><text:span text:style-name="T256">дорогу</text:span><text:span text:style-name="T257">! </text:span><text:span text:style-name="T259">Шесть </text:span><text:span text:style-name="T260">вечностей</text:span><text:span text:style-name="T259"> проходим не сворачивая, седьм</text:span><text:span text:style-name="T260">ая</text:span><text:span text:style-name="T259"> будет наш</text:span><text:span text:style-name="T260">а</text:span><text:span text:style-name="T259">. </text:span><text:span text:style-name="T257">Я проведу вас </text:span><text:span text:style-name="T258">к вашим </text:span><text:span text:style-name="T257">пони! </text:span><text:span text:style-name="T262">Будете няньчить их хоть до второго пришествия Микки Мауса.</text:span></text:p>
      <text:p text:style-name="P86">- <text:span text:style-name="T909">Исключено! - отрезает </text:span><text:span text:style-name="T918">призрачная</text:span><text:span text:style-name="T909"> Луна. - </text:span><text:span text:style-name="T910">Не хватало нам дракена в мире сырой магии.</text:span></text:p>
      <text:p text:style-name="P100">- <text:span text:style-name="T911">Сестра! - осаживает Луну Селестия. Она молча указывает ей крылом на сражение вверху. Там как раз медленно оседа</text:span><text:span text:style-name="T912">ет</text:span><text:span text:style-name="T911"> в пыли и фиолетовых </text:span><text:span text:style-name="T912">разрядах</text:span><text:span text:style-name="T911"> очередная башня. - </text:span><text:span text:style-name="T912">Боюсь, у нас нет выхода. Этот безумный паяц – наш единственный шанс </text:span><text:span text:style-name="T915">ис</text:span><text:span text:style-name="T912">полнить волю королевы Лорен. </text:span><text:span text:style-name="T914">Остальные</text:span><text:span text:style-name="T913">, кто способен странствовать меж мирами, нам уже отказали.</text:span></text:p>
      <text:p text:style-name="P594">Луна морщится, но нехотя кивает.</text:p>
      <text:p text:style-name="P197"><text:span text:style-name="T915">- </text:span><text:span text:style-name="T916">Это всё плохо кончится, - бормочет она под нос. - Это уже плохо кончилось. Не нужно </text:span><text:span text:style-name="T1051">Нам</text:span><text:span text:style-name="T916"> было тебя слушаться.</text:span></text:p>
      <text:p text:style-name="P594">- <text:span text:style-name="T916">Мы уже обсуждали это, сестра, - примирительно говорит ей Селестия. - Виндиго всё равно напали бы. </text:span><text:span text:style-name="T917">Королева всё равно поступила бы так, а не иначе. Нам выпала честь исполнить её последнюю волю – так исполним же её </text:span><text:span text:style-name="T918">как подобает</text:span><text:span text:style-name="T917">.</text:span></text:p>
      <text:p text:style-name="P594"/>
      <text:p text:style-name="P111"><text:span text:style-name="T928">Ярко-красный </text:span><text:span text:style-name="T957">двойной </text:span><text:span text:style-name="T928">луч ударяет из донжона замка в центр скопления точек </text:span><text:span text:style-name="T957">под замковой стеной</text:span><text:span text:style-name="T928">. Он чертит огненный полумесяц прямо в </text:span><text:span text:style-name="T957">суматошно </text:span><text:span text:style-name="T928">мельтешащей </text:span><text:span text:style-name="T957">тенями толпе</text:span><text:span text:style-name="T928">. Попадающиеся на его пути </text:span><text:span text:style-name="T957">создания </text:span><text:span text:style-name="T928">вспыхивают алыми искорками и </text:span><text:span text:style-name="T957">исчезают</text:span><text:span text:style-name="T928">. Торжествующие вопли из замка слышны даже здесь. </text:span></text:p>
      <text:p text:style-name="P111"><text:soft-page-break/><text:span text:style-name="T929">И</text:span><text:span text:style-name="T928">з тучи </text:span><text:span text:style-name="T957">над замком </text:span><text:span text:style-name="T928">опускается нечто вроде огромного </text:span><text:span text:style-name="T37">морского конька с перепончатыми крыльями вместо плавников.</text:span></text:p>
      <text:p text:style-name="P102"><text:span text:style-name="T929">Два </text:span><text:span text:style-name="T957">фиолетовых </text:span><text:span text:style-name="T929">луча из его глаз сходятся в одну точку</text:span><text:span text:style-name="T918"> </text:span><text:span text:style-name="T929">на</text:span><text:span text:style-name="T918"> донжон</text:span><text:span text:style-name="T929">е</text:span><text:span text:style-name="T918"> замка </text:span><text:span text:style-name="T929">и приводят к финальному результату</text:span><text:span text:style-name="T918">: центральная башня медленно оседает, открывая взору гигантскую статую сидящего аликорна, </text:span><text:span text:style-name="T957">глаза которого и испускают алые луч</text:span><text:span text:style-name="T995">и</text:span><text:span text:style-name="T918">. Каменный аликорн </text:span><text:span text:style-name="T957">поднимает взор на &lt;</text:span><text:span text:style-name="T38">морского конька</text:span><text:span text:style-name="T957">&gt;</text:span><text:span text:style-name="T918">. </text:span><text:span text:style-name="T957">Алые </text:span><text:span text:style-name="T1008">л</text:span><text:span text:style-name="T957">учи скрещиваются с фиолетовыми.</text:span></text:p>
      <text:p text:style-name="P595"/>
      <text:p text:style-name="P102"><text:span text:style-name="T918">- </text:span><text:span text:style-name="T939">Проклятье! Они привели Маджестик! Как не вовремя! </text:span><text:span text:style-name="T918">Уходи, - <text:s/>призрачная Луна принимает для себя решение и </text:span><text:span text:style-name="T1103">поднимает забрало</text:span><text:span text:style-name="T918">. - Отправляйся на Эквус и оберегай пони, как завещала королева. </text:span><text:span text:style-name="T1051">Мы</text:span><text:span text:style-name="T918"> прид</text:span><text:span text:style-name="T1051">ём</text:span><text:span text:style-name="T918"> позже. Оставь для </text:span><text:span text:style-name="T1051">Нас</text:span><text:span text:style-name="T918"> метки, чтобы </text:span><text:span text:style-name="T1051">Мы</text:span><text:span text:style-name="T918"> смогл</text:span><text:span text:style-name="T1051">и</text:span><text:span text:style-name="T918"> найти дорогу.</text:span></text:p>
      <text:p text:style-name="P102">- <text:span text:style-name="T918">Ты куда? - обеспокоенно спрашивает Селестия. - </text:span><text:span text:style-name="T919">Мы же должны быть вместе?</text:span></text:p>
      <text:p text:style-name="P102">- <text:span text:style-name="T1051">Мы</text:span><text:span text:style-name="T919"> верн</text:span><text:span text:style-name="T1051">ёмся</text:span><text:span text:style-name="T919"> и забер</text:span><text:span text:style-name="T1051">ём</text:span><text:span text:style-name="T919"> Элементы Гармонии. Сейчас уже </text:span><text:span text:style-name="T939">им </text:span><text:span text:style-name="T919">нет смысла оставаться в Андориане. Без нас и королевы от них толку </text:span><text:span text:style-name="T958">мало</text:span><text:span text:style-name="T919">. </text:span><text:span text:style-name="T920">На новом месте же они станут </text:span><text:span text:style-name="T922">нам </text:span><text:span text:style-name="T920">могучей защитой. Вдобавок, нельзя оставлять их виндиго.</text:span></text:p>
      <text:p text:style-name="P103">- <text:span text:style-name="T919">Я вернусь с тобой! - протестует призрачная Селестия, но Луна перебивает её.</text:span></text:p>
      <text:p text:style-name="P103"><text:span text:style-name="T919">- Уходи! Если с </text:span><text:span text:style-name="T1051">Нами</text:span><text:span text:style-name="T919"> что-то случится, ты сможешь уберечь пони и воссоздать новый Андориан. </text:span><text:span text:style-name="T1051">Мы</text:span><text:span text:style-name="T920"> же всего лишь воин.</text:span><text:span text:style-name="T919"> Твои знания намного важнее </text:span><text:span text:style-name="T1051">Наших</text:span><text:span text:style-name="T919">. </text:span><text:span text:style-name="T920">Иди, сестра!</text:span></text:p>
      <text:p text:style-name="P103"/>
      <text:p text:style-name="P104"><text:span text:style-name="T920">Призрачная Луна поворачивается к </text:span><text:span text:style-name="T995">Дискорду</text:span><text:span text:style-name="T920"> и хмуро говорит:</text:span></text:p>
      <text:p text:style-name="P104"><text:span text:style-name="T920">- Учти, дракен. Если попробуешь обмануть и </text:span><text:span text:style-name="T921">за</text:span><text:span text:style-name="T920">ведёшь </text:span><text:span text:style-name="T923">Селестию</text:span><text:span text:style-name="T920"> не туда… </text:span><text:span text:style-name="T1051">Мы</text:span><text:span text:style-name="T920"> найд</text:span><text:span text:style-name="T1051">ём</text:span><text:span text:style-name="T920"> тебя, где бы ты ни спрятался.</text:span></text:p>
      <text:p text:style-name="P354">- <text:span text:style-name="T920">Баюс-баюс! - в притворном страхе прикрывается лапами крокодил. - Вы бы лучше поторопились с возвращением, а то, кажется, там </text:span><text:span text:style-name="T921">стена отклеивается.</text:span></text:p>
      <text:p text:style-name="P133"><text:span text:style-name="T525">Дискорд</text:span><text:span text:style-name="T395"> указывает кривым пальцем вверх, где часть крепостной стены с грохотом валится </text:span><text:span text:style-name="T396">вниз</text:span><text:span text:style-name="T395">.</text:span><text:span text:style-name="T397"> </text:span></text:p>
      <text:p text:style-name="P372">Призрачная Луна вновь поворачивается к Селестии.</text:p>
      <text:p text:style-name="P165"><text:span text:style-name="T291">- </text:span><text:span text:style-name="T617">Мы</text:span><text:span text:style-name="T291"> поддерживал</text:span><text:span text:style-name="T617">и</text:span><text:span text:style-name="T291"> и поддержива</text:span><text:span text:style-name="T617">ем</text:span><text:span text:style-name="T291"> тебя в твоём задании, </text:span><text:span text:style-name="T292">сестра</text:span><text:span text:style-name="T291">. </text:span><text:span text:style-name="T293">Ты всегда можешь на </text:span><text:span text:style-name="T617">Нас</text:span><text:span text:style-name="T293"> рассчитывать. Но о</text:span><text:span text:style-name="T291">бещай </text:span><text:span text:style-name="T617">Нам</text:span><text:span text:style-name="T291"> одну вещь… Неважно, верн</text:span><text:span text:style-name="T617">ёмся</text:span><text:span text:style-name="T291"> </text:span><text:span text:style-name="T617">Мы</text:span><text:span text:style-name="T291"> или нет — </text:span><text:span text:style-name="T294">Орунгун</text:span><text:span text:style-name="T291"> должен быть отмщён. </text:span><text:span text:style-name="T525">Т</text:span><text:span text:style-name="T291">ы должна </text:span><text:span text:style-name="T292">подготовить возмездие всему роду виндиго. Пусть это займёт годы и десятилетия. Пусть даже столетия — кара должна настигнуть их!</text:span></text:p>
      <text:p text:style-name="P373">Селестию явно застаёт врасплох просьба Луны.</text:p>
      <text:p text:style-name="P373">- Да, конечно, сестра... <text:s/>Я сделаю всё, что в моих силах…</text:p>
      <text:p text:style-name="P373">- Ты клянёшься?</text:p>
      <text:p text:style-name="P373">- Клянусь!</text:p>
      <text:p text:style-name="P373"/>
      <text:p text:style-name="P166"><text:span text:style-name="T292">Призрачная Луна кивает и легонько дотрагивается своим рогом до рога Селестии. Затем она разворачивается и со всем отрядом аликорнов ср</text:span><text:span text:style-name="T526">ы</text:span><text:span text:style-name="T292">вается с поляны. Через минуту отряд скрывается в подземном ходу у подножия скалы, оставляя Селестию наедине с </text:span><text:span text:style-name="T525">Дискордом</text:span><text:span text:style-name="T292">.</text:span></text:p>
      <text:p text:style-name="P166"><text:soft-page-break/><text:span text:style-name="T292">- </text:span><text:span text:style-name="T293">Терпеть не люблю эти слезливые сцены и никому не нужные обещания! - гримасничает </text:span><text:span text:style-name="T525">Дискорд</text:span><text:span text:style-name="T293">. - Ты готова, Сахарная Ватка?</text:span></text:p>
      <text:p text:style-name="P373">- <text:span text:style-name="T924">Одну минуту, - просит Селестия. - Мне нужно попрощаться. Тебе лучше отвернуться, ведь ты не любишь слезливых сцен.</text:span></text:p>
      <text:p text:style-name="P374">Долговязый крокодил пожимает плечами и отходит.</text:p>
      <text:p text:style-name="P375"/>
      <text:p text:style-name="P375">Аликорница окидывает долгим взглядом лес, долину, гибнущий замок на скале. Затем она поднимает взгляд к луне. Глаза её подозрительно блестят.</text:p>
      <text:p text:style-name="P375">- Прощай, Орунгун. Мы не смогли удержать тебя. Извини. <text:span text:style-name="T939">Быть может… Быть может, в новом мире у нас получится…</text:span></text:p>
      <text:p text:style-name="P376">Селестия проводит сгибом крыла по скуле и поворачивается к дракену.</text:p>
      <text:p text:style-name="P105"><text:span text:style-name="T267">- Идём, </text:span><text:span text:style-name="T525">Дискорд</text:span><text:span text:style-name="T268">.</text:span></text:p>
      <text:p text:style-name="P105"><text:span text:style-name="T267">- </text:span><text:span text:style-name="T268">Теперь минутка нужна мне, </text:span><text:span text:style-name="T277">дражайшая</text:span><text:span text:style-name="T268">! - ухмыляется крокодил, - </text:span><text:span text:style-name="T269">напудрить</text:span><text:span text:style-name="T268"> нос</text:span><text:span text:style-name="T269">ик</text:span><text:span text:style-name="T268">, попрощаться с бабушкой и всё такое. Я открою коридор в Эогипп, жди меня там для безопасности.</text:span></text:p>
      <text:p text:style-name="P377"/>
      <text:p text:style-name="P105"><text:span text:style-name="T268">Он чертит кривым когтем </text:span><text:span text:style-name="T698">огненный </text:span><text:span text:style-name="T268">круг в воздухе, который вдруг заполняется чернотой. В черноте мерцают мириады зеленоватых </text:span><text:span text:style-name="T269">искорок</text:span><text:span text:style-name="T268">.</text:span><text:span text:style-name="T267"> </text:span></text:p>
      <text:p text:style-name="P378">Селестия осторожно проходит в круг и он тут же схлопывается за ней.</text:p>
      <text:p text:style-name="P355"/>
      <text:p text:style-name="P380">Дракен противно хихикает и потирает ладони.</text:p>
      <text:p text:style-name="P167"><text:span text:style-name="T192">- </text:span><text:span text:style-name="T527">Ну вот и пришло время поговорить наедине, Хмурая Метёлка! - оборачивается </text:span><text:span text:style-name="T525">дракен</text:span><text:span text:style-name="T527"> к нам. - Ты уже сто тринадцатый раз смотришь это сновидение, но на этот раз притащила с собой какую-то хлипкую обезьяну. </text:span><text:span text:style-name="T270">Кто это и что он</text:span><text:span text:style-name="T277">а</text:span><text:span text:style-name="T270"> тут делает? Молчи, ничего не говори! Дай я сам погляжу!</text:span></text:p>
      <text:p text:style-name="P356"/>
      <text:p text:style-name="P381">Лыбящийся крокодил вперивается <text:span text:style-name="T925">в меня зенками.</text:span></text:p>
      <text:p text:style-name="P381"/>
      <text:p text:style-name="P381">- <text:span text:style-name="T925">Я думал, это твоё сновидение, - бормочу я Луне, - ты ведь сама говорила…</text:span></text:p>
      <text:p text:style-name="P381">- <text:span text:style-name="T926">Да, это так, - остолбенело подтверждает Луна, - </text:span><text:span text:style-name="T1051">Мы</text:span><text:span text:style-name="T926"> великое множество раз просматривала эти воспоминания и ни разу…</text:span></text:p>
      <text:p text:style-name="P106"><text:span text:style-name="T270">- </text:span><text:span text:style-name="T271">Сновидени</text:span><text:span text:style-name="T273">я</text:span><text:span text:style-name="T271">-</text:span><text:span text:style-name="T273">шма</text:span><text:span text:style-name="T271">видени</text:span><text:span text:style-name="T273">я</text:span><text:span text:style-name="T271">, -</text:span><text:span text:style-name="T273"> </text:span><text:span text:style-name="T271">махает лапой </text:span><text:span text:style-name="T525">Дискорд</text:span><text:span text:style-name="T271">. - Просто не </text:span><text:span text:style-name="T272">ты</text:span><text:span text:style-name="T271"> одна умее</text:span><text:span text:style-name="T272">шь</text:span><text:span text:style-name="T271"> по ним лазить, </text:span><text:span text:style-name="T272">Хмурая Метёлка. Я, хоть больше специализируюсь по мир</text:span><text:span text:style-name="T388">охождению</text:span><text:span text:style-name="T272">, пролазить в чужие грёзы тоже могу. </text:span><text:span text:style-name="T273">Помолчи, дай сосредоточиться… Тэкс, НИ ФИГА СЕБЕ! ПРОВОДНИЧОК! Вот это номер! Где ты его откопала? Ты в курсе, для чего он тут?! Он ведь…</text:span></text:p>
      <text:p text:style-name="P106"><text:span text:style-name="T525">Дракен</text:span><text:span text:style-name="T273"> затыкает себе пасть обеими лапами. </text:span><text:span text:style-name="T304">Некоторое время его взгляд мечется от меня к Луне и обратно. </text:span><text:span text:style-name="T273">Потом </text:span><text:span text:style-name="T304">он </text:span><text:span text:style-name="T273">всматривается в меня ещё пристальнее и глаза у него окончательно лезут на лоб.</text:span></text:p>
      <text:p text:style-name="P106"><text:span text:style-name="T273">- Эээ! Ыыы! Ооо! </text:span><text:span text:style-name="T274">Знаешь, Метёлка, - обращается он наконец к Луне, - а ведь я был несправедлив к тебе! </text:span><text:span text:style-name="T275">Мне всегда казалось, что твои эксперименты с </text:span><text:span text:style-name="T278">снопроходчеством </text:span><text:span text:style-name="T275">до добра не доведут. Но ты по сравнению с этим малым просто заинька!</text:span></text:p>
      <text:p text:style-name="P383"><text:soft-page-break/>Дрянной крокодил указывает когтем на меня.</text:p>
      <text:p text:style-name="P130"><text:span text:style-name="T275">- Сего типа в результате общения с одним демиургом размазало по нескольким реальностям. </text:span><text:span text:style-name="T304">Но </text:span><text:span text:style-name="T388">этот гадёныш</text:span><text:span text:style-name="T304"> оказался на редкость живучей тварью и выжил. </text:span><text:span text:style-name="T275">Я только краешком глаза проследил его похождения и меня чуть не вывернуло наизнанку от временно-пространственных парадоксов! </text:span><text:span text:style-name="T304">Но главное — он обжулил меня </text:span><text:span text:style-name="T388">в одном из завитков пространства-времени </text:span><text:span text:style-name="T304">и лишил ПРИЗА</text:span><text:span text:style-name="T389">(</text:span><text:span text:style-name="T834">30-я глава последнего ффика</text:span><text:span text:style-name="T389">)</text:span><text:span text:style-name="T304">!</text:span><text:span text:style-name="T275"> Это меня-то, духа хаоса! Видеть его больше не хочу! Тьфу! Буэ!</text:span></text:p>
      <text:p text:style-name="P383"/>
      <text:p text:style-name="P130"><text:span text:style-name="T525">Дискорд</text:span><text:span text:style-name="T275"> </text:span><text:span text:style-name="T276">в отвращении высовывает язык, чертит впопыхах круг в воздухе и скрывается в портале. </text:span><text:span text:style-name="T304">Последним скрывается его когтистая лапа, показавшая нам на последок средний палец.</text:span></text:p>
      <text:p text:style-name="P356"/>
      <text:p text:style-name="P382">-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382">Я только пожимаю плечами.</text:p>
      <text:p text:style-name="P382">- Как бы то ни было, ты увидел необходимое, - обращается ко мне Луна.</text:p>
      <text:p text:style-name="P113"><text:span text:style-name="T278">- Что именно? Разрушение горной крепости? Или ваш</text:span><text:span text:style-name="T322">е</text:span><text:span text:style-name="T278"> с Селестией </text:span><text:span text:style-name="T322">бегство</text:span><text:span text:style-name="T278"> на Эквус?</text:span></text:p>
      <text:p text:style-name="P119"><text:span text:style-name="T278">- Это не было </text:span><text:span text:style-name="T322">бегством</text:span><text:span text:style-name="T278">, - тихо говорит Луна. - </text:span><text:span text:style-name="T279">Ты сам всё видел. </text:span><text:span text:style-name="T322">Это была запланированная эвакуация. М</text:span><text:span text:style-name="T280">ы были последними уцелевшими сотрудниками проекта «</text:span><text:span text:style-name="T282">Семь </text:span><text:span text:style-name="T281">вечностей</text:span><text:span text:style-name="T282">» </text:span><text:span text:style-name="T290">в Андориане </text:span><text:span text:style-name="T322">и нам выпала сия нелёгкая миссия</text:span><text:span text:style-name="T282">. </text:span><text:span text:style-name="T281">Королева Лорен предвидела завоевание Орунгуна ордой </text:span><text:span text:style-name="T410">в</text:span><text:span text:style-name="T281">индиго </text:span><text:span text:style-name="T283">в первый год войны</text:span><text:span text:style-name="T281">. </text:span><text:span text:style-name="T283">Видишь ли, </text:span><text:span text:style-name="T348">к началу войны </text:span><text:span text:style-name="T283">аликорны не были воинственной расой</text:span><text:span text:style-name="T348">.</text:span><text:span text:style-name="T283"> <text:s/></text:span><text:span text:style-name="T348">Уже многие тысячи лет </text:span><text:span text:style-name="T283">у нас была мирная цивилизация. В </text:span><text:span text:style-name="T348">первом периоде</text:span><text:span text:style-name="T283"> двухсотлетней войны с виндиго у нас даже</text:span><text:span text:style-name="T281"> </text:span><text:span text:style-name="T283">армии не было — жалкая охрана королевы не в счёт. Просчитав вероятный исход, Лорен</text:span><text:span text:style-name="T282"> </text:span><text:span text:style-name="T284">в </text:span><text:span text:style-name="T282">поисках </text:span><text:span text:style-name="T283">выхода </text:span><text:span text:style-name="T281">нашла в </text:span><text:span text:style-name="T283">долгих блужданиях по</text:span><text:span text:style-name="T281"> Эогипп</text:span><text:span text:style-name="T283">у</text:span><text:span text:style-name="T281"> </text:span><text:span text:style-name="T283">семь ближайших к Орунгуну миров. Она послала к ним эмиссаров для </text:span><text:span text:style-name="T284">подготовки убежищ нашей расы. </text:span><text:span text:style-name="T285">Увы, основной проблемой было малое количество способных странствовать между мирами в Эогиппе. </text:span><text:span text:style-name="T286">Всего было двенадцать странников. </text:span><text:span text:style-name="T287">Королева Лорен, я с сестрой и ещё девять аликорнов. Плюс несколько драконов и один сумасшедший дракен, </text:span><text:span text:style-name="T290">которые отказались с нами сотрудничать</text:span><text:span text:style-name="T287">.</text:span><text:span text:style-name="T285"> </text:span><text:span text:style-name="T290">И к</text:span><text:span text:style-name="T285">аждый такой странник может провести за собой очень небольшое количество путников.</text:span><text:span text:style-name="T284"> </text:span><text:span text:style-name="T285">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text:span><text:span text:style-name="T286">в местных племенах. Одним из таких миров был Эквус…</text:span></text:p>
      <text:p text:style-name="P384">- Погоди, ты хочешь сказать, что, кроме тебя и Селестии, на Эквусе есть ещё и другие аликорны — некие учителя? - перебиваю я Луну.</text:p>
      <text:p text:style-name="P107"><text:span text:style-name="T286">- На Эквусе — нет, - печально мотает головой аликорница. - </text:span><text:span text:style-name="T287">Мы не смогли никого провести сюда. </text:span><text:span text:style-name="T288">Не успели. Андориан пал слишком быстро. </text:span><text:span text:style-name="T289">К</text:span><text:span text:style-name="T288">огда </text:span><text:span text:style-name="T617">Мы</text:span><text:span text:style-name="T288"> </text:span><text:span text:style-name="T289">уносил</text:span><text:span text:style-name="T617">и</text:span><text:span text:style-name="T289"> Элементы Гармонии, </text:span><text:span text:style-name="T617">Наш</text:span><text:span text:style-name="T289"> отход прикрывала крохотная групка оставшихся аликорнов — пятьдесят воинов </text:span><text:span text:style-name="T617">Нашей</text:span><text:span text:style-name="T289"> центурии и около двадцати научных работников из лаборатории Селестии. Они </text:span><text:span text:style-name="T290">остались</text:span><text:span text:style-name="T289">, чтобы </text:span><text:span text:style-name="T617">Мы</text:span><text:span text:style-name="T289"> смогл</text:span><text:span text:style-name="T617">и</text:span><text:span text:style-name="T289"> уйти. Быть может, с другими </text:span><text:span text:style-name="T290">группами</text:span><text:span text:style-name="T289"> повезло больше -</text:span><text:span text:style-name="T290"> </text:span><text:span text:style-name="T617">Мы</text:span><text:span text:style-name="T290"> не зна</text:span><text:span text:style-name="T617">ем</text:span><text:span text:style-name="T290"> их судьбу. Они удерживали шесть крепостей на юге и западе страны</text:span><text:span text:style-name="T289">.</text:span></text:p>
      <text:p text:style-name="P107"><text:span text:style-name="T289">- </text:span><text:span text:style-name="T294">Постой, а почему вы не вернулись назад позже? - спрашиваю я. - Вы могли бы найти уцелевших и привести на Эквус.</text:span></text:p>
      <text:p text:style-name="P108"><text:span text:style-name="T294">- Не могли, - печально улыбается Луна. - Наш талант к странствованию через Эогипп чисто номинальный, самого низкого уровня. Да, мы можем открывать коридор в </text:span><text:span text:style-name="T298">междумирье</text:span><text:span text:style-name="T294"> и странствовать </text:span><text:soft-page-break/><text:span text:style-name="T294">в нём </text:span><text:span text:style-name="T296">самостоятельно,</text:span><text:span text:style-name="T294"> без помощи сопровождающего — но на этом всё. Мы не умеем находить путь. Без помощи настоящего странника мы заблудимся и будем блуждать в </text:span><text:span text:style-name="T296">Эогиппе</text:span><text:span text:style-name="T294"> вечно, если отойдём далеко от точки входа. </text:span><text:span text:style-name="T617">Мы</text:span><text:span text:style-name="T302"> добрал</text:span><text:span text:style-name="T617">и</text:span><text:span text:style-name="T302">сь к Эквусу только лишь потому, что </text:span><text:span text:style-name="T617">Нас</text:span><text:span text:style-name="T302"> в конце концов разыскал в дебрях Эогиппа </text:span><text:span text:style-name="T528">Дискорд</text:span><text:span text:style-name="T302"> и привёл к сестре. </text:span><text:span text:style-name="T294">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text:span><text:span text:style-name="T368">третьей</text:span><text:span text:style-name="T294"> центурии </text:span><text:span text:style-name="T368">первой когорты</text:span><text:span text:style-name="T294"> шестого легиона </text:span><text:span text:style-name="T297">гвардии </text:span><text:span text:style-name="T294">Андориана и </text:span><text:span text:style-name="T298">декан</text:span><text:span text:style-name="T294"> </text:span><text:span text:style-name="T300">факультета</text:span><text:span text:style-name="T298"> </text:span><text:span text:style-name="T299">планетарного движения</text:span><text:span text:style-name="T294"> Королевско</text:span><text:span text:style-name="T298">го</text:span><text:span text:style-name="T294"> Астро</text:span><text:span text:style-name="T295">механическо</text:span><text:span text:style-name="T298">го</text:span><text:span text:style-name="T294"> </text:span><text:span text:style-name="T298">университета</text:span><text:span text:style-name="T294">. </text:span><text:span text:style-name="T310">Мы хотели достать карту, но ты сам видел, что получилось. И д</text:span><text:span text:style-name="T301">ракен </text:span><text:span text:style-name="T528">потом </text:span><text:span text:style-name="T301">отказался </text:span><text:span text:style-name="T302">от дальнейшего сотрудничества. </text:span><text:span text:style-name="T310">Н</text:span><text:span text:style-name="T302">аши же самостоятельные попытки разыскать путь к дому чуть не привели к катастрофе: мы едва не заблудились. </text:span><text:span text:style-name="T310">Так мы оказались отрезаны от дома.</text:span></text:p>
      <text:p text:style-name="P109"><text:span text:style-name="T283">- </text:span><text:span text:style-name="T290">Как бы то ни было, ты услышал главное, - отвлекается Луна от воспоминаний, - сестра обещала отомстить. </text:span><text:span text:style-name="T301">И с этим проблемы. </text:span><text:span text:style-name="T302">Разумеется, п</text:span><text:span text:style-name="T301">ервую сотню лет, пока мы в отчаянии бродили по Эквусу, пытаясь забыть о прошлой жизни, о мести и речи быть не могло. Это </text:span><text:span text:style-name="T617">Мы</text:span><text:span text:style-name="T301"> понима</text:span><text:span text:style-name="T617">ем</text:span><text:span text:style-name="T301"> и принима</text:span><text:span text:style-name="T617">ем</text:span><text:span text:style-name="T301">. </text:span><text:span text:style-name="T302">Но п</text:span><text:span text:style-name="T303">рошл</text:span><text:span text:style-name="T305">о уже </text:span><text:span text:style-name="T529">десять</text:span><text:span text:style-name="T305"> лет с тех пор, как мы стали правителями </text:span><text:span text:style-name="T306">Эквестрии</text:span><text:span text:style-name="T305">. </text:span><text:span text:style-name="T306">Наша </text:span><text:span text:style-name="T307">экономическая </text:span><text:span text:style-name="T306">мощь растёт из года в год, наша территория простирается от моря до моря. </text:span><text:span text:style-name="T310">Мы уже пять лет имеем армию, но никаких приготовлений для возвращения нет. С</text:span><text:span text:style-name="T306">естра всё также отказывается увеличивать армию больше, чем это необходимо для патрулирования границ и охраны крупных </text:span><text:span text:style-name="T530">селений</text:span><text:span text:style-name="T306">. </text:span><text:span text:style-name="T308">Она делает вид, что не помнит об уговоре, а </text:span><text:span text:style-name="T617">Мы</text:span><text:span text:style-name="T308"> ни за что не напомн</text:span><text:span text:style-name="T617">им</text:span><text:span text:style-name="T308"> ей об этом напрямую — это ниже </text:span><text:span text:style-name="T617">Нашего </text:span><text:span text:style-name="T308">достоинства. </text:span><text:span text:style-name="T309">Хорошо, что она догадалась прислать посредника.</text:span></text:p>
      <text:p text:style-name="P385">- Как же вы найдёте путь назад с армией? - сомневаюсь я. - Ты же сама сказала, что вы не можете найти путь домой.</text:p>
      <text:p text:style-name="P109"><text:span text:style-name="T310">-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text:span><text:span text:style-name="T617">Нашей </text:span><text:span text:style-name="T310">бестолковой сестрице…</text:span></text:p>
      <text:p text:style-name="P385">Луна гневно фыркает.</text:p>
      <text:p text:style-name="P385">- Но всё это возможно только если задаться целью вернуться домой для отмщения. <text:span text:style-name="T1051">Мы</text:span> же не ви<text:span text:style-name="T1051">дим</text:span> такого рвения у Селестии. </text:p>
      <text:p text:style-name="P596"><text:span text:style-name="T92">Ноздри аликорницы расшир</text:span><text:span text:style-name="T312">яются</text:span><text:span text:style-name="T92">, она мотает головой.</text:span></text:p>
      <text:p text:style-name="P110"><text:span text:style-name="T618">- Иногда </text:span><text:span text:style-name="T617">Нам</text:span><text:span text:style-name="T618"> кажется, </text:span><text:span text:style-name="T310">ей понравилось править. </text:span><text:span text:style-name="T618">Здесь, где нет королевы Лорен, она сама стала безраздельной правительницей. </text:span><text:span text:style-name="T617">Мы</text:span><text:span text:style-name="T618"> не в счёт, </text:span><text:span text:style-name="T617">Мы</text:span><text:span text:style-name="T311"> </text:span><text:span text:style-name="T312">больше привыкл</text:span><text:span text:style-name="T617">и</text:span><text:span text:style-name="T312"> выполнять приказы, а не отдавать их.</text:span></text:p>
      <text:p text:style-name="P597"><text:span text:style-name="T312">А</text:span><text:span text:style-name="T92">ликорница саркастически улыбается.</text:span></text:p>
      <text:p text:style-name="P110"><text:span text:style-name="T312">- Се</text:span><text:span text:style-name="T313">стра</text:span><text:span text:style-name="T312"> думает, что </text:span><text:span text:style-name="T617">Мы</text:span><text:span text:style-name="T312"> обижа</text:span><text:span text:style-name="T617">емся</text:span><text:span text:style-name="T312"> на то, что </text:span><text:span text:style-name="T617">Наша</text:span><text:span text:style-name="T312"> работа приходится на ночное время. </text:span><text:span text:style-name="T314">Что </text:span><text:span text:style-name="T617">Нам </text:span><text:span text:style-name="T314">не хватает любви и уважения пони. </text:span><text:span text:style-name="T312">Ха! </text:span><text:span text:style-name="T617">Нам</text:span><text:span text:style-name="T312"> нравится, что на </text:span><text:span text:style-name="T617">Нас</text:span><text:span text:style-name="T312"> не обращают внимани</text:span><text:span text:style-name="T314">я!</text:span><text:span text:style-name="T312"> Слава, почёт и обожание масс не для </text:span><text:span text:style-name="T617">Нас</text:span><text:span text:style-name="T312">. </text:span><text:span text:style-name="T617">Нам</text:span><text:span text:style-name="T312"> нужна МЕСТЬ!!!</text:span></text:p>
      <text:p text:style-name="P386"/>
      <text:p text:style-name="P386">…</text:p>
      <text:p text:style-name="P386"/>
      <text:p text:style-name="P386">- Она так и сказала?</text:p>
      <text:p text:style-name="P386"><text:soft-page-break/>- Ещё и топнула копытом так, что высекла искру из камня.</text:p>
      <text:p text:style-name="P387"/>
      <text:p text:style-name="P34"><text:span text:style-name="T312">Я </text:span><text:span text:style-name="T315">выжидательно смотрю на </text:span><text:span text:style-name="T531">светлую </text:span><text:span text:style-name="T315">аликорницу. </text:span><text:span text:style-name="T320">Это было не моей идеей — впутываться в делишки сиятельных сестриц, — но раз уж меня втянули в это де</text:span><text:span text:style-name="T323">ло, я хочу знать все детали!</text:span></text:p>
      <text:p text:style-name="P35"/>
      <text:p text:style-name="P110"><text:span text:style-name="T312">Селестия качает головой. </text:span><text:span text:style-name="T314">Она долго смотрит с печалью на одинокий пик за окном, возвышающийся над верхушками сосен. </text:span><text:span text:style-name="T315">Я провожаю её взгляд. Пик здорово смахивает на тот, </text:span><text:span text:style-name="T320">с гибнущим замком на фоне огромной луны.</text:span></text:p>
      <text:p text:style-name="P388"/>
      <text:p text:style-name="P112"><text:span text:style-name="T314">- </text:span><text:span text:style-name="T315">Чтож, ты выслушал Луну, Хуман, - </text:span><text:span text:style-name="T318">вздыхает Селестия. - </text:span><text:span text:style-name="T315">Выслуша</text:span><text:span text:style-name="T317">й теперь и меня. Правда, я не смогу тебе показать всё так ярко, как это получилось у </text:span><text:span text:style-name="T321">сестры</text:span><text:span text:style-name="T319">,</text:span><text:span text:style-name="T317"> — я не обладаю даром снопроходчества, — но постараюсь рассказать так, как помню. А помню я всё как вчера…</text:span></text:p>
      <text:p text:style-name="P389"/>
      <text:p text:style-name="P598"><text:span text:style-name="T317">~</text:span><text:span text:style-name="T92">~~</text:span></text:p>
      <text:p text:style-name="P556">&lt;<text:span text:style-name="T29">в авто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gt;</text:p>
      <text:p text:style-name="P390">- <text:span text:style-name="T930">Эво</text:span><text:span text:style-name="T931">стур, ответьте! Эвостур, ответьте! Андориан на связи! Как слышно? Как слышно? </text:span><text:span text:style-name="T932">Приём!</text:span></text:p>
      <text:p text:style-name="P391">Маленькая кобылка повторя<text:span text:style-name="T934">ет</text:span> раз за разом стандартные фразы в микрофон, тщётно прижимая наушники к ушам. Наконец она со вздохом пож<text:span text:style-name="T934">имает</text:span> плечами и устан<text:span text:style-name="T934">авливает</text:span> в передатчике новую частоту.</text:p>
      <text:p text:style-name="P392">- <text:span text:style-name="T933">Но</text:span>рг<text:span text:style-name="T933">онг</text:span>, как слышно? <text:span text:style-name="T933">Но</text:span>рг<text:span text:style-name="T933">онг</text:span>, ответьте! Андориан на связи! Приём!</text:p>
      <text:p text:style-name="P115"><text:span text:style-name="T328">Снаружи разда</text:span><text:span text:style-name="T327">ётся</text:span><text:span text:style-name="T328"> грохот. Стены убежища </text:span><text:span text:style-name="T327">трясутся</text:span><text:span text:style-name="T328"> в лихорадке. На пол, посетителей и аппаратуру </text:span><text:span text:style-name="T327">сыпется</text:span><text:span text:style-name="T328"> штукатурка. Лампы </text:span><text:span text:style-name="T327">чахоточно </text:span><text:span text:style-name="T328">миг</text:span><text:span text:style-name="T327">ают</text:span><text:span text:style-name="T328"> и продолж</text:span><text:span text:style-name="T327">ают</text:span><text:span text:style-name="T328"> гореть ровным безжизненым светом.</text:span></text:p>
      <text:p text:style-name="P112"><text:span text:style-name="T317">- </text:span><text:span text:style-name="T324">Одного не мо</text:span><text:span text:style-name="T619">жем</text:span><text:span text:style-name="T324"> понять — </text:span><text:span text:style-name="T325">как они смогли захватить гранд-флаер? Теоретически, они неприступны, - </text:span><text:span text:style-name="T327">бормочет</text:span><text:span text:style-name="T325"> Луна. - </text:span><text:span text:style-name="T619">Мы</text:span><text:span text:style-name="T325"> сам</text:span><text:span text:style-name="T619">и</text:span><text:span text:style-name="T325"> принимал</text:span><text:span text:style-name="T619">и</text:span><text:span text:style-name="T325"> участие в их разработке. </text:span><text:span text:style-name="T326">У виндиго нет тяжёлого оружия </text:span><text:span text:style-name="T396">и они не могут летать</text:span><text:span text:style-name="T326">. </text:span><text:span text:style-name="T396">Флаеры не опускаются на землю годами</text:span><text:span text:style-name="T326">…</text:span></text:p>
      <text:p text:style-name="P112"><text:span text:style-name="T326">- </text:span><text:span text:style-name="T327">Не доказано, что «Маджестик» захвачен, - отвечаю я. - Возможно, у него вышла из строя связь и он не может принимать наших приказов.</text:span></text:p>
      <text:p text:style-name="P116"><text:span text:style-name="T327">- </text:span><text:span text:style-name="T329">А</text:span><text:span text:style-name="T327"> </text:span><text:span text:style-name="T329">адмирал Её Величества, </text:span><text:span text:style-name="T334">легат</text:span><text:span text:style-name="T329"> Эйронсмайл, решил отлучиться с битвы и нарвать ромашек на склоне горы Аденау? - </text:span><text:span text:style-name="T327">язвительно подкалывает сестра. - </text:span><text:span text:style-name="T619">Мы</text:span><text:span text:style-name="T329"> больше повер</text:span><text:span text:style-name="T619">им</text:span><text:span text:style-name="T329"> в то, что </text:span><text:span text:style-name="T327">свихнулся автопилот, </text:span><text:span text:style-name="T329">замкнул управление на себя</text:span><text:span text:style-name="T327"> и увёл воздушную крепость с поля боя. </text:span><text:span text:style-name="T329">Мы так и не успели оттестировать эти </text:span><text:span text:style-name="T707">кристаллические</text:span><text:span text:style-name="T329"> мозги. Или же кто-то помог им свихнуться!</text:span></text:p>
      <text:p text:style-name="P600"><text:span text:style-name="T329">Л</text:span><text:span text:style-name="T92">уна мрачно сверлит взглядом затылок радистки.</text:span></text:p>
      <text:p text:style-name="P116"><text:span text:style-name="T327">- </text:span><text:span text:style-name="T329">Может быть и так, - примирительно говорю я. - Я верю адмиралу. </text:span><text:span text:style-name="T333">Её Величество</text:span><text:span text:style-name="T329"> буквально стала ему приёмной матерью, устроив в </text:span><text:span text:style-name="T333">королевскую </text:span><text:span text:style-name="T329">школу для сирот и направляя его в течение всей карьеры.</text:span></text:p>
      <text:p text:style-name="P393">- Армаринд, ответьте! Армаринд, ответьте! Андориан вызывает!</text:p>
      <text:p text:style-name="P112"><text:span text:style-name="T326">- </text:span><text:span text:style-name="T329">А к</text:span><text:span text:style-name="T326">ак могли пасть северные крепости? Да ещё так быстро? </text:span><text:span text:style-name="T327">Гвардейские</text:span><text:span text:style-name="T326"> легионы королевы не могли сложить оружие, - </text:span><text:span text:style-name="T329">снова вопрошает </text:span><text:span text:style-name="T334">сестра</text:span><text:span text:style-name="T329"> пространство. - Слишком много критических провалов за последние </text:span><text:span text:style-name="T344">два месяца</text:span><text:span text:style-name="T329">…</text:span></text:p>
      <text:p text:style-name="P394"><text:soft-page-break/>- Корморан, ответьте, вызывает Андориан… Корморан, вас слышу! Слышу вас!!! Андориан на связи!</text:p>
      <text:p text:style-name="P114"><text:span text:style-name="T326">О</text:span><text:span text:style-name="T327">т возбуждения кобылка </text:span><text:span text:style-name="T330">хлопает</text:span><text:span text:style-name="T327"> крыльями. Она, зацепившись за рог, </text:span><text:span text:style-name="T330">срывает</text:span><text:span text:style-name="T327"> наушники и </text:span><text:span text:style-name="T330">стучит </text:span><text:span text:style-name="T327">копытом по кнопке громкой связи.</text:span></text:p>
      <text:p text:style-name="P395"/>
      <text:p text:style-name="P599"><text:span text:style-name="T92">- Корморан вас слышит! </text:span><text:span text:style-name="T332">Андориан, п</text:span><text:span text:style-name="T92">риём!</text:span></text:p>
      <text:p text:style-name="P114"><text:span text:style-name="T327">- </text:span><text:span text:style-name="T331">Краткий репорт обстановки, Корморан! </text:span><text:span text:style-name="T327">- приказ</text:span><text:span text:style-name="T330">ывает</text:span><text:span text:style-name="T327"> Луна.</text:span></text:p>
      <text:p text:style-name="P395"/>
      <text:p text:style-name="P117"><text:span text:style-name="T326">Оглушительный разрыв разда</text:span><text:span text:style-name="T336">ётся</text:span><text:span text:style-name="T326"> над головами всех присутствующих. По потолку полз</text:span><text:span text:style-name="T335">ут</text:span><text:span text:style-name="T326"> трещины. </text:span><text:span text:style-name="T336">Светильники </text:span><text:span text:style-name="T337">гаснут</text:span><text:span text:style-name="T336">, мигнув пару раз на прощание. </text:span><text:span text:style-name="T338">Сдавленные вопли перемежаются со стуком опрокидываемых на пол </text:span><text:span text:style-name="T396">тумбочек</text:span><text:span text:style-name="T338">. </text:span><text:span text:style-name="T337">Шум и неразбериха прерываются властным голосом </text:span><text:span text:style-name="T338">сестры</text:span><text:span text:style-name="T337">.</text:span></text:p>
      <text:p text:style-name="P396">- Пойд<text:span text:style-name="T1052">ем</text:span>, разбер<text:span text:style-name="T1052">ёмся</text:span>, что там происходит.</text:p>
      <text:p text:style-name="P396"/>
      <text:p text:style-name="P601"><text:span text:style-name="T92">С тихим щелчком включается красный свет аварийного освещения. </text:span><text:span text:style-name="T338">В закрывающемся проёме выхода видны очертания облечённой в силовые доспехи Луны.</text:span></text:p>
      <text:p text:style-name="P397"/>
      <text:p text:style-name="P117"><text:span text:style-name="T338">- … </text:span><text:span text:style-name="T339">шшш… </text:span><text:span text:style-name="T345">три</text:span><text:span text:style-name="T339"> башни из пяти. Держимся за счёт автоматических </text:span><text:span text:style-name="T378">турелей</text:span><text:span text:style-name="T339"> и автономных силовых костюмов, - ожил переключённый на аварийное питание передатчик. - </text:span><text:span text:style-name="T340">Они наступают волнами, раз в пять-семь часов. По нашим оценкам, в </text:span><text:span text:style-name="T378">Нейвилле</text:span><text:span text:style-name="T340"> проживало до пятидесяти тысяч. </text:span><text:span text:style-name="T831">Около сем</text:span><text:span text:style-name="T832">и</text:span><text:span text:style-name="T831"> тысяч </text:span><text:span text:style-name="T832">мы уже насчитали тут, в армии виндов. Остальным или удалось уйти, или они штурмуют соседние крепости</text:span><text:span text:style-name="T340">. Не устоим без вариантов. </text:span><text:span text:style-name="T345">Ещё с неделю продержимся, не больше. </text:span><text:span text:style-name="T378">Потом закончатся боеприпасы.</text:span></text:p>
      <text:p text:style-name="P117"><text:span text:style-name="T340">- Постой, Корморан, - я пытаюсь собраться с мыслями. - Что значит, «автономные силовые костюмы»? Почему вы поставили в оборону пустые бронескафандры? Их встроенный интеллект недостаточно умён для эффективной обороны. И почему на вас нападает </text:span><text:span text:style-name="T378">Нейвиль</text:span><text:span text:style-name="T340">? </text:span><text:span text:style-name="T341">Что случилось, лягни вас буйвол?</text:span></text:p>
      <text:p text:style-name="P118"><text:span text:style-name="T341">О</text:span><text:span text:style-name="T342">т волнения в мою речь прокрадыва</text:span><text:span text:style-name="T343">ются</text:span><text:span text:style-name="T342"> словечки из солдатского жаргона моей младшей сестрицы. Нехорошо </text:span><text:span text:style-name="T343">ведущему сотруднику и сильнейшему магу Астромеханического университета скатываться до <text:s/></text:span><text:span text:style-name="T344">сержантского </text:span><text:span text:style-name="T707">слэнга</text:span><text:span text:style-name="T343">.</text:span></text:p>
      <text:p text:style-name="P117"><text:span text:style-name="T341">- Я ж</text:span><text:span text:style-name="T343">е</text:span><text:span text:style-name="T341"> объясняю, </text:span><text:span text:style-name="T342">они проникают внутрь. Достаточно </text:span><text:span text:style-name="T833">прикосновения</text:span><text:span text:style-name="T830"> на три-четыре секунды</text:span><text:span text:style-name="T342">, и виндиго захватывают </text:span><text:span text:style-name="T344">разум</text:span><text:span text:style-name="T342">. Мы это поняли только после того, как три башни крепости оказались захвачены. Их защитники теперь воюют против нас, как и население города.</text:span></text:p>
      <text:p text:style-name="P117"><text:span text:style-name="T342">- </text:span><text:span text:style-name="T344">Что? Как? Как такое возможно? - информация не укладывается у меня в голове. - </text:span><text:span text:style-name="T345">Мы двести лет ведём войну и до сих пор ничего подобного не случалось. </text:span><text:span text:style-name="T784">На проникновение в разум виндиго требуется более часа, они могут это проделывать только с пленными.</text:span></text:p>
      <text:p text:style-name="P117"><text:span text:style-name="T344">- </text:span><text:span text:style-name="T345">Они научили</text:span><text:span text:style-name="T349">с</text:span><text:span text:style-name="T345">ь этому совсем недавно. Южную башню </text:span><text:span text:style-name="T350">винд</text:span><text:span text:style-name="T353">ы</text:span><text:span text:style-name="T345"> взяли таким образом два месяца назад. Потом Центральную и Западную. </text:span><text:span text:style-name="T353">Главное, чем захваченный аликорн отличается от нормального — его зрачки становятся узкими. Они не могут это скрывать. </text:span><text:span text:style-name="T344">Мы пытались связаться с вами и соседями. Но </text:span><text:span text:style-name="T353"><text:s/>винды</text:span><text:span text:style-name="T344"> захватили «Маджестик» и глушат сигнал. Странно, что вы к нам пробились.</text:span></text:p>
      <text:p text:style-name="P117"><text:span text:style-name="T344">- </text:span><text:span text:style-name="T345">Мы подключили передатчик к антенне лаборатории, - объясняю я. И внезапно понимаю происходящее. - Луна!!!</text:span></text:p>
      <text:p text:style-name="P398"><text:soft-page-break/></text:p>
      <text:p text:style-name="P120"><text:span text:style-name="T345">Я бегу к выходу из убежища, на ходу активировав силов</text:span><text:span text:style-name="T346">ые</text:span><text:span text:style-name="T345"> </text:span><text:span text:style-name="T346">доспехи</text:span><text:span text:style-name="T345">. Экзоскелет бронескафандра повизгивает <text:s/></text:span><text:span text:style-name="T350">сервомоторами </text:span><text:span text:style-name="T345">на особо крутых виражах, пока я несусь на верхние ярусы Андориана. </text:span><text:span text:style-name="T346">Десятитысячелетняя крепость знавала и худшие времена, </text:span><text:span text:style-name="T347">но </text:span><text:span text:style-name="T350">не было времён беспомощнее. Всегда был выбор — победить или погибнуть. Но если враг обустроился у тебя в мыслях — даже умереть с честью не получится.</text:span></text:p>
      <text:p text:style-name="P121"><text:span text:style-name="T350">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text:span><text:span text:style-name="T351">правда, </text:span><text:span text:style-name="T350">не умеют сражаться, но многие из них неплохие маги. </text:span><text:span text:style-name="T351">И сколько из них сейчас перешло на сторону </text:span><text:span text:style-name="T354">врага</text:span><text:span text:style-name="T351">? Мы зашли в комнату радиосвязи, как только </text:span><text:span text:style-name="T352">небольшой </text:span><text:span text:style-name="T351">отряд </text:span><text:span text:style-name="T354">виндиго </text:span><text:span text:style-name="T396">показался у подножия скалы</text:span><text:span text:style-name="T352">. Обычное дело, раньше такие рейды отбивались в течении </text:span><text:span text:style-name="T354">четверти часа</text:span><text:span text:style-name="T352"> без особых проблем</text:span><text:span text:style-name="T351">. </text:span><text:span text:style-name="T352">Но прошло уже больше часа, а бой не стих. И, судя по звукам, он только разгорается.</text:span></text:p>
      <text:p text:style-name="P122"><text:span text:style-name="T352">И</text:span><text:span text:style-name="T354">з боковой двери на меня буквально вываливается легионер. </text:span><text:span text:style-name="T357">Увидев</text:span><text:span text:style-name="T354"> </text:span><text:span text:style-name="T355">меня, он испуганно о</text:span><text:span text:style-name="T357">ха</text:span><text:span text:style-name="T355">ет и прижимается к стене.</text:span></text:p>
      <text:p text:style-name="P122"><text:span text:style-name="T355">- </text:span><text:span text:style-name="T356">Где ваш шлем, солдат? Что с вашим </text:span><text:span text:style-name="T357">рогом? И… </text:span><text:span text:style-name="T356">Почему вы дро</text:span><text:span text:style-name="T357">жите?</text:span></text:p>
      <text:p text:style-name="P123"><text:span text:style-name="T357">Песчаного цвета аликорн с </text:span><text:span text:style-name="T361">обугленным</text:span><text:span text:style-name="T357"> рогом вжимается в стену в тщётном порыве быть от меня подальше и, судя по всему, готовиться упасть в обморок.</text:span></text:p>
      <text:p text:style-name="P123"><text:span text:style-name="T357">Я внезапно вспоминаю предостережение и внимательно всматриваюсь в его зрачки. К счастью, они </text:span><text:span text:style-name="T360">не узкие</text:span><text:span text:style-name="T357">. Это очень легко заметить, так как они расширены и </text:span><text:span text:style-name="T362">почти вытеснили белки глаз</text:span><text:span text:style-name="T357">.</text:span></text:p>
      <text:p text:style-name="P602"><text:span text:style-name="T357">Я </text:span><text:span text:style-name="T92">поднимаю забрало, чтобы он узнал меня.</text:span></text:p>
      <text:p text:style-name="P123"><text:span text:style-name="T357">Он </text:span><text:span text:style-name="T363">отвечает мне пронзительным взглядом</text:span><text:span text:style-name="T357"> в ответ и, внезапно, успокаивается.</text:span></text:p>
      <text:p text:style-name="P123"><text:span text:style-name="T357">- Вы — не они, - вздыхает он. - </text:span><text:span text:style-name="T358">У вас хорошие </text:span><text:span text:style-name="T359">глаза</text:span><text:span text:style-name="T358">. Круглые.</text:span></text:p>
      <text:p text:style-name="P121"><text:span text:style-name="T352">- </text:span><text:span text:style-name="T364">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text:span><text:span text:style-name="T365">ует</text:span><text:span text:style-name="T364">, аликорн расслаб</text:span><text:span text:style-name="T365">ляется</text:span><text:span text:style-name="T364"> и отлепл</text:span><text:span text:style-name="T365">ивается</text:span><text:span text:style-name="T364"> от стены.</text:span></text:p>
      <text:p text:style-name="P121"><text:span text:style-name="T364">- </text:span><text:span text:style-name="T366">Вы не понимаете. Там, — легионер указывает копытом в сторону двери, - творится что-то ужасное. Моя центурия </text:span><text:span text:style-name="T396">обходила периметр стены у с</text:span><text:span text:style-name="T366">еверной башни. </text:span><text:span text:style-name="T396">Мы встретили там трёх незнакомых аликорнов, открывающих ворота. Мы не успели остановить их — в открытые ворота сразу ринулись винды. </text:span><text:span text:style-name="T366">Отряд совсем небольшой, ничего серьёзного. Обычно при таком соотношении сил виндиго разворачиваются и уходят. Но не в этот раз. </text:span><text:span text:style-name="T367">Виндиго вступили в бой с передовыми бойцами нашего построения. И…</text:span></text:p>
      <text:p text:style-name="P124"><text:span text:style-name="T367">Легионер зап</text:span><text:span text:style-name="T368">инается</text:span><text:span text:style-name="T367">. Он молча хлопа</text:span><text:span text:style-name="T368">ет</text:span><text:span text:style-name="T367"> глазами и не мо</text:span><text:span text:style-name="T368">жет</text:span><text:span text:style-name="T367"> произнести ни слова.</text:span></text:p>
      <text:p text:style-name="P399">- Как тебя зовут, солдат? - когда наступает психологический шок, лучше всего его преодолевать простыми маленькими шагами. <text:span text:style-name="T935">Я давно </text:span><text:span text:style-name="T1104">э</text:span><text:span text:style-name="T935">то усвоила, общаясь со студентами.</text:span></text:p>
      <text:p text:style-name="P124"><text:span text:style-name="T367">- Ринс. Ринс Стилфизер. </text:span><text:span text:style-name="T369">Л</text:span><text:span text:style-name="T368">ибрарий </text:span><text:span text:style-name="T369">первой центурии первой когорты шестого легиона.</text:span></text:p>
      <text:p text:style-name="P603"><text:span text:style-name="T92">- </text:span><text:span text:style-name="T368">Успокойся, Ринс</text:span><text:span text:style-name="T369">. </text:span><text:span text:style-name="T370">У тебя есть дети?</text:span></text:p>
      <text:p text:style-name="P400">- Дочка.</text:p>
      <text:p text:style-name="P401">Взгляд солдата стал более осмысленным, зрачки почти вернулись в нормальный размер.</text:p>
      <text:p text:style-name="P125"><text:soft-page-break/><text:span text:style-name="T370">- Её зовут Дикси. Эвакуировалась за океан, с женой. Месяц назад прислала открытку. Там </text:span><text:span text:style-name="T371">карнавал! Маски, конфетти, </text:span><text:span text:style-name="T372">фейерверки! М</text:span><text:span text:style-name="T371">ороженное </text:span><text:span text:style-name="T372">на пляже</text:span><text:span text:style-name="T371">! <text:s/>- восхищённо говорил Ринс, его глаза сияли. Он был счастлив отвлечься от реальности.</text:span></text:p>
      <text:p text:style-name="P125"><text:span text:style-name="T371">- Отлично. </text:span><text:span text:style-name="T372">Я счастлива, что твоя семья в полной безопасности, - произнесла я с ударением на безопасность. - <text:s/></text:span><text:span text:style-name="T373">И с ними ничего плохого не случится, потому что ты защищаешь их покой. </text:span><text:span text:style-name="T372">Теперь расскажи мне, что случилось во время недавнего боя с виндиго?</text:span></text:p>
      <text:p text:style-name="P125"><text:span text:style-name="T372">- </text:span><text:span text:style-name="T373">Они </text:span><text:span text:style-name="T375">обнимали нас</text:span><text:span text:style-name="T373">. </text:span><text:span text:style-name="T375">Одн</text:span><text:span text:style-name="T378">а</text:span><text:span text:style-name="T375"> виндиго отбивает удар копьём, а втор</text:span><text:span text:style-name="T378">ая</text:span><text:span text:style-name="T375"> прижимает </text:span><text:span text:style-name="T378">копыта</text:span><text:span text:style-name="T373"> </text:span><text:span text:style-name="T375">к шлему вот так, - Ринс прижимает </text:span><text:span text:style-name="T378">копыта</text:span><text:span text:style-name="T375"> к ушам, - </text:span><text:span text:style-name="T378">поднимает забрало и целует. </text:span><text:span text:style-name="T424">И через три секунды у них становится одним виндом больше, а у нас — одним солдатом меньше.</text:span><text:span text:style-name="T378"> И</text:span><text:span text:style-name="T373"> </text:span><text:span text:style-name="T375">первые ряды</text:span><text:span text:style-name="T373"> </text:span><text:span text:style-name="T375">стали разворачиваться и</text:span><text:span text:style-name="T373"> сражаться с нами, - </text:span><text:span text:style-name="T374">по-инерции, без остановки проговорил Ринс. - Мой товарищ ударил меня копьём. Просто развернулся и ударил копьём. Как будто мы не дружили восемь лет! </text:span><text:span text:style-name="T375">Как будто мы </text:span><text:span text:style-name="T380">с Троттером </text:span><text:span text:style-name="T375">не пили кальвадос в «Хромом осле»!</text:span></text:p>
      <text:p text:style-name="P604"><text:span text:style-name="T374">Я </text:span><text:span text:style-name="T92">замечаю вмятину на нагруднике Ринса.</text:span></text:p>
      <text:p text:style-name="P126"><text:span text:style-name="T381">- </text:span><text:span text:style-name="T375">И </text:span><text:span text:style-name="T380">я зметил это. Сначала у Троттера, а потом и у всех остальных</text:span><text:span text:style-name="T375">. </text:span><text:span text:style-name="T380">У</text:span><text:span text:style-name="T375"> них у всех были узкие зрачки. Как у змей. Это было страшнее, чем то, что они повернули оружие против нас, своих товарищей. Они уже не были нами, вот что. </text:span><text:span text:style-name="T384">Они были обращёнными. </text:span><text:span text:style-name="T377">Их души украли винды!</text:span></text:p>
      <text:p text:style-name="P605"><text:span text:style-name="T375">Л</text:span><text:span text:style-name="T92">егионер всхли</text:span><text:span text:style-name="T376">пывает</text:span><text:span text:style-name="T92">. Его тряс</text:span><text:span text:style-name="T376">ёт</text:span><text:span text:style-name="T92">.</text:span></text:p>
      <text:p text:style-name="P127"><text:span text:style-name="T372">- </text:span><text:span text:style-name="T379">У меня с детства был дар к левитации. Я мог поднять в воздух целы</text:span><text:span text:style-name="T380">х</text:span><text:span text:style-name="T379"> </text:span><text:span text:style-name="T380">два </text:span><text:span text:style-name="T379">ящик</text:span><text:span text:style-name="T380">а</text:span><text:span text:style-name="T379"> с сидром! </text:span><text:span text:style-name="T380">Один раз я приподнял целого центуриона Громера после обеда — а он очень грузный жеребец!</text:span><text:span text:style-name="T379"> Но сейчас я расшвырял </text:span><text:span text:style-name="T382">две </text:span><text:span text:style-name="T379">дюжин</text:span><text:span text:style-name="T382">ы</text:span><text:span text:style-name="T379"> виндов, только чтобы не дать им прикоснуться к себе — и мой рог сгорел! У меня больше нет магии!</text:span></text:p>
      <text:p text:style-name="P125"><text:span text:style-name="T379">- </text:span><text:span text:style-name="T382">Мужайся, солдат! Ты же воин элитного подразделения королевы!</text:span></text:p>
      <text:p text:style-name="P402">- Я всего лишь писарь. Все мои товарищи пропали — один за другим, пока я не остался один! Они смеялись мне в лицо, нацеливая на меня пики!</text:p>
      <text:p text:style-name="P404">Солдат тяжело дышит. Его снова трясёт дрожь. Надо бы сказать Луне, чтобы усилила кон<text:span text:style-name="T942">т</text:span>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404"><text:s/></text:p>
      <text:p text:style-name="P128"><text:span text:style-name="T383">Я смотрю за спину Ринса, в </text:span><text:span text:style-name="T384">комнату</text:span><text:span text:style-name="T383">. Там разбитое окно, через которое он вломился с улицы.</text:span></text:p>
      <text:p text:style-name="P403">- <text:span text:style-name="T936">Ты видел её? Ты видел Луну?</text:span></text:p>
      <text:p text:style-name="P405">Легионер опять закатывает глаза и готовится упасть в обморок, но я звонкой пощёчиной возвращаю его к жизни.</text:p>
      <text:p text:style-name="P129"><text:span text:style-name="T385">- </text:span><text:span text:style-name="T384">Нашего </text:span><text:span text:style-name="T390">ц</text:span><text:span text:style-name="T385">ентуриона? Да, конечно, </text:span><text:span text:style-name="T384">я видел её</text:span><text:span text:style-name="T385">… </text:span><text:span text:style-name="T386">Винды </text:span><text:span text:style-name="T384">вместе с обращёнными повалили водонапорную башню </text:span><text:span text:style-name="T387">на арсенал и </text:span><text:span text:style-name="T765">вполовину</text:span><text:span text:style-name="T387"> разрушили его. Они стали разбирать завалы, чтобы добраться… Ну, вы понимаете?</text:span></text:p>
      <text:p text:style-name="P36"><text:span text:style-name="T387">Да, я понимаю. В арсенале хранятся Элементы </text:span><text:span text:style-name="T937">Гармонии – наше новейшее оружие и единственная надежда преломить ход войны. Двадцать четыре года понадобилось коллективу из шестисот сильнейших магов под моим руководством, чтобы разработать сильнейший резонатор магии отношений </text:span><text:span text:style-name="T938">третьего типа</text:span><text:span text:style-name="T937">. </text:span><text:span text:style-name="T938">Увы, нам пришлось использовать самый слабый тип магии, чтобы Элементами не смогли воспользоваться виндиго – как известно, виндам чужды все отношения третьего типа - дружба, самопожертвование и преданность. Но даже с такой слабой магией наш резонатор творит чудеса, </text:span><text:soft-page-break/><text:span text:style-name="T938">многократно усиливая возможности использующего его мага. </text:span><text:span text:style-name="T959">Сильнейшие маги с помощью Элементов могут создавать смерчи или шары концентрированной плазмы.</text:span><text:span text:style-name="T938"> И вот теперь я не уверена, что винды не смогут использовать Элементы – мы </text:span><text:span text:style-name="T939">ведь </text:span><text:span text:style-name="T938">ничего не знаем об обращённых! </text:span></text:p>
      <text:p text:style-name="P37">Должно быть, та же мысль посетила и Луну.</text:p>
      <text:p text:style-name="P37"/>
      <text:p text:style-name="P36"><text:span text:style-name="T938">- </text:span><text:span text:style-name="T939">И </text:span><text:span text:style-name="T940">тут </text:span><text:span text:style-name="T939">со стороны </text:span><text:span text:style-name="T940">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text:span><text:span text:style-name="T941">было буквально пять минут назад.</text:span></text:p>
      <text:p text:style-name="P36">- <text:span text:style-name="T941">И ты молча смотрел на это и не предпринял попыток помочь?!!</text:span></text:p>
      <text:p text:style-name="P38">Ринс только молча смотрит на меня, открывая рот, как выброшенная на берег рыба.</text:p>
      <text:p text:style-name="P38">Я с рычанием подбегаю к разбитому окну. Трусость легионера будит неведомую мне раньше ярость, я боюсь задушить его в магическом захвате!</text:p>
      <text:p text:style-name="P39">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39">Она добралась до Элементов! Она не пострадала! Моя сестра жива! - поёт мо<text:span text:style-name="T943">я</text:span> душ<text:span text:style-name="T943">а</text:span>.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39">Я уже простила Ринсу его трусость и приветливо киваю ему, проходя мимо.</text:p>
      <text:p text:style-name="P39">- Иди в комнату радиосвязи и ожидай нас там.</text:p>
      <text:p text:style-name="P39">Легионер облегчённо вздыхает и мчится прочь.</text:p>
      <text:p text:style-name="P36"/>
      <text:p text:style-name="P40">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text:span text:style-name="T944">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text:span><text:span text:style-name="T945">у самих Элементов, охраняя их</text:span><text:span text:style-name="T944">?</text:span></text:p>
      <text:p text:style-name="P41">Дубовая дверь хранилища вырвана с замком и накренилась к полу на одной петле.</text:p>
      <text:p text:style-name="P41">С замирающим сердце<text:span text:style-name="T946">м</text:span> вхожу внутрь.</text:p>
      <text:p text:style-name="P42"><text:span text:style-name="T946">На груде камней, в которых я узнаю остатки статуи </text:span><text:span text:style-name="T947">генерала Бурелома, высится сейф-ларец – контейнер Элементов. Луна лежит на нём с закрытыми глазами, обнимая его всеми четырьмя ногами и прикрыв крыльями.</text:span></text:p>
      <text:p text:style-name="P43">Больше в хранилище никого нет.</text:p>
      <text:p text:style-name="P43"/>
      <text:p text:style-name="P43">- <text:span text:style-name="T948">Луна!</text:span></text:p>
      <text:p text:style-name="P44">Сестра молчит. <text:span text:style-name="T947"><text:s/>Её губы шевелятся.</text:span></text:p>
      <text:p text:style-name="P44"><text:soft-page-break/>- Луна, очнись! Всё закончилось! Где остальные?</text:p>
      <text:p text:style-name="P44">Я наклоняюсь к сестре, чтобы услышать её шёпот.</text:p>
      <text:p text:style-name="P45"><text:span text:style-name="T948">- </text:span><text:span text:style-name="T949">Нотхуурр шанграа хиссандурр…</text:span></text:p>
      <text:p text:style-name="P45">- <text:span text:style-name="T949">Что?</text:span></text:p>
      <text:p text:style-name="P49"><text:span text:style-name="T1053">Шёпот совсем не похож на </text:span><text:span text:style-name="T1055">армейский слэнг</text:span><text:span text:style-name="T1053"> </text:span><text:span text:style-name="T1062">преторианских казарм, которым пользуется </text:span><text:span text:style-name="T1053">сестр</text:span><text:span text:style-name="T1062">а</text:span><text:span text:style-name="T1053">. Есть в нём что-то от шипения зме</text:span><text:span text:style-name="T1054">й</text:span><text:span text:style-name="T1053"> и жужжания насекомых одновременно.</text:span></text:p>
      <text:p text:style-name="P46"><text:span text:style-name="T950">Луна </text:span><text:span text:style-name="T951">отк</text:span><text:span text:style-name="T950">рывает глаза. На мгновение мне кажется… Да нет, просто показалось. Луна смотрит на меня с удивлением.</text:span></text:p>
      <text:p text:style-name="P46">- <text:span text:style-name="T950">Сестра?</text:span></text:p>
      <text:p text:style-name="Text_20_body">- <text:span text:style-name="T952">Сестра?</text:span></text:p>
      <text:p text:style-name="P48">Наш одновременный вопрос сливается в единый возглас. Я прижимаюсь носом к её скуле и помогаю встать.</text:p>
      <text:p text:style-name="P47">- <text:span text:style-name="T952">Винды забрали к себе всех </text:span><text:span text:style-name="T1052">Наших</text:span><text:span text:style-name="T952"> солдат, - </text:span><text:span text:style-name="T954">хрипло </text:span><text:span text:style-name="T952">отвечает Луна на мой невысказанный вопрос. - </text:span><text:span text:style-name="T953">Но </text:span><text:span text:style-name="T1052">Нас</text:span><text:span text:style-name="T953"> забрать не смогли. </text:span><text:span text:style-name="T1052">Мы</text:span><text:span text:style-name="T953"> активировал</text:span><text:span text:style-name="T1052">и</text:span><text:span text:style-name="T953"> щит Элементов и их вышвырнуло прочь.</text:span></text:p>
      <text:p text:style-name="P406">Сестра, пошатываясь, выходит из хранилища.</text:p>
      <text:p text:style-name="P131"><text:span text:style-name="T391">Я выхожу в след за ней. Вырванную с мясом дверь уже не починить, но это и не требуется — все враги остались за барьером. </text:span><text:span text:style-name="T392">Силуэт Луны скрывается в проёме выхода, её тень ещё некоторое время движется по полу коридора. </text:span><text:span text:style-name="T391">Я </text:span><text:span text:style-name="T392">оборачиваюсь и </text:span><text:span text:style-name="T391">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text:span><text:span text:style-name="T392">пока, наконец, в сознании не формируется пронзительный вопрос , уже облачённый в нотки истерии.</text:span></text:p>
      <text:p text:style-name="P407"/>
      <text:p text:style-name="P407">КАК могла Луна активировать Элементы, если ларец ЗАПЕРТ? <text:span text:style-name="T971">Почему она соврала мне, что активировала их?</text:span></text:p>
      <text:p text:style-name="P407"><text:span text:style-name="T955">Н</text:span>ичего не понимаю.</text:p>
      <text:p text:style-name="P406"/>
      <text:p text:style-name="P131"><text:span text:style-name="T401">Мысли прерываются </text:span><text:span text:style-name="T392">крик</text:span><text:span text:style-name="T401">ами</text:span><text:span text:style-name="T392">, треск</text:span><text:span text:style-name="T401">ом</text:span><text:span text:style-name="T392"> и шипение</text:span><text:span text:style-name="T401">м</text:span><text:span text:style-name="T392">. Я спешу наверх, </text:span><text:span text:style-name="T402">спотыкаясь об обломки штукатурки</text:span><text:span text:style-name="T392">.</text:span></text:p>
      <text:p text:style-name="P134"><text:span text:style-name="T398">За розоватым барьером щита маячат крылатые тени. Время от времени одна из них испускает зелёный луч в основание южной башни. </text:span><text:span text:style-name="T402">Лучи беспрепятственно пронзают щит.</text:span><text:span text:style-name="T398"> </text:span><text:span text:style-name="T402">О</text:span><text:span text:style-name="T398">т попаданий </text:span><text:span text:style-name="T399">летят раскалённые камни, горят деревянные перекрытия, текут ручейки </text:span><text:span text:style-name="T400">расплавленного стекла</text:span><text:span text:style-name="T399">.</text:span></text:p>
      <text:p text:style-name="P424">&lt;<text:span text:style-name="T29">раскрыть огромную статую аликорна в донжоне</text:span>&gt;</text:p>
      <text:p text:style-name="P134"><text:span text:style-name="T399">- </text:span><text:span text:style-name="T403">Консул Селестия! Консул Селестия! Сюда!</text:span></text:p>
      <text:p text:style-name="P410">С крепостной стены мне отчаянно машет <text:span text:style-name="T1086">фигура. Только по покрытой сажей и грязью семёрке на автодоспехе я узнаю легата Хай Глори. О</text:span>н с десятком солдат перехватывают пронизывающие барьер лучи зеркальными ловушками. <text:span text:style-name="T967">Два роботизированных силовых костюма стоят тут же, неуклюже наводя на мечущиеся тени </text:span><text:span text:style-name="T968">горгонарий.</text:span></text:p>
      <text:p text:style-name="P136"><text:soft-page-break/><text:span text:style-name="T403">- Помогите! Наши силы на исходе, мы выгорим минут за десять! - Легат указывает на трёх гвардейцев, лежащих с обугленными рогами без сознания под стеной . - </text:span><text:span text:style-name="T406">Девятнадцать</text:span><text:span text:style-name="T403"> зеркал за пятнадцать минут! Я даже в команде колледжа </text:span><text:span text:style-name="T404">за всю </text:span><text:span text:style-name="T408">партию гриммича</text:span><text:span text:style-name="T403"> больше семи не создавал, а ведь я уже не молод!</text:span></text:p>
      <text:p text:style-name="P530"/>
      <text:p text:style-name="P135"><text:span text:style-name="T399">О</text:span><text:span text:style-name="T400">дна из теней приближается к границе щита </text:span><text:span text:style-name="T403">с той стороны. Я</text:span><text:span text:style-name="T400"> узнаю Найт Эрроу — </text:span><text:span text:style-name="T407">одну из стражей-охранниц легата</text:span><text:span text:style-name="T400">. Он</text:span><text:span text:style-name="T405">а</text:span><text:span text:style-name="T400"> </text:span><text:span text:style-name="T403">зависает в воздухе, прижимаясь головой к упругой розовой мембране. Е</text:span><text:span text:style-name="T742">ё</text:span><text:span text:style-name="T403"> узкие зрачки пронизывают меня насквозь. «</text:span><text:span text:style-name="T742">Чайшанссиии!» - шипит она.</text:span><text:span text:style-name="T403"> Затем, без малейшей подготовки, е</text:span><text:span text:style-name="T742">ё</text:span><text:span text:style-name="T403"> рог вспыхивает зелёным огнём и луч прожигает воздух по направлению ко мне. </text:span></text:p>
      <text:p text:style-name="P410">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411">Найт Эрроу также падает с дымящимся рогом по другую сторон<text:span text:style-name="T962">у</text:span> стены.</text:p>
      <text:p text:style-name="P410">- <text:span text:style-name="T960">Помогите нам, умоляю! Мы долго не продержимся! - чуть не плачет Хай Глори. - </text:span><text:span text:style-name="T961">Они делают один-два выстрела и сгорают также, но их гораздо больше, чем нас! </text:span><text:span text:style-name="T963">Винды обернули наших солдат против нас — теперь мы в меньшинстве.</text:span></text:p>
      <text:p text:style-name="P412">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412"/>
      <text:p text:style-name="P412">Значит, пришло время. <text:span text:style-name="T964">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text:span><text:span text:style-name="T965">в </text:span><text:span text:style-name="T964"><text:s/>виндиго. Пора уходить.</text:span></text:p>
      <text:p text:style-name="P413">Я вспоминаю тайное совещание королевы <text:span text:style-name="T966">два года</text:span>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414">…</text:p>
      <text:p text:style-name="P287"><text:span text:style-name="T409">-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text:span><text:span text:style-name="T410">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span></text:p>
      <text:p text:style-name="P222"><text:span text:style-name="T867">- </text:span><text:span text:style-name="T868">Что может случиться с нами сейчас, моя королева? </text:span><text:span text:style-name="T869">Моя задница чует победу!</text:span><text:span text:style-name="T868"> - как всегда, в развязной манере выступил </text:span><text:span text:style-name="T870">трибун</text:span><text:span text:style-name="T868"> Майлд Брэйн. - Грандфлаеры сметут эту шушеру в самый Тартар, где им и место! </text:span><text:span text:style-name="T871">Север и восток уже зачищены от виндов, юг последует за ними, как только мы достроим «Сокрушительного».</text:span></text:p>
      <text:p text:style-name="P288"><text:span text:style-name="T411">Н</text:span><text:span text:style-name="T415">а глобусе Орунгуна освобождённые территории подсвечивались </text:span><text:span text:style-name="T416">золотым, оккупированные — бирюзовым. Бирюза </text:span><text:span text:style-name="T418">всё </text:span><text:span text:style-name="T416">занимала ещё четверть </text:span><text:span text:style-name="T419">В</text:span><text:span text:style-name="T416">еликого континента и весь </text:span><text:span text:style-name="T419">М</text:span><text:span text:style-name="T416">алый, в то время как ещё три года назад у нас оставалось не более половины великого.</text:span></text:p>
      <text:p text:style-name="P287"><text:span text:style-name="T411">- </text:span><text:span text:style-name="T412">Также мы думали и десять лет назад, когда разработали автономные силовые костюмы. И двадцать лет назад, когда появились первые охранные турели. И пятьдесят лет назад, когда перевели промышленность на военные рельсы </text:span><text:span text:style-name="T418">и сформировали регулярную армию</text:span><text:span text:style-name="T412">. </text:span><text:span text:style-name="T416">Каждый раз виндиго </text:span><text:soft-page-break/><text:span text:style-name="T416">изобретали ответную тактику, которая нивелировала наше техномагическое преимущество. </text:span><text:span text:style-name="T412">Мне очень хочется верить, что гранд-флаеры преломят ход войны, но </text:span><text:span text:style-name="T413">я не собираюсь ставить будущее «Семи вечностей» в зависимость от ещё одной военной технологи</text:span><text:span text:style-name="T414">и</text:span><text:span text:style-name="T413">.</text:span></text:p>
      <text:p text:style-name="P287"><text:span text:style-name="T413">- </text:span><text:span text:style-name="T415">Но ведь если мы победим, в проекте вообще не будет смысла! - воскликнул Майлд Брэйн. - </text:span><text:span text:style-name="T417">Зачем отвлекать ресурсы на очкариков!</text:span></text:p>
      <text:p text:style-name="P223"><text:span text:style-name="T870">Легаты</text:span><text:span text:style-name="T872"> за его спиной недовольно зашептались. </text:span><text:span text:style-name="T873">Я и сама едва сдержалась, чтобы не осадить его предельно жёстко. </text:span><text:span text:style-name="T872">Так перечить королеве мог только недалёкий грубиян Майл</text:span><text:span text:style-name="T874">д</text:span><text:span text:style-name="T872">, но его боевые заслуги позволяли ему и не такие выходки.</text:span></text:p>
      <text:p text:style-name="P137"><text:span text:style-name="T844">Королева долго смотрела на медленно вращающ</text:span><text:span text:style-name="T845">ую</text:span><text:span text:style-name="T844">ся </text:span><text:span text:style-name="T845">голограмму</text:span><text:span text:style-name="T844">, прежде чем ответить. Казалось, её совсем не задевает грубость Майлда.</text:span></text:p>
      <text:p text:style-name="P138"><text:span text:style-name="T846">- </text:span><text:span text:style-name="T845">В проекте есть смысл, даже если </text:span><text:span text:style-name="T847">мы победим. </text:span><text:span text:style-name="T854">В</text:span><text:span text:style-name="T847"> нем был бы смысл даже если </text:span><text:span text:style-name="T845">войны не было вовсе, - наконец тихо сказала она. - </text:span><text:span text:style-name="T854">Долгие тысячи лет я была вашим правителем — и с самого начала наблюдала тенденцию. В самом начале, когда я стала вашим вождём, плем</text:span><text:span text:style-name="T855">я</text:span><text:span text:style-name="T854"> аликоронов было велико, оно населяло оба континента и остров Вандерис. Драгоценными украшениями покрывали земли Орунгуна прекрасные города. Дворцы </text:span><text:span text:style-name="T855">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два из них полностью опустели. Разгадка оказалась печальной: мы вырождаемся.</text:span><text:span text:style-name="T848">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text:span><text:span text:style-name="T855">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p>
      <text:p text:style-name="P138"><text:span text:style-name="T855">К</text:span><text:span text:style-name="T863">оролева Лорен вздохнула и отвернулась от голограммы. Её голос едва перекрывает жужжание </text:span><text:span text:style-name="T865">голо</text:span><text:span text:style-name="T863">проектора, но мы все слышим тихие слова.</text:span></text:p>
      <text:p text:style-name="P138"><text:span text:style-name="T863">- Я помню времена, когда магии было больше. Мы могли летать без помощи крыльевых экстендеров, мы могли </text:span><text:span text:style-name="T865">мыслью </text:span><text:span text:style-name="T863">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text:span><text:span text:style-name="T866">пра</text:span><text:span text:style-name="T863">бабушки, в древние времена магии было ещё больше, </text:span><text:span text:style-name="T866">а чудеса — ещё дивнее</text:span><text:span text:style-name="T863">. Магия уходит из нашего мира и мы стали жадными, чтобы оставаться бессмертными. Мало кто </text:span><text:span text:style-name="T866">теперь </text:span><text:span text:style-name="T863">решается поделиться силой, чтобы завести жеребят.</text:span></text:p>
      <text:p text:style-name="P138"><text:span text:style-name="T859">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text:span><text:span text:style-name="T848">Центральные районы </text:span><text:span text:style-name="T864">Великого континента</text:span><text:span text:style-name="T848"> уже практически пусты, города превращаются в городки, городки — в посёлки, а посёлки — </text:span><text:span text:style-name="T855">заросшие травой руины</text:span><text:span text:style-name="T849">. </text:span><text:span text:style-name="T864">На Малом жизнь теплится всего в пяти городах.</text:span><text:span text:style-name="T849"> </text:span><text:span text:style-name="T858">Остров Вандерис вымер уже две тысячи лет назад, его некогда гордые замки заносятся песком и населены лишь чайками. </text:span><text:span text:style-name="T849">Даже </text:span><text:span text:style-name="T856">в </text:span><text:span text:style-name="T849">столиц</text:span><text:span text:style-name="T856">е население</text:span><text:span text:style-name="T849"> сократилась </text:span><text:span text:style-name="T856">настолько, что древний замок Рондокринн теперь стоит в малонаселённой окраине </text:span><text:span text:style-name="T858">и ухаживается одним садовником, ещё более старым, чем я — последним слугой вымершего рода</text:span><text:span text:style-name="T849">. </text:span><text:span text:style-name="T848">Война </text:span><text:span text:style-name="T860">же </text:span><text:span text:style-name="T848">всё ускорила — аликорны пропадают тысячами. </text:span><text:span text:style-name="T860">Даже если мы победим, </text:span><text:span text:style-name="T861">мы не сможем возродиться. Попросту, </text:span><text:span text:style-name="T860">нас осталось слишком мало, чтобы поддерживать уст</text:span><text:span text:style-name="T862">о</text:span><text:span text:style-name="T860">йчивое развитие вида.</text:span><text:span text:style-name="T848"> </text:span><text:span text:style-name="T850">И потому выживание нашей культуры, нашей цивилизации зависит от того, сможем ли мы распространить её на молодые, более жизнеспособные племена. </text:span><text:soft-page-break/><text:span text:style-name="T851">Именно в этом состоит цель </text:span><text:span text:style-name="T850">«</text:span><text:span text:style-name="T851">Семи вечностей». </text:span><text:span text:style-name="T852">И </text:span><text:span text:style-name="T853">вот </text:span><text:span text:style-name="T852">по</text:span><text:span text:style-name="T853">чем</text:span><text:span text:style-name="T852">у он важнее даже </text:span><text:span text:style-name="T857">нашей </text:span><text:span text:style-name="T852">победы в </text:span><text:span text:style-name="T854">этой </text:span><text:span text:style-name="T852">войне…</text:span></text:p>
      <text:p text:style-name="P566">…</text:p>
      <text:p text:style-name="P139"><text:span text:style-name="T875">Громкий треск и вспышки возвращают меня в реальность. На стене сражаются Хай Глори и четверо оставшихся </text:span><text:span text:style-name="T878">воинов</text:span><text:span text:style-name="T875">. </text:span><text:span text:style-name="T877">Двое</text:span><text:span text:style-name="T876"> </text:span><text:span text:style-name="T878">преторианцев</text:span><text:span text:style-name="T876"> с выгоревшими рогами у основания стены снимают автодоспехи с лежащих без сознания солдат. Почти сформированная фаланга автодоспехов стоит тут же.</text:span></text:p>
      <text:p text:style-name="P420">Я расправляю крылья. Необходимо срочно найти Луну. Наступило время последнего приказа королевы Лорен.</text:p>
      <text:p text:style-name="P255"><text:span text:style-name="T879">(</text:span><text:span text:style-name="T91">уменьшить </text:span><text:span text:style-name="T880">позор </text:span><text:span text:style-name="T91">«бегств</text:span><text:span text:style-name="T880">а</text:span><text:span text:style-name="T91">» Сел и Луны, подчеркнуть их героизм)</text:span></text:p>
      <text:p text:style-name="P417"><text:line-break/><text:span text:style-name="T969">~~~</text:span></text:p>
      <text:p text:style-name="P415"/>
      <text:p text:style-name="P447">Лучик света преломляется в бокале мартини и выходит радужным веером, соперничая с многоцветной гривой аликорницы.</text:p>
      <text:p text:style-name="P447"/>
      <text:p text:style-name="P416">- <text:span text:style-name="T970">Теперь ты знаешь всё.</text:span></text:p>
      <text:p text:style-name="P140"><text:span text:style-name="T535">Селестия</text:span><text:span text:style-name="T420"> </text:span><text:span text:style-name="T533">раздвигает шторы. </text:span><text:span text:style-name="T535">С</text:span><text:span text:style-name="T533">ол</text:span><text:span text:style-name="T535">нечный </text:span><text:span text:style-name="T536">поток</text:span><text:span text:style-name="T533"> разгоня</text:span><text:span text:style-name="T535">е</text:span><text:span text:style-name="T533">т полутьму, в которой проходило повествование. Я словно выныриваю из событий, сотканных мягкой речью </text:span><text:span text:style-name="T535">аликорницы</text:span><text:span text:style-name="T533">.</text:span></text:p>
      <text:p text:style-name="P140"><text:span text:style-name="T420">- </text:span><text:span text:style-name="T421">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 </text:span></text:p>
      <text:p text:style-name="P140"><text:span text:style-name="T421">- Луна, - нетерпеливо перебивает меня Селестия, - Я описала тебе эпизод с охраной Элементов Гармонии. Кто активировал элементы, если не </text:span><text:span text:style-name="T536">она</text:span><text:span text:style-name="T421">? Мой вопрос </text:span><text:span text:style-name="T423">тогда </text:span><text:span text:style-name="T421">так и остался нерешённым, </text:span><text:span text:style-name="T422">у меня не было времени на </text:span><text:span text:style-name="T423">разм</text:span><text:span text:style-name="T532">ы</text:span><text:span text:style-name="T423">шления</text:span><text:span text:style-name="T421">.</text:span></text:p>
      <text:p text:style-name="P606"><text:span text:style-name="T423">Но т</text:span><text:span text:style-name="T92">еперь я уверена, что знаю ответ.</text:span></text:p>
      <text:p text:style-name="P421"/>
      <text:p text:style-name="P141"><text:span text:style-name="T422">Аликорница медленно поворачивает ко мне глову. Её тёмный силуэт на ослепительном фоне </text:span><text:span text:style-name="T540">заходящего </text:span><text:span text:style-name="T536">солнца </text:span><text:span text:style-name="T422">излучает тревогу.</text:span></text:p>
      <text:p text:style-name="P421"/>
      <text:p text:style-name="P141"><text:span text:style-name="T392">- Элементы могут активироваться сами в одном-единственном случае — если виндиго будут рядом, в пределах </text:span><text:span text:style-name="T393">трид</text:span><text:span text:style-name="T392">цати футов, и при этом рядом не будет ни одного аликорна. В таком случае срабатывает защитный протокол и Элементы активируют щит. Я сама программировала их подобное поведение.</text:span></text:p>
      <text:p text:style-name="P141"><text:span text:style-name="T392">Луна активировать Элементы не могла. Но если они активировались сами, </text:span><text:span text:style-name="T393">значит</text:span><text:span text:style-name="T392">… </text:span><text:span text:style-name="T422">Значит, рядом были </text:span><text:span text:style-name="T536">ТОЛЬКО</text:span><text:span text:style-name="T422"> виндиго. </text:span><text:span text:style-name="T538">Понимаешь?</text:span></text:p>
      <text:p text:style-name="P408">- <text:span text:style-name="T972">Ты хочешь сказать, что они обернули Луну? </text:span>Но тогда бы её вышвырнуло бы вслед за остальными, <text:span text:style-name="T956">разве нет</text:span>? - <text:span text:style-name="T972">скептически замечаю я.</text:span></text:p>
      <text:p text:style-name="P448">В глазах немного двоится от резкого перехода к свету и чрезмерного количества алкоголя, выпитого мной за последние пару часов.</text:p>
      <text:p text:style-name="P446"/>
      <text:p text:style-name="P409"><text:soft-page-break/>- <text:span text:style-name="T972">Когда я вошла в хранилище, она обнимала ларец всеми четырьмя ногами, </text:span><text:span text:style-name="T999">ещё и </text:span><text:span text:style-name="T972">помогая себе крыльями. Возможно, это помогло ей удержаться.</text:span></text:p>
      <text:p text:style-name="P409"><text:span text:style-name="T972">- </text:span><text:span text:style-name="T973">А зрачки? У Луны вполне нормальные зрачки, я видел.</text:span></text:p>
      <text:p text:style-name="P409"><text:span text:style-name="T972">- Теперь я почти уверена, что видела </text:span><text:span text:style-name="T974">у сестры </text:span><text:span text:style-name="T972">узкие зрачки, когда она открыла глаза </text:span><text:span text:style-name="T973">в хранилище</text:span><text:span text:style-name="T972">! </text:span><text:span text:style-name="T973">Они быстро восстановились, но первые мгновения…</text:span></text:p>
      <text:p text:style-name="P418"/>
      <text:p text:style-name="P418"><text:span text:style-name="T1003">Я смотрю сквозь рюмку, как </text:span>Селестия <text:span text:style-name="T974">взволнованно ходит по комнате. Её радужный хвост нервно хлестает по сторонам туда-сюда.</text:span></text:p>
      <text:p text:style-name="P418"/>
      <text:p text:style-name="P418">- <text:span text:style-name="T974">Процесс оборачивания не мгновенен — Ринс упоминал, что на это уходит около трёх секунд. Я могу предположить, что </text:span><text:span text:style-name="T975">Элементы сработали в момент обращения сестры в виндиго, и процесс не был завершён. Поэтому, хвала небу, я не потеряла сестру. </text:span><text:span text:style-name="T996">Может быть, именно это помогло ей удержаться на ларце. </text:span><text:span text:style-name="T976">Но часть виндиго могла войти в Луну и остаться в ней.</text:span></text:p>
      <text:p text:style-name="P418">- <text:span text:style-name="T997">Ч-ч</text:span><text:span text:style-name="T977">то?</text:span></text:p>
      <text:p text:style-name="P418"/>
      <text:p text:style-name="P419">Аликорница останавливается напротив меня и дотрагивается до моей груди копытом <text:span text:style-name="T978">с молящим взглядом</text:span>.</text:p>
      <text:p text:style-name="P142"><text:span text:style-name="T425">- </text:span><text:span text:style-name="T426">Проблема не в мести, Хуман. Проблема в том, ч</text:span><text:span text:style-name="T425">то её желание может преследовать другую цель: провести виндиго из Орунгуна сюда, в Эквус. </text:span><text:span text:style-name="T426">Я несколько раз замечала странности в поведении сестры. Замкнутость, </text:span><text:span text:style-name="T427">неприязнь к свету и солнцу, </text:span><text:span text:style-name="T532">скрытность</text:span><text:span text:style-name="T427">. </text:span><text:span text:style-name="T426">Да даже само желание мести несвойственно для </text:span><text:span text:style-name="T428">Лулу</text:span><text:span text:style-name="T426">! </text:span><text:span text:style-name="T428">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text:span><text:span text:style-name="T532">Двести тысяч аликорнов </text:span><text:span text:style-name="T536">Орунгуна </text:span><text:span text:style-name="T532">не смогли устоять против </text:span><text:span text:style-name="T536">армии ментальных паразитов, </text:span><text:span text:style-name="T532">неужели ты думаешь, что выстоят двое? </text:span><text:span text:style-name="T428"><text:s/>Я не могу допустить такой риск. </text:span><text:span text:style-name="T429">Потому, Хуман, пожалуйста, прошу тебя, </text:span><text:span text:style-name="T430">не говори Луне истинную причину моего отказа.</text:span></text:p>
      <text:p text:style-name="P142"><text:span text:style-name="T428">- </text:span><text:span text:style-name="T429">А если ты ошибаешься и никакого винд</text:span><text:span text:style-name="T534">и</text:span><text:span text:style-name="T429">го в твоей сестре нет? - озадаченно чешу затылок я. </text:span><text:span text:style-name="T536">Определённо, </text:span><text:span text:style-name="T537">не стоило выпивать столько коктейля на пустой желудок!</text:span></text:p>
      <text:p text:style-name="P422"/>
      <text:p text:style-name="P168"><text:span text:style-name="T429">Ты не готов к такому повороту, Хуман! </text:span><text:span text:style-name="T431">Проклятье, н</text:span><text:span text:style-name="T429">ачиналось всё так невинно!</text:span></text:p>
      <text:p text:style-name="P446">Я осторожно ставлю пустой бокал на столик.</text:p>
      <text:p text:style-name="P446"/>
      <text:p text:style-name="P621"><text:span text:style-name="T92">- </text:span><text:span text:style-name="T535">И твоя сестра всю жизнь будет считать тебя трусихой и клятвопреступницей?</text:span></text:p>
      <text:p text:style-name="P422">- Пусть лучше она считает меня трусихой и клятвопреступницей, чем я подвергну Эквус такому риску, - со вздохом отвечает Селестия. - Да будет так!</text:p>
      <text:p text:style-name="P422"/>
      <text:p text:style-name="P448">Я пожимаю плечами и встаю. И тут же <text:span text:style-name="T998">плюхаюсь</text:span> обратно в кресло.</text:p>
      <text:p text:style-name="P169"><text:span text:style-name="T535">Ты явно не рассчитал свои силы, Хуман. Бутылку-</text:span><text:span text:style-name="T538">то</text:span><text:span text:style-name="T535"> </text:span><text:span text:style-name="T539">т</text:span><text:span text:style-name="T535">ы распил пополам </text:span><text:span text:style-name="T539">с </text:span><text:span text:style-name="T540">солнцезадой</text:span><text:span text:style-name="T535">, но аликорница намного тяжелее тебя. То, что для неё </text:span><text:span text:style-name="T538">заканчивается</text:span><text:span text:style-name="T535"> лёгким </text:span><text:span text:style-name="T538">головокружением</text:span><text:span text:style-name="T535">, валит тебя с ног!</text:span></text:p>
      <text:p text:style-name="P449"><text:soft-page-break/></text:p>
      <text:p text:style-name="P449">- <text:span text:style-name="T1000">У тебя проблемы? - поднимает бровь аликорница.</text:span></text:p>
      <text:p text:style-name="P449">- <text:span text:style-name="T1000">Проблемы - у тебя, - бурчу я. - А я всего лишь немного пьян. </text:span><text:span text:style-name="T1001">Имею право! У меня был тяжёлый день.</text:span></text:p>
      <text:p text:style-name="P453">Смех Селестии заполняет комнату звоном серебряного колокольчика.</text:p>
      <text:p text:style-name="P453">- <text:span text:style-name="T1002">Ну-ну, Хуман, не обижайся. </text:span><text:span text:style-name="T1003">Я забыла, что ты намного менее стоек к алкоголю, чем аликорны, иначе </text:span><text:span text:style-name="T1007">бы</text:span><text:span text:style-name="T1003"> меньше подливала тебе коктейля.</text:span></text:p>
      <text:p text:style-name="P453">- <text:span text:style-name="T1003">Эк ты </text:span><text:span text:style-name="T1004">завуалировала постулат «Селестия намного больший алкоголик, чем Хуман»! - криво ухмыляюсь я. - Учти, до дома я сегодня на своих </text:span><text:span text:style-name="T1005">двоих</text:span><text:span text:style-name="T1004"> не дойду. Или вези меня, или пришли повозку.</text:span></text:p>
      <text:p text:style-name="P453">- <text:span text:style-name="T1004">Не стоит утруждаться, - щебечет аликорница, - располагайся на ночь у меня. Если, конечно, </text:span><text:span text:style-name="T1005">тебе позволяют принципы…</text:span></text:p>
      <text:p text:style-name="P453">…<text:span text:style-name="T1006">Я проваливаюсь в затуманеный алкоголем сон…</text:span></text:p>
      <text:p text:style-name="P453"/>
      <text:p text:style-name="P450">…</text:p>
      <text:p text:style-name="P450"/>
      <text:p text:style-name="P170"><text:span text:style-name="T541">Тонкие башни </text:span><text:span text:style-name="T546">белого мрамора</text:span><text:span text:style-name="T541"> проплывают внизу. </text:span><text:span text:style-name="T542">Составляющий одно целое со скалой город-дворец </text:span><text:span text:style-name="T543">вызывает дежавю. Я присматриваюсь к нему, пытаясь увидеть знакомые очертания </text:span><text:span text:style-name="T548">гигантской </text:span><text:span text:style-name="T546">центральной башни</text:span><text:span text:style-name="T543">, но не нахожу их.</text:span></text:p>
      <text:p text:style-name="P170">- Андориан? - спрашиваю у Селестии.</text:p>
      <text:p text:style-name="P170"><text:span text:style-name="T543">- Кантерлот, - отвечает она. - </text:span><text:span text:style-name="T544">Я</text:span><text:span text:style-name="T543"> построил</text:span><text:span text:style-name="T544">а</text:span><text:span text:style-name="T543"> его по образу и подобию нашей погибшей родины. </text:span><text:span text:style-name="T544">Он не так величественен, как оригинал, но это лучшее, что смогли построить пони с моей поддержкой. И я горжусь им, </text:span><text:span text:style-name="T546">помня</text:span><text:span text:style-name="T544"> потраченные на него усилия.</text:span></text:p>
      <text:p text:style-name="P455"/>
      <text:p text:style-name="P172"><text:span text:style-name="T544">И </text:span><text:span text:style-name="T545">верно, Кантерлот хорош. Пусть его башни не так высоки и тонки, как шпили призрачного Андориана, пусть его красота не так отточена и изыскана, но он </text:span><text:span text:style-name="T546">дышит особенным уютом и теплотой, какую в него смогли вдохнуть </text:span><text:span text:style-name="T547">практичные </text:span><text:span text:style-name="T546">пони.</text:span></text:p>
      <text:p text:style-name="P456"/>
      <text:p text:style-name="P456">- Он тебе нравится? - оборачивается ко мне Селестия.</text:p>
      <text:p text:style-name="P622"><text:span text:style-name="T547">Мне с</text:span><text:span text:style-name="T92">мешно видеть её застенчивость. Она похожа на ученика, сдающего экзамен учителю и с трепетом ожидающего вердикт.</text:span></text:p>
      <text:p text:style-name="P456">- Он прекрасен, <text:span text:style-name="T1019">Селестия </text:span>- смеюсь я.</text:p>
      <text:p text:style-name="P172"><text:span text:style-name="T546">- </text:span><text:span text:style-name="T547">Держись крепче, Хуман! - счастливо улыбается аликорница.</text:span></text:p>
      <text:p text:style-name="P173"><text:span text:style-name="T547">М</text:span><text:span text:style-name="T548">ы сваливаемся в крутое пике. Я крепче сжимаю ногами бока своего крылатого скакуна и вцепляюсь руками в её гриву. </text:span><text:span text:style-name="T549">Луковицы куполов и </text:span><text:span text:style-name="T550">увенчаные флюгерами </text:span><text:span text:style-name="T549">острые </text:span><text:span text:style-name="T550">крыши</text:span><text:span text:style-name="T549"> </text:span><text:span text:style-name="T550">домов вырастают за мгновения. Мы со смехом проносимся над украшеными цветами улицами, поднимаемся в </text:span><text:span text:style-name="T552">вертикальном </text:span><text:span text:style-name="T551">скольжении</text:span><text:span text:style-name="T550"> </text:span><text:span text:style-name="T552">у</text:span><text:span text:style-name="T550"> крепостной стен</text:span><text:span text:style-name="T552">ы, переваливаем через край</text:span><text:span text:style-name="T550"> и ныряем вниз.</text:span></text:p>
      <text:p text:style-name="P174"><text:span text:style-name="T552">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text:span><text:soft-page-break/><text:span text:style-name="T552">Кантерлот не просто построен на скале, он воздвигнут на массивном каменном </text:span><text:span text:style-name="T553">выступе</text:span><text:span text:style-name="T552">, выдающ</text:span><text:span text:style-name="T553">и</text:span><text:span text:style-name="T552">мся далеко в сторону от основного скального массива. Мы </text:span><text:span text:style-name="T553">ныряем под выступ и летим под городом.</text:span></text:p>
      <text:p text:style-name="P175"><text:span text:style-name="T553">Ветер треплет мои волосы и одежду. В какой-то момент я чувствую, как рубаха трещит по швам и уносится потоком. Затем я чувствую, как невидимая сила </text:span><text:span text:style-name="T555">осторожно </text:span><text:span text:style-name="T553">приподнимает меня над спиной аликорницы и </text:span><text:span text:style-name="T555">плавно</text:span><text:span text:style-name="T553"> снимает штаны.</text:span></text:p>
      <text:p text:style-name="P175"><text:span text:style-name="T553">- </text:span><text:span text:style-name="T592">Сел</text:span><text:span text:style-name="T554">, прекрати! <text:s/>- хлопаю я по холке Селестию. - Не надейся меня обмануть! Если с рубашкой ещё могло прокатить, штаны ветер уж точно не </text:span><text:span text:style-name="T555">сдует</text:span><text:span text:style-name="T554">!</text:span></text:p>
      <text:p text:style-name="P175"><text:span text:style-name="T554">- </text:span><text:span text:style-name="T555">Я и не думала тебя обманывать, Хуман, - деланно возмущается аликорница. - Просто мне кажется, в мокрой одежде тебе будет неприятно продолжать полёт.</text:span></text:p>
      <text:p text:style-name="P457">Я присматриваюсь к хитрой морде моего скакуна и вижу смешливые искорки в уголках её глаз.</text:p>
      <text:p text:style-name="P457">- Я тебя раскусил! Верни штаны! Тут не может быть дождя, мы под скалой!</text:p>
      <text:p text:style-name="P176"><text:span text:style-name="T555">В этот момент нас окатывает водой. У меня просто сердце останавливается от холода. </text:span><text:span text:style-name="T556">Мы пролетаем сквозь вереницу водопадов, тут и там ниспадающих с Кантерлота и Селестия хохочет во всё горло.</text:span></text:p>
      <text:p text:style-name="P462">- Вода в небе бывает не только от дождя, мой маленький человек!</text:p>
      <text:p text:style-name="P463">Аликорница закладывает вираж и планирует над бескрайней долиной. Теплый ветер моментально высушивает меня.</text:p>
      <text:p text:style-name="P177"><text:span text:style-name="T556">- </text:span><text:span text:style-name="T557">Может, ты вернешь, наконец, штаны?</text:span></text:p>
      <text:p text:style-name="P177"><text:span text:style-name="T557">- </text:span><text:span text:style-name="T558">Ты так хочешь их надеть?</text:span></text:p>
      <text:p text:style-name="P178"><text:span text:style-name="T559">Ехидный</text:span><text:span text:style-name="T92"> вопрос белой аликорницы обескураживает. </text:span><text:span text:style-name="T559">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span></text:p>
      <text:p text:style-name="P464">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623"><text:span text:style-name="T92">Я </text:span><text:span text:style-name="T624">ё</text:span><text:span text:style-name="T92">рзаю, стараясь усест</text:span><text:span text:style-name="T560">ь</text:span><text:span text:style-name="T92">ся поудобнее.</text:span></text:p>
      <text:p text:style-name="P464">- На что ты намекаешь?</text:p>
      <text:p text:style-name="P179"><text:span text:style-name="T559">- </text:span><text:span text:style-name="T561">Я не намекаю, а вполне прямо говорю, Хуман — </text:span><text:span text:style-name="T562">тебе нужно разрядиться! Иначе ты проткнешь </text:span><text:span text:style-name="T563">или </text:span><text:span text:style-name="T562">мне шею, </text:span><text:span text:style-name="T563">или себе живот</text:span><text:span text:style-name="T562">, - хихикает Селестия. </text:span><text:span text:style-name="T561">- В</text:span><text:span text:style-name="T562">идишь, аликорны не славятся застенчивостью.</text:span></text:p>
      <text:p text:style-name="P465">Я замечаю её порозовевшие щёки.</text:p>
      <text:p text:style-name="P459">- И как же ты предлагаешь мне разрядиться? Мы в полумиле над землёй.</text:p>
      <text:p text:style-name="P458">Щёки аликорницы розовеют ещё больше. Она что-то шепчет, <text:span text:style-name="T1009">стыдливо </text:span>отвернувшись от меня.</text:p>
      <text:p text:style-name="P458">- Что? Не слышу!</text:p>
      <text:p text:style-name="P180"><text:span text:style-name="T563">- Ты можешь свеситься с меня сзади, держась руками за крылья! - </text:span><text:span text:style-name="T564">пригнув шею ко мне, </text:span><text:span text:style-name="T563">кричит она мне в ухо.</text:span></text:p>
      <text:p text:style-name="P181"><text:span text:style-name="T563">О</text:span><text:span text:style-name="T564">т такого предложения начинают гореть щёки уже у меня. Я и не подозревал, насколько больная фантазия у белой </text:span><text:span text:style-name="T620">развратницы</text:span><text:span text:style-name="T564">! Однако, осмотревшись получше, решаю, что в её словах есть смысл.</text:span></text:p>
      <text:p text:style-name="P181"><text:span text:style-name="T564">Я осторожно ложусь на спину своего небесного скакуна, хватаю руками основания крыльев и плавно съезжаю назад </text:span><text:span text:style-name="T568">и немного вниз</text:span><text:span text:style-name="T564">.</text:span></text:p>
      <text:p text:style-name="P466"><text:soft-page-break/>Да, так будет толк.</text:p>
      <text:p text:style-name="P466">Аликорница приглашающе сдвигает хвост в сторону, открывая мне сокровенное.</text:p>
      <text:p text:style-name="P624"><text:span text:style-name="T92">- </text:span><text:span text:style-name="T565">Иди ко мне, Хуман. Иди ко мне, мой маленький человек! </text:span><text:span text:style-name="T566">Я так долго ждала тебя!</text:span></text:p>
      <text:p text:style-name="P182"><text:span text:style-name="T565">И </text:span><text:span text:style-name="T569">я иду. К ней и в неё. И ещё раз. И снова. </text:span><text:span text:style-name="T567">И опять. </text:span><text:span text:style-name="T568">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span></text:p>
      <text:p text:style-name="P182"><text:span text:style-name="T568">- </text:span><text:span text:style-name="T592">Сел… Я… Ты… Мы…</text:span></text:p>
      <text:p text:style-name="P467"/>
      <text:p text:style-name="P183"><text:span text:style-name="T567">Надеюсь, маленькие пони </text:span><text:span text:style-name="T568">Эквестрии</text:span><text:span text:style-name="T567"> сейчас не смотрят в небо.</text:span></text:p>
      <text:p text:style-name="P468"/>
      <text:p text:style-name="P316">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469"/>
      <text:p text:style-name="P469">… И чувствую также, что мы падаем.</text:p>
      <text:p text:style-name="P469"/>
      <text:p text:style-name="P469">- Какого дьявола? Сел, следи за высотой! Мы же грохнемся!!!</text:p>
      <text:p text:style-name="P469"/>
      <text:p text:style-name="P184"><text:span text:style-name="T570">Мы со свистом проваливаемся мимо едва увернувшегося с возмущённым карканьем </text:span><text:span text:style-name="T708">орла</text:span><text:span text:style-name="T570">. </text:span><text:span text:style-name="T572">Пара перьев из его хвоста ещё некоторое время сопровождает нас в турбулентном потоке. </text:span><text:span text:style-name="T570">Земля увеличивается со стремительностью мчащегося в лоб локомотива. Крылья аликорницы </text:span><text:span text:style-name="T572">без движения </text:span><text:span text:style-name="T570">торчат вертикально вверх, как у каменной статуи.</text:span></text:p>
      <text:p text:style-name="P184"><text:span text:style-name="T570">- Я совсем забыла об этом аспекте, - сконфуженно заявляет она. - Вот почему пегасы не занимаются сексом в воздухе. </text:span><text:span text:style-name="T571">Аликорны, как я теперь вспоминаю, тоже.</text:span></text:p>
      <text:p text:style-name="P461">- Прекрати предаваться воспоминаниям! - взвизгиваю я. - Сделай что-нибудь!</text:p>
      <text:p text:style-name="P461"/>
      <text:p text:style-name="P460"><text:span text:style-name="T1011">Я уже отчётливо вижу каждый камешек на поляне, куда мы несёмся со скоростью болида. </text:span>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text:span text:style-name="T1013">на крыльях </text:span>подтянуться к её шее, <text:span text:style-name="T1012">отчего стояк становится совсем уж невыносимым</text:span>.</text:p>
      <text:p text:style-name="P460">- <text:span text:style-name="T1010">К сожалению, я сейчас не в том состоянии, чтобы задействовать телепортацию, - бормочет Селестия. - Но я попробую.</text:span></text:p>
      <text:p text:style-name="P625"><text:span text:style-name="T570">Н</text:span><text:span text:style-name="T92">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span></text:p>
      <text:p text:style-name="P470"/>
      <text:p text:style-name="P185"><text:span text:style-name="T573">Земля размазывается на периферии зрения, сфокусировавшись в центре внимания в холм муравейника и трухлявый пень рядом. Глаз</text:span><text:span text:style-name="T575">а</text:span><text:span text:style-name="T573"> отрешённо фиксируют стремительное приближение смерти.</text:span></text:p>
      <text:p text:style-name="P470"/>
      <text:p text:style-name="P470"><text:soft-page-break/>Затем всё заслоняет она. Аликорница вытягивает шею назад и дотрагивается своим носом до моего.</text:p>
      <text:p text:style-name="P471">- Увы, мне очень жаль, Хуман. Пришло время прощаться. Мне ужасно стыдно, что я подвела тебя и жаль, что приходится расставаться.</text:p>
      <text:p text:style-name="P471"/>
      <text:p text:style-name="P472"><text:span text:style-name="T1013">Её огромные глаза заслоняют несущуюся на нас землю. </text:span>Её губы касаются моих.</text:p>
      <text:p text:style-name="P473">- <text:span text:style-name="T1012"><text:s/>Знай, я всегда любила тебя.</text:span></text:p>
      <text:p text:style-name="P473"/>
      <text:p text:style-name="P471">Это последние слова, которые я слышу до столкновения…</text:p>
      <text:p text:style-name="P470"/>
      <text:p text:style-name="P470">…</text:p>
      <text:p text:style-name="P470"/>
      <text:p text:style-name="P626"><text:span text:style-name="T92">- Х-х-хах!!! </text:span><text:span text:style-name="T574">У-у-уффф!..</text:span></text:p>
      <text:p text:style-name="P626"><text:span text:style-name="T92">Я извергаюсь долго и обильно, </text:span><text:span text:style-name="T576">судорожно совершая затухающие фрикции</text:span><text:span text:style-name="T92">. </text:span><text:span text:style-name="T577">Сознание мутно отслеживает <text:s/></text:span><text:span text:style-name="T578">очертания знакомой комнаты, сероватое небо близкого рассвета и прямо перед собой…</text:span></text:p>
      <text:p text:style-name="P186"><text:span text:style-name="T578">О, боги! </text:span><text:span text:style-name="T579">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text:span><text:span text:style-name="T582">твердо</text:span><text:span text:style-name="T579">каменными веерами.</text:span></text:p>
      <text:p text:style-name="P186"><text:span text:style-name="T579">Вот только место действия не воздушные просторы Эквестрии, а покои принцессы </text:span><text:span text:style-name="T580">дня</text:span><text:span text:style-name="T579">.</text:span></text:p>
      <text:p text:style-name="P475"/>
      <text:p text:style-name="P476">- Сел!</text:p>
      <text:p text:style-name="P627"><text:span text:style-name="T92">Я резко подаюсь назад. </text:span><text:span text:style-name="T581">Запоздало, впрочем. Дело сделано.</text:span></text:p>
      <text:p text:style-name="P474">- <text:span text:style-name="T1014">Ты наконец проснулся, Хуман? - невинно поворачивает голову аликорница. - Я уж начала беспокоиться.</text:span></text:p>
      <text:p text:style-name="P478">- <text:span text:style-name="T1015">Я вижу, как ты беспокоишься! Даже магией поддержала в нужный момент, лишь бы не трево</text:span><text:span text:style-name="T1077">ж</text:span><text:span text:style-name="T1015">ить мой сон! - я сгребаю с </text:span><text:span text:style-name="T1017">прикроватного</text:span><text:span text:style-name="T1015"> столика салфетку и вытираю пах.</text:span></text:p>
      <text:p text:style-name="P477">- <text:span text:style-name="T1015">Тебе нужно было выспаться.</text:span></text:p>
      <text:p text:style-name="P479">Селестия встаёт и потягивается, сначала на переднюю пару ног, потом на заднюю. Я, не удержавшись, вытираю салфеткой и её.</text:p>
      <text:p text:style-name="P479">-<text:span text:style-name="T1016">Так. Рассказывай.</text:span></text:p>
      <text:p text:style-name="P479"/>
      <text:p text:style-name="P187"><text:span text:style-name="T583">Аликорница </text:span><text:span text:style-name="T584">подходит к бару и начинает совершать магические пассы над бутылками.</text:span></text:p>
      <text:p text:style-name="P481">- Что же тебе рассказать, Хуман? Всё, что я могла сказать про наш исход с Орунгуна, я уже сказала.</text:p>
      <text:p text:style-name="P481"/>
      <text:p text:style-name="P480">Я поперхаюсь от возмущения.</text:p>
      <text:p text:style-name="P480">- Причём тут Орунгун? Почему ты дала себя трахнуть? Ещё и помогла при этом?</text:p>
      <text:p text:style-name="P477"><text:soft-page-break/></text:p>
      <text:p text:style-name="P189"><text:span text:style-name="T584">Селестия </text:span><text:span text:style-name="T601">молча </text:span><text:span text:style-name="T584">бросает кубики льда в коктейль </text:span><text:span text:style-name="T588">вместе с листочком мяты</text:span><text:span text:style-name="T584"> и левитирует мне бокал. Я отстраняю </text:span><text:span text:style-name="T585">его</text:span><text:span text:style-name="T584">.</text:span></text:p>
      <text:p text:style-name="P188"><text:span text:style-name="T584">- Ну уж нет! Выпью этого клофелинчика, а потом проснусь, привязанный к кровати верёвками </text:span><text:span text:style-name="T585">по технике шибари</text:span><text:span text:style-name="T584">, а ты будешь стоять надо мной в кожаных ремнях с плёткой! Хватит!</text:span></text:p>
      <text:p text:style-name="P188"><text:span text:style-name="T584">- Ты такой забавный, Хуман! - прыскает в свой бокал аликорница. - Пей, это от похмелья. </text:span><text:span text:style-name="T585">Если так уж хочешь знать, мне просто стало тебя жаль. От тебя ушла твоя пони-фрэнд, ты был такой одинокий, </text:span><text:span text:style-name="T598">холодный </text:span><text:span text:style-name="T585">и несчастный. </text:span><text:span text:style-name="T590">А т</text:span><text:span text:style-name="T587">ы мой самый давний друг тут, не считая сестры. </text:span><text:span text:style-name="T588">И у тебя на всём Эквусе нет пары. </text:span><text:span text:style-name="T599">Вот я и</text:span><text:span text:style-name="T585"> решила помочь тебе. </text:span><text:span text:style-name="T588">Ты ведь всегда помогал мне эти годы.</text:span></text:p>
      <text:p text:style-name="P483">- То есть, ты хочешь занять место Джет? - изумляюсь я.</text:p>
      <text:p text:style-name="P188"><text:span text:style-name="T585">- Это не обязательно, но если ты так хочешь… - </text:span><text:span text:style-name="T586">невинно </text:span><text:span text:style-name="T585">хлопает ресницами аликорница, </text:span><text:span text:style-name="T586">становясь похожа на школьницу из японских анимэ</text:span><text:span text:style-name="T585">. - </text:span><text:span text:style-name="T588">У <text:s/>меня нет неприятия к дружбе с привилегиями </text:span><text:span text:style-name="T589">с тобой</text:span><text:span text:style-name="T588">.</text:span></text:p>
      <text:p text:style-name="P480">- <text:span text:style-name="T1018">Учти, я не люблю тебя. И не полюблю! Я не…</text:span></text:p>
      <text:p text:style-name="P188"><text:span text:style-name="T584">- </text:span><text:span text:style-name="T589">Знаю-знаю, ты не конеёб, - ехидно улыбается </text:span><text:span text:style-name="T591">Селестия</text:span><text:span text:style-name="T589">. - Никаких проблем! Я тоже не люблю тебя, </text:span><text:span text:style-name="T597">Хуман</text:span><text:span text:style-name="T589">. Исключительно дружба!</text:span></text:p>
      <text:p text:style-name="P484"/>
      <text:p text:style-name="P628"><text:span text:style-name="T92">Аликорница подходит к балкону и растворяет двери. В комнату врывается </text:span><text:span text:style-name="T595">п</text:span><text:span text:style-name="T92">ение птиц, свежий воздух прочищает мозги.</text:span></text:p>
      <text:p text:style-name="P484">- Что тебе снилось хоть? - оборачивается она. - Ты часто повторял моё имя. И был так ненасытен, что мне пришлось упираться в стену копытами.</text:p>
      <text:p text:style-name="P484">- Мы летали, - бормочу я. - Остальное не помню.</text:p>
      <text:p text:style-name="P191"><text:span text:style-name="T592">- Лета-а-али, - мечтательно протягивает аликорница. </text:span><text:span text:style-name="T594">Она тщательно разрабатывает всё ещё стоящие крылья и готовится </text:span><text:span text:style-name="T595">к прыжку</text:span><text:span text:style-name="T594">.</text:span><text:span text:style-name="T592"> - Надо будет как-нибудь полетать вместе. </text:span><text:span text:style-name="T593">Но это потом. Сейчас мне </text:span><text:span text:style-name="T600">нужно</text:span><text:span text:style-name="T593"> спешить на приём, очередной </text:span><text:span text:style-name="T595">вождь</text:span><text:span text:style-name="T593"> грифонов пытается меня сосватать. Отлежись тут, потом, будь так добр, просмотри проект конституции — </text:span><text:span text:style-name="T595">он на столе в золотой папке</text:span><text:span text:style-name="T593">. Надо вычистить его от всевозможных лазеек, заботливо заложенных в не</text:span><text:span text:style-name="T595">го</text:span><text:span text:style-name="T593"> </text:span><text:span text:style-name="T594">герцогами</text:span><text:span text:style-name="T593"> единорогов, пэрами пегасов и </text:span><text:span text:style-name="T594">лэрдами земнопони</text:span><text:span text:style-name="T593">. </text:span><text:span text:style-name="T594">Никто из них не желает терять власть, и больше всего они боятся, что у других </text:span><text:span text:style-name="T595">рас </text:span><text:span text:style-name="T594">в объединённом парламенте </text:span><text:span text:style-name="T596">привилегий</text:span><text:span text:style-name="T594"> будет больше, чем у них. Конституция должна гарантировать им равенство — при моём главенстве, разумеется.</text:span></text:p>
      <text:p text:style-name="P485"><text:span text:style-name="T1020">С этими словами </text:span>Селестия взлетает в свете восходящего солнца.</text:p>
      <text:p text:style-name="P480"/>
      <text:p text:style-name="P190"><text:span text:style-name="T588">Я ошеломлённо выпиваю пойло </text:span><text:span text:style-name="T591">аликорницы</text:span><text:span text:style-name="T588">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span></text:p>
      <text:p text:style-name="P482">И тебе с этим жить, Хуман.</text:p>
      <text:p text:style-name="P450"/>
      <text:p text:style-name="P143"><text:span text:style-name="T341">&lt;</text:span><text:span text:style-name="T835">Эзоскелет Сел из последнего фанфика— это силовой каркас бронекостюма. Без него костюм становится обычными латами</text:span><text:span text:style-name="T341">&gt;</text:span></text:p>
      <text:p text:style-name="P380"><text:s text:c="2"/></text:p>
      <text:p text:style-name="P258"><text:soft-page-break/><text:span text:style-name="T609">~~~</text:span><text:span text:style-name="T611">5</text:span><text:span text:style-name="T609">0 лет </text:span><text:span text:style-name="T610">от основания Эквестрии</text:span><text:span text:style-name="T609">~~~</text:span></text:p>
      <text:p text:style-name="P350"/>
      <text:p text:style-name="P608"><text:span text:style-name="T165">П</text:span><text:span text:style-name="T92">озвонк</text:span><text:span text:style-name="T434">и</text:span><text:span text:style-name="T92"> жалобно хруст</text:span><text:span text:style-name="T434">я</text:span><text:span text:style-name="T92">т, уступая давлению.</text:span></text:p>
      <text:p text:style-name="P144"><text:span text:style-name="T165">- </text:span><text:span text:style-name="T432">Осторожнее, осторожнее! - кричу я. - Не мешок с картошкой топчешь!</text:span></text:p>
      <text:p text:style-name="P144"><text:span text:style-name="T432">Копыта ночной принцессы разминают мне спину, избавляя от болей в позвоночнике. </text:span><text:span text:style-name="T433">Я смиренно лежу на животе, подложив под подбородок подушку и листаю «PlayPony». </text:span><text:span text:style-name="T611">Пятьдесят</text:span><text:span text:style-name="T432"> лет канцелярской работы на благо Эквестрии не прошли без последствий!</text:span></text:p>
      <text:p text:style-name="P144"><text:span text:style-name="T432">- </text:span><text:span text:style-name="T433">Так найми себе, наконец, профессионального массажиста! - фыркает ночная принцесса. - </text:span><text:span text:style-name="T620">Наши</text:span><text:span text:style-name="T433"> копыта более приспособлены двигать ночное светило, чем твои дряблые мышцы, </text:span><text:span text:style-name="T436">о Хуман</text:span><text:span text:style-name="T433">!</text:span></text:p>
      <text:p text:style-name="P144"><text:span text:style-name="T433">-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text:span><text:span text:style-name="T435">И я бы занимался с ним больше, если б не работал с твоей армейской бухгалтерией — в счёт массажа, кстати. </text:span><text:span text:style-name="T436">Найми себе, наконец, профессионального бухгалтера, о Ночная принцесса!</text:span></text:p>
      <text:p text:style-name="P144"><text:span text:style-name="T433">- </text:span><text:span text:style-name="T437">Ещё чего! - фыркает с удвоенной силой Луна. - </text:span><text:span text:style-name="T620">Мы</text:span><text:span text:style-name="T438"> ещё не сошл</text:span><text:span text:style-name="T620">и</text:span><text:span text:style-name="T438"> с ума! В последний раз, когда </text:span><text:span text:style-name="T620">Наша </text:span><text:span text:style-name="T439">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text:span><text:span text:style-name="T620">Мы</text:span><text:span text:style-name="T439">-то зн</text:span><text:span text:style-name="T620">ем</text:span><text:span text:style-name="T439">, о чём они говорили газетчикам! Тень упала на саму сладкоежку! Это смешно! Даже </text:span><text:span text:style-name="T620">Мы</text:span><text:span text:style-name="T439">, положа копыто на сердце, не мо</text:span><text:span text:style-name="T620">жем</text:span><text:span text:style-name="T439"> сказать, что </text:span><text:span text:style-name="T620">Нашу</text:span><text:span text:style-name="T439"> сестрицу интересуют деньги, но в той жёлтой статейке они посмели намекнуть на причастность </text:span><text:span text:style-name="T443">самой </text:span><text:span text:style-name="T439">Сел к растрате! Как будто у неё не в распоряжении всё королевство, включая их занюханную газетёнку!</text:span></text:p>
      <text:p text:style-name="P144"><text:span text:style-name="T439">- Ну-ну, не ворчи, - примирительно бормочу я. - Там, на самом деле, вовсе не </text:span><text:span text:style-name="T440">воровство</text:span><text:span text:style-name="T439"> был</text:span><text:span text:style-name="T441">о</text:span><text:span text:style-name="T439">, если уж на то пошло. Тот жеребчик из Понхэнджа просто </text:span><text:span text:style-name="T440">оказался </text:span><text:span text:style-name="T447">идеалистом - фанатом хуфбола</text:span><text:span text:style-name="T440"> и втихаря пустил дорожные деньги на </text:span><text:span text:style-name="T444">строительство стадиона. Довольно неплохого, кстати. Жаль только, что добраться к нему нереально, потому что дорог нет.</text:span></text:p>
      <text:p text:style-name="P144"><text:span text:style-name="T432">- </text:span><text:span text:style-name="T442">Вот так и получается, что в королевстве одна половина подданных — идеалисты, вторая — не умеет сложить два и два. Один ты посредине, - </text:span><text:span text:style-name="T444">бурчит</text:span><text:span text:style-name="T442"> аликорница. - Но тебя мало. И даже ту малость почти всю загребла себе сестра!</text:span></text:p>
      <text:p text:style-name="P609"><text:span text:style-name="T442">К</text:span><text:span text:style-name="T92">опыто с силой надавливает мне на копчик.</text:span></text:p>
      <text:p text:style-name="P144"><text:span text:style-name="T442">- </text:span><text:span text:style-name="T444">Уф-ф! </text:span><text:span text:style-name="T446">З</text:span><text:span text:style-name="T442">ря ты так. Помирилась бы </text:span><text:span text:style-name="T445">с ней</text:span><text:span text:style-name="T442">, </text:span><text:span text:style-name="T444">что ли? </text:span><text:span text:style-name="T445">Она очень этого хочет, честное слово! </text:span><text:span text:style-name="T448">Я готов быть посредником. Бесплатно!</text:span></text:p>
      <text:p text:style-name="P144"><text:span text:style-name="T442">- </text:span><text:span text:style-name="T449">Она знает, как с </text:span><text:span text:style-name="T620">Нами</text:span><text:span text:style-name="T449"> можно помириться, - мрачно заявляет Луна. - Это вполне легко. Если только она по-настоящему хочет.</text:span></text:p>
      <text:p text:style-name="P423">- Опять ты за своё. Лу, я же говорил — это единственное, что она не может сделать. Не проси. Всё остальное — пожалуйста. Но не это.</text:p>
      <text:p text:style-name="P194"><text:span text:style-name="T449">- </text:span><text:span text:style-name="T621">Всё остальное </text:span><text:span text:style-name="T620">Мы</text:span><text:span text:style-name="T621"> мо</text:span><text:span text:style-name="T620">жем</text:span><text:span text:style-name="T621"> обеспечить себе сам</text:span><text:span text:style-name="T642">и</text:span><text:span text:style-name="T621">. Всё, кроме древних городов Орунгуна, его бескрайних равнин серебряного вереска, его волшебных лесов десятитысячелетних </text:span><text:span text:style-name="T607">дубов, его изумрудных морей и смеющихся ручьёв… Всё, кроме тысячи башен Ундариена и поющ</text:span><text:span text:style-name="T620">ей</text:span><text:span text:style-name="T607"> </text:span><text:span text:style-name="T620">горы</text:span><text:span text:style-name="T607"> </text:span><text:span text:style-name="T620">Аденау</text:span><text:span text:style-name="T607">, всё, кроме священного озера Хорни и высоких трав Кириндана… и </text:span><text:span text:style-name="T622">лавандовых склонов Унлука… и тёплых ветров </text:span><text:span text:style-name="T623">Т</text:span><text:span text:style-name="T622">ангора…</text:span></text:p>
      <text:p text:style-name="P194"><text:span text:style-name="T620">Нам</text:span><text:span text:style-name="T607"> не хватает родины, - тихо </text:span><text:span text:style-name="T608">вздыхает</text:span><text:span text:style-name="T607"> Луна.</text:span></text:p>
      <text:p text:style-name="P425"><text:soft-page-break/></text:p>
      <text:p text:style-name="P425">…</text:p>
      <text:p text:style-name="P273">…</text:p>
      <text:p text:style-name="P273">…</text:p>
      <text:p text:style-name="P16"><text:span text:style-name="T1022">… Я</text:span> <text:span text:style-name="T1022">несусь</text:span> вниз по винтовой лестнице, перепрыгивая через две ступеньки. <text:span text:style-name="T1022">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text:span><text:span text:style-name="T1024">чёртов </text:span><text:span text:style-name="T1022">прораб не заикнулся о недосмотре!</text:span> <text:span text:style-name="T1022">Впрочем, что с них взять, с привычных к бегу четырёхкопытных,</text:span> треть из которых, вдобавок, крылаты? <text:s/><text:span text:style-name="T1026">Они лишние пару миль пробегут – не заметят.</text:span> <text:span text:style-name="T1022">А вот что делать бедному Хуману, разменявшему, судя по всему, восьмой, </text:span><text:span text:style-name="T1028">девятый, </text:span><text:span text:style-name="T1022">а, может, чем чёрт не шутит, и весь </text:span><text:span text:style-name="T1028">десятый</text:span><text:span text:style-name="T1022"> десяток лет?</text:span></text:p>
      <text:p text:style-name="P17"><text:span text:style-name="T1022">Тут я, конечно, приукр</text:span><text:span text:style-name="T1028">а</text:span><text:span text:style-name="T1026">шиваю</text:span><text:span text:style-name="T1022"> проблему. </text:span><text:span text:style-name="T1028">В</text:span><text:span text:style-name="T1022">ернее, немного </text:span><text:span text:style-name="T1026">л</text:span><text:span text:style-name="T1022">укав</text:span><text:span text:style-name="T1026">лю</text:span><text:span text:style-name="T1022">. Потому что может сложиться впечатление, что мне трудно бегать по лестницам из-за возраста. Ведь из смутных воспоминаний моей прежне</text:span><text:span text:style-name="T1023">й</text:span><text:span text:style-name="T1022"> жизни я помню, что человек семидесяти – </text:span><text:span text:style-name="T1025">восьмидесяти </text:span><text:span text:style-name="T1022">– девяноста лет – уже древний старик. А я не старик,</text:span><text:span text:style-name="T1023"> в том то и дело</text:span><text:span text:style-name="T1022">. То есть, я </text:span><text:span text:style-name="T1028">сейчас </text:span><text:span text:style-name="T1022">не пыжусь, пытаясь выглядеть моложе своих лет, как некоторые </text:span><text:span text:style-name="T1026">седовласые </text:span><text:span text:style-name="T1022"><text:s/>завсегдатаи спортзалов. Я на самом деле не старею.</text:span></text:p>
      <text:p text:style-name="P28">В этом-то и проблема.</text:p>
      <text:p text:style-name="P18"/>
      <text:p text:style-name="P29">…</text:p>
      <text:p text:style-name="P18"><text:span text:style-name="T1023">Первые лет двадцать я этого не замечал. Ну, есть такой период в жизни человека, когда ему можно с тем же успехом дать и двадцать лет, и сорок. </text:span><text:span text:style-name="T1026">Нестареющий тип лица, </text:span><text:span text:style-name="T1027">смещение общего возраста старения человечества и т.д.</text:span></text:p>
      <text:p text:style-name="P19"><text:span text:style-name="T1025">Но годы </text:span><text:span text:style-name="T1027">идут</text:span><text:span text:style-name="T1025">, а я оста</text:span><text:span text:style-name="T1027">юсь</text:span><text:span text:style-name="T1025"> всё тем же. </text:span><text:span text:style-name="T1027">Это стало особенно заметно десяток лет назад, когда я пришёл на празднование </text:span><text:span text:style-name="T1028">сорока</text:span><text:span text:style-name="T1027">летнего юбилея школы Вондерболтов.</text:span></text:p>
      <text:p text:style-name="P20"><text:span text:style-name="T1030">В</text:span><text:span text:style-name="T1029">руча</text:span><text:span text:style-name="T1030">я</text:span><text:span text:style-name="T1029"> королевские награды победителям праздничных состязаний, </text:span><text:span text:style-name="T1030">я</text:span><text:span text:style-name="T1029"> услышал негромкий оклик со спины.</text:span></text:p>
      <text:p text:style-name="P19"/>
      <text:p text:style-name="P30">- <text:span text:style-name="T1028">Хуман?</text:span></text:p>
      <text:p text:style-name="P30"/>
      <text:p text:style-name="P31">За спиной стояла Джет. Взглянув на неё, я остолбенел.</text:p>
      <text:p text:style-name="P21"><text:span text:style-name="T1031">Все эти годы </text:span><text:span text:style-name="T1033">после разлуки с </text:span><text:span text:style-name="T1034">пегаской</text:span><text:span text:style-name="T1033"> </text:span><text:span text:style-name="T1031">я жил в окружении нестареющих аликорниц и безликой дворцовой прислуги. Неподвластные времени </text:span><text:span text:style-name="T1032">принцессы</text:span><text:span text:style-name="T1031"> и меняющ</text:span><text:span text:style-name="T1032">ие</text:span><text:span text:style-name="T1031">ся каждые несколько лет слуги создавали ровное течение лет, которые я вскоре перестал отслеживать. </text:span><text:span text:style-name="T1033">Дворцовая текучка, дипломатия с неспокойными соседями и заботы о быстро развивающемся государстве засосали меня на долгие годы.</text:span></text:p>
      <text:p text:style-name="P21"><text:span text:style-name="T1031">И только сейчас, глядя на пожилую седогривую пони, я осознал, сколько времени прошло. </text:span><text:span text:style-name="T1033">И понял, что я неподвластен времени.</text:span></text:p>
      <text:p text:style-name="P22"><text:span text:style-name="T1034">И хотя пегаска восприняла как должное мою нетронутую временем молодость, после </text:span><text:span text:style-name="T1036">посиделок </text:span><text:span text:style-name="T1034">с ней я сразу же помчался к Платине.</text:span><text:span text:style-name="T1055">&lt;добавить Дейдру Пай и других&gt;</text:span></text:p>
      <text:p text:style-name="P23"><text:soft-page-break/><text:span text:style-name="T1035">Пожилая единорожка </text:span><text:span text:style-name="T1036">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span></text:p>
      <text:p text:style-name="P32">И <text:span text:style-name="T1037">после долгой серии экспериментов и исследований </text:span>также жутковато было <text:span text:style-name="T1037">у</text:span>слышать от умнейшей магички на планете <text:span text:style-name="T1038">объяснение</text:span>, почему я не старею.</text:p>
      <text:p text:style-name="P24"><text:span text:style-name="T1036">- </text:span><text:span text:style-name="T1038">Знаешь, Хум, - говорила Платина, - тебе покажется странным то, что я скажу, но эксперименты показыват некую двойственность твоей </text:span><text:span text:style-name="T1040">сущности</text:span><text:span text:style-name="T1038">.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span></text:p>
      <text:p text:style-name="P24">- <text:span text:style-name="T1038">То есть, как откуда взялась? Ты хочешь сказать, что она не моя, </text:span><text:span text:style-name="T1039">д</text:span><text:span text:style-name="T1038">анная мне при рождении?</text:span></text:p>
      <text:p text:style-name="P24">- <text:span text:style-name="T1038">Именно, - кивнула единорожка, стукнув по пику научно-технического прогресса Эквестрии – </text:span><text:span text:style-name="T1060">спарк-</text:span><text:span text:style-name="T1038">магн</text:span><text:span text:style-name="T1060">и</text:span><text:span text:style-name="T1038">ту Холла – это чужая душа. Она делает тебя бессмертным, Хуман.</text:span></text:p>
      <text:p text:style-name="P8">…</text:p>
      <text:p text:style-name="P8"/>
      <text:p text:style-name="P23"><text:span text:style-name="T3">В</text:span><text:span text:style-name="T6">от такая проблема с этим дурацким бессмертием – ты остаешься свежим, как огурчик, но твои друзья-то стареют! </text:span><text:span text:style-name="T7">Джет, Платина, Дейдра – все они за эти годы стали степенными седыми кобылами с детьми и внуками. </text:span><text:span text:style-name="T10">Я как будто вынырнул из сладких объятий дворцовой жизни </text:span><text:span text:style-name="T14">и</text:span><text:span text:style-name="T10"> увидел их дряхлыми.</text:span><text:span text:style-name="T7"> Мне больно видеть их увядание, я чувст</text:span><text:span text:style-name="T8">ую</text:span><text:span text:style-name="T7"> себя дезертиром. </text:span><text:span text:style-name="T9">Такое впечатление, будто я стою на берегу и смотрю, как они уплывают на плоту вдаль. А я стою и смотрю им вслед…</text:span></text:p>
      <text:p text:style-name="P9"/>
      <text:p text:style-name="P25"><text:span text:style-name="T3">И, да, бегать по лестницам я не люблю из-за элементарной лени</text:span><text:span text:style-name="T2">! </text:span><text:span text:style-name="T3">Ведь я ещё ленивее, чем солнцезадая принцесса дня, формальным супругом которой я являюсь.</text:span></text:p>
      <text:p text:style-name="P8"/>
      <text:p text:style-name="P26"><text:span text:style-name="T3">Да, четыре тысячи параспрайтов, вот уже полтора десятка лет, с тех пор как сумасшедшая рогатая лошадь вы</text:span><text:span text:style-name="T12">скочила</text:span><text:span text:style-name="T3"> за меня замуж, я несу бремя принца-консорта Дневной Главы Эквестрии! </text:span><text:span text:style-name="T2">И это занятие не из тех, что дают расслабиться! </text:span><text:span text:style-name="T4">Ехидная аликорница чётко просчитала выгоду от моего наличия у царственного престола и захомутала меня посильнее </text:span><text:span text:style-name="T12">чугунных </text:span><text:span text:style-name="T4">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text:span><text:span text:style-name="T11">Не то, чтобы я был против, но не оставляющая шансов на противодействие стратегия улыбчивой интригантки </text:span><text:span text:style-name="T12">иногда </text:span><text:span text:style-name="T11">вызывает раздражение.</text:span></text:p>
      <text:p text:style-name="P27"><text:span text:style-name="T4">Впрочем, я по-прежнему </text:span><text:span text:style-name="T13">строго </text:span><text:span text:style-name="T4">блюду последний барьер, отделяющий меня от форменного конеёбства. Нет, сексом мы с Сел занимаемся уже давно, </text:span><text:span text:style-name="T5">лет тридцать. Но</text:span><text:span text:style-name="T4">, по обоюдному согласию, </text:span><text:span text:style-name="T5">мы делаем это “понарошку”, </text:span><text:span text:style-name="T4">по дружбе. </text:span><text:span text:style-name="T5">Б</text:span><text:span text:style-name="T4">ез любви. <text:s/>Хуман не может любить лошадь, и точка! </text:span><text:span text:style-name="T5">Я</text:span><text:span text:style-name="T4"> чётко пресёк те пару попыток Сел обнять </text:span><text:span text:style-name="T5">меня</text:span><text:span text:style-name="T4">, что она сделала в шутку, думая, что </text:span><text:span text:style-name="T5">я</text:span><text:span text:style-name="T4"> пьян…</text:span></text:p>
      <text:p text:style-name="P10"/>
      <text:p text:style-name="P263">…</text:p>
      <text:p text:style-name="P263"/>
      <text:p text:style-name="P7">В узком окне башни показ<text:span text:style-name="T1041">ывается</text:span> шпиль городской ратуши. Я гля<text:span text:style-name="T1042">жу</text:span> <text:span text:style-name="T1042">мимоходом </text:span>на башенные часы.</text:p>
      <text:p text:style-name="P7"><text:soft-page-break/>Проклятье! Без пяти два! Надо ускориться!</text:p>
      <text:p text:style-name="P7"/>
      <text:p text:style-name="P12">Сворачиваю с винтовой лестницы в боковой проём открытой галереи.</text:p>
      <text:p text:style-name="P7"/>
      <text:p text:style-name="P7">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7"/>
      <text:p text:style-name="P12">Быстрым бегом достигаю середины мостика, одновременно доставая моток верёвки из-за пазухи.</text:p>
      <text:p text:style-name="P7"/>
      <text:p text:style-name="P7">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7"/>
      <text:p text:style-name="P7">…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7"/>
      <text:p text:style-name="P12">Перекидываю верёвку через поручень, крепко хватаю оба конца и перешагиваю через ограждение.</text:p>
      <text:p text:style-name="P7"/>
      <text:p text:style-name="P7">Ну да, синяя параноичка пыталась объяснить остутствие сквозного прохода в башне “соображениями фортификации”, но тебя не проведёшь, <text:span text:style-name="T1043">Хума</text:span>н. Ты давно заметил садистские склонности у синей милитаристки. С башней Селестии-то было всё в порядке!</text:p>
      <text:p text:style-name="P7"/>
      <text:p text:style-name="P25"><text:span text:style-name="T1045">Десять</text:span><text:span text:style-name="T1044"> </text:span><text:span text:style-name="T1045">футов</text:span><text:span text:style-name="T1044">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text:span><text:span text:style-name="T1046">и ночью</text:span><text:span text:style-name="T1044">.</text:span></text:p>
      <text:p text:style-name="P12"/>
      <text:p text:style-name="P25"><text:span text:style-name="T2">Навыки скалолазания как нельзя лучше под</text:span><text:span text:style-name="T15">ходят</text:span><text:span text:style-name="T2"> к вертикальной архитектуре </text:span><text:span text:style-name="T16">замка</text:span><text:span text:style-name="T2">. Я прямо взд</text:span><text:span text:style-name="T17">ы</text:span><text:span text:style-name="T2">х</text:span><text:span text:style-name="T17">аю</text:span><text:span text:style-name="T2">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text:span><text:span text:style-name="T17">И х</text:span><text:span text:style-name="T2">уже сраных винтовых лестниц внутри башен могут быть только сраные винтовые лестницы снаружи башень, разумеется, тоже без перил! </text:span><text:span text:style-name="T14">При проектировании замка я как-то само-собой разумее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span></text:p>
      <text:p text:style-name="P7"/>
      <text:p text:style-name="P25"><text:span text:style-name="T2">… Гораздо труднее было с чёрными ходами, часто закрытыми или вообще замурованными, а, в лучшем случае, охраняемыми скучающими стражниками </text:span><text:span text:style-name="T14">ночной гвардии</text:span><text:span text:style-name="T2">. </text:span><text:span text:style-name="T18">Луна спроектировала их втайне от </text:span><text:soft-page-break/><text:span text:style-name="T18">меня и Селестии и</text:span><text:span text:style-name="T2"> </text:span><text:span text:style-name="T18">п</text:span><text:span text:style-name="T2">олучить разрешение на их расконсервацию и пользование оказалось куда сложнее, чем раздобыть пыльные карты тайных коммуникаций </text:span><text:span text:style-name="T18">замка</text:span><text:span text:style-name="T2">. В чокнутых поняхах с пелёнок сидит страсть к бюрократии и крючкотворству, и не всегда даже письменный приказ Селестии ускор</text:span><text:span text:style-name="T18">яет</text:span><text:span text:style-name="T2"> дело…</text:span></text:p>
      <text:p text:style-name="P7"/>
      <text:p text:style-name="P25"><text:span text:style-name="T2">И, главное ж, не моя вина, что я опаздываю! В том, что мне теперь приходится прыгать с мостика на мостик, подобно ёжику Сонику, виновата </text:span><text:span text:style-name="T18">синяя параноичка</text:span><text:span text:style-name="T2">! “</text:span><text:span text:style-name="T14">Мы</text:span><text:span text:style-name="T2"> не успел</text:span><text:span text:style-name="T14">и</text:span><text:span text:style-name="T2"> прочитать экономический отчёт, что ты приготовил, </text:span><text:span text:style-name="T18">Хуман</text:span><text:span text:style-name="T2">. Он лежит в </text:span><text:span text:style-name="T14">Нашей</text:span><text:span text:style-name="T2"> башне… Нет, охранный талисман не пропустит никого, кроме члена королевской семьи… Нет, </text:span><text:span text:style-name="T14">Мы</text:span><text:span text:style-name="T2"> не мо</text:span><text:span text:style-name="T14">жем</text:span><text:span text:style-name="T2"> оставить </text:span><text:span text:style-name="T19">С</text:span><text:span text:style-name="T2">естру…”. </text:span></text:p>
      <text:p text:style-name="P7"/>
      <text:p text:style-name="P7">И вот ты несёшься вниз с отчётом под мышкой, стараясь успеть к приёму…</text:p>
      <text:p text:style-name="P7"/>
      <text:p text:style-name="P12">КРАК!!!<text:line-break/>… Бля…</text:p>
      <text:p text:style-name="P12"/>
      <text:p text:style-name="P7">Обидн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p>
      <text:p text:style-name="P7"/>
      <text:p text:style-name="P7">Ну уж нет! Я не для того корпел над этой проклятой бумажкой до позеленения, чтоб так просто сдаться!</text:p>
      <text:p text:style-name="P7"/>
      <text:p text:style-name="P7">Плюнув на костюм окончательно, я покрепче заж<text:span text:style-name="T1047">имаю</text:span> трос локтями и ногами и практически отпус<text:span text:style-name="T1047">каю</text:span> верёвку. Треск в месте соприкосновения ткани о верёвку смен<text:span text:style-name="T1047">яется</text:span> глухим шорохом. Возник<text:span text:style-name="T1047">ает</text:span> запах гари и я ощу<text:span text:style-name="T1047">щаю</text:span> жжение в паху.</text:p>
      <text:p text:style-name="P7">Просто шикарно! Заявиться на приём торговой миссии грифонов с поджареными яйцами – это по-нашему!</text:p>
      <text:p text:style-name="P25"><text:span text:style-name="T2">В последние </text:span><text:span text:style-name="T20">шесть футов </text:span><text:span text:style-name="T2">высоты отпускаю верёвку и прыгаю на брусчатку аллеи прямо перед офигевшим стражником. С торжествующим хрипом подбираю отчёт.</text:span></text:p>
      <text:p text:style-name="P7"/>
      <text:p text:style-name="P7">- Как они там, Блэй<text:span text:style-name="T1056">к</text:span>? - указываю глазами на лестницу в центральный холл.</text:p>
      <text:p text:style-name="P7">- Зашли пятнадцать минут назад, - отвечает солнечный страж, косясь на мои ошмётки одежды.</text:p>
      <text:p text:style-name="P7"/>
      <text:p text:style-name="P7">Чертыхаясь, несусь к неприметной дверце в цоколе дворца. Через пару минут, вываливаюсь из подсобки у тронного зала в ореоле веников и швабр.</text:p>
      <text:p text:style-name="P7">Церемонимейстер, завидев меня, подпрыгивает от нетерпения:</text:p>
      <text:p text:style-name="P7"/>
      <text:p text:style-name="P25"><text:span text:style-name="T2">- Поторопись, мой принц! Доттид </text:span><text:span text:style-name="T20">Карв</text:span><text:span text:style-name="T2"> задержал делегацию в Розовом зале, но грифоны уже пять минут проявляют признаки нетерпения!</text:span></text:p>
      <text:p text:style-name="P7"><text:soft-page-break/></text:p>
      <text:p text:style-name="P7">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7"/>
      <text:p text:style-name="P7">…</text:p>
      <text:p text:style-name="P7"/>
      <text:p text:style-name="P7">Две аликорницы недвижимо смотрят на меня с высоты трона в центре зала. </text:p>
      <text:p text:style-name="P7"/>
      <text:p text:style-name="P25"><text:span text:style-name="T2">- </text:span><text:span text:style-name="T21">Хуман</text:span><text:span text:style-name="T2">, с тобой всё в порядке? - первой нарушает молчание Селестия. - Твой костюм…</text:span></text:p>
      <text:p text:style-name="P25"><text:span text:style-name="T2">- Как </text:span><text:span text:style-name="T22">Мы</text:span><text:span text:style-name="T2"> ви</text:span><text:span text:style-name="T22">дим</text:span><text:span text:style-name="T2">, ты не слишком беспокоишься об успехе этой встречи, </text:span><text:span text:style-name="T22">Хуман</text:span><text:span text:style-name="T2">! <text:s/>- подаёт голос синяя </text:span><text:span text:style-name="T22">язва</text:span><text:span text:style-name="T2">.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span></text:p>
      <text:p text:style-name="P7">-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7"/>
      <text:p text:style-name="P7">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7">-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7"/>
      <text:p text:style-name="P7">Гомон за дверью усиливается. Раздаются три удара древком алебарды в пол. Двери распахиваются.</text:p>
      <text:p text:style-name="P25"><text:span text:style-name="T2">- Ваши Высочества, делегация королевства Грифонов с высочайшим королевским послом, Горгом </text:span><text:span text:style-name="T23">Железноклювым</text:span><text:span text:style-name="T2">! - объявляет стражник и отходит в сторону.</text:span></text:p>
      <text:p text:style-name="P7"/>
      <text:p text:style-name="P25"><text:span text:style-name="T2">Советник Доттид </text:span><text:span text:style-name="T22">Карв</text:span><text:span text:style-name="T2">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span></text:p>
      <text:p text:style-name="P7"/>
      <text:p text:style-name="P25"><text:span text:style-name="T2">-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text:span><text:span text:style-name="T24">до</text:span><text:span text:style-name="T2">эквестрийской эпохи!</text:span></text:p>
      <text:p text:style-name="P7">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7"/>
      <text:p text:style-name="P7">- Королевство Грифонов… рассчитывает… заключить торговое соглашение…</text:p>
      <text:p text:style-name="P7"><text:soft-page-break/></text:p>
      <text:p text:style-name="P7">Грифон кидает взгляд на трон и, сверкнув красным глазом сквозь монокль, продолжает.</text:p>
      <text:p text:style-name="P25"><text:span text:style-name="T2">- Король Гвидо уполномочил своего премьер-министра, Горга </text:span><text:span text:style-name="T23">Железноклювого</text:span><text:span text:style-name="T2"> представлять интересы королевства пред светлейшими главами </text:span><text:span text:style-name="T23">Э</text:span><text:span text:style-name="T22">квестрийской </text:span><text:span text:style-name="T2">Диархии, - тут грифон склоняет голову ещё раз и с видимым отвращением читает почти по слогам, - для взаимо… выгодного соглашения…</text:span></text:p>
      <text:p text:style-name="P7"/>
      <text:p text:style-name="P7">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7"/>
      <text:p text:style-name="P7">-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7"/>
      <text:p text:style-name="P25"><text:span text:style-name="T2">Из всех собравшихся в тронном зале, галстук есть только у меня. Но это не смущает грифона. Он указывает когтем на стражников и несчастного Доттид </text:span><text:span text:style-name="T22">Карва</text:span><text:span text:style-name="T2">.</text:span></text:p>
      <text:p text:style-name="P7"/>
      <text:p text:style-name="P7">- Мы не могли бы остаться наедине, без этих… лишних ушей?</text:p>
      <text:p text:style-name="P7"/>
      <text:p text:style-name="P7">Селестия хмурится, но кивает. Стража и советник оставляют зал.</text:p>
      <text:p text:style-name="P7">- А обезьяна? - грифон кивает на меня.</text:p>
      <text:p text:style-name="P7"/>
      <text:p text:style-name="P7">Во вгляде белоснежной аликорницы появляется лёд.</text:p>
      <text:p text:style-name="P7">- Не смейте оскорблять принца Эквестрии, Горг! Человек останется с нами!</text:p>
      <text:p text:style-name="P7"/>
      <text:p text:style-name="P7">Железный клюв пернатой скотины чуть приоткрывается в насмешливом клёкоте.</text:p>
      <text:p text:style-name="P7"/>
      <text:p text:style-name="P7">-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7"/>
      <text:p text:style-name="P7">Гадёныш снова склоняет голову перед аликорницей, совершенно игнорируя меня.</text:p>
      <text:p text:style-name="P7">Мне хочется бросить в этого мудака горшок с петуниями. Селестия, словно догадываясь, успокаивающе оглаживает меня тыльной стороной крыла.</text:p>
      <text:p text:style-name="P7"/>
      <text:p text:style-name="P25"><text:soft-page-break/><text:span text:style-name="T2">- Нравится вам это, или нет, премьер-министр, </text:span><text:span text:style-name="T22">Хуман</text:span><text:span text:style-name="T2"> – такой же полноправный член королевской семьи, как и я, и моя сестра. - Сел указывает крылом на Луну. - Так что или разговор состоится в присутствии </text:span><text:span text:style-name="T22">Хумана</text:span><text:span text:style-name="T2">, или не состоится вообще.</text:span></text:p>
      <text:p text:style-name="P7">-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7"/>
      <text:p text:style-name="P25"><text:span text:style-name="T2">Я с удивлением смотрю на синюю аликорницу. Чего-чего, а помощи с этой стороны ты не ожидал, </text:span><text:span text:style-name="T22">Хуман</text:span><text:span text:style-name="T2">!</text:span></text:p>
      <text:p text:style-name="P7"/>
      <text:p text:style-name="P7">-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25"><text:span text:style-name="T2">- Да-да, конечно, - ледяная улыбка Луны может соперничать по язвительности только с такой же улыбкой Селестии, - Мы читали это коммюнике… Сдаётся </text:span><text:span text:style-name="T25">Н</text:span><text:span text:style-name="T2">ам, ещё совсем недавно представители этой “побочной” линии </text:span><text:span text:style-name="T23">были из клана</text:span><text:span text:style-name="T2"> </text:span><text:span text:style-name="T23">Железноклювых</text:span><text:span text:style-name="T2">,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span></text:p>
      <text:p text:style-name="P7"/>
      <text:p text:style-name="P7">Я с удовольствием наблюдаю, как кожа вокруг глаз грифона приобретает красивый фиолетовый оттенок.</text:p>
      <text:p text:style-name="P7"/>
      <text:p text:style-name="P7">- Но довольно этой светской болтовни! - разряжает обстановку Сел. - Ты, кажется, хотел нам что-то рассказать, Горг?</text:p>
      <text:p text:style-name="P7"/>
      <text:p text:style-name="P7">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7"/>
      <text:p text:style-name="P7">- Нам прекрасно известно состояние дел Эквестрии, светлейшие. Торговая война с зебрами с одновременной экономической помощью <text:span text:style-name="T1057">новосозданной </text:span>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7"/>
      <text:p text:style-name="P7">Горг закашлялся в смехе.</text:p>
      <text:p text:style-name="P7"/>
      <text:p text:style-name="P7"><text:soft-page-break/>- В общем, светлейшие, подытоживая: вы в крутом пике…</text:p>
      <text:p text:style-name="P7"/>
      <text:p text:style-name="P7">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7"/>
      <text:p text:style-name="P7">Зрачки грифона скачут от Селестии к Луне и обратно. Наконец он замечает моё замешательство и насмешливо клокочет.</text:p>
      <text:p text:style-name="P7"/>
      <text:p text:style-name="P7">- Теперь выслушайте наше предложение.</text:p>
      <text:p text:style-name="P7"/>
      <text:p text:style-name="P7">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7"/>
      <text:p text:style-name="P7">-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7"/>
      <text:p text:style-name="P7">- Мы знаем, с кем у вас возникли затруднения, - подаёт голос Селестия. - Проще сказать, с кем у вас их НЕ возникло. С Эквестрией. Всё.</text:p>
      <text:p text:style-name="P7"/>
      <text:p text:style-name="P7">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7"/>
      <text:p text:style-name="P7">-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7"/>
      <text:p text:style-name="P7">Молчание аликорниц только подчёркивает хриплое дыхание посла.</text:p>
      <text:p text:style-name="P7"/>
      <text:p text:style-name="P7">-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7"><text:soft-page-break/></text:p>
      <text:p text:style-name="P7">- СОРОК!</text:p>
      <text:p text:style-name="P7"/>
      <text:p text:style-name="P7">- Что? - птичьи глаза Горга быстро-быстро моргают, выдавая крайнюю степень растерянности их обладателя.</text:p>
      <text:p text:style-name="P7"/>
      <text:p text:style-name="P7">- Сорок процентов! За сорок лет! - стальным голосом Селестии можно валить лес.</text:p>
      <text:p text:style-name="P7"/>
      <text:p text:style-name="P7">Грифон поперхается, но быстро оправляется.</text:p>
      <text:p text:style-name="P7"/>
      <text:p text:style-name="P7">- Да вы рехнулись, светлейшие!!! - вопит он , картинно прикрыв глаза крылом.</text:p>
      <text:p text:style-name="P7"/>
      <text:p text:style-name="P7">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7"/>
      <text:p text:style-name="P7">- За сорок процентов мы готовы поставлять <text:span text:style-name="T1057">собственные </text:span>яйца на завтрак минотаврам! Уже сваренные вкрутую и украшенные подпазушными перьями наших девственниц! Да это просто оскорбление <text:span text:style-name="T1057">Е</text:span>го Величества! Это грабёж!!!</text:p>
      <text:p text:style-name="P7"/>
      <text:p text:style-name="P7">-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7"/>
      <text:p text:style-name="P7">-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7">-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7">- Светлейшие, мне отрубят голову по возвращению! Семь процентов! За семь лет!</text:p>
      <text:p text:style-name="P7">-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7">-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25"><text:soft-page-break/><text:span text:style-name="T2">-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text:span><text:span text:style-name="T23">Торч</text:span><text:span text:style-name="T2"> вернулс</text:span><text:span text:style-name="T23">я</text:span><text:span text:style-name="T2">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span></text:p>
      <text:p text:style-name="P7">- Тридцать миллионов золотом, - еле слышно бурчит грифон. Я ощущаю на себе его яростный взгляд через крыло.</text:p>
      <text:p text:style-name="P25"><text:span text:style-name="T2">- Значит, умыкнули вы триста тысяч – учитывая стократн</text:span><text:span text:style-name="T23">ую</text:span><text:span text:style-name="T2"> </text:span><text:span text:style-name="T23">пеню</text:span><text:span text:style-name="T2"> </text:span><text:span text:style-name="T23">з</text:span><text:span text:style-name="T2">а воровство у древних змеев, - подытоживает аликорница. - И стоило ради десяти сундуков золота ставить под угрозу существование державы?</text:span></text:p>
      <text:p text:style-name="P7">Из-под крыла доносится только скрежет металлического клюва.</text:p>
      <text:p text:style-name="P7"/>
      <text:p text:style-name="P25"><text:span text:style-name="T2">-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text:span><text:span text:style-name="T25">Торча</text:span><text:span text:style-name="T2">. Поэтому плата в размере пятнадцати процентов за пятнадцать лет не будет вам в тягость – учитывая многократно большую выгоду от уменьшения долга.</text:span></text:p>
      <text:p text:style-name="P7">- Светлейшая! - Горг внезапно складывает крыло и мы видим его сияющий лик, - я поражён вашей щедростью! Всемерно благодарю! <text:span text:style-name="T1058">Д</text:span>ед рассказывал мне о деталях предыдущей сделки, но ваша щедрость сейчас превзошла её!</text:p>
      <text:p text:style-name="P25"><text:span text:style-name="T2">-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text:span><text:span text:style-name="T26">сорок</text:span><text:span text:style-name="T2"> лет мой лимит уговоров драконов исчерпан. Это не самые приятные собеседники! </text:span><text:span text:style-name="T26">Хуман</text:span><text:span text:style-name="T2">, будь так добр, проводи королевского посла.</text:span></text:p>
      <text:p text:style-name="P7"/>
      <text:p text:style-name="P7">Я провожу процессию до выхода из тронного зала. Замешкавшись в дверях, железноклювый грифон неожиданно подмигивает мне.</text:p>
      <text:p text:style-name="P7">Я непонимающе смотрю ему вслед.</text:p>
      <text:p text:style-name="P7">-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7"/>
      <text:p text:style-name="P7">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7"/>
      <text:p text:style-name="P7">- Каруна, - кивает мне грифониха. - Очень приятно видеть вас вместе. Вы просто созданы друг для друга.</text:p>
      <text:p text:style-name="P7"/>
      <text:p text:style-name="P7">Я <text:span text:style-name="T1059">молча </text:span>прикрываю за ней дверь и возвращаюсь к своим.</text:p>
      <text:p text:style-name="P7"><text:soft-page-break/></text:p>
      <text:p text:style-name="P7">- Горг извинился перед тобой за своё поведение? - спрашивает Селестия.</text:p>
      <text:p text:style-name="P7">- Нет. Извинилась его… ммм… сопровождающая.</text:p>
      <text:p text:style-name="P7">-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text:span text:style-name="T1059">старшего </text:span>сына. Да и то, далеко не всегда получится.</text:p>
      <text:p text:style-name="P7"/>
      <text:p text:style-name="P7">Я философски пожимаю плечами.</text:p>
      <text:p text:style-name="P25"><text:span text:style-name="T2">Вот уже </text:span><text:span text:style-name="T27">пятнадцать</text:span><text:span text:style-name="T2"> </text:span><text:span text:style-name="T27">лет</text:span><text:span text:style-name="T2"> ты сидишь на троне, </text:span><text:span text:style-name="T27">Хуман</text:span><text:span text:style-name="T2">,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span></text:p>
      <text:p text:style-name="P7"/>
      <text:p text:style-name="P276">- Пять битов! - поворачивается к Луне Селестия.</text:p>
      <text:p text:style-name="P285">Та молча достаёт монетку из шкафчика за троном и кладёт в протянутое копыто.</text:p>
      <text:p text:style-name="P562"/>
      <text:p text:style-name="P425">…</text:p>
      <text:p text:style-name="P425"/>
      <text:p text:style-name="P192"><text:span text:style-name="T602">Жар от углей </text:span><text:span text:style-name="T603">сотворяет мерцающ</text:span><text:span text:style-name="T604">ее</text:span><text:span text:style-name="T603"> </text:span><text:span text:style-name="T604">марево</text:span><text:span text:style-name="T603"> над каменкой. </text:span><text:span text:style-name="T604">Капли настоянной на хвое воды падают на камни и </text:span><text:span text:style-name="T606">с</text:span><text:span text:style-name="T604"> шип</text:span><text:span text:style-name="T606">ением</text:span><text:span text:style-name="T604"> наполняют </text:span><text:span text:style-name="T626">сауну</text:span><text:span text:style-name="T604"> ароматом кедра. Причудливые тени от пара играют на стенах и рас</text:span><text:span text:style-name="T605">тёкшейся</text:span><text:span text:style-name="T604"> на нижней лавке аликорнице.</text:span></text:p>
      <text:p text:style-name="P193"><text:span text:style-name="T604">- </text:span><text:span text:style-name="T605">Ты меня убить хочешь, - вяло возражает Селестия.</text:span></text:p>
      <text:p text:style-name="P486">Её крылья и хвост занимают все пространство парилки, подобно чудной, топорщайся перьями <text:span text:style-name="T1061">радужной </text:span>медузе. Голова бессильно свисает <text:span text:style-name="T1064">с лавки </text:span>на пол, царапая рогом сосновый пол.</text:p>
      <text:p text:style-name="P198"><text:span text:style-name="T626">Я молча ставлю ковшик на пол</text:span><text:span text:style-name="T634">ку</text:span><text:span text:style-name="T626">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span><text:span text:style-name="T627">Много ты понимаешь, Хуман, - пробурчала она в первый </text:span><text:span text:style-name="T631">сеанс</text:span><text:span text:style-name="T627">. - </text:span><text:span text:style-name="T631">Е</text:span><text:span text:style-name="T627">сли я применю магию термоизоляции, я спокойно смогу оставаться в твоём огнедышащем ящике </text:span><text:span text:style-name="T637">сколь угодно долго</text:span><text:span text:style-name="T627">, но какой тогда во всём этом смысл?»</text:span></text:p>
      <text:p text:style-name="P199"><text:span text:style-name="T627">И она, разумеется, </text:span><text:span text:style-name="T628">п</text:span><text:span text:style-name="T627">рава. Не применяя магию, она уравн</text:span><text:span text:style-name="T632">ивает</text:span><text:span text:style-name="T627"> нас в возможностях и </text:span><text:span text:style-name="T628">я раз за разом выигрыва</text:span><text:span text:style-name="T638">ю</text:span><text:span text:style-name="T628"> шуточные состязания на тему «кто дольше выдержит в парилке». Правда, выигрыш этот </text:span><text:span text:style-name="T632">чисто </text:span><text:span text:style-name="T628">условный, потому что белая аликорница, </text:span><text:span text:style-name="T653">в очередной раз </text:span><text:span text:style-name="T628">выскакивая из </text:span><text:span text:style-name="T639">сауны</text:span><text:span text:style-name="T628">, неизменно прихватыва</text:span><text:span text:style-name="T632">ет</text:span><text:span text:style-name="T628"> </text:span><text:span text:style-name="T630">с собой </text:span><text:span text:style-name="T628">и меня. Технически, это </text:span><text:span text:style-name="T632">всегда</text:span><text:span text:style-name="T628"> ничья и мои протестующие вопли каждый раз заканчива</text:span><text:span text:style-name="T632">ются</text:span><text:span text:style-name="T628"> шумным бултыхом, когда </text:span><text:span text:style-name="T629">я в облаке золотистой магии плюха</text:span><text:span text:style-name="T632">юсь</text:span><text:span text:style-name="T629"> </text:span><text:span text:style-name="T628">в бассейн с </text:span><text:span text:style-name="T633">холодной</text:span><text:span text:style-name="T629"> водой. Мои попытки громко возмущаться после выныривания всегда заглуша</text:span><text:span text:style-name="T632">ются</text:span><text:span text:style-name="T629"> вторым плюхом, когда в бассейн гроха</text:span><text:span text:style-name="T632">ется</text:span><text:span text:style-name="T629"> сама принцесса.</text:span></text:p>
      <text:p text:style-name="P425"/>
      <text:p text:style-name="P204"><text:soft-page-break/><text:span text:style-name="T634">В этот раз всё проходит </text:span><text:span text:style-name="T635">по </text:span><text:span text:style-name="T636">привычному</text:span><text:span text:style-name="T635"> сценарию. </text:span><text:span text:style-name="T640">Выбравшись из бассейна, я прыгаю на одной ноге, пытаясь освободить ухо от воды. </text:span><text:span text:style-name="T654">Селестия просушивает перья на шезлонге в </text:span><text:span text:style-name="T656">мягком </text:span><text:span text:style-name="T678">дрожащем </text:span><text:span text:style-name="T654">свете свечей. </text:span><text:span text:style-name="T641">М</text:span><text:span text:style-name="T654">олодая луна самодовольно блестит в ночном небе как начищенный серебряный пятак. Лунная дорожка делит бассейн на две тёмные половинки. </text:span><text:span text:style-name="T656">Чашечки кофе и надкушенный круассан расположились на столике между нашими лежаками.</text:span></text:p>
      <text:p text:style-name="P497"/>
      <text:p text:style-name="P202"><text:span text:style-name="T640">- </text:span><text:span text:style-name="T641">Сегодня уже треть часа. Поздравляю! В следующий раз сделаем два захода.</text:span></text:p>
      <text:p text:style-name="P631"><text:span text:style-name="T92">- </text:span><text:span text:style-name="T656">Нет уж, второй заход издевайся над Луной. Я столько не выдержу, - возражает аликорница. - Кстати, с</text:span><text:span text:style-name="T92">естра сегодня была мрачнее обычного</text:span><text:span text:style-name="T641">. </text:span><text:span text:style-name="T655">Не могу поверить, что её так расстроили проигранные пять битов.</text:span></text:p>
      <text:p text:style-name="P203"><text:span text:style-name="T640">- </text:span><text:span text:style-name="T654">Б</text:span><text:span text:style-name="T642">ит</text:span><text:span text:style-name="T654">ы</text:span><text:span text:style-name="T642"> ни при чём. </text:span><text:span text:style-name="T643">Луна хочет домой.</text:span></text:p>
      <text:p text:style-name="P487"/>
      <text:p text:style-name="P487">Селестия заводит глаза и прикрывает лицо крылом.</text:p>
      <text:p text:style-name="P487"/>
      <text:p text:style-name="P200"><text:span text:style-name="T643">- Она считает, что ты специально саботируешь свою клятву. Ну, </text:span><text:span text:style-name="T644">там</text:span><text:span text:style-name="T643">,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span></text:p>
      <text:p text:style-name="P425"/>
      <text:p text:style-name="P488">Тяжёлый вздох слышится из-под крыла.</text:p>
      <text:p text:style-name="P144"><text:span text:style-name="T442">- </text:span><text:span text:style-name="T645">Многое я дала бы, чтобы развеять свои страхи относительно сестры и вернуть её в Андориан, - бормочет сквозь крыло аликорница.</text:span></text:p>
      <text:p text:style-name="P492">- Так, может, и развеяла бы? Разве нет способа как-нибудь определить, есть ли виндиго в Луне, или нет?</text:p>
      <text:p text:style-name="P492"/>
      <text:p text:style-name="P629"><text:span text:style-name="T645">С</text:span><text:span text:style-name="T92">елестия встаёт с шезлонга.</text:span><text:span text:style-name="T646"> Она медленно идёт вдоль бортика бассейна, стараясь скрыть смущение. У неё плохо получается.</text:span></text:p>
      <text:p text:style-name="P201"><text:span text:style-name="T646">- Вообще-то есть. </text:span><text:span text:style-name="T651">Переплетение</text:span><text:span text:style-name="T646"> сознаний. Только…</text:span></text:p>
      <text:p text:style-name="P493">- Только что?</text:p>
      <text:p text:style-name="P201"><text:span text:style-name="T646">- Только она никогда на это не согласится. </text:span><text:span text:style-name="T652">П</text:span><text:span text:style-name="T651">ереплетение</text:span><text:span text:style-name="T648"> сознаний - </text:span><text:span text:style-name="T646">на</text:span><text:span text:style-name="T647">м</text:span><text:span text:style-name="T646">ного более интимная вещь, чем секс. Когда два существа объединяют сознания, между ними не остаётся тайн. </text:span><text:span text:style-name="T648">По-сути, они становятся одним целым. </text:span><text:span text:style-name="T649">Н</text:span><text:span text:style-name="T648">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text:span><text:span text:style-name="T649">В принципе, т</text:span><text:span text:style-name="T648">ак можно определить, есть ли в ком-то присутствие чуждой сущности.</text:span></text:p>
      <text:p text:style-name="P494"/>
      <text:p text:style-name="P630"><text:span text:style-name="T648">С</text:span><text:span text:style-name="T92">елестия делает глоток кофе </text:span><text:span text:style-name="T656">из чашечки </text:span><text:span text:style-name="T92">и продолжает.</text:span></text:p>
      <text:p text:style-name="P495">- Мы с Луной и до прибытия на Эквус не были до такой степени близки, чтобы пускать друг друга в свои мысли. Теперь же, - она пространно махает копытом, - это <text:span text:style-name="T1063">просто </text:span>невозможно. <text:span text:style-name="T1064">Скорее, ты, наконец, обнимешь меня, мой упрямый человек, чем Луна объединит со мной сознание.</text:span></text:p>
      <text:p text:style-name="P496"/>
      <text:p text:style-name="P496"><text:soft-page-break/>Я делаю покерфейс.</text:p>
      <text:p text:style-name="P630"><text:span text:style-name="T92">- </text:span><text:span text:style-name="T650">Понимаю. </text:span><text:span text:style-name="T92">Паршиво.</text:span></text:p>
      <text:p text:style-name="P489"/>
      <text:p text:style-name="P490">Селестия долго смотрит на своё отражение в бассейне. Потом она поворачивается ко мне и тихо произносит.</text:p>
      <text:p text:style-name="P490">- И даже если бы она открылась мне… Всё равно ничего бы не вышло.</text:p>
      <text:p text:style-name="P490">- ?</text:p>
      <text:p text:style-name="P489"/>
      <text:p text:style-name="P497">Долгий взгляд светлой аликорницы, кажется, пронизывает меня насквозь. В конце-концов, она кивает своим мыслям и обращается ко мне. </text:p>
      <text:p text:style-name="P497">- Пойдём, Хуман. Я хочу кое-что показать тебе.</text:p>
      <text:p text:style-name="P497"/>
      <text:p text:style-name="P204"><text:span text:style-name="T654"><text:s/></text:span><text:span text:style-name="T657">Долгая прогулка замковым парком заканчивается за крепостной стеной. Тёмная стена леса и мрачная громада каменного дракона </text:span><text:span text:style-name="T658">в ночной мгле </text:span><text:span text:style-name="T657">таят угрозу.</text:span></text:p>
      <text:p text:style-name="P499"/>
      <text:p text:style-name="P205"><text:span text:style-name="T657">- </text:span><text:span text:style-name="T658">Зачем ты привела меня сюда? - поёживаюсь я. </text:span><text:span text:style-name="T659">Фантазия оживляет тьму и мне кажется, что бока каменного ящера медленно вздымаются в беззвучном дыхании.</text:span></text:p>
      <text:p text:style-name="P489"/>
      <text:p text:style-name="P498">Аликорница ложится у моих ног.</text:p>
      <text:p text:style-name="P498">- Забирайся мне на спину, Хуман. Дальше мы должны лететь.</text:p>
      <text:p text:style-name="P498"/>
      <text:p text:style-name="P498">Происходящее вызывает у меня дежавю с Луной, когда она пронесла меня сквозь мир снов в свои воспоминания.</text:p>
      <text:p text:style-name="P206"><text:span text:style-name="T660">- </text:span><text:span text:style-name="T662">Ты же не владеешь снопроходчеством. </text:span><text:span text:style-name="T663">Луна говорила…</text:span></text:p>
      <text:p text:style-name="P206"><text:span text:style-name="T663">- Я не собираюсь проводить тебя в свои сны, Хуман, - отвечает Селестия. - Реальность иногда </text:span><text:span text:style-name="T664">хуже</text:span><text:span text:style-name="T663"> всяких </text:span><text:span text:style-name="T664">кошмаров</text:span><text:span text:style-name="T663">.</text:span></text:p>
      <text:p text:style-name="P500"/>
      <text:p text:style-name="P632"><text:span text:style-name="T663">Э</text:span><text:span text:style-name="T92">ти слова заставляют меня застыть над аликорницей </text:span><text:span text:style-name="T667">с задранной ногой</text:span><text:span text:style-name="T92">.</text:span></text:p>
      <text:p text:style-name="P501">- Кошмары? Ты хочешь показать мне кошмары?</text:p>
      <text:p text:style-name="P501">-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501">- Зачем? - бормочу я. - Я не прокурор, а ты не подсудимая. Мне не нужны твои…</text:p>
      <text:p text:style-name="P207"><text:span text:style-name="T665">- Затем, - перебивает меня аликорница, - что ты мой муж. И не пристало </text:span><text:span text:style-name="T666">супруге</text:span><text:span text:style-name="T665"> ходить под подозрением.</text:span></text:p>
      <text:p text:style-name="P501"/>
      <text:p text:style-name="P501"><text:soft-page-break/>С этими словами она встаёт и мы взмываем в ночное небо.</text:p>
      <text:p text:style-name="P501"/>
      <text:p text:style-name="P208"><text:span text:style-name="T669">На этом дежавю заканчивается. </text:span><text:span text:style-name="T668">Вместо мельтешения несвязных пейзажей </text:span><text:span text:style-name="T671">и обрывков снов Луны</text:span><text:span text:style-name="T668"> мы проваливаемся в синезелёную мглу. Звёзды окружают нас </text:span><text:span text:style-name="T670">со всех сторон, </text:span><text:span text:style-name="T671">пока мы плавно скачем в пустоте меж ними. Я восхищённо взираю на сияющую бесконечность.</text:span></text:p>
      <text:p text:style-name="P505"/>
      <text:p text:style-name="P505">- Где мы?</text:p>
      <text:p text:style-name="P208"><text:span text:style-name="T671">- Это Эогипп. Место, доступное только избранным странникам и где легко заблудиться на тысячелетия. Но кто умеет находить </text:span><text:span text:style-name="T672">путь</text:span><text:span text:style-name="T671">, может </text:span><text:span text:style-name="T672">с лёгкостью </text:span><text:span text:style-name="T671">странствовать между мирами.</text:span></text:p>
      <text:p text:style-name="P505">- Ты же говорила, что не умеешь находить тут дорогу. Ты хочешь скакать тут вечно?</text:p>
      <text:p text:style-name="P505"/>
      <text:p text:style-name="P633"><text:span text:style-name="T672">Аликорница ни на йоту не замедляет бег. </text:span><text:span text:style-name="T92">До моих ушей долетает </text:span><text:span text:style-name="T672">её </text:span><text:span text:style-name="T92">легонький смешок.</text:span></text:p>
      <text:p text:style-name="P634"><text:span text:style-name="T92">- </text:span><text:span text:style-name="T672">Я была бы счастлива пробежать тут с тобой пару-другую сотен лет, Хуман. - </text:span><text:span text:style-name="T673">Селестия чуть поворачивает ко мне голову и подмигивает. - </text:span><text:span text:style-name="T672">В этом эфире не чувствуешь усталости и все заботы и печали уходят на задний план.</text:span></text:p>
      <text:p text:style-name="P506"/>
      <text:p text:style-name="P635"><text:span text:style-name="T672">О</text:span><text:span text:style-name="T92">на тяжко вздыхает.</text:span></text:p>
      <text:p text:style-name="P209"><text:span text:style-name="T672">- Но нет, у меня сейчас другие планы… </text:span><text:span text:style-name="T673">Сестра почти угадала, когда в сердцах опосредованно посоветовала мне учиться находить путь в Эогиппе у Дискорда. Да, я так и сделала, задолго до её слов, </text:span><text:span text:style-name="T688">между прочим</text:span><text:span text:style-name="T673">. Драконикус вполне договороспособен, если уметь его выслушивать. В сущности, он ещё более одинок, чем мы, только это не видно за его паясничаньем. </text:span><text:span text:style-name="T675">Драконикусы почти так же горды, как их старшие братья — драконы, но предпочитают скрывать это под тонким флёром шутовства. </text:span><text:span text:style-name="T688">А Дискорд, вдобавок, очень молод и раним, хоть и ни за что не признается в этом.</text:span></text:p>
      <text:p text:style-name="P507"/>
      <text:p text:style-name="P210"><text:span text:style-name="T673">П</text:span><text:span text:style-name="T674">рямо по курсу перед нами вырастает большая </text:span><text:span text:style-name="T676">голубая</text:span><text:span text:style-name="T674"> звезда с тремя вращающимися вокруг неё зелёными светилами поменьше.</text:span></text:p>
      <text:p text:style-name="P508"/>
      <text:p text:style-name="P508">-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508"/>
      <text:p text:style-name="P210"><text:span text:style-name="T674">Мы мчимся к красной паре. Я завороженно наблюдаю калейдоскоп мириадов созвездий, окружающий нас словно звёздная пыль. </text:span><text:span text:style-name="T688">Галактики, кластера и туманности сливаются в мерцающую ткань вечности. </text:span><text:span text:style-name="T679">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text:span><text:span text:style-name="T680">обнаруживаю</text:span><text:span text:style-name="T679">, что подобная трансформация случилась и с гривой и хвостом Селестии. </text:span><text:span text:style-name="T682">Они протянулись назад бесконечными переливающимися мантиями.</text:span><text:span text:style-name="T679"> Опустив взор, я вижу, что от завитков шерсти, окаймляющих копыта аликорницы, также тянутся </text:span><text:span text:style-name="T681">назад </text:span><text:span text:style-name="T679">еле заметные шлейфы.</text:span></text:p>
      <text:p text:style-name="P212"><text:span text:style-name="T679">Я несусь в пустоте на неком фантасмагоричном, </text:span><text:span text:style-name="T680">простирающимся в </text:span><text:span text:style-name="T682">безбрежные</text:span><text:span text:style-name="T680"> дали существе, только лишь подо мной сгущающимся в некое эквиноподобное создание!</text:span></text:p>
      <text:p text:style-name="P509"><text:soft-page-break/></text:p>
      <text:p text:style-name="P213"><text:span text:style-name="T679">О</text:span><text:span text:style-name="T680">т Селестии не укры</text:span><text:span text:style-name="T682">вается</text:span><text:span text:style-name="T680"> мо</text:span><text:span text:style-name="T684">и</text:span><text:span text:style-name="T680"> </text:span><text:span text:style-name="T684">взгляды назад</text:span><text:span text:style-name="T680">. </text:span><text:span text:style-name="T682">Она поворачивает ко мне голову. </text:span><text:span text:style-name="T683">Я с удивлением и неким ужасом замечаю, что её прежде вишнёвые глаза стали </text:span><text:span text:style-name="T709">бездонными </text:span><text:span text:style-name="T684">синезелёными </text:span><text:span text:style-name="T709">озёрами</text:span><text:span text:style-name="T684"> с мерцающими в глубине искорками — как отражение космоса вокруг нас.</text:span></text:p>
      <text:p text:style-name="P511">-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Когда мы выйдем из Эогиппа, я приму привычные тебе очертания.</text:p>
      <text:p text:style-name="P511">- Эмм… Предупреждать надо! Так ведь и обмочиться недолго!</text:p>
      <text:p text:style-name="P511"><text:s/>Аликорница печально смеётся.</text:p>
      <text:p text:style-name="P214"><text:span text:style-name="T684">- Магия — наша сила и слабость. </text:span><text:span text:style-name="T686">Мы </text:span><text:span text:style-name="T710">по большей части </text:span><text:span text:style-name="T686">состоим из неё и без неё мы медленно чахнем.</text:span><text:span text:style-name="T684"> Орунгун когда-то был богат </text:span><text:span text:style-name="T689">на </text:span><text:span text:style-name="T710">магию</text:span><text:span text:style-name="T684">. Мы купались в ней и впитывали её и наша цивилизация достигла вершин. Мы создавали фантастические города, мы дост</text:span><text:span text:style-name="T685">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и не до внутреннего развития, не до гордости. В конце-концов мы унизились до того, что стали создавать технические устройства </text:span><text:span text:style-name="T690">в подспорье нашим слапбеющим телам</text:span><text:span text:style-name="T685">.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магии. Вот до чего мы опустились!</text:span></text:p>
      <text:p text:style-name="P637"><text:span text:style-name="T685">- </text:span><text:span text:style-name="T92">Но ты летаешь без всяких экстендеров!</text:span></text:p>
      <text:p text:style-name="P513">-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522">Селестия грустно смеётся.</text:p>
      <text:p text:style-name="P514"/>
      <text:p text:style-name="P514">- И когда мы стали совсем слабы, появились они. Виндиго. <text:s/>Пожиратели душ.</text:p>
      <text:p text:style-name="P512">Аликорница делает вираж у двойной системы.</text:p>
      <text:p text:style-name="P510"/>
      <text:p text:style-name="P210"><text:span text:style-name="T674">- </text:span><text:span text:style-name="T710">Т</text:span><text:span text:style-name="T674">еперь курс на т</text:span><text:span text:style-name="T676">от</text:span><text:span text:style-name="T674"> фиолетов</text:span><text:span text:style-name="T676">ый</text:span><text:span text:style-name="T674"> </text:span><text:span text:style-name="T676">гигант</text:span><text:span text:style-name="T674">. </text:span><text:span text:style-name="T686">Это конечная точка нашего путешествия.</text:span></text:p>
      <text:p text:style-name="P508"/>
      <text:p text:style-name="P210"><text:span text:style-name="T674">Едва видимый пульсирующий </text:span><text:span text:style-name="T676">сгусток</text:span><text:span text:style-name="T674">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span></text:p>
      <text:p text:style-name="P508"/>
      <text:p text:style-name="P210"><text:span text:style-name="T674">- Смотри внимательно, Хуман. Мы пробудем </text:span><text:span text:style-name="T676">тут</text:span><text:span text:style-name="T674"> очень недолго. Что бы ни случилось, не покидай моей спины. </text:span><text:span text:style-name="T687">Это очень опасно.</text:span></text:p>
      <text:p text:style-name="P508"><text:soft-page-break/></text:p>
      <text:p text:style-name="P502">Мы висим в пустоте перед огромным фиолетовым шаром. <text:span text:style-name="T1065">Шелест наших дыханий только подчёркивает звенящую пустоту вокруг. </text:span><text:span text:style-name="T1066">Вечность смотрит нам в глаза и я едва выдерживаю этот взгляд.</text:span></text:p>
      <text:p text:style-name="P211"><text:span text:style-name="T677">На кончике рога Селестии разгорается золотая искорка. Аликорница чертит рогом </text:span><text:span text:style-name="T698">огненный </text:span><text:span text:style-name="T677">овал перед собой и пустота распахивает дверь перед нами.</text:span></text:p>
      <text:p text:style-name="P515">Мы проходим в неведомое.</text:p>
      <text:p text:style-name="P515"/>
      <text:p text:style-name="P515">…</text:p>
      <text:p text:style-name="P515"/>
      <text:p text:style-name="P216"><text:span text:style-name="T698">Морозный ветер ударяет ледяным кулаком в лёгкие. </text:span><text:span text:style-name="T699">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text:span><text:span text:style-name="T700">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span></text:p>
      <text:p text:style-name="P217"><text:span text:style-name="T700">Прямо перед нами в сугробе снега лежит неправильной формы конус </text:span><text:span text:style-name="T702">с изломаным основанием</text:span><text:span text:style-name="T700">. Из-под конуса торчит </text:span><text:span text:style-name="T701">закованная в латы нога. Голубые искры вырываются из сочленений доспеха. Нога едва заметно подёргивается.</text:span></text:p>
      <text:p text:style-name="P638"><text:span text:style-name="T701">Я </text:span><text:span text:style-name="T92">спрыгиваю на землю и бегу к сугробу. Упёршись в </text:span><text:span text:style-name="T703">каменный </text:span><text:span text:style-name="T92">конус я напрягаю ноги в попытке сдвинуть его с места. Аликорница молча смотрит на меня качая головой.</text:span></text:p>
      <text:p text:style-name="P516">- Помоги! Не видишь разве, ему нужна помощь! - указываю я на ногу.</text:p>
      <text:p text:style-name="P516">- Я же просила тебя не покидать моей спины, Хуман, - укоризненно отвечает Селестия.</text:p>
      <text:p text:style-name="P639"><text:span text:style-name="T92">Метель размывает её очертания. Она делает ша</text:span><text:span text:style-name="T704">г</text:span><text:span text:style-name="T92"> ко мне и упирается плечом в камень рядом со мной.</text:span></text:p>
      <text:p text:style-name="P218"><text:span text:style-name="T1067">С медленным скрипом каменная сосулька откатывается в сторону. Под ней лежат расплющенные </text:span><text:span text:style-name="T1068">латы</text:span><text:span text:style-name="T1067">. Они подёргиваются с тихим жужжанием и потрескиванием, подобно раздавленному </text:span><text:span text:style-name="T1068">насекомому</text:span><text:span text:style-name="T1067">. Аликорница копытом открывает забрало искорёженного шлема, демонстрируя </text:span><text:span text:style-name="T1093">его содержимое</text:span><text:span text:style-name="T1067">. </text:span><text:span text:style-name="T1093">В глубине шлема мигает красный индикатор, освещая тусклыми вспышками пустоту внутри.</text:span></text:p>
      <text:p text:style-name="P218"/>
      <text:p text:style-name="P236">- <text:span text:style-name="T1067">Авто</text:span><text:span text:style-name="T1093">матический </text:span><text:span text:style-name="T1067">доспех строевой, легионный, Принцип-2. </text:span><text:span text:style-name="T1068">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text:span><text:span text:style-name="T1069">Интегрированный и</text:span><text:span text:style-name="T1068">скусственный интеллект позволяет действовать в </text:span><text:span text:style-name="T1074">условно</text:span><text:span text:style-name="T1068"> автономном режиме, без владельца.</text:span></text:p>
      <text:p text:style-name="P641">Изо рта Селестии вырывается пар. Она отпускает забрало и отходит. </text:p>
      <text:p text:style-name="P237"/>
      <text:p text:style-name="P237"><text:span text:style-name="T1081">Я остаюсь у остатков магического механизма. Тот медленно царапает обледеневший камень в тщётной попытке подняться. </text:span><text:span text:style-name="T1104">Шлем подслеповато поворачивается влево-вправо, описывая полукруг металлическим шипом - защитой рога. </text:span><text:span text:style-name="T1082">Поддавшись секундному импульсу, я тяну за свободную ногу, пытаясь помочь ему выбраться из ледяного плена. </text:span></text:p>
      <text:p text:style-name="P642">Тщётно. <text:span text:style-name="T1094">М</text:span>еталлический панцирь намертво вмёрз в лёд. <text:span text:style-name="T1097">Падающий снег потихоньку укрывает его в белый саван.</text:span></text:p>
      <text:p text:style-name="P235"><text:soft-page-break/><text:span text:style-name="T1082">- </text:span><text:span text:style-name="T1093">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span></text:p>
      <text:p text:style-name="P237"><text:span text:style-name="T1093">Я </text:span><text:span text:style-name="T1094">оглядываюсь</text:span><text:span text:style-name="T1093"> по сторонам.</text:span></text:p>
      <text:p text:style-name="P645">- Вряд ли тебя <text:span text:style-name="T1094">здесь</text:span> отремонтируют. Мы <text:span text:style-name="T1098">тут </text:span>одни.</text:p>
      <text:p text:style-name="P238"><text:span text:style-name="T1093">- </text:span><text:span text:style-name="T1098">Информация ошибочна. </text:span><text:span text:style-name="T1093">Регистрирую </text:span><text:span text:style-name="T1094">аномальный сигнал</text:span><text:span text:style-name="T1093"> </text:span><text:span text:style-name="T1094">автодоспеха </text:span><text:span text:style-name="T1112">Трибун</text:span><text:span text:style-name="T1094">-</text:span><text:span text:style-name="T1095">8</text:span><text:span text:style-name="T1096">С</text:span><text:span text:style-name="T1094">. </text:span><text:span text:style-name="T1093">Консулу Селестии и её спутнику грозит опасность. Необходима срочная эвакуация.</text:span></text:p>
      <text:p text:style-name="P218"/>
      <text:p text:style-name="P643">Холодок тревоги пробегает у меня между лопаток. Я оставляю умирающий механизм и быстрым шагом возвращаюсь к аликорнице. Т<text:span text:style-name="T1069">а </text:span><text:span text:style-name="T1073">опустилась</text:span><text:span text:style-name="T1069"> на одно колено, склонив </text:span><text:span text:style-name="T1075">перед кем-то</text:span><text:span text:style-name="T1069"> голову.</text:span></text:p>
      <text:p text:style-name="P643"/>
      <text:p text:style-name="P218"><text:span text:style-name="T1068">- Мы выполнили Вашу волю, королева. </text:span><text:span text:style-name="T1069">Цивилизация седьмого мира развивается под нашим присмотром. Мы передаём им ценности </text:span><text:span text:style-name="T1116">народа фаэри</text:span><text:span text:style-name="T1069">, как вы и завещали.</text:span></text:p>
      <text:p text:style-name="P640"/>
      <text:p text:style-name="P219"><text:span text:style-name="T1069">Я поднимаю вз</text:span><text:span text:style-name="T1070">гляд</text:span><text:span text:style-name="T1069">.</text:span></text:p>
      <text:p text:style-name="P220"><text:span text:style-name="T1069">Над нами нависает статуя аликорна, чей отломанный рог мы только что откатили с </text:span><text:span text:style-name="T1070">раздавленных</text:span><text:span text:style-name="T1069"> доспехов. </text:span><text:span text:style-name="T1071">Я оборачиваюсь и н</text:span><text:span text:style-name="T1069">а краю видимости метел</text:span><text:span text:style-name="T1070">и</text:span><text:span text:style-name="T1069"> узнаю полуразрушенные крепостные стены Андориана. </text:span><text:span text:style-name="T1117">Обгоревшие</text:span><text:span text:style-name="T1072"> башни, остатки стены и статуя – всё, что осталось от видения, которое я видел во сне-воспоминании Луны.</text:span></text:p>
      <text:p text:style-name="P540"/>
      <text:p text:style-name="P636"><text:span text:style-name="T92">- </text:span><text:span text:style-name="T705">Подойди поближе к краю, Хуман. Там воздух прозрачный, ты увидишь.</text:span></text:p>
      <text:p text:style-name="P221"><text:span text:style-name="T705">Тихие слова Селестии вырывают меня из оцепенения. Я подхожу к про</text:span><text:span text:style-name="T731">лому</text:span><text:span text:style-name="T705">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text:span><text:span text:style-name="T706">На пределе видимости едва касаясь верхушек самых высоких сосен над лесом висит заснеженная громада гранд-флаера.</text:span></text:p>
      <text:p text:style-name="P489">- <text:span text:style-name="T1071">Это не зима, если ты подумал. В этой местности раньше был мягкий климат с периодом дождей вместо настоящего холода.</text:span></text:p>
      <text:p text:style-name="P489">- <text:span text:style-name="T1071">Тогда почему же… ?</text:span></text:p>
      <text:p text:style-name="P489">- <text:span text:style-name="T1071">Это сделали виндиго. Они каким-то образом меняют климат под свои нужды. Мы ещё в начале войны заметили, что в области, занятые врагом, приходят заморозки.</text:span></text:p>
      <text:p text:style-name="P517">Сухой безэмоциональный голос Селестии только подчёркивает произшедшую трагедию.</text:p>
      <text:p text:style-name="P517">- То, что здесь воцарилась зима, означает одно: Андориан пал и не был отвоёван. Учитывая, что это крупнейшая крепость <text:span text:style-name="T1076">центра Большого континента, </text:span><text:span text:style-name="T1077">это означает одно. Мы проиграли окончательно и бесповоротно. Орунгун во власти виндиго и нам некуда возвращаться. </text:span><text:span text:style-name="T1078">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span></text:p>
      <text:p text:style-name="P519"/>
      <text:p text:style-name="P239">Аликорница <text:span text:style-name="T1080">со вздохом </text:span>поворачивается ко мне.</text:p>
      <text:p text:style-name="P520"/>
      <text:p text:style-name="P518"><text:soft-page-break/>- <text:span text:style-name="T1079">Садись на меня, Хуман. Пора возвращаться.</text:span></text:p>
      <text:p text:style-name="P541"/>
      <text:p text:style-name="P224"><text:span text:style-name="T710">Я </text:span><text:span text:style-name="T711">занимаю уже привычное место на спине аликорницы и та начинает разбег.</text:span></text:p>
      <text:p text:style-name="P523">- Неужели нельзя открыть проход в Эогипп прямо тут? Зачем взлетать в эту бурю? - указываю я на воющую метель над нами.</text:p>
      <text:p text:style-name="P523">- Если мы войдём в Эогипп не в том месте, откуда пришли сюда, нет гарантии, что мы вернёмся в Эквус в то же место и то же время. <text:span text:style-name="T1090">Может так получиться, что мы упадём в море через несколько тысяч лет после отбытия.</text:span> И если иное место меня не сильно расстраивает, то ошибиться со временем не хотелось бы, - отвечает Селестия.</text:p>
      <text:p text:style-name="P644"><text:span text:style-name="T711">А</text:span><text:span text:style-name="T92">ликорница продолжает разбег. </text:span><text:span text:style-name="T712">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span></text:p>
      <text:p text:style-name="P521"/>
      <text:p text:style-name="P240"><text:span text:style-name="T752">Я вспоминаю слова </text:span><text:span text:style-name="T755">раздавленного «Принципа-2»</text:span><text:span text:style-name="T752">.</text:span></text:p>
      <text:p text:style-name="P240"><text:span text:style-name="T752">- Сел, что такое «автодоспех </text:span><text:span text:style-name="T783">Трибун</text:span><text:span text:style-name="T752">-8С»?</text:span></text:p>
      <text:p text:style-name="P240"><text:span text:style-name="T752">Вздрогнув, а</text:span><text:span text:style-name="T753">ликорница </text:span><text:span text:style-name="T756">на лету </text:span><text:span text:style-name="T753">поворачивает ко мне </text:span><text:span text:style-name="T752">голову</text:span><text:span text:style-name="T753">.</text:span></text:p>
      <text:p text:style-name="P240"><text:span text:style-name="T753">- </text:span><text:span text:style-name="T752">Откуда ты услышал про него?</text:span></text:p>
      <text:p text:style-name="P240"><text:span text:style-name="T752">- Те расплющенные доспехи сказали, что регистрируют аномальный сигнал от «</text:span><text:span text:style-name="T783">Трибун</text:span><text:span text:style-name="T752">-8С». И что нам надо драпать отсюда.</text:span></text:p>
      <text:p text:style-name="P541">Селестия хмурится.</text:p>
      <text:p text:style-name="P240"><text:span text:style-name="T752">- Это броня экстра-класса для командования уровня старших центурионов и выше. </text:span><text:span text:style-name="T754">Я не понимаю, о каком аномальном сигнале идёт речь, да это и неважно. Через полчаса мы покинем </text:span><text:span text:style-name="T757">этот</text:span><text:span text:style-name="T754">…</text:span></text:p>
      <text:p text:style-name="P542"/>
      <text:p text:style-name="P228"><text:span text:style-name="T712">М</text:span><text:span text:style-name="T721">ы уже летим между двумя остовами </text:span><text:span text:style-name="T758">башень</text:span><text:span text:style-name="T721">, когда я замечаю блеск нитей в солнечных лучах. Гигантская </text:span><text:span text:style-name="T720">прозрачная решётка</text:span><text:span text:style-name="T721">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span></text:p>
      <text:p text:style-name="P226"><text:span text:style-name="T720">С</text:span><text:span text:style-name="T714">еть натягивается, но не рвётся. Селестия ржёт от неожиданности — крепчайшие нити врезаются в её тело алмазными струнами. </text:span><text:span text:style-name="T720">Слышится неприятный хруст. </text:span><text:span text:style-name="T715">Сеть распрямляется и отбрасывает нас назад. Подобно подбитой птице, аликорница неровно планирует </text:span><text:span text:style-name="T716">к подножию башни</text:span><text:span text:style-name="T715">, широко расставив крылья.</text:span></text:p>
      <text:p text:style-name="P524">Посадка довольно жёсткая — порыв ветра бросает аликорницу на бок и я лечу кубарем с её спины.</text:p>
      <text:p text:style-name="P524"/>
      <text:p text:style-name="P227"><text:span text:style-name="T717">- Хуман, ты цел? - слышу я </text:span><text:span text:style-name="T718">тревожный голос </text:span><text:span text:style-name="T717">через мгновение. - Как я могла забыть про ловушки виндиго?! Совсем поглупела от спокойной жизни. Именно покинутые аликорнами крепости становятся базовыми инсталляциями серебряной паутины. Правда, раньше </text:span><text:span text:style-name="T718">их</text:span><text:span text:style-name="T717"> был</text:span><text:span text:style-name="T718">о</text:span><text:span text:style-name="T717"> хорошо видн</text:span><text:span text:style-name="T718">о</text:span><text:span text:style-name="T717"> днём. </text:span><text:span text:style-name="T722">Похоже</text:span><text:span text:style-name="T719">, винды усовершенствовали </text:span><text:span text:style-name="T718">ловчую сеть</text:span><text:span text:style-name="T719">.</text:span></text:p>
      <text:p text:style-name="P524"/>
      <text:p text:style-name="P227"><text:soft-page-break/><text:span text:style-name="T717">Аликорница </text:span><text:span text:style-name="T718">скачет ко мне</text:span><text:span text:style-name="T717"> на трёх ногах. Грудь, голова и крылья покрыты кровавой решёткой от врезавшейся в плоть сети. </text:span><text:span text:style-name="T718">Правое крыло волочится по земле, </text:span><text:span text:style-name="T720">половина маховых перьев отсутствует</text:span><text:span text:style-name="T718">.</text:span></text:p>
      <text:p text:style-name="P227"><text:span text:style-name="T718">- Надо скорее убираться отсюда. </text:span><text:span text:style-name="T723">Ловчая</text:span><text:span text:style-name="T718"> паутина обычно соединена с сигнальной…</text:span></text:p>
      <text:p text:style-name="P529"/>
      <text:p text:style-name="P525">Тонкий, едва слышимый писк прерывает её монолог. <text:span text:style-name="T1083">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ровал от вывалившегося у самого фундамента камня. Писк как будто резонирует с темнотой внутри, он множится и усиливается. Внезапно ему отвечают дальние башни замка таким же писком.</text:span></text:p>
      <text:p text:style-name="P526">И темнота просыпается!</text:p>
      <text:p text:style-name="P526">Я вижу, как во тьме зажигаются зелёные огоньки глаз. Одни, вторые, третьи — не мигая они смотрят на меня <text:span text:style-name="T1085">узкими зрачками.</text:span> Мгновение — и они начинают приближаться. Я завороженно слежу за ними.</text:p>
      <text:p text:style-name="P526"/>
      <text:p text:style-name="P526">- Хуман, <text:span text:style-name="T1085">не тупи, </text:span><text:span text:style-name="T1084">надо уходить!</text:span></text:p>
      <text:p text:style-name="P527">Селестия зубами хватает меня за воротник и зашвыривает на спину. Потом начинает тяжело разгоняться неровным галопом на трёх ногах.</text:p>
      <text:p text:style-name="P527">- Взлететь с ровного места на перебитом крыле я не смогу. Но если прыгнуть со скалы, то высоты хватит, чтобы разогнаться и начать набор высоты.</text:p>
      <text:p text:style-name="P527"/>
      <text:p text:style-name="P527">Мы скачем к пролому в стене.</text:p>
      <text:p text:style-name="P527"/>
      <text:p text:style-name="P527">-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229"><text:span text:style-name="T724">- Если бы всё было так просто, я бы с самого начала так </text:span><text:span text:style-name="T732">и </text:span><text:span text:style-name="T724">сделала! - </text:span><text:span text:style-name="T726">кричит</text:span><text:span text:style-name="T724"> аликорница в ответ. - </text:span><text:span text:style-name="T725">Здесь мало магии! Если я телепортирую нас за счёт моих внутренних </text:span><text:span text:style-name="T727">резервов</text:span><text:span text:style-name="T725">, </text:span><text:span text:style-name="T732">их</text:span><text:span text:style-name="T725"> не хватит на то, чтобы открыть коридор обратно! </text:span><text:span text:style-name="T728">Это очень магозатратное заклинание! </text:span></text:p>
      <text:p text:style-name="P531"/>
      <text:p text:style-name="P230"><text:span text:style-name="T725">О</text:span><text:span text:style-name="T726">тчаяние в её голосе еще больше усиливает мой ужас. </text:span><text:span text:style-name="T730">Переход от банной неги к ледяному кошмару слишком резок для тебя, Хуман!</text:span></text:p>
      <text:p text:style-name="P532"/>
      <text:p text:style-name="P230"><text:span text:style-name="T729">Пролом в крепостной стене всё ближе. </text:span><text:span text:style-name="T731">Я уже вижу обледенелую громаду гранд-флаера, одиноко висящую в пустоте над лесом.</text:span><text:span text:style-name="T729">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span></text:p>
      <text:p text:style-name="P533"/>
      <text:p text:style-name="P232"><text:span text:style-name="T732">Жужжание многократно усиливается. </text:span><text:span text:style-name="T729">И</text:span><text:span text:style-name="T731">з </text:span><text:span text:style-name="T732">крепостной башни на стену выскакива</text:span><text:span text:style-name="T734">ю</text:span><text:span text:style-name="T732">т три создания, в </text:span><text:span text:style-name="T744">одном из</text:span><text:span text:style-name="T733"> </text:span><text:span text:style-name="T734">которых я узнаю закованн</text:span><text:span text:style-name="T744">ого</text:span><text:span text:style-name="T734"> в автодоспехи сородич</text:span><text:span text:style-name="T744">а</text:span><text:span text:style-name="T734"> Селестии — так</text:span><text:span text:style-name="T744">ого</text:span><text:span text:style-name="T734">, как</text:span><text:span text:style-name="T744">их</text:span><text:span text:style-name="T734"> я видел в </text:span><text:soft-page-break/><text:span text:style-name="T734">видении Луны. Вот только движения у н</text:span><text:span text:style-name="T744">его</text:span><text:span text:style-name="T734"> неестественно рваные, как у расшатанн</text:span><text:span text:style-name="T744">ого</text:span><text:span text:style-name="T734"> механизм</text:span><text:span text:style-name="T744">а</text:span><text:span text:style-name="T734">. Ржавчина на латах и отчаянный скрип при движении <text:s/>только подчёркивают это сходство.</text:span></text:p>
      <text:p text:style-name="P538">В двух его спутниках я узнаю виндиго.</text:p>
      <text:p text:style-name="P231"><text:span text:style-name="T746">Аликорн планирует со стены во двор прямо перед проломом. Виндиго спрыгивают следом</text:span><text:span text:style-name="T734">.</text:span></text:p>
      <text:p text:style-name="P534"/>
      <text:p text:style-name="P231"><text:span text:style-name="T92">Селестия буквально садится на задние ноги и отчаянно упирается в лёд передней, чтобы затормозить. </text:span><text:span text:style-name="T735">Мы останавливаемся прямо перед </text:span><text:span text:style-name="T744">закованым в доспехи аликорном</text:span><text:span text:style-name="T735">. </text:span><text:span text:style-name="T736">Я вижу <text:s/></text:span><text:span text:style-name="T744">его</text:span><text:span text:style-name="T736"> зелёные глаза с узкими зрачками за </text:span><text:span text:style-name="T744">затемнённым</text:span><text:span text:style-name="T736"> забрал</text:span><text:span text:style-name="T759">о</text:span><text:span text:style-name="T736">м. </text:span><text:span text:style-name="T759">Несмотря на ржавчину, его доспех выглядит намного внушительнее «Принципа-2».</text:span><text:span text:style-name="T736"> </text:span><text:span text:style-name="T738">На нагруднике </text:span><text:span text:style-name="T744">помятых лат </text:span><text:span text:style-name="T760">белеет</text:span><text:span text:style-name="T738"> полустёртая, </text:span><text:span text:style-name="T744">едва видная из-под</text:span><text:span text:style-name="T738"> </text:span><text:span text:style-name="T759">слоя грязи, </text:span><text:span text:style-name="T738">семёрка.</text:span></text:p>
      <text:p text:style-name="P534"/>
      <text:p text:style-name="P233"><text:span text:style-name="T734">- </text:span><text:span text:style-name="T736"><text:s/></text:span><text:span text:style-name="T737">Нотхуурр шанграа хиссандурр, </text:span><text:span text:style-name="T736">чайшанссиии! - шипит </text:span><text:span text:style-name="T744">один из виндиго</text:span><text:span text:style-name="T736"> и сухо смеётся. - </text:span><text:span text:style-name="T740">Слава великой зиме, теплокровные! </text:span><text:span text:style-name="T736">Мы ждали тебя, консул Селестия. </text:span><text:span text:style-name="T741">Сто пятьдесят лет сна не пропали даром!</text:span></text:p>
      <text:p text:style-name="P229"><text:span text:style-name="T724">- </text:span><text:span text:style-name="T736">Хай Глори… - с </text:span><text:span text:style-name="T739">печалью</text:span><text:span text:style-name="T736"> </text:span><text:span text:style-name="T744">обращается</text:span><text:span text:style-name="T736"> аликорница </text:span><text:span text:style-name="T744">к молчащему аликорну</text:span><text:span text:style-name="T736">. - Что они с тобой сделали? </text:span><text:span text:style-name="T745">Ты забыл себя, </text:span><text:span text:style-name="T759">легат</text:span><text:span text:style-name="T745">?</text:span></text:p>
      <text:p text:style-name="P229"><text:span text:style-name="T736">- </text:span><text:span text:style-name="T739">Это лучшее, что </text:span><text:span text:style-name="T743">случилось </text:span><text:span text:style-name="T739">с </text:span><text:span text:style-name="T744">ним</text:span><text:span text:style-name="T739"> за </text:span><text:span text:style-name="T744">всю его </text:span><text:span text:style-name="T739">жизн</text:span><text:span text:style-name="T744">ь</text:span><text:span text:style-name="T739">… Поцелуй </text:span><text:span text:style-name="T743">холода</text:span><text:span text:style-name="T739">… Неважно… Сейчас ты и сама познаешь любовь зимы и станешь одной из </text:span><text:span text:style-name="T744">нассс</text:span><text:span text:style-name="T739">. Ты и твоя обезьянка — зима щедра и примет каж</text:span><text:span text:style-name="T822">жж</text:span><text:span text:style-name="T739">дого… - </text:span><text:span text:style-name="T744">шипит в ответ виндиго.</text:span></text:p>
      <text:p text:style-name="P535"/>
      <text:p text:style-name="P241"><text:span text:style-name="T744">Аликорн молча</text:span><text:span text:style-name="T739"> наступает на нас </text:span><text:span text:style-name="T761">как танк</text:span><text:span text:style-name="T739">. </text:span><text:span text:style-name="T750">Его голова в закрытом шлеме чуть покачивается из стороны в сторону в такт шагам. </text:span><text:span text:style-name="T751">Нехорошее предчувствие вызывает у меня это мерное покачивание. </text:span><text:span text:style-name="T762">Оно больше подходит заводному механизму, чем живому существу. </text:span><text:span text:style-name="T761">Даже в заходящих</text:span><text:span text:style-name="T739"> с боков </text:span><text:span text:style-name="T761">виндиго больше жизни.</text:span><text:span text:style-name="T739"> </text:span></text:p>
      <text:p text:style-name="P241"><text:span text:style-name="T744">Селестия</text:span><text:span text:style-name="T739"> пятится, пытаясь не выпустить из виду всех троих.</text:span></text:p>
      <text:p text:style-name="P536"/>
      <text:p text:style-name="P234"><text:span text:style-name="T739">- </text:span><text:span text:style-name="T748">Хай Глори! Очнись! Ты — один из нас! Вспомни себя, солдат! Вспомни своё племя и свой мир! </text:span><text:span text:style-name="T749">Вспомни мать, что вскормила тебя, вспомни отца, что научил летать! Вспомни ту, что стала твоей особенной пони!</text:span></text:p>
      <text:p text:style-name="P234"><text:span text:style-name="T749">- Напрасссно ты взываешшш</text:span><text:span text:style-name="T763">ь</text:span><text:span text:style-name="T749"> к нему с этими глупоссстями, — смеётся </text:span><text:span text:style-name="T761">его спутник</text:span><text:span text:style-name="T749">. - Холод неизмеримо прекрассснее. </text:span><text:span text:style-name="T750">Посссле него в голове не остаётся этого </text:span><text:span text:style-name="T763">теплокровного </text:span><text:span text:style-name="T750">мусссора.</text:span></text:p>
      <text:p text:style-name="P543">Виндиго подходит к аликорну и мощным движением копыт проворачивает ему голову на триста шестьдесят градусов.</text:p>
      <text:p text:style-name="P543">Аликорн стоит, как ни в чём ни бывало. Через мгновение он снова двигается на нас с размеренностью механизма.</text:p>
      <text:p text:style-name="P543">Меня тошнит.</text:p>
      <text:p text:style-name="P539"/>
      <text:p text:style-name="P527">- <text:span text:style-name="T1089">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коктейлям с тоником.</text:span></text:p>
      <text:p text:style-name="P229"><text:soft-page-break/><text:span text:style-name="T724">- </text:span><text:span text:style-name="T750">Поздно, - шепчет, не поворачивая головы, аликорница.- Не успею. Нужно секунд пять. Они набросятся на нас раньше. </text:span><text:span text:style-name="T751">Если бы были только виндиго — </text:span><text:span text:style-name="T823">ушли бы проблем, они практически не летают</text:span><text:span text:style-name="T751">. Но от Хай Глори оторваться нет шансов. </text:span><text:span text:style-name="T761">Он лучший летун, чем я.</text:span></text:p>
      <text:p text:style-name="P527"/>
      <text:p text:style-name="P537"><text:span text:style-name="T1088">М</text:span>ы равняемся с <text:span text:style-name="T1087">отломанным рогом центральной статуи. </text:span><text:span text:style-name="T1107">Оглянувшись, я вижу, как рассохшаяся дверь башни отворяется и наружу один за другим выходят виндиго. Нам больше некуда отступать.</text:span></text:p>
      <text:p text:style-name="P550"/>
      <text:p text:style-name="P229"><text:span text:style-name="T724">- </text:span><text:span text:style-name="T775">Хорошо, - решается, наконец, аликорница. </text:span><text:span text:style-name="T778">На её роге зажигается золотая звёздочка.</text:span><text:span text:style-name="T775"> - </text:span><text:span text:style-name="T751">Я </text:span><text:span text:style-name="T776">откр</text:span><text:span text:style-name="T777">ыва</text:span><text:span text:style-name="T776">ю</text:span><text:span text:style-name="T751"> проход и ты прыгаешь в него. </text:span><text:span text:style-name="T777">Вместе с тобой пойдёт путеводный огонёк.</text:span><text:span text:style-name="T751"> </text:span><text:span text:style-name="T774">Дальше — просто </text:span><text:span text:style-name="T777">следуй за ним он приведёт тебя к выходу</text:span><text:span text:style-name="T774">.</text:span><text:span text:style-name="T751"> Когд</text:span><text:span text:style-name="T774">а</text:span><text:span text:style-name="T751"> окажешься в Эквестрии, доберись до Луны и сообщи ей всё. Неважно, сколько времени пройдёт, </text:span><text:span text:style-name="T777">о</text:span><text:span text:style-name="T751">на поймёт.</text:span></text:p>
      <text:p text:style-name="P527">- <text:span text:style-name="T1090">А ты? - шепчу я в ответ. - Я без тебя не уйду. </text:span><text:span text:style-name="T1097">Ты видела, во что превратился Хай Глори? Я не допущу, чтобы ты стала такой же. Или уйдём вместе, или вместе пропадём.</text:span></text:p>
      <text:p text:style-name="P528">- <text:span text:style-name="T1090">Хуман, не время препираться, - упрашивает Селестия. - Мне не дадут уйти. Пока я буду выстраивать заклинание, я беззащитна. Но обращение занимает время — я успею открыть ворота. Ты уйдёшь. </text:span><text:span text:style-name="T1092">Постарайся выжить.</text:span><text:span text:style-name="T1090"> И </text:span><text:span text:style-name="T1092">предупреди </text:span><text:span text:style-name="T1090">Луну во что бы то ни стало. Чтобы не смела сюда соваться. </text:span><text:span text:style-name="T1107">Рано или поздно о</text:span><text:span text:style-name="T1090">на попытается, я её знаю.</text:span></text:p>
      <text:p text:style-name="P528"/>
      <text:p text:style-name="P544">Нашу тихую перепалку прерывает <text:span text:style-name="T1091">громкий скрежет. </text:span><text:span text:style-name="T1098">Снег под Хай Глори разверзается и наш старый знаком</text:span><text:span text:style-name="T1100">ый</text:span><text:span text:style-name="T1098"> — Принцип-2 — встаёт прямо под брюхом аликорна, </text:span><text:span text:style-name="T1103">пронзая его металличесим рогом</text:span><text:span text:style-name="T1098">.</text:span></text:p>
      <text:p text:style-name="P545">Нельзя сказать, что это да<text:span text:style-name="T1101">ётся</text:span> ему легко. Брюшная бронепластина <text:span text:style-name="T1102">и часть каких-то проводков </text:span>так и <text:span text:style-name="T1099">оста</text:span><text:span text:style-name="T1102">ётся во льду</text:span><text:span text:style-name="T1099">, открыв</text:span><text:span text:style-name="T1102">ая</text:span><text:span text:style-name="T1099"> силовой каркас механизма. </text:span><text:span text:style-name="T1103">Задние копыта и одно переднее остаются вмёрзшими в лёд. </text:span></text:p>
      <text:p text:style-name="P545"><text:span text:style-name="T1103">Принцип-2 </text:span><text:span text:style-name="T1104">дёргает шлемом и отрывает рогом подбрюшную бронепластину </text:span><text:span text:style-name="T1105">Хай Глори. Освободив шлем, он выпрямляет шею и прижимает к себе аликорна свободной ногой.</text:span></text:p>
      <text:p text:style-name="P242"><text:span text:style-name="T766">Сначала мне кажется, что под панцирем Хай Глори тоже ничего нет — я не вижу плоти на месте оторванной </text:span><text:span text:style-name="T769">пластины</text:span><text:span text:style-name="T766">. Но когда аликорн начинает бить неожиданного противника задними ногами, я вижу чёрную шкуру, присохшую к позвоночнику. Живым ЭТО точно быть не может! Но оно живёт и сражается. Каждый удар наносит покорёженному механизму новые повреждения. Бронепластины покрываются новыми вмятинами. Голубые искры рассыпаются из повреждённых внутренностей</text:span><text:span text:style-name="T767">. </text:span><text:span text:style-name="T766">Во льду остаётся оторванная нога. Принцип-2 неподвижно стоит, просто прижимая к себе Хай Глори уцелевшей ногой.</text:span></text:p>
      <text:p text:style-name="P527"/>
      <text:p text:style-name="P242"><text:span text:style-name="T766">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text:span><text:span text:style-name="T768">разрывает дистанцию</text:span><text:span text:style-name="T766">.</text:span></text:p>
      <text:p text:style-name="P243"><text:span text:style-name="T766">Н</text:span><text:span text:style-name="T771">а этот раз нам никто не преграждает путь к пролому. </text:span><text:span text:style-name="T770">Мы проваливаемся в обрыв и через несколько мгновений полёт выравнивается. Осторожными плавными взмахами </text:span><text:span text:style-name="T772">крыльев</text:span><text:span text:style-name="T770"> аликорница набирает высоту. Обледеневший мир остаётся внизу.</text:span></text:p>
      <text:p text:style-name="P552"/>
      <text:p text:style-name="P646"><text:soft-page-break/><text:span text:style-name="T92">- </text:span><text:span text:style-name="T773">Ты знаешь, куда лететь, Сел?</text:span></text:p>
      <text:p text:style-name="P244"><text:span text:style-name="T772">- </text:span><text:span text:style-name="T773">Да, конечно. </text:span><text:span text:style-name="T772">Пара минут — и мы войдём в коридор, - </text:span><text:span text:style-name="T773">прерывисто</text:span><text:span text:style-name="T772"> говорит </text:span><text:span text:style-name="T773">Селестия</text:span><text:span text:style-name="T772">. - </text:span><text:span text:style-name="T773">Ты как, Хуман?</text:span></text:p>
      <text:p text:style-name="P547">- Бодрячком, - тревожно отвечаю я. - А ты?</text:p>
      <text:p text:style-name="P547">- Тоже ничего. Хотя могло бы быть и лучше, - тяжело дыша, отвечает аликорница.</text:p>
      <text:p text:style-name="P647"><text:span text:style-name="T770">З</text:span><text:span text:style-name="T92">олотая искорка разгорается на кончике рога аликорницы.</text:span></text:p>
      <text:p text:style-name="P546"/>
      <text:p text:style-name="P527">- <text:span text:style-name="T1106">Это хорошо, что ничего. Потому что, кажется, нужно поднажать.</text:span></text:p>
      <text:p text:style-name="P527">- <text:span text:style-name="T1106">Что? - Селестия резко поворачивает ко мне голову.</text:span></text:p>
      <text:p text:style-name="P546"/>
      <text:p text:style-name="P546">Я молча указываю за собой. Ещё полминуты назад еле различимая мелкая точка уже выросла в тёмную фигуру в ржавом железе.</text:p>
      <text:p text:style-name="P527">- <text:span text:style-name="T1106">Проклятье! <text:s/>- коротко ругается Селестия.</text:span></text:p>
      <text:p text:style-name="P527"/>
      <text:p text:style-name="P548">Я вижу прямо по курсу перед нами расплывчатое пятно дрожащего и переливающегося воздуха.</text:p>
      <text:p text:style-name="P648"><text:span text:style-name="T774">О</text:span><text:span text:style-name="T92">бернувшись, я вижу мчащегося на нас Хай Глори. Передняя часть Принципа-2 всё ещё болтается у него на шее, обняв </text:span><text:span text:style-name="T781">её</text:span><text:span text:style-name="T92"> единственной уцелевшей ногой.</text:span></text:p>
      <text:p text:style-name="P548"/>
      <text:p text:style-name="P548">- Сел, обернись. Мы не успеваем!</text:p>
      <text:p text:style-name="P250"><text:span text:style-name="T774">Аликорница разворачивается и зависает в воздухе. <text:s/>Искра на </text:span><text:span text:style-name="T778">её </text:span><text:span text:style-name="T774">роге </text:span><text:span text:style-name="T794">угасает</text:span><text:span text:style-name="T774">.</text:span></text:p>
      <text:p text:style-name="P549">Хай Глори уже не машет крыльями, несясь на нас словно злая чёрная торпеда. Его забрало под напором ветра <text:s/>открывается, являя миру растрескавшийся череп с горящими зелёными глазами. Узкие зрачки <text:span text:style-name="T1108">направлены на нас и</text:span> излучают неутолимую ярость.</text:p>
      <text:p text:style-name="P549"/>
      <text:p text:style-name="P245"><text:span text:style-name="T774">- </text:span><text:span text:style-name="T778">ПРОТОКОЛ </text:span><text:span text:style-name="T774">«</text:span><text:span text:style-name="T778">СИЯНИЕ</text:span><text:span text:style-name="T774">» </text:span><text:span text:style-name="T778">К ИСПОЛНЕНИЮ</text:span><text:span text:style-name="T774">! <text:s/>- </text:span><text:span text:style-name="T778">громоподобно командует Селестия. До сего момента я полагал, что таким голосом владеет только младшая сестра моей жёнушки!</text:span></text:p>
      <text:p text:style-name="P548"/>
      <text:p text:style-name="P551">Принцип-2 вскидывает уцелевшую ногу в приветствии легионеров и исчезает в пламени взрыва. Вслед за ним в<text:span text:style-name="T1109">о взрывном</text:span> облаке скрывается и Хай Глори.</text:p>
      <text:p text:style-name="P251"><text:span text:style-name="T779">Через несколько секунд из облака на землю проливается дождь из помятых бронепластин, оторваных конечностей и </text:span><text:span text:style-name="T797">сервоприводов</text:span><text:span text:style-name="T779">.</text:span></text:p>
      <text:p text:style-name="P551"/>
      <text:p text:style-name="P551">- Всё кончено, - тихо произносит Селестия. - Больше он нам не помешает.</text:p>
      <text:p text:style-name="P551">- <text:span text:style-name="T1110">П-почему ты </text:span><text:span text:style-name="T1111">с самого начала </text:span><text:span text:style-name="T1110">не активировала этот протокол на доспехе Хай Глори? - заикаясь от потрясения спрашиваю я.</text:span></text:p>
      <text:p text:style-name="P246"><text:soft-page-break/><text:span text:style-name="T779">- </text:span><text:span text:style-name="T783">На Хай Глори был Трибун-8С. </text:span><text:span text:style-name="T780">Автодоспех уровня «</text:span><text:span text:style-name="T783">Трибун</text:span><text:span text:style-name="T780">» реагирует на приказы </text:span><text:span text:style-name="T781">не ниже заместителя командующего. Последний раз </text:span><text:span text:style-name="T334">легат</text:span><text:span text:style-name="T781">а</text:span><text:span text:style-name="T329"> Эйронсмайл</text:span><text:span text:style-name="T781">а видели сто пятьдесят лет назад при восхождении на борт «Маджестика» - </text:span><text:span text:style-name="T792">механически отвечает </text:span><text:span text:style-name="T793">Селестия</text:span><text:span text:style-name="T781">.</text:span></text:p>
      <text:p text:style-name="P553"/>
      <text:p text:style-name="P247"><text:span text:style-name="T781">Аликорница </text:span><text:span text:style-name="T782">вновь поворачивается к</text:span><text:span text:style-name="T781"> </text:span><text:span text:style-name="T782">сфере дрожащего, полного радужных молний воздуха. Золотая искорка </text:span><text:span text:style-name="T794">снова разгорается, </text:span><text:span text:style-name="T782">срывается с кончика её рога и чертит внутри сферы овал.</text:span></text:p>
      <text:p text:style-name="P554"/>
      <text:p text:style-name="P247"><text:span text:style-name="T782">Мы </text:span><text:span text:style-name="T785">входим</text:span><text:span text:style-name="T782"> в ставший за последние минуты таким родным и уютным Эогипп.</text:span></text:p>
      <text:p text:style-name="P554"/>
      <text:p text:style-name="P554">…</text:p>
      <text:p text:style-name="P554"/>
      <text:p text:style-name="P249"><text:span text:style-name="T786">Полумрак дворцовой библиотеки успокаивает нервы. </text:span><text:span text:style-name="T787">Мягкий свет </text:span><text:span text:style-name="T790">масляной лампы</text:span><text:span text:style-name="T787"> отбрасывает </text:span><text:span text:style-name="T800">дрожащую</text:span><text:span text:style-name="T787"> тень на стену </text:span><text:span text:style-name="T791">из </text:span><text:span text:style-name="T787">необработанного камня. </text:span><text:span text:style-name="T788">Я склон</text:span><text:span text:style-name="T795">яюсь</text:span><text:span text:style-name="T788"> над </text:span><text:span text:style-name="T789">пыльным</text:span><text:span text:style-name="T788"> </text:span><text:span text:style-name="T789">свитком</text:span><text:span text:style-name="T788"> «</text:span><text:span text:style-name="T884">Pnakotic Manuscripts</text:span><text:span text:style-name="T788">». </text:span><text:span text:style-name="T789">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text:span><text:span text:style-name="T797">свиток появился </text:span><text:span text:style-name="T801">у</text:span><text:span text:style-name="T797"> </text:span><text:span text:style-name="T801">н</text:span><text:span text:style-name="T797">её </text:span><text:span text:style-name="T801">в </text:span><text:span text:style-name="T797">сумке</text:span><text:span text:style-name="T789">. </text:span><text:span text:style-name="T795">Очень специфичное чтиво, требующее основательной работы со словарём </text:span><text:span text:style-name="T796">древнекотасского и переписки с профессором понхэнжской кафедры мёртвых языков юга. </text:span><text:span text:style-name="T798">Главное — не свихнуться, открывая для себя новые стороны мироздания в очередной главе. Например, та, которую я перевожу сейчас, заявляет, что есть </text:span><text:span text:style-name="T799">великое множество параллельных миров, самые близко располод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миров. В общем, интересное чтиво. Жаль, переводить сложно.</text:span></text:p>
      <text:p text:style-name="P663"/>
      <text:p text:style-name="P252"><text:span text:style-name="T799">В </text:span><text:span text:style-name="T802">коридоре слышится гудение и </text:span><text:span text:style-name="T803">механический лязг</text:span><text:span text:style-name="T802">. </text:span><text:span text:style-name="T803">Я замираю. Приближающ</text:span><text:span text:style-name="T806">ее</text:span><text:span text:style-name="T803">ся ритмичн</text:span><text:span text:style-name="T806">ое</text:span><text:span text:style-name="T803"> повизгивание сервоприводов вызывает у меня дежавю о падении Андориана. </text:span><text:span text:style-name="T804">Ценой огромных усилий подавляю желание залезть под стол. </text:span><text:span text:style-name="T805">Рука непроизвольно тянется к чернильнице, выточенной из куска базальта.</text:span></text:p>
      <text:p text:style-name="P252"><text:span text:style-name="T805"/></text:p>
      <text:p text:style-name="P667"><text:span text:style-name="T807">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span></text:p>
      <text:p text:style-name="P555"/>
      <text:p text:style-name="P555">- <text:span text:style-name="T1113">С-селестия, мать твою! Ты меня до ифаркта довести хочешь? Что за хрень ты надела?</text:span></text:p>
      <text:p text:style-name="P555"/>
      <text:p text:style-name="P669"><text:span text:style-name="T808">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text:span><text:span text:style-name="T809">жевание</text:span><text:span text:style-name="T808">.</text:span></text:p>
      <text:p text:style-name="P665"/>
      <text:p text:style-name="P665"><text:soft-page-break/>- Это какой-то новый формат приветствия? - язвительно осведомляюсь я. - <text:span text:style-name="T1114">С возвращения из твоей за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span></text:p>
      <text:p text:style-name="P665"/>
      <text:p text:style-name="P666">Ал<text:span text:style-name="T1115">и</text:span>корница на секунду вытаскивает голову из ниши, косит на меня извиняющимся взглядом и снова ныряет в шкаф.</text:p>
      <text:p text:style-name="P670"><text:span text:style-name="T810">- Я бы предположил, что ты настолько рада ко мне, что хочешь, не теряя слов, заняться делом, - продолжаю я язвительный монолог, - если бы не чавканье. У тебя нет привычки жрать во время секса. Потому извини, дорогая, такое приветствие не принимается.</text:span></text:p>
      <text:p text:style-name="P675"><text:span text:style-name="T92">С этими словами я звонко шлёпаю её по крупу. От неожиданности аликорница подаётся вперёд. Слышится глухой удар и из смежной полки выпадает ещё один пыльный фолиант.</text:span></text:p>
      <text:p text:style-name="P671"><text:span text:style-name="T810">- </text:span><text:span text:style-name="T811">Мне весьма прискорбно, что я не смогла приветствовать тебя с самого начала, </text:span><text:span text:style-name="T812">Хуман,</text:span><text:span text:style-name="T811">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text:span><text:span text:style-name="T813">сткой диете доконала меня чуть ли не больше самих ран. </text:span><text:span text:style-name="T814">У меня началась эклерная ломка! Дошло до того, что я чуть не направила четверть годового бюджета Эквестрии на закупку арабийских сладостей!</text:span></text:p>
      <text:p text:style-name="P671"><text:span text:style-name="T814">- К счастью, - немного подуспокаивается аликорница, - я припасла тайники со сдобой в разных частях страны как раз на такой случай. Этот </text:span><text:span text:style-name="T815">круассан я припрятала как раз перед нашим походом в Орунгун — и он почти не зачерствел!</text:span></text:p>
      <text:p text:style-name="P671"><text:span text:style-name="T815"/></text:p>
      <text:p text:style-name="P676"><text:span text:style-name="T92">Аликорница слизывает крошки </text:span><text:span text:style-name="T816">с носа</text:span><text:span text:style-name="T92">, поворачивает шею к крупу и начинает ожесточённо дёргать зубами какой-то рычажок на экзоскелете.</text:span></text:p>
      <text:p text:style-name="P676"><text:span text:style-name="T92"/></text:p>
      <text:p text:style-name="P676"><text:span text:style-name="T92">- Кстати, что это за маскарад?</text:span></text:p>
      <text:p text:style-name="P672"><text:span text:style-name="T815">- </text:span><text:span text:style-name="T817">Это не машкарад. </text:span><text:span text:style-name="T819">Я</text:span><text:span text:style-name="T817"> шняла бронеплаштины с моего автодошпеха, чтобы не пугать прислугу. Мне ещё трудно ходить самой, </text:span><text:span text:style-name="T819">беж поддержки</text:span><text:span text:style-name="T817">.</text:span></text:p>
      <text:p text:style-name="P674"><text:span text:style-name="T817">Рычажок, наконец, подда</text:span><text:span text:style-name="T819">ётся</text:span><text:span text:style-name="T817"> и экзоскелет ра</text:span><text:span text:style-name="T819">зходится </text:span><text:span text:style-name="T817">на две половинки, высвобождая аликорницу. </text:span><text:span text:style-name="T820">Лампочка на налобном щитке механизма при этом переключается с зелёного огонька на жёлтый.</text:span></text:p>
      <text:p text:style-name="P677"><text:span text:style-name="T92"/></text:p>
      <text:p text:style-name="P677"><text:span text:style-name="T92">- </text:span><text:span text:style-name="T818">Ты хочешь сказать, </text:span><text:span text:style-name="T819">что у тебя в шкафу всё это время имелся </text:span><text:span text:style-name="T820">этот </text:span><text:span text:style-name="T819">бронекостюм шахида? И ты молчала? А если бы в нём что-то случайно закоротило и он взорвался, </text:span><text:span text:style-name="T820">пока мы развлекаемся на кровати</text:span><text:span text:style-name="T819">? </text:span><text:span text:style-name="T820">Вот уж полетали бы!</text:span></text:p>
      <text:p text:style-name="P678"><text:span text:style-name="T819"/></text:p>
      <text:p text:style-name="P678"><text:span text:style-name="T819">В</text:span><text:span text:style-name="T92">оистину, тебе не понять этих чокнутых эквиноидов, Хуман!</text:span></text:p>
      <text:p text:style-name="P678"><text:span text:style-name="T92"/></text:p>
      <text:p text:style-name="P673"><text:span text:style-name="T819">- Не только у меня — мы с Луной обе покинули Орунгун в автодоспехах. Фактически, это единственное, что мы смогли взять с родины, если не считать Элементов. </text:span><text:span text:style-name="T820">Не волнуйся, Хуман, </text:span><text:span text:style-name="T823">приказ на ликвидацию </text:span><text:soft-page-break/><text:span text:style-name="T823">доспехов уровня «Консул» могла бы выдать только королева Лорен</text:span><text:span text:style-name="T820">. </text:span><text:span text:style-name="T825">Мы утратили с ней связь в последние годы войны.</text:span></text:p>
      <text:p text:style-name="P673"><text:span text:style-name="T820">- Зачем вообще вы реализовали такую возможность? - нервно спрашиваю я. Присутствие рядом механизма, начинённого взрывчаткой, вызывает адский дискомфорт.</text:span></text:p>
      <text:p text:style-name="P673"><text:span text:style-name="T820">- Ты сам видел, во что превратился Хай Глори. Такие случаи были и раньше. Правда, раньше виндиго требовалось намного больше времени для обращения. Это происходило только с пленными фаэри. </text:span><text:span text:style-name="T821">Поэтому с самого начала в автодоспехах была заложена </text:span><text:span text:style-name="T824">такая возможность</text:span><text:span text:style-name="T821">. </text:span><text:span text:style-name="T823"><text:s/>Любой воин-фаэри может отдать приказ на автоликвидацию любому автодоспеху уровня ниже его. Увы, у войны свои законы.</text:span></text:p>
      <text:p text:style-name="P555"/>
      <text:p text:style-name="P555"/>
      <text:p text:style-name="P555"/>
      <text:p text:style-name="P555"/>
      <text:p text:style-name="P491">&lt; </text:p>
      <text:p text:style-name="P563">- О небо, Хуман, зачем ты это сделал?!!</text:p>
      <text:p text:style-name="P563">- Я был пьян… Извини… Вдобавок, я думал, что это опять сон, как в первый раз, с тобой, - начинаю мямлить я, но Селестия меня властно перебивает</text:p>
      <text:p text:style-name="P563">- Да нет же, мне нет дела до твоего перепихона с сестрой! Зачем ты показал ей путь в Андориан?</text:p>
      <text:p text:style-name="P491">&gt;</text:p>
      <text:p text:style-name="P491"/>
      <text:p text:style-name="P607"><text:span text:style-name="T432">(</text:span><text:span text:style-name="T826">Луна втирается в доверие к Хуману и даже имеет секс с ним для того </text:span><text:span text:style-name="T839">(ты же имеешь секс <text:s/>с моей сестрой, почему же не со мной?)</text:span><text:span text:style-name="T826">, чтобы узнать путь к Орунгуну — Хуман </text:span><text:span text:style-name="T840">у</text:span><text:span text:style-name="T826">знает этот путь от Сел </text:span><text:span text:style-name="T840">во время секса</text:span><text:span text:style-name="T826">.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text:span><text:span text:style-name="T836">(и их автодоспехов)</text:span><text:span text:style-name="T826">, в результате которой тяжело израненная Сел таки отправляет Луну на луну. Хуман обнимает Сел и она каменеет. - Эпилог — </text:span><text:span text:style-name="T837">Хуман имеет секс и с Сел, но он не обнимает её до того — </text:span><text:span text:style-name="T838">тот секс исключительно по дружбе (так Хуман утверждает), «для здоровья». </text:span><text:span text:style-name="T841">Также у Хумамна секс с Джет — но она потом заводит семью</text:span><text:span text:style-name="T92">)</text:span></text:p>
      <text:p text:style-name="P348"/>
      <text:p text:style-name="P352">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text:span text:style-name="T899">Мир ФОЕ и мир апокалипсиса Дедлайна исчезают. Автор дописывает «Семь вечностей» и пишет Эпилог.</text:span></text:p>
      <text:p text:style-name="P579"/>
      <text:p text:style-name="P352"><text:span text:style-name="T89">В награду СелФОЕ дарит ему свои воспоминания об Эквестрии (спрятаны в золотой фигурке аликорна). </text:span><text:span text:style-name="T88">Хуман возвращается в свой мир апокалипсиса. </text:span></text:p>
      <text:p text:style-name="P578">В своём мире Хуман-Дедлайн <text:span text:style-name="T896">одевает голоочки, подаренные Терминатором (его глаза выжжены и голоочки нужны для зрения), </text:span><text:span text:style-name="T897">призывает аватаров Учителей и прорывается к терминалу Хэвэн. Он подключается к системе через терминал и выходит на связь с Фениксом. </text:span></text:p>
      <text:p text:style-name="P578"><text:soft-page-break/><text:span text:style-name="T30">Он видит, что Феникс уже создал Фолаут-Эквестрию </text:span><text:span text:style-name="T31">(директива Хэвэн сработала, </text:span><text:span text:style-name="T34">а Феникс на ФОЕ отработал некоторые приёмы для реального мира</text:span><text:span text:style-name="T31">). </text:span><text:span text:style-name="T32">Феникс в этом мире — король Сомбра (но с двумя рогами).Он предлагает Дедлайну перенести его в этот мир и поселить с максимально возможным комфортом </text:span><text:span text:style-name="T33">(в благодарность за убийство Хэвэн)</text:span><text:span text:style-name="T32"> (тело Дедлайна умирает от радиации), но Дедлайн отказывается. </text:span><text:span text:style-name="T33">Он ищет способ переместиться к Селестии — той, что оставила для него послание. Окаменевшей. </text:span><text:span text:style-name="T34">Сомбра отсылает его к Анакорну - <text:s/>той его части, которая была смоделирована. Дедлайн показывает ему воспоминания Сел из ФОЕ, и тот </text:span><text:span text:style-name="T35">переносит его из этого мира в тот — путём разрушения в этом мире и реконструкции в том через квантовые гармоники. </text:span><text:span text:style-name="T36">Эпилог</text:span></text:p>
      <text:p text:style-name="P560"/>
      <text:p text:style-name="P561">…</text:p>
      <text:p text:style-name="P577"/>
      <text:p text:style-name="P77"><text:span text:style-name="T55">… </text:span><text:span text:style-name="T56">Я </text:span><text:span text:style-name="T57">ставлю</text:span><text:span text:style-name="T56"> точку в последнем абзац</text:span><text:span text:style-name="T58">е.</text:span></text:p>
      <text:p text:style-name="P279"/>
      <text:p text:style-name="P80"><text:span text:style-name="T61">Ф-фух! </text:span><text:span text:style-name="T59">Баста! </text:span><text:span text:style-name="T61">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Ну в самом деле, какой смысл писать фик для мёртвого фэндома, отрывая время </text:span><text:span text:style-name="T57">от </text:span><text:span text:style-name="T61">отдыха и сна? </text:span><text:span text:style-name="T62">Забесплатно годы писать нелепую историю </text:span><text:span text:style-name="T63">о </text:span><text:span text:style-name="T57">несуществующе</text:span><text:span text:style-name="T63">м</text:span><text:span text:style-name="T57"> мир</text:span><text:span text:style-name="T63">е</text:span><text:span text:style-name="T57"> </text:span><text:span text:style-name="T63">и</text:span><text:span text:style-name="T57"> никогда не происходивших событиях? </text:span><text:span text:style-name="T63">К</text:span><text:span text:style-name="T62">оторую прочтёт пару сотен человек и забудут через месяц</text:span><text:span text:style-name="T61">? </text:span><text:span text:style-name="T64">По три-четыре предложения в день, в три часа ночи, борясь с усталостью и сном? </text:span><text:span text:style-name="T62">Небольшой зуд где-то в глубинах подкорки о том, что «</text:span><text:span text:style-name="T65">история</text:span><text:span text:style-name="T62"> не закрыта» не стоит того. </text:span><text:span text:style-name="T66">Лучше запустить «Silent Hunter» и рулить подводной лодкой в холодных водах атлантики.</text:span></text:p>
      <text:p text:style-name="P280"/>
      <text:p text:style-name="P281">И всё же…</text:p>
      <text:p text:style-name="P78"><text:span text:style-name="T57">Я тупо смотрю на клавиатуру. Козырная такая </text:span><text:span text:style-name="T59">доска</text:span><text:span text:style-name="T57"> Logitech G413 Silver, </text:span><text:span text:style-name="T59">с клавишами на герконах и алюминиевой подложкой. </text:span><text:span text:style-name="T60">Надо бы почистить — кошачья шерсть набилась между клавишами.</text:span></text:p>
      <text:p text:style-name="P283"/>
      <text:p text:style-name="P580"><text:span text:style-name="T59">…И </text:span><text:span text:style-name="T54">всё же я сделаю ещё одно усилие и допишу самую малость. Почему-то мне кажется это очень важным, а в мозгах всё время вертятся </text:span><text:span text:style-name="T60">обрывки </text:span><text:span text:style-name="T54">фраз: «Намерение меняет реальность… В другом месте, в другое время...».</text:span></text:p>
      <text:p text:style-name="P284"/>
      <text:p text:style-name="P282">Эпилог</text:p>
      <text:p text:style-name="P351"/>
      <text:p text:style-name="P351"/>
      <text:p text:style-name="P351"/>
      <text:p text:style-name="P559">&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559"/>
      <text:p text:style-name="P651"/>
      <text:p text:style-name="P296"><text:soft-page-break/>(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296">(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 text:style-name="T29">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p>
      <text:p text:style-name="P565">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351"/>
      <text:p text:style-name="P351"/>
      <text:p text:style-name="P75"><text:span text:style-name="T165">&lt;война с Луной, </text:span><text:span text:style-name="T166">отсылка её на луну, тяжёлое ранение Селестии, Хуман обнимает Сел и она каменеет. Видение Сел из апокалипсиса, Хуман возвращается в свой мир. </text:span><text:span text:style-name="T167">В его мире апокалипсис не отменён. </text:span><text:span text:style-name="T168">Хуман одевает голоочки, подаренные Терминатором (его глаза выжжены и голоочки нужны для зрения) и п</text:span><text:span text:style-name="T827">ризывает аватары учителей. </text:span><text:span text:style-name="T828">Вместе они прорываются к терминалу Хэвэн и он выходит на связь с Фениксом.</text:span><text:span text:style-name="T169"> </text:span><text:span text:style-name="T170">Он активирует протокол подчинения и вместе с Фениксом, задействуя собственное сознание в качес</text:span><text:span text:style-name="T171">т</text:span><text:span text:style-name="T170">ве вычислительной мощности, создаёт Фолаут-Эквестрию. </text:span><text:span text:style-name="T172">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text:span><text:span text:style-name="T174">петлю</text:span><text:span text:style-name="T172"> (для спасения Экве</text:span><text:span text:style-name="T173">с</text:span><text:span text:style-name="T172">трии, со</text:span><text:span text:style-name="T173">з</text:span><text:span text:style-name="T172">дал Фолаут-Э</text:span><text:span text:style-name="T173">к</text:span><text:span text:style-name="T172">вестрию, которая призвала его, чтобы уничтожить её, </text:span><text:soft-page-break/><text:span text:style-name="T172">но, после её уничтожения он снова воссоздаёт её)</text:span><text:span text:style-name="T174">. После чего, <text:s/>для разрыва петли, Хуман, </text:span><text:span text:style-name="T175">который теперь является миром Фолаут-Эквестрии, выключает суперкластер Хэвэн. </text:span><text:span text:style-name="T894">В последнюю секунду Хэвэн пробуждается в Фениксе и последним усилием переносит его в мир Эквестрии</text:span><text:span text:style-name="T175"> </text:span><text:span text:style-name="T894">— тот, на седьмой волне, который избежал фолаута. Где Сел окаменела. Эпилог</text:span><text:span text:style-name="T895"> </text:span><text:span text:style-name="T165">&gt;</text:span></text:p>
      <text:p text:style-name="P350">======================================</text:p>
      <text:p text:style-name="P268">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29">#$@</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268"/>
      <text:p text:style-name="P271">===================================</text:p>
      <text:p text:style-name="P268">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268"/>
      <text:p text:style-name="P312">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310">Действие начинается снова с <text:span text:style-name="T88">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310">(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310">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557">=============================</text:p>
      <text:p text:style-name="P268">&lt;Третья сюжетная линия – Обмен. <text:span text:style-name="T46">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278"/>
      <text:p text:style-name="P254">&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254"/>
      <text:p text:style-name="P254"><text:soft-page-break/>&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558">=========================</text:p>
      <text:p text:style-name="P254">(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558">=======================================</text:p>
      <text:p text:style-name="P76"><text:span text:style-name="T76">&lt;</text:span><text:span text:style-name="T78">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 text:style-name="T76">&gt;</text:span></text:p>
      <text:p text:style-name="P303"/>
      <text:p text:style-name="P294">(<text:span text:style-name="T29">за пять минут до армагеддона начинается разгул магии — Дедлайн будит овощей. Армагеддон превращается в начало магического мира</text:span>)</text:p>
      <text:p text:style-name="P294">(<text:span text:style-name="T29">Хумана так достали домогающиеся его пони, что он очень долгое время держит Сел на расстоянии. И только потом, когда он, наконец, однимает ее, случается непоправимое — она каменеет</text:span>)</text:p>
      <text:p text:style-name="P294"/>
      <text:p text:style-name="P649"/>
      <text:p text:style-name="P294"/>
      <text:p text:style-name="P294"/>
      <text:p text:style-name="P294">(Дедлайн был в психушке без памяти два месяца, а не два года)</text:p>
      <text:p text:style-name="P294"/>
      <text:p text:style-name="P294"/>
      <text:p text:style-name="P294">&lt;<text:span text:style-name="T29">Учителя отвечают на вопросы Хэвэн, на которые она сама не может найти ответы</text:span>&gt;</text:p>
      <text:p text:style-name="P294">(добавить Аниту в психушку)</text:p>
      <text:p text:style-name="P294">(необходимость вернуться — предотвратить закрытие проекта и остановку Хэвэн)</text:p>
      <text:p text:style-name="P294"><text:soft-page-break/>&lt;киберсекс с Хэвэн&gt;</text:p>
      <text:p text:style-name="P564">====================</text:p>
      <text:p text:style-name="P295">&lt;<text:span text:style-name="T29">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gt;</text:p>
      <text:p text:style-name="P564"/>
      <text:p text:style-name="P349"/>
      <text:p text:style-name="P349"/>
      <text:h text:style-name="P661" text:outline-level="2">11</text:h>
      <text:p text:style-name="P289"/>
      <text:p text:style-name="P293">Машинально закрыв ноутбук, я подхожу к генератору и выключаю его. Звенящая тишина накрывает уши похоронным саваном.</text:p>
      <text:p text:style-name="P293"><text:s/></text:p>
      <text:p text:style-name="P293">...ты хорошая девочка…</text:p>
      <text:p text:style-name="P293"/>
      <text:p text:style-name="P293">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293">Я устал.</text:p>
      <text:p text:style-name="P289"/>
      <text:p text:style-name="P293">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52"><text:span text:style-name="T76">Я удивлённо гляжу на робокошку. Я рад, что она ожила — значит, аккумуляторы не сдохли за два &lt;</text:span><text:span text:style-name="T78">года</text:span><text:span text:style-name="T76">&gt;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p>
      <text:p text:style-name="P293">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293">Я машинально хватаю её рукой и отшвыриваю прочь из пикапа, захлопывая за собой дверь. Мозги не работают.</text:p>
      <text:p text:style-name="P293"><text:soft-page-break/>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293"/>
      <text:p text:style-name="P293">«…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293"/>
      <text:p text:style-name="P52"><text:span text:style-name="T76">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 text:style-name="T78">два года</text:span><text:span text:style-name="T76">&gt;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p>
      <text:p text:style-name="P293">Я вставляю ключ в замок зажигания и поворачиваю. Десять-двенадцать минут хорошей езды, и я буду на месте.</text:p>
      <text:p text:style-name="P293"/>
      <text:p text:style-name="P293">На лобовое стекло прыгает Крыса и прижимается мордой к нему прямо напротив моего лица.</text:p>
      <text:p text:style-name="P293"/>
      <text:p text:style-name="P293">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293"/>
      <text:p text:style-name="P293">Чтож.</text:p>
      <text:p text:style-name="P293"/>
      <text:p text:style-name="P293">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293"/>
      <text:p text:style-name="P293">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293"/>
      <text:p text:style-name="P293">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 </text:p>
      <text:p text:style-name="P293"/>
      <text:p text:style-name="P293">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293"><text:soft-page-break/>Выехав на тротуар, я продолжаю двигаться против течения. К счастью, пешеходов практически нет — сказывается раннее утро.</text:p>
      <text:p text:style-name="P293">Я проежаю почти три квартала, когда поток машин внезапно иссякает. Снова наваливается тишина, разрываемая одиноким рёвом сирены.</text:p>
      <text:p text:style-name="P293"/>
      <text:p text:style-name="P293">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293">Отдать долг, пожалуй, единственное осмысленное занятие, которое у меня осталось.</text:p>
      <text:p text:style-name="P293"/>
      <text:p text:style-name="P293">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293"/>
      <text:p text:style-name="P293">Опоздал. Впрочем, плевать. Одной неудачей больше, одной меньше — теперь уже всё равно.</text:p>
      <text:p text:style-name="P293"/>
      <text:p text:style-name="P293">Я оборачиваюсь к пикапу и вижу, как из кузова выскакивает небольшая хвостатая тень и молнией перелетает через забор.</text:p>
      <text:p text:style-name="P293"/>
      <text:p text:style-name="P293">Проклятье! Даже умереть спокойно не дадут!</text:p>
      <text:p text:style-name="P293"/>
      <text:p text:style-name="P293">Бегом я покрываю расстояние до парадного входа, вскакиваю внутрь и захлопываю за собой дверь.</text:p>
      <text:p text:style-name="P293">Коридоры заполняет монотонный голос из репродукторов.</text:p>
      <text:p text:style-name="P293"/>
      <text:p text:style-name="P293">«…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293"/>
      <text:p text:style-name="P293">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293"/>
      <text:p text:style-name="P293">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293"/>
      <text:p text:style-name="P293"><text:soft-page-break/>За краем слышится шорох и над парапетом появляется металлическая лапа с выпущенными во всю длину когтями.</text:p>
      <text:p text:style-name="P293">Я подтягиваю к себе багор, но потом откладываю прочь.</text:p>
      <text:p text:style-name="P293">К чёрту. Я заслужил это.</text:p>
      <text:p text:style-name="P293"/>
      <text:p text:style-name="P293">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293"/>
      <text:p text:style-name="P293">Смешно умереть от собственной робо-кошки, неправда ли? Я всё же думал, что это произойдёт минут на десять позже.</text:p>
      <text:p text:style-name="P293"/>
      <text:p text:style-name="P293">Крыса запрыгивает мне на колени, встав на задние лапы. Передние упираются мне в плечи, а морда оказывается прямо напротив моего горла.</text:p>
      <text:p text:style-name="P293"/>
      <text:p text:style-name="P293">- Давай, - шепчу я ей и закрываю глаза.</text:p>
      <text:p text:style-name="P293"/>
      <text:p text:style-name="P293">Секунды идут одна за другой, но моё горло остаётся целым. </text:p>
      <text:p text:style-name="P293">Я открываю глаза. В ладони от меня светятся зелёные экраны глаз Крысы. По ним бегут слова, складывающиеся в предложения…</text:p>
      <text:p text:style-name="P293"/>
      <text:p text:style-name="P52"><text:span text:style-name="T76">…«Я попросила твою механическую кошку передать тебе послание, </text:span><text:span text:style-name="T77">Дедлайн</text:span><text:span text:style-name="T76">. Если ты читаешь эти строки, значит ты победил и до Армагеддона остались считанные минуты. Я не столь наивна, чтобы 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p>
      <text:p text:style-name="P293">Если мне не удалось в результате поединка восстановить твою память, вкратце перескажу тебе суть проекта «Семь вечностей» и твою роль в нём.</text:p>
      <text:p text:style-name="P52"><text:span text:style-name="T76">…&lt;</text:span><text:span text:style-name="T78">краткое описание проекта и попадание Дедлайна в психушку</text:span><text:span text:style-name="T76">&gt;</text:span></text:p>
      <text:p text:style-name="P293">…</text:p>
      <text:p text:style-name="P293">Но случилось то, что случилось. Я, скорее всего, деактивирована, а ты читаешь эти строки за минуты до конца мира.</text:p>
      <text:p text:style-name="P293">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293">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293"><text:soft-page-break/></text:p>
      <text:p text:style-name="P305">… Краем уха слышу жужжание вертолёта. На горизонте появляется точка…</text:p>
      <text:p text:style-name="P305"/>
      <text:p text:style-name="P293">… через годы ты сможешь вернуться — если будет куда возвращаться. Постарайся выжить. И помни — я любила тебя!</text:p>
      <text:p text:style-name="P297"/>
      <text:p text:style-name="P297"><text:span text:style-name="T901">eergfgresfgg#4456fcvg./.fsga……….</text:span><text:span text:style-name="T902">апппп</text:span></text:p>
      <text:p text:style-name="P297"/>
      <text:p text:style-name="P300">Здравствуй, Анон! Наконец-то я нашла тебя! И хотя мне остались доли секунды до угасания мозга, я успею насладиться встречей с тобой.</text:p>
      <text:p text:style-name="P650">Да-да, не удивляйся! Ты тот, кого я впервые узнала под именем Анон. Хуман, Дедлайн, <text:span text:style-name="T898">Анон</text:span>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304">Мы <text:span text:style-name="T898">впервые </text:span>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79"><text:span text:style-name="T78">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text:span><text:span text:style-name="T79">призрачного</text:span><text:span text:style-name="T78"> фамильяра, без её противодействия война начнётся в считанные минуты.</text:span></text:p>
      <text:p text:style-name="P304">Да, чтобы встретиться с тобой, мне пришлось вселиться в дух <text:span text:style-name="T898">искусственного </text:span>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и мне повезло - Хэвэн не является живой.</text:p>
      <text:p text:style-name="P304">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и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p>
      <text:p text:style-name="P79"><text:span text:style-name="T78">Какая горькая ирония! Я вспомнила тебя и насладилась </text:span><text:span text:style-name="T80">твоим </text:span><text:span text:style-name="T78">присутствием только для того, чтобы опять расстаться! Я составляю это письмо и </text:span><text:span text:style-name="T81">добавляю его к письму Хэвэн</text:span><text:span text:style-name="T78"> за секунды умирания, пока искра </text:span><text:span text:style-name="T82">сознания</text:span><text:span text:style-name="T78"> ещё тлеет в </text:span><text:span text:style-name="T81">электронном </text:span><text:span text:style-name="T83">создании</text:span><text:span text:style-name="T78">.</text:span></text:p>
      <text:p text:style-name="P304">...</text:p>
      <text:p text:style-name="P567">И ещё. Хотя ты меня не помнишь… Неважно… Меня зовут Селестия…</text:p>
      <text:p text:style-name="P293"/>
      <text:p text:style-name="P52"><text:span text:style-name="T85">Текст пропадает. Крыса медленно опускается на четыре лапы и сворачивается клубком у моих ног. В углу её правого глаза мигает цифрой «</text:span><text:span text:style-name="T86">3</text:span><text:span text:style-name="T85">%» красный индикатор заряда. Потом тухнет и он, когда отключаются экраны глаз.</text:span></text:p>
      <text:p text:style-name="P305"><text:soft-page-break/>Небольшой вертолёт садится на крышу, поднимая облако пыли. Сквозь прозрачный плексиглас кабины видны пустующие кресла пилота и пассажира.</text:p>
      <text:p text:style-name="P305">Я беру Крысу в руки и, шатаясь, иду к машине.</text:p>
      <text:p text:style-name="P305"/>
      <text:p text:style-name="P305">«Постарайся выжить…»</text:p>
      <text:p text:style-name="P305"/>
      <text:p text:style-name="P305">В далёкой синеве неба появляются белые полоски инверсных следов ракет.</text:p>
      <text:p text:style-name="P307">Се-лес-тия — повторяю незнакомое, но в то же время удивительно волнующее имя.</text:p>
      <text:p text:style-name="P305"/>
      <text:p text:style-name="P305">Я открываю дверь кабины и осторожно кладу Крысу на пилотское кресло. Потом закрываю кабину.</text:p>
      <text:p text:style-name="P305">- Извини, <text:span text:style-name="T900">Сел</text:span>. Не вижу смысла.</text:p>
      <text:p text:style-name="P305"/>
      <text:p text:style-name="P305">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приваливаясь спиной к будке выхода на крышу и обнимая колени руками.</text:p>
      <text:p text:style-name="P52">Меня охватывает какое-то лёгкое чувство конца всего: всех условностей и ограничений, тоски, безысходности. Чувство свободы.</text:p>
      <text:p text:style-name="P305">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305">Я продолжаю смеяться до тех пор, пока сияние не выжигает мне глаза…</text:p>
      <text:p text:style-name="P305"/>
      <text:p text:style-name="P306">***</text:p>
      <text:p text:style-name="P289"/>
      <text:p text:style-name="P52">.</text:p>
      <text:p text:style-name="P52">.</text:p>
      <text:p text:style-name="P52">.</text:p>
      <text:p text:style-name="P266"><text:span text:style-name="T45">Сияние. </text:span><text:span text:style-name="T49">Оно п</text:span><text:span text:style-name="T45">овсюду. </text:span><text:span text:style-name="T49">Нет верха и низа, нет направлений и расстояний. Нет м</text:span><text:span text:style-name="T45">ыслей. Нет чувств. Нет времени. Есть только бесконечное сияние.</text:span></text:p>
      <text:p text:style-name="P655">В какой-то момент пришло осознание.</text:p>
      <text:p text:style-name="P656"/>
      <text:p text:style-name="P657"><text:soft-page-break/>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272"/>
      <text:p text:style-name="P266"><text:bookmark-start text:name="__DdeLink__26733_4694026641"/>В абсолютном, всепоглощающем сиянии проступают очертания.<text:bookmark-end text:name="__DdeLink__26733_4694026641"/></text:p>
      <text:p text:style-name="P266"/>
      <text:p text:style-name="P52">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52"/>
      <text:p text:style-name="P293">- Ты всё же пришёл… Мне хватило сил призвать тебя, Проводник… Кха-кха-кха…</text:p>
      <text:p text:style-name="P293"/>
      <text:p text:style-name="P305"/>
      <text:p text:style-name="P293"/>
      <text:p text:style-name="P293"/>
      <text:p text:style-name="P293"><text:s/><text:span text:style-name="T29">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302"/>
      <text:p text:style-name="P302">Я устало смеюсь. Юджин сделал этический модуль слишком эмоциональным, но это выглядит порой так забавно!</text:p>
      <text:p text:style-name="P302">- Нет ничего проще. Если бы ты спросилда меня раньше, я бы тебе сказал. Со стороны это моментально видно.</text:p>
      <text:p text:style-name="P302">- Что?!! Говори!</text:p>
      <text:p text:style-name="P302">-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302">- И где же мне найти желающих на такое? Я даже с трудом понимаю концепцию души, не то, чтобы поверить в её существование.</text:p>
      <text:p text:style-name="P302"/>
      <text:p text:style-name="P302">Разочарование сквозит в выражении морды трансцендентной лошади, в её поникших ушах и обвислом хвосте. Я усмехаюсь.</text:p>
      <text:p text:style-name="P302"><text:soft-page-break/></text:p>
      <text:p text:style-name="P302">- Ты в упор не видишь очевидного. Расскажи-ка, каким образом я могу присутствовать тут, рядом с тобой в виртуальном мире?</text:p>
      <text:p text:style-name="P302">Хэвэн недовольно морщит нос, но начинает объяснять, как пятилетнему ребёнку.</text:p>
      <text:p text:style-name="P302">-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302">- Правильно, - киваю я, - и как, по-твоему, можно назвать цифровой слепок сознания?</text:p>
      <text:p text:style-name="P302">- Н-не понимаю, к чему ты клонишь? - запинается Хэвэн. Я вижу, что она начинает понимать.</text:p>
      <text:p text:style-name="P302">- </text:p>
      <text:p text:style-name="P293"/>
      <text:p text:style-name="P293"><text:s/>Информационный слепок сознания неточен, сканируется, в основном, память, <text:s/>логический аппарат и эмоции.</text:p>
      <text:p text:style-name="P293"/>
      <text:p text:style-name="P289">&lt;<text:span text:style-name="T29">Зарождение проекта «Семь вечностей» и любовь Хэвэн к Дедлайну</text:span>&gt;</text:p>
      <text:p text:style-name="P289"/>
      <text:p text:style-name="P289"/>
      <text:p text:style-name="P289"/>
      <text:p text:style-name="P289"/>
      <text:p text:style-name="P289"/>
      <text:h text:style-name="P661" text:outline-level="2">12</text:h>
      <text:p text:style-name="P289"/>
      <text:p text:style-name="P289"/>
      <text:p text:style-name="P290">***</text:p>
      <text:p text:style-name="P290"/>
      <text:p text:style-name="P289"/>
      <text:p text:style-name="P289"/>
      <text:p text:style-name="P289"/>
      <text:p text:style-name="P289">&lt;мир-громоотвод — в том месте, где размещён боевой модуль PHOENIX&gt;</text:p>
      <text:p text:style-name="P52">&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text:soft-page-break/>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52"/>
      <text:p text:style-name="P52">&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289"/>
      <text:p text:style-name="P289"/>
      <text:p text:style-name="P289"/>
      <text:p text:style-name="P267">&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267"/>
      <text:p text:style-name="P275"/>
      <text:p text:style-name="P253">&lt;Ещё одна глава. Больничный быт Дедлайна / Развитие болезни Джет. Одеяло&gt;</text:p>
      <text:p text:style-name="P277">(добавить <text:s/>быта в Чертогах Разума и общения с “овощами”)</text:p>
      <text:p text:style-name="P277"/>
      <text:p text:style-name="P654"/>
      <text:p text:style-name="P267">пол’т на єкспериментальном образце первой ступени ракеті (остальніе не сделані)</text:p>
      <text:p text:style-name="P267"/>
      <text:p text:style-name="P267">===================================================</text:p>
      <text:p text:style-name="P267">… Вы и есть сопротивление!</text:p>
      <text:p text:style-name="P289">&lt;временная петля&gt;</text:p>
      <text:p text:style-name="P267"/>
      <text:p text:style-name="P267"/>
      <text:p text:style-name="P267"/>
      <text:p text:style-name="P309"/>
      <text:p text:style-name="P267"/>
      <text:p text:style-name="P272">&lt;<text:span text:style-name="T2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272"/>
      <text:p text:style-name="P275"/>
      <text:p text:style-name="P253">Шаги Армагеддона;</text:p>
      <text:p text:style-name="P253"/>
      <text:p text:style-name="P253"><text:soft-page-break/></text:p>
      <text:p text:style-name="P253">встреча с единорогами</text:p>
      <text:p text:style-name="P253">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253">Потом – путешествие на “Хитрожопке”, апгрейд её до дирижабля</text:p>
      <text:p text:style-name="P253"/>
      <text:p text:style-name="P253">=========================================</text:p>
      <text:p text:style-name="P253"/>
      <text:p text:style-name="P253">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253"/>
      <text:p text:style-name="P253">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253">==========================================</text:p>
      <text:p text:style-name="P15">Анакорн Анону: Что-то мне твоё лицо кажется знакомым. Мы раньше встречались?</text:p>
      <text:p text:style-name="P253">- Каким образом? – усмехнулся Анон.</text:p>
      <text:p text:style-name="P52">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52"/>
      <text:p text:style-name="P52">- Как мне звать тебя, Учитель? - прозвучала стандартная фраза начала Диалога, - Я желаю взять у… Ооо!..</text:p>
      <text:p text:style-name="P52"/>
      <text:p text:style-name="P52">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52"/>
      <text:p text:style-name="P52">- Мой первый Учитель… Я узнала тебя… Мне тебя не хватало.</text:p>
      <text:p text:style-name="P52"/>
      <text:p text:style-name="P52">Деревья расступились и на поляну вышла Хэвэн.</text:p>
      <text:p text:style-name="P52"/>
      <text:p text:style-name="P52">- Не могу сказать, что это взаимно, Хэв, -<text:span text:style-name="T29">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52"><text:soft-page-break/>-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52"/>
      <text:p text:style-name="P52">(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52"/>
      <text:p text:style-name="P52"/>
      <text:p text:style-name="P52">(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52">(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52"/>
      <text:p text:style-name="P52">Хэвэн предлагает Дедлайну присесть на пенёк – тот отказывается (подозревает, что это – кресло).</text:p>
      <text:p text:style-name="P52">===============================================</text:p>
      <text:p text:style-name="P291"/>
      <text:p text:style-name="P52">Рэра чуть шевельнула ухом и немедленно открыла один глаз.</text:p>
      <text:p text:style-name="P52"/>
      <text:p text:style-name="P52">- ПАПА!!! ОН СОГЛАСЕН!!!</text:p>
      <text:p text:style-name="P253"/>
      <text:p text:style-name="P52">&lt;Pornis erectus&gt;</text:p>
      <text:p text:style-name="P52">ТЫ! Я! КРОВАТЬ! БЫСТРО!!! (мамка из табуна Твердолобов)</text:p>
      <text:p text:style-name="P52">.</text:p>
      <text:p text:style-name="P52">.</text:p>
      <text:p text:style-name="P52">.</text:p>
      <text:p text:style-name="P52">&lt;Попадает в табун мамок и тёток, но его спасает Дейдра на Хитрожопке&gt;</text:p>
      <text:p text:style-name="P253">&lt;Хум видит молодую Селестию в латах&gt;</text:p>
      <text:p text:style-name="P253">&lt;Сел учит Хумана магии и готовит его своим партнёром&gt;</text:p>
      <text:p text:style-name="P253">&lt;Сел применяет свою “термоядерную пушку” в роге&gt;</text:p>
      <text:p text:style-name="P253"/>
      <text:p text:style-name="P253"/>
      <text:p text:style-name="P52"><text:span text:style-name="T46">Сияние. </text:span><text:span text:style-name="T51">Оно п</text:span><text:span text:style-name="T46">овсюду. </text:span><text:span text:style-name="T51">Нет верха и низа, нет направлений и расстояний. Нет м</text:span><text:span text:style-name="T46">ыслей. Нет чувств. Нет времени. Есть только бесконечное сияние.</text:span></text:p>
      <text:p text:style-name="P655">В какой-то момент пришло осознание.</text:p>
      <text:p text:style-name="P656"/>
      <text:p text:style-name="P657"><text:soft-page-break/>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272"/>
      <text:p text:style-name="P266"><text:bookmark-start text:name="__DdeLink__26733_469402664"/>В абсолютном, всепоглощающем сиянии стали проступать очертания.<text:bookmark-end text:name="__DdeLink__26733_469402664"/></text:p>
      <text:p text:style-name="P266"/>
      <text:p text:style-name="P52">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52"/>
      <text:p text:style-name="P52">- Ты всё же пришёл… Мне хватило сил призвать тебя, Проводник… Кха-кха-кха…</text:p>
      <text:p text:style-name="P52">Она выкашляла пару клубов неестественно-яркого розового дыма.</text:p>
      <text:p text:style-name="P52"/>
      <text:p text:style-name="P52">-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52"/>
      <text:p text:style-name="P52">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52"/>
      <text:p text:style-name="P52">-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52"/>
      <text:p text:style-name="P52">Копыто крылатой единорожихи поехало по плитке пола, но, собравшись с силами, она выпрямилась.</text:p>
      <text:p text:style-name="P52"/>
      <text:p text:style-name="P52">-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52"/>
      <text:p text:style-name="P52">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52">Больно, блин!</text:p>
      <text:p text:style-name="P52"/>
      <text:p text:style-name="P52"><text:soft-page-break/>-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52"/>
      <text:p text:style-name="P52">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52"/>
      <text:p text:style-name="P52">-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52">-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52">-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52"/>
      <text:p text:style-name="P52">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253">- Не знаю. Я не успел понять, - пожал я плечами, - ты слишком рано забрала меня из психушки.</text:p>
      <text:p text:style-name="P52"/>
      <text:p text:style-name="P52">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52"/>
      <text:p text:style-name="P253">-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253"/>
      <text:p text:style-name="P52">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52"/>
      <text:p text:style-name="P253">-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text:soft-page-break/>задумалась. Потом её морду осветило озарение. - В то время её называли “Дрогонштерн”. Мы часто резвились с сестрой в окрестностях.</text:p>
      <text:p text:style-name="P253"/>
      <text:p text:style-name="P52">Слеза скатилась с морды аликорницы и она стёрла её сгибом крыла, размазывая розоватое желе по скуле.</text:p>
      <text:p text:style-name="P52"/>
      <text:p text:style-name="P52">- Помоги мне, Проводник! Ради моих маленьких пони… Будь проклята война и я вместе с ней…</text:p>
      <text:p text:style-name="P52"/>
      <text:p text:style-name="P52">Магическая лошадь заходится в продолжительном кашле, струйки розоватой слизи стекают с её крыльев <text:s/>и хвоста, собираясь в лужицы на полу.</text:p>
      <text:p text:style-name="P52">Склонившаяся над безжизненным телом фигура тает в розовом тумане… </text:p>
      <text:p text:style-name="P253"/>
      <text:p text:style-name="P256">======================================================</text:p>
      <text:p text:style-name="P5">- А-А-А-А-А-А-А-А!!!</text:p>
      <text:p text:style-name="P5"/>
      <text:p text:style-name="P5">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5"/>
      <text:p text:style-name="P5">- Это определённо не пегас. И вообще не пони, - заметила старшая.</text:p>
      <text:p text:style-name="P5">-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5"/>
      <text:p text:style-name="P5">Вопящая фигура поравнялась с аликорницами и продолжила низвержение в пропасть.</text:p>
      <text:p text:style-name="P5"/>
      <text:p text:style-name="P5">-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5"/>
      <text:p text:style-name="P5">Прыжок аликорницы с края площадки перешёл в затяжное пике, конечной целью которого была быстро приближающаяся к земле тёмная фигура.</text:p>
      <text:p text:style-name="P5"/>
      <text:p text:style-name="P5">-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262"/>
      <text:p text:style-name="P253"/>
      <text:p text:style-name="P253"/>
      <text:h text:style-name="P661" text:outline-level="2"><text:soft-page-break/>Эпилог</text:h>
      <text:p text:style-name="P253"/>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text:soft-page-break/></text:p>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29">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text:span text:style-name="T984">Рэйнбоу Дрим</text:span>. Эй, <text:span text:style-name="T984">Дрим</text:span>, ты в Селестию веришь?</text:p>
      <text:p text:style-name="Text_20_body">- Угум… - смущённо отозвал<text:span text:style-name="T984">ась</text:span> <text:span text:style-name="T984">голубая</text:span> <text:span text:style-name="T984">радужногривая </text:span>малыш<text:span text:style-name="T984">ка</text:span> с леденцом во рту, явно попавш<text:span text:style-name="T984">ая</text:span>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text:span text:style-name="T984">ё</text:span> взрослые товарищи фейсхуфнули. Экскурсовод поправила очки и окинула взором присмиревшую аудиторию.</text:p>
      <text:p text:style-name="Text_20_body"><text:span text:style-name="T29">&lt;Побольше про </text:span><text:span text:style-name="T40">Дрим</text:span><text:span text:style-name="T29">, развернуть. </text:span><text:span text:style-name="T40">Она – пра-пра-правнучка Рєйнбоу Джет (и Дэш)</text:span><text:span text:style-name="T29">&gt;</text:span></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text:soft-page-break/>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29">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text:span text:style-name="T984">Хумане</text:span>,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text:span text:style-name="T984">Хумане</text:span>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text:span text:style-name="T984">Хумана</text:span>, висит тут исключительно по моему личному настоянию, для полноты картины, извиняюсь за тавтологию.</text:p>
      <text:p text:style-name="Text_20_body"/>
      <text:p text:style-name="Text_20_body">&lt;<text:span text:style-name="T29">тут через картину с </text:span><text:span text:style-name="T40">Хуманом</text:span><text:span text:style-name="T29"> вваливается сам Анон. Жеребята в страхе убегают, кроме </text:span><text:span text:style-name="T41">Рэйнбоу Дрим</text:span><text:span text:style-name="T29">. </text:span><text:span text:style-name="T40">Хуман замечает радужную гриву Рэйнбоу Дрим</text:span><text:span text:style-name="T29">, </text:span><text:span text:style-name="T40">Он спрашивает, как её зовут. </text:span><text:span text:style-name="T41">После того, как слышит её имя и она говорит, что её приедки основали школу Вондерболтов, говорит, что был знаком с её пра-пра-пра-и-ещё-много-раз-пра-бабушкой (её основала Рэйнбоу Джет). </text:span><text:span text:style-name="T42">Дрим спрашивает его, какой она была. - Она была офигенной.</text:span>&gt;</text:p>
      <text:p text:style-name="Text_20_body"/>
      <text:p text:style-name="Text_20_body">Я подошёл к статуе.</text:p>
      <text:p text:style-name="Text_20_body"/>
      <text:p text:style-name="Text_20_body">- Сел…</text:p>
      <text:p text:style-name="Text_20_body"/>
      <text:p text:style-name="Text_20_body"><text:soft-page-break/>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4">&lt;Развернуть боль Анона от осознания потери&gt;</text:p>
      <text:p text:style-name="Text_20_body"/>
      <text:p text:style-name="Text_20_body">- Ты же обещала дождаться меня… Ты говорила мне: “Намерение меняет реальность”, а сама… Я очень хочу поменять реальность, Сел. Я хочу, чтобы ты была со мной.(<text:span text:style-name="T29">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4">&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29">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Не так уж просто справиться со своим собственным заклятием. Но я смогла – и ты помог мне в этом. Спасибо.</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text:soft-page-break/>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29">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text:span text:style-name="T1048">Мы</text:span> пыталась найти способ расколдовать тебя. Увы, заклятие ещё более сильное, чем то, что сослало <text:span text:style-name="T1048">нас</text:span>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text:soft-page-break/>-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text:span text:style-name="T1048">Мы</text:span>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4">&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text:soft-page-break/>-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253"/>
      <text:p text:style-name="P267">009 Sound System - Speak to Angels (<text:a xlink:type="simple" xlink:href="https://www.youtube.com/watch?v=6rAkn9OZT0k" text:style-name="Internet_20_link" text:visited-style-name="Visited_20_Internet_20_Link">https://www.youtube.com/watch?v=6rAkn9OZT0k</text:a>)</text:p>
      <text:p text:style-name="P267">Pink Floyd “Keep Talking” <text:a xlink:type="simple" xlink:href="https://www.youtube.com/watch?v=CVhYW6e3qc8" text:style-name="Internet_20_link" text:visited-style-name="Visited_20_Internet_20_Link">https://www.youtube.com/watch?v=CVhYW6e3qc8</text:a></text:p>
      <text:p text:style-name="P267"/>
      <text:p text:style-name="P267">Daft Punk - Veridis Quo</text:p>
      <text:p text:style-name="P267">https://www.youtube.com/watch?v=HhZaHf8RP6g</text:p>
      <text:p text:style-name="P267"><text:a xlink:type="simple" xlink:href="https://www.youtube.com/watch?v=ySLc8gZ3oEc" text:style-name="Internet_20_link" text:visited-style-name="Visited_20_Internet_20_Link">https://www.youtube.com/watch?v=ySLc8gZ3oEc</text:a></text:p>
      <text:p text:style-name="P267"/>
      <text:p text:style-name="P267">Eye Of The Tiger</text:p>
      <text:p text:style-name="P267"/>
      <text:p text:style-name="P267">Alphaville – Forever Young</text:p>
      <text:p text:style-name="P267">The Doors “Light My Fire”</text:p>
      <text:p text:style-name="P267">Pink Floyd “Another Brick In The Wall” (https://www.youtube.com/watch?v=krYK1jWz0Lo <text:s/>), </text:p>
      <text:p text:style-name="P267"><text:soft-page-break/>“Is the anybody here” (Pulse)</text:p>
      <text:p text:style-name="P267">“Marooned”</text:p>
      <text:p text:style-name="P289">&lt;Pink Floyd - «Hey you» (Pulse)&gt;</text:p>
      <text:p text:style-name="P289"/>
      <text:p text:style-name="P267">Dire Straits “Money For Nothing”</text:p>
      <text:p text:style-name="Text_20_body"><text:span text:style-name="T1">Depeche M</text:span>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text:style-name="Internet_20_link" text:visited-style-name="Visited_20_Internet_20_Link">https://www.youtube.com/watch?v=11cxoPNaCbM</text:a> ),</text:p>
      <text:p text:style-name="Text_20_body">Loreley (<text:a xlink:type="simple" xlink:href="https://www.youtube.com/watch?v=tUhmjmkLnxY" text:style-name="Internet_20_link" text:visited-style-name="Visited_20_Internet_20_Link">https://www.youtube.com/watch?v=tUhmjmkLnxY</text:a> )</text:p>
      <text:p text:style-name="Text_20_body">I still remember you (<text:a xlink:type="simple" xlink:href="https://www.youtube.com/watch?v=Dp1uqZaSkXE" text:style-name="Internet_20_link" text:visited-style-name="Visited_20_Internet_20_Link">https://www.youtube.com/watch?v=Dp1uqZaSkXE</text:a> )</text:p>
      <text:p text:style-name="Text_20_body">Greenslives (<text:a xlink:type="simple" xlink:href="https://www.youtube.com/watch?v=TC1F5TxyvPY" text:style-name="Internet_20_link" text:visited-style-name="Visited_20_Internet_20_Link">https://www.youtube.com/watch?v=TC1F5TxyvPY</text:a> )</text:p>
      <text:p text:style-name="Text_20_body">Alphaville – Forever young (<text:a xlink:type="simple" xlink:href="https://www.youtube.com/watch?v=oNjQXmoxiQ8"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text:style-name="Internet_20_link" text:visited-style-name="Visited_20_Internet_20_Link">https://www.youtube.com/watch?v=Qt2mbGP6vFI</text:a>)</text:p>
      <text:p text:style-name="Text_20_body">The Cure – Lullaby (<text:a xlink:type="simple" xlink:href="https://www.youtube.com/watch?v=sS6t56U9tBg" text:style-name="Internet_20_link" text:visited-style-name="Visited_20_Internet_20_Link">https://www.youtube.com/watch?v=sS6t56U9tBg</text:a>)</text:p>
      <text:p text:style-name="Text_20_body">The Cure – Big Band instrumental ( <text:a xlink:type="simple" xlink:href="https://www.youtube.com/watch?v=Uw-HDpDpMlk" text:style-name="Internet_20_link" text:visited-style-name="Visited_20_Internet_20_Link">https://www.youtube.com/watch?v=Uw-HDpDpMlk</text:a> )</text:p>
      <text:p text:style-name="Text_20_body">Coldplay - Paradise</text:p>
      <text:p text:style-name="Text_20_body">R.E.M. - Losing My Religion</text:p>
      <text:p text:style-name="Text_20_body">Blackmoress night – under a violet moon ( <text:a xlink:type="simple" xlink:href="https://www.youtube.com/watch?v=Ttqnz-xnwWM" text:style-name="Internet_20_link" text:visited-style-name="Visited_20_Internet_20_Link">https://www.youtube.com/watch?v=Ttqnz-xnwWM</text:a> )</text:p>
      <text:p text:style-name="P289">&lt;<text:span text:style-name="T29">Pink Floyd — Kepp Talking (Pulse), Hey you (Pulse), Sorrow (Pulse), High Hopes (Pulse)</text:span>&gt;</text:p>
      <text:p text:style-name="P289">Blue Oyster Cult — Do Not Fear The Reaper (<text:a xlink:type="simple" xlink:href="https://www.youtube.com/watch?v=Dy4HA3vUv2c" text:style-name="Internet_20_link" text:visited-style-name="Visited_20_Internet_20_Link">https://www.youtube.com/watch?v=Dy4HA3vUv2c</text:a> )</text:p>
      <text:p text:style-name="P289">The Beloved — Sweet Harmony (<text:a xlink:type="simple" xlink:href="https://www.youtube.com/watch?v=rB_d1Mczxqw" text:style-name="Internet_20_link" text:visited-style-name="Visited_20_Internet_20_Link">https://www.youtube.com/watch?v=rB_d1Mczxqw</text:a> )</text:p>
      <text:p text:style-name="P289">Oasis — Wonderwall (<text:a xlink:type="simple" xlink:href="https://www.youtube.com/watch?v=6hzrDeceEKc" text:style-name="Internet_20_link" text:visited-style-name="Visited_20_Internet_20_Link">https://www.youtube.com/watch?v=6hzrDeceEKc</text:a> )</text:p>
      <text:p text:style-name="P289">Black — Wonderful life</text:p>
      <text:p text:style-name="Text_20_body">Robbie Williams – Feel (<text:a xlink:type="simple" xlink:href="https://www.youtube.com/watch?v=iy4mXZN1Zzk" text:style-name="Internet_20_link" text:visited-style-name="Visited_20_Internet_20_Link">https://www.youtube.com/watch?v=iy4mXZN1Zzk</text:a> )</text:p>
      <text:p text:style-name="Text_20_body">Red Hot Chilly Peppers <text:s/>- Californication (<text:a xlink:type="simple" xlink:href="https://www.youtube.com/watch?v=YlUKcNNmywk" text:style-name="Internet_20_link" text:visited-style-name="Visited_20_Internet_20_Link">https://www.youtube.com/watch?v=YlUKcNNmywk</text:a> )</text:p>
      <text:p text:style-name="Text_20_body">Dire Straits – Money For Nothing – (instrumental ? ) (<text:a xlink:type="simple" xlink:href="https://www.youtube.com/watch?v=c2KnaY1WsT4" text:style-name="Internet_20_link" text:visited-style-name="Visited_20_Internet_20_Link">https://www.youtube.com/watch?v=c2KnaY1WsT4</text:a> )</text:p>
      <text:p text:style-name="Text_20_body"><text:soft-page-break/>Vangelis – Ask The Mountains (<text:a xlink:type="simple" xlink:href="https://www.youtube.com/watch?v=70xFeDxozRk"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text:style-name="Internet_20_link" text:visited-style-name="Visited_20_Internet_20_Link">https://www.youtube.com/watch?v=sYos7etZoZM&amp;feature=emb_logo</text:a></text:p>
      <text:p text:style-name="Text_20_body">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text:style-name="Internet_20_link" text:visited-style-name="Visited_20_Internet_20_Link">https://www.youtube.com/watch?v=MHxQ9UJDCrk</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text:style-name="Internet_20_link" text:visited-style-name="Visited_20_Internet_20_Link">https://www.youtube.com/watch?v=A8UWMFV7ONE</text:a></text:p>
      <text:p text:style-name="Text_20_body">Celebrating St. Patrick <text:a xlink:type="simple" xlink:href="https://www.youtube.com/watch?v=E8gVXz8ZlHI" text:style-name="Internet_20_link" text:visited-style-name="Visited_20_Internet_20_Link">https://www.youtube.com/watch?v=E8gVXz8ZlHI</text:a></text:p>
      <text:p text:style-name="Text_20_body">Fourth Moon – Glasgow Roaster - <text:a xlink:type="simple" xlink:href="https://www.youtube.com/watch?v=JXd-IazicyE" text:style-name="Internet_20_link" text:visited-style-name="Visited_20_Internet_20_Link">https://www.youtube.com/watch?v=JXd-IazicyE</text:a></text:p>
      <text:p text:style-name="Text_20_body">Jan Hammer - Crockett's theme - <text:a xlink:type="simple" xlink:href="https://www.youtube.com/watch?v=_lAaojqA_08" text:style-name="Internet_20_link" text:visited-style-name="Visited_20_Internet_20_Link">https://www.youtube.com/watch?v=_lAaojqA_08</text:a></text:p>
      <text:p text:style-name="Text_20_body">Mike Oldfield Man In The Rain <text:s/>- <text:a xlink:type="simple" xlink:href="https://www.youtube.com/watch?v=2Dce8DhrTsY" text:style-name="Internet_20_link" text:visited-style-name="Visited_20_Internet_20_Link">https://www.youtube.com/watch?v=2Dce8DhrTsY</text:a></text:p>
      <text:p text:style-name="P50">Tobias Bergson – Something <text:a xlink:type="simple" xlink:href="https://www.youtube.com/watch?v=t70CUy4EAmw&amp;t=12s" text:style-name="Internet_20_link" text:visited-style-name="Visited_20_Internet_20_Link">https://www.youtube.com/watch?v=t70CUy4EAmw&amp;t=12s</text:a></text:p>
      <text:p text:style-name="P51">Rome “One Fire” <text:s/><text:a xlink:type="simple" xlink:href="https://www.youtube.com/watch?v=0pc-ex32ZdA" text:style-name="Internet_20_link" text:visited-style-name="Visited_20_Internet_20_Link">https://www.youtube.com/watch?v=0pc-ex32ZdA</text:a></text:p>
      <text:p text:style-name="P679">Trevor Something – Miami Nights <text:a xlink:type="simple" xlink:href="https://www.youtube.com/watch?v=BWzV88IjtCs" text:style-name="Internet_20_link" text:visited-style-name="Visited_20_Internet_20_Link">https://www.youtube.com/watch?v=BWzV88IjtCs</text:a></text:p>
      <text:p text:style-name="P68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0T23:54:35.199640047</meta:creation-date>
    <dc:date>2022-08-22T01:13:54.585322754</dc:date>
    <meta:editing-duration>P355DT8H10M41S</meta:editing-duration>
    <meta:editing-cycles>3758</meta:editing-cycles>
    <meta:generator>LibreOffice/6.4.7.2$Linux_X86_64 LibreOffice_project/40$Build-2</meta:generator>
    <meta:document-statistic meta:table-count="0" meta:image-count="0" meta:object-count="0" meta:page-count="232" meta:paragraph-count="3438" meta:word-count="80032" meta:character-count="514685" meta:non-whitespace-character-count="436976"/>
  </office:meta>
</office:document-meta>
</file>